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1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06cm"/>
    </style:style>
    <style:style style:name="ro1" style:family="table-row">
      <style:table-row-properties style:row-height="0.9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5" style:family="table-cell" style:parent-style-name="Default" style:data-style-name="N111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111">
      <style:table-cell-properties fo:border-bottom="0.74pt solid #000000" fo:background-color="#808080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1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 style:data-style-name="N111">
      <style:table-cell-properties fo:background-color="#b4c7dc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11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1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 style:data-style-name="N111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9" style:family="table-cell" style:parent-style-name="Default" style:data-style-name="N111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0" style:family="table-cell" style:parent-style-name="Default" style:data-style-name="N11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fo:border="0.74pt solid #000000"/>
    </style:style>
    <style:style style:name="ce42" style:family="table-cell" style:parent-style-name="Default" style:data-style-name="N111">
      <style:table-cell-properties fo:border-bottom="0.74pt solid #000000" fo:background-color="#ffdbb6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0" style:family="table-cell" style:parent-style-name="Default" style:data-style-name="N111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1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1">
      <style:table-cell-properties fo:border-bottom="0.74pt solid #000000" fo:background-color="#ffdbb6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4" style:family="table-cell" style:parent-style-name="Default" style:data-style-name="N111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5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VM-OCC" table:style-name="ta1">
        <table:table-column table:style-name="co1" table:default-cell-style-name="ce3"/>
        <table:table-column table:style-name="co2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number-columns-repeated="992" table:default-cell-style-name="ce16"/>
        <table:table-column table:style-name="co3" table:default-cell-style-name="ce37"/>
        <table:table-row table:style-name="ro1">
          <table:table-cell table:style-name="ce1" office:value-type="string" calcext:value-type="string">
            <text:p>Results for </text:p>
            <text:p>MS-COCO Dataset (latent space)</text:p>
          </table:table-cell>
          <table:table-cell table:style-name="ce25" office:value-type="string" calcext:value-type="string" table:number-columns-spanned="6" table:number-rows-spanned="1">
            <text:p>ITER 3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6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12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2400</text:p>
          </table:table-cell>
          <table:covered-table-cell table:style-name="ce38"/>
          <table:covered-table-cell table:style-name="ce39"/>
          <table:covered-table-cell table:style-name="ce33"/>
          <table:covered-table-cell table:style-name="ce38"/>
          <table:covered-table-cell/>
          <table:table-cell table:style-name="ce25" office:value-type="string" calcext:value-type="string" table:number-columns-spanned="6" table:number-rows-spanned="1">
            <text:p>ITER 4800</text:p>
          </table:table-cell>
          <table:covered-table-cell table:style-name="ce38"/>
          <table:covered-table-cell table:style-name="ce39"/>
          <table:covered-table-cell table:style-name="ce33"/>
          <table:covered-table-cell table:style-name="ce38"/>
          <table:covered-table-cell/>
          <table:table-cell table:number-columns-repeated="993"/>
        </table:table-row>
        <table:table-row table:style-name="ro2">
          <table:table-cell table:style-name="ce2" office:value-type="string" calcext:value-type="string">
            <text:p>Trained from scratch (Loss: MSE)</text:p>
          </table:table-cell>
          <table:table-cell table:number-columns-repeated="1023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number-columns-repeated="4"/>
          <table:table-cell table:style-name="Default" table:number-columns-repeated="5"/>
          <table:table-cell table:number-columns-repeated="984"/>
        </table:table-row>
        <table:table-row table:style-name="ro2">
          <table:table-cell office:value-type="string" calcext:value-type="string">
            <text:p>person</text:p>
          </table:table-cell>
          <table:table-cell table:style-name="ce8" office:value-type="float" office:value="0.527044650269313" calcext:value-type="float">
            <text:p>0.5270</text:p>
          </table:table-cell>
          <table:table-cell table:style-name="ce3" office:value-type="float" office:value="0.0165877009720925" calcext:value-type="float">
            <text:p>0.0166</text:p>
          </table:table-cell>
          <table:table-cell office:value-type="float" office:value="0.478271604938272" calcext:value-type="float">
            <text:p>0.4783</text:p>
          </table:table-cell>
          <table:table-cell table:style-name="ce36" office:value-type="float" office:value="0.495213458181429" calcext:value-type="float">
            <text:p>0.4952</text:p>
          </table:table-cell>
          <table:table-cell office:value-type="float" office:value="0.0082713041737927" calcext:value-type="float">
            <text:p>0.0083</text:p>
          </table:table-cell>
          <table:table-cell office:value-type="float" office:value="0.504691358024691" calcext:value-type="float">
            <text:p>0.5047</text:p>
          </table:table-cell>
          <table:table-cell table:style-name="ce8" office:value-type="float" office:value="0.537722101401381" calcext:value-type="float">
            <text:p>0.5377</text:p>
          </table:table-cell>
          <table:table-cell office:value-type="float" office:value="0.0302631623510653" calcext:value-type="float">
            <text:p>0.0303</text:p>
          </table:table-cell>
          <table:table-cell office:value-type="float" office:value="0.460617283950617" calcext:value-type="float">
            <text:p>0.4606</text:p>
          </table:table-cell>
          <table:table-cell table:style-name="ce36" office:value-type="float" office:value="0.49015552656322" calcext:value-type="float">
            <text:p>0.4902</text:p>
          </table:table-cell>
          <table:table-cell table:style-name="ce3" office:value-type="float" office:value="0.013917340581138" calcext:value-type="float">
            <text:p>0.0139</text:p>
          </table:table-cell>
          <table:table-cell office:value-type="float" office:value="0.509753086419753" calcext:value-type="float">
            <text:p>0.5098</text:p>
          </table:table-cell>
          <table:table-cell table:style-name="ce8" office:value-type="float" office:value="0.531684596526894" calcext:value-type="float">
            <text:p>0.5317</text:p>
          </table:table-cell>
          <table:table-cell office:value-type="float" office:value="0.0537548243273793" calcext:value-type="float">
            <text:p>0.0538</text:p>
          </table:table-cell>
          <table:table-cell office:value-type="float" office:value="0.481604938271605" calcext:value-type="float">
            <text:p>0.4816</text:p>
          </table:table-cell>
          <table:table-cell table:style-name="ce36" office:value-type="float" office:value="0.484227324557861" calcext:value-type="float">
            <text:p>0.4842</text:p>
          </table:table-cell>
          <table:table-cell office:value-type="float" office:value="0.0099044401121024" calcext:value-type="float">
            <text:p>0.0099</text:p>
          </table:table-cell>
          <table:table-cell table:style-name="ce37" office:value-type="float" office:value="0.515555555555556" calcext:value-type="float">
            <text:p>0.5156</text:p>
          </table:table-cell>
          <table:table-cell table:style-name="ce8" office:value-type="float" office:value="0.53269203419489" calcext:value-type="float">
            <text:p>0.5327</text:p>
          </table:table-cell>
          <table:table-cell office:value-type="float" office:value="0.0415122958943399" calcext:value-type="float">
            <text:p>0.0415</text:p>
          </table:table-cell>
          <table:table-cell office:value-type="float" office:value="0.486172839506173" calcext:value-type="float">
            <text:p>0.4862</text:p>
          </table:table-cell>
          <table:table-cell table:style-name="ce36" office:value-type="float" office:value="0.497622937669624" calcext:value-type="float">
            <text:p>0.4976</text:p>
          </table:table-cell>
          <table:table-cell office:value-type="float" office:value="0.00844442722736315" calcext:value-type="float">
            <text:p>0.0084</text:p>
          </table:table-cell>
          <table:table-cell office:value-type="float" office:value="0.502345679012346" calcext:value-type="float">
            <text:p>0.5023</text:p>
          </table:table-cell>
          <table:table-cell table:style-name="ce8" office:value-type="float" office:value="0.547030235875649" calcext:value-type="float">
            <text:p>0.5470</text:p>
          </table:table-cell>
          <table:table-cell office:value-type="float" office:value="0.0188558513876609" calcext:value-type="float">
            <text:p>0.0189</text:p>
          </table:table-cell>
          <table:table-cell office:value-type="float" office:value="0.445308641975309" calcext:value-type="float">
            <text:p>0.4453</text:p>
          </table:table-cell>
          <table:table-cell table:style-name="ce8" office:value-type="float" office:value="0.546154867886171" calcext:value-type="float">
            <text:p>0.5462</text:p>
          </table:table-cell>
          <table:table-cell office:value-type="float" office:value="0.0122681417569064" calcext:value-type="float">
            <text:p>0.0123</text:p>
          </table:table-cell>
          <table:table-cell office:value-type="float" office:value="0.454320987654321" calcext:value-type="float">
            <text:p>0.4543</text:p>
          </table:table-cell>
          <table:table-cell table:number-columns-repeated="3"/>
          <table:table-cell table:style-name="Default" table:number-columns-repeated="6"/>
          <table:table-cell table:number-columns-repeated="984"/>
        </table:table-row>
        <table:table-row table:style-name="ro2">
          <table:table-cell office:value-type="string" calcext:value-type="string">
            <text:p>bicycle</text:p>
          </table:table-cell>
          <table:table-cell table:style-name="ce8" office:value-type="float" office:value="0.498997131409957" calcext:value-type="float">
            <text:p>0.4990</text:p>
          </table:table-cell>
          <table:table-cell table:style-name="ce3" office:value-type="float" office:value="0.00143150889560249" calcext:value-type="float">
            <text:p>0.0014</text:p>
          </table:table-cell>
          <table:table-cell office:value-type="float" office:value="0.0345679012345679" calcext:value-type="float">
            <text:p>0.0346</text:p>
          </table:table-cell>
          <table:table-cell table:style-name="ce36" office:value-type="float" office:value="0.42310495330288" calcext:value-type="float">
            <text:p>0.4231</text:p>
          </table:table-cell>
          <table:table-cell office:value-type="float" office:value="0.0135876638256989" calcext:value-type="float">
            <text:p>0.0136</text:p>
          </table:table-cell>
          <table:table-cell office:value-type="float" office:value="0.508888888888889" calcext:value-type="float">
            <text:p>0.5089</text:p>
          </table:table-cell>
          <table:table-cell table:style-name="ce8" office:value-type="float" office:value="0.499364433648828" calcext:value-type="float">
            <text:p>0.4994</text:p>
          </table:table-cell>
          <table:table-cell office:value-type="float" office:value="0.000804011597676241" calcext:value-type="float">
            <text:p>0.0008</text:p>
          </table:table-cell>
          <table:table-cell office:value-type="float" office:value="0.0297530864197531" calcext:value-type="float">
            <text:p>0.0298</text:p>
          </table:table-cell>
          <table:table-cell table:style-name="ce36" office:value-type="float" office:value="0.416668275987434" calcext:value-type="float">
            <text:p>0.4167</text:p>
          </table:table-cell>
          <table:table-cell table:style-name="ce3" office:value-type="float" office:value="0.0405944716111184" calcext:value-type="float">
            <text:p>0.0406</text:p>
          </table:table-cell>
          <table:table-cell office:value-type="float" office:value="0.508641975308642" calcext:value-type="float">
            <text:p>0.5086</text:p>
          </table:table-cell>
          <table:table-cell table:style-name="ce8" office:value-type="float" office:value="0.49544411447345" calcext:value-type="float">
            <text:p>0.4954</text:p>
          </table:table-cell>
          <table:table-cell office:value-type="float" office:value="0.00735705813839491" calcext:value-type="float">
            <text:p>0.0074</text:p>
          </table:table-cell>
          <table:table-cell office:value-type="float" office:value="0.0619753086419753" calcext:value-type="float">
            <text:p>0.0620</text:p>
          </table:table-cell>
          <table:table-cell table:style-name="ce36" office:value-type="float" office:value="0.458467854574153" calcext:value-type="float">
            <text:p>0.4585</text:p>
          </table:table-cell>
          <table:table-cell office:value-type="float" office:value="0.0298858135959045" calcext:value-type="float">
            <text:p>0.0299</text:p>
          </table:table-cell>
          <table:table-cell table:style-name="ce37" office:value-type="float" office:value="0.505061728395062" calcext:value-type="float">
            <text:p>0.5051</text:p>
          </table:table-cell>
          <table:table-cell table:style-name="ce8" office:value-type="float" office:value="0.518900459350323" calcext:value-type="float">
            <text:p>0.5189</text:p>
          </table:table-cell>
          <table:table-cell office:value-type="float" office:value="0.0394084379023208" calcext:value-type="float">
            <text:p>0.0394</text:p>
          </table:table-cell>
          <table:table-cell office:value-type="float" office:value="0.08" calcext:value-type="float">
            <text:p>0.0800</text:p>
          </table:table-cell>
          <table:table-cell table:style-name="ce36" office:value-type="float" office:value="0.447392836578918" calcext:value-type="float">
            <text:p>0.4474</text:p>
          </table:table-cell>
          <table:table-cell office:value-type="float" office:value="0.0241315339588826" calcext:value-type="float">
            <text:p>0.0241</text:p>
          </table:table-cell>
          <table:table-cell office:value-type="float" office:value="0.506172839506173" calcext:value-type="float">
            <text:p>0.5062</text:p>
          </table:table-cell>
          <table:table-cell table:style-name="ce8" office:value-type="float" office:value="0.501475056626706" calcext:value-type="float">
            <text:p>0.5015</text:p>
          </table:table-cell>
          <table:table-cell office:value-type="float" office:value="0.00295011325341141" calcext:value-type="float">
            <text:p>0.0030</text:p>
          </table:table-cell>
          <table:table-cell office:value-type="float" office:value="0.0297530864197531" calcext:value-type="float">
            <text:p>0.0298</text:p>
          </table:table-cell>
          <table:table-cell table:style-name="ce8" office:value-type="float" office:value="0.554690427435294" calcext:value-type="float">
            <text:p>0.5547</text:p>
          </table:table-cell>
          <table:table-cell office:value-type="float" office:value="0.0191933066385259" calcext:value-type="float">
            <text:p>0.0192</text:p>
          </table:table-cell>
          <table:table-cell office:value-type="float" office:value="0.493703703703704" calcext:value-type="float">
            <text:p>0.493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ar</text:p>
          </table:table-cell>
          <table:table-cell table:style-name="ce8" office:value-type="float" office:value="0.502512806615844" calcext:value-type="float">
            <text:p>0.5025</text:p>
          </table:table-cell>
          <table:table-cell table:style-name="ce3" office:value-type="float" office:value="0.00960084951709186" calcext:value-type="float">
            <text:p>0.0096</text:p>
          </table:table-cell>
          <table:table-cell office:value-type="float" office:value="0.152345679012346" calcext:value-type="float">
            <text:p>0.1523</text:p>
          </table:table-cell>
          <table:table-cell table:style-name="ce36" office:value-type="float" office:value="0.463890265919772" calcext:value-type="float">
            <text:p>0.4639</text:p>
          </table:table-cell>
          <table:table-cell office:value-type="float" office:value="0.0142069081084122" calcext:value-type="float">
            <text:p>0.0142</text:p>
          </table:table-cell>
          <table:table-cell office:value-type="float" office:value="0.514197530864197" calcext:value-type="float">
            <text:p>0.5142</text:p>
          </table:table-cell>
          <table:table-cell table:style-name="ce8" office:value-type="float" office:value="0.503274845484842" calcext:value-type="float">
            <text:p>0.5033</text:p>
          </table:table-cell>
          <table:table-cell office:value-type="float" office:value="0.00707688665182551" calcext:value-type="float">
            <text:p>0.0071</text:p>
          </table:table-cell>
          <table:table-cell office:value-type="float" office:value="0.121975308641975" calcext:value-type="float">
            <text:p>0.1220</text:p>
          </table:table-cell>
          <table:table-cell table:style-name="ce36" office:value-type="float" office:value="0.435230962437716" calcext:value-type="float">
            <text:p>0.4352</text:p>
          </table:table-cell>
          <table:table-cell table:style-name="ce3" office:value-type="float" office:value="0.00907065166149314" calcext:value-type="float">
            <text:p>0.0091</text:p>
          </table:table-cell>
          <table:table-cell office:value-type="float" office:value="0.524567901234568" calcext:value-type="float">
            <text:p>0.5246</text:p>
          </table:table-cell>
          <table:table-cell table:style-name="ce8" office:value-type="float" office:value="0.528799469502379" calcext:value-type="float">
            <text:p>0.5288</text:p>
          </table:table-cell>
          <table:table-cell office:value-type="float" office:value="0.0344780057450129" calcext:value-type="float">
            <text:p>0.0345</text:p>
          </table:table-cell>
          <table:table-cell office:value-type="float" office:value="0.214691358024691" calcext:value-type="float">
            <text:p>0.2147</text:p>
          </table:table-cell>
          <table:table-cell table:style-name="ce36" office:value-type="float" office:value="0.45290623102645" calcext:value-type="float">
            <text:p>0.4529</text:p>
          </table:table-cell>
          <table:table-cell office:value-type="float" office:value="0.0200056075208355" calcext:value-type="float">
            <text:p>0.0200</text:p>
          </table:table-cell>
          <table:table-cell table:style-name="ce37" office:value-type="float" office:value="0.518395061728395" calcext:value-type="float">
            <text:p>0.5184</text:p>
          </table:table-cell>
          <table:table-cell table:style-name="ce8" office:value-type="float" office:value="0.560571192285317" calcext:value-type="float">
            <text:p>0.5606</text:p>
          </table:table-cell>
          <table:table-cell office:value-type="float" office:value="0.0571723065959307" calcext:value-type="float">
            <text:p>0.0572</text:p>
          </table:table-cell>
          <table:table-cell office:value-type="float" office:value="0.227901234567901" calcext:value-type="float">
            <text:p>0.2279</text:p>
          </table:table-cell>
          <table:table-cell table:style-name="ce36" office:value-type="float" office:value="0.447025667572103" calcext:value-type="float">
            <text:p>0.4470</text:p>
          </table:table-cell>
          <table:table-cell office:value-type="float" office:value="0.00916931234357547" calcext:value-type="float">
            <text:p>0.0092</text:p>
          </table:table-cell>
          <table:table-cell office:value-type="float" office:value="0.520740740740741" calcext:value-type="float">
            <text:p>0.5207</text:p>
          </table:table-cell>
          <table:table-cell table:style-name="ce8" office:value-type="float" office:value="0.539871547096493" calcext:value-type="float">
            <text:p>0.5399</text:p>
          </table:table-cell>
          <table:table-cell office:value-type="float" office:value="0.0458626571989671" calcext:value-type="float">
            <text:p>0.0459</text:p>
          </table:table-cell>
          <table:table-cell office:value-type="float" office:value="0.164567901234568" calcext:value-type="float">
            <text:p>0.1646</text:p>
          </table:table-cell>
          <table:table-cell table:style-name="ce8" office:value-type="float" office:value="0.51674199493795" calcext:value-type="float">
            <text:p>0.5167</text:p>
          </table:table-cell>
          <table:table-cell office:value-type="float" office:value="0.00994830427722471" calcext:value-type="float">
            <text:p>0.0099</text:p>
          </table:table-cell>
          <table:table-cell office:value-type="float" office:value="0.49320987654321" calcext:value-type="float">
            <text:p>0.493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motorcycle</text:p>
          </table:table-cell>
          <table:table-cell table:style-name="ce8" office:value-type="float" office:value="0.490927257272498" calcext:value-type="float">
            <text:p>0.4909</text:p>
          </table:table-cell>
          <table:table-cell table:style-name="ce3" office:value-type="float" office:value="0.00754473246483698" calcext:value-type="float">
            <text:p>0.0075</text:p>
          </table:table-cell>
          <table:table-cell office:value-type="float" office:value="0.0555555555555556" calcext:value-type="float">
            <text:p>0.0556</text:p>
          </table:table-cell>
          <table:table-cell table:style-name="ce36" office:value-type="float" office:value="0.466157605229915" calcext:value-type="float">
            <text:p>0.4662</text:p>
          </table:table-cell>
          <table:table-cell office:value-type="float" office:value="0.0344704632157243" calcext:value-type="float">
            <text:p>0.0345</text:p>
          </table:table-cell>
          <table:table-cell office:value-type="float" office:value="0.504444444444444" calcext:value-type="float">
            <text:p>0.5044</text:p>
          </table:table-cell>
          <table:table-cell table:style-name="ce8" office:value-type="float" office:value="0.497899264941394" calcext:value-type="float">
            <text:p>0.4979</text:p>
          </table:table-cell>
          <table:table-cell office:value-type="float" office:value="0.00298286387917406" calcext:value-type="float">
            <text:p>0.0030</text:p>
          </table:table-cell>
          <table:table-cell office:value-type="float" office:value="0.0344444444444444" calcext:value-type="float">
            <text:p>0.0344</text:p>
          </table:table-cell>
          <table:table-cell table:style-name="ce36" office:value-type="float" office:value="0.433511143704259" calcext:value-type="float">
            <text:p>0.4335</text:p>
          </table:table-cell>
          <table:table-cell table:style-name="ce3" office:value-type="float" office:value="0.0208348913514676" calcext:value-type="float">
            <text:p>0.0208</text:p>
          </table:table-cell>
          <table:table-cell office:value-type="float" office:value="0.507037037037037" calcext:value-type="float">
            <text:p>0.5070</text:p>
          </table:table-cell>
          <table:table-cell table:style-name="ce8" office:value-type="float" office:value="0.503611374530716" calcext:value-type="float">
            <text:p>0.5036</text:p>
          </table:table-cell>
          <table:table-cell office:value-type="float" office:value="0.00804207218175208" calcext:value-type="float">
            <text:p>0.0080</text:p>
          </table:table-cell>
          <table:table-cell office:value-type="float" office:value="0.0693827160493827" calcext:value-type="float">
            <text:p>0.0694</text:p>
          </table:table-cell>
          <table:table-cell table:style-name="ce36" office:value-type="float" office:value="0.441005393893926" calcext:value-type="float">
            <text:p>0.4410</text:p>
          </table:table-cell>
          <table:table-cell office:value-type="float" office:value="0.0123046412633808" calcext:value-type="float">
            <text:p>0.0123</text:p>
          </table:table-cell>
          <table:table-cell table:style-name="ce37" office:value-type="float" office:value="0.507283950617284" calcext:value-type="float">
            <text:p>0.5073</text:p>
          </table:table-cell>
          <table:table-cell table:style-name="ce8" office:value-type="float" office:value="0.500389716675977" calcext:value-type="float">
            <text:p>0.5004</text:p>
          </table:table-cell>
          <table:table-cell office:value-type="float" office:value="0.000779433351953163" calcext:value-type="float">
            <text:p>0.0008</text:p>
          </table:table-cell>
          <table:table-cell office:value-type="float" office:value="0.0372839506172839" calcext:value-type="float">
            <text:p>0.0373</text:p>
          </table:table-cell>
          <table:table-cell table:style-name="ce36" office:value-type="float" office:value="0.428503414654489" calcext:value-type="float">
            <text:p>0.4285</text:p>
          </table:table-cell>
          <table:table-cell office:value-type="float" office:value="0.0228758043690883" calcext:value-type="float">
            <text:p>0.0229</text:p>
          </table:table-cell>
          <table:table-cell office:value-type="float" office:value="0.508765432098765" calcext:value-type="float">
            <text:p>0.5088</text:p>
          </table:table-cell>
          <table:table-cell table:style-name="ce8" office:value-type="float" office:value="0.519154574624248" calcext:value-type="float">
            <text:p>0.5192</text:p>
          </table:table-cell>
          <table:table-cell office:value-type="float" office:value="0.0383091492484964" calcext:value-type="float">
            <text:p>0.0383</text:p>
          </table:table-cell>
          <table:table-cell office:value-type="float" office:value="0.0507407407407407" calcext:value-type="float">
            <text:p>0.0507</text:p>
          </table:table-cell>
          <table:table-cell table:style-name="ce8" office:value-type="float" office:value="0.535694479832907" calcext:value-type="float">
            <text:p>0.5357</text:p>
          </table:table-cell>
          <table:table-cell office:value-type="float" office:value="0.0117897715043471" calcext:value-type="float">
            <text:p>0.0118</text:p>
          </table:table-cell>
          <table:table-cell office:value-type="float" office:value="0.495802469135803" calcext:value-type="float">
            <text:p>0.495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airplane</text:p>
          </table:table-cell>
          <table:table-cell table:style-name="ce8" office:value-type="float" office:value="0.520752207494874" calcext:value-type="float">
            <text:p>0.5208</text:p>
          </table:table-cell>
          <table:table-cell table:style-name="ce3" office:value-type="float" office:value="0.027951552126852" calcext:value-type="float">
            <text:p>0.0280</text:p>
          </table:table-cell>
          <table:table-cell office:value-type="float" office:value="0.0306172839506173" calcext:value-type="float">
            <text:p>0.0306</text:p>
          </table:table-cell>
          <table:table-cell table:style-name="ce36" office:value-type="float" office:value="0.654929220732572" calcext:value-type="float">
            <text:p>0.6549</text:p>
          </table:table-cell>
          <table:table-cell office:value-type="float" office:value="0.0218721271367931" calcext:value-type="float">
            <text:p>0.0219</text:p>
          </table:table-cell>
          <table:table-cell office:value-type="float" office:value="0.487654320987654" calcext:value-type="float">
            <text:p>0.4877</text:p>
          </table:table-cell>
          <table:table-cell table:style-name="ce8" office:value-type="float" office:value="0.5432078188323" calcext:value-type="float">
            <text:p>0.5432</text:p>
          </table:table-cell>
          <table:table-cell office:value-type="float" office:value="0.040585549620592" calcext:value-type="float">
            <text:p>0.0406</text:p>
          </table:table-cell>
          <table:table-cell office:value-type="float" office:value="0.037037037037037" calcext:value-type="float">
            <text:p>0.0370</text:p>
          </table:table-cell>
          <table:table-cell table:style-name="ce36" office:value-type="float" office:value="0.643647363226044" calcext:value-type="float">
            <text:p>0.6436</text:p>
          </table:table-cell>
          <table:table-cell table:style-name="ce3" office:value-type="float" office:value="0.0393032160450388" calcext:value-type="float">
            <text:p>0.0393</text:p>
          </table:table-cell>
          <table:table-cell office:value-type="float" office:value="0.487530864197531" calcext:value-type="float">
            <text:p>0.4875</text:p>
          </table:table-cell>
          <table:table-cell table:style-name="ce8" office:value-type="float" office:value="0.514914203853878" calcext:value-type="float">
            <text:p>0.5149</text:p>
          </table:table-cell>
          <table:table-cell office:value-type="float" office:value="0.0206540907372864" calcext:value-type="float">
            <text:p>0.0207</text:p>
          </table:table-cell>
          <table:table-cell office:value-type="float" office:value="0.0253086419753086" calcext:value-type="float">
            <text:p>0.0253</text:p>
          </table:table-cell>
          <table:table-cell table:style-name="ce36" office:value-type="float" office:value="0.596124220561918" calcext:value-type="float">
            <text:p>0.5961</text:p>
          </table:table-cell>
          <table:table-cell office:value-type="float" office:value="0.0310918260249505" calcext:value-type="float">
            <text:p>0.0311</text:p>
          </table:table-cell>
          <table:table-cell table:style-name="ce37" office:value-type="float" office:value="0.492222222222222" calcext:value-type="float">
            <text:p>0.4922</text:p>
          </table:table-cell>
          <table:table-cell table:style-name="ce8" office:value-type="float" office:value="0.557482028267447" calcext:value-type="float">
            <text:p>0.5575</text:p>
          </table:table-cell>
          <table:table-cell office:value-type="float" office:value="0.0776414636962797" calcext:value-type="float">
            <text:p>0.0776</text:p>
          </table:table-cell>
          <table:table-cell office:value-type="float" office:value="0.0576543209876543" calcext:value-type="float">
            <text:p>0.0577</text:p>
          </table:table-cell>
          <table:table-cell table:style-name="ce36" office:value-type="float" office:value="0.525221469877706" calcext:value-type="float">
            <text:p>0.5252</text:p>
          </table:table-cell>
          <table:table-cell office:value-type="float" office:value="0.0527070863022343" calcext:value-type="float">
            <text:p>0.0527</text:p>
          </table:table-cell>
          <table:table-cell office:value-type="float" office:value="0.498271604938272" calcext:value-type="float">
            <text:p>0.4983</text:p>
          </table:table-cell>
          <table:table-cell table:style-name="ce8" office:value-type="float" office:value="0.5095360656306" calcext:value-type="float">
            <text:p>0.5095</text:p>
          </table:table-cell>
          <table:table-cell office:value-type="float" office:value="0.0200313076796685" calcext:value-type="float">
            <text:p>0.0200</text:p>
          </table:table-cell>
          <table:table-cell office:value-type="float" office:value="0.0245679012345679" calcext:value-type="float">
            <text:p>0.0246</text:p>
          </table:table-cell>
          <table:table-cell table:style-name="ce8" office:value-type="float" office:value="0.483580958282247" calcext:value-type="float">
            <text:p>0.4836</text:p>
          </table:table-cell>
          <table:table-cell office:value-type="float" office:value="0.0294962411103563" calcext:value-type="float">
            <text:p>0.0295</text:p>
          </table:table-cell>
          <table:table-cell office:value-type="float" office:value="0.501234567901235" calcext:value-type="float">
            <text:p>0.501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us</text:p>
          </table:table-cell>
          <table:table-cell table:style-name="ce8" office:value-type="float" office:value="0.500136060974582" calcext:value-type="float">
            <text:p>0.5001</text:p>
          </table:table-cell>
          <table:table-cell table:style-name="ce3" office:value-type="float" office:value="0.00715596728333634" calcext:value-type="float">
            <text:p>0.0072</text:p>
          </table:table-cell>
          <table:table-cell office:value-type="float" office:value="0.0395061728395062" calcext:value-type="float">
            <text:p>0.0395</text:p>
          </table:table-cell>
          <table:table-cell table:style-name="ce36" office:value-type="float" office:value="0.442137963420067" calcext:value-type="float">
            <text:p>0.4421</text:p>
          </table:table-cell>
          <table:table-cell office:value-type="float" office:value="0.0311349507709686" calcext:value-type="float">
            <text:p>0.0311</text:p>
          </table:table-cell>
          <table:table-cell office:value-type="float" office:value="0.507901234567901" calcext:value-type="float">
            <text:p>0.5079</text:p>
          </table:table-cell>
          <table:table-cell table:style-name="ce8" office:value-type="float" office:value="0.499370266462776" calcext:value-type="float">
            <text:p>0.4994</text:p>
          </table:table-cell>
          <table:table-cell office:value-type="float" office:value="0.00912372508167466" calcext:value-type="float">
            <text:p>0.0091</text:p>
          </table:table-cell>
          <table:table-cell office:value-type="float" office:value="0.0409876543209877" calcext:value-type="float">
            <text:p>0.0410</text:p>
          </table:table-cell>
          <table:table-cell table:style-name="ce36" office:value-type="float" office:value="0.444790550384703" calcext:value-type="float">
            <text:p>0.4448</text:p>
          </table:table-cell>
          <table:table-cell table:style-name="ce3" office:value-type="float" office:value="0.0244991662941257" calcext:value-type="float">
            <text:p>0.0245</text:p>
          </table:table-cell>
          <table:table-cell office:value-type="float" office:value="0.506296296296296" calcext:value-type="float">
            <text:p>0.5063</text:p>
          </table:table-cell>
          <table:table-cell table:style-name="ce8" office:value-type="float" office:value="0.499680918953414" calcext:value-type="float">
            <text:p>0.4997</text:p>
          </table:table-cell>
          <table:table-cell office:value-type="float" office:value="0.000403609146160608" calcext:value-type="float">
            <text:p>0.0004</text:p>
          </table:table-cell>
          <table:table-cell office:value-type="float" office:value="0.0333333333333333" calcext:value-type="float">
            <text:p>0.0333</text:p>
          </table:table-cell>
          <table:table-cell table:style-name="ce36" office:value-type="float" office:value="0.440378803385871" calcext:value-type="float">
            <text:p>0.4404</text:p>
          </table:table-cell>
          <table:table-cell office:value-type="float" office:value="0.0257093563336816" calcext:value-type="float">
            <text:p>0.0257</text:p>
          </table:table-cell>
          <table:table-cell table:style-name="ce37" office:value-type="float" office:value="0.507777777777778" calcext:value-type="float">
            <text:p>0.5078</text:p>
          </table:table-cell>
          <table:table-cell table:style-name="ce8" office:value-type="float" office:value="0.507600149305848" calcext:value-type="float">
            <text:p>0.5076</text:p>
          </table:table-cell>
          <table:table-cell office:value-type="float" office:value="0.0169846384677733" calcext:value-type="float">
            <text:p>0.0170</text:p>
          </table:table-cell>
          <table:table-cell office:value-type="float" office:value="0.0497530864197531" calcext:value-type="float">
            <text:p>0.0498</text:p>
          </table:table-cell>
          <table:table-cell table:style-name="ce36" office:value-type="float" office:value="0.432831633574551" calcext:value-type="float">
            <text:p>0.4328</text:p>
          </table:table-cell>
          <table:table-cell office:value-type="float" office:value="0.0327317394534264" calcext:value-type="float">
            <text:p>0.0327</text:p>
          </table:table-cell>
          <table:table-cell office:value-type="float" office:value="0.508271604938272" calcext:value-type="float">
            <text:p>0.5083</text:p>
          </table:table-cell>
          <table:table-cell table:style-name="ce8" office:value-type="float" office:value="0.525949115603665" calcext:value-type="float">
            <text:p>0.5259</text:p>
          </table:table-cell>
          <table:table-cell office:value-type="float" office:value="0.0306111210822093" calcext:value-type="float">
            <text:p>0.0306</text:p>
          </table:table-cell>
          <table:table-cell office:value-type="float" office:value="0.0424691358024691" calcext:value-type="float">
            <text:p>0.0425</text:p>
          </table:table-cell>
          <table:table-cell table:style-name="ce8" office:value-type="float" office:value="0.514629564966105" calcext:value-type="float">
            <text:p>0.5146</text:p>
          </table:table-cell>
          <table:table-cell office:value-type="float" office:value="0.0216087908542124" calcext:value-type="float">
            <text:p>0.0216</text:p>
          </table:table-cell>
          <table:table-cell office:value-type="float" office:value="0.498148148148148" calcext:value-type="float">
            <text:p>0.498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rain </text:p>
          </table:table-cell>
          <table:table-cell table:style-name="ce8" office:value-type="float" office:value="0.494267515923567" calcext:value-type="float">
            <text:p>0.4943</text:p>
          </table:table-cell>
          <table:table-cell table:style-name="ce3" office:value-type="float" office:value="0.00538960402581049" calcext:value-type="float">
            <text:p>0.0054</text:p>
          </table:table-cell>
          <table:table-cell office:value-type="float" office:value="0.0419753086419753" calcext:value-type="float">
            <text:p>0.0420</text:p>
          </table:table-cell>
          <table:table-cell table:style-name="ce36" office:value-type="float" office:value="0.446152866242038" calcext:value-type="float">
            <text:p>0.4462</text:p>
          </table:table-cell>
          <table:table-cell office:value-type="float" office:value="0.0407889575295958" calcext:value-type="float">
            <text:p>0.0408</text:p>
          </table:table-cell>
          <table:table-cell office:value-type="float" office:value="0.50679012345679" calcext:value-type="float">
            <text:p>0.5068</text:p>
          </table:table-cell>
          <table:table-cell table:style-name="ce8" office:value-type="float" office:value="0.497732484076433" calcext:value-type="float">
            <text:p>0.4977</text:p>
          </table:table-cell>
          <table:table-cell office:value-type="float" office:value="0.00463326654867945" calcext:value-type="float">
            <text:p>0.0046</text:p>
          </table:table-cell>
          <table:table-cell office:value-type="float" office:value="0.226666666666667" calcext:value-type="float">
            <text:p>0.2267</text:p>
          </table:table-cell>
          <table:table-cell table:style-name="ce36" office:value-type="float" office:value="0.446726114649682" calcext:value-type="float">
            <text:p>0.4467</text:p>
          </table:table-cell>
          <table:table-cell table:style-name="ce3" office:value-type="float" office:value="0.0384541784823476" calcext:value-type="float">
            <text:p>0.0385</text:p>
          </table:table-cell>
          <table:table-cell office:value-type="float" office:value="0.505679012345679" calcext:value-type="float">
            <text:p>0.5057</text:p>
          </table:table-cell>
          <table:table-cell table:style-name="ce8" office:value-type="float" office:value="0.519617834394905" calcext:value-type="float">
            <text:p>0.5196</text:p>
          </table:table-cell>
          <table:table-cell office:value-type="float" office:value="0.0423260748527269" calcext:value-type="float">
            <text:p>0.0423</text:p>
          </table:table-cell>
          <table:table-cell office:value-type="float" office:value="0.142962962962963" calcext:value-type="float">
            <text:p>0.1430</text:p>
          </table:table-cell>
          <table:table-cell table:style-name="ce36" office:value-type="float" office:value="0.452407643312102" calcext:value-type="float">
            <text:p>0.4524</text:p>
          </table:table-cell>
          <table:table-cell office:value-type="float" office:value="0.0156274842643541" calcext:value-type="float">
            <text:p>0.0156</text:p>
          </table:table-cell>
          <table:table-cell table:style-name="ce37" office:value-type="float" office:value="0.505925925925926" calcext:value-type="float">
            <text:p>0.5059</text:p>
          </table:table-cell>
          <table:table-cell table:style-name="ce8" office:value-type="float" office:value="0.503528662420382" calcext:value-type="float">
            <text:p>0.5035</text:p>
          </table:table-cell>
          <table:table-cell office:value-type="float" office:value="0.021629717972783" calcext:value-type="float">
            <text:p>0.0216</text:p>
          </table:table-cell>
          <table:table-cell office:value-type="float" office:value="0.10283950617284" calcext:value-type="float">
            <text:p>0.1028</text:p>
          </table:table-cell>
          <table:table-cell table:style-name="ce36" office:value-type="float" office:value="0.419324840764331" calcext:value-type="float">
            <text:p>0.4193</text:p>
          </table:table-cell>
          <table:table-cell office:value-type="float" office:value="0.0378303757328199" calcext:value-type="float">
            <text:p>0.0378</text:p>
          </table:table-cell>
          <table:table-cell office:value-type="float" office:value="0.51" calcext:value-type="float">
            <text:p>0.5100</text:p>
          </table:table-cell>
          <table:table-cell table:style-name="ce8" office:value-type="float" office:value="0.498076433121019" calcext:value-type="float">
            <text:p>0.4981</text:p>
          </table:table-cell>
          <table:table-cell office:value-type="float" office:value="0.00391113922287235" calcext:value-type="float">
            <text:p>0.0039</text:p>
          </table:table-cell>
          <table:table-cell office:value-type="float" office:value="0.0420987654320988" calcext:value-type="float">
            <text:p>0.0421</text:p>
          </table:table-cell>
          <table:table-cell table:style-name="ce8" office:value-type="float" office:value="0.516700636942675" calcext:value-type="float">
            <text:p>0.5167</text:p>
          </table:table-cell>
          <table:table-cell office:value-type="float" office:value="0.0414938191526318" calcext:value-type="float">
            <text:p>0.0415</text:p>
          </table:table-cell>
          <table:table-cell office:value-type="float" office:value="0.497654320987654" calcext:value-type="float">
            <text:p>0.497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ruck</text:p>
          </table:table-cell>
          <table:table-cell table:style-name="ce8" office:value-type="float" office:value="0.502736156351792" calcext:value-type="float">
            <text:p>0.5027</text:p>
          </table:table-cell>
          <table:table-cell table:style-name="ce3" office:value-type="float" office:value="0.0100152712382098" calcext:value-type="float">
            <text:p>0.0100</text:p>
          </table:table-cell>
          <table:table-cell office:value-type="float" office:value="0.226296296296296" calcext:value-type="float">
            <text:p>0.2263</text:p>
          </table:table-cell>
          <table:table-cell table:style-name="ce36" office:value-type="float" office:value="0.495328607012838" calcext:value-type="float">
            <text:p>0.4953</text:p>
          </table:table-cell>
          <table:table-cell office:value-type="float" office:value="0.0402107491728808" calcext:value-type="float">
            <text:p>0.0402</text:p>
          </table:table-cell>
          <table:table-cell office:value-type="float" office:value="0.501481481481481" calcext:value-type="float">
            <text:p>0.5015</text:p>
          </table:table-cell>
          <table:table-cell table:style-name="ce8" office:value-type="float" office:value="0.499938685571949" calcext:value-type="float">
            <text:p>0.4999</text:p>
          </table:table-cell>
          <table:table-cell office:value-type="float" office:value="0.0015808450453744" calcext:value-type="float">
            <text:p>0.0016</text:p>
          </table:table-cell>
          <table:table-cell office:value-type="float" office:value="0.0546913580246913" calcext:value-type="float">
            <text:p>0.0547</text:p>
          </table:table-cell>
          <table:table-cell table:style-name="ce36" office:value-type="float" office:value="0.477486108449895" calcext:value-type="float">
            <text:p>0.4775</text:p>
          </table:table-cell>
          <table:table-cell table:style-name="ce3" office:value-type="float" office:value="0.0329146523484184" calcext:value-type="float">
            <text:p>0.0329</text:p>
          </table:table-cell>
          <table:table-cell office:value-type="float" office:value="0.503703703703704" calcext:value-type="float">
            <text:p>0.5037</text:p>
          </table:table-cell>
          <table:table-cell table:style-name="ce8" office:value-type="float" office:value="0.499087947882736" calcext:value-type="float">
            <text:p>0.4991</text:p>
          </table:table-cell>
          <table:table-cell office:value-type="float" office:value="0.000754126182592201" calcext:value-type="float">
            <text:p>0.0008</text:p>
          </table:table-cell>
          <table:table-cell office:value-type="float" office:value="0.0541975308641975" calcext:value-type="float">
            <text:p>0.0542</text:p>
          </table:table-cell>
          <table:table-cell table:style-name="ce36" office:value-type="float" office:value="0.448342594366737" calcext:value-type="float">
            <text:p>0.4483</text:p>
          </table:table-cell>
          <table:table-cell office:value-type="float" office:value="0.0285355693708951" calcext:value-type="float">
            <text:p>0.0285</text:p>
          </table:table-cell>
          <table:table-cell table:style-name="ce37" office:value-type="float" office:value="0.510493827160494" calcext:value-type="float">
            <text:p>0.5105</text:p>
          </table:table-cell>
          <table:table-cell table:style-name="ce8" office:value-type="float" office:value="0.497340486683273" calcext:value-type="float">
            <text:p>0.4973</text:p>
          </table:table-cell>
          <table:table-cell office:value-type="float" office:value="0.00412552806099331" calcext:value-type="float">
            <text:p>0.0041</text:p>
          </table:table-cell>
          <table:table-cell office:value-type="float" office:value="0.0638271604938272" calcext:value-type="float">
            <text:p>0.0638</text:p>
          </table:table-cell>
          <table:table-cell table:style-name="ce36" office:value-type="float" office:value="0.443310979114773" calcext:value-type="float">
            <text:p>0.4433</text:p>
          </table:table-cell>
          <table:table-cell office:value-type="float" office:value="0.0319530723594662" calcext:value-type="float">
            <text:p>0.0320</text:p>
          </table:table-cell>
          <table:table-cell office:value-type="float" office:value="0.511604938271605" calcext:value-type="float">
            <text:p>0.5116</text:p>
          </table:table-cell>
          <table:table-cell table:style-name="ce8" office:value-type="float" office:value="0.49742096187009" calcext:value-type="float">
            <text:p>0.4974</text:p>
          </table:table-cell>
          <table:table-cell office:value-type="float" office:value="0.00568303841296226" calcext:value-type="float">
            <text:p>0.0057</text:p>
          </table:table-cell>
          <table:table-cell office:value-type="float" office:value="0.143703703703704" calcext:value-type="float">
            <text:p>0.1437</text:p>
          </table:table-cell>
          <table:table-cell table:style-name="ce8" office:value-type="float" office:value="0.50186242575206" calcext:value-type="float">
            <text:p>0.5019</text:p>
          </table:table-cell>
          <table:table-cell office:value-type="float" office:value="0.0203604909392059" calcext:value-type="float">
            <text:p>0.0204</text:p>
          </table:table-cell>
          <table:table-cell office:value-type="float" office:value="0.49962962962963" calcext:value-type="float">
            <text:p>0.499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oat</text:p>
          </table:table-cell>
          <table:table-cell table:style-name="ce8" office:value-type="float" office:value="0.502413383289018" calcext:value-type="float">
            <text:p>0.5024</text:p>
          </table:table-cell>
          <table:table-cell table:style-name="ce3" office:value-type="float" office:value="0.00606452144910337" calcext:value-type="float">
            <text:p>0.0061</text:p>
          </table:table-cell>
          <table:table-cell office:value-type="float" office:value="0.031358024691358" calcext:value-type="float">
            <text:p>0.0314</text:p>
          </table:table-cell>
          <table:table-cell table:style-name="ce36" office:value-type="float" office:value="0.559427692442921" calcext:value-type="float">
            <text:p>0.5594</text:p>
          </table:table-cell>
          <table:table-cell office:value-type="float" office:value="0.0352547979371051" calcext:value-type="float">
            <text:p>0.0353</text:p>
          </table:table-cell>
          <table:table-cell office:value-type="float" office:value="0.494074074074074" calcext:value-type="float">
            <text:p>0.4941</text:p>
          </table:table-cell>
          <table:table-cell table:style-name="ce8" office:value-type="float" office:value="0.501206752074772" calcext:value-type="float">
            <text:p>0.5012</text:p>
          </table:table-cell>
          <table:table-cell office:value-type="float" office:value="0.00673827738128448" calcext:value-type="float">
            <text:p>0.0067</text:p>
          </table:table-cell>
          <table:table-cell office:value-type="float" office:value="0.0337037037037037" calcext:value-type="float">
            <text:p>0.0337</text:p>
          </table:table-cell>
          <table:table-cell table:style-name="ce36" office:value-type="float" office:value="0.582753924304686" calcext:value-type="float">
            <text:p>0.5828</text:p>
          </table:table-cell>
          <table:table-cell table:style-name="ce3" office:value-type="float" office:value="0.0410589356785486" calcext:value-type="float">
            <text:p>0.0411</text:p>
          </table:table-cell>
          <table:table-cell office:value-type="float" office:value="0.490493827160494" calcext:value-type="float">
            <text:p>0.4905</text:p>
          </table:table-cell>
          <table:table-cell table:style-name="ce8" office:value-type="float" office:value="0.499619047619048" calcext:value-type="float">
            <text:p>0.4996</text:p>
          </table:table-cell>
          <table:table-cell office:value-type="float" office:value="0.000615578394592547" calcext:value-type="float">
            <text:p>0.0006</text:p>
          </table:table-cell>
          <table:table-cell office:value-type="float" office:value="0.0283950617283951" calcext:value-type="float">
            <text:p>0.0284</text:p>
          </table:table-cell>
          <table:table-cell table:style-name="ce36" office:value-type="float" office:value="0.543199892324258" calcext:value-type="float">
            <text:p>0.5432</text:p>
          </table:table-cell>
          <table:table-cell office:value-type="float" office:value="0.0405410559606342" calcext:value-type="float">
            <text:p>0.0405</text:p>
          </table:table-cell>
          <table:table-cell table:style-name="ce37" office:value-type="float" office:value="0.495555555555556" calcext:value-type="float">
            <text:p>0.4956</text:p>
          </table:table-cell>
          <table:table-cell table:style-name="ce8" office:value-type="float" office:value="0.523175006043026" calcext:value-type="float">
            <text:p>0.5232</text:p>
          </table:table-cell>
          <table:table-cell office:value-type="float" office:value="0.0346113130760582" calcext:value-type="float">
            <text:p>0.0346</text:p>
          </table:table-cell>
          <table:table-cell office:value-type="float" office:value="0.0371604938271605" calcext:value-type="float">
            <text:p>0.0372</text:p>
          </table:table-cell>
          <table:table-cell table:style-name="ce36" office:value-type="float" office:value="0.555235128661524" calcext:value-type="float">
            <text:p>0.5552</text:p>
          </table:table-cell>
          <table:table-cell office:value-type="float" office:value="0.0466493047444847" calcext:value-type="float">
            <text:p>0.0466</text:p>
          </table:table-cell>
          <table:table-cell office:value-type="float" office:value="0.494320987654321" calcext:value-type="float">
            <text:p>0.4943</text:p>
          </table:table-cell>
          <table:table-cell table:style-name="ce8" office:value-type="float" office:value="0.481340497066385" calcext:value-type="float">
            <text:p>0.4813</text:p>
          </table:table-cell>
          <table:table-cell office:value-type="float" office:value="0.0417369518193173" calcext:value-type="float">
            <text:p>0.0417</text:p>
          </table:table-cell>
          <table:table-cell office:value-type="float" office:value="0.0939506172839506" calcext:value-type="float">
            <text:p>0.0940</text:p>
          </table:table-cell>
          <table:table-cell table:style-name="ce8" office:value-type="float" office:value="0.513663700090096" calcext:value-type="float">
            <text:p>0.5137</text:p>
          </table:table-cell>
          <table:table-cell office:value-type="float" office:value="0.0212659216897948" calcext:value-type="float">
            <text:p>0.0213</text:p>
          </table:table-cell>
          <table:table-cell office:value-type="float" office:value="0.498518518518518" calcext:value-type="float">
            <text:p>0.498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raffic light</text:p>
          </table:table-cell>
          <table:table-cell table:style-name="ce8" office:value-type="float" office:value="0.503660319485089" calcext:value-type="float">
            <text:p>0.5037</text:p>
          </table:table-cell>
          <table:table-cell table:style-name="ce3" office:value-type="float" office:value="0.00791335036556595" calcext:value-type="float">
            <text:p>0.0079</text:p>
          </table:table-cell>
          <table:table-cell office:value-type="float" office:value="0.0412345679012346" calcext:value-type="float">
            <text:p>0.0412</text:p>
          </table:table-cell>
          <table:table-cell table:style-name="ce36" office:value-type="float" office:value="0.503581971174199" calcext:value-type="float">
            <text:p>0.5036</text:p>
          </table:table-cell>
          <table:table-cell office:value-type="float" office:value="0.0432046948661432" calcext:value-type="float">
            <text:p>0.0432</text:p>
          </table:table-cell>
          <table:table-cell office:value-type="float" office:value="0.499382716049383" calcext:value-type="float">
            <text:p>0.4994</text:p>
          </table:table-cell>
          <table:table-cell table:style-name="ce8" office:value-type="float" office:value="0.499232245681382" calcext:value-type="float">
            <text:p>0.4992</text:p>
          </table:table-cell>
          <table:table-cell office:value-type="float" office:value="0.00094030316421619" calcext:value-type="float">
            <text:p>0.0009</text:p>
          </table:table-cell>
          <table:table-cell office:value-type="float" office:value="0.0367901234567901" calcext:value-type="float">
            <text:p>0.0368</text:p>
          </table:table-cell>
          <table:table-cell table:style-name="ce36" office:value-type="float" office:value="0.478338189829453" calcext:value-type="float">
            <text:p>0.4783</text:p>
          </table:table-cell>
          <table:table-cell table:style-name="ce3" office:value-type="float" office:value="0.0197829519830365" calcext:value-type="float">
            <text:p>0.0198</text:p>
          </table:table-cell>
          <table:table-cell office:value-type="float" office:value="0.502716049382716" calcext:value-type="float">
            <text:p>0.5027</text:p>
          </table:table-cell>
          <table:table-cell table:style-name="ce8" office:value-type="float" office:value="0.512028150991683" calcext:value-type="float">
            <text:p>0.5120</text:p>
          </table:table-cell>
          <table:table-cell office:value-type="float" office:value="0.0174914245925001" calcext:value-type="float">
            <text:p>0.0175</text:p>
          </table:table-cell>
          <table:table-cell office:value-type="float" office:value="0.198024691358025" calcext:value-type="float">
            <text:p>0.1980</text:p>
          </table:table-cell>
          <table:table-cell table:style-name="ce36" office:value-type="float" office:value="0.474757201695355" calcext:value-type="float">
            <text:p>0.4748</text:p>
          </table:table-cell>
          <table:table-cell office:value-type="float" office:value="0.0211211173343013" calcext:value-type="float">
            <text:p>0.0211</text:p>
          </table:table-cell>
          <table:table-cell table:style-name="ce37" office:value-type="float" office:value="0.503333333333333" calcext:value-type="float">
            <text:p>0.5033</text:p>
          </table:table-cell>
          <table:table-cell table:style-name="ce8" office:value-type="float" office:value="0.503727649257501" calcext:value-type="float">
            <text:p>0.5037</text:p>
          </table:table-cell>
          <table:table-cell office:value-type="float" office:value="0.00826835820715095" calcext:value-type="float">
            <text:p>0.0083</text:p>
          </table:table-cell>
          <table:table-cell office:value-type="float" office:value="0.0379012345679012" calcext:value-type="float">
            <text:p>0.0379</text:p>
          </table:table-cell>
          <table:table-cell table:style-name="ce36" office:value-type="float" office:value="0.456154748430174" calcext:value-type="float">
            <text:p>0.4562</text:p>
          </table:table-cell>
          <table:table-cell office:value-type="float" office:value="0.0412803164545702" calcext:value-type="float">
            <text:p>0.0413</text:p>
          </table:table-cell>
          <table:table-cell office:value-type="float" office:value="0.50679012345679" calcext:value-type="float">
            <text:p>0.5068</text:p>
          </table:table-cell>
          <table:table-cell table:style-name="ce8" office:value-type="float" office:value="0.502676833284634" calcext:value-type="float">
            <text:p>0.5027</text:p>
          </table:table-cell>
          <table:table-cell office:value-type="float" office:value="0.00618506344956495" calcext:value-type="float">
            <text:p>0.0062</text:p>
          </table:table-cell>
          <table:table-cell office:value-type="float" office:value="0.0366666666666667" calcext:value-type="float">
            <text:p>0.0367</text:p>
          </table:table-cell>
          <table:table-cell table:style-name="ce8" office:value-type="float" office:value="0.507371295865093" calcext:value-type="float">
            <text:p>0.5074</text:p>
          </table:table-cell>
          <table:table-cell office:value-type="float" office:value="0.0168239485908186" calcext:value-type="float">
            <text:p>0.0168</text:p>
          </table:table-cell>
          <table:table-cell office:value-type="float" office:value="0.498765432098765" calcext:value-type="float">
            <text:p>0.498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fire hydrant</text:p>
          </table:table-cell>
          <table:table-cell table:style-name="ce8" office:value-type="float" office:value="0.500852397707312" calcext:value-type="float">
            <text:p>0.5009</text:p>
          </table:table-cell>
          <table:table-cell table:style-name="ce3" office:value-type="float" office:value="0.00885393734627832" calcext:value-type="float">
            <text:p>0.0089</text:p>
          </table:table-cell>
          <table:table-cell office:value-type="float" office:value="0.0846913580246914" calcext:value-type="float">
            <text:p>0.0847</text:p>
          </table:table-cell>
          <table:table-cell table:style-name="ce36" office:value-type="float" office:value="0.462268450703761" calcext:value-type="float">
            <text:p>0.4623</text:p>
          </table:table-cell>
          <table:table-cell office:value-type="float" office:value="0.050364426607466" calcext:value-type="float">
            <text:p>0.0504</text:p>
          </table:table-cell>
          <table:table-cell office:value-type="float" office:value="0.503086419753086" calcext:value-type="float">
            <text:p>0.5031</text:p>
          </table:table-cell>
          <table:table-cell table:style-name="ce8" office:value-type="float" office:value="0.499937185929648" calcext:value-type="float">
            <text:p>0.4999</text:p>
          </table:table-cell>
          <table:table-cell office:value-type="float" office:value="0.000125628140703515" calcext:value-type="float">
            <text:p>0.0001</text:p>
          </table:table-cell>
          <table:table-cell office:value-type="float" office:value="0.0175308641975309" calcext:value-type="float">
            <text:p>0.0175</text:p>
          </table:table-cell>
          <table:table-cell table:style-name="ce36" office:value-type="float" office:value="0.50182671313113" calcext:value-type="float">
            <text:p>0.5018</text:p>
          </table:table-cell>
          <table:table-cell table:style-name="ce3" office:value-type="float" office:value="0.0490459795717989" calcext:value-type="float">
            <text:p>0.0490</text:p>
          </table:table-cell>
          <table:table-cell office:value-type="float" office:value="0.499012345679012" calcext:value-type="float">
            <text:p>0.4990</text:p>
          </table:table-cell>
          <table:table-cell table:style-name="ce8" office:value-type="float" office:value="0.498806493182443" calcext:value-type="float">
            <text:p>0.4988</text:p>
          </table:table-cell>
          <table:table-cell office:value-type="float" office:value="0.000874859079931315" calcext:value-type="float">
            <text:p>0.0009</text:p>
          </table:table-cell>
          <table:table-cell office:value-type="float" office:value="0.0197530864197531" calcext:value-type="float">
            <text:p>0.0198</text:p>
          </table:table-cell>
          <table:table-cell table:style-name="ce36" office:value-type="float" office:value="0.480193030783241" calcext:value-type="float">
            <text:p>0.4802</text:p>
          </table:table-cell>
          <table:table-cell office:value-type="float" office:value="0.0304171368286993" calcext:value-type="float">
            <text:p>0.0304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499057788944724" calcext:value-type="float">
            <text:p>0.4991</text:p>
          </table:table-cell>
          <table:table-cell office:value-type="float" office:value="0.00188442211055277" calcext:value-type="float">
            <text:p>0.0019</text:p>
          </table:table-cell>
          <table:table-cell office:value-type="float" office:value="0.0192592592592593" calcext:value-type="float">
            <text:p>0.0193</text:p>
          </table:table-cell>
          <table:table-cell table:style-name="ce36" office:value-type="float" office:value="0.497994797727775" calcext:value-type="float">
            <text:p>0.4980</text:p>
          </table:table-cell>
          <table:table-cell office:value-type="float" office:value="0.0400314428687164" calcext:value-type="float">
            <text:p>0.0400</text:p>
          </table:table-cell>
          <table:table-cell office:value-type="float" office:value="0.500617283950617" calcext:value-type="float">
            <text:p>0.5006</text:p>
          </table:table-cell>
          <table:table-cell table:style-name="ce8" office:value-type="float" office:value="0.526085786073223" calcext:value-type="float">
            <text:p>0.5261</text:p>
          </table:table-cell>
          <table:table-cell office:value-type="float" office:value="0.0534822181351017" calcext:value-type="float">
            <text:p>0.0535</text:p>
          </table:table-cell>
          <table:table-cell office:value-type="float" office:value="0.0971604938271605" calcext:value-type="float">
            <text:p>0.0972</text:p>
          </table:table-cell>
          <table:table-cell table:style-name="ce8" office:value-type="float" office:value="0.483461198788386" calcext:value-type="float">
            <text:p>0.4835</text:p>
          </table:table-cell>
          <table:table-cell office:value-type="float" office:value="0.0407619268086762" calcext:value-type="float">
            <text:p>0.0408</text:p>
          </table:table-cell>
          <table:table-cell office:value-type="float" office:value="0.501111111111111" calcext:value-type="float">
            <text:p>0.501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top sign</text:p>
          </table:table-cell>
          <table:table-cell table:style-name="ce8" office:value-type="float" office:value="0.500834822118024" calcext:value-type="float">
            <text:p>0.5008</text:p>
          </table:table-cell>
          <table:table-cell table:style-name="ce3" office:value-type="float" office:value="0.00420118093526597" calcext:value-type="float">
            <text:p>0.0042</text:p>
          </table:table-cell>
          <table:table-cell office:value-type="float" office:value="0.0219753086419753" calcext:value-type="float">
            <text:p>0.0220</text:p>
          </table:table-cell>
          <table:table-cell table:style-name="ce36" office:value-type="float" office:value="0.494511996402561" calcext:value-type="float">
            <text:p>0.4945</text:p>
          </table:table-cell>
          <table:table-cell office:value-type="float" office:value="0.0335282571503378" calcext:value-type="float">
            <text:p>0.0335</text:p>
          </table:table-cell>
          <table:table-cell office:value-type="float" office:value="0.500617283950617" calcext:value-type="float">
            <text:p>0.5006</text:p>
          </table:table-cell>
          <table:table-cell table:style-name="ce8" office:value-type="float" office:value="0.499686205568433" calcext:value-type="float">
            <text:p>0.4997</text:p>
          </table:table-cell>
          <table:table-cell office:value-type="float" office:value="0.000396959435589261" calcext:value-type="float">
            <text:p>0.0004</text:p>
          </table:table-cell>
          <table:table-cell office:value-type="float" office:value="0.0167901234567901" calcext:value-type="float">
            <text:p>0.0168</text:p>
          </table:table-cell>
          <table:table-cell table:style-name="ce36" office:value-type="float" office:value="0.467034365737128" calcext:value-type="float">
            <text:p>0.4670</text:p>
          </table:table-cell>
          <table:table-cell table:style-name="ce3" office:value-type="float" office:value="0.0274217304112134" calcext:value-type="float">
            <text:p>0.0274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498243373416161" calcext:value-type="float">
            <text:p>0.4982</text:p>
          </table:table-cell>
          <table:table-cell office:value-type="float" office:value="0.00335851728831076" calcext:value-type="float">
            <text:p>0.0034</text:p>
          </table:table-cell>
          <table:table-cell office:value-type="float" office:value="0.0196296296296296" calcext:value-type="float">
            <text:p>0.0196</text:p>
          </table:table-cell>
          <table:table-cell table:style-name="ce36" office:value-type="float" office:value="0.474599824550912" calcext:value-type="float">
            <text:p>0.4746</text:p>
          </table:table-cell>
          <table:table-cell office:value-type="float" office:value="0.0152822906403752" calcext:value-type="float">
            <text:p>0.0153</text:p>
          </table:table-cell>
          <table:table-cell table:style-name="ce37" office:value-type="float" office:value="0.501728395061728" calcext:value-type="float">
            <text:p>0.5017</text:p>
          </table:table-cell>
          <table:table-cell table:style-name="ce8" office:value-type="float" office:value="0.498117351556094" calcext:value-type="float">
            <text:p>0.4981</text:p>
          </table:table-cell>
          <table:table-cell office:value-type="float" office:value="0.00218301371221518" calcext:value-type="float">
            <text:p>0.0022</text:p>
          </table:table-cell>
          <table:table-cell office:value-type="float" office:value="0.0198765432098765" calcext:value-type="float">
            <text:p>0.0199</text:p>
          </table:table-cell>
          <table:table-cell table:style-name="ce36" office:value-type="float" office:value="0.478733241591843" calcext:value-type="float">
            <text:p>0.4787</text:p>
          </table:table-cell>
          <table:table-cell office:value-type="float" office:value="0.0435664641071266" calcext:value-type="float">
            <text:p>0.0436</text:p>
          </table:table-cell>
          <table:table-cell office:value-type="float" office:value="0.501604938271605" calcext:value-type="float">
            <text:p>0.5016</text:p>
          </table:table-cell>
          <table:table-cell table:style-name="ce8" office:value-type="float" office:value="0.499686244950265" calcext:value-type="float">
            <text:p>0.4997</text:p>
          </table:table-cell>
          <table:table-cell office:value-type="float" office:value="0.000396834899312301" calcext:value-type="float">
            <text:p>0.0004</text:p>
          </table:table-cell>
          <table:table-cell office:value-type="float" office:value="0.0167901234567901" calcext:value-type="float">
            <text:p>0.0168</text:p>
          </table:table-cell>
          <table:table-cell table:style-name="ce8" office:value-type="float" office:value="0.487005767863008" calcext:value-type="float">
            <text:p>0.4870</text:p>
          </table:table-cell>
          <table:table-cell office:value-type="float" office:value="0.0680532923286982" calcext:value-type="float">
            <text:p>0.0681</text:p>
          </table:table-cell>
          <table:table-cell office:value-type="float" office:value="0.500493827160494" calcext:value-type="float">
            <text:p>0.500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parking meter</text:p>
          </table:table-cell>
          <table:table-cell table:style-name="ce8" office:value-type="float" office:value="0.499378920542389" calcext:value-type="float">
            <text:p>0.4994</text:p>
          </table:table-cell>
          <table:table-cell table:style-name="ce3" office:value-type="float" office:value="0.000651452451775868" calcext:value-type="float">
            <text:p>0.0007</text:p>
          </table:table-cell>
          <table:table-cell office:value-type="float" office:value="0.00728395061728395" calcext:value-type="float">
            <text:p>0.0073</text:p>
          </table:table-cell>
          <table:table-cell table:style-name="ce36" office:value-type="float" office:value="0.409410689707022" calcext:value-type="float">
            <text:p>0.4094</text:p>
          </table:table-cell>
          <table:table-cell office:value-type="float" office:value="0.0870975898542968" calcext:value-type="float">
            <text:p>0.0871</text:p>
          </table:table-cell>
          <table:table-cell office:value-type="float" office:value="0.502222222222222" calcext:value-type="float">
            <text:p>0.5022</text:p>
          </table:table-cell>
          <table:table-cell table:style-name="ce8" office:value-type="float" office:value="0.498633887365974" calcext:value-type="float">
            <text:p>0.4986</text:p>
          </table:table-cell>
          <table:table-cell office:value-type="float" office:value="0.00145100285603484" calcext:value-type="float">
            <text:p>0.0015</text:p>
          </table:table-cell>
          <table:table-cell office:value-type="float" office:value="0.00876543209876543" calcext:value-type="float">
            <text:p>0.0088</text:p>
          </table:table-cell>
          <table:table-cell table:style-name="ce36" office:value-type="float" office:value="0.401942275736301" calcext:value-type="float">
            <text:p>0.4019</text:p>
          </table:table-cell>
          <table:table-cell table:style-name="ce3" office:value-type="float" office:value="0.0295634547518964" calcext:value-type="float">
            <text:p>0.0296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499565255946116" calcext:value-type="float">
            <text:p>0.4996</text:p>
          </table:table-cell>
          <table:table-cell office:value-type="float" office:value="0.000576009468834286" calcext:value-type="float">
            <text:p>0.0006</text:p>
          </table:table-cell>
          <table:table-cell office:value-type="float" office:value="0.00691358024691358" calcext:value-type="float">
            <text:p>0.0069</text:p>
          </table:table-cell>
          <table:table-cell table:style-name="ce36" office:value-type="float" office:value="0.392369925704878" calcext:value-type="float">
            <text:p>0.3924</text:p>
          </table:table-cell>
          <table:table-cell office:value-type="float" office:value="0.0668732426004464" calcext:value-type="float">
            <text:p>0.0669</text:p>
          </table:table-cell>
          <table:table-cell table:style-name="ce37" office:value-type="float" office:value="0.50320987654321" calcext:value-type="float">
            <text:p>0.5032</text:p>
          </table:table-cell>
          <table:table-cell table:style-name="ce8" office:value-type="float" office:value="0.49944099378882" calcext:value-type="float">
            <text:p>0.4994</text:p>
          </table:table-cell>
          <table:table-cell office:value-type="float" office:value="0.000602196255579662" calcext:value-type="float">
            <text:p>0.0006</text:p>
          </table:table-cell>
          <table:table-cell office:value-type="float" office:value="0.00716049382716049" calcext:value-type="float">
            <text:p>0.0072</text:p>
          </table:table-cell>
          <table:table-cell table:style-name="ce36" office:value-type="float" office:value="0.420335156975915" calcext:value-type="float">
            <text:p>0.4203</text:p>
          </table:table-cell>
          <table:table-cell office:value-type="float" office:value="0.0701287671118478" calcext:value-type="float">
            <text:p>0.0701</text:p>
          </table:table-cell>
          <table:table-cell office:value-type="float" office:value="0.502469135802469" calcext:value-type="float">
            <text:p>0.5025</text:p>
          </table:table-cell>
          <table:table-cell table:style-name="ce8" office:value-type="float" office:value="0.499875776397516" calcext:value-type="float">
            <text:p>0.4999</text:p>
          </table:table-cell>
          <table:table-cell office:value-type="float" office:value="0.000248447204968949" calcext:value-type="float">
            <text:p>0.0002</text:p>
          </table:table-cell>
          <table:table-cell office:value-type="float" office:value="0.0062962962962963" calcext:value-type="float">
            <text:p>0.0063</text:p>
          </table:table-cell>
          <table:table-cell table:style-name="ce8" office:value-type="float" office:value="0.474351180355553" calcext:value-type="float">
            <text:p>0.4744</text:p>
          </table:table-cell>
          <table:table-cell office:value-type="float" office:value="0.0366729890603722" calcext:value-type="float">
            <text:p>0.0367</text:p>
          </table:table-cell>
          <table:table-cell office:value-type="float" office:value="0.500493827160494" calcext:value-type="float">
            <text:p>0.500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ench</text:p>
          </table:table-cell>
          <table:table-cell table:style-name="ce8" office:value-type="float" office:value="0.492297734627832" calcext:value-type="float">
            <text:p>0.4923</text:p>
          </table:table-cell>
          <table:table-cell table:style-name="ce3" office:value-type="float" office:value="0.0150398206962427" calcext:value-type="float">
            <text:p>0.0150</text:p>
          </table:table-cell>
          <table:table-cell office:value-type="float" office:value="0.266666666666667" calcext:value-type="float">
            <text:p>0.2667</text:p>
          </table:table-cell>
          <table:table-cell table:style-name="ce36" office:value-type="float" office:value="0.444517799352751" calcext:value-type="float">
            <text:p>0.4445</text:p>
          </table:table-cell>
          <table:table-cell office:value-type="float" office:value="0.0385959940634048" calcext:value-type="float">
            <text:p>0.0386</text:p>
          </table:table-cell>
          <table:table-cell office:value-type="float" office:value="0.510246913580247" calcext:value-type="float">
            <text:p>0.5102</text:p>
          </table:table-cell>
          <table:table-cell table:style-name="ce8" office:value-type="float" office:value="0.499935275080906" calcext:value-type="float">
            <text:p>0.4999</text:p>
          </table:table-cell>
          <table:table-cell office:value-type="float" office:value="0.000129449838187701" calcext:value-type="float">
            <text:p>0.0001</text:p>
          </table:table-cell>
          <table:table-cell office:value-type="float" office:value="0.0464197530864198" calcext:value-type="float">
            <text:p>0.0464</text:p>
          </table:table-cell>
          <table:table-cell table:style-name="ce36" office:value-type="float" office:value="0.463339805825243" calcext:value-type="float">
            <text:p>0.4633</text:p>
          </table:table-cell>
          <table:table-cell table:style-name="ce3" office:value-type="float" office:value="0.0246260276865424" calcext:value-type="float">
            <text:p>0.0246</text:p>
          </table:table-cell>
          <table:table-cell office:value-type="float" office:value="0.505802469135803" calcext:value-type="float">
            <text:p>0.5058</text:p>
          </table:table-cell>
          <table:table-cell table:style-name="ce8" office:value-type="float" office:value="0.501967637540453" calcext:value-type="float">
            <text:p>0.5020</text:p>
          </table:table-cell>
          <table:table-cell office:value-type="float" office:value="0.00580963028288697" calcext:value-type="float">
            <text:p>0.0058</text:p>
          </table:table-cell>
          <table:table-cell office:value-type="float" office:value="0.0885185185185185" calcext:value-type="float">
            <text:p>0.0885</text:p>
          </table:table-cell>
          <table:table-cell table:style-name="ce36" office:value-type="float" office:value="0.485190938511327" calcext:value-type="float">
            <text:p>0.4852</text:p>
          </table:table-cell>
          <table:table-cell office:value-type="float" office:value="0.0196471167234981" calcext:value-type="float">
            <text:p>0.0196</text:p>
          </table:table-cell>
          <table:table-cell table:style-name="ce37" office:value-type="float" office:value="0.50283950617284" calcext:value-type="float">
            <text:p>0.5028</text:p>
          </table:table-cell>
          <table:table-cell table:style-name="ce8" office:value-type="float" office:value="0.530550161812298" calcext:value-type="float">
            <text:p>0.5306</text:p>
          </table:table-cell>
          <table:table-cell office:value-type="float" office:value="0.0611003236245955" calcext:value-type="float">
            <text:p>0.0611</text:p>
          </table:table-cell>
          <table:table-cell office:value-type="float" office:value="0.0969135802469136" calcext:value-type="float">
            <text:p>0.0969</text:p>
          </table:table-cell>
          <table:table-cell table:style-name="ce36" office:value-type="float" office:value="0.461359223300971" calcext:value-type="float">
            <text:p>0.4614</text:p>
          </table:table-cell>
          <table:table-cell office:value-type="float" office:value="0.0286111085436302" calcext:value-type="float">
            <text:p>0.0286</text:p>
          </table:table-cell>
          <table:table-cell office:value-type="float" office:value="0.507160493827161" calcext:value-type="float">
            <text:p>0.5072</text:p>
          </table:table-cell>
          <table:table-cell table:style-name="ce8" office:value-type="float" office:value="0.493734627831715" calcext:value-type="float">
            <text:p>0.4937</text:p>
          </table:table-cell>
          <table:table-cell office:value-type="float" office:value="0.0122096933663723" calcext:value-type="float">
            <text:p>0.0122</text:p>
          </table:table-cell>
          <table:table-cell office:value-type="float" office:value="0.0630864197530864" calcext:value-type="float">
            <text:p>0.0631</text:p>
          </table:table-cell>
          <table:table-cell table:style-name="ce8" office:value-type="float" office:value="0.474006472491909" calcext:value-type="float">
            <text:p>0.4740</text:p>
          </table:table-cell>
          <table:table-cell office:value-type="float" office:value="0.0200617849396367" calcext:value-type="float">
            <text:p>0.0201</text:p>
          </table:table-cell>
          <table:table-cell office:value-type="float" office:value="0.504814814814815" calcext:value-type="float">
            <text:p>0.504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ird</text:p>
          </table:table-cell>
          <table:table-cell table:style-name="ce8" office:value-type="float" office:value="0.500381838691483" calcext:value-type="float">
            <text:p>0.5004</text:p>
          </table:table-cell>
          <table:table-cell table:style-name="ce3" office:value-type="float" office:value="0.00564395539108702" calcext:value-type="float">
            <text:p>0.0056</text:p>
          </table:table-cell>
          <table:table-cell office:value-type="float" office:value="0.0351851851851852" calcext:value-type="float">
            <text:p>0.0352</text:p>
          </table:table-cell>
          <table:table-cell table:style-name="ce36" office:value-type="float" office:value="0.517154965170194" calcext:value-type="float">
            <text:p>0.5172</text:p>
          </table:table-cell>
          <table:table-cell office:value-type="float" office:value="0.0283836143549404" calcext:value-type="float">
            <text:p>0.0284</text:p>
          </table:table-cell>
          <table:table-cell office:value-type="float" office:value="0.498518518518519" calcext:value-type="float">
            <text:p>0.4985</text:p>
          </table:table-cell>
          <table:table-cell table:style-name="ce8" office:value-type="float" office:value="0.502210242380293" calcext:value-type="float">
            <text:p>0.5022</text:p>
          </table:table-cell>
          <table:table-cell office:value-type="float" office:value="0.00513176646021988" calcext:value-type="float">
            <text:p>0.0051</text:p>
          </table:table-cell>
          <table:table-cell office:value-type="float" office:value="0.0317283950617284" calcext:value-type="float">
            <text:p>0.0317</text:p>
          </table:table-cell>
          <table:table-cell table:style-name="ce36" office:value-type="float" office:value="0.572860907845679" calcext:value-type="float">
            <text:p>0.5729</text:p>
          </table:table-cell>
          <table:table-cell table:style-name="ce3" office:value-type="float" office:value="0.0418504516891933" calcext:value-type="float">
            <text:p>0.0419</text:p>
          </table:table-cell>
          <table:table-cell office:value-type="float" office:value="0.491234567901235" calcext:value-type="float">
            <text:p>0.4912</text:p>
          </table:table-cell>
          <table:table-cell table:style-name="ce8" office:value-type="float" office:value="0.510730158730159" calcext:value-type="float">
            <text:p>0.5107</text:p>
          </table:table-cell>
          <table:table-cell office:value-type="float" office:value="0.0214603174603174" calcext:value-type="float">
            <text:p>0.0215</text:p>
          </table:table-cell>
          <table:table-cell office:value-type="float" office:value="0.0318518518518519" calcext:value-type="float">
            <text:p>0.0319</text:p>
          </table:table-cell>
          <table:table-cell table:style-name="ce36" office:value-type="float" office:value="0.574686579354092" calcext:value-type="float">
            <text:p>0.5747</text:p>
          </table:table-cell>
          <table:table-cell office:value-type="float" office:value="0.0477867351176861" calcext:value-type="float">
            <text:p>0.0478</text:p>
          </table:table-cell>
          <table:table-cell table:style-name="ce37" office:value-type="float" office:value="0.492469135802469" calcext:value-type="float">
            <text:p>0.4925</text:p>
          </table:table-cell>
          <table:table-cell table:style-name="ce8" office:value-type="float" office:value="0.499873056159858" calcext:value-type="float">
            <text:p>0.4999</text:p>
          </table:table-cell>
          <table:table-cell office:value-type="float" office:value="0.000155473830217498" calcext:value-type="float">
            <text:p>0.0002</text:p>
          </table:table-cell>
          <table:table-cell office:value-type="float" office:value="0.0277777777777778" calcext:value-type="float">
            <text:p>0.0278</text:p>
          </table:table-cell>
          <table:table-cell table:style-name="ce36" office:value-type="float" office:value="0.558778180646201" calcext:value-type="float">
            <text:p>0.5588</text:p>
          </table:table-cell>
          <table:table-cell office:value-type="float" office:value="0.0470678168915096" calcext:value-type="float">
            <text:p>0.0471</text:p>
          </table:table-cell>
          <table:table-cell office:value-type="float" office:value="0.493827160493827" calcext:value-type="float">
            <text:p>0.4938</text:p>
          </table:table-cell>
          <table:table-cell table:style-name="ce8" office:value-type="float" office:value="0.502920634920635" calcext:value-type="float">
            <text:p>0.5029</text:p>
          </table:table-cell>
          <table:table-cell office:value-type="float" office:value="0.00600125963094205" calcext:value-type="float">
            <text:p>0.0060</text:p>
          </table:table-cell>
          <table:table-cell office:value-type="float" office:value="0.0302469135802469" calcext:value-type="float">
            <text:p>0.0302</text:p>
          </table:table-cell>
          <table:table-cell table:style-name="ce8" office:value-type="float" office:value="0.49883188666945" calcext:value-type="float">
            <text:p>0.4988</text:p>
          </table:table-cell>
          <table:table-cell office:value-type="float" office:value="0.0239309590425916" calcext:value-type="float">
            <text:p>0.0239</text:p>
          </table:table-cell>
          <table:table-cell office:value-type="float" office:value="0.499876543209876" calcext:value-type="float">
            <text:p>0.499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0.500924173212244" calcext:value-type="float">
            <text:p>0.5009</text:p>
          </table:table-cell>
          <table:table-cell table:style-name="ce3" office:value-type="float" office:value="0.00310673892497245" calcext:value-type="float">
            <text:p>0.0031</text:p>
          </table:table-cell>
          <table:table-cell office:value-type="float" office:value="0.0451851851851852" calcext:value-type="float">
            <text:p>0.0452</text:p>
          </table:table-cell>
          <table:table-cell table:style-name="ce36" office:value-type="float" office:value="0.478058498752527" calcext:value-type="float">
            <text:p>0.4781</text:p>
          </table:table-cell>
          <table:table-cell office:value-type="float" office:value="0.0251457809937064" calcext:value-type="float">
            <text:p>0.0251</text:p>
          </table:table-cell>
          <table:table-cell office:value-type="float" office:value="0.504074074074074" calcext:value-type="float">
            <text:p>0.5041</text:p>
          </table:table-cell>
          <table:table-cell table:style-name="ce8" office:value-type="float" office:value="0.501323299701267" calcext:value-type="float">
            <text:p>0.5013</text:p>
          </table:table-cell>
          <table:table-cell office:value-type="float" office:value="0.00951347462691072" calcext:value-type="float">
            <text:p>0.0095</text:p>
          </table:table-cell>
          <table:table-cell office:value-type="float" office:value="0.23037037037037" calcext:value-type="float">
            <text:p>0.2304</text:p>
          </table:table-cell>
          <table:table-cell table:style-name="ce36" office:value-type="float" office:value="0.458027852890737" calcext:value-type="float">
            <text:p>0.4580</text:p>
          </table:table-cell>
          <table:table-cell table:style-name="ce3" office:value-type="float" office:value="0.0322942997120519" calcext:value-type="float">
            <text:p>0.0323</text:p>
          </table:table-cell>
          <table:table-cell office:value-type="float" office:value="0.506543209876543" calcext:value-type="float">
            <text:p>0.5065</text:p>
          </table:table-cell>
          <table:table-cell table:style-name="ce8" office:value-type="float" office:value="0.50500619888324" calcext:value-type="float">
            <text:p>0.5050</text:p>
          </table:table-cell>
          <table:table-cell office:value-type="float" office:value="0.010827587801546" calcext:value-type="float">
            <text:p>0.0108</text:p>
          </table:table-cell>
          <table:table-cell office:value-type="float" office:value="0.196172839506173" calcext:value-type="float">
            <text:p>0.1962</text:p>
          </table:table-cell>
          <table:table-cell table:style-name="ce36" office:value-type="float" office:value="0.473273855866874" calcext:value-type="float">
            <text:p>0.4733</text:p>
          </table:table-cell>
          <table:table-cell office:value-type="float" office:value="0.0241081252547122" calcext:value-type="float">
            <text:p>0.0241</text:p>
          </table:table-cell>
          <table:table-cell table:style-name="ce37" office:value-type="float" office:value="0.504691358024691" calcext:value-type="float">
            <text:p>0.5047</text:p>
          </table:table-cell>
          <table:table-cell table:style-name="ce8" office:value-type="float" office:value="0.533853316155856" calcext:value-type="float">
            <text:p>0.5339</text:p>
          </table:table-cell>
          <table:table-cell office:value-type="float" office:value="0.0594462652752832" calcext:value-type="float">
            <text:p>0.0594</text:p>
          </table:table-cell>
          <table:table-cell office:value-type="float" office:value="0.14679012345679" calcext:value-type="float">
            <text:p>0.1468</text:p>
          </table:table-cell>
          <table:table-cell table:style-name="ce36" office:value-type="float" office:value="0.490487571492776" calcext:value-type="float">
            <text:p>0.4905</text:p>
          </table:table-cell>
          <table:table-cell office:value-type="float" office:value="0.0237270913719528" calcext:value-type="float">
            <text:p>0.0237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514934949128337" calcext:value-type="float">
            <text:p>0.5149</text:p>
          </table:table-cell>
          <table:table-cell office:value-type="float" office:value="0.0344991398599506" calcext:value-type="float">
            <text:p>0.0345</text:p>
          </table:table-cell>
          <table:table-cell office:value-type="float" office:value="0.149753086419753" calcext:value-type="float">
            <text:p>0.1498</text:p>
          </table:table-cell>
          <table:table-cell table:style-name="ce8" office:value-type="float" office:value="0.487607754192402" calcext:value-type="float">
            <text:p>0.4876</text:p>
          </table:table-cell>
          <table:table-cell office:value-type="float" office:value="0.0325014895939931" calcext:value-type="float">
            <text:p>0.0325</text:p>
          </table:table-cell>
          <table:table-cell office:value-type="float" office:value="0.501728395061728" calcext:value-type="float">
            <text:p>0.501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dog</text:p>
          </table:table-cell>
          <table:table-cell table:style-name="ce8" office:value-type="float" office:value="0.499029549890258" calcext:value-type="float">
            <text:p>0.4990</text:p>
          </table:table-cell>
          <table:table-cell table:style-name="ce3" office:value-type="float" office:value="0.00482611708067448" calcext:value-type="float">
            <text:p>0.0048</text:p>
          </table:table-cell>
          <table:table-cell office:value-type="float" office:value="0.044320987654321" calcext:value-type="float">
            <text:p>0.0443</text:p>
          </table:table-cell>
          <table:table-cell table:style-name="ce36" office:value-type="float" office:value="0.510333683720245" calcext:value-type="float">
            <text:p>0.5103</text:p>
          </table:table-cell>
          <table:table-cell office:value-type="float" office:value="0.042173080461176" calcext:value-type="float">
            <text:p>0.0422</text:p>
          </table:table-cell>
          <table:table-cell office:value-type="float" office:value="0.498888888888889" calcext:value-type="float">
            <text:p>0.4989</text:p>
          </table:table-cell>
          <table:table-cell table:style-name="ce8" office:value-type="float" office:value="0.498585944727787" calcext:value-type="float">
            <text:p>0.4986</text:p>
          </table:table-cell>
          <table:table-cell office:value-type="float" office:value="0.00302926616056682" calcext:value-type="float">
            <text:p>0.0030</text:p>
          </table:table-cell>
          <table:table-cell office:value-type="float" office:value="0.0419753086419753" calcext:value-type="float">
            <text:p>0.0420</text:p>
          </table:table-cell>
          <table:table-cell table:style-name="ce36" office:value-type="float" office:value="0.475151940380576" calcext:value-type="float">
            <text:p>0.4752</text:p>
          </table:table-cell>
          <table:table-cell table:style-name="ce3" office:value-type="float" office:value="0.014404518950933" calcext:value-type="float">
            <text:p>0.0144</text:p>
          </table:table-cell>
          <table:table-cell office:value-type="float" office:value="0.50320987654321" calcext:value-type="float">
            <text:p>0.5032</text:p>
          </table:table-cell>
          <table:table-cell table:style-name="ce8" office:value-type="float" office:value="0.496279250190037" calcext:value-type="float">
            <text:p>0.4963</text:p>
          </table:table-cell>
          <table:table-cell office:value-type="float" office:value="0.00650801327893837" calcext:value-type="float">
            <text:p>0.0065</text:p>
          </table:table-cell>
          <table:table-cell office:value-type="float" office:value="0.0495061728395062" calcext:value-type="float">
            <text:p>0.0495</text:p>
          </table:table-cell>
          <table:table-cell table:style-name="ce36" office:value-type="float" office:value="0.498031006013671" calcext:value-type="float">
            <text:p>0.4980</text:p>
          </table:table-cell>
          <table:table-cell office:value-type="float" office:value="0.0402509232765946" calcext:value-type="float">
            <text:p>0.0403</text:p>
          </table:table-cell>
          <table:table-cell table:style-name="ce37" office:value-type="float" office:value="0.500987654320988" calcext:value-type="float">
            <text:p>0.5010</text:p>
          </table:table-cell>
          <table:table-cell table:style-name="ce8" office:value-type="float" office:value="0.504417942396077" calcext:value-type="float">
            <text:p>0.5044</text:p>
          </table:table-cell>
          <table:table-cell office:value-type="float" office:value="0.0132873306928978" calcext:value-type="float">
            <text:p>0.0133</text:p>
          </table:table-cell>
          <table:table-cell office:value-type="float" office:value="0.0845679012345679" calcext:value-type="float">
            <text:p>0.0846</text:p>
          </table:table-cell>
          <table:table-cell table:style-name="ce36" office:value-type="float" office:value="0.535036040080517" calcext:value-type="float">
            <text:p>0.5350</text:p>
          </table:table-cell>
          <table:table-cell office:value-type="float" office:value="0.0400802010556285" calcext:value-type="float">
            <text:p>0.0401</text:p>
          </table:table-cell>
          <table:table-cell office:value-type="float" office:value="0.495679012345679" calcext:value-type="float">
            <text:p>0.4957</text:p>
          </table:table-cell>
          <table:table-cell table:style-name="ce8" office:value-type="float" office:value="0.498085796078748" calcext:value-type="float">
            <text:p>0.4981</text:p>
          </table:table-cell>
          <table:table-cell office:value-type="float" office:value="0.00887080955255887" calcext:value-type="float">
            <text:p>0.0089</text:p>
          </table:table-cell>
          <table:table-cell office:value-type="float" office:value="0.126172839506173" calcext:value-type="float">
            <text:p>0.1262</text:p>
          </table:table-cell>
          <table:table-cell table:style-name="ce8" office:value-type="float" office:value="0.519523424147089" calcext:value-type="float">
            <text:p>0.5195</text:p>
          </table:table-cell>
          <table:table-cell office:value-type="float" office:value="0.00782574655379577" calcext:value-type="float">
            <text:p>0.0078</text:p>
          </table:table-cell>
          <table:table-cell office:value-type="float" office:value="0.497283950617284" calcext:value-type="float">
            <text:p>0.497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horse</text:p>
          </table:table-cell>
          <table:table-cell table:style-name="ce8" office:value-type="float" office:value="0.500012036240831" calcext:value-type="float">
            <text:p>0.5000</text:p>
          </table:table-cell>
          <table:table-cell table:style-name="ce3" office:value-type="float" office:value="0.00362888268646564" calcext:value-type="float">
            <text:p>0.0036</text:p>
          </table:table-cell>
          <table:table-cell office:value-type="float" office:value="0.0996296296296296" calcext:value-type="float">
            <text:p>0.0996</text:p>
          </table:table-cell>
          <table:table-cell table:style-name="ce36" office:value-type="float" office:value="0.466673139823885" calcext:value-type="float">
            <text:p>0.4667</text:p>
          </table:table-cell>
          <table:table-cell office:value-type="float" office:value="0.0300059782427171" calcext:value-type="float">
            <text:p>0.0300</text:p>
          </table:table-cell>
          <table:table-cell office:value-type="float" office:value="0.50358024691358" calcext:value-type="float">
            <text:p>0.5036</text:p>
          </table:table-cell>
          <table:table-cell table:style-name="ce8" office:value-type="float" office:value="0.511425191011347" calcext:value-type="float">
            <text:p>0.5114</text:p>
          </table:table-cell>
          <table:table-cell office:value-type="float" office:value="0.0238117227646736" calcext:value-type="float">
            <text:p>0.0238</text:p>
          </table:table-cell>
          <table:table-cell office:value-type="float" office:value="0.052962962962963" calcext:value-type="float">
            <text:p>0.0530</text:p>
          </table:table-cell>
          <table:table-cell table:style-name="ce36" office:value-type="float" office:value="0.504249383834162" calcext:value-type="float">
            <text:p>0.5042</text:p>
          </table:table-cell>
          <table:table-cell table:style-name="ce3" office:value-type="float" office:value="0.0282451819770034" calcext:value-type="float">
            <text:p>0.0282</text:p>
          </table:table-cell>
          <table:table-cell office:value-type="float" office:value="0.498888888888889" calcext:value-type="float">
            <text:p>0.4989</text:p>
          </table:table-cell>
          <table:table-cell table:style-name="ce8" office:value-type="float" office:value="0.500543223186543" calcext:value-type="float">
            <text:p>0.5005</text:p>
          </table:table-cell>
          <table:table-cell office:value-type="float" office:value="0.00125080136015988" calcext:value-type="float">
            <text:p>0.0013</text:p>
          </table:table-cell>
          <table:table-cell office:value-type="float" office:value="0.0290123456790123" calcext:value-type="float">
            <text:p>0.0290</text:p>
          </table:table-cell>
          <table:table-cell table:style-name="ce36" office:value-type="float" office:value="0.46654964963187" calcext:value-type="float">
            <text:p>0.4665</text:p>
          </table:table-cell>
          <table:table-cell office:value-type="float" office:value="0.0339882183885901" calcext:value-type="float">
            <text:p>0.0340</text:p>
          </table:table-cell>
          <table:table-cell table:style-name="ce37" office:value-type="float" office:value="0.503703703703704" calcext:value-type="float">
            <text:p>0.5037</text:p>
          </table:table-cell>
          <table:table-cell table:style-name="ce8" office:value-type="float" office:value="0.498871114662878" calcext:value-type="float">
            <text:p>0.4989</text:p>
          </table:table-cell>
          <table:table-cell office:value-type="float" office:value="0.00656302198923962" calcext:value-type="float">
            <text:p>0.0066</text:p>
          </table:table-cell>
          <table:table-cell office:value-type="float" office:value="0.0646913580246914" calcext:value-type="float">
            <text:p>0.0647</text:p>
          </table:table-cell>
          <table:table-cell table:style-name="ce36" office:value-type="float" office:value="0.491343566554462" calcext:value-type="float">
            <text:p>0.4913</text:p>
          </table:table-cell>
          <table:table-cell office:value-type="float" office:value="0.0167050123393188" calcext:value-type="float">
            <text:p>0.0167</text:p>
          </table:table-cell>
          <table:table-cell office:value-type="float" office:value="0.501234567901235" calcext:value-type="float">
            <text:p>0.5012</text:p>
          </table:table-cell>
          <table:table-cell table:style-name="ce8" office:value-type="float" office:value="0.510736958475335" calcext:value-type="float">
            <text:p>0.5107</text:p>
          </table:table-cell>
          <table:table-cell office:value-type="float" office:value="0.021632592648154" calcext:value-type="float">
            <text:p>0.0216</text:p>
          </table:table-cell>
          <table:table-cell office:value-type="float" office:value="0.0317283950617284" calcext:value-type="float">
            <text:p>0.0317</text:p>
          </table:table-cell>
          <table:table-cell table:style-name="ce8" office:value-type="float" office:value="0.479336551978962" calcext:value-type="float">
            <text:p>0.4793</text:p>
          </table:table-cell>
          <table:table-cell office:value-type="float" office:value="0.0322426388060293" calcext:value-type="float">
            <text:p>0.0322</text:p>
          </table:table-cell>
          <table:table-cell office:value-type="float" office:value="0.501481481481481" calcext:value-type="float">
            <text:p>0.501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heep</text:p>
          </table:table-cell>
          <table:table-cell table:style-name="ce8" office:value-type="float" office:value="0.497940074906367" calcext:value-type="float">
            <text:p>0.4979</text:p>
          </table:table-cell>
          <table:table-cell table:style-name="ce3" office:value-type="float" office:value="0.00335340225182605" calcext:value-type="float">
            <text:p>0.0034</text:p>
          </table:table-cell>
          <table:table-cell office:value-type="float" office:value="0.0151851851851852" calcext:value-type="float">
            <text:p>0.0152</text:p>
          </table:table-cell>
          <table:table-cell table:style-name="ce36" office:value-type="float" office:value="0.505430711610487" calcext:value-type="float">
            <text:p>0.5054</text:p>
          </table:table-cell>
          <table:table-cell office:value-type="float" office:value="0.0369233222770411" calcext:value-type="float">
            <text:p>0.0369</text:p>
          </table:table-cell>
          <table:table-cell office:value-type="float" office:value="0.500123456790123" calcext:value-type="float">
            <text:p>0.5001</text:p>
          </table:table-cell>
          <table:table-cell table:style-name="ce8" office:value-type="float" office:value="0.498751560549313" calcext:value-type="float">
            <text:p>0.4988</text:p>
          </table:table-cell>
          <table:table-cell office:value-type="float" office:value="0.00181989759514523" calcext:value-type="float">
            <text:p>0.0018</text:p>
          </table:table-cell>
          <table:table-cell office:value-type="float" office:value="0.0135802469135802" calcext:value-type="float">
            <text:p>0.0136</text:p>
          </table:table-cell>
          <table:table-cell table:style-name="ce36" office:value-type="float" office:value="0.573283395755306" calcext:value-type="float">
            <text:p>0.5733</text:p>
          </table:table-cell>
          <table:table-cell table:style-name="ce3" office:value-type="float" office:value="0.0571150474377327" calcext:value-type="float">
            <text:p>0.0571</text:p>
          </table:table-cell>
          <table:table-cell office:value-type="float" office:value="0.496296296296296" calcext:value-type="float">
            <text:p>0.4963</text:p>
          </table:table-cell>
          <table:table-cell table:style-name="ce8" office:value-type="float" office:value="0.506616729088639" calcext:value-type="float">
            <text:p>0.5066</text:p>
          </table:table-cell>
          <table:table-cell office:value-type="float" office:value="0.0111443764126989" calcext:value-type="float">
            <text:p>0.0111</text:p>
          </table:table-cell>
          <table:table-cell office:value-type="float" office:value="0.19358024691358" calcext:value-type="float">
            <text:p>0.1936</text:p>
          </table:table-cell>
          <table:table-cell table:style-name="ce36" office:value-type="float" office:value="0.567228464419476" calcext:value-type="float">
            <text:p>0.5672</text:p>
          </table:table-cell>
          <table:table-cell office:value-type="float" office:value="0.066431937245244" calcext:value-type="float">
            <text:p>0.0664</text:p>
          </table:table-cell>
          <table:table-cell table:style-name="ce37" office:value-type="float" office:value="0.497407407407407" calcext:value-type="float">
            <text:p>0.4974</text:p>
          </table:table-cell>
          <table:table-cell table:style-name="ce8" office:value-type="float" office:value="0.497815230961298" calcext:value-type="float">
            <text:p>0.4978</text:p>
          </table:table-cell>
          <table:table-cell office:value-type="float" office:value="0.00239329457087152" calcext:value-type="float">
            <text:p>0.0024</text:p>
          </table:table-cell>
          <table:table-cell office:value-type="float" office:value="0.0154320987654321" calcext:value-type="float">
            <text:p>0.0154</text:p>
          </table:table-cell>
          <table:table-cell table:style-name="ce36" office:value-type="float" office:value="0.567166042446941" calcext:value-type="float">
            <text:p>0.5672</text:p>
          </table:table-cell>
          <table:table-cell office:value-type="float" office:value="0.0498783981421228" calcext:value-type="float">
            <text:p>0.0499</text:p>
          </table:table-cell>
          <table:table-cell office:value-type="float" office:value="0.497530864197531" calcext:value-type="float">
            <text:p>0.4975</text:p>
          </table:table-cell>
          <table:table-cell table:style-name="ce8" office:value-type="float" office:value="0.499937578027466" calcext:value-type="float">
            <text:p>0.4999</text:p>
          </table:table-cell>
          <table:table-cell office:value-type="float" office:value="0.000124843945068664" calcext:value-type="float">
            <text:p>0.0001</text:p>
          </table:table-cell>
          <table:table-cell office:value-type="float" office:value="0.0112345679012346" calcext:value-type="float">
            <text:p>0.0112</text:p>
          </table:table-cell>
          <table:table-cell table:style-name="ce8" office:value-type="float" office:value="0.477465667915106" calcext:value-type="float">
            <text:p>0.4775</text:p>
          </table:table-cell>
          <table:table-cell office:value-type="float" office:value="0.0402524448952446" calcext:value-type="float">
            <text:p>0.0403</text:p>
          </table:table-cell>
          <table:table-cell office:value-type="float" office:value="0.501111111111111" calcext:value-type="float">
            <text:p>0.501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ow</text:p>
          </table:table-cell>
          <table:table-cell table:style-name="ce8" office:value-type="float" office:value="0.495773704684101" calcext:value-type="float">
            <text:p>0.4958</text:p>
          </table:table-cell>
          <table:table-cell table:style-name="ce3" office:value-type="float" office:value="0.0134478276869736" calcext:value-type="float">
            <text:p>0.0134</text:p>
          </table:table-cell>
          <table:table-cell office:value-type="float" office:value="0.155679012345679" calcext:value-type="float">
            <text:p>0.1557</text:p>
          </table:table-cell>
          <table:table-cell table:style-name="ce36" office:value-type="float" office:value="0.463739608291159" calcext:value-type="float">
            <text:p>0.4637</text:p>
          </table:table-cell>
          <table:table-cell office:value-type="float" office:value="0.0313453903555627" calcext:value-type="float">
            <text:p>0.0313</text:p>
          </table:table-cell>
          <table:table-cell office:value-type="float" office:value="0.50283950617284" calcext:value-type="float">
            <text:p>0.5028</text:p>
          </table:table-cell>
          <table:table-cell table:style-name="ce8" office:value-type="float" office:value="0.499937264742785" calcext:value-type="float">
            <text:p>0.4999</text:p>
          </table:table-cell>
          <table:table-cell office:value-type="float" office:value="0.000125470514429105" calcext:value-type="float">
            <text:p>0.0001</text:p>
          </table:table-cell>
          <table:table-cell office:value-type="float" office:value="0.015679012345679" calcext:value-type="float">
            <text:p>0.0157</text:p>
          </table:table-cell>
          <table:table-cell table:style-name="ce36" office:value-type="float" office:value="0.524661987517091" calcext:value-type="float">
            <text:p>0.5247</text:p>
          </table:table-cell>
          <table:table-cell table:style-name="ce3" office:value-type="float" office:value="0.0182657584019993" calcext:value-type="float">
            <text:p>0.0183</text:p>
          </table:table-cell>
          <table:table-cell office:value-type="float" office:value="0.497654320987654" calcext:value-type="float">
            <text:p>0.4977</text:p>
          </table:table-cell>
          <table:table-cell table:style-name="ce8" office:value-type="float" office:value="0.499498432601881" calcext:value-type="float">
            <text:p>0.4995</text:p>
          </table:table-cell>
          <table:table-cell office:value-type="float" office:value="0.000614292098503627" calcext:value-type="float">
            <text:p>0.0006</text:p>
          </table:table-cell>
          <table:table-cell office:value-type="float" office:value="0.0165432098765432" calcext:value-type="float">
            <text:p>0.0165</text:p>
          </table:table-cell>
          <table:table-cell table:style-name="ce36" office:value-type="float" office:value="0.471588756849519" calcext:value-type="float">
            <text:p>0.4716</text:p>
          </table:table-cell>
          <table:table-cell office:value-type="float" office:value="0.0273453663122511" calcext:value-type="float">
            <text:p>0.0273</text:p>
          </table:table-cell>
          <table:table-cell table:style-name="ce37" office:value-type="float" office:value="0.501975308641975" calcext:value-type="float">
            <text:p>0.5020</text:p>
          </table:table-cell>
          <table:table-cell table:style-name="ce8" office:value-type="float" office:value="0.503310344827586" calcext:value-type="float">
            <text:p>0.5033</text:p>
          </table:table-cell>
          <table:table-cell office:value-type="float" office:value="0.00726390124915634" calcext:value-type="float">
            <text:p>0.0073</text:p>
          </table:table-cell>
          <table:table-cell office:value-type="float" office:value="0.0167901234567901" calcext:value-type="float">
            <text:p>0.0168</text:p>
          </table:table-cell>
          <table:table-cell table:style-name="ce36" office:value-type="float" office:value="0.524189700404731" calcext:value-type="float">
            <text:p>0.5242</text:p>
          </table:table-cell>
          <table:table-cell office:value-type="float" office:value="0.022639051497754" calcext:value-type="float">
            <text:p>0.0226</text:p>
          </table:table-cell>
          <table:table-cell office:value-type="float" office:value="0.498888888888889" calcext:value-type="float">
            <text:p>0.4989</text:p>
          </table:table-cell>
          <table:table-cell table:style-name="ce8" office:value-type="float" office:value="0.502027421373677" calcext:value-type="float">
            <text:p>0.5020</text:p>
          </table:table-cell>
          <table:table-cell office:value-type="float" office:value="0.00665977935836925" calcext:value-type="float">
            <text:p>0.0067</text:p>
          </table:table-cell>
          <table:table-cell office:value-type="float" office:value="0.0190123456790123" calcext:value-type="float">
            <text:p>0.0190</text:p>
          </table:table-cell>
          <table:table-cell table:style-name="ce8" office:value-type="float" office:value="0.476022627655735" calcext:value-type="float">
            <text:p>0.4760</text:p>
          </table:table-cell>
          <table:table-cell office:value-type="float" office:value="0.0648414174102024" calcext:value-type="float">
            <text:p>0.0648</text:p>
          </table:table-cell>
          <table:table-cell office:value-type="float" office:value="0.501604938271605" calcext:value-type="float">
            <text:p>0.501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elephant</text:p>
          </table:table-cell>
          <table:table-cell table:style-name="ce8" office:value-type="float" office:value="0.499119021891859" calcext:value-type="float">
            <text:p>0.4991</text:p>
          </table:table-cell>
          <table:table-cell table:style-name="ce3" office:value-type="float" office:value="0.000367011658878938" calcext:value-type="float">
            <text:p>0.0004</text:p>
          </table:table-cell>
          <table:table-cell office:value-type="float" office:value="0.0207407407407407" calcext:value-type="float">
            <text:p>0.0207</text:p>
          </table:table-cell>
          <table:table-cell table:style-name="ce36" office:value-type="float" office:value="0.456780359136235" calcext:value-type="float">
            <text:p>0.4568</text:p>
          </table:table-cell>
          <table:table-cell office:value-type="float" office:value="0.0490432098722505" calcext:value-type="float">
            <text:p>0.0490</text:p>
          </table:table-cell>
          <table:table-cell office:value-type="float" office:value="0.503703703703704" calcext:value-type="float">
            <text:p>0.5037</text:p>
          </table:table-cell>
          <table:table-cell table:style-name="ce8" office:value-type="float" office:value="0.501841327466768" calcext:value-type="float">
            <text:p>0.5018</text:p>
          </table:table-cell>
          <table:table-cell office:value-type="float" office:value="0.0056376784413502" calcext:value-type="float">
            <text:p>0.0056</text:p>
          </table:table-cell>
          <table:table-cell office:value-type="float" office:value="0.0216049382716049" calcext:value-type="float">
            <text:p>0.0216</text:p>
          </table:table-cell>
          <table:table-cell table:style-name="ce36" office:value-type="float" office:value="0.470589552258815" calcext:value-type="float">
            <text:p>0.4706</text:p>
          </table:table-cell>
          <table:table-cell table:style-name="ce3" office:value-type="float" office:value="0.032363875317784" calcext:value-type="float">
            <text:p>0.0324</text:p>
          </table:table-cell>
          <table:table-cell office:value-type="float" office:value="0.501851851851852" calcext:value-type="float">
            <text:p>0.5019</text:p>
          </table:table-cell>
          <table:table-cell table:style-name="ce8" office:value-type="float" office:value="0.49918195455391" calcext:value-type="float">
            <text:p>0.4992</text:p>
          </table:table-cell>
          <table:table-cell office:value-type="float" office:value="0.000834914024012585" calcext:value-type="float">
            <text:p>0.0008</text:p>
          </table:table-cell>
          <table:table-cell office:value-type="float" office:value="0.0206172839506173" calcext:value-type="float">
            <text:p>0.0206</text:p>
          </table:table-cell>
          <table:table-cell table:style-name="ce36" office:value-type="float" office:value="0.509532463562831" calcext:value-type="float">
            <text:p>0.5095</text:p>
          </table:table-cell>
          <table:table-cell office:value-type="float" office:value="0.0202946435506177" calcext:value-type="float">
            <text:p>0.0203</text:p>
          </table:table-cell>
          <table:table-cell table:style-name="ce37" office:value-type="float" office:value="0.500123456790123" calcext:value-type="float">
            <text:p>0.5001</text:p>
          </table:table-cell>
          <table:table-cell table:style-name="ce8" office:value-type="float" office:value="0.491064195273322" calcext:value-type="float">
            <text:p>0.4911</text:p>
          </table:table-cell>
          <table:table-cell office:value-type="float" office:value="0.015479036100699" calcext:value-type="float">
            <text:p>0.0155</text:p>
          </table:table-cell>
          <table:table-cell office:value-type="float" office:value="0.0365432098765432" calcext:value-type="float">
            <text:p>0.0365</text:p>
          </table:table-cell>
          <table:table-cell table:style-name="ce36" office:value-type="float" office:value="0.470212827052899" calcext:value-type="float">
            <text:p>0.4702</text:p>
          </table:table-cell>
          <table:table-cell office:value-type="float" office:value="0.065821029259656" calcext:value-type="float">
            <text:p>0.0658</text:p>
          </table:table-cell>
          <table:table-cell office:value-type="float" office:value="0.502592592592593" calcext:value-type="float">
            <text:p>0.5026</text:p>
          </table:table-cell>
          <table:table-cell table:style-name="ce8" office:value-type="float" office:value="0.502704402515723" calcext:value-type="float">
            <text:p>0.5027</text:p>
          </table:table-cell>
          <table:table-cell office:value-type="float" office:value="0.00540880503144656" calcext:value-type="float">
            <text:p>0.0054</text:p>
          </table:table-cell>
          <table:table-cell office:value-type="float" office:value="0.0201234567901235" calcext:value-type="float">
            <text:p>0.0201</text:p>
          </table:table-cell>
          <table:table-cell table:style-name="ce8" office:value-type="float" office:value="0.476934113243808" calcext:value-type="float">
            <text:p>0.4769</text:p>
          </table:table-cell>
          <table:table-cell office:value-type="float" office:value="0.0227454379785231" calcext:value-type="float">
            <text:p>0.0227</text:p>
          </table:table-cell>
          <table:table-cell office:value-type="float" office:value="0.501604938271605" calcext:value-type="float">
            <text:p>0.501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ear</text:p>
          </table:table-cell>
          <table:table-cell table:style-name="ce8" office:value-type="float" office:value="0.497761773791082" calcext:value-type="float">
            <text:p>0.4978</text:p>
          </table:table-cell>
          <table:table-cell table:style-name="ce3" office:value-type="float" office:value="0.000910157006540769" calcext:value-type="float">
            <text:p>0.0009</text:p>
          </table:table-cell>
          <table:table-cell office:value-type="float" office:value="0.0114814814814815" calcext:value-type="float">
            <text:p>0.0115</text:p>
          </table:table-cell>
          <table:table-cell table:style-name="ce36" office:value-type="float" office:value="0.451745453758385" calcext:value-type="float">
            <text:p>0.4517</text:p>
          </table:table-cell>
          <table:table-cell office:value-type="float" office:value="0.127907956048562" calcext:value-type="float">
            <text:p>0.1279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499564792569162" calcext:value-type="float">
            <text:p>0.4996</text:p>
          </table:table-cell>
          <table:table-cell office:value-type="float" office:value="0.000317072919681889" calcext:value-type="float">
            <text:p>0.0003</text:p>
          </table:table-cell>
          <table:table-cell office:value-type="float" office:value="0.00790123456790124" calcext:value-type="float">
            <text:p>0.0079</text:p>
          </table:table-cell>
          <table:table-cell table:style-name="ce36" office:value-type="float" office:value="0.547560048505987" calcext:value-type="float">
            <text:p>0.5476</text:p>
          </table:table-cell>
          <table:table-cell table:style-name="ce3" office:value-type="float" office:value="0.0458200566584641" calcext:value-type="float">
            <text:p>0.0458</text:p>
          </table:table-cell>
          <table:table-cell office:value-type="float" office:value="0.498148148148148" calcext:value-type="float">
            <text:p>0.4981</text:p>
          </table:table-cell>
          <table:table-cell table:style-name="ce8" office:value-type="float" office:value="0.497141042766281" calcext:value-type="float">
            <text:p>0.4971</text:p>
          </table:table-cell>
          <table:table-cell office:value-type="float" office:value="0.00495021198840949" calcext:value-type="float">
            <text:p>0.0050</text:p>
          </table:table-cell>
          <table:table-cell office:value-type="float" office:value="0.0127160493827161" calcext:value-type="float">
            <text:p>0.0127</text:p>
          </table:table-cell>
          <table:table-cell table:style-name="ce36" office:value-type="float" office:value="0.557668055563754" calcext:value-type="float">
            <text:p>0.5577</text:p>
          </table:table-cell>
          <table:table-cell office:value-type="float" office:value="0.0321907521575603" calcext:value-type="float">
            <text:p>0.0322</text:p>
          </table:table-cell>
          <table:table-cell table:style-name="ce37" office:value-type="float" office:value="0.499012345679012" calcext:value-type="float">
            <text:p>0.4990</text:p>
          </table:table-cell>
          <table:table-cell table:style-name="ce8" office:value-type="float" office:value="0.499564908521408" calcext:value-type="float">
            <text:p>0.4996</text:p>
          </table:table-cell>
          <table:table-cell office:value-type="float" office:value="0.000465080712730085" calcext:value-type="float">
            <text:p>0.0005</text:p>
          </table:table-cell>
          <table:table-cell office:value-type="float" office:value="0.00790123456790124" calcext:value-type="float">
            <text:p>0.0079</text:p>
          </table:table-cell>
          <table:table-cell table:style-name="ce36" office:value-type="float" office:value="0.496753639284228" calcext:value-type="float">
            <text:p>0.4968</text:p>
          </table:table-cell>
          <table:table-cell office:value-type="float" office:value="0.0648908977935681" calcext:value-type="float">
            <text:p>0.0649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503932348259269" calcext:value-type="float">
            <text:p>0.5039</text:p>
          </table:table-cell>
          <table:table-cell office:value-type="float" office:value="0.0116995822967343" calcext:value-type="float">
            <text:p>0.0117</text:p>
          </table:table-cell>
          <table:table-cell office:value-type="float" office:value="0.0171604938271605" calcext:value-type="float">
            <text:p>0.0172</text:p>
          </table:table-cell>
          <table:table-cell table:style-name="ce8" office:value-type="float" office:value="0.470994053687717" calcext:value-type="float">
            <text:p>0.4710</text:p>
          </table:table-cell>
          <table:table-cell office:value-type="float" office:value="0.0617854363723711" calcext:value-type="float">
            <text:p>0.0618</text:p>
          </table:table-cell>
          <table:table-cell office:value-type="float" office:value="0.500864197530864" calcext:value-type="float">
            <text:p>0.500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zebra</text:p>
          </table:table-cell>
          <table:table-cell table:style-name="ce8" office:value-type="float" office:value="0.496111987350684" calcext:value-type="float">
            <text:p>0.4961</text:p>
          </table:table-cell>
          <table:table-cell table:style-name="ce3" office:value-type="float" office:value="0.00283608735109625" calcext:value-type="float">
            <text:p>0.0028</text:p>
          </table:table-cell>
          <table:table-cell office:value-type="float" office:value="0.0233333333333333" calcext:value-type="float">
            <text:p>0.0233</text:p>
          </table:table-cell>
          <table:table-cell table:style-name="ce36" office:value-type="float" office:value="0.402492797472073" calcext:value-type="float">
            <text:p>0.4025</text:p>
          </table:table-cell>
          <table:table-cell office:value-type="float" office:value="0.0328442827529496" calcext:value-type="float">
            <text:p>0.0328</text:p>
          </table:table-cell>
          <table:table-cell office:value-type="float" office:value="0.506296296296296" calcext:value-type="float">
            <text:p>0.5063</text:p>
          </table:table-cell>
          <table:table-cell table:style-name="ce8" office:value-type="float" office:value="0.499247570237922" calcext:value-type="float">
            <text:p>0.4992</text:p>
          </table:table-cell>
          <table:table-cell office:value-type="float" office:value="0.000731140368497869" calcext:value-type="float">
            <text:p>0.0007</text:p>
          </table:table-cell>
          <table:table-cell office:value-type="float" office:value="0.0171604938271605" calcext:value-type="float">
            <text:p>0.0172</text:p>
          </table:table-cell>
          <table:table-cell table:style-name="ce36" office:value-type="float" office:value="0.58596940964111" calcext:value-type="float">
            <text:p>0.5860</text:p>
          </table:table-cell>
          <table:table-cell table:style-name="ce3" office:value-type="float" office:value="0.0354189707592635" calcext:value-type="float">
            <text:p>0.0354</text:p>
          </table:table-cell>
          <table:table-cell office:value-type="float" office:value="0.494074074074074" calcext:value-type="float">
            <text:p>0.4941</text:p>
          </table:table-cell>
          <table:table-cell table:style-name="ce8" office:value-type="float" office:value="0.499435658012217" calcext:value-type="float">
            <text:p>0.4994</text:p>
          </table:table-cell>
          <table:table-cell office:value-type="float" office:value="0.000850454714491511" calcext:value-type="float">
            <text:p>0.0009</text:p>
          </table:table-cell>
          <table:table-cell office:value-type="float" office:value="0.0167901234567901" calcext:value-type="float">
            <text:p>0.0168</text:p>
          </table:table-cell>
          <table:table-cell table:style-name="ce36" office:value-type="float" office:value="0.529728656321829" calcext:value-type="float">
            <text:p>0.5297</text:p>
          </table:table-cell>
          <table:table-cell office:value-type="float" office:value="0.0483211206304278" calcext:value-type="float">
            <text:p>0.0483</text:p>
          </table:table-cell>
          <table:table-cell table:style-name="ce37" office:value-type="float" office:value="0.498395061728395" calcext:value-type="float">
            <text:p>0.4984</text:p>
          </table:table-cell>
          <table:table-cell table:style-name="ce8" office:value-type="float" office:value="0.545128093988822" calcext:value-type="float">
            <text:p>0.5451</text:p>
          </table:table-cell>
          <table:table-cell office:value-type="float" office:value="0.0849196947576545" calcext:value-type="float">
            <text:p>0.0849</text:p>
          </table:table-cell>
          <table:table-cell office:value-type="float" office:value="0.0508641975308642" calcext:value-type="float">
            <text:p>0.0509</text:p>
          </table:table-cell>
          <table:table-cell table:style-name="ce36" office:value-type="float" office:value="0.546597184583253" calcext:value-type="float">
            <text:p>0.5466</text:p>
          </table:table-cell>
          <table:table-cell office:value-type="float" office:value="0.0485543471700148" calcext:value-type="float">
            <text:p>0.0486</text:p>
          </table:table-cell>
          <table:table-cell office:value-type="float" office:value="0.497407407407407" calcext:value-type="float">
            <text:p>0.4974</text:p>
          </table:table-cell>
          <table:table-cell table:style-name="ce8" office:value-type="float" office:value="0.499874568818021" calcext:value-type="float">
            <text:p>0.4999</text:p>
          </table:table-cell>
          <table:table-cell office:value-type="float" office:value="0.000153621209430024" calcext:value-type="float">
            <text:p>0.0002</text:p>
          </table:table-cell>
          <table:table-cell office:value-type="float" office:value="0.0159259259259259" calcext:value-type="float">
            <text:p>0.0159</text:p>
          </table:table-cell>
          <table:table-cell table:style-name="ce8" office:value-type="float" office:value="0.442321009670034" calcext:value-type="float">
            <text:p>0.4423</text:p>
          </table:table-cell>
          <table:table-cell office:value-type="float" office:value="0.0505311636608976" calcext:value-type="float">
            <text:p>0.0505</text:p>
          </table:table-cell>
          <table:table-cell office:value-type="float" office:value="0.50358024691358" calcext:value-type="float">
            <text:p>0.503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giraffe</text:p>
          </table:table-cell>
          <table:table-cell table:style-name="ce8" office:value-type="float" office:value="0.496224040276904" calcext:value-type="float">
            <text:p>0.4962</text:p>
          </table:table-cell>
          <table:table-cell table:style-name="ce3" office:value-type="float" office:value="0.00395525647891017" calcext:value-type="float">
            <text:p>0.0040</text:p>
          </table:table-cell>
          <table:table-cell office:value-type="float" office:value="0.0265432098765432" calcext:value-type="float">
            <text:p>0.0265</text:p>
          </table:table-cell>
          <table:table-cell table:style-name="ce36" office:value-type="float" office:value="0.412785480825839" calcext:value-type="float">
            <text:p>0.4128</text:p>
          </table:table-cell>
          <table:table-cell office:value-type="float" office:value="0.0271960205214481" calcext:value-type="float">
            <text:p>0.0272</text:p>
          </table:table-cell>
          <table:table-cell office:value-type="float" office:value="0.506666666666667" calcext:value-type="float">
            <text:p>0.5067</text:p>
          </table:table-cell>
          <table:table-cell table:style-name="ce8" office:value-type="float" office:value="0.499307740717432" calcext:value-type="float">
            <text:p>0.4993</text:p>
          </table:table-cell>
          <table:table-cell office:value-type="float" office:value="0.00138451856513531" calcext:value-type="float">
            <text:p>0.0014</text:p>
          </table:table-cell>
          <table:table-cell office:value-type="float" office:value="0.0204938271604938" calcext:value-type="float">
            <text:p>0.0205</text:p>
          </table:table-cell>
          <table:table-cell table:style-name="ce36" office:value-type="float" office:value="0.528268945776406" calcext:value-type="float">
            <text:p>0.5283</text:p>
          </table:table-cell>
          <table:table-cell table:style-name="ce3" office:value-type="float" office:value="0.0458647129995132" calcext:value-type="float">
            <text:p>0.0459</text:p>
          </table:table-cell>
          <table:table-cell office:value-type="float" office:value="0.497283950617284" calcext:value-type="float">
            <text:p>0.4973</text:p>
          </table:table-cell>
          <table:table-cell table:style-name="ce8" office:value-type="float" office:value="0.500267971335188" calcext:value-type="float">
            <text:p>0.5003</text:p>
          </table:table-cell>
          <table:table-cell office:value-type="float" office:value="0.00421071620639006" calcext:value-type="float">
            <text:p>0.0042</text:p>
          </table:table-cell>
          <table:table-cell office:value-type="float" office:value="0.0248148148148148" calcext:value-type="float">
            <text:p>0.0248</text:p>
          </table:table-cell>
          <table:table-cell table:style-name="ce36" office:value-type="float" office:value="0.544209180048316" calcext:value-type="float">
            <text:p>0.5442</text:p>
          </table:table-cell>
          <table:table-cell office:value-type="float" office:value="0.0287083505348383" calcext:value-type="float">
            <text:p>0.0287</text:p>
          </table:table-cell>
          <table:table-cell table:style-name="ce37" office:value-type="float" office:value="0.497037037037037" calcext:value-type="float">
            <text:p>0.4970</text:p>
          </table:table-cell>
          <table:table-cell table:style-name="ce8" office:value-type="float" office:value="0.499748269351794" calcext:value-type="float">
            <text:p>0.4997</text:p>
          </table:table-cell>
          <table:table-cell office:value-type="float" office:value="0.000366957325037455" calcext:value-type="float">
            <text:p>0.0004</text:p>
          </table:table-cell>
          <table:table-cell office:value-type="float" office:value="0.0196296296296296" calcext:value-type="float">
            <text:p>0.0196</text:p>
          </table:table-cell>
          <table:table-cell table:style-name="ce36" office:value-type="float" office:value="0.511384721573723" calcext:value-type="float">
            <text:p>0.5114</text:p>
          </table:table-cell>
          <table:table-cell office:value-type="float" office:value="0.0227070432745902" calcext:value-type="float">
            <text:p>0.0227</text:p>
          </table:table-cell>
          <table:table-cell office:value-type="float" office:value="0.499382716049383" calcext:value-type="float">
            <text:p>0.4994</text:p>
          </table:table-cell>
          <table:table-cell table:style-name="ce8" office:value-type="float" office:value="0.57251466737043" calcext:value-type="float">
            <text:p>0.5725</text:p>
          </table:table-cell>
          <table:table-cell office:value-type="float" office:value="0.0897320683650845" calcext:value-type="float">
            <text:p>0.0897</text:p>
          </table:table-cell>
          <table:table-cell office:value-type="float" office:value="0.0754320987654321" calcext:value-type="float">
            <text:p>0.0754</text:p>
          </table:table-cell>
          <table:table-cell table:style-name="ce8" office:value-type="float" office:value="0.390016037678394" calcext:value-type="float">
            <text:p>0.3900</text:p>
          </table:table-cell>
          <table:table-cell office:value-type="float" office:value="0.0263322066828615" calcext:value-type="float">
            <text:p>0.0263</text:p>
          </table:table-cell>
          <table:table-cell office:value-type="float" office:value="0.507901234567901" calcext:value-type="float">
            <text:p>0.507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ackpack</text:p>
          </table:table-cell>
          <table:table-cell table:style-name="ce8" office:value-type="float" office:value="0.515507526700866" calcext:value-type="float">
            <text:p>0.5155</text:p>
          </table:table-cell>
          <table:table-cell table:style-name="ce3" office:value-type="float" office:value="0.0199446351082859" calcext:value-type="float">
            <text:p>0.0199</text:p>
          </table:table-cell>
          <table:table-cell office:value-type="float" office:value="0.0712345679012346" calcext:value-type="float">
            <text:p>0.0712</text:p>
          </table:table-cell>
          <table:table-cell table:style-name="ce36" office:value-type="float" office:value="0.473251478709388" calcext:value-type="float">
            <text:p>0.4733</text:p>
          </table:table-cell>
          <table:table-cell office:value-type="float" office:value="0.0110107513345017" calcext:value-type="float">
            <text:p>0.0110</text:p>
          </table:table-cell>
          <table:table-cell office:value-type="float" office:value="0.504814814814815" calcext:value-type="float">
            <text:p>0.5048</text:p>
          </table:table-cell>
          <table:table-cell table:style-name="ce8" office:value-type="float" office:value="0.506197964847364" calcext:value-type="float">
            <text:p>0.5062</text:p>
          </table:table-cell>
          <table:table-cell office:value-type="float" office:value="0.0160458389966155" calcext:value-type="float">
            <text:p>0.0160</text:p>
          </table:table-cell>
          <table:table-cell office:value-type="float" office:value="0.0758024691358025" calcext:value-type="float">
            <text:p>0.0758</text:p>
          </table:table-cell>
          <table:table-cell table:style-name="ce36" office:value-type="float" office:value="0.453830628206206" calcext:value-type="float">
            <text:p>0.4538</text:p>
          </table:table-cell>
          <table:table-cell table:style-name="ce3" office:value-type="float" office:value="0.0255776982713502" calcext:value-type="float">
            <text:p>0.0256</text:p>
          </table:table-cell>
          <table:table-cell office:value-type="float" office:value="0.507530864197531" calcext:value-type="float">
            <text:p>0.5075</text:p>
          </table:table-cell>
          <table:table-cell table:style-name="ce8" office:value-type="float" office:value="0.502382754464161" calcext:value-type="float">
            <text:p>0.5024</text:p>
          </table:table-cell>
          <table:table-cell office:value-type="float" office:value="0.00350056171437444" calcext:value-type="float">
            <text:p>0.0035</text:p>
          </table:table-cell>
          <table:table-cell office:value-type="float" office:value="0.0433333333333333" calcext:value-type="float">
            <text:p>0.0433</text:p>
          </table:table-cell>
          <table:table-cell table:style-name="ce36" office:value-type="float" office:value="0.468710229024753" calcext:value-type="float">
            <text:p>0.4687</text:p>
          </table:table-cell>
          <table:table-cell office:value-type="float" office:value="0.0141410568938331" calcext:value-type="float">
            <text:p>0.0141</text:p>
          </table:table-cell>
          <table:table-cell table:style-name="ce37" office:value-type="float" office:value="0.505555555555556" calcext:value-type="float">
            <text:p>0.5056</text:p>
          </table:table-cell>
          <table:table-cell table:style-name="ce8" office:value-type="float" office:value="0.501995907268803" calcext:value-type="float">
            <text:p>0.5020</text:p>
          </table:table-cell>
          <table:table-cell office:value-type="float" office:value="0.0025769329045" calcext:value-type="float">
            <text:p>0.0026</text:p>
          </table:table-cell>
          <table:table-cell office:value-type="float" office:value="0.0440740740740741" calcext:value-type="float">
            <text:p>0.0441</text:p>
          </table:table-cell>
          <table:table-cell table:style-name="ce36" office:value-type="float" office:value="0.481078126314019" calcext:value-type="float">
            <text:p>0.4811</text:p>
          </table:table-cell>
          <table:table-cell office:value-type="float" office:value="0.0281525764979011" calcext:value-type="float">
            <text:p>0.0282</text:p>
          </table:table-cell>
          <table:table-cell office:value-type="float" office:value="0.503086419753086" calcext:value-type="float">
            <text:p>0.5031</text:p>
          </table:table-cell>
          <table:table-cell table:style-name="ce8" office:value-type="float" office:value="0.504384268214055" calcext:value-type="float">
            <text:p>0.5044</text:p>
          </table:table-cell>
          <table:table-cell office:value-type="float" office:value="0.013404656629061" calcext:value-type="float">
            <text:p>0.0134</text:p>
          </table:table-cell>
          <table:table-cell office:value-type="float" office:value="0.0951851851851852" calcext:value-type="float">
            <text:p>0.0952</text:p>
          </table:table-cell>
          <table:table-cell table:style-name="ce8" office:value-type="float" office:value="0.494701875367925" calcext:value-type="float">
            <text:p>0.4947</text:p>
          </table:table-cell>
          <table:table-cell office:value-type="float" office:value="0.0203914835131126" calcext:value-type="float">
            <text:p>0.0204</text:p>
          </table:table-cell>
          <table:table-cell office:value-type="float" office:value="0.500864197530864" calcext:value-type="float">
            <text:p>0.500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umbrella</text:p>
          </table:table-cell>
          <table:table-cell table:style-name="ce8" office:value-type="float" office:value="0.502060081922725" calcext:value-type="float">
            <text:p>0.5021</text:p>
          </table:table-cell>
          <table:table-cell table:style-name="ce3" office:value-type="float" office:value="0.0091434026307265" calcext:value-type="float">
            <text:p>0.0091</text:p>
          </table:table-cell>
          <table:table-cell office:value-type="float" office:value="0.0577777777777778" calcext:value-type="float">
            <text:p>0.0578</text:p>
          </table:table-cell>
          <table:table-cell table:style-name="ce36" office:value-type="float" office:value="0.476421429651853" calcext:value-type="float">
            <text:p>0.4764</text:p>
          </table:table-cell>
          <table:table-cell office:value-type="float" office:value="0.0243101988581137" calcext:value-type="float">
            <text:p>0.0243</text:p>
          </table:table-cell>
          <table:table-cell office:value-type="float" office:value="0.503827160493827" calcext:value-type="float">
            <text:p>0.5038</text:p>
          </table:table-cell>
          <table:table-cell table:style-name="ce8" office:value-type="float" office:value="0.499166132135985" calcext:value-type="float">
            <text:p>0.4992</text:p>
          </table:table-cell>
          <table:table-cell office:value-type="float" office:value="0.00166773572803078" calcext:value-type="float">
            <text:p>0.0017</text:p>
          </table:table-cell>
          <table:table-cell office:value-type="float" office:value="0.0387654320987654" calcext:value-type="float">
            <text:p>0.0388</text:p>
          </table:table-cell>
          <table:table-cell table:style-name="ce36" office:value-type="float" office:value="0.456145592272129" calcext:value-type="float">
            <text:p>0.4561</text:p>
          </table:table-cell>
          <table:table-cell table:style-name="ce3" office:value-type="float" office:value="0.0353243578095313" calcext:value-type="float">
            <text:p>0.0353</text:p>
          </table:table-cell>
          <table:table-cell office:value-type="float" office:value="0.505679012345679" calcext:value-type="float">
            <text:p>0.5057</text:p>
          </table:table-cell>
          <table:table-cell table:style-name="ce8" office:value-type="float" office:value="0.503910256410256" calcext:value-type="float">
            <text:p>0.5039</text:p>
          </table:table-cell>
          <table:table-cell office:value-type="float" office:value="0.0079817345724479" calcext:value-type="float">
            <text:p>0.0080</text:p>
          </table:table-cell>
          <table:table-cell office:value-type="float" office:value="0.0388888888888889" calcext:value-type="float">
            <text:p>0.0389</text:p>
          </table:table-cell>
          <table:table-cell table:style-name="ce36" office:value-type="float" office:value="0.459467987611291" calcext:value-type="float">
            <text:p>0.4595</text:p>
          </table:table-cell>
          <table:table-cell office:value-type="float" office:value="0.0192834461554148" calcext:value-type="float">
            <text:p>0.0193</text:p>
          </table:table-cell>
          <table:table-cell table:style-name="ce37" office:value-type="float" office:value="0.505555555555556" calcext:value-type="float">
            <text:p>0.5056</text:p>
          </table:table-cell>
          <table:table-cell table:style-name="ce8" office:value-type="float" office:value="0.512223792560573" calcext:value-type="float">
            <text:p>0.5122</text:p>
          </table:table-cell>
          <table:table-cell office:value-type="float" office:value="0.0200313800990482" calcext:value-type="float">
            <text:p>0.0200</text:p>
          </table:table-cell>
          <table:table-cell office:value-type="float" office:value="0.0504938271604938" calcext:value-type="float">
            <text:p>0.0505</text:p>
          </table:table-cell>
          <table:table-cell table:style-name="ce36" office:value-type="float" office:value="0.471512155618666" calcext:value-type="float">
            <text:p>0.4715</text:p>
          </table:table-cell>
          <table:table-cell office:value-type="float" office:value="0.013155395486991" calcext:value-type="float">
            <text:p>0.0132</text:p>
          </table:table-cell>
          <table:table-cell office:value-type="float" office:value="0.504074074074074" calcext:value-type="float">
            <text:p>0.5041</text:p>
          </table:table-cell>
          <table:table-cell table:style-name="ce8" office:value-type="float" office:value="0.520769230769231" calcext:value-type="float">
            <text:p>0.5208</text:p>
          </table:table-cell>
          <table:table-cell office:value-type="float" office:value="0.0415384615384615" calcext:value-type="float">
            <text:p>0.0415</text:p>
          </table:table-cell>
          <table:table-cell office:value-type="float" office:value="0.0866666666666667" calcext:value-type="float">
            <text:p>0.0867</text:p>
          </table:table-cell>
          <table:table-cell table:style-name="ce8" office:value-type="float" office:value="0.489211061023856" calcext:value-type="float">
            <text:p>0.4892</text:p>
          </table:table-cell>
          <table:table-cell office:value-type="float" office:value="0.0440647116300674" calcext:value-type="float">
            <text:p>0.0441</text:p>
          </table:table-cell>
          <table:table-cell office:value-type="float" office:value="0.501111111111111" calcext:value-type="float">
            <text:p>0.501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handbag</text:p>
          </table:table-cell>
          <table:table-cell table:style-name="ce8" office:value-type="float" office:value="0.493752986937594" calcext:value-type="float">
            <text:p>0.4938</text:p>
          </table:table-cell>
          <table:table-cell table:style-name="ce3" office:value-type="float" office:value="0.0125507916627321" calcext:value-type="float">
            <text:p>0.0126</text:p>
          </table:table-cell>
          <table:table-cell office:value-type="float" office:value="0.0823456790123457" calcext:value-type="float">
            <text:p>0.0823</text:p>
          </table:table-cell>
          <table:table-cell table:style-name="ce36" office:value-type="float" office:value="0.439040162040401" calcext:value-type="float">
            <text:p>0.4390</text:p>
          </table:table-cell>
          <table:table-cell office:value-type="float" office:value="0.0332522012060465" calcext:value-type="float">
            <text:p>0.0333</text:p>
          </table:table-cell>
          <table:table-cell office:value-type="float" office:value="0.512222222222222" calcext:value-type="float">
            <text:p>0.5122</text:p>
          </table:table-cell>
          <table:table-cell table:style-name="ce8" office:value-type="float" office:value="0.497171029439441" calcext:value-type="float">
            <text:p>0.4972</text:p>
          </table:table-cell>
          <table:table-cell office:value-type="float" office:value="0.00541833761661912" calcext:value-type="float">
            <text:p>0.0054</text:p>
          </table:table-cell>
          <table:table-cell office:value-type="float" office:value="0.0585185185185185" calcext:value-type="float">
            <text:p>0.0585</text:p>
          </table:table-cell>
          <table:table-cell table:style-name="ce36" office:value-type="float" office:value="0.439769604191252" calcext:value-type="float">
            <text:p>0.4398</text:p>
          </table:table-cell>
          <table:table-cell table:style-name="ce3" office:value-type="float" office:value="0.0251394101483365" calcext:value-type="float">
            <text:p>0.0251</text:p>
          </table:table-cell>
          <table:table-cell office:value-type="float" office:value="0.510864197530864" calcext:value-type="float">
            <text:p>0.5109</text:p>
          </table:table-cell>
          <table:table-cell table:style-name="ce8" office:value-type="float" office:value="0.499414739841601" calcext:value-type="float">
            <text:p>0.4994</text:p>
          </table:table-cell>
          <table:table-cell office:value-type="float" office:value="0.000881973741480104" calcext:value-type="float">
            <text:p>0.0009</text:p>
          </table:table-cell>
          <table:table-cell office:value-type="float" office:value="0.0520987654320988" calcext:value-type="float">
            <text:p>0.0521</text:p>
          </table:table-cell>
          <table:table-cell table:style-name="ce36" office:value-type="float" office:value="0.442950371369183" calcext:value-type="float">
            <text:p>0.4430</text:p>
          </table:table-cell>
          <table:table-cell office:value-type="float" office:value="0.00573880195588322" calcext:value-type="float">
            <text:p>0.0057</text:p>
          </table:table-cell>
          <table:table-cell table:style-name="ce37" office:value-type="float" office:value="0.511481481481482" calcext:value-type="float">
            <text:p>0.5115</text:p>
          </table:table-cell>
          <table:table-cell table:style-name="ce8" office:value-type="float" office:value="0.521352420111901" calcext:value-type="float">
            <text:p>0.5214</text:p>
          </table:table-cell>
          <table:table-cell office:value-type="float" office:value="0.0436545806861777" calcext:value-type="float">
            <text:p>0.0437</text:p>
          </table:table-cell>
          <table:table-cell office:value-type="float" office:value="0.225679012345679" calcext:value-type="float">
            <text:p>0.2257</text:p>
          </table:table-cell>
          <table:table-cell table:style-name="ce36" office:value-type="float" office:value="0.453220718064748" calcext:value-type="float">
            <text:p>0.4532</text:p>
          </table:table-cell>
          <table:table-cell office:value-type="float" office:value="0.0155434052676967" calcext:value-type="float">
            <text:p>0.0155</text:p>
          </table:table-cell>
          <table:table-cell office:value-type="float" office:value="0.509382716049383" calcext:value-type="float">
            <text:p>0.5094</text:p>
          </table:table-cell>
          <table:table-cell table:style-name="ce8" office:value-type="float" office:value="0.503809455063799" calcext:value-type="float">
            <text:p>0.5038</text:p>
          </table:table-cell>
          <table:table-cell office:value-type="float" office:value="0.00377818061296206" calcext:value-type="float">
            <text:p>0.0038</text:p>
          </table:table-cell>
          <table:table-cell office:value-type="float" office:value="0.137901234567901" calcext:value-type="float">
            <text:p>0.1379</text:p>
          </table:table-cell>
          <table:table-cell table:style-name="ce8" office:value-type="float" office:value="0.518559062747226" calcext:value-type="float">
            <text:p>0.5186</text:p>
          </table:table-cell>
          <table:table-cell office:value-type="float" office:value="0.0305567430837627" calcext:value-type="float">
            <text:p>0.0306</text:p>
          </table:table-cell>
          <table:table-cell office:value-type="float" office:value="0.49641975308642" calcext:value-type="float">
            <text:p>0.4964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ie</text:p>
          </table:table-cell>
          <table:table-cell table:style-name="ce8" office:value-type="float" office:value="0.497569105252048" calcext:value-type="float">
            <text:p>0.4976</text:p>
          </table:table-cell>
          <table:table-cell table:style-name="ce3" office:value-type="float" office:value="0.00163865000437228" calcext:value-type="float">
            <text:p>0.0016</text:p>
          </table:table-cell>
          <table:table-cell office:value-type="float" office:value="0.0396296296296296" calcext:value-type="float">
            <text:p>0.0396</text:p>
          </table:table-cell>
          <table:table-cell table:style-name="ce36" office:value-type="float" office:value="0.440369121532668" calcext:value-type="float">
            <text:p>0.4404</text:p>
          </table:table-cell>
          <table:table-cell office:value-type="float" office:value="0.0178006805762722" calcext:value-type="float">
            <text:p>0.0178</text:p>
          </table:table-cell>
          <table:table-cell office:value-type="float" office:value="0.508271604938272" calcext:value-type="float">
            <text:p>0.5083</text:p>
          </table:table-cell>
          <table:table-cell table:style-name="ce8" office:value-type="float" office:value="0.498643424239428" calcext:value-type="float">
            <text:p>0.4986</text:p>
          </table:table-cell>
          <table:table-cell office:value-type="float" office:value="0.0064798532482364" calcext:value-type="float">
            <text:p>0.0065</text:p>
          </table:table-cell>
          <table:table-cell office:value-type="float" office:value="0.0475308641975309" calcext:value-type="float">
            <text:p>0.0475</text:p>
          </table:table-cell>
          <table:table-cell table:style-name="ce36" office:value-type="float" office:value="0.466209133789454" calcext:value-type="float">
            <text:p>0.4662</text:p>
          </table:table-cell>
          <table:table-cell table:style-name="ce3" office:value-type="float" office:value="0.0391262898172586" calcext:value-type="float">
            <text:p>0.0391</text:p>
          </table:table-cell>
          <table:table-cell office:value-type="float" office:value="0.504074074074074" calcext:value-type="float">
            <text:p>0.5041</text:p>
          </table:table-cell>
          <table:table-cell table:style-name="ce8" office:value-type="float" office:value="0.502320099673368" calcext:value-type="float">
            <text:p>0.5023</text:p>
          </table:table-cell>
          <table:table-cell office:value-type="float" office:value="0.00306743368888589" calcext:value-type="float">
            <text:p>0.0031</text:p>
          </table:table-cell>
          <table:table-cell office:value-type="float" office:value="0.0402469135802469" calcext:value-type="float">
            <text:p>0.0402</text:p>
          </table:table-cell>
          <table:table-cell table:style-name="ce36" office:value-type="float" office:value="0.500681838308482" calcext:value-type="float">
            <text:p>0.5007</text:p>
          </table:table-cell>
          <table:table-cell office:value-type="float" office:value="0.0161344061110491" calcext:value-type="float">
            <text:p>0.0161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499744245524297" calcext:value-type="float">
            <text:p>0.4997</text:p>
          </table:table-cell>
          <table:table-cell office:value-type="float" office:value="0.000511508951406658" calcext:value-type="float">
            <text:p>0.0005</text:p>
          </table:table-cell>
          <table:table-cell office:value-type="float" office:value="0.0354320987654321" calcext:value-type="float">
            <text:p>0.0354</text:p>
          </table:table-cell>
          <table:table-cell table:style-name="ce36" office:value-type="float" office:value="0.486233795028485" calcext:value-type="float">
            <text:p>0.4862</text:p>
          </table:table-cell>
          <table:table-cell office:value-type="float" office:value="0.0249688154733875" calcext:value-type="float">
            <text:p>0.0250</text:p>
          </table:table-cell>
          <table:table-cell office:value-type="float" office:value="0.502222222222222" calcext:value-type="float">
            <text:p>0.5022</text:p>
          </table:table-cell>
          <table:table-cell table:style-name="ce8" office:value-type="float" office:value="0.499872122762148" calcext:value-type="float">
            <text:p>0.4999</text:p>
          </table:table-cell>
          <table:table-cell office:value-type="float" office:value="0.000255754475703318" calcext:value-type="float">
            <text:p>0.0003</text:p>
          </table:table-cell>
          <table:table-cell office:value-type="float" office:value="0.0351851851851852" calcext:value-type="float">
            <text:p>0.0352</text:p>
          </table:table-cell>
          <table:table-cell table:style-name="ce8" office:value-type="float" office:value="0.511946639317981" calcext:value-type="float">
            <text:p>0.5119</text:p>
          </table:table-cell>
          <table:table-cell office:value-type="float" office:value="0.0378747049479293" calcext:value-type="float">
            <text:p>0.0379</text:p>
          </table:table-cell>
          <table:table-cell office:value-type="float" office:value="0.498148148148148" calcext:value-type="float">
            <text:p>0.498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uitcase</text:p>
          </table:table-cell>
          <table:table-cell table:style-name="ce8" office:value-type="float" office:value="0.503902502843391" calcext:value-type="float">
            <text:p>0.5039</text:p>
          </table:table-cell>
          <table:table-cell table:style-name="ce3" office:value-type="float" office:value="0.011761470327359" calcext:value-type="float">
            <text:p>0.0118</text:p>
          </table:table-cell>
          <table:table-cell office:value-type="float" office:value="0.0469135802469136" calcext:value-type="float">
            <text:p>0.0469</text:p>
          </table:table-cell>
          <table:table-cell table:style-name="ce36" office:value-type="float" office:value="0.462832778167565" calcext:value-type="float">
            <text:p>0.4628</text:p>
          </table:table-cell>
          <table:table-cell office:value-type="float" office:value="0.0322366922644542" calcext:value-type="float">
            <text:p>0.0322</text:p>
          </table:table-cell>
          <table:table-cell office:value-type="float" office:value="0.50358024691358" calcext:value-type="float">
            <text:p>0.5036</text:p>
          </table:table-cell>
          <table:table-cell table:style-name="ce8" office:value-type="float" office:value="0.497667404852319" calcext:value-type="float">
            <text:p>0.4977</text:p>
          </table:table-cell>
          <table:table-cell office:value-type="float" office:value="0.00338134108853136" calcext:value-type="float">
            <text:p>0.0034</text:p>
          </table:table-cell>
          <table:table-cell office:value-type="float" office:value="0.0253086419753086" calcext:value-type="float">
            <text:p>0.0253</text:p>
          </table:table-cell>
          <table:table-cell table:style-name="ce36" office:value-type="float" office:value="0.430772338004648" calcext:value-type="float">
            <text:p>0.4308</text:p>
          </table:table-cell>
          <table:table-cell table:style-name="ce3" office:value-type="float" office:value="0.0286655098377044" calcext:value-type="float">
            <text:p>0.0287</text:p>
          </table:table-cell>
          <table:table-cell office:value-type="float" office:value="0.505061728395062" calcext:value-type="float">
            <text:p>0.5051</text:p>
          </table:table-cell>
          <table:table-cell table:style-name="ce8" office:value-type="float" office:value="0.499558717543471" calcext:value-type="float">
            <text:p>0.4996</text:p>
          </table:table-cell>
          <table:table-cell office:value-type="float" office:value="0.000617753683467099" calcext:value-type="float">
            <text:p>0.0006</text:p>
          </table:table-cell>
          <table:table-cell office:value-type="float" office:value="0.0216049382716049" calcext:value-type="float">
            <text:p>0.0216</text:p>
          </table:table-cell>
          <table:table-cell table:style-name="ce36" office:value-type="float" office:value="0.445377238287206" calcext:value-type="float">
            <text:p>0.4454</text:p>
          </table:table-cell>
          <table:table-cell office:value-type="float" office:value="0.0378329225189402" calcext:value-type="float">
            <text:p>0.0378</text:p>
          </table:table-cell>
          <table:table-cell table:style-name="ce37" office:value-type="float" office:value="0.504814814814815" calcext:value-type="float">
            <text:p>0.5048</text:p>
          </table:table-cell>
          <table:table-cell table:style-name="ce8" office:value-type="float" office:value="0.501185770750988" calcext:value-type="float">
            <text:p>0.5012</text:p>
          </table:table-cell>
          <table:table-cell office:value-type="float" office:value="0.00237154150197627" calcext:value-type="float">
            <text:p>0.0024</text:p>
          </table:table-cell>
          <table:table-cell office:value-type="float" office:value="0.134691358024691" calcext:value-type="float">
            <text:p>0.1347</text:p>
          </table:table-cell>
          <table:table-cell table:style-name="ce36" office:value-type="float" office:value="0.460259089383837" calcext:value-type="float">
            <text:p>0.4603</text:p>
          </table:table-cell>
          <table:table-cell office:value-type="float" office:value="0.026704876227962" calcext:value-type="float">
            <text:p>0.0267</text:p>
          </table:table-cell>
          <table:table-cell office:value-type="float" office:value="0.503333333333333" calcext:value-type="float">
            <text:p>0.5033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7407407407407" calcext:value-type="float">
            <text:p>0.0207</text:p>
          </table:table-cell>
          <table:table-cell table:style-name="ce8" office:value-type="float" office:value="0.472541752819947" calcext:value-type="float">
            <text:p>0.4725</text:p>
          </table:table-cell>
          <table:table-cell office:value-type="float" office:value="0.0170225569294358" calcext:value-type="float">
            <text:p>0.0170</text:p>
          </table:table-cell>
          <table:table-cell office:value-type="float" office:value="0.502345679012346" calcext:value-type="float">
            <text:p>0.502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frisbee</text:p>
          </table:table-cell>
          <table:table-cell table:style-name="ce8" office:value-type="float" office:value="0.500556353194544" calcext:value-type="float">
            <text:p>0.5006</text:p>
          </table:table-cell>
          <table:table-cell table:style-name="ce3" office:value-type="float" office:value="0.00791224268292734" calcext:value-type="float">
            <text:p>0.0079</text:p>
          </table:table-cell>
          <table:table-cell office:value-type="float" office:value="0.0230864197530864" calcext:value-type="float">
            <text:p>0.0231</text:p>
          </table:table-cell>
          <table:table-cell table:style-name="ce36" office:value-type="float" office:value="0.503320172290022" calcext:value-type="float">
            <text:p>0.5033</text:p>
          </table:table-cell>
          <table:table-cell office:value-type="float" office:value="0.030471239651935" calcext:value-type="float">
            <text:p>0.0305</text:p>
          </table:table-cell>
          <table:table-cell office:value-type="float" office:value="0.50037037037037" calcext:value-type="float">
            <text:p>0.5004</text:p>
          </table:table-cell>
          <table:table-cell table:style-name="ce8" office:value-type="float" office:value="0.503131730078966" calcext:value-type="float">
            <text:p>0.5031</text:p>
          </table:table-cell>
          <table:table-cell office:value-type="float" office:value="0.00673859236602768" calcext:value-type="float">
            <text:p>0.0067</text:p>
          </table:table-cell>
          <table:table-cell office:value-type="float" office:value="0.0180246913580247" calcext:value-type="float">
            <text:p>0.0180</text:p>
          </table:table-cell>
          <table:table-cell table:style-name="ce36" office:value-type="float" office:value="0.55470208183776" calcext:value-type="float">
            <text:p>0.5547</text:p>
          </table:table-cell>
          <table:table-cell table:style-name="ce3" office:value-type="float" office:value="0.0358308111968206" calcext:value-type="float">
            <text:p>0.0358</text:p>
          </table:table-cell>
          <table:table-cell office:value-type="float" office:value="0.495925925925926" calcext:value-type="float">
            <text:p>0.4959</text:p>
          </table:table-cell>
          <table:table-cell table:style-name="ce8" office:value-type="float" office:value="0.518637832017229" calcext:value-type="float">
            <text:p>0.5186</text:p>
          </table:table-cell>
          <table:table-cell office:value-type="float" office:value="0.0416453177694575" calcext:value-type="float">
            <text:p>0.0416</text:p>
          </table:table-cell>
          <table:table-cell office:value-type="float" office:value="0.042716049382716" calcext:value-type="float">
            <text:p>0.0427</text:p>
          </table:table-cell>
          <table:table-cell table:style-name="ce36" office:value-type="float" office:value="0.57606783919598" calcext:value-type="float">
            <text:p>0.5761</text:p>
          </table:table-cell>
          <table:table-cell office:value-type="float" office:value="0.0300113780478086" calcext:value-type="float">
            <text:p>0.0300</text:p>
          </table:table-cell>
          <table:table-cell table:style-name="ce37" office:value-type="float" office:value="0.495308641975309" calcext:value-type="float">
            <text:p>0.4953</text:p>
          </table:table-cell>
          <table:table-cell table:style-name="ce8" office:value-type="float" office:value="0.502315147164393" calcext:value-type="float">
            <text:p>0.5023</text:p>
          </table:table-cell>
          <table:table-cell office:value-type="float" office:value="0.00646651913146365" calcext:value-type="float">
            <text:p>0.0065</text:p>
          </table:table-cell>
          <table:table-cell office:value-type="float" office:value="0.0196296296296296" calcext:value-type="float">
            <text:p>0.0196</text:p>
          </table:table-cell>
          <table:table-cell table:style-name="ce36" office:value-type="float" office:value="0.565227925340991" calcext:value-type="float">
            <text:p>0.5652</text:p>
          </table:table-cell>
          <table:table-cell office:value-type="float" office:value="0.0382081324312756" calcext:value-type="float">
            <text:p>0.0382</text:p>
          </table:table-cell>
          <table:table-cell office:value-type="float" office:value="0.495925925925926" calcext:value-type="float">
            <text:p>0.4959</text:p>
          </table:table-cell>
          <table:table-cell table:style-name="ce8" office:value-type="float" office:value="0.502001076812635" calcext:value-type="float">
            <text:p>0.5020</text:p>
          </table:table-cell>
          <table:table-cell office:value-type="float" office:value="0.00400215362526923" calcext:value-type="float">
            <text:p>0.0040</text:p>
          </table:table-cell>
          <table:table-cell office:value-type="float" office:value="0.0202469135802469" calcext:value-type="float">
            <text:p>0.0202</text:p>
          </table:table-cell>
          <table:table-cell table:style-name="ce8" office:value-type="float" office:value="0.52174264178033" calcext:value-type="float">
            <text:p>0.5217</text:p>
          </table:table-cell>
          <table:table-cell office:value-type="float" office:value="0.0503459298154249" calcext:value-type="float">
            <text:p>0.0503</text:p>
          </table:table-cell>
          <table:table-cell office:value-type="float" office:value="0.498641975308642" calcext:value-type="float">
            <text:p>0.498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kis</text:p>
          </table:table-cell>
          <table:table-cell table:style-name="ce8" office:value-type="float" office:value="0.506111030019948" calcext:value-type="float">
            <text:p>0.5061</text:p>
          </table:table-cell>
          <table:table-cell table:style-name="ce3" office:value-type="float" office:value="0.0103166937111674" calcext:value-type="float">
            <text:p>0.0103</text:p>
          </table:table-cell>
          <table:table-cell office:value-type="float" office:value="0.0266666666666667" calcext:value-type="float">
            <text:p>0.0267</text:p>
          </table:table-cell>
          <table:table-cell table:style-name="ce36" office:value-type="float" office:value="0.595209080637714" calcext:value-type="float">
            <text:p>0.5952</text:p>
          </table:table-cell>
          <table:table-cell office:value-type="float" office:value="0.0451867227047937" calcext:value-type="float">
            <text:p>0.0452</text:p>
          </table:table-cell>
          <table:table-cell office:value-type="float" office:value="0.491604938271605" calcext:value-type="float">
            <text:p>0.4916</text:p>
          </table:table-cell>
          <table:table-cell table:style-name="ce8" office:value-type="float" office:value="0.502413312497636" calcext:value-type="float">
            <text:p>0.5024</text:p>
          </table:table-cell>
          <table:table-cell office:value-type="float" office:value="0.00472499975902708" calcext:value-type="float">
            <text:p>0.0047</text:p>
          </table:table-cell>
          <table:table-cell office:value-type="float" office:value="0.0291358024691358" calcext:value-type="float">
            <text:p>0.0291</text:p>
          </table:table-cell>
          <table:table-cell table:style-name="ce36" office:value-type="float" office:value="0.561280136140694" calcext:value-type="float">
            <text:p>0.5613</text:p>
          </table:table-cell>
          <table:table-cell table:style-name="ce3" office:value-type="float" office:value="0.0378740893164439" calcext:value-type="float">
            <text:p>0.0379</text:p>
          </table:table-cell>
          <table:table-cell office:value-type="float" office:value="0.49358024691358" calcext:value-type="float">
            <text:p>0.4936</text:p>
          </table:table-cell>
          <table:table-cell table:style-name="ce8" office:value-type="float" office:value="0.501994962547262" calcext:value-type="float">
            <text:p>0.5020</text:p>
          </table:table-cell>
          <table:table-cell office:value-type="float" office:value="0.00494849651229601" calcext:value-type="float">
            <text:p>0.0049</text:p>
          </table:table-cell>
          <table:table-cell office:value-type="float" office:value="0.0249382716049383" calcext:value-type="float">
            <text:p>0.0249</text:p>
          </table:table-cell>
          <table:table-cell table:style-name="ce36" office:value-type="float" office:value="0.499615588392745" calcext:value-type="float">
            <text:p>0.4996</text:p>
          </table:table-cell>
          <table:table-cell office:value-type="float" office:value="0.021624513818487" calcext:value-type="float">
            <text:p>0.0216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498861480075901" calcext:value-type="float">
            <text:p>0.4989</text:p>
          </table:table-cell>
          <table:table-cell office:value-type="float" office:value="0.00151802656546489" calcext:value-type="float">
            <text:p>0.0015</text:p>
          </table:table-cell>
          <table:table-cell office:value-type="float" office:value="0.0261728395061728" calcext:value-type="float">
            <text:p>0.0262</text:p>
          </table:table-cell>
          <table:table-cell table:style-name="ce36" office:value-type="float" office:value="0.541582664957676" calcext:value-type="float">
            <text:p>0.5416</text:p>
          </table:table-cell>
          <table:table-cell office:value-type="float" office:value="0.0470263989702556" calcext:value-type="float">
            <text:p>0.0470</text:p>
          </table:table-cell>
          <table:table-cell office:value-type="float" office:value="0.496543209876543" calcext:value-type="float">
            <text:p>0.4965</text:p>
          </table:table-cell>
          <table:table-cell table:style-name="ce8" office:value-type="float" office:value="0.499115044247788" calcext:value-type="float">
            <text:p>0.4991</text:p>
          </table:table-cell>
          <table:table-cell office:value-type="float" office:value="0.00176991150442478" calcext:value-type="float">
            <text:p>0.0018</text:p>
          </table:table-cell>
          <table:table-cell office:value-type="float" office:value="0.025679012345679" calcext:value-type="float">
            <text:p>0.0257</text:p>
          </table:table-cell>
          <table:table-cell table:style-name="ce8" office:value-type="float" office:value="0.550180934838844" calcext:value-type="float">
            <text:p>0.5502</text:p>
          </table:table-cell>
          <table:table-cell office:value-type="float" office:value="0.0185177537492126" calcext:value-type="float">
            <text:p>0.0185</text:p>
          </table:table-cell>
          <table:table-cell office:value-type="float" office:value="0.495061728395062" calcext:value-type="float">
            <text:p>0.495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nowboard</text:p>
          </table:table-cell>
          <table:table-cell table:style-name="ce8" office:value-type="float" office:value="0.528775311578665" calcext:value-type="float">
            <text:p>0.5288</text:p>
          </table:table-cell>
          <table:table-cell table:style-name="ce3" office:value-type="float" office:value="0.0324991301815835" calcext:value-type="float">
            <text:p>0.0325</text:p>
          </table:table-cell>
          <table:table-cell office:value-type="float" office:value="0.0398765432098765" calcext:value-type="float">
            <text:p>0.0399</text:p>
          </table:table-cell>
          <table:table-cell table:style-name="ce36" office:value-type="float" office:value="0.611282090368981" calcext:value-type="float">
            <text:p>0.6113</text:p>
          </table:table-cell>
          <table:table-cell office:value-type="float" office:value="0.0366281200810004" calcext:value-type="float">
            <text:p>0.0366</text:p>
          </table:table-cell>
          <table:table-cell office:value-type="float" office:value="0.494691358024691" calcext:value-type="float">
            <text:p>0.4947</text:p>
          </table:table-cell>
          <table:table-cell table:style-name="ce8" office:value-type="float" office:value="0.534287059992853" calcext:value-type="float">
            <text:p>0.5343</text:p>
          </table:table-cell>
          <table:table-cell office:value-type="float" office:value="0.0413362840759145" calcext:value-type="float">
            <text:p>0.0413</text:p>
          </table:table-cell>
          <table:table-cell office:value-type="float" office:value="0.168148148148148" calcext:value-type="float">
            <text:p>0.1681</text:p>
          </table:table-cell>
          <table:table-cell table:style-name="ce36" office:value-type="float" office:value="0.616067452872331" calcext:value-type="float">
            <text:p>0.6161</text:p>
          </table:table-cell>
          <table:table-cell table:style-name="ce3" office:value-type="float" office:value="0.034220579676707" calcext:value-type="float">
            <text:p>0.0342</text:p>
          </table:table-cell>
          <table:table-cell office:value-type="float" office:value="0.49358024691358" calcext:value-type="float">
            <text:p>0.4936</text:p>
          </table:table-cell>
          <table:table-cell table:style-name="ce8" office:value-type="float" office:value="0.499374882739212" calcext:value-type="float">
            <text:p>0.4994</text:p>
          </table:table-cell>
          <table:table-cell office:value-type="float" office:value="0.00081488532635812" calcext:value-type="float">
            <text:p>0.0008</text:p>
          </table:table-cell>
          <table:table-cell office:value-type="float" office:value="0.0139506172839506" calcext:value-type="float">
            <text:p>0.0140</text:p>
          </table:table-cell>
          <table:table-cell table:style-name="ce36" office:value-type="float" office:value="0.559816163003663" calcext:value-type="float">
            <text:p>0.5598</text:p>
          </table:table-cell>
          <table:table-cell office:value-type="float" office:value="0.0692681702930695" calcext:value-type="float">
            <text:p>0.0693</text:p>
          </table:table-cell>
          <table:table-cell table:style-name="ce37" office:value-type="float" office:value="0.497407407407407" calcext:value-type="float">
            <text:p>0.4974</text:p>
          </table:table-cell>
          <table:table-cell table:style-name="ce8" office:value-type="float" office:value="0.499374687304565" calcext:value-type="float">
            <text:p>0.4994</text:p>
          </table:table-cell>
          <table:table-cell office:value-type="float" office:value="0.000593297893052485" calcext:value-type="float">
            <text:p>0.0006</text:p>
          </table:table-cell>
          <table:table-cell office:value-type="float" office:value="0.0139506172839506" calcext:value-type="float">
            <text:p>0.0140</text:p>
          </table:table-cell>
          <table:table-cell table:style-name="ce36" office:value-type="float" office:value="0.585193156437059" calcext:value-type="float">
            <text:p>0.5852</text:p>
          </table:table-cell>
          <table:table-cell office:value-type="float" office:value="0.0445482241868042" calcext:value-type="float">
            <text:p>0.0445</text:p>
          </table:table-cell>
          <table:table-cell office:value-type="float" office:value="0.496049382716049" calcext:value-type="float">
            <text:p>0.4960</text:p>
          </table:table-cell>
          <table:table-cell table:style-name="ce8" office:value-type="float" office:value="0.499455720092915" calcext:value-type="float">
            <text:p>0.4995</text:p>
          </table:table-cell>
          <table:table-cell office:value-type="float" office:value="0.0026559369371883" calcext:value-type="float">
            <text:p>0.0027</text:p>
          </table:table-cell>
          <table:table-cell office:value-type="float" office:value="0.0323456790123457" calcext:value-type="float">
            <text:p>0.0323</text:p>
          </table:table-cell>
          <table:table-cell table:style-name="ce8" office:value-type="float" office:value="0.600340793352988" calcext:value-type="float">
            <text:p>0.6003</text:p>
          </table:table-cell>
          <table:table-cell office:value-type="float" office:value="0.0376838809929605" calcext:value-type="float">
            <text:p>0.0377</text:p>
          </table:table-cell>
          <table:table-cell office:value-type="float" office:value="0.494444444444444" calcext:value-type="float">
            <text:p>0.4944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ports ball</text:p>
          </table:table-cell>
          <table:table-cell table:style-name="ce8" office:value-type="float" office:value="0.496089743589744" calcext:value-type="float">
            <text:p>0.4961</text:p>
          </table:table-cell>
          <table:table-cell table:style-name="ce3" office:value-type="float" office:value="0.00599418960387739" calcext:value-type="float">
            <text:p>0.0060</text:p>
          </table:table-cell>
          <table:table-cell office:value-type="float" office:value="0.127901234567901" calcext:value-type="float">
            <text:p>0.1279</text:p>
          </table:table-cell>
          <table:table-cell table:style-name="ce36" office:value-type="float" office:value="0.511794871794872" calcext:value-type="float">
            <text:p>0.5118</text:p>
          </table:table-cell>
          <table:table-cell office:value-type="float" office:value="0.0205602416607056" calcext:value-type="float">
            <text:p>0.0206</text:p>
          </table:table-cell>
          <table:table-cell office:value-type="float" office:value="0.498888888888889" calcext:value-type="float">
            <text:p>0.4989</text:p>
          </table:table-cell>
          <table:table-cell table:style-name="ce8" office:value-type="float" office:value="0.50025641025641" calcext:value-type="float">
            <text:p>0.5003</text:p>
          </table:table-cell>
          <table:table-cell office:value-type="float" office:value="0.00353088188562061" calcext:value-type="float">
            <text:p>0.0035</text:p>
          </table:table-cell>
          <table:table-cell office:value-type="float" office:value="0.0396296296296296" calcext:value-type="float">
            <text:p>0.0396</text:p>
          </table:table-cell>
          <table:table-cell table:style-name="ce36" office:value-type="float" office:value="0.524551282051282" calcext:value-type="float">
            <text:p>0.5246</text:p>
          </table:table-cell>
          <table:table-cell table:style-name="ce3" office:value-type="float" office:value="0.0193166884071537" calcext:value-type="float">
            <text:p>0.0193</text:p>
          </table:table-cell>
          <table:table-cell office:value-type="float" office:value="0.495925925925926" calcext:value-type="float">
            <text:p>0.4959</text:p>
          </table:table-cell>
          <table:table-cell table:style-name="ce8" office:value-type="float" office:value="0.501794871794872" calcext:value-type="float">
            <text:p>0.5018</text:p>
          </table:table-cell>
          <table:table-cell office:value-type="float" office:value="0.0064089742307436" calcext:value-type="float">
            <text:p>0.0064</text:p>
          </table:table-cell>
          <table:table-cell office:value-type="float" office:value="0.0490123456790123" calcext:value-type="float">
            <text:p>0.0490</text:p>
          </table:table-cell>
          <table:table-cell table:style-name="ce36" office:value-type="float" office:value="0.527435897435897" calcext:value-type="float">
            <text:p>0.5274</text:p>
          </table:table-cell>
          <table:table-cell office:value-type="float" office:value="0.032111865818794" calcext:value-type="float">
            <text:p>0.0321</text:p>
          </table:table-cell>
          <table:table-cell table:style-name="ce37" office:value-type="float" office:value="0.496543209876543" calcext:value-type="float">
            <text:p>0.4965</text:p>
          </table:table-cell>
          <table:table-cell table:style-name="ce8" office:value-type="float" office:value="0.497051282051282" calcext:value-type="float">
            <text:p>0.4971</text:p>
          </table:table-cell>
          <table:table-cell office:value-type="float" office:value="0.000869529485016057" calcext:value-type="float">
            <text:p>0.0009</text:p>
          </table:table-cell>
          <table:table-cell office:value-type="float" office:value="0.0550617283950617" calcext:value-type="float">
            <text:p>0.0551</text:p>
          </table:table-cell>
          <table:table-cell table:style-name="ce36" office:value-type="float" office:value="0.536089743589744" calcext:value-type="float">
            <text:p>0.5361</text:p>
          </table:table-cell>
          <table:table-cell office:value-type="float" office:value="0.01416304049194" calcext:value-type="float">
            <text:p>0.0142</text:p>
          </table:table-cell>
          <table:table-cell office:value-type="float" office:value="0.495308641975309" calcext:value-type="float">
            <text:p>0.4953</text:p>
          </table:table-cell>
          <table:table-cell table:style-name="ce8" office:value-type="float" office:value="0.511730769230769" calcext:value-type="float">
            <text:p>0.5117</text:p>
          </table:table-cell>
          <table:table-cell office:value-type="float" office:value="0.023622121035914" calcext:value-type="float">
            <text:p>0.0236</text:p>
          </table:table-cell>
          <table:table-cell office:value-type="float" office:value="0.0422222222222222" calcext:value-type="float">
            <text:p>0.0422</text:p>
          </table:table-cell>
          <table:table-cell table:style-name="ce8" office:value-type="float" office:value="0.45724358974359" calcext:value-type="float">
            <text:p>0.4572</text:p>
          </table:table-cell>
          <table:table-cell office:value-type="float" office:value="0.0404662382308376" calcext:value-type="float">
            <text:p>0.0405</text:p>
          </table:table-cell>
          <table:table-cell office:value-type="float" office:value="0.505185185185185" calcext:value-type="float">
            <text:p>0.505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kite</text:p>
          </table:table-cell>
          <table:table-cell table:style-name="ce8" office:value-type="float" office:value="0.508778538187511" calcext:value-type="float">
            <text:p>0.5088</text:p>
          </table:table-cell>
          <table:table-cell table:style-name="ce3" office:value-type="float" office:value="0.00772927810991195" calcext:value-type="float">
            <text:p>0.0077</text:p>
          </table:table-cell>
          <table:table-cell office:value-type="float" office:value="0.0204938271604938" calcext:value-type="float">
            <text:p>0.0205</text:p>
          </table:table-cell>
          <table:table-cell table:style-name="ce36" office:value-type="float" office:value="0.641392232891451" calcext:value-type="float">
            <text:p>0.6414</text:p>
          </table:table-cell>
          <table:table-cell office:value-type="float" office:value="0.0317665844437601" calcext:value-type="float">
            <text:p>0.0318</text:p>
          </table:table-cell>
          <table:table-cell office:value-type="float" office:value="0.490123456790123" calcext:value-type="float">
            <text:p>0.4901</text:p>
          </table:table-cell>
          <table:table-cell table:style-name="ce8" office:value-type="float" office:value="0.519119427909033" calcext:value-type="float">
            <text:p>0.5191</text:p>
          </table:table-cell>
          <table:table-cell office:value-type="float" office:value="0.032682107098779" calcext:value-type="float">
            <text:p>0.0327</text:p>
          </table:table-cell>
          <table:table-cell office:value-type="float" office:value="0.0248148148148148" calcext:value-type="float">
            <text:p>0.0248</text:p>
          </table:table-cell>
          <table:table-cell table:style-name="ce36" office:value-type="float" office:value="0.658679438077338" calcext:value-type="float">
            <text:p>0.6587</text:p>
          </table:table-cell>
          <table:table-cell table:style-name="ce3" office:value-type="float" office:value="0.0154261949217327" calcext:value-type="float">
            <text:p>0.0154</text:p>
          </table:table-cell>
          <table:table-cell office:value-type="float" office:value="0.487654320987654" calcext:value-type="float">
            <text:p>0.4877</text:p>
          </table:table-cell>
          <table:table-cell table:style-name="ce8" office:value-type="float" office:value="0.529605381949166" calcext:value-type="float">
            <text:p>0.5296</text:p>
          </table:table-cell>
          <table:table-cell office:value-type="float" office:value="0.0190182615283114" calcext:value-type="float">
            <text:p>0.0190</text:p>
          </table:table-cell>
          <table:table-cell office:value-type="float" office:value="0.0237037037037037" calcext:value-type="float">
            <text:p>0.0237</text:p>
          </table:table-cell>
          <table:table-cell table:style-name="ce36" office:value-type="float" office:value="0.578529593481049" calcext:value-type="float">
            <text:p>0.5785</text:p>
          </table:table-cell>
          <table:table-cell office:value-type="float" office:value="0.0388370492082878" calcext:value-type="float">
            <text:p>0.0388</text:p>
          </table:table-cell>
          <table:table-cell table:style-name="ce37" office:value-type="float" office:value="0.494074074074074" calcext:value-type="float">
            <text:p>0.4941</text:p>
          </table:table-cell>
          <table:table-cell table:style-name="ce8" office:value-type="float" office:value="0.548678038722547" calcext:value-type="float">
            <text:p>0.5487</text:p>
          </table:table-cell>
          <table:table-cell office:value-type="float" office:value="0.0715012045779499" calcext:value-type="float">
            <text:p>0.0715</text:p>
          </table:table-cell>
          <table:table-cell office:value-type="float" office:value="0.0359259259259259" calcext:value-type="float">
            <text:p>0.0359</text:p>
          </table:table-cell>
          <table:table-cell table:style-name="ce36" office:value-type="float" office:value="0.615119313509226" calcext:value-type="float">
            <text:p>0.6151</text:p>
          </table:table-cell>
          <table:table-cell office:value-type="float" office:value="0.0779771283758991" calcext:value-type="float">
            <text:p>0.0780</text:p>
          </table:table-cell>
          <table:table-cell office:value-type="float" office:value="0.491604938271605" calcext:value-type="float">
            <text:p>0.4916</text:p>
          </table:table-cell>
          <table:table-cell table:style-name="ce8" office:value-type="float" office:value="0.502533547169045" calcext:value-type="float">
            <text:p>0.5025</text:p>
          </table:table-cell>
          <table:table-cell office:value-type="float" office:value="0.00588538175553634" calcext:value-type="float">
            <text:p>0.0059</text:p>
          </table:table-cell>
          <table:table-cell office:value-type="float" office:value="0.0201234567901235" calcext:value-type="float">
            <text:p>0.0201</text:p>
          </table:table-cell>
          <table:table-cell table:style-name="ce8" office:value-type="float" office:value="0.598369832106791" calcext:value-type="float">
            <text:p>0.5984</text:p>
          </table:table-cell>
          <table:table-cell office:value-type="float" office:value="0.0256339753984844" calcext:value-type="float">
            <text:p>0.0256</text:p>
          </table:table-cell>
          <table:table-cell office:value-type="float" office:value="0.492592592592593" calcext:value-type="float">
            <text:p>0.492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aseball bat</text:p>
          </table:table-cell>
          <table:table-cell table:style-name="ce8" office:value-type="float" office:value="0.487945096388822" calcext:value-type="float">
            <text:p>0.4879</text:p>
          </table:table-cell>
          <table:table-cell table:style-name="ce3" office:value-type="float" office:value="0.0277757134830613" calcext:value-type="float">
            <text:p>0.0278</text:p>
          </table:table-cell>
          <table:table-cell office:value-type="float" office:value="0.157530864197531" calcext:value-type="float">
            <text:p>0.1575</text:p>
          </table:table-cell>
          <table:table-cell table:style-name="ce36" office:value-type="float" office:value="0.458890526081493" calcext:value-type="float">
            <text:p>0.4589</text:p>
          </table:table-cell>
          <table:table-cell office:value-type="float" office:value="0.0575957038878052" calcext:value-type="float">
            <text:p>0.0576</text:p>
          </table:table-cell>
          <table:table-cell office:value-type="float" office:value="0.503456790123457" calcext:value-type="float">
            <text:p>0.5035</text:p>
          </table:table-cell>
          <table:table-cell table:style-name="ce8" office:value-type="float" office:value="0.501891551071879" calcext:value-type="float">
            <text:p>0.5019</text:p>
          </table:table-cell>
          <table:table-cell office:value-type="float" office:value="0.00394262249706519" calcext:value-type="float">
            <text:p>0.0039</text:p>
          </table:table-cell>
          <table:table-cell office:value-type="float" office:value="0.208765432098765" calcext:value-type="float">
            <text:p>0.2088</text:p>
          </table:table-cell>
          <table:table-cell table:style-name="ce36" office:value-type="float" office:value="0.507528482768241" calcext:value-type="float">
            <text:p>0.5075</text:p>
          </table:table-cell>
          <table:table-cell table:style-name="ce3" office:value-type="float" office:value="0.0495135723543489" calcext:value-type="float">
            <text:p>0.0495</text:p>
          </table:table-cell>
          <table:table-cell office:value-type="float" office:value="0.499259259259259" calcext:value-type="float">
            <text:p>0.4993</text:p>
          </table:table-cell>
          <table:table-cell table:style-name="ce8" office:value-type="float" office:value="0.498991172761665" calcext:value-type="float">
            <text:p>0.4990</text:p>
          </table:table-cell>
          <table:table-cell office:value-type="float" office:value="0.00170822410897151" calcext:value-type="float">
            <text:p>0.0017</text:p>
          </table:table-cell>
          <table:table-cell office:value-type="float" office:value="0.0228395061728395" calcext:value-type="float">
            <text:p>0.0228</text:p>
          </table:table-cell>
          <table:table-cell table:style-name="ce36" office:value-type="float" office:value="0.504030584043363" calcext:value-type="float">
            <text:p>0.5040</text:p>
          </table:table-cell>
          <table:table-cell office:value-type="float" office:value="0.0487100946786685" calcext:value-type="float">
            <text:p>0.0487</text:p>
          </table:table-cell>
          <table:table-cell table:style-name="ce37" office:value-type="float" office:value="0.500123456790123" calcext:value-type="float">
            <text:p>0.5001</text:p>
          </table:table-cell>
          <table:table-cell table:style-name="ce8" office:value-type="float" office:value="0.512936765492305" calcext:value-type="float">
            <text:p>0.5129</text:p>
          </table:table-cell>
          <table:table-cell office:value-type="float" office:value="0.0300052680130228" calcext:value-type="float">
            <text:p>0.0300</text:p>
          </table:table-cell>
          <table:table-cell office:value-type="float" office:value="0.0406172839506173" calcext:value-type="float">
            <text:p>0.0406</text:p>
          </table:table-cell>
          <table:table-cell table:style-name="ce36" office:value-type="float" office:value="0.534430365265095" calcext:value-type="float">
            <text:p>0.5344</text:p>
          </table:table-cell>
          <table:table-cell office:value-type="float" office:value="0.0146054158194183" calcext:value-type="float">
            <text:p>0.0146</text:p>
          </table:table-cell>
          <table:table-cell office:value-type="float" office:value="0.497654320987654" calcext:value-type="float">
            <text:p>0.4977</text:p>
          </table:table-cell>
          <table:table-cell table:style-name="ce8" office:value-type="float" office:value="0.485418849406596" calcext:value-type="float">
            <text:p>0.4854</text:p>
          </table:table-cell>
          <table:table-cell office:value-type="float" office:value="0.0279330594053182" calcext:value-type="float">
            <text:p>0.0279</text:p>
          </table:table-cell>
          <table:table-cell office:value-type="float" office:value="0.0608641975308642" calcext:value-type="float">
            <text:p>0.0609</text:p>
          </table:table-cell>
          <table:table-cell table:style-name="ce8" office:value-type="float" office:value="0.525873699040898" calcext:value-type="float">
            <text:p>0.5259</text:p>
          </table:table-cell>
          <table:table-cell office:value-type="float" office:value="0.0362553919617695" calcext:value-type="float">
            <text:p>0.0363</text:p>
          </table:table-cell>
          <table:table-cell office:value-type="float" office:value="0.498024691358025" calcext:value-type="float">
            <text:p>0.4980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aseball glove</text:p>
          </table:table-cell>
          <table:table-cell table:style-name="ce8" office:value-type="float" office:value="0.494018147433631" calcext:value-type="float">
            <text:p>0.4940</text:p>
          </table:table-cell>
          <table:table-cell table:style-name="ce3" office:value-type="float" office:value="0.0042758562665027" calcext:value-type="float">
            <text:p>0.0043</text:p>
          </table:table-cell>
          <table:table-cell office:value-type="float" office:value="0.031358024691358" calcext:value-type="float">
            <text:p>0.0314</text:p>
          </table:table-cell>
          <table:table-cell table:style-name="ce36" office:value-type="float" office:value="0.475889375762912" calcext:value-type="float">
            <text:p>0.4759</text:p>
          </table:table-cell>
          <table:table-cell office:value-type="float" office:value="0.0396775665936023" calcext:value-type="float">
            <text:p>0.0397</text:p>
          </table:table-cell>
          <table:table-cell office:value-type="float" office:value="0.502345679012346" calcext:value-type="float">
            <text:p>0.5023</text:p>
          </table:table-cell>
          <table:table-cell table:style-name="ce8" office:value-type="float" office:value="0.498362720403023" calcext:value-type="float">
            <text:p>0.4984</text:p>
          </table:table-cell>
          <table:table-cell office:value-type="float" office:value="0.00177443360246919" calcext:value-type="float">
            <text:p>0.0018</text:p>
          </table:table-cell>
          <table:table-cell office:value-type="float" office:value="0.0228395061728395" calcext:value-type="float">
            <text:p>0.0228</text:p>
          </table:table-cell>
          <table:table-cell table:style-name="ce36" office:value-type="float" office:value="0.536585565364597" calcext:value-type="float">
            <text:p>0.5366</text:p>
          </table:table-cell>
          <table:table-cell table:style-name="ce3" office:value-type="float" office:value="0.0531381127723996" calcext:value-type="float">
            <text:p>0.0531</text:p>
          </table:table-cell>
          <table:table-cell office:value-type="float" office:value="0.497407407407407" calcext:value-type="float">
            <text:p>0.4974</text:p>
          </table:table-cell>
          <table:table-cell table:style-name="ce8" office:value-type="float" office:value="0.503935768261965" calcext:value-type="float">
            <text:p>0.5039</text:p>
          </table:table-cell>
          <table:table-cell office:value-type="float" office:value="0.00986978940642186" calcext:value-type="float">
            <text:p>0.0099</text:p>
          </table:table-cell>
          <table:table-cell office:value-type="float" office:value="0.0359259259259259" calcext:value-type="float">
            <text:p>0.0359</text:p>
          </table:table-cell>
          <table:table-cell table:style-name="ce36" office:value-type="float" office:value="0.50178221756507" calcext:value-type="float">
            <text:p>0.5018</text:p>
          </table:table-cell>
          <table:table-cell office:value-type="float" office:value="0.0346979825765001" calcext:value-type="float">
            <text:p>0.0347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497858942065491" calcext:value-type="float">
            <text:p>0.4979</text:p>
          </table:table-cell>
          <table:table-cell office:value-type="float" office:value="0.00259946693205922" calcext:value-type="float">
            <text:p>0.0026</text:p>
          </table:table-cell>
          <table:table-cell office:value-type="float" office:value="0.0238271604938272" calcext:value-type="float">
            <text:p>0.0238</text:p>
          </table:table-cell>
          <table:table-cell table:style-name="ce36" office:value-type="float" office:value="0.543264642646336" calcext:value-type="float">
            <text:p>0.5433</text:p>
          </table:table-cell>
          <table:table-cell office:value-type="float" office:value="0.0221931801614736" calcext:value-type="float">
            <text:p>0.0222</text:p>
          </table:table-cell>
          <table:table-cell office:value-type="float" office:value="0.496913580246914" calcext:value-type="float">
            <text:p>0.4969</text:p>
          </table:table-cell>
          <table:table-cell table:style-name="ce8" office:value-type="float" office:value="0.503062027707809" calcext:value-type="float">
            <text:p>0.5031</text:p>
          </table:table-cell>
          <table:table-cell office:value-type="float" office:value="0.00612405541561714" calcext:value-type="float">
            <text:p>0.0061</text:p>
          </table:table-cell>
          <table:table-cell office:value-type="float" office:value="0.0196296296296296" calcext:value-type="float">
            <text:p>0.0196</text:p>
          </table:table-cell>
          <table:table-cell table:style-name="ce8" office:value-type="float" office:value="0.527236234828879" calcext:value-type="float">
            <text:p>0.5272</text:p>
          </table:table-cell>
          <table:table-cell office:value-type="float" office:value="0.0325162648315793" calcext:value-type="float">
            <text:p>0.0325</text:p>
          </table:table-cell>
          <table:table-cell office:value-type="float" office:value="0.498518518518518" calcext:value-type="float">
            <text:p>0.498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kateboard</text:p>
          </table:table-cell>
          <table:table-cell table:style-name="ce8" office:value-type="float" office:value="0.50073834794647" calcext:value-type="float">
            <text:p>0.5007</text:p>
          </table:table-cell>
          <table:table-cell table:style-name="ce3" office:value-type="float" office:value="0.00458692481334855" calcext:value-type="float">
            <text:p>0.0046</text:p>
          </table:table-cell>
          <table:table-cell office:value-type="float" office:value="0.0341975308641975" calcext:value-type="float">
            <text:p>0.0342</text:p>
          </table:table-cell>
          <table:table-cell table:style-name="ce36" office:value-type="float" office:value="0.51253787638621" calcext:value-type="float">
            <text:p>0.5125</text:p>
          </table:table-cell>
          <table:table-cell office:value-type="float" office:value="0.0329486080234894" calcext:value-type="float">
            <text:p>0.0329</text:p>
          </table:table-cell>
          <table:table-cell office:value-type="float" office:value="0.498888888888889" calcext:value-type="float">
            <text:p>0.4989</text:p>
          </table:table-cell>
          <table:table-cell table:style-name="ce8" office:value-type="float" office:value="0.500622981079834" calcext:value-type="float">
            <text:p>0.5006</text:p>
          </table:table-cell>
          <table:table-cell office:value-type="float" office:value="0.00323153899284688" calcext:value-type="float">
            <text:p>0.0032</text:p>
          </table:table-cell>
          <table:table-cell office:value-type="float" office:value="0.0301234567901235" calcext:value-type="float">
            <text:p>0.0301</text:p>
          </table:table-cell>
          <table:table-cell table:style-name="ce36" office:value-type="float" office:value="0.493857915044242" calcext:value-type="float">
            <text:p>0.4939</text:p>
          </table:table-cell>
          <table:table-cell table:style-name="ce3" office:value-type="float" office:value="0.0467061556464675" calcext:value-type="float">
            <text:p>0.0467</text:p>
          </table:table-cell>
          <table:table-cell office:value-type="float" office:value="0.500740740740741" calcext:value-type="float">
            <text:p>0.5007</text:p>
          </table:table-cell>
          <table:table-cell table:style-name="ce8" office:value-type="float" office:value="0.4991753280823" calcext:value-type="float">
            <text:p>0.4992</text:p>
          </table:table-cell>
          <table:table-cell office:value-type="float" office:value="0.0010539948364583" calcext:value-type="float">
            <text:p>0.0011</text:p>
          </table:table-cell>
          <table:table-cell office:value-type="float" office:value="0.028641975308642" calcext:value-type="float">
            <text:p>0.0286</text:p>
          </table:table-cell>
          <table:table-cell table:style-name="ce36" office:value-type="float" office:value="0.491098688394874" calcext:value-type="float">
            <text:p>0.4911</text:p>
          </table:table-cell>
          <table:table-cell office:value-type="float" office:value="0.0385109443471773" calcext:value-type="float">
            <text:p>0.0385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497526467075891" calcext:value-type="float">
            <text:p>0.4975</text:p>
          </table:table-cell>
          <table:table-cell office:value-type="float" office:value="0.00331575084363308" calcext:value-type="float">
            <text:p>0.0033</text:p>
          </table:table-cell>
          <table:table-cell office:value-type="float" office:value="0.0318518518518518" calcext:value-type="float">
            <text:p>0.0319</text:p>
          </table:table-cell>
          <table:table-cell table:style-name="ce36" office:value-type="float" office:value="0.510180099671284" calcext:value-type="float">
            <text:p>0.5102</text:p>
          </table:table-cell>
          <table:table-cell office:value-type="float" office:value="0.0260695040057253" calcext:value-type="float">
            <text:p>0.0261</text:p>
          </table:table-cell>
          <table:table-cell office:value-type="float" office:value="0.499382716049383" calcext:value-type="float">
            <text:p>0.4994</text:p>
          </table:table-cell>
          <table:table-cell table:style-name="ce8" office:value-type="float" office:value="0.500473527217948" calcext:value-type="float">
            <text:p>0.5005</text:p>
          </table:table-cell>
          <table:table-cell office:value-type="float" office:value="0.00271872914742759" calcext:value-type="float">
            <text:p>0.0027</text:p>
          </table:table-cell>
          <table:table-cell office:value-type="float" office:value="0.0390123456790123" calcext:value-type="float">
            <text:p>0.0390</text:p>
          </table:table-cell>
          <table:table-cell table:style-name="ce8" office:value-type="float" office:value="0.519778180382148" calcext:value-type="float">
            <text:p>0.5198</text:p>
          </table:table-cell>
          <table:table-cell office:value-type="float" office:value="0.0239782462552379" calcext:value-type="float">
            <text:p>0.0240</text:p>
          </table:table-cell>
          <table:table-cell office:value-type="float" office:value="0.497901234567901" calcext:value-type="float">
            <text:p>0.497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urfboard</text:p>
          </table:table-cell>
          <table:table-cell table:style-name="ce8" office:value-type="float" office:value="0.543015053289398" calcext:value-type="float">
            <text:p>0.5430</text:p>
          </table:table-cell>
          <table:table-cell table:style-name="ce3" office:value-type="float" office:value="0.0578712300939627" calcext:value-type="float">
            <text:p>0.0579</text:p>
          </table:table-cell>
          <table:table-cell office:value-type="float" office:value="0.125925925925926" calcext:value-type="float">
            <text:p>0.1259</text:p>
          </table:table-cell>
          <table:table-cell table:style-name="ce36" office:value-type="float" office:value="0.652536782039055" calcext:value-type="float">
            <text:p>0.6525</text:p>
          </table:table-cell>
          <table:table-cell office:value-type="float" office:value="0.0311961143035015" calcext:value-type="float">
            <text:p>0.0312</text:p>
          </table:table-cell>
          <table:table-cell office:value-type="float" office:value="0.481111111111111" calcext:value-type="float">
            <text:p>0.4811</text:p>
          </table:table-cell>
          <table:table-cell table:style-name="ce8" office:value-type="float" office:value="0.553112959678348" calcext:value-type="float">
            <text:p>0.5531</text:p>
          </table:table-cell>
          <table:table-cell office:value-type="float" office:value="0.102673150477398" calcext:value-type="float">
            <text:p>0.1027</text:p>
          </table:table-cell>
          <table:table-cell office:value-type="float" office:value="0.055679012345679" calcext:value-type="float">
            <text:p>0.0557</text:p>
          </table:table-cell>
          <table:table-cell table:style-name="ce36" office:value-type="float" office:value="0.666700147879666" calcext:value-type="float">
            <text:p>0.6667</text:p>
          </table:table-cell>
          <table:table-cell table:style-name="ce3" office:value-type="float" office:value="0.0105505545201707" calcext:value-type="float">
            <text:p>0.0106</text:p>
          </table:table-cell>
          <table:table-cell office:value-type="float" office:value="0.478395061728395" calcext:value-type="float">
            <text:p>0.4784</text:p>
          </table:table-cell>
          <table:table-cell table:style-name="ce8" office:value-type="float" office:value="0.499744897959184" calcext:value-type="float">
            <text:p>0.4997</text:p>
          </table:table-cell>
          <table:table-cell office:value-type="float" office:value="0.000510204081632648" calcext:value-type="float">
            <text:p>0.0005</text:p>
          </table:table-cell>
          <table:table-cell office:value-type="float" office:value="0.0330864197530864" calcext:value-type="float">
            <text:p>0.0331</text:p>
          </table:table-cell>
          <table:table-cell table:style-name="ce36" office:value-type="float" office:value="0.607481264656524" calcext:value-type="float">
            <text:p>0.6075</text:p>
          </table:table-cell>
          <table:table-cell office:value-type="float" office:value="0.00868745456948067" calcext:value-type="float">
            <text:p>0.0087</text:p>
          </table:table-cell>
          <table:table-cell table:style-name="ce37" office:value-type="float" office:value="0.486666666666667" calcext:value-type="float">
            <text:p>0.4867</text:p>
          </table:table-cell>
          <table:table-cell table:style-name="ce8" office:value-type="float" office:value="0.503873686294062" calcext:value-type="float">
            <text:p>0.5039</text:p>
          </table:table-cell>
          <table:table-cell office:value-type="float" office:value="0.00682881195000612" calcext:value-type="float">
            <text:p>0.0068</text:p>
          </table:table-cell>
          <table:table-cell office:value-type="float" office:value="0.035679012345679" calcext:value-type="float">
            <text:p>0.0357</text:p>
          </table:table-cell>
          <table:table-cell table:style-name="ce36" office:value-type="float" office:value="0.589818072861624" calcext:value-type="float">
            <text:p>0.5898</text:p>
          </table:table-cell>
          <table:table-cell office:value-type="float" office:value="0.0190102174472988" calcext:value-type="float">
            <text:p>0.0190</text:p>
          </table:table-cell>
          <table:table-cell office:value-type="float" office:value="0.488888888888889" calcext:value-type="float">
            <text:p>0.4889</text:p>
          </table:table-cell>
          <table:table-cell table:style-name="ce8" office:value-type="float" office:value="0.565624736607627" calcext:value-type="float">
            <text:p>0.5656</text:p>
          </table:table-cell>
          <table:table-cell office:value-type="float" office:value="0.0709362731412449" calcext:value-type="float">
            <text:p>0.0709</text:p>
          </table:table-cell>
          <table:table-cell office:value-type="float" office:value="0.057283950617284" calcext:value-type="float">
            <text:p>0.0573</text:p>
          </table:table-cell>
          <table:table-cell table:style-name="ce8" office:value-type="float" office:value="0.537344279758913" calcext:value-type="float">
            <text:p>0.5373</text:p>
          </table:table-cell>
          <table:table-cell office:value-type="float" office:value="0.031732056695487" calcext:value-type="float">
            <text:p>0.0317</text:p>
          </table:table-cell>
          <table:table-cell office:value-type="float" office:value="0.494691358024691" calcext:value-type="float">
            <text:p>0.494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ennis racket</text:p>
          </table:table-cell>
          <table:table-cell table:style-name="ce8" office:value-type="float" office:value="0.50963886234741" calcext:value-type="float">
            <text:p>0.5096</text:p>
          </table:table-cell>
          <table:table-cell table:style-name="ce3" office:value-type="float" office:value="0.0110275576629228" calcext:value-type="float">
            <text:p>0.0110</text:p>
          </table:table-cell>
          <table:table-cell office:value-type="float" office:value="0.0492592592592593" calcext:value-type="float">
            <text:p>0.0493</text:p>
          </table:table-cell>
          <table:table-cell table:style-name="ce36" office:value-type="float" office:value="0.549692124974714" calcext:value-type="float">
            <text:p>0.5497</text:p>
          </table:table-cell>
          <table:table-cell office:value-type="float" office:value="0.0236940482102863" calcext:value-type="float">
            <text:p>0.0237</text:p>
          </table:table-cell>
          <table:table-cell office:value-type="float" office:value="0.494444444444444" calcext:value-type="float">
            <text:p>0.4944</text:p>
          </table:table-cell>
          <table:table-cell table:style-name="ce8" office:value-type="float" office:value="0.516796436915699" calcext:value-type="float">
            <text:p>0.5168</text:p>
          </table:table-cell>
          <table:table-cell office:value-type="float" office:value="0.0307035457055099" calcext:value-type="float">
            <text:p>0.0307</text:p>
          </table:table-cell>
          <table:table-cell office:value-type="float" office:value="0.298148148148148" calcext:value-type="float">
            <text:p>0.2981</text:p>
          </table:table-cell>
          <table:table-cell table:style-name="ce36" office:value-type="float" office:value="0.53249637606918" calcext:value-type="float">
            <text:p>0.5325</text:p>
          </table:table-cell>
          <table:table-cell table:style-name="ce3" office:value-type="float" office:value="0.028488971469815" calcext:value-type="float">
            <text:p>0.0285</text:p>
          </table:table-cell>
          <table:table-cell office:value-type="float" office:value="0.495555555555556" calcext:value-type="float">
            <text:p>0.4956</text:p>
          </table:table-cell>
          <table:table-cell table:style-name="ce8" office:value-type="float" office:value="0.499426101702631" calcext:value-type="float">
            <text:p>0.4994</text:p>
          </table:table-cell>
          <table:table-cell office:value-type="float" office:value="0.000865087132242949" calcext:value-type="float">
            <text:p>0.0009</text:p>
          </table:table-cell>
          <table:table-cell office:value-type="float" office:value="0.032962962962963" calcext:value-type="float">
            <text:p>0.0330</text:p>
          </table:table-cell>
          <table:table-cell table:style-name="ce36" office:value-type="float" office:value="0.53776881542439" calcext:value-type="float">
            <text:p>0.5378</text:p>
          </table:table-cell>
          <table:table-cell office:value-type="float" office:value="0.0176697671413758" calcext:value-type="float">
            <text:p>0.0177</text:p>
          </table:table-cell>
          <table:table-cell table:style-name="ce37" office:value-type="float" office:value="0.495925925925926" calcext:value-type="float">
            <text:p>0.4959</text:p>
          </table:table-cell>
          <table:table-cell table:style-name="ce8" office:value-type="float" office:value="0.515011773940345" calcext:value-type="float">
            <text:p>0.5150</text:p>
          </table:table-cell>
          <table:table-cell office:value-type="float" office:value="0.0306626294846495" calcext:value-type="float">
            <text:p>0.0307</text:p>
          </table:table-cell>
          <table:table-cell office:value-type="float" office:value="0.0819753086419753" calcext:value-type="float">
            <text:p>0.0820</text:p>
          </table:table-cell>
          <table:table-cell table:style-name="ce36" office:value-type="float" office:value="0.505755614865449" calcext:value-type="float">
            <text:p>0.5058</text:p>
          </table:table-cell>
          <table:table-cell office:value-type="float" office:value="0.020312274891684" calcext:value-type="float">
            <text:p>0.0203</text:p>
          </table:table-cell>
          <table:table-cell office:value-type="float" office:value="0.499876543209876" calcext:value-type="float">
            <text:p>0.4999</text:p>
          </table:table-cell>
          <table:table-cell table:style-name="ce8" office:value-type="float" office:value="0.481168222547145" calcext:value-type="float">
            <text:p>0.4812</text:p>
          </table:table-cell>
          <table:table-cell office:value-type="float" office:value="0.0375044208315313" calcext:value-type="float">
            <text:p>0.0375</text:p>
          </table:table-cell>
          <table:table-cell office:value-type="float" office:value="0.075679012345679" calcext:value-type="float">
            <text:p>0.0757</text:p>
          </table:table-cell>
          <table:table-cell table:style-name="ce8" office:value-type="float" office:value="0.480640704215206" calcext:value-type="float">
            <text:p>0.4806</text:p>
          </table:table-cell>
          <table:table-cell office:value-type="float" office:value="0.0373852976550161" calcext:value-type="float">
            <text:p>0.0374</text:p>
          </table:table-cell>
          <table:table-cell office:value-type="float" office:value="0.501481481481482" calcext:value-type="float">
            <text:p>0.501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ottle</text:p>
          </table:table-cell>
          <table:table-cell table:style-name="ce8" office:value-type="float" office:value="0.492411203923437" calcext:value-type="float">
            <text:p>0.4924</text:p>
          </table:table-cell>
          <table:table-cell table:style-name="ce3" office:value-type="float" office:value="0.0231354726619582" calcext:value-type="float">
            <text:p>0.0231</text:p>
          </table:table-cell>
          <table:table-cell office:value-type="float" office:value="0.188395061728395" calcext:value-type="float">
            <text:p>0.1884</text:p>
          </table:table-cell>
          <table:table-cell table:style-name="ce36" office:value-type="float" office:value="0.465643102156924" calcext:value-type="float">
            <text:p>0.4656</text:p>
          </table:table-cell>
          <table:table-cell office:value-type="float" office:value="0.0206791208522351" calcext:value-type="float">
            <text:p>0.0207</text:p>
          </table:table-cell>
          <table:table-cell office:value-type="float" office:value="0.50962962962963" calcext:value-type="float">
            <text:p>0.5096</text:p>
          </table:table-cell>
          <table:table-cell table:style-name="ce8" office:value-type="float" office:value="0.490856181068524" calcext:value-type="float">
            <text:p>0.4909</text:p>
          </table:table-cell>
          <table:table-cell office:value-type="float" office:value="0.0143351664586213" calcext:value-type="float">
            <text:p>0.0143</text:p>
          </table:table-cell>
          <table:table-cell office:value-type="float" office:value="0.399876543209877" calcext:value-type="float">
            <text:p>0.3999</text:p>
          </table:table-cell>
          <table:table-cell table:style-name="ce36" office:value-type="float" office:value="0.430540808676588" calcext:value-type="float">
            <text:p>0.4305</text:p>
          </table:table-cell>
          <table:table-cell table:style-name="ce3" office:value-type="float" office:value="0.0169292926107892" calcext:value-type="float">
            <text:p>0.0169</text:p>
          </table:table-cell>
          <table:table-cell office:value-type="float" office:value="0.518271604938272" calcext:value-type="float">
            <text:p>0.5183</text:p>
          </table:table-cell>
          <table:table-cell table:style-name="ce8" office:value-type="float" office:value="0.494871905192366" calcext:value-type="float">
            <text:p>0.4949</text:p>
          </table:table-cell>
          <table:table-cell office:value-type="float" office:value="0.00443677767726583" calcext:value-type="float">
            <text:p>0.0044</text:p>
          </table:table-cell>
          <table:table-cell office:value-type="float" office:value="0.0824691358024691" calcext:value-type="float">
            <text:p>0.0825</text:p>
          </table:table-cell>
          <table:table-cell table:style-name="ce36" office:value-type="float" office:value="0.447323723685596" calcext:value-type="float">
            <text:p>0.4473</text:p>
          </table:table-cell>
          <table:table-cell office:value-type="float" office:value="0.0105721540732551" calcext:value-type="float">
            <text:p>0.0106</text:p>
          </table:table-cell>
          <table:table-cell table:style-name="ce37" office:value-type="float" office:value="0.514567901234568" calcext:value-type="float">
            <text:p>0.5146</text:p>
          </table:table-cell>
          <table:table-cell table:style-name="ce8" office:value-type="float" office:value="0.520202441941818" calcext:value-type="float">
            <text:p>0.5202</text:p>
          </table:table-cell>
          <table:table-cell office:value-type="float" office:value="0.0233940219615334" calcext:value-type="float">
            <text:p>0.0234</text:p>
          </table:table-cell>
          <table:table-cell office:value-type="float" office:value="0.193333333333333" calcext:value-type="float">
            <text:p>0.1933</text:p>
          </table:table-cell>
          <table:table-cell table:style-name="ce36" office:value-type="float" office:value="0.461856111310998" calcext:value-type="float">
            <text:p>0.4619</text:p>
          </table:table-cell>
          <table:table-cell office:value-type="float" office:value="0.0235543226203289" calcext:value-type="float">
            <text:p>0.0236</text:p>
          </table:table-cell>
          <table:table-cell office:value-type="float" office:value="0.510740740740741" calcext:value-type="float">
            <text:p>0.5107</text:p>
          </table:table-cell>
          <table:table-cell table:style-name="ce8" office:value-type="float" office:value="0.531293285285587" calcext:value-type="float">
            <text:p>0.5313</text:p>
          </table:table-cell>
          <table:table-cell office:value-type="float" office:value="0.0362335624880235" calcext:value-type="float">
            <text:p>0.0362</text:p>
          </table:table-cell>
          <table:table-cell office:value-type="float" office:value="0.155308641975309" calcext:value-type="float">
            <text:p>0.1553</text:p>
          </table:table-cell>
          <table:table-cell table:style-name="ce8" office:value-type="float" office:value="0.503955322794368" calcext:value-type="float">
            <text:p>0.5040</text:p>
          </table:table-cell>
          <table:table-cell office:value-type="float" office:value="0.0167610449104784" calcext:value-type="float">
            <text:p>0.0168</text:p>
          </table:table-cell>
          <table:table-cell office:value-type="float" office:value="0.499135802469136" calcext:value-type="float">
            <text:p>0.499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wine glass</text:p>
          </table:table-cell>
          <table:table-cell table:style-name="ce8" office:value-type="float" office:value="0.496593099717162" calcext:value-type="float">
            <text:p>0.4966</text:p>
          </table:table-cell>
          <table:table-cell table:style-name="ce3" office:value-type="float" office:value="0.00408102991556596" calcext:value-type="float">
            <text:p>0.0041</text:p>
          </table:table-cell>
          <table:table-cell office:value-type="float" office:value="0.0281481481481481" calcext:value-type="float">
            <text:p>0.0281</text:p>
          </table:table-cell>
          <table:table-cell table:style-name="ce36" office:value-type="float" office:value="0.456175914166113" calcext:value-type="float">
            <text:p>0.4562</text:p>
          </table:table-cell>
          <table:table-cell office:value-type="float" office:value="0.0434999819160932" calcext:value-type="float">
            <text:p>0.0435</text:p>
          </table:table-cell>
          <table:table-cell office:value-type="float" office:value="0.504074074074074" calcext:value-type="float">
            <text:p>0.5041</text:p>
          </table:table-cell>
          <table:table-cell table:style-name="ce8" office:value-type="float" office:value="0.49993690851735" calcext:value-type="float">
            <text:p>0.4999</text:p>
          </table:table-cell>
          <table:table-cell office:value-type="float" office:value="0.000126182965299693" calcext:value-type="float">
            <text:p>0.0001</text:p>
          </table:table-cell>
          <table:table-cell office:value-type="float" office:value="0.0216049382716049" calcext:value-type="float">
            <text:p>0.0216</text:p>
          </table:table-cell>
          <table:table-cell table:style-name="ce36" office:value-type="float" office:value="0.459473689523944" calcext:value-type="float">
            <text:p>0.4595</text:p>
          </table:table-cell>
          <table:table-cell table:style-name="ce3" office:value-type="float" office:value="0.0249543281256847" calcext:value-type="float">
            <text:p>0.0250</text:p>
          </table:table-cell>
          <table:table-cell office:value-type="float" office:value="0.502592592592593" calcext:value-type="float">
            <text:p>0.5026</text:p>
          </table:table-cell>
          <table:table-cell table:style-name="ce8" office:value-type="float" office:value="0.4957737856083" calcext:value-type="float">
            <text:p>0.4958</text:p>
          </table:table-cell>
          <table:table-cell office:value-type="float" office:value="0.00373499907257676" calcext:value-type="float">
            <text:p>0.0037</text:p>
          </table:table-cell>
          <table:table-cell office:value-type="float" office:value="0.0297530864197531" calcext:value-type="float">
            <text:p>0.0298</text:p>
          </table:table-cell>
          <table:table-cell table:style-name="ce36" office:value-type="float" office:value="0.475817909264183" calcext:value-type="float">
            <text:p>0.4758</text:p>
          </table:table-cell>
          <table:table-cell office:value-type="float" office:value="0.0501181221857115" calcext:value-type="float">
            <text:p>0.0501</text:p>
          </table:table-cell>
          <table:table-cell table:style-name="ce37" office:value-type="float" office:value="0.502592592592592" calcext:value-type="float">
            <text:p>0.5026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14814814814815" calcext:value-type="float">
            <text:p>0.0215</text:p>
          </table:table-cell>
          <table:table-cell table:style-name="ce36" office:value-type="float" office:value="0.491638443356546" calcext:value-type="float">
            <text:p>0.4916</text:p>
          </table:table-cell>
          <table:table-cell office:value-type="float" office:value="0.0682326161402793" calcext:value-type="float">
            <text:p>0.0682</text:p>
          </table:table-cell>
          <table:table-cell office:value-type="float" office:value="0.500617283950617" calcext:value-type="float">
            <text:p>0.5006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14814814814815" calcext:value-type="float">
            <text:p>0.0215</text:p>
          </table:table-cell>
          <table:table-cell table:style-name="ce8" office:value-type="float" office:value="0.590968281799574" calcext:value-type="float">
            <text:p>0.5910</text:p>
          </table:table-cell>
          <table:table-cell office:value-type="float" office:value="0.0435867496541289" calcext:value-type="float">
            <text:p>0.0436</text:p>
          </table:table-cell>
          <table:table-cell office:value-type="float" office:value="0.491975308641975" calcext:value-type="float">
            <text:p>0.4920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up</text:p>
          </table:table-cell>
          <table:table-cell table:style-name="ce8" office:value-type="float" office:value="0.497992760738602" calcext:value-type="float">
            <text:p>0.4980</text:p>
          </table:table-cell>
          <table:table-cell table:style-name="ce3" office:value-type="float" office:value="0.0077758957585441" calcext:value-type="float">
            <text:p>0.0078</text:p>
          </table:table-cell>
          <table:table-cell office:value-type="float" office:value="0.101481481481481" calcext:value-type="float">
            <text:p>0.1015</text:p>
          </table:table-cell>
          <table:table-cell table:style-name="ce36" office:value-type="float" office:value="0.443505018980472" calcext:value-type="float">
            <text:p>0.4435</text:p>
          </table:table-cell>
          <table:table-cell office:value-type="float" office:value="0.0390582688776141" calcext:value-type="float">
            <text:p>0.0391</text:p>
          </table:table-cell>
          <table:table-cell office:value-type="float" office:value="0.517407407407407" calcext:value-type="float">
            <text:p>0.5174</text:p>
          </table:table-cell>
          <table:table-cell table:style-name="ce8" office:value-type="float" office:value="0.497953517655638" calcext:value-type="float">
            <text:p>0.4980</text:p>
          </table:table-cell>
          <table:table-cell office:value-type="float" office:value="0.00380140176014587" calcext:value-type="float">
            <text:p>0.0038</text:p>
          </table:table-cell>
          <table:table-cell office:value-type="float" office:value="0.128148148148148" calcext:value-type="float">
            <text:p>0.1281</text:p>
          </table:table-cell>
          <table:table-cell table:style-name="ce36" office:value-type="float" office:value="0.41831446812992" calcext:value-type="float">
            <text:p>0.4183</text:p>
          </table:table-cell>
          <table:table-cell table:style-name="ce3" office:value-type="float" office:value="0.0246906580850217" calcext:value-type="float">
            <text:p>0.0247</text:p>
          </table:table-cell>
          <table:table-cell office:value-type="float" office:value="0.524197530864198" calcext:value-type="float">
            <text:p>0.5242</text:p>
          </table:table-cell>
          <table:table-cell table:style-name="ce8" office:value-type="float" office:value="0.497917930414437" calcext:value-type="float">
            <text:p>0.4979</text:p>
          </table:table-cell>
          <table:table-cell office:value-type="float" office:value="0.00224145530072387" calcext:value-type="float">
            <text:p>0.0022</text:p>
          </table:table-cell>
          <table:table-cell office:value-type="float" office:value="0.0850617283950617" calcext:value-type="float">
            <text:p>0.0851</text:p>
          </table:table-cell>
          <table:table-cell table:style-name="ce36" office:value-type="float" office:value="0.458612108330088" calcext:value-type="float">
            <text:p>0.4586</text:p>
          </table:table-cell>
          <table:table-cell office:value-type="float" office:value="0.0177430885555483" calcext:value-type="float">
            <text:p>0.0177</text:p>
          </table:table-cell>
          <table:table-cell table:style-name="ce37" office:value-type="float" office:value="0.512469135802469" calcext:value-type="float">
            <text:p>0.5125</text:p>
          </table:table-cell>
          <table:table-cell table:style-name="ce8" office:value-type="float" office:value="0.505071844925212" calcext:value-type="float">
            <text:p>0.5051</text:p>
          </table:table-cell>
          <table:table-cell office:value-type="float" office:value="0.0057908125958495" calcext:value-type="float">
            <text:p>0.0058</text:p>
          </table:table-cell>
          <table:table-cell office:value-type="float" office:value="0.0948148148148148" calcext:value-type="float">
            <text:p>0.0948</text:p>
          </table:table-cell>
          <table:table-cell table:style-name="ce36" office:value-type="float" office:value="0.464305102949602" calcext:value-type="float">
            <text:p>0.4643</text:p>
          </table:table-cell>
          <table:table-cell office:value-type="float" office:value="0.0198970200548957" calcext:value-type="float">
            <text:p>0.0199</text:p>
          </table:table-cell>
          <table:table-cell office:value-type="float" office:value="0.510987654320988" calcext:value-type="float">
            <text:p>0.5110</text:p>
          </table:table-cell>
          <table:table-cell table:style-name="ce8" office:value-type="float" office:value="0.525665977253232" calcext:value-type="float">
            <text:p>0.5257</text:p>
          </table:table-cell>
          <table:table-cell office:value-type="float" office:value="0.0393895670903455" calcext:value-type="float">
            <text:p>0.0394</text:p>
          </table:table-cell>
          <table:table-cell office:value-type="float" office:value="0.144567901234568" calcext:value-type="float">
            <text:p>0.1446</text:p>
          </table:table-cell>
          <table:table-cell table:style-name="ce8" office:value-type="float" office:value="0.50155285397094" calcext:value-type="float">
            <text:p>0.5016</text:p>
          </table:table-cell>
          <table:table-cell office:value-type="float" office:value="0.0195039032957925" calcext:value-type="float">
            <text:p>0.0195</text:p>
          </table:table-cell>
          <table:table-cell office:value-type="float" office:value="0.49962962962963" calcext:value-type="float">
            <text:p>0.499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fork</text:p>
          </table:table-cell>
          <table:table-cell table:style-name="ce8" office:value-type="float" office:value="0.508125895000101" calcext:value-type="float">
            <text:p>0.5081</text:p>
          </table:table-cell>
          <table:table-cell table:style-name="ce3" office:value-type="float" office:value="0.0444446307883381" calcext:value-type="float">
            <text:p>0.0444</text:p>
          </table:table-cell>
          <table:table-cell office:value-type="float" office:value="0.167530864197531" calcext:value-type="float">
            <text:p>0.1675</text:p>
          </table:table-cell>
          <table:table-cell table:style-name="ce36" office:value-type="float" office:value="0.455465184331656" calcext:value-type="float">
            <text:p>0.4555</text:p>
          </table:table-cell>
          <table:table-cell office:value-type="float" office:value="0.053883254693198" calcext:value-type="float">
            <text:p>0.0539</text:p>
          </table:table-cell>
          <table:table-cell office:value-type="float" office:value="0.505308641975309" calcext:value-type="float">
            <text:p>0.5053</text:p>
          </table:table-cell>
          <table:table-cell table:style-name="ce8" office:value-type="float" office:value="0.502617792755465" calcext:value-type="float">
            <text:p>0.5026</text:p>
          </table:table-cell>
          <table:table-cell office:value-type="float" office:value="0.00483414402972029" calcext:value-type="float">
            <text:p>0.0048</text:p>
          </table:table-cell>
          <table:table-cell office:value-type="float" office:value="0.199135802469136" calcext:value-type="float">
            <text:p>0.1991</text:p>
          </table:table-cell>
          <table:table-cell table:style-name="ce36" office:value-type="float" office:value="0.449386598828619" calcext:value-type="float">
            <text:p>0.4494</text:p>
          </table:table-cell>
          <table:table-cell table:style-name="ce3" office:value-type="float" office:value="0.0124574591837141" calcext:value-type="float">
            <text:p>0.0125</text:p>
          </table:table-cell>
          <table:table-cell office:value-type="float" office:value="0.504814814814815" calcext:value-type="float">
            <text:p>0.5048</text:p>
          </table:table-cell>
          <table:table-cell table:style-name="ce8" office:value-type="float" office:value="0.52838091204292" calcext:value-type="float">
            <text:p>0.5284</text:p>
          </table:table-cell>
          <table:table-cell office:value-type="float" office:value="0.0524533054635934" calcext:value-type="float">
            <text:p>0.0525</text:p>
          </table:table-cell>
          <table:table-cell office:value-type="float" office:value="0.0861728395061728" calcext:value-type="float">
            <text:p>0.0862</text:p>
          </table:table-cell>
          <table:table-cell table:style-name="ce36" office:value-type="float" office:value="0.459971103937957" calcext:value-type="float">
            <text:p>0.4600</text:p>
          </table:table-cell>
          <table:table-cell office:value-type="float" office:value="0.0186925843662203" calcext:value-type="float">
            <text:p>0.0187</text:p>
          </table:table-cell>
          <table:table-cell table:style-name="ce37" office:value-type="float" office:value="0.504938271604938" calcext:value-type="float">
            <text:p>0.5049</text:p>
          </table:table-cell>
          <table:table-cell table:style-name="ce8" office:value-type="float" office:value="0.538793650793651" calcext:value-type="float">
            <text:p>0.5388</text:p>
          </table:table-cell>
          <table:table-cell office:value-type="float" office:value="0.077746128967383" calcext:value-type="float">
            <text:p>0.0777</text:p>
          </table:table-cell>
          <table:table-cell office:value-type="float" office:value="0.116296296296296" calcext:value-type="float">
            <text:p>0.1163</text:p>
          </table:table-cell>
          <table:table-cell table:style-name="ce36" office:value-type="float" office:value="0.492260820458047" calcext:value-type="float">
            <text:p>0.4923</text:p>
          </table:table-cell>
          <table:table-cell office:value-type="float" office:value="0.0516657551861831" calcext:value-type="float">
            <text:p>0.0517</text:p>
          </table:table-cell>
          <table:table-cell office:value-type="float" office:value="0.501111111111111" calcext:value-type="float">
            <text:p>0.5011</text:p>
          </table:table-cell>
          <table:table-cell table:style-name="ce8" office:value-type="float" office:value="0.499936507936508" calcext:value-type="float">
            <text:p>0.4999</text:p>
          </table:table-cell>
          <table:table-cell office:value-type="float" office:value="0.000126984126984131" calcext:value-type="float">
            <text:p>0.0001</text:p>
          </table:table-cell>
          <table:table-cell office:value-type="float" office:value="0.0281481481481481" calcext:value-type="float">
            <text:p>0.0281</text:p>
          </table:table-cell>
          <table:table-cell table:style-name="ce8" office:value-type="float" office:value="0.544105957488975" calcext:value-type="float">
            <text:p>0.5441</text:p>
          </table:table-cell>
          <table:table-cell office:value-type="float" office:value="0.0261784618383555" calcext:value-type="float">
            <text:p>0.0262</text:p>
          </table:table-cell>
          <table:table-cell office:value-type="float" office:value="0.495432098765432" calcext:value-type="float">
            <text:p>0.4954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knife</text:p>
          </table:table-cell>
          <table:table-cell table:style-name="ce8" office:value-type="float" office:value="0.500668022073773" calcext:value-type="float">
            <text:p>0.5007</text:p>
          </table:table-cell>
          <table:table-cell table:style-name="ce3" office:value-type="float" office:value="0.0030327177983167" calcext:value-type="float">
            <text:p>0.0030</text:p>
          </table:table-cell>
          <table:table-cell office:value-type="float" office:value="0.0360493827160494" calcext:value-type="float">
            <text:p>0.0360</text:p>
          </table:table-cell>
          <table:table-cell table:style-name="ce36" office:value-type="float" office:value="0.42553006099332" calcext:value-type="float">
            <text:p>0.4255</text:p>
          </table:table-cell>
          <table:table-cell office:value-type="float" office:value="0.0256769062035069" calcext:value-type="float">
            <text:p>0.0257</text:p>
          </table:table-cell>
          <table:table-cell office:value-type="float" office:value="0.51" calcext:value-type="float">
            <text:p>0.5100</text:p>
          </table:table-cell>
          <table:table-cell table:style-name="ce8" office:value-type="float" office:value="0.497635782747604" calcext:value-type="float">
            <text:p>0.4976</text:p>
          </table:table-cell>
          <table:table-cell office:value-type="float" office:value="0.00426538511649294" calcext:value-type="float">
            <text:p>0.0043</text:p>
          </table:table-cell>
          <table:table-cell office:value-type="float" office:value="0.0385185185185185" calcext:value-type="float">
            <text:p>0.0385</text:p>
          </table:table-cell>
          <table:table-cell table:style-name="ce36" office:value-type="float" office:value="0.429549811211153" calcext:value-type="float">
            <text:p>0.4295</text:p>
          </table:table-cell>
          <table:table-cell table:style-name="ce3" office:value-type="float" office:value="0.0169702711764308" calcext:value-type="float">
            <text:p>0.0170</text:p>
          </table:table-cell>
          <table:table-cell office:value-type="float" office:value="0.509012345679012" calcext:value-type="float">
            <text:p>0.5090</text:p>
          </table:table-cell>
          <table:table-cell table:style-name="ce8" office:value-type="float" office:value="0.493099041533546" calcext:value-type="float">
            <text:p>0.4931</text:p>
          </table:table-cell>
          <table:table-cell office:value-type="float" office:value="0.0044937893859469" calcext:value-type="float">
            <text:p>0.0045</text:p>
          </table:table-cell>
          <table:table-cell office:value-type="float" office:value="0.047283950617284" calcext:value-type="float">
            <text:p>0.0473</text:p>
          </table:table-cell>
          <table:table-cell table:style-name="ce36" office:value-type="float" office:value="0.457269822828928" calcext:value-type="float">
            <text:p>0.4573</text:p>
          </table:table-cell>
          <table:table-cell office:value-type="float" office:value="0.0237416378098771" calcext:value-type="float">
            <text:p>0.0237</text:p>
          </table:table-cell>
          <table:table-cell table:style-name="ce37" office:value-type="float" office:value="0.506296296296296" calcext:value-type="float">
            <text:p>0.5063</text:p>
          </table:table-cell>
          <table:table-cell table:style-name="ce8" office:value-type="float" office:value="0.531304095265757" calcext:value-type="float">
            <text:p>0.5313</text:p>
          </table:table-cell>
          <table:table-cell office:value-type="float" office:value="0.0404441787276036" calcext:value-type="float">
            <text:p>0.0404</text:p>
          </table:table-cell>
          <table:table-cell office:value-type="float" office:value="0.0920987654320988" calcext:value-type="float">
            <text:p>0.0921</text:p>
          </table:table-cell>
          <table:table-cell table:style-name="ce36" office:value-type="float" office:value="0.506331687481847" calcext:value-type="float">
            <text:p>0.5063</text:p>
          </table:table-cell>
          <table:table-cell office:value-type="float" office:value="0.0273997229424398" calcext:value-type="float">
            <text:p>0.0274</text:p>
          </table:table-cell>
          <table:table-cell office:value-type="float" office:value="0.49962962962963" calcext:value-type="float">
            <text:p>0.4996</text:p>
          </table:table-cell>
          <table:table-cell table:style-name="ce8" office:value-type="float" office:value="0.501306999709556" calcext:value-type="float">
            <text:p>0.5013</text:p>
          </table:table-cell>
          <table:table-cell office:value-type="float" office:value="0.00261399941911122" calcext:value-type="float">
            <text:p>0.0026</text:p>
          </table:table-cell>
          <table:table-cell office:value-type="float" office:value="0.0348148148148148" calcext:value-type="float">
            <text:p>0.0348</text:p>
          </table:table-cell>
          <table:table-cell table:style-name="ce8" office:value-type="float" office:value="0.548248620389195" calcext:value-type="float">
            <text:p>0.5482</text:p>
          </table:table-cell>
          <table:table-cell office:value-type="float" office:value="0.0323116802360326" calcext:value-type="float">
            <text:p>0.0323</text:p>
          </table:table-cell>
          <table:table-cell office:value-type="float" office:value="0.49320987654321" calcext:value-type="float">
            <text:p>0.493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poon</text:p>
          </table:table-cell>
          <table:table-cell table:style-name="ce8" office:value-type="float" office:value="0.499302915082383" calcext:value-type="float">
            <text:p>0.4993</text:p>
          </table:table-cell>
          <table:table-cell table:style-name="ce3" office:value-type="float" office:value="0.000905124008687297" calcext:value-type="float">
            <text:p>0.0009</text:p>
          </table:table-cell>
          <table:table-cell office:value-type="float" office:value="0.0271604938271605" calcext:value-type="float">
            <text:p>0.0272</text:p>
          </table:table-cell>
          <table:table-cell table:style-name="ce36" office:value-type="float" office:value="0.442403275669822" calcext:value-type="float">
            <text:p>0.4424</text:p>
          </table:table-cell>
          <table:table-cell office:value-type="float" office:value="0.0272753178717058" calcext:value-type="float">
            <text:p>0.0273</text:p>
          </table:table-cell>
          <table:table-cell office:value-type="float" office:value="0.506049382716049" calcext:value-type="float">
            <text:p>0.5060</text:p>
          </table:table-cell>
          <table:table-cell table:style-name="ce8" office:value-type="float" office:value="0.498796024500915" calcext:value-type="float">
            <text:p>0.4988</text:p>
          </table:table-cell>
          <table:table-cell office:value-type="float" office:value="0.00133535162566907" calcext:value-type="float">
            <text:p>0.0013</text:p>
          </table:table-cell>
          <table:table-cell office:value-type="float" office:value="0.0281481481481481" calcext:value-type="float">
            <text:p>0.0281</text:p>
          </table:table-cell>
          <table:table-cell table:style-name="ce36" office:value-type="float" office:value="0.405547803941629" calcext:value-type="float">
            <text:p>0.4055</text:p>
          </table:table-cell>
          <table:table-cell table:style-name="ce3" office:value-type="float" office:value="0.0445464239045024" calcext:value-type="float">
            <text:p>0.0445</text:p>
          </table:table-cell>
          <table:table-cell office:value-type="float" office:value="0.508765432098765" calcext:value-type="float">
            <text:p>0.5088</text:p>
          </table:table-cell>
          <table:table-cell table:style-name="ce8" office:value-type="float" office:value="0.499683143219265" calcext:value-type="float">
            <text:p>0.4997</text:p>
          </table:table-cell>
          <table:table-cell office:value-type="float" office:value="0.000633713561470217" calcext:value-type="float">
            <text:p>0.0006</text:p>
          </table:table-cell>
          <table:table-cell office:value-type="float" office:value="0.0264197530864197" calcext:value-type="float">
            <text:p>0.0264</text:p>
          </table:table-cell>
          <table:table-cell table:style-name="ce36" office:value-type="float" office:value="0.439366549532027" calcext:value-type="float">
            <text:p>0.4394</text:p>
          </table:table-cell>
          <table:table-cell office:value-type="float" office:value="0.0425042735914638" calcext:value-type="float">
            <text:p>0.0425</text:p>
          </table:table-cell>
          <table:table-cell table:style-name="ce37" office:value-type="float" office:value="0.506543209876543" calcext:value-type="float">
            <text:p>0.5065</text:p>
          </table:table-cell>
          <table:table-cell table:style-name="ce8" office:value-type="float" office:value="0.503838493572334" calcext:value-type="float">
            <text:p>0.5038</text:p>
          </table:table-cell>
          <table:table-cell office:value-type="float" office:value="0.00640597871860438" calcext:value-type="float">
            <text:p>0.0064</text:p>
          </table:table-cell>
          <table:table-cell office:value-type="float" office:value="0.0544444444444444" calcext:value-type="float">
            <text:p>0.0544</text:p>
          </table:table-cell>
          <table:table-cell table:style-name="ce36" office:value-type="float" office:value="0.457132228243876" calcext:value-type="float">
            <text:p>0.4571</text:p>
          </table:table-cell>
          <table:table-cell office:value-type="float" office:value="0.0422949848208398" calcext:value-type="float">
            <text:p>0.0423</text:p>
          </table:table-cell>
          <table:table-cell office:value-type="float" office:value="0.504444444444444" calcext:value-type="float">
            <text:p>0.5044</text:p>
          </table:table-cell>
          <table:table-cell table:style-name="ce8" office:value-type="float" office:value="0.501656708310701" calcext:value-type="float">
            <text:p>0.5017</text:p>
          </table:table-cell>
          <table:table-cell office:value-type="float" office:value="0.00531249810743898" calcext:value-type="float">
            <text:p>0.0053</text:p>
          </table:table-cell>
          <table:table-cell office:value-type="float" office:value="0.0316049382716049" calcext:value-type="float">
            <text:p>0.0316</text:p>
          </table:table-cell>
          <table:table-cell table:style-name="ce8" office:value-type="float" office:value="0.530350814748149" calcext:value-type="float">
            <text:p>0.5304</text:p>
          </table:table-cell>
          <table:table-cell office:value-type="float" office:value="0.0503906469239659" calcext:value-type="float">
            <text:p>0.0504</text:p>
          </table:table-cell>
          <table:table-cell office:value-type="float" office:value="0.496913580246914" calcext:value-type="float">
            <text:p>0.496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owl</text:p>
          </table:table-cell>
          <table:table-cell table:style-name="ce8" office:value-type="float" office:value="0.490131823524217" calcext:value-type="float">
            <text:p>0.4901</text:p>
          </table:table-cell>
          <table:table-cell table:style-name="ce3" office:value-type="float" office:value="0.0120126682520095" calcext:value-type="float">
            <text:p>0.0120</text:p>
          </table:table-cell>
          <table:table-cell office:value-type="float" office:value="0.204444444444444" calcext:value-type="float">
            <text:p>0.2044</text:p>
          </table:table-cell>
          <table:table-cell table:style-name="ce36" office:value-type="float" office:value="0.431645963689396" calcext:value-type="float">
            <text:p>0.4316</text:p>
          </table:table-cell>
          <table:table-cell office:value-type="float" office:value="0.0240208182514624" calcext:value-type="float">
            <text:p>0.0240</text:p>
          </table:table-cell>
          <table:table-cell office:value-type="float" office:value="0.515555555555556" calcext:value-type="float">
            <text:p>0.5156</text:p>
          </table:table-cell>
          <table:table-cell table:style-name="ce8" office:value-type="float" office:value="0.497178477690289" calcext:value-type="float">
            <text:p>0.4972</text:p>
          </table:table-cell>
          <table:table-cell office:value-type="float" office:value="0.00223157414268286" calcext:value-type="float">
            <text:p>0.0022</text:p>
          </table:table-cell>
          <table:table-cell office:value-type="float" office:value="0.240740740740741" calcext:value-type="float">
            <text:p>0.2407</text:p>
          </table:table-cell>
          <table:table-cell table:style-name="ce36" office:value-type="float" office:value="0.431852401552157" calcext:value-type="float">
            <text:p>0.4319</text:p>
          </table:table-cell>
          <table:table-cell table:style-name="ce3" office:value-type="float" office:value="0.0151886967241474" calcext:value-type="float">
            <text:p>0.0152</text:p>
          </table:table-cell>
          <table:table-cell office:value-type="float" office:value="0.515061728395062" calcext:value-type="float">
            <text:p>0.5151</text:p>
          </table:table-cell>
          <table:table-cell table:style-name="ce8" office:value-type="float" office:value="0.499699482991718" calcext:value-type="float">
            <text:p>0.4997</text:p>
          </table:table-cell>
          <table:table-cell office:value-type="float" office:value="0.000459825468183187" calcext:value-type="float">
            <text:p>0.0005</text:p>
          </table:table-cell>
          <table:table-cell office:value-type="float" office:value="0.145185185185185" calcext:value-type="float">
            <text:p>0.1452</text:p>
          </table:table-cell>
          <table:table-cell table:style-name="ce36" office:value-type="float" office:value="0.466902521406136" calcext:value-type="float">
            <text:p>0.4669</text:p>
          </table:table-cell>
          <table:table-cell office:value-type="float" office:value="0.025084686443564" calcext:value-type="float">
            <text:p>0.0251</text:p>
          </table:table-cell>
          <table:table-cell table:style-name="ce37" office:value-type="float" office:value="0.507901234567901" calcext:value-type="float">
            <text:p>0.5079</text:p>
          </table:table-cell>
          <table:table-cell table:style-name="ce8" office:value-type="float" office:value="0.510900590551181" calcext:value-type="float">
            <text:p>0.5109</text:p>
          </table:table-cell>
          <table:table-cell office:value-type="float" office:value="0.0229573299141326" calcext:value-type="float">
            <text:p>0.0230</text:p>
          </table:table-cell>
          <table:table-cell office:value-type="float" office:value="0.0808641975308642" calcext:value-type="float">
            <text:p>0.0809</text:p>
          </table:table-cell>
          <table:table-cell table:style-name="ce36" office:value-type="float" office:value="0.473853195011538" calcext:value-type="float">
            <text:p>0.4739</text:p>
          </table:table-cell>
          <table:table-cell office:value-type="float" office:value="0.026423345934117" calcext:value-type="float">
            <text:p>0.0264</text:p>
          </table:table-cell>
          <table:table-cell office:value-type="float" office:value="0.506049382716049" calcext:value-type="float">
            <text:p>0.5060</text:p>
          </table:table-cell>
          <table:table-cell table:style-name="ce8" office:value-type="float" office:value="0.553297287121897" calcext:value-type="float">
            <text:p>0.5533</text:p>
          </table:table-cell>
          <table:table-cell office:value-type="float" office:value="0.0697695970346063" calcext:value-type="float">
            <text:p>0.0698</text:p>
          </table:table-cell>
          <table:table-cell office:value-type="float" office:value="0.131481481481481" calcext:value-type="float">
            <text:p>0.1315</text:p>
          </table:table-cell>
          <table:table-cell table:style-name="ce8" office:value-type="float" office:value="0.52173947187253" calcext:value-type="float">
            <text:p>0.5217</text:p>
          </table:table-cell>
          <table:table-cell office:value-type="float" office:value="0.0250879160806687" calcext:value-type="float">
            <text:p>0.0251</text:p>
          </table:table-cell>
          <table:table-cell office:value-type="float" office:value="0.494938271604938" calcext:value-type="float">
            <text:p>0.494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anana</text:p>
          </table:table-cell>
          <table:table-cell table:style-name="ce8" office:value-type="float" office:value="0.503019381821488" calcext:value-type="float">
            <text:p>0.5030</text:p>
          </table:table-cell>
          <table:table-cell table:style-name="ce3" office:value-type="float" office:value="0.0105436515309152" calcext:value-type="float">
            <text:p>0.0105</text:p>
          </table:table-cell>
          <table:table-cell office:value-type="float" office:value="0.057283950617284" calcext:value-type="float">
            <text:p>0.0573</text:p>
          </table:table-cell>
          <table:table-cell table:style-name="ce36" office:value-type="float" office:value="0.475975435725326" calcext:value-type="float">
            <text:p>0.4760</text:p>
          </table:table-cell>
          <table:table-cell office:value-type="float" office:value="0.0395743547445601" calcext:value-type="float">
            <text:p>0.0396</text:p>
          </table:table-cell>
          <table:table-cell office:value-type="float" office:value="0.502222222222222" calcext:value-type="float">
            <text:p>0.5022</text:p>
          </table:table-cell>
          <table:table-cell table:style-name="ce8" office:value-type="float" office:value="0.49874273132281" calcext:value-type="float">
            <text:p>0.4987</text:p>
          </table:table-cell>
          <table:table-cell office:value-type="float" office:value="0.00152674819141234" calcext:value-type="float">
            <text:p>0.0015</text:p>
          </table:table-cell>
          <table:table-cell office:value-type="float" office:value="0.0207407407407407" calcext:value-type="float">
            <text:p>0.0207</text:p>
          </table:table-cell>
          <table:table-cell table:style-name="ce36" office:value-type="float" office:value="0.475506555866665" calcext:value-type="float">
            <text:p>0.4755</text:p>
          </table:table-cell>
          <table:table-cell table:style-name="ce3" office:value-type="float" office:value="0.0543938909321528" calcext:value-type="float">
            <text:p>0.0544</text:p>
          </table:table-cell>
          <table:table-cell office:value-type="float" office:value="0.501111111111111" calcext:value-type="float">
            <text:p>0.5011</text:p>
          </table:table-cell>
          <table:table-cell table:style-name="ce8" office:value-type="float" office:value="0.499937106918239" calcext:value-type="float">
            <text:p>0.4999</text:p>
          </table:table-cell>
          <table:table-cell office:value-type="float" office:value="0.000125786163522013" calcext:value-type="float">
            <text:p>0.0001</text:p>
          </table:table-cell>
          <table:table-cell office:value-type="float" office:value="0.0183950617283951" calcext:value-type="float">
            <text:p>0.0184</text:p>
          </table:table-cell>
          <table:table-cell table:style-name="ce36" office:value-type="float" office:value="0.475817706162988" calcext:value-type="float">
            <text:p>0.4758</text:p>
          </table:table-cell>
          <table:table-cell office:value-type="float" office:value="0.0250275970608132" calcext:value-type="float">
            <text:p>0.0250</text:p>
          </table:table-cell>
          <table:table-cell table:style-name="ce37" office:value-type="float" office:value="0.501851851851852" calcext:value-type="float">
            <text:p>0.5019</text:p>
          </table:table-cell>
          <table:table-cell table:style-name="ce8" office:value-type="float" office:value="0.495273005374381" calcext:value-type="float">
            <text:p>0.4953</text:p>
          </table:table-cell>
          <table:table-cell office:value-type="float" office:value="0.0125316870267067" calcext:value-type="float">
            <text:p>0.0125</text:p>
          </table:table-cell>
          <table:table-cell office:value-type="float" office:value="0.0341975308641975" calcext:value-type="float">
            <text:p>0.0342</text:p>
          </table:table-cell>
          <table:table-cell table:style-name="ce36" office:value-type="float" office:value="0.451690426563102" calcext:value-type="float">
            <text:p>0.4517</text:p>
          </table:table-cell>
          <table:table-cell office:value-type="float" office:value="0.0263005361435634" calcext:value-type="float">
            <text:p>0.0263</text:p>
          </table:table-cell>
          <table:table-cell office:value-type="float" office:value="0.503827160493827" calcext:value-type="float">
            <text:p>0.5038</text:p>
          </table:table-cell>
          <table:table-cell table:style-name="ce8" office:value-type="float" office:value="0.503018867924528" calcext:value-type="float">
            <text:p>0.5030</text:p>
          </table:table-cell>
          <table:table-cell office:value-type="float" office:value="0.0060377358490566" calcext:value-type="float">
            <text:p>0.0060</text:p>
          </table:table-cell>
          <table:table-cell office:value-type="float" office:value="0.0187654320987654" calcext:value-type="float">
            <text:p>0.0188</text:p>
          </table:table-cell>
          <table:table-cell table:style-name="ce8" office:value-type="float" office:value="0.519906033191201" calcext:value-type="float">
            <text:p>0.5199</text:p>
          </table:table-cell>
          <table:table-cell office:value-type="float" office:value="0.0368631932840526" calcext:value-type="float">
            <text:p>0.0369</text:p>
          </table:table-cell>
          <table:table-cell office:value-type="float" office:value="0.498765432098765" calcext:value-type="float">
            <text:p>0.498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apple</text:p>
          </table:table-cell>
          <table:table-cell table:style-name="ce8" office:value-type="float" office:value="0.5031875" calcext:value-type="float">
            <text:p>0.5032</text:p>
          </table:table-cell>
          <table:table-cell table:style-name="ce3" office:value-type="float" office:value="0.0113835819274954" calcext:value-type="float">
            <text:p>0.0114</text:p>
          </table:table-cell>
          <table:table-cell office:value-type="float" office:value="0.113333333333333" calcext:value-type="float">
            <text:p>0.1133</text:p>
          </table:table-cell>
          <table:table-cell table:style-name="ce36" office:value-type="float" office:value="0.4594375" calcext:value-type="float">
            <text:p>0.4594</text:p>
          </table:table-cell>
          <table:table-cell office:value-type="float" office:value="0.0712657329121086" calcext:value-type="float">
            <text:p>0.0713</text:p>
          </table:table-cell>
          <table:table-cell office:value-type="float" office:value="0.502098765432099" calcext:value-type="float">
            <text:p>0.5021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456790123457" calcext:value-type="float">
            <text:p>0.0123</text:p>
          </table:table-cell>
          <table:table-cell table:style-name="ce36" office:value-type="float" office:value="0.4901875" calcext:value-type="float">
            <text:p>0.4902</text:p>
          </table:table-cell>
          <table:table-cell table:style-name="ce3" office:value-type="float" office:value="0.031022673160126" calcext:value-type="float">
            <text:p>0.0310</text:p>
          </table:table-cell>
          <table:table-cell office:value-type="float" office:value="0.499876543209876" calcext:value-type="float">
            <text:p>0.4999</text:p>
          </table:table-cell>
          <table:table-cell table:style-name="ce8" office:value-type="float" office:value="0.4974375" calcext:value-type="float">
            <text:p>0.4974</text:p>
          </table:table-cell>
          <table:table-cell office:value-type="float" office:value="0.00201943680267545" calcext:value-type="float">
            <text:p>0.0020</text:p>
          </table:table-cell>
          <table:table-cell office:value-type="float" office:value="0.0174074074074074" calcext:value-type="float">
            <text:p>0.0174</text:p>
          </table:table-cell>
          <table:table-cell table:style-name="ce36" office:value-type="float" office:value="0.5300625" calcext:value-type="float">
            <text:p>0.5301</text:p>
          </table:table-cell>
          <table:table-cell office:value-type="float" office:value="0.0464057344247454" calcext:value-type="float">
            <text:p>0.0464</text:p>
          </table:table-cell>
          <table:table-cell table:style-name="ce37" office:value-type="float" office:value="0.499135802469136" calcext:value-type="float">
            <text:p>0.4991</text:p>
          </table:table-cell>
          <table:table-cell table:style-name="ce8" office:value-type="float" office:value="0.4998125" calcext:value-type="float">
            <text:p>0.4998</text:p>
          </table:table-cell>
          <table:table-cell office:value-type="float" office:value="0.000374999999999992" calcext:value-type="float">
            <text:p>0.0004</text:p>
          </table:table-cell>
          <table:table-cell office:value-type="float" office:value="0.0127160493827161" calcext:value-type="float">
            <text:p>0.0127</text:p>
          </table:table-cell>
          <table:table-cell table:style-name="ce36" office:value-type="float" office:value="0.4695" calcext:value-type="float">
            <text:p>0.4695</text:p>
          </table:table-cell>
          <table:table-cell office:value-type="float" office:value="0.0434860789506251" calcext:value-type="float">
            <text:p>0.0435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456790123457" calcext:value-type="float">
            <text:p>0.0123</text:p>
          </table:table-cell>
          <table:table-cell table:style-name="ce8" office:value-type="float" office:value="0.5100625" calcext:value-type="float">
            <text:p>0.5101</text:p>
          </table:table-cell>
          <table:table-cell office:value-type="float" office:value="0.0605671115375333" calcext:value-type="float">
            <text:p>0.0606</text:p>
          </table:table-cell>
          <table:table-cell office:value-type="float" office:value="0.49962962962963" calcext:value-type="float">
            <text:p>0.499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andwich</text:p>
          </table:table-cell>
          <table:table-cell table:style-name="ce8" office:value-type="float" office:value="0.500615036759128" calcext:value-type="float">
            <text:p>0.5006</text:p>
          </table:table-cell>
          <table:table-cell table:style-name="ce3" office:value-type="float" office:value="0.00185959829158251" calcext:value-type="float">
            <text:p>0.0019</text:p>
          </table:table-cell>
          <table:table-cell office:value-type="float" office:value="0.0367901234567901" calcext:value-type="float">
            <text:p>0.0368</text:p>
          </table:table-cell>
          <table:table-cell table:style-name="ce36" office:value-type="float" office:value="0.49195573663021" calcext:value-type="float">
            <text:p>0.4920</text:p>
          </table:table-cell>
          <table:table-cell office:value-type="float" office:value="0.0415997749726022" calcext:value-type="float">
            <text:p>0.0416</text:p>
          </table:table-cell>
          <table:table-cell office:value-type="float" office:value="0.500864197530864" calcext:value-type="float">
            <text:p>0.5009</text:p>
          </table:table-cell>
          <table:table-cell table:style-name="ce8" office:value-type="float" office:value="0.499748229721654" calcext:value-type="float">
            <text:p>0.4997</text:p>
          </table:table-cell>
          <table:table-cell office:value-type="float" office:value="0.000235483064535881" calcext:value-type="float">
            <text:p>0.0002</text:p>
          </table:table-cell>
          <table:table-cell office:value-type="float" office:value="0.0198765432098765" calcext:value-type="float">
            <text:p>0.0199</text:p>
          </table:table-cell>
          <table:table-cell table:style-name="ce36" office:value-type="float" office:value="0.473430823200333" calcext:value-type="float">
            <text:p>0.4734</text:p>
          </table:table-cell>
          <table:table-cell table:style-name="ce3" office:value-type="float" office:value="0.045758367567439" calcext:value-type="float">
            <text:p>0.0458</text:p>
          </table:table-cell>
          <table:table-cell office:value-type="float" office:value="0.501358024691358" calcext:value-type="float">
            <text:p>0.5014</text:p>
          </table:table-cell>
          <table:table-cell table:style-name="ce8" office:value-type="float" office:value="0.498363750786658" calcext:value-type="float">
            <text:p>0.4984</text:p>
          </table:table-cell>
          <table:table-cell office:value-type="float" office:value="0.00175084049631763" calcext:value-type="float">
            <text:p>0.0018</text:p>
          </table:table-cell>
          <table:table-cell office:value-type="float" office:value="0.0225925925925926" calcext:value-type="float">
            <text:p>0.0226</text:p>
          </table:table-cell>
          <table:table-cell table:style-name="ce36" office:value-type="float" office:value="0.508132825865984" calcext:value-type="float">
            <text:p>0.5081</text:p>
          </table:table-cell>
          <table:table-cell office:value-type="float" office:value="0.0232762716915773" calcext:value-type="float">
            <text:p>0.0233</text:p>
          </table:table-cell>
          <table:table-cell table:style-name="ce37" office:value-type="float" office:value="0.499753086419753" calcext:value-type="float">
            <text:p>0.4998</text:p>
          </table:table-cell>
          <table:table-cell table:style-name="ce8" office:value-type="float" office:value="0.529288009254328" calcext:value-type="float">
            <text:p>0.5293</text:p>
          </table:table-cell>
          <table:table-cell office:value-type="float" office:value="0.0587335758334782" calcext:value-type="float">
            <text:p>0.0587</text:p>
          </table:table-cell>
          <table:table-cell office:value-type="float" office:value="0.0674074074074074" calcext:value-type="float">
            <text:p>0.0674</text:p>
          </table:table-cell>
          <table:table-cell table:style-name="ce36" office:value-type="float" office:value="0.485416488863701" calcext:value-type="float">
            <text:p>0.4854</text:p>
          </table:table-cell>
          <table:table-cell office:value-type="float" office:value="0.0421956908920684" calcext:value-type="float">
            <text:p>0.0422</text:p>
          </table:table-cell>
          <table:table-cell office:value-type="float" office:value="0.501481481481481" calcext:value-type="float">
            <text:p>0.5015</text:p>
          </table:table-cell>
          <table:table-cell table:style-name="ce8" office:value-type="float" office:value="0.564315150530867" calcext:value-type="float">
            <text:p>0.5643</text:p>
          </table:table-cell>
          <table:table-cell office:value-type="float" office:value="0.121158067289665" calcext:value-type="float">
            <text:p>0.1212</text:p>
          </table:table-cell>
          <table:table-cell office:value-type="float" office:value="0.0607407407407407" calcext:value-type="float">
            <text:p>0.0607</text:p>
          </table:table-cell>
          <table:table-cell table:style-name="ce8" office:value-type="float" office:value="0.576226949129167" calcext:value-type="float">
            <text:p>0.5762</text:p>
          </table:table-cell>
          <table:table-cell office:value-type="float" office:value="0.0411879510537709" calcext:value-type="float">
            <text:p>0.0412</text:p>
          </table:table-cell>
          <table:table-cell office:value-type="float" office:value="0.494691358024691" calcext:value-type="float">
            <text:p>0.494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orange</text:p>
          </table:table-cell>
          <table:table-cell table:style-name="ce8" office:value-type="float" office:value="0.498810269254853" calcext:value-type="float">
            <text:p>0.4988</text:p>
          </table:table-cell>
          <table:table-cell table:style-name="ce3" office:value-type="float" office:value="0.00124292005267872" calcext:value-type="float">
            <text:p>0.0012</text:p>
          </table:table-cell>
          <table:table-cell office:value-type="float" office:value="0.0164197530864198" calcext:value-type="float">
            <text:p>0.0164</text:p>
          </table:table-cell>
          <table:table-cell table:style-name="ce36" office:value-type="float" office:value="0.464134165785397" calcext:value-type="float">
            <text:p>0.4641</text:p>
          </table:table-cell>
          <table:table-cell office:value-type="float" office:value="0.0421159274074406" calcext:value-type="float">
            <text:p>0.0421</text:p>
          </table:table-cell>
          <table:table-cell office:value-type="float" office:value="0.502345679012346" calcext:value-type="float">
            <text:p>0.5023</text:p>
          </table:table-cell>
          <table:table-cell table:style-name="ce8" office:value-type="float" office:value="0.499060895624854" calcext:value-type="float">
            <text:p>0.4991</text:p>
          </table:table-cell>
          <table:table-cell office:value-type="float" office:value="0.0010477428497223" calcext:value-type="float">
            <text:p>0.0010</text:p>
          </table:table-cell>
          <table:table-cell office:value-type="float" office:value="0.0159259259259259" calcext:value-type="float">
            <text:p>0.0159</text:p>
          </table:table-cell>
          <table:table-cell table:style-name="ce36" office:value-type="float" office:value="0.508612972891923" calcext:value-type="float">
            <text:p>0.5086</text:p>
          </table:table-cell>
          <table:table-cell table:style-name="ce3" office:value-type="float" office:value="0.0507340296580709" calcext:value-type="float">
            <text:p>0.0507</text:p>
          </table:table-cell>
          <table:table-cell office:value-type="float" office:value="0.499135802469136" calcext:value-type="float">
            <text:p>0.4991</text:p>
          </table:table-cell>
          <table:table-cell table:style-name="ce8" office:value-type="float" office:value="0.499374021847911" calcext:value-type="float">
            <text:p>0.4994</text:p>
          </table:table-cell>
          <table:table-cell office:value-type="float" office:value="0.000656456759220417" calcext:value-type="float">
            <text:p>0.0007</text:p>
          </table:table-cell>
          <table:table-cell office:value-type="float" office:value="0.0153086419753086" calcext:value-type="float">
            <text:p>0.0153</text:p>
          </table:table-cell>
          <table:table-cell table:style-name="ce36" office:value-type="float" office:value="0.526211446824661" calcext:value-type="float">
            <text:p>0.5262</text:p>
          </table:table-cell>
          <table:table-cell office:value-type="float" office:value="0.0290132996944379" calcext:value-type="float">
            <text:p>0.0290</text:p>
          </table:table-cell>
          <table:table-cell table:style-name="ce37" office:value-type="float" office:value="0.499012345679012" calcext:value-type="float">
            <text:p>0.4990</text:p>
          </table:table-cell>
          <table:table-cell table:style-name="ce8" office:value-type="float" office:value="0.494544118047426" calcext:value-type="float">
            <text:p>0.4945</text:p>
          </table:table-cell>
          <table:table-cell office:value-type="float" office:value="0.00617825102037883" calcext:value-type="float">
            <text:p>0.0062</text:p>
          </table:table-cell>
          <table:table-cell office:value-type="float" office:value="0.0417283950617284" calcext:value-type="float">
            <text:p>0.0417</text:p>
          </table:table-cell>
          <table:table-cell table:style-name="ce36" office:value-type="float" office:value="0.495859735346565" calcext:value-type="float">
            <text:p>0.4959</text:p>
          </table:table-cell>
          <table:table-cell office:value-type="float" office:value="0.0483107863987492" calcext:value-type="float">
            <text:p>0.0483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40740740740741" calcext:value-type="float">
            <text:p>0.0141</text:p>
          </table:table-cell>
          <table:table-cell table:style-name="ce8" office:value-type="float" office:value="0.517829508646719" calcext:value-type="float">
            <text:p>0.5178</text:p>
          </table:table-cell>
          <table:table-cell office:value-type="float" office:value="0.01246248810554" calcext:value-type="float">
            <text:p>0.0125</text:p>
          </table:table-cell>
          <table:table-cell office:value-type="float" office:value="0.498641975308642" calcext:value-type="float">
            <text:p>0.498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8" office:value-type="float" office:value="0.498807439385454" calcext:value-type="float">
            <text:p>0.4988</text:p>
          </table:table-cell>
          <table:table-cell table:style-name="ce3" office:value-type="float" office:value="0.00176892842600211" calcext:value-type="float">
            <text:p>0.0018</text:p>
          </table:table-cell>
          <table:table-cell office:value-type="float" office:value="0.0185185185185185" calcext:value-type="float">
            <text:p>0.0185</text:p>
          </table:table-cell>
          <table:table-cell table:style-name="ce36" office:value-type="float" office:value="0.455234742069908" calcext:value-type="float">
            <text:p>0.4552</text:p>
          </table:table-cell>
          <table:table-cell office:value-type="float" office:value="0.0646287988086224" calcext:value-type="float">
            <text:p>0.0646</text:p>
          </table:table-cell>
          <table:table-cell office:value-type="float" office:value="0.503456790123457" calcext:value-type="float">
            <text:p>0.5035</text:p>
          </table:table-cell>
          <table:table-cell table:style-name="ce8" office:value-type="float" office:value="0.498242900834186" calcext:value-type="float">
            <text:p>0.4982</text:p>
          </table:table-cell>
          <table:table-cell office:value-type="float" office:value="0.00154512768646499" calcext:value-type="float">
            <text:p>0.0015</text:p>
          </table:table-cell>
          <table:table-cell office:value-type="float" office:value="0.0196296296296296" calcext:value-type="float">
            <text:p>0.0196</text:p>
          </table:table-cell>
          <table:table-cell table:style-name="ce36" office:value-type="float" office:value="0.447741097540132" calcext:value-type="float">
            <text:p>0.4477</text:p>
          </table:table-cell>
          <table:table-cell table:style-name="ce3" office:value-type="float" office:value="0.0757558253242797" calcext:value-type="float">
            <text:p>0.0758</text:p>
          </table:table-cell>
          <table:table-cell office:value-type="float" office:value="0.502469135802469" calcext:value-type="float">
            <text:p>0.5025</text:p>
          </table:table-cell>
          <table:table-cell table:style-name="ce8" office:value-type="float" office:value="0.499937264742785" calcext:value-type="float">
            <text:p>0.4999</text:p>
          </table:table-cell>
          <table:table-cell office:value-type="float" office:value="0.000125470514429105" calcext:value-type="float">
            <text:p>0.0001</text:p>
          </table:table-cell>
          <table:table-cell office:value-type="float" office:value="0.0162962962962963" calcext:value-type="float">
            <text:p>0.0163</text:p>
          </table:table-cell>
          <table:table-cell table:style-name="ce36" office:value-type="float" office:value="0.497785396041569" calcext:value-type="float">
            <text:p>0.4978</text:p>
          </table:table-cell>
          <table:table-cell office:value-type="float" office:value="0.0517665325029166" calcext:value-type="float">
            <text:p>0.0518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499686323713927" calcext:value-type="float">
            <text:p>0.4997</text:p>
          </table:table-cell>
          <table:table-cell office:value-type="float" office:value="0.000396772604789009" calcext:value-type="float">
            <text:p>0.0004</text:p>
          </table:table-cell>
          <table:table-cell office:value-type="float" office:value="0.0167901234567901" calcext:value-type="float">
            <text:p>0.0168</text:p>
          </table:table-cell>
          <table:table-cell table:style-name="ce36" office:value-type="float" office:value="0.432048737379108" calcext:value-type="float">
            <text:p>0.4320</text:p>
          </table:table-cell>
          <table:table-cell office:value-type="float" office:value="0.0254198707012971" calcext:value-type="float">
            <text:p>0.0254</text:p>
          </table:table-cell>
          <table:table-cell office:value-type="float" office:value="0.504691358024691" calcext:value-type="float">
            <text:p>0.5047</text:p>
          </table:table-cell>
          <table:table-cell table:style-name="ce8" office:value-type="float" office:value="0.512180212713994" calcext:value-type="float">
            <text:p>0.5122</text:p>
          </table:table-cell>
          <table:table-cell office:value-type="float" office:value="0.0257800860901777" calcext:value-type="float">
            <text:p>0.0258</text:p>
          </table:table-cell>
          <table:table-cell office:value-type="float" office:value="0.044320987654321" calcext:value-type="float">
            <text:p>0.0443</text:p>
          </table:table-cell>
          <table:table-cell table:style-name="ce8" office:value-type="float" office:value="0.478668812915883" calcext:value-type="float">
            <text:p>0.4787</text:p>
          </table:table-cell>
          <table:table-cell office:value-type="float" office:value="0.0395690156588218" calcext:value-type="float">
            <text:p>0.0396</text:p>
          </table:table-cell>
          <table:table-cell office:value-type="float" office:value="0.501728395061728" calcext:value-type="float">
            <text:p>0.501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arrot</text:p>
          </table:table-cell>
          <table:table-cell table:style-name="ce8" office:value-type="float" office:value="0.503231311867107" calcext:value-type="float">
            <text:p>0.5032</text:p>
          </table:table-cell>
          <table:table-cell table:style-name="ce3" office:value-type="float" office:value="0.00887656390136665" calcext:value-type="float">
            <text:p>0.0089</text:p>
          </table:table-cell>
          <table:table-cell office:value-type="float" office:value="0.0160493827160494" calcext:value-type="float">
            <text:p>0.0160</text:p>
          </table:table-cell>
          <table:table-cell table:style-name="ce36" office:value-type="float" office:value="0.448998748435544" calcext:value-type="float">
            <text:p>0.4490</text:p>
          </table:table-cell>
          <table:table-cell office:value-type="float" office:value="0.0400891669982049" calcext:value-type="float">
            <text:p>0.0401</text:p>
          </table:table-cell>
          <table:table-cell office:value-type="float" office:value="0.503333333333333" calcext:value-type="float">
            <text:p>0.5033</text:p>
          </table:table-cell>
          <table:table-cell table:style-name="ce8" office:value-type="float" office:value="0.499937421777222" calcext:value-type="float">
            <text:p>0.4999</text:p>
          </table:table-cell>
          <table:table-cell office:value-type="float" office:value="0.000125156445556951" calcext:value-type="float">
            <text:p>0.0001</text:p>
          </table:table-cell>
          <table:table-cell office:value-type="float" office:value="0.0137037037037037" calcext:value-type="float">
            <text:p>0.0137</text:p>
          </table:table-cell>
          <table:table-cell table:style-name="ce36" office:value-type="float" office:value="0.468181818181818" calcext:value-type="float">
            <text:p>0.4682</text:p>
          </table:table-cell>
          <table:table-cell table:style-name="ce3" office:value-type="float" office:value="0.0408291355702476" calcext:value-type="float">
            <text:p>0.0408</text:p>
          </table:table-cell>
          <table:table-cell office:value-type="float" office:value="0.500864197530864" calcext:value-type="float">
            <text:p>0.5009</text:p>
          </table:table-cell>
          <table:table-cell table:style-name="ce8" office:value-type="float" office:value="0.503976561611105" calcext:value-type="float">
            <text:p>0.5040</text:p>
          </table:table-cell>
          <table:table-cell office:value-type="float" office:value="0.00891049431965851" calcext:value-type="float">
            <text:p>0.0089</text:p>
          </table:table-cell>
          <table:table-cell office:value-type="float" office:value="0.0411111111111111" calcext:value-type="float">
            <text:p>0.0411</text:p>
          </table:table-cell>
          <table:table-cell table:style-name="ce36" office:value-type="float" office:value="0.509028330868131" calcext:value-type="float">
            <text:p>0.5090</text:p>
          </table:table-cell>
          <table:table-cell office:value-type="float" office:value="0.043767764501734" calcext:value-type="float">
            <text:p>0.0438</text:p>
          </table:table-cell>
          <table:table-cell table:style-name="ce37" office:value-type="float" office:value="0.499876543209876" calcext:value-type="float">
            <text:p>0.4999</text:p>
          </table:table-cell>
          <table:table-cell table:style-name="ce8" office:value-type="float" office:value="0.501956991694163" calcext:value-type="float">
            <text:p>0.5020</text:p>
          </table:table-cell>
          <table:table-cell office:value-type="float" office:value="0.00391398338832629" calcext:value-type="float">
            <text:p>0.0039</text:p>
          </table:table-cell>
          <table:table-cell office:value-type="float" office:value="0.0274074074074074" calcext:value-type="float">
            <text:p>0.0274</text:p>
          </table:table-cell>
          <table:table-cell table:style-name="ce36" office:value-type="float" office:value="0.481442712481511" calcext:value-type="float">
            <text:p>0.4814</text:p>
          </table:table-cell>
          <table:table-cell office:value-type="float" office:value="0.056538294826124" calcext:value-type="float">
            <text:p>0.0565</text:p>
          </table:table-cell>
          <table:table-cell office:value-type="float" office:value="0.501234567901234" calcext:value-type="float">
            <text:p>0.5012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35802469135802" calcext:value-type="float">
            <text:p>0.0136</text:p>
          </table:table-cell>
          <table:table-cell table:style-name="ce8" office:value-type="float" office:value="0.509341221982023" calcext:value-type="float">
            <text:p>0.5093</text:p>
          </table:table-cell>
          <table:table-cell office:value-type="float" office:value="0.0424632470942488" calcext:value-type="float">
            <text:p>0.0425</text:p>
          </table:table-cell>
          <table:table-cell office:value-type="float" office:value="0.499259259259259" calcext:value-type="float">
            <text:p>0.499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hot dog</text:p>
          </table:table-cell>
          <table:table-cell table:style-name="ce8" office:value-type="float" office:value="0.499000780567077" calcext:value-type="float">
            <text:p>0.4990</text:p>
          </table:table-cell>
          <table:table-cell table:style-name="ce3" office:value-type="float" office:value="0.000799933253036132" calcext:value-type="float">
            <text:p>0.0008</text:p>
          </table:table-cell>
          <table:table-cell office:value-type="float" office:value="0.0133333333333333" calcext:value-type="float">
            <text:p>0.0133</text:p>
          </table:table-cell>
          <table:table-cell table:style-name="ce36" office:value-type="float" office:value="0.48851529279843" calcext:value-type="float">
            <text:p>0.4885</text:p>
          </table:table-cell>
          <table:table-cell office:value-type="float" office:value="0.034348683363561" calcext:value-type="float">
            <text:p>0.0343</text:p>
          </table:table-cell>
          <table:table-cell office:value-type="float" office:value="0.500987654320988" calcext:value-type="float">
            <text:p>0.5010</text:p>
          </table:table-cell>
          <table:table-cell table:style-name="ce8" office:value-type="float" office:value="0.498564255642346" calcext:value-type="float">
            <text:p>0.4986</text:p>
          </table:table-cell>
          <table:table-cell office:value-type="float" office:value="0.00271802895929332" calcext:value-type="float">
            <text:p>0.0027</text:p>
          </table:table-cell>
          <table:table-cell office:value-type="float" office:value="0.0141975308641975" calcext:value-type="float">
            <text:p>0.0142</text:p>
          </table:table-cell>
          <table:table-cell table:style-name="ce36" office:value-type="float" office:value="0.49540361564383" calcext:value-type="float">
            <text:p>0.4954</text:p>
          </table:table-cell>
          <table:table-cell table:style-name="ce3" office:value-type="float" office:value="0.032732056082806" calcext:value-type="float">
            <text:p>0.0327</text:p>
          </table:table-cell>
          <table:table-cell office:value-type="float" office:value="0.499382716049383" calcext:value-type="float">
            <text:p>0.4994</text:p>
          </table:table-cell>
          <table:table-cell table:style-name="ce8" office:value-type="float" office:value="0.499063553443891" calcext:value-type="float">
            <text:p>0.4991</text:p>
          </table:table-cell>
          <table:table-cell office:value-type="float" office:value="0.0011510043255576" calcext:value-type="float">
            <text:p>0.0012</text:p>
          </table:table-cell>
          <table:table-cell office:value-type="float" office:value="0.0132098765432099" calcext:value-type="float">
            <text:p>0.0132</text:p>
          </table:table-cell>
          <table:table-cell table:style-name="ce36" office:value-type="float" office:value="0.49880972242076" calcext:value-type="float">
            <text:p>0.4988</text:p>
          </table:table-cell>
          <table:table-cell office:value-type="float" office:value="0.0871956378257116" calcext:value-type="float">
            <text:p>0.0872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498063749170501" calcext:value-type="float">
            <text:p>0.4981</text:p>
          </table:table-cell>
          <table:table-cell office:value-type="float" office:value="0.00371841204877881" calcext:value-type="float">
            <text:p>0.0037</text:p>
          </table:table-cell>
          <table:table-cell office:value-type="float" office:value="0.0151851851851852" calcext:value-type="float">
            <text:p>0.0152</text:p>
          </table:table-cell>
          <table:table-cell table:style-name="ce36" office:value-type="float" office:value="0.505139834534883" calcext:value-type="float">
            <text:p>0.5051</text:p>
          </table:table-cell>
          <table:table-cell office:value-type="float" office:value="0.0642403248150256" calcext:value-type="float">
            <text:p>0.0642</text:p>
          </table:table-cell>
          <table:table-cell office:value-type="float" office:value="0.500123456790123" calcext:value-type="float">
            <text:p>0.5001</text:p>
          </table:table-cell>
          <table:table-cell table:style-name="ce8" office:value-type="float" office:value="0.499937578027466" calcext:value-type="float">
            <text:p>0.4999</text:p>
          </table:table-cell>
          <table:table-cell office:value-type="float" office:value="0.000124843945068664" calcext:value-type="float">
            <text:p>0.0001</text:p>
          </table:table-cell>
          <table:table-cell office:value-type="float" office:value="0.0114814814814815" calcext:value-type="float">
            <text:p>0.0115</text:p>
          </table:table-cell>
          <table:table-cell table:style-name="ce8" office:value-type="float" office:value="0.582097762424997" calcext:value-type="float">
            <text:p>0.5821</text:p>
          </table:table-cell>
          <table:table-cell office:value-type="float" office:value="0.0596999113749415" calcext:value-type="float">
            <text:p>0.0597</text:p>
          </table:table-cell>
          <table:table-cell office:value-type="float" office:value="0.496543209876543" calcext:value-type="float">
            <text:p>0.496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pizza</text:p>
          </table:table-cell>
          <table:table-cell table:style-name="ce8" office:value-type="float" office:value="0.495610687022901" calcext:value-type="float">
            <text:p>0.4956</text:p>
          </table:table-cell>
          <table:table-cell table:style-name="ce3" office:value-type="float" office:value="0.00421674641709327" calcext:value-type="float">
            <text:p>0.0042</text:p>
          </table:table-cell>
          <table:table-cell office:value-type="float" office:value="0.0381481481481481" calcext:value-type="float">
            <text:p>0.0381</text:p>
          </table:table-cell>
          <table:table-cell table:style-name="ce36" office:value-type="float" office:value="0.450302162849873" calcext:value-type="float">
            <text:p>0.4503</text:p>
          </table:table-cell>
          <table:table-cell office:value-type="float" office:value="0.0384672056791347" calcext:value-type="float">
            <text:p>0.0385</text:p>
          </table:table-cell>
          <table:table-cell office:value-type="float" office:value="0.506296296296296" calcext:value-type="float">
            <text:p>0.5063</text:p>
          </table:table-cell>
          <table:table-cell table:style-name="ce8" office:value-type="float" office:value="0.498791348600509" calcext:value-type="float">
            <text:p>0.4988</text:p>
          </table:table-cell>
          <table:table-cell office:value-type="float" office:value="0.00210405030643018" calcext:value-type="float">
            <text:p>0.0021</text:p>
          </table:table-cell>
          <table:table-cell office:value-type="float" office:value="0.0319753086419753" calcext:value-type="float">
            <text:p>0.0320</text:p>
          </table:table-cell>
          <table:table-cell table:style-name="ce36" office:value-type="float" office:value="0.433889949109415" calcext:value-type="float">
            <text:p>0.4339</text:p>
          </table:table-cell>
          <table:table-cell table:style-name="ce3" office:value-type="float" office:value="0.0332965518155536" calcext:value-type="float">
            <text:p>0.0333</text:p>
          </table:table-cell>
          <table:table-cell office:value-type="float" office:value="0.50679012345679" calcext:value-type="float">
            <text:p>0.5068</text:p>
          </table:table-cell>
          <table:table-cell table:style-name="ce8" office:value-type="float" office:value="0.498473282442748" calcext:value-type="float">
            <text:p>0.4985</text:p>
          </table:table-cell>
          <table:table-cell office:value-type="float" office:value="0.00289702227397856" calcext:value-type="float">
            <text:p>0.0029</text:p>
          </table:table-cell>
          <table:table-cell office:value-type="float" office:value="0.0325925925925926" calcext:value-type="float">
            <text:p>0.0326</text:p>
          </table:table-cell>
          <table:table-cell table:style-name="ce36" office:value-type="float" office:value="0.443988549618321" calcext:value-type="float">
            <text:p>0.4440</text:p>
          </table:table-cell>
          <table:table-cell office:value-type="float" office:value="0.0306510258284121" calcext:value-type="float">
            <text:p>0.0307</text:p>
          </table:table-cell>
          <table:table-cell table:style-name="ce37" office:value-type="float" office:value="0.50679012345679" calcext:value-type="float">
            <text:p>0.5068</text:p>
          </table:table-cell>
          <table:table-cell table:style-name="ce8" office:value-type="float" office:value="0.523473282442748" calcext:value-type="float">
            <text:p>0.5235</text:p>
          </table:table-cell>
          <table:table-cell office:value-type="float" office:value="0.0469465648854962" calcext:value-type="float">
            <text:p>0.0469</text:p>
          </table:table-cell>
          <table:table-cell office:value-type="float" office:value="0.0467901234567901" calcext:value-type="float">
            <text:p>0.0468</text:p>
          </table:table-cell>
          <table:table-cell table:style-name="ce36" office:value-type="float" office:value="0.476319974554707" calcext:value-type="float">
            <text:p>0.4763</text:p>
          </table:table-cell>
          <table:table-cell office:value-type="float" office:value="0.0364403192972838" calcext:value-type="float">
            <text:p>0.0364</text:p>
          </table:table-cell>
          <table:table-cell office:value-type="float" office:value="0.502839506172839" calcext:value-type="float">
            <text:p>0.5028</text:p>
          </table:table-cell>
          <table:table-cell table:style-name="ce8" office:value-type="float" office:value="0.528610050890585" calcext:value-type="float">
            <text:p>0.5286</text:p>
          </table:table-cell>
          <table:table-cell office:value-type="float" office:value="0.0572201017811705" calcext:value-type="float">
            <text:p>0.0572</text:p>
          </table:table-cell>
          <table:table-cell office:value-type="float" office:value="0.0564197530864197" calcext:value-type="float">
            <text:p>0.0564</text:p>
          </table:table-cell>
          <table:table-cell table:style-name="ce8" office:value-type="float" office:value="0.491666666666667" calcext:value-type="float">
            <text:p>0.4917</text:p>
          </table:table-cell>
          <table:table-cell office:value-type="float" office:value="0.0152716808450116" calcext:value-type="float">
            <text:p>0.0153</text:p>
          </table:table-cell>
          <table:table-cell office:value-type="float" office:value="0.500493827160494" calcext:value-type="float">
            <text:p>0.500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donut</text:p>
          </table:table-cell>
          <table:table-cell table:style-name="ce8" office:value-type="float" office:value="0.497935466550198" calcext:value-type="float">
            <text:p>0.4979</text:p>
          </table:table-cell>
          <table:table-cell table:style-name="ce3" office:value-type="float" office:value="0.00132061165068229" calcext:value-type="float">
            <text:p>0.0013</text:p>
          </table:table-cell>
          <table:table-cell office:value-type="float" office:value="0.0175308641975309" calcext:value-type="float">
            <text:p>0.0175</text:p>
          </table:table-cell>
          <table:table-cell table:style-name="ce36" office:value-type="float" office:value="0.493100419935793" calcext:value-type="float">
            <text:p>0.4931</text:p>
          </table:table-cell>
          <table:table-cell office:value-type="float" office:value="0.033694299784196" calcext:value-type="float">
            <text:p>0.0337</text:p>
          </table:table-cell>
          <table:table-cell office:value-type="float" office:value="0.500987654320988" calcext:value-type="float">
            <text:p>0.5010</text:p>
          </table:table-cell>
          <table:table-cell table:style-name="ce8" office:value-type="float" office:value="0.499812265331665" calcext:value-type="float">
            <text:p>0.4998</text:p>
          </table:table-cell>
          <table:table-cell office:value-type="float" office:value="0.000250312891113902" calcext:value-type="float">
            <text:p>0.0003</text:p>
          </table:table-cell>
          <table:table-cell office:value-type="float" office:value="0.0138271604938272" calcext:value-type="float">
            <text:p>0.0138</text:p>
          </table:table-cell>
          <table:table-cell table:style-name="ce36" office:value-type="float" office:value="0.44238731698819" calcext:value-type="float">
            <text:p>0.4424</text:p>
          </table:table-cell>
          <table:table-cell table:style-name="ce3" office:value-type="float" office:value="0.0251717848257308" calcext:value-type="float">
            <text:p>0.0252</text:p>
          </table:table-cell>
          <table:table-cell office:value-type="float" office:value="0.502469135802469" calcext:value-type="float">
            <text:p>0.5025</text:p>
          </table:table-cell>
          <table:table-cell table:style-name="ce8" office:value-type="float" office:value="0.498373083615307" calcext:value-type="float">
            <text:p>0.4984</text:p>
          </table:table-cell>
          <table:table-cell office:value-type="float" office:value="0.00221604789796325" calcext:value-type="float">
            <text:p>0.0022</text:p>
          </table:table-cell>
          <table:table-cell office:value-type="float" office:value="0.0166666666666667" calcext:value-type="float">
            <text:p>0.0167</text:p>
          </table:table-cell>
          <table:table-cell table:style-name="ce36" office:value-type="float" office:value="0.488245851648275" calcext:value-type="float">
            <text:p>0.4882</text:p>
          </table:table-cell>
          <table:table-cell office:value-type="float" office:value="0.0204372632191635" calcext:value-type="float">
            <text:p>0.0204</text:p>
          </table:table-cell>
          <table:table-cell table:style-name="ce37" office:value-type="float" office:value="0.500864197530864" calcext:value-type="float">
            <text:p>0.5009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34567901234568" calcext:value-type="float">
            <text:p>0.0135</text:p>
          </table:table-cell>
          <table:table-cell table:style-name="ce36" office:value-type="float" office:value="0.4698773163302" calcext:value-type="float">
            <text:p>0.4699</text:p>
          </table:table-cell>
          <table:table-cell office:value-type="float" office:value="0.0476859616671965" calcext:value-type="float">
            <text:p>0.0477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34567901234568" calcext:value-type="float">
            <text:p>0.0135</text:p>
          </table:table-cell>
          <table:table-cell table:style-name="ce8" office:value-type="float" office:value="0.557366930209508" calcext:value-type="float">
            <text:p>0.5574</text:p>
          </table:table-cell>
          <table:table-cell office:value-type="float" office:value="0.0541799848380791" calcext:value-type="float">
            <text:p>0.0542</text:p>
          </table:table-cell>
          <table:table-cell office:value-type="float" office:value="0.49716049382716" calcext:value-type="float">
            <text:p>0.497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ake</text:p>
          </table:table-cell>
          <table:table-cell table:style-name="ce8" office:value-type="float" office:value="0.4985861467997" calcext:value-type="float">
            <text:p>0.4986</text:p>
          </table:table-cell>
          <table:table-cell table:style-name="ce3" office:value-type="float" office:value="0.0017101414680715" calcext:value-type="float">
            <text:p>0.0017</text:p>
          </table:table-cell>
          <table:table-cell office:value-type="float" office:value="0.0308641975308642" calcext:value-type="float">
            <text:p>0.0309</text:p>
          </table:table-cell>
          <table:table-cell table:style-name="ce36" office:value-type="float" office:value="0.435942916614591" calcext:value-type="float">
            <text:p>0.4359</text:p>
          </table:table-cell>
          <table:table-cell office:value-type="float" office:value="0.0310836916513555" calcext:value-type="float">
            <text:p>0.0311</text:p>
          </table:table-cell>
          <table:table-cell office:value-type="float" office:value="0.506049382716049" calcext:value-type="float">
            <text:p>0.5060</text:p>
          </table:table-cell>
          <table:table-cell table:style-name="ce8" office:value-type="float" office:value="0.50193625657063" calcext:value-type="float">
            <text:p>0.5019</text:p>
          </table:table-cell>
          <table:table-cell office:value-type="float" office:value="0.00419571722253377" calcext:value-type="float">
            <text:p>0.0042</text:p>
          </table:table-cell>
          <table:table-cell office:value-type="float" office:value="0.024320987654321" calcext:value-type="float">
            <text:p>0.0243</text:p>
          </table:table-cell>
          <table:table-cell table:style-name="ce36" office:value-type="float" office:value="0.441346834510958" calcext:value-type="float">
            <text:p>0.4413</text:p>
          </table:table-cell>
          <table:table-cell table:style-name="ce3" office:value-type="float" office:value="0.0295806158431269" calcext:value-type="float">
            <text:p>0.0296</text:p>
          </table:table-cell>
          <table:table-cell office:value-type="float" office:value="0.504691358024691" calcext:value-type="float">
            <text:p>0.5047</text:p>
          </table:table-cell>
          <table:table-cell table:style-name="ce8" office:value-type="float" office:value="0.515792319309222" calcext:value-type="float">
            <text:p>0.5158</text:p>
          </table:table-cell>
          <table:table-cell office:value-type="float" office:value="0.0334940972896653" calcext:value-type="float">
            <text:p>0.0335</text:p>
          </table:table-cell>
          <table:table-cell office:value-type="float" office:value="0.183086419753086" calcext:value-type="float">
            <text:p>0.1831</text:p>
          </table:table-cell>
          <table:table-cell table:style-name="ce36" office:value-type="float" office:value="0.48433654436898" calcext:value-type="float">
            <text:p>0.4843</text:p>
          </table:table-cell>
          <table:table-cell office:value-type="float" office:value="0.0561213927329828" calcext:value-type="float">
            <text:p>0.0561</text:p>
          </table:table-cell>
          <table:table-cell table:style-name="ce37" office:value-type="float" office:value="0.502098765432099" calcext:value-type="float">
            <text:p>0.5021</text:p>
          </table:table-cell>
          <table:table-cell table:style-name="ce8" office:value-type="float" office:value="0.497198177438128" calcext:value-type="float">
            <text:p>0.4972</text:p>
          </table:table-cell>
          <table:table-cell office:value-type="float" office:value="0.0099632877963398" calcext:value-type="float">
            <text:p>0.0100</text:p>
          </table:table-cell>
          <table:table-cell office:value-type="float" office:value="0.0335802469135802" calcext:value-type="float">
            <text:p>0.0336</text:p>
          </table:table-cell>
          <table:table-cell table:style-name="ce36" office:value-type="float" office:value="0.49892665362511" calcext:value-type="float">
            <text:p>0.4989</text:p>
          </table:table-cell>
          <table:table-cell office:value-type="float" office:value="0.038369065531982" calcext:value-type="float">
            <text:p>0.0384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503875638114425" calcext:value-type="float">
            <text:p>0.5039</text:p>
          </table:table-cell>
          <table:table-cell office:value-type="float" office:value="0.00839725708864974" calcext:value-type="float">
            <text:p>0.0084</text:p>
          </table:table-cell>
          <table:table-cell office:value-type="float" office:value="0.0309876543209877" calcext:value-type="float">
            <text:p>0.0310</text:p>
          </table:table-cell>
          <table:table-cell table:style-name="ce8" office:value-type="float" office:value="0.528678024714187" calcext:value-type="float">
            <text:p>0.5287</text:p>
          </table:table-cell>
          <table:table-cell office:value-type="float" office:value="0.0350075348494597" calcext:value-type="float">
            <text:p>0.0350</text:p>
          </table:table-cell>
          <table:table-cell office:value-type="float" office:value="0.497283950617284" calcext:value-type="float">
            <text:p>0.497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hair</text:p>
          </table:table-cell>
          <table:table-cell table:style-name="ce8" office:value-type="float" office:value="0.495698816107959" calcext:value-type="float">
            <text:p>0.4957</text:p>
          </table:table-cell>
          <table:table-cell table:style-name="ce3" office:value-type="float" office:value="0.00622120201280232" calcext:value-type="float">
            <text:p>0.0062</text:p>
          </table:table-cell>
          <table:table-cell office:value-type="float" office:value="0.28679012345679" calcext:value-type="float">
            <text:p>0.2868</text:p>
          </table:table-cell>
          <table:table-cell table:style-name="ce36" office:value-type="float" office:value="0.458125401890543" calcext:value-type="float">
            <text:p>0.4581</text:p>
          </table:table-cell>
          <table:table-cell office:value-type="float" office:value="0.00644424982572875" calcext:value-type="float">
            <text:p>0.0064</text:p>
          </table:table-cell>
          <table:table-cell office:value-type="float" office:value="0.517530864197531" calcext:value-type="float">
            <text:p>0.5175</text:p>
          </table:table-cell>
          <table:table-cell table:style-name="ce8" office:value-type="float" office:value="0.499162157368025" calcext:value-type="float">
            <text:p>0.4992</text:p>
          </table:table-cell>
          <table:table-cell office:value-type="float" office:value="0.000719020675361692" calcext:value-type="float">
            <text:p>0.0007</text:p>
          </table:table-cell>
          <table:table-cell office:value-type="float" office:value="0.117283950617284" calcext:value-type="float">
            <text:p>0.1173</text:p>
          </table:table-cell>
          <table:table-cell table:style-name="ce36" office:value-type="float" office:value="0.421699711702643" calcext:value-type="float">
            <text:p>0.4217</text:p>
          </table:table-cell>
          <table:table-cell table:style-name="ce3" office:value-type="float" office:value="0.0103938933569837" calcext:value-type="float">
            <text:p>0.0104</text:p>
          </table:table-cell>
          <table:table-cell office:value-type="float" office:value="0.531975308641975" calcext:value-type="float">
            <text:p>0.5320</text:p>
          </table:table-cell>
          <table:table-cell table:style-name="ce8" office:value-type="float" office:value="0.501910707733873" calcext:value-type="float">
            <text:p>0.5019</text:p>
          </table:table-cell>
          <table:table-cell office:value-type="float" office:value="0.0384419593362024" calcext:value-type="float">
            <text:p>0.0384</text:p>
          </table:table-cell>
          <table:table-cell office:value-type="float" office:value="0.196296296296296" calcext:value-type="float">
            <text:p>0.1963</text:p>
          </table:table-cell>
          <table:table-cell table:style-name="ce36" office:value-type="float" office:value="0.452225684487637" calcext:value-type="float">
            <text:p>0.4522</text:p>
          </table:table-cell>
          <table:table-cell office:value-type="float" office:value="0.0290327543865257" calcext:value-type="float">
            <text:p>0.0290</text:p>
          </table:table-cell>
          <table:table-cell table:style-name="ce37" office:value-type="float" office:value="0.519753086419753" calcext:value-type="float">
            <text:p>0.5198</text:p>
          </table:table-cell>
          <table:table-cell table:style-name="ce8" office:value-type="float" office:value="0.527810275217067" calcext:value-type="float">
            <text:p>0.5278</text:p>
          </table:table-cell>
          <table:table-cell office:value-type="float" office:value="0.0339131433760169" calcext:value-type="float">
            <text:p>0.0339</text:p>
          </table:table-cell>
          <table:table-cell office:value-type="float" office:value="0.242962962962963" calcext:value-type="float">
            <text:p>0.2430</text:p>
          </table:table-cell>
          <table:table-cell table:style-name="ce36" office:value-type="float" office:value="0.470865719960429" calcext:value-type="float">
            <text:p>0.4709</text:p>
          </table:table-cell>
          <table:table-cell office:value-type="float" office:value="0.00312223492117333" calcext:value-type="float">
            <text:p>0.0031</text:p>
          </table:table-cell>
          <table:table-cell office:value-type="float" office:value="0.512222222222222" calcext:value-type="float">
            <text:p>0.5122</text:p>
          </table:table-cell>
          <table:table-cell table:style-name="ce8" office:value-type="float" office:value="0.500823968138894" calcext:value-type="float">
            <text:p>0.5008</text:p>
          </table:table-cell>
          <table:table-cell office:value-type="float" office:value="0.0217020930274692" calcext:value-type="float">
            <text:p>0.0217</text:p>
          </table:table-cell>
          <table:table-cell office:value-type="float" office:value="0.173456790123457" calcext:value-type="float">
            <text:p>0.1735</text:p>
          </table:table-cell>
          <table:table-cell table:style-name="ce8" office:value-type="float" office:value="0.503754765413424" calcext:value-type="float">
            <text:p>0.5038</text:p>
          </table:table-cell>
          <table:table-cell office:value-type="float" office:value="0.0151276596501947" calcext:value-type="float">
            <text:p>0.0151</text:p>
          </table:table-cell>
          <table:table-cell office:value-type="float" office:value="0.498271604938272" calcext:value-type="float">
            <text:p>0.498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ouch</text:p>
          </table:table-cell>
          <table:table-cell table:style-name="ce8" office:value-type="float" office:value="0.497669263305919" calcext:value-type="float">
            <text:p>0.4977</text:p>
          </table:table-cell>
          <table:table-cell table:style-name="ce3" office:value-type="float" office:value="0.00518580163143004" calcext:value-type="float">
            <text:p>0.0052</text:p>
          </table:table-cell>
          <table:table-cell office:value-type="float" office:value="0.0464197530864198" calcext:value-type="float">
            <text:p>0.0464</text:p>
          </table:table-cell>
          <table:table-cell table:style-name="ce36" office:value-type="float" office:value="0.475180547020186" calcext:value-type="float">
            <text:p>0.4752</text:p>
          </table:table-cell>
          <table:table-cell office:value-type="float" office:value="0.0382498437011383" calcext:value-type="float">
            <text:p>0.0382</text:p>
          </table:table-cell>
          <table:table-cell office:value-type="float" office:value="0.504320987654321" calcext:value-type="float">
            <text:p>0.5043</text:p>
          </table:table-cell>
          <table:table-cell table:style-name="ce8" office:value-type="float" office:value="0.477115556933008" calcext:value-type="float">
            <text:p>0.4771</text:p>
          </table:table-cell>
          <table:table-cell office:value-type="float" office:value="0.0416983611903044" calcext:value-type="float">
            <text:p>0.0417</text:p>
          </table:table-cell>
          <table:table-cell office:value-type="float" office:value="0.331851851851852" calcext:value-type="float">
            <text:p>0.3319</text:p>
          </table:table-cell>
          <table:table-cell table:style-name="ce36" office:value-type="float" office:value="0.40834095546253" calcext:value-type="float">
            <text:p>0.4083</text:p>
          </table:table-cell>
          <table:table-cell table:style-name="ce3" office:value-type="float" office:value="0.0234909206972934" calcext:value-type="float">
            <text:p>0.0235</text:p>
          </table:table-cell>
          <table:table-cell office:value-type="float" office:value="0.512716049382716" calcext:value-type="float">
            <text:p>0.5127</text:p>
          </table:table-cell>
          <table:table-cell table:style-name="ce8" office:value-type="float" office:value="0.510780723025697" calcext:value-type="float">
            <text:p>0.5108</text:p>
          </table:table-cell>
          <table:table-cell office:value-type="float" office:value="0.0225300796438712" calcext:value-type="float">
            <text:p>0.0225</text:p>
          </table:table-cell>
          <table:table-cell office:value-type="float" office:value="0.0709876543209877" calcext:value-type="float">
            <text:p>0.0710</text:p>
          </table:table-cell>
          <table:table-cell table:style-name="ce36" office:value-type="float" office:value="0.446918227813759" calcext:value-type="float">
            <text:p>0.4469</text:p>
          </table:table-cell>
          <table:table-cell office:value-type="float" office:value="0.0267093204281748" calcext:value-type="float">
            <text:p>0.0267</text:p>
          </table:table-cell>
          <table:table-cell table:style-name="ce37" office:value-type="float" office:value="0.508395061728395" calcext:value-type="float">
            <text:p>0.5084</text:p>
          </table:table-cell>
          <table:table-cell table:style-name="ce8" office:value-type="float" office:value="0.495696563987498" calcext:value-type="float">
            <text:p>0.4957</text:p>
          </table:table-cell>
          <table:table-cell office:value-type="float" office:value="0.00704900190760402" calcext:value-type="float">
            <text:p>0.0070</text:p>
          </table:table-cell>
          <table:table-cell office:value-type="float" office:value="0.047283950617284" calcext:value-type="float">
            <text:p>0.0473</text:p>
          </table:table-cell>
          <table:table-cell table:style-name="ce36" office:value-type="float" office:value="0.494928753324814" calcext:value-type="float">
            <text:p>0.4949</text:p>
          </table:table-cell>
          <table:table-cell office:value-type="float" office:value="0.0101283201944606" calcext:value-type="float">
            <text:p>0.0101</text:p>
          </table:table-cell>
          <table:table-cell office:value-type="float" office:value="0.501111111111111" calcext:value-type="float">
            <text:p>0.5011</text:p>
          </table:table-cell>
          <table:table-cell table:style-name="ce8" office:value-type="float" office:value="0.577426926549357" calcext:value-type="float">
            <text:p>0.5774</text:p>
          </table:table-cell>
          <table:table-cell office:value-type="float" office:value="0.103144751731601" calcext:value-type="float">
            <text:p>0.1031</text:p>
          </table:table-cell>
          <table:table-cell office:value-type="float" office:value="0.18037037037037" calcext:value-type="float">
            <text:p>0.1804</text:p>
          </table:table-cell>
          <table:table-cell table:style-name="ce8" office:value-type="float" office:value="0.478722983712805" calcext:value-type="float">
            <text:p>0.4787</text:p>
          </table:table-cell>
          <table:table-cell office:value-type="float" office:value="0.0279608838106217" calcext:value-type="float">
            <text:p>0.0280</text:p>
          </table:table-cell>
          <table:table-cell office:value-type="float" office:value="0.502839506172839" calcext:value-type="float">
            <text:p>0.502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potted plant</text:p>
          </table:table-cell>
          <table:table-cell table:style-name="ce8" office:value-type="float" office:value="0.495488498639624" calcext:value-type="float">
            <text:p>0.4955</text:p>
          </table:table-cell>
          <table:table-cell table:style-name="ce3" office:value-type="float" office:value="0.00211047901078974" calcext:value-type="float">
            <text:p>0.0021</text:p>
          </table:table-cell>
          <table:table-cell office:value-type="float" office:value="0.0544444444444444" calcext:value-type="float">
            <text:p>0.0544</text:p>
          </table:table-cell>
          <table:table-cell table:style-name="ce36" office:value-type="float" office:value="0.452525352461044" calcext:value-type="float">
            <text:p>0.4525</text:p>
          </table:table-cell>
          <table:table-cell office:value-type="float" office:value="0.0423752511237753" calcext:value-type="float">
            <text:p>0.0424</text:p>
          </table:table-cell>
          <table:table-cell office:value-type="float" office:value="0.507654320987654" calcext:value-type="float">
            <text:p>0.5077</text:p>
          </table:table-cell>
          <table:table-cell table:style-name="ce8" office:value-type="float" office:value="0.499267870393272" calcext:value-type="float">
            <text:p>0.4993</text:p>
          </table:table-cell>
          <table:table-cell office:value-type="float" office:value="0.000838424252600398" calcext:value-type="float">
            <text:p>0.0008</text:p>
          </table:table-cell>
          <table:table-cell office:value-type="float" office:value="0.0924691358024692" calcext:value-type="float">
            <text:p>0.0925</text:p>
          </table:table-cell>
          <table:table-cell table:style-name="ce36" office:value-type="float" office:value="0.42431857531536" calcext:value-type="float">
            <text:p>0.4243</text:p>
          </table:table-cell>
          <table:table-cell table:style-name="ce3" office:value-type="float" office:value="0.0170482963266525" calcext:value-type="float">
            <text:p>0.0170</text:p>
          </table:table-cell>
          <table:table-cell office:value-type="float" office:value="0.510864197530864" calcext:value-type="float">
            <text:p>0.5109</text:p>
          </table:table-cell>
          <table:table-cell table:style-name="ce8" office:value-type="float" office:value="0.497556270096463" calcext:value-type="float">
            <text:p>0.4976</text:p>
          </table:table-cell>
          <table:table-cell office:value-type="float" office:value="0.00425896352149158" calcext:value-type="float">
            <text:p>0.0043</text:p>
          </table:table-cell>
          <table:table-cell office:value-type="float" office:value="0.0448148148148148" calcext:value-type="float">
            <text:p>0.0448</text:p>
          </table:table-cell>
          <table:table-cell table:style-name="ce36" office:value-type="float" office:value="0.454063813999505" calcext:value-type="float">
            <text:p>0.4541</text:p>
          </table:table-cell>
          <table:table-cell office:value-type="float" office:value="0.0149747196335455" calcext:value-type="float">
            <text:p>0.0150</text:p>
          </table:table-cell>
          <table:table-cell table:style-name="ce37" office:value-type="float" office:value="0.507530864197531" calcext:value-type="float">
            <text:p>0.5075</text:p>
          </table:table-cell>
          <table:table-cell table:style-name="ce8" office:value-type="float" office:value="0.503190699975266" calcext:value-type="float">
            <text:p>0.5032</text:p>
          </table:table-cell>
          <table:table-cell office:value-type="float" office:value="0.00727946281200473" calcext:value-type="float">
            <text:p>0.0073</text:p>
          </table:table-cell>
          <table:table-cell office:value-type="float" office:value="0.0481481481481481" calcext:value-type="float">
            <text:p>0.0481</text:p>
          </table:table-cell>
          <table:table-cell table:style-name="ce36" office:value-type="float" office:value="0.474964135542914" calcext:value-type="float">
            <text:p>0.4750</text:p>
          </table:table-cell>
          <table:table-cell office:value-type="float" office:value="0.0143548070928024" calcext:value-type="float">
            <text:p>0.0144</text:p>
          </table:table-cell>
          <table:table-cell office:value-type="float" office:value="0.504197530864198" calcext:value-type="float">
            <text:p>0.5042</text:p>
          </table:table-cell>
          <table:table-cell table:style-name="ce8" office:value-type="float" office:value="0.523492456096958" calcext:value-type="float">
            <text:p>0.5235</text:p>
          </table:table-cell>
          <table:table-cell office:value-type="float" office:value="0.0313506375493095" calcext:value-type="float">
            <text:p>0.0314</text:p>
          </table:table-cell>
          <table:table-cell office:value-type="float" office:value="0.241234567901235" calcext:value-type="float">
            <text:p>0.2412</text:p>
          </table:table-cell>
          <table:table-cell table:style-name="ce8" office:value-type="float" office:value="0.48772198862231" calcext:value-type="float">
            <text:p>0.4877</text:p>
          </table:table-cell>
          <table:table-cell office:value-type="float" office:value="0.0281827103337228" calcext:value-type="float">
            <text:p>0.0282</text:p>
          </table:table-cell>
          <table:table-cell office:value-type="float" office:value="0.502345679012346" calcext:value-type="float">
            <text:p>0.502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ed</text:p>
          </table:table-cell>
          <table:table-cell table:style-name="ce8" office:value-type="float" office:value="0.495064558473095" calcext:value-type="float">
            <text:p>0.4951</text:p>
          </table:table-cell>
          <table:table-cell table:style-name="ce3" office:value-type="float" office:value="0.00555024695412126" calcext:value-type="float">
            <text:p>0.0056</text:p>
          </table:table-cell>
          <table:table-cell office:value-type="float" office:value="0.0520987654320988" calcext:value-type="float">
            <text:p>0.0521</text:p>
          </table:table-cell>
          <table:table-cell table:style-name="ce36" office:value-type="float" office:value="0.528113578916727" calcext:value-type="float">
            <text:p>0.5281</text:p>
          </table:table-cell>
          <table:table-cell office:value-type="float" office:value="0.0224980015808837" calcext:value-type="float">
            <text:p>0.0225</text:p>
          </table:table-cell>
          <table:table-cell office:value-type="float" office:value="0.496913580246914" calcext:value-type="float">
            <text:p>0.4969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358024691358" calcext:value-type="float">
            <text:p>0.0314</text:p>
          </table:table-cell>
          <table:table-cell table:style-name="ce36" office:value-type="float" office:value="0.435131756367098" calcext:value-type="float">
            <text:p>0.4351</text:p>
          </table:table-cell>
          <table:table-cell table:style-name="ce3" office:value-type="float" office:value="0.0135519438650284" calcext:value-type="float">
            <text:p>0.0136</text:p>
          </table:table-cell>
          <table:table-cell office:value-type="float" office:value="0.507530864197531" calcext:value-type="float">
            <text:p>0.5075</text:p>
          </table:table-cell>
          <table:table-cell table:style-name="ce8" office:value-type="float" office:value="0.49987253027406" calcext:value-type="float">
            <text:p>0.4999</text:p>
          </table:table-cell>
          <table:table-cell office:value-type="float" office:value="0.000254939451880176" calcext:value-type="float">
            <text:p>0.0003</text:p>
          </table:table-cell>
          <table:table-cell office:value-type="float" office:value="0.0316049382716049" calcext:value-type="float">
            <text:p>0.0316</text:p>
          </table:table-cell>
          <table:table-cell table:style-name="ce36" office:value-type="float" office:value="0.477499097467536" calcext:value-type="float">
            <text:p>0.4775</text:p>
          </table:table-cell>
          <table:table-cell office:value-type="float" office:value="0.0239154709287591" calcext:value-type="float">
            <text:p>0.0239</text:p>
          </table:table-cell>
          <table:table-cell table:style-name="ce37" office:value-type="float" office:value="0.503086419753086" calcext:value-type="float">
            <text:p>0.5031</text:p>
          </table:table-cell>
          <table:table-cell table:style-name="ce8" office:value-type="float" office:value="0.494147117448141" calcext:value-type="float">
            <text:p>0.4941</text:p>
          </table:table-cell>
          <table:table-cell office:value-type="float" office:value="0.00989267863037745" calcext:value-type="float">
            <text:p>0.0099</text:p>
          </table:table-cell>
          <table:table-cell office:value-type="float" office:value="0.0501234567901235" calcext:value-type="float">
            <text:p>0.0501</text:p>
          </table:table-cell>
          <table:table-cell table:style-name="ce36" office:value-type="float" office:value="0.510127510321394" calcext:value-type="float">
            <text:p>0.5101</text:p>
          </table:table-cell>
          <table:table-cell office:value-type="float" office:value="0.0406191381653672" calcext:value-type="float">
            <text:p>0.0406</text:p>
          </table:table-cell>
          <table:table-cell office:value-type="float" office:value="0.499135802469136" calcext:value-type="float">
            <text:p>0.4991</text:p>
          </table:table-cell>
          <table:table-cell table:style-name="ce8" office:value-type="float" office:value="0.534420471475604" calcext:value-type="float">
            <text:p>0.5344</text:p>
          </table:table-cell>
          <table:table-cell office:value-type="float" office:value="0.0431624972540612" calcext:value-type="float">
            <text:p>0.0432</text:p>
          </table:table-cell>
          <table:table-cell office:value-type="float" office:value="0.132222222222222" calcext:value-type="float">
            <text:p>0.1322</text:p>
          </table:table-cell>
          <table:table-cell table:style-name="ce8" office:value-type="float" office:value="0.473794023919319" calcext:value-type="float">
            <text:p>0.4738</text:p>
          </table:table-cell>
          <table:table-cell office:value-type="float" office:value="0.0456161998988131" calcext:value-type="float">
            <text:p>0.0456</text:p>
          </table:table-cell>
          <table:table-cell office:value-type="float" office:value="0.502839506172839" calcext:value-type="float">
            <text:p>0.5028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dining table</text:p>
          </table:table-cell>
          <table:table-cell table:style-name="ce8" office:value-type="float" office:value="0.490666206852635" calcext:value-type="float">
            <text:p>0.4907</text:p>
          </table:table-cell>
          <table:table-cell table:style-name="ce3" office:value-type="float" office:value="0.00890235874333826" calcext:value-type="float">
            <text:p>0.0089</text:p>
          </table:table-cell>
          <table:table-cell office:value-type="float" office:value="0.126296296296296" calcext:value-type="float">
            <text:p>0.1263</text:p>
          </table:table-cell>
          <table:table-cell table:style-name="ce36" office:value-type="float" office:value="0.452206949031397" calcext:value-type="float">
            <text:p>0.4522</text:p>
          </table:table-cell>
          <table:table-cell office:value-type="float" office:value="0.0202649734731012" calcext:value-type="float">
            <text:p>0.0203</text:p>
          </table:table-cell>
          <table:table-cell office:value-type="float" office:value="0.51679012345679" calcext:value-type="float">
            <text:p>0.5168</text:p>
          </table:table-cell>
          <table:table-cell table:style-name="ce8" office:value-type="float" office:value="0.492262061582242" calcext:value-type="float">
            <text:p>0.4923</text:p>
          </table:table-cell>
          <table:table-cell office:value-type="float" office:value="0.0146950266472473" calcext:value-type="float">
            <text:p>0.0147</text:p>
          </table:table-cell>
          <table:table-cell office:value-type="float" office:value="0.124444444444444" calcext:value-type="float">
            <text:p>0.1244</text:p>
          </table:table-cell>
          <table:table-cell table:style-name="ce36" office:value-type="float" office:value="0.434133649706212" calcext:value-type="float">
            <text:p>0.4341</text:p>
          </table:table-cell>
          <table:table-cell table:style-name="ce3" office:value-type="float" office:value="0.0197104443703801" calcext:value-type="float">
            <text:p>0.0197</text:p>
          </table:table-cell>
          <table:table-cell office:value-type="float" office:value="0.521975308641975" calcext:value-type="float">
            <text:p>0.5220</text:p>
          </table:table-cell>
          <table:table-cell table:style-name="ce8" office:value-type="float" office:value="0.531577047997113" calcext:value-type="float">
            <text:p>0.5316</text:p>
          </table:table-cell>
          <table:table-cell office:value-type="float" office:value="0.0450003414849017" calcext:value-type="float">
            <text:p>0.0450</text:p>
          </table:table-cell>
          <table:table-cell office:value-type="float" office:value="0.16037037037037" calcext:value-type="float">
            <text:p>0.1604</text:p>
          </table:table-cell>
          <table:table-cell table:style-name="ce36" office:value-type="float" office:value="0.455083115155473" calcext:value-type="float">
            <text:p>0.4551</text:p>
          </table:table-cell>
          <table:table-cell office:value-type="float" office:value="0.0135540370468721" calcext:value-type="float">
            <text:p>0.0136</text:p>
          </table:table-cell>
          <table:table-cell table:style-name="ce37" office:value-type="float" office:value="0.515679012345679" calcext:value-type="float">
            <text:p>0.5157</text:p>
          </table:table-cell>
          <table:table-cell table:style-name="ce8" office:value-type="float" office:value="0.497962843799991" calcext:value-type="float">
            <text:p>0.4980</text:p>
          </table:table-cell>
          <table:table-cell office:value-type="float" office:value="0.00326035234085697" calcext:value-type="float">
            <text:p>0.0033</text:p>
          </table:table-cell>
          <table:table-cell office:value-type="float" office:value="0.123703703703704" calcext:value-type="float">
            <text:p>0.1237</text:p>
          </table:table-cell>
          <table:table-cell table:style-name="ce36" office:value-type="float" office:value="0.477409123224435" calcext:value-type="float">
            <text:p>0.4774</text:p>
          </table:table-cell>
          <table:table-cell office:value-type="float" office:value="0.0210858996773314" calcext:value-type="float">
            <text:p>0.0211</text:p>
          </table:table-cell>
          <table:table-cell office:value-type="float" office:value="0.508148148148148" calcext:value-type="float">
            <text:p>0.5081</text:p>
          </table:table-cell>
          <table:table-cell table:style-name="ce8" office:value-type="float" office:value="0.517542171549029" calcext:value-type="float">
            <text:p>0.5175</text:p>
          </table:table-cell>
          <table:table-cell office:value-type="float" office:value="0.0277107550701967" calcext:value-type="float">
            <text:p>0.0277</text:p>
          </table:table-cell>
          <table:table-cell office:value-type="float" office:value="0.126049382716049" calcext:value-type="float">
            <text:p>0.1260</text:p>
          </table:table-cell>
          <table:table-cell table:style-name="ce8" office:value-type="float" office:value="0.523979820590202" calcext:value-type="float">
            <text:p>0.5240</text:p>
          </table:table-cell>
          <table:table-cell office:value-type="float" office:value="0.0327203228355779" calcext:value-type="float">
            <text:p>0.0327</text:p>
          </table:table-cell>
          <table:table-cell office:value-type="float" office:value="0.491604938271605" calcext:value-type="float">
            <text:p>0.491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oilet</text:p>
          </table:table-cell>
          <table:table-cell table:style-name="ce8" office:value-type="float" office:value="0.498157802383978" calcext:value-type="float">
            <text:p>0.4982</text:p>
          </table:table-cell>
          <table:table-cell table:style-name="ce3" office:value-type="float" office:value="0.001599775530654" calcext:value-type="float">
            <text:p>0.0016</text:p>
          </table:table-cell>
          <table:table-cell office:value-type="float" office:value="0.0317283950617284" calcext:value-type="float">
            <text:p>0.0317</text:p>
          </table:table-cell>
          <table:table-cell table:style-name="ce36" office:value-type="float" office:value="0.596728931050902" calcext:value-type="float">
            <text:p>0.5967</text:p>
          </table:table-cell>
          <table:table-cell office:value-type="float" office:value="0.0254294499524107" calcext:value-type="float">
            <text:p>0.0254</text:p>
          </table:table-cell>
          <table:table-cell office:value-type="float" office:value="0.489876543209877" calcext:value-type="float">
            <text:p>0.4899</text:p>
          </table:table-cell>
          <table:table-cell table:style-name="ce8" office:value-type="float" office:value="0.499428289062342" calcext:value-type="float">
            <text:p>0.4994</text:p>
          </table:table-cell>
          <table:table-cell office:value-type="float" office:value="0.000838074403431088" calcext:value-type="float">
            <text:p>0.0008</text:p>
          </table:table-cell>
          <table:table-cell office:value-type="float" office:value="0.0292592592592593" calcext:value-type="float">
            <text:p>0.0293</text:p>
          </table:table-cell>
          <table:table-cell table:style-name="ce36" office:value-type="float" office:value="0.570257454863057" calcext:value-type="float">
            <text:p>0.5703</text:p>
          </table:table-cell>
          <table:table-cell table:style-name="ce3" office:value-type="float" office:value="0.0112051003480366" calcext:value-type="float">
            <text:p>0.0112</text:p>
          </table:table-cell>
          <table:table-cell office:value-type="float" office:value="0.491728395061728" calcext:value-type="float">
            <text:p>0.4917</text:p>
          </table:table-cell>
          <table:table-cell table:style-name="ce8" office:value-type="float" office:value="0.51504733668139" calcext:value-type="float">
            <text:p>0.5150</text:p>
          </table:table-cell>
          <table:table-cell office:value-type="float" office:value="0.0346255014263593" calcext:value-type="float">
            <text:p>0.0346</text:p>
          </table:table-cell>
          <table:table-cell office:value-type="float" office:value="0.0408641975308642" calcext:value-type="float">
            <text:p>0.0409</text:p>
          </table:table-cell>
          <table:table-cell table:style-name="ce36" office:value-type="float" office:value="0.54914631218305" calcext:value-type="float">
            <text:p>0.5491</text:p>
          </table:table-cell>
          <table:table-cell office:value-type="float" office:value="0.0291382155990355" calcext:value-type="float">
            <text:p>0.0291</text:p>
          </table:table-cell>
          <table:table-cell table:style-name="ce37" office:value-type="float" office:value="0.495185185185185" calcext:value-type="float">
            <text:p>0.4952</text:p>
          </table:table-cell>
          <table:table-cell table:style-name="ce8" office:value-type="float" office:value="0.501919783437379" calcext:value-type="float">
            <text:p>0.5019</text:p>
          </table:table-cell>
          <table:table-cell office:value-type="float" office:value="0.00450186966049328" calcext:value-type="float">
            <text:p>0.0045</text:p>
          </table:table-cell>
          <table:table-cell office:value-type="float" office:value="0.0285185185185185" calcext:value-type="float">
            <text:p>0.0285</text:p>
          </table:table-cell>
          <table:table-cell table:style-name="ce36" office:value-type="float" office:value="0.504508702930558" calcext:value-type="float">
            <text:p>0.5045</text:p>
          </table:table-cell>
          <table:table-cell office:value-type="float" office:value="0.0244467364846798" calcext:value-type="float">
            <text:p>0.0244</text:p>
          </table:table-cell>
          <table:table-cell office:value-type="float" office:value="0.49962962962963" calcext:value-type="float">
            <text:p>0.4996</text:p>
          </table:table-cell>
          <table:table-cell table:style-name="ce8" office:value-type="float" office:value="0.502581802461146" calcext:value-type="float">
            <text:p>0.5026</text:p>
          </table:table-cell>
          <table:table-cell office:value-type="float" office:value="0.00637817887495588" calcext:value-type="float">
            <text:p>0.0064</text:p>
          </table:table-cell>
          <table:table-cell office:value-type="float" office:value="0.0396296296296296" calcext:value-type="float">
            <text:p>0.0396</text:p>
          </table:table-cell>
          <table:table-cell table:style-name="ce8" office:value-type="float" office:value="0.439316415913179" calcext:value-type="float">
            <text:p>0.4393</text:p>
          </table:table-cell>
          <table:table-cell office:value-type="float" office:value="0.0607640730106336" calcext:value-type="float">
            <text:p>0.0608</text:p>
          </table:table-cell>
          <table:table-cell office:value-type="float" office:value="0.506913580246913" calcext:value-type="float">
            <text:p>0.506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v</text:p>
          </table:table-cell>
          <table:table-cell table:style-name="ce8" office:value-type="float" office:value="0.494862425092439" calcext:value-type="float">
            <text:p>0.4949</text:p>
          </table:table-cell>
          <table:table-cell table:style-name="ce3" office:value-type="float" office:value="0.00628816806717468" calcext:value-type="float">
            <text:p>0.0063</text:p>
          </table:table-cell>
          <table:table-cell office:value-type="float" office:value="0.0711111111111111" calcext:value-type="float">
            <text:p>0.0711</text:p>
          </table:table-cell>
          <table:table-cell table:style-name="ce36" office:value-type="float" office:value="0.483286223390368" calcext:value-type="float">
            <text:p>0.4833</text:p>
          </table:table-cell>
          <table:table-cell office:value-type="float" office:value="0.044758325742379" calcext:value-type="float">
            <text:p>0.0448</text:p>
          </table:table-cell>
          <table:table-cell office:value-type="float" office:value="0.502716049382716" calcext:value-type="float">
            <text:p>0.5027</text:p>
          </table:table-cell>
          <table:table-cell table:style-name="ce8" office:value-type="float" office:value="0.496581934651942" calcext:value-type="float">
            <text:p>0.4966</text:p>
          </table:table-cell>
          <table:table-cell office:value-type="float" office:value="0.00281600879663111" calcext:value-type="float">
            <text:p>0.0028</text:p>
          </table:table-cell>
          <table:table-cell office:value-type="float" office:value="0.0492592592592593" calcext:value-type="float">
            <text:p>0.0493</text:p>
          </table:table-cell>
          <table:table-cell table:style-name="ce36" office:value-type="float" office:value="0.42008931873633" calcext:value-type="float">
            <text:p>0.4201</text:p>
          </table:table-cell>
          <table:table-cell table:style-name="ce3" office:value-type="float" office:value="0.0264109791048538" calcext:value-type="float">
            <text:p>0.0264</text:p>
          </table:table-cell>
          <table:table-cell office:value-type="float" office:value="0.512716049382716" calcext:value-type="float">
            <text:p>0.5127</text:p>
          </table:table-cell>
          <table:table-cell table:style-name="ce8" office:value-type="float" office:value="0.5013203262972" calcext:value-type="float">
            <text:p>0.5013</text:p>
          </table:table-cell>
          <table:table-cell office:value-type="float" office:value="0.00280461940130494" calcext:value-type="float">
            <text:p>0.0028</text:p>
          </table:table-cell>
          <table:table-cell office:value-type="float" office:value="0.0428395061728395" calcext:value-type="float">
            <text:p>0.0428</text:p>
          </table:table-cell>
          <table:table-cell table:style-name="ce36" office:value-type="float" office:value="0.446738454427512" calcext:value-type="float">
            <text:p>0.4467</text:p>
          </table:table-cell>
          <table:table-cell office:value-type="float" office:value="0.0354585617192507" calcext:value-type="float">
            <text:p>0.0355</text:p>
          </table:table-cell>
          <table:table-cell table:style-name="ce37" office:value-type="float" office:value="0.509259259259259" calcext:value-type="float">
            <text:p>0.5093</text:p>
          </table:table-cell>
          <table:table-cell table:style-name="ce8" office:value-type="float" office:value="0.501992188905859" calcext:value-type="float">
            <text:p>0.5020</text:p>
          </table:table-cell>
          <table:table-cell office:value-type="float" office:value="0.00597577017732492" calcext:value-type="float">
            <text:p>0.0060</text:p>
          </table:table-cell>
          <table:table-cell office:value-type="float" office:value="0.0495061728395062" calcext:value-type="float">
            <text:p>0.0495</text:p>
          </table:table-cell>
          <table:table-cell table:style-name="ce36" office:value-type="float" office:value="0.465410788548982" calcext:value-type="float">
            <text:p>0.4654</text:p>
          </table:table-cell>
          <table:table-cell office:value-type="float" office:value="0.0307979532494746" calcext:value-type="float">
            <text:p>0.0308</text:p>
          </table:table-cell>
          <table:table-cell office:value-type="float" office:value="0.505679012345679" calcext:value-type="float">
            <text:p>0.5057</text:p>
          </table:table-cell>
          <table:table-cell table:style-name="ce8" office:value-type="float" office:value="0.499960505053519" calcext:value-type="float">
            <text:p>0.5000</text:p>
          </table:table-cell>
          <table:table-cell office:value-type="float" office:value="0.00732676906400737" calcext:value-type="float">
            <text:p>0.0073</text:p>
          </table:table-cell>
          <table:table-cell office:value-type="float" office:value="0.0560493827160494" calcext:value-type="float">
            <text:p>0.0560</text:p>
          </table:table-cell>
          <table:table-cell table:style-name="ce8" office:value-type="float" office:value="0.407971191471535" calcext:value-type="float">
            <text:p>0.4080</text:p>
          </table:table-cell>
          <table:table-cell office:value-type="float" office:value="0.0201643100368423" calcext:value-type="float">
            <text:p>0.0202</text:p>
          </table:table-cell>
          <table:table-cell office:value-type="float" office:value="0.515061728395062" calcext:value-type="float">
            <text:p>0.5151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laptop</text:p>
          </table:table-cell>
          <table:table-cell table:style-name="ce8" office:value-type="float" office:value="0.500558523555124" calcext:value-type="float">
            <text:p>0.5006</text:p>
          </table:table-cell>
          <table:table-cell table:style-name="ce3" office:value-type="float" office:value="0.00351704898431085" calcext:value-type="float">
            <text:p>0.0035</text:p>
          </table:table-cell>
          <table:table-cell office:value-type="float" office:value="0.0475308641975309" calcext:value-type="float">
            <text:p>0.0475</text:p>
          </table:table-cell>
          <table:table-cell table:style-name="ce36" office:value-type="float" office:value="0.489143008521348" calcext:value-type="float">
            <text:p>0.4891</text:p>
          </table:table-cell>
          <table:table-cell office:value-type="float" office:value="0.0298798428688358" calcext:value-type="float">
            <text:p>0.0299</text:p>
          </table:table-cell>
          <table:table-cell office:value-type="float" office:value="0.501728395061728" calcext:value-type="float">
            <text:p>0.5017</text:p>
          </table:table-cell>
          <table:table-cell table:style-name="ce8" office:value-type="float" office:value="0.521221687491722" calcext:value-type="float">
            <text:p>0.5212</text:p>
          </table:table-cell>
          <table:table-cell office:value-type="float" office:value="0.0278520501560772" calcext:value-type="float">
            <text:p>0.0279</text:p>
          </table:table-cell>
          <table:table-cell office:value-type="float" office:value="0.250987654320988" calcext:value-type="float">
            <text:p>0.2510</text:p>
          </table:table-cell>
          <table:table-cell table:style-name="ce36" office:value-type="float" office:value="0.421641132058811" calcext:value-type="float">
            <text:p>0.4216</text:p>
          </table:table-cell>
          <table:table-cell table:style-name="ce3" office:value-type="float" office:value="0.0265974028657269" calcext:value-type="float">
            <text:p>0.0266</text:p>
          </table:table-cell>
          <table:table-cell office:value-type="float" office:value="0.510246913580247" calcext:value-type="float">
            <text:p>0.5102</text:p>
          </table:table-cell>
          <table:table-cell table:style-name="ce8" office:value-type="float" office:value="0.507574285840434" calcext:value-type="float">
            <text:p>0.5076</text:p>
          </table:table-cell>
          <table:table-cell office:value-type="float" office:value="0.0164250563815124" calcext:value-type="float">
            <text:p>0.0164</text:p>
          </table:table-cell>
          <table:table-cell office:value-type="float" office:value="0.0532098765432099" calcext:value-type="float">
            <text:p>0.0532</text:p>
          </table:table-cell>
          <table:table-cell table:style-name="ce36" office:value-type="float" office:value="0.462064550311272" calcext:value-type="float">
            <text:p>0.4621</text:p>
          </table:table-cell>
          <table:table-cell office:value-type="float" office:value="0.0240301285149339" calcext:value-type="float">
            <text:p>0.0240</text:p>
          </table:table-cell>
          <table:table-cell table:style-name="ce37" office:value-type="float" office:value="0.505925925925926" calcext:value-type="float">
            <text:p>0.5059</text:p>
          </table:table-cell>
          <table:table-cell table:style-name="ce8" office:value-type="float" office:value="0.499743918053777" calcext:value-type="float">
            <text:p>0.4997</text:p>
          </table:table-cell>
          <table:table-cell office:value-type="float" office:value="0.000239542726425991" calcext:value-type="float">
            <text:p>0.0002</text:p>
          </table:table-cell>
          <table:table-cell office:value-type="float" office:value="0.0362962962962963" calcext:value-type="float">
            <text:p>0.0363</text:p>
          </table:table-cell>
          <table:table-cell table:style-name="ce36" office:value-type="float" office:value="0.473177623736147" calcext:value-type="float">
            <text:p>0.4732</text:p>
          </table:table-cell>
          <table:table-cell office:value-type="float" office:value="0.0405950908043215" calcext:value-type="float">
            <text:p>0.0406</text:p>
          </table:table-cell>
          <table:table-cell office:value-type="float" office:value="0.503703703703704" calcext:value-type="float">
            <text:p>0.5037</text:p>
          </table:table-cell>
          <table:table-cell table:style-name="ce8" office:value-type="float" office:value="0.489226897434765" calcext:value-type="float">
            <text:p>0.4892</text:p>
          </table:table-cell>
          <table:table-cell office:value-type="float" office:value="0.0192355391503725" calcext:value-type="float">
            <text:p>0.0192</text:p>
          </table:table-cell>
          <table:table-cell office:value-type="float" office:value="0.0693827160493827" calcext:value-type="float">
            <text:p>0.0694</text:p>
          </table:table-cell>
          <table:table-cell table:style-name="ce8" office:value-type="float" office:value="0.450059605280586" calcext:value-type="float">
            <text:p>0.4501</text:p>
          </table:table-cell>
          <table:table-cell office:value-type="float" office:value="0.0130824545883567" calcext:value-type="float">
            <text:p>0.0131</text:p>
          </table:table-cell>
          <table:table-cell office:value-type="float" office:value="0.506666666666667" calcext:value-type="float">
            <text:p>0.506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mouse</text:p>
          </table:table-cell>
          <table:table-cell table:style-name="ce8" office:value-type="float" office:value="0.498991728983362" calcext:value-type="float">
            <text:p>0.4990</text:p>
          </table:table-cell>
          <table:table-cell table:style-name="ce3" office:value-type="float" office:value="0.000367338040495293" calcext:value-type="float">
            <text:p>0.0004</text:p>
          </table:table-cell>
          <table:table-cell office:value-type="float" office:value="0.0224691358024691" calcext:value-type="float">
            <text:p>0.0225</text:p>
          </table:table-cell>
          <table:table-cell table:style-name="ce36" office:value-type="float" office:value="0.475100785225691" calcext:value-type="float">
            <text:p>0.4751</text:p>
          </table:table-cell>
          <table:table-cell office:value-type="float" office:value="0.0275586703107491" calcext:value-type="float">
            <text:p>0.0276</text:p>
          </table:table-cell>
          <table:table-cell office:value-type="float" office:value="0.502098765432099" calcext:value-type="float">
            <text:p>0.5021</text:p>
          </table:table-cell>
          <table:table-cell table:style-name="ce8" office:value-type="float" office:value="0.501617130450394" calcext:value-type="float">
            <text:p>0.5016</text:p>
          </table:table-cell>
          <table:table-cell office:value-type="float" office:value="0.00339398504002549" calcext:value-type="float">
            <text:p>0.0034</text:p>
          </table:table-cell>
          <table:table-cell office:value-type="float" office:value="0.022962962962963" calcext:value-type="float">
            <text:p>0.0230</text:p>
          </table:table-cell>
          <table:table-cell table:style-name="ce36" office:value-type="float" office:value="0.404627139249787" calcext:value-type="float">
            <text:p>0.4046</text:p>
          </table:table-cell>
          <table:table-cell table:style-name="ce3" office:value-type="float" office:value="0.0362448333298651" calcext:value-type="float">
            <text:p>0.0362</text:p>
          </table:table-cell>
          <table:table-cell office:value-type="float" office:value="0.507160493827161" calcext:value-type="float">
            <text:p>0.5072</text:p>
          </table:table-cell>
          <table:table-cell table:style-name="ce8" office:value-type="float" office:value="0.499495904221802" calcext:value-type="float">
            <text:p>0.4995</text:p>
          </table:table-cell>
          <table:table-cell office:value-type="float" office:value="0.000648747960994764" calcext:value-type="float">
            <text:p>0.0006</text:p>
          </table:table-cell>
          <table:table-cell office:value-type="float" office:value="0.0214814814814815" calcext:value-type="float">
            <text:p>0.0215</text:p>
          </table:table-cell>
          <table:table-cell table:style-name="ce36" office:value-type="float" office:value="0.450496812843301" calcext:value-type="float">
            <text:p>0.4505</text:p>
          </table:table-cell>
          <table:table-cell office:value-type="float" office:value="0.0421304437083693" calcext:value-type="float">
            <text:p>0.0421</text:p>
          </table:table-cell>
          <table:table-cell table:style-name="ce37" office:value-type="float" office:value="0.504320987654321" calcext:value-type="float">
            <text:p>0.5043</text:p>
          </table:table-cell>
          <table:table-cell table:style-name="ce8" office:value-type="float" office:value="0.523549292547402" calcext:value-type="float">
            <text:p>0.5235</text:p>
          </table:table-cell>
          <table:table-cell office:value-type="float" office:value="0.0317100071884462" calcext:value-type="float">
            <text:p>0.0317</text:p>
          </table:table-cell>
          <table:table-cell office:value-type="float" office:value="0.0848148148148148" calcext:value-type="float">
            <text:p>0.0848</text:p>
          </table:table-cell>
          <table:table-cell table:style-name="ce36" office:value-type="float" office:value="0.447884875850616" calcext:value-type="float">
            <text:p>0.4479</text:p>
          </table:table-cell>
          <table:table-cell office:value-type="float" office:value="0.0216143414250984" calcext:value-type="float">
            <text:p>0.0216</text:p>
          </table:table-cell>
          <table:table-cell office:value-type="float" office:value="0.504320987654321" calcext:value-type="float">
            <text:p>0.5043</text:p>
          </table:table-cell>
          <table:table-cell table:style-name="ce8" office:value-type="float" office:value="0.553076663195189" calcext:value-type="float">
            <text:p>0.5531</text:p>
          </table:table-cell>
          <table:table-cell office:value-type="float" office:value="0.0745185181872178" calcext:value-type="float">
            <text:p>0.0745</text:p>
          </table:table-cell>
          <table:table-cell office:value-type="float" office:value="0.0895061728395062" calcext:value-type="float">
            <text:p>0.0895</text:p>
          </table:table-cell>
          <table:table-cell table:style-name="ce8" office:value-type="float" office:value="0.410902379323082" calcext:value-type="float">
            <text:p>0.4109</text:p>
          </table:table-cell>
          <table:table-cell office:value-type="float" office:value="0.0175830757978729" calcext:value-type="float">
            <text:p>0.0176</text:p>
          </table:table-cell>
          <table:table-cell office:value-type="float" office:value="0.506666666666667" calcext:value-type="float">
            <text:p>0.506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remote</text:p>
          </table:table-cell>
          <table:table-cell table:style-name="ce8" office:value-type="float" office:value="0.498710841913779" calcext:value-type="float">
            <text:p>0.4987</text:p>
          </table:table-cell>
          <table:table-cell table:style-name="ce3" office:value-type="float" office:value="0.00249789741859666" calcext:value-type="float">
            <text:p>0.0025</text:p>
          </table:table-cell>
          <table:table-cell office:value-type="float" office:value="0.0335802469135802" calcext:value-type="float">
            <text:p>0.0336</text:p>
          </table:table-cell>
          <table:table-cell table:style-name="ce36" office:value-type="float" office:value="0.506545767931753" calcext:value-type="float">
            <text:p>0.5065</text:p>
          </table:table-cell>
          <table:table-cell office:value-type="float" office:value="0.0518977616525414" calcext:value-type="float">
            <text:p>0.0519</text:p>
          </table:table-cell>
          <table:table-cell office:value-type="float" office:value="0.499753086419753" calcext:value-type="float">
            <text:p>0.4998</text:p>
          </table:table-cell>
          <table:table-cell table:style-name="ce8" office:value-type="float" office:value="0.508251118484077" calcext:value-type="float">
            <text:p>0.5083</text:p>
          </table:table-cell>
          <table:table-cell office:value-type="float" office:value="0.0164204937159217" calcext:value-type="float">
            <text:p>0.0164</text:p>
          </table:table-cell>
          <table:table-cell office:value-type="float" office:value="0.195555555555556" calcext:value-type="float">
            <text:p>0.1956</text:p>
          </table:table-cell>
          <table:table-cell table:style-name="ce36" office:value-type="float" office:value="0.426597079553552" calcext:value-type="float">
            <text:p>0.4266</text:p>
          </table:table-cell>
          <table:table-cell table:style-name="ce3" office:value-type="float" office:value="0.0330437764015037" calcext:value-type="float">
            <text:p>0.0330</text:p>
          </table:table-cell>
          <table:table-cell office:value-type="float" office:value="0.50679012345679" calcext:value-type="float">
            <text:p>0.5068</text:p>
          </table:table-cell>
          <table:table-cell table:style-name="ce8" office:value-type="float" office:value="0.496258719086874" calcext:value-type="float">
            <text:p>0.4963</text:p>
          </table:table-cell>
          <table:table-cell office:value-type="float" office:value="0.00552226786482619" calcext:value-type="float">
            <text:p>0.0055</text:p>
          </table:table-cell>
          <table:table-cell office:value-type="float" office:value="0.0339506172839506" calcext:value-type="float">
            <text:p>0.0340</text:p>
          </table:table-cell>
          <table:table-cell table:style-name="ce36" office:value-type="float" office:value="0.458974267780307" calcext:value-type="float">
            <text:p>0.4590</text:p>
          </table:table-cell>
          <table:table-cell office:value-type="float" office:value="0.0380700531895214" calcext:value-type="float">
            <text:p>0.0381</text:p>
          </table:table-cell>
          <table:table-cell table:style-name="ce37" office:value-type="float" office:value="0.504691358024691" calcext:value-type="float">
            <text:p>0.5047</text:p>
          </table:table-cell>
          <table:table-cell table:style-name="ce8" office:value-type="float" office:value="0.499890844069938" calcext:value-type="float">
            <text:p>0.4999</text:p>
          </table:table-cell>
          <table:table-cell office:value-type="float" office:value="0.00203757367893935" calcext:value-type="float">
            <text:p>0.0020</text:p>
          </table:table-cell>
          <table:table-cell office:value-type="float" office:value="0.0440740740740741" calcext:value-type="float">
            <text:p>0.0441</text:p>
          </table:table-cell>
          <table:table-cell table:style-name="ce36" office:value-type="float" office:value="0.492813435313168" calcext:value-type="float">
            <text:p>0.4928</text:p>
          </table:table-cell>
          <table:table-cell office:value-type="float" office:value="0.0228058189391255" calcext:value-type="float">
            <text:p>0.0228</text:p>
          </table:table-cell>
          <table:table-cell office:value-type="float" office:value="0.500987654320988" calcext:value-type="float">
            <text:p>0.5010</text:p>
          </table:table-cell>
          <table:table-cell table:style-name="ce8" office:value-type="float" office:value="0.507346642402769" calcext:value-type="float">
            <text:p>0.5073</text:p>
          </table:table-cell>
          <table:table-cell office:value-type="float" office:value="0.0113005677395749" calcext:value-type="float">
            <text:p>0.0113</text:p>
          </table:table-cell>
          <table:table-cell office:value-type="float" office:value="0.0298765432098765" calcext:value-type="float">
            <text:p>0.0299</text:p>
          </table:table-cell>
          <table:table-cell table:style-name="ce8" office:value-type="float" office:value="0.488002127520111" calcext:value-type="float">
            <text:p>0.4880</text:p>
          </table:table-cell>
          <table:table-cell office:value-type="float" office:value="0.0357628452835517" calcext:value-type="float">
            <text:p>0.0358</text:p>
          </table:table-cell>
          <table:table-cell office:value-type="float" office:value="0.501851851851852" calcext:value-type="float">
            <text:p>0.501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keyboard</text:p>
          </table:table-cell>
          <table:table-cell table:style-name="ce8" office:value-type="float" office:value="0.497917742089666" calcext:value-type="float">
            <text:p>0.4979</text:p>
          </table:table-cell>
          <table:table-cell table:style-name="ce3" office:value-type="float" office:value="0.00384215826135038" calcext:value-type="float">
            <text:p>0.0038</text:p>
          </table:table-cell>
          <table:table-cell office:value-type="float" office:value="0.031358024691358" calcext:value-type="float">
            <text:p>0.0314</text:p>
          </table:table-cell>
          <table:table-cell table:style-name="ce36" office:value-type="float" office:value="0.491349775356085" calcext:value-type="float">
            <text:p>0.4913</text:p>
          </table:table-cell>
          <table:table-cell office:value-type="float" office:value="0.036068785813307" calcext:value-type="float">
            <text:p>0.0361</text:p>
          </table:table-cell>
          <table:table-cell office:value-type="float" office:value="0.500987654320988" calcext:value-type="float">
            <text:p>0.5010</text:p>
          </table:table-cell>
          <table:table-cell table:style-name="ce8" office:value-type="float" office:value="0.498232920689545" calcext:value-type="float">
            <text:p>0.4982</text:p>
          </table:table-cell>
          <table:table-cell office:value-type="float" office:value="0.00117374303463607" calcext:value-type="float">
            <text:p>0.0012</text:p>
          </table:table-cell>
          <table:table-cell office:value-type="float" office:value="0.0254320987654321" calcext:value-type="float">
            <text:p>0.0254</text:p>
          </table:table-cell>
          <table:table-cell table:style-name="ce36" office:value-type="float" office:value="0.405487769766161" calcext:value-type="float">
            <text:p>0.4055</text:p>
          </table:table-cell>
          <table:table-cell table:style-name="ce3" office:value-type="float" office:value="0.0213085170524766" calcext:value-type="float">
            <text:p>0.0213</text:p>
          </table:table-cell>
          <table:table-cell office:value-type="float" office:value="0.507777777777778" calcext:value-type="float">
            <text:p>0.5078</text:p>
          </table:table-cell>
          <table:table-cell table:style-name="ce8" office:value-type="float" office:value="0.512391974044182" calcext:value-type="float">
            <text:p>0.5124</text:p>
          </table:table-cell>
          <table:table-cell office:value-type="float" office:value="0.0289992693751765" calcext:value-type="float">
            <text:p>0.0290</text:p>
          </table:table-cell>
          <table:table-cell office:value-type="float" office:value="0.139876543209877" calcext:value-type="float">
            <text:p>0.1399</text:p>
          </table:table-cell>
          <table:table-cell table:style-name="ce36" office:value-type="float" office:value="0.431359380192188" calcext:value-type="float">
            <text:p>0.4314</text:p>
          </table:table-cell>
          <table:table-cell office:value-type="float" office:value="0.0333795935544787" calcext:value-type="float">
            <text:p>0.0334</text:p>
          </table:table-cell>
          <table:table-cell table:style-name="ce37" office:value-type="float" office:value="0.506049382716049" calcext:value-type="float">
            <text:p>0.5060</text:p>
          </table:table-cell>
          <table:table-cell table:style-name="ce8" office:value-type="float" office:value="0.509785632348724" calcext:value-type="float">
            <text:p>0.5098</text:p>
          </table:table-cell>
          <table:table-cell office:value-type="float" office:value="0.0206872747295176" calcext:value-type="float">
            <text:p>0.0207</text:p>
          </table:table-cell>
          <table:table-cell office:value-type="float" office:value="0.0293827160493827" calcext:value-type="float">
            <text:p>0.0294</text:p>
          </table:table-cell>
          <table:table-cell table:style-name="ce36" office:value-type="float" office:value="0.453799230475098" calcext:value-type="float">
            <text:p>0.4538</text:p>
          </table:table-cell>
          <table:table-cell office:value-type="float" office:value="0.0255735257090224" calcext:value-type="float">
            <text:p>0.0256</text:p>
          </table:table-cell>
          <table:table-cell office:value-type="float" office:value="0.504320987654321" calcext:value-type="float">
            <text:p>0.5043</text:p>
          </table:table-cell>
          <table:table-cell table:style-name="ce8" office:value-type="float" office:value="0.500189393939394" calcext:value-type="float">
            <text:p>0.5002</text:p>
          </table:table-cell>
          <table:table-cell office:value-type="float" office:value="0.0110823779078241" calcext:value-type="float">
            <text:p>0.0111</text:p>
          </table:table-cell>
          <table:table-cell office:value-type="float" office:value="0.0322222222222222" calcext:value-type="float">
            <text:p>0.0322</text:p>
          </table:table-cell>
          <table:table-cell table:style-name="ce8" office:value-type="float" office:value="0.425294847984122" calcext:value-type="float">
            <text:p>0.4253</text:p>
          </table:table-cell>
          <table:table-cell office:value-type="float" office:value="0.033013041083824" calcext:value-type="float">
            <text:p>0.0330</text:p>
          </table:table-cell>
          <table:table-cell office:value-type="float" office:value="0.506049382716049" calcext:value-type="float">
            <text:p>0.5060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ell phone</text:p>
          </table:table-cell>
          <table:table-cell table:style-name="ce8" office:value-type="float" office:value="0.49926956422021" calcext:value-type="float">
            <text:p>0.4993</text:p>
          </table:table-cell>
          <table:table-cell table:style-name="ce3" office:value-type="float" office:value="0.00353735387400299" calcext:value-type="float">
            <text:p>0.0035</text:p>
          </table:table-cell>
          <table:table-cell office:value-type="float" office:value="0.0765432098765432" calcext:value-type="float">
            <text:p>0.0765</text:p>
          </table:table-cell>
          <table:table-cell table:style-name="ce36" office:value-type="float" office:value="0.433518283937186" calcext:value-type="float">
            <text:p>0.4335</text:p>
          </table:table-cell>
          <table:table-cell office:value-type="float" office:value="0.0138669628525177" calcext:value-type="float">
            <text:p>0.0139</text:p>
          </table:table-cell>
          <table:table-cell office:value-type="float" office:value="0.511728395061728" calcext:value-type="float">
            <text:p>0.5117</text:p>
          </table:table-cell>
          <table:table-cell table:style-name="ce8" office:value-type="float" office:value="0.491234864901253" calcext:value-type="float">
            <text:p>0.4912</text:p>
          </table:table-cell>
          <table:table-cell office:value-type="float" office:value="0.0221724744681316" calcext:value-type="float">
            <text:p>0.0222</text:p>
          </table:table-cell>
          <table:table-cell office:value-type="float" office:value="0.0964197530864197" calcext:value-type="float">
            <text:p>0.0964</text:p>
          </table:table-cell>
          <table:table-cell table:style-name="ce36" office:value-type="float" office:value="0.43119273357381" calcext:value-type="float">
            <text:p>0.4312</text:p>
          </table:table-cell>
          <table:table-cell table:style-name="ce3" office:value-type="float" office:value="0.0156378352990816" calcext:value-type="float">
            <text:p>0.0156</text:p>
          </table:table-cell>
          <table:table-cell office:value-type="float" office:value="0.511358024691358" calcext:value-type="float">
            <text:p>0.5114</text:p>
          </table:table-cell>
          <table:table-cell table:style-name="ce8" office:value-type="float" office:value="0.496314571206132" calcext:value-type="float">
            <text:p>0.4963</text:p>
          </table:table-cell>
          <table:table-cell office:value-type="float" office:value="0.00309151744910608" calcext:value-type="float">
            <text:p>0.0031</text:p>
          </table:table-cell>
          <table:table-cell office:value-type="float" office:value="0.0523456790123457" calcext:value-type="float">
            <text:p>0.0523</text:p>
          </table:table-cell>
          <table:table-cell table:style-name="ce36" office:value-type="float" office:value="0.470508429233501" calcext:value-type="float">
            <text:p>0.4705</text:p>
          </table:table-cell>
          <table:table-cell office:value-type="float" office:value="0.0236226476489859" calcext:value-type="float">
            <text:p>0.0236</text:p>
          </table:table-cell>
          <table:table-cell table:style-name="ce37" office:value-type="float" office:value="0.505432098765432" calcext:value-type="float">
            <text:p>0.5054</text:p>
          </table:table-cell>
          <table:table-cell table:style-name="ce8" office:value-type="float" office:value="0.496675846313236" calcext:value-type="float">
            <text:p>0.4967</text:p>
          </table:table-cell>
          <table:table-cell office:value-type="float" office:value="0.00409372049583524" calcext:value-type="float">
            <text:p>0.0041</text:p>
          </table:table-cell>
          <table:table-cell office:value-type="float" office:value="0.0591358024691358" calcext:value-type="float">
            <text:p>0.0591</text:p>
          </table:table-cell>
          <table:table-cell table:style-name="ce36" office:value-type="float" office:value="0.476498539114601" calcext:value-type="float">
            <text:p>0.4765</text:p>
          </table:table-cell>
          <table:table-cell office:value-type="float" office:value="0.00567544142159421" calcext:value-type="float">
            <text:p>0.0057</text:p>
          </table:table-cell>
          <table:table-cell office:value-type="float" office:value="0.504074074074074" calcext:value-type="float">
            <text:p>0.5041</text:p>
          </table:table-cell>
          <table:table-cell table:style-name="ce8" office:value-type="float" office:value="0.516368360132622" calcext:value-type="float">
            <text:p>0.5164</text:p>
          </table:table-cell>
          <table:table-cell office:value-type="float" office:value="0.0328986663523723" calcext:value-type="float">
            <text:p>0.0329</text:p>
          </table:table-cell>
          <table:table-cell office:value-type="float" office:value="0.0688888888888889" calcext:value-type="float">
            <text:p>0.0689</text:p>
          </table:table-cell>
          <table:table-cell table:style-name="ce8" office:value-type="float" office:value="0.469286862107512" calcext:value-type="float">
            <text:p>0.4693</text:p>
          </table:table-cell>
          <table:table-cell office:value-type="float" office:value="0.0195730604383855" calcext:value-type="float">
            <text:p>0.0196</text:p>
          </table:table-cell>
          <table:table-cell office:value-type="float" office:value="0.505308641975309" calcext:value-type="float">
            <text:p>0.505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microwave</text:p>
          </table:table-cell>
          <table:table-cell table:style-name="ce8" office:value-type="float" office:value="0.498438124609619" calcext:value-type="float">
            <text:p>0.4984</text:p>
          </table:table-cell>
          <table:table-cell table:style-name="ce3" office:value-type="float" office:value="0.00129555708472588" calcext:value-type="float">
            <text:p>0.0013</text:p>
          </table:table-cell>
          <table:table-cell office:value-type="float" office:value="0.0150617283950617" calcext:value-type="float">
            <text:p>0.0151</text:p>
          </table:table-cell>
          <table:table-cell table:style-name="ce36" office:value-type="float" office:value="0.507677099427989" calcext:value-type="float">
            <text:p>0.5077</text:p>
          </table:table-cell>
          <table:table-cell office:value-type="float" office:value="0.0399808700518467" calcext:value-type="float">
            <text:p>0.0400</text:p>
          </table:table-cell>
          <table:table-cell office:value-type="float" office:value="0.500246913580247" calcext:value-type="float">
            <text:p>0.5002</text:p>
          </table:table-cell>
          <table:table-cell table:style-name="ce8" office:value-type="float" office:value="0.501127420362274" calcext:value-type="float">
            <text:p>0.5011</text:p>
          </table:table-cell>
          <table:table-cell office:value-type="float" office:value="0.0140119039321924" calcext:value-type="float">
            <text:p>0.0140</text:p>
          </table:table-cell>
          <table:table-cell office:value-type="float" office:value="0.0195061728395062" calcext:value-type="float">
            <text:p>0.0195</text:p>
          </table:table-cell>
          <table:table-cell table:style-name="ce36" office:value-type="float" office:value="0.440708666869391" calcext:value-type="float">
            <text:p>0.4407</text:p>
          </table:table-cell>
          <table:table-cell table:style-name="ce3" office:value-type="float" office:value="0.0587513106040859" calcext:value-type="float">
            <text:p>0.0588</text:p>
          </table:table-cell>
          <table:table-cell office:value-type="float" office:value="0.502098765432099" calcext:value-type="float">
            <text:p>0.5021</text:p>
          </table:table-cell>
          <table:table-cell table:style-name="ce8" office:value-type="float" office:value="0.498750741723923" calcext:value-type="float">
            <text:p>0.4988</text:p>
          </table:table-cell>
          <table:table-cell office:value-type="float" office:value="0.00166430189746815" calcext:value-type="float">
            <text:p>0.0017</text:p>
          </table:table-cell>
          <table:table-cell office:value-type="float" office:value="0.0144444444444444" calcext:value-type="float">
            <text:p>0.0144</text:p>
          </table:table-cell>
          <table:table-cell table:style-name="ce36" office:value-type="float" office:value="0.465984553239751" calcext:value-type="float">
            <text:p>0.4660</text:p>
          </table:table-cell>
          <table:table-cell office:value-type="float" office:value="0.0276261463474842" calcext:value-type="float">
            <text:p>0.0276</text:p>
          </table:table-cell>
          <table:table-cell table:style-name="ce37" office:value-type="float" office:value="0.501975308641975" calcext:value-type="float">
            <text:p>0.5020</text:p>
          </table:table-cell>
          <table:table-cell table:style-name="ce8" office:value-type="float" office:value="0.516383715769749" calcext:value-type="float">
            <text:p>0.5164</text:p>
          </table:table-cell>
          <table:table-cell office:value-type="float" office:value="0.0282053933204631" calcext:value-type="float">
            <text:p>0.0282</text:p>
          </table:table-cell>
          <table:table-cell office:value-type="float" office:value="0.0309876543209877" calcext:value-type="float">
            <text:p>0.0310</text:p>
          </table:table-cell>
          <table:table-cell table:style-name="ce36" office:value-type="float" office:value="0.466513211315296" calcext:value-type="float">
            <text:p>0.4665</text:p>
          </table:table-cell>
          <table:table-cell office:value-type="float" office:value="0.0426171238282468" calcext:value-type="float">
            <text:p>0.0426</text:p>
          </table:table-cell>
          <table:table-cell office:value-type="float" office:value="0.501975308641975" calcext:value-type="float">
            <text:p>0.5020</text:p>
          </table:table-cell>
          <table:table-cell table:style-name="ce8" office:value-type="float" office:value="0.563000156152405" calcext:value-type="float">
            <text:p>0.5630</text:p>
          </table:table-cell>
          <table:table-cell office:value-type="float" office:value="0.114549574135016" calcext:value-type="float">
            <text:p>0.1145</text:p>
          </table:table-cell>
          <table:table-cell office:value-type="float" office:value="0.0338271604938272" calcext:value-type="float">
            <text:p>0.0338</text:p>
          </table:table-cell>
          <table:table-cell table:style-name="ce8" office:value-type="float" office:value="0.419218496252342" calcext:value-type="float">
            <text:p>0.4192</text:p>
          </table:table-cell>
          <table:table-cell office:value-type="float" office:value="0.0402974441298892" calcext:value-type="float">
            <text:p>0.0403</text:p>
          </table:table-cell>
          <table:table-cell office:value-type="float" office:value="0.503456790123457" calcext:value-type="float">
            <text:p>0.503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oven</text:p>
          </table:table-cell>
          <table:table-cell table:style-name="ce8" office:value-type="float" office:value="0.496837444655282" calcext:value-type="float">
            <text:p>0.4968</text:p>
          </table:table-cell>
          <table:table-cell table:style-name="ce3" office:value-type="float" office:value="0.00477954092025618" calcext:value-type="float">
            <text:p>0.0048</text:p>
          </table:table-cell>
          <table:table-cell office:value-type="float" office:value="0.03" calcext:value-type="float">
            <text:p>0.0300</text:p>
          </table:table-cell>
          <table:table-cell table:style-name="ce36" office:value-type="float" office:value="0.464000204544621" calcext:value-type="float">
            <text:p>0.4640</text:p>
          </table:table-cell>
          <table:table-cell office:value-type="float" office:value="0.0332013182222736" calcext:value-type="float">
            <text:p>0.0332</text:p>
          </table:table-cell>
          <table:table-cell office:value-type="float" office:value="0.50358024691358" calcext:value-type="float">
            <text:p>0.5036</text:p>
          </table:table-cell>
          <table:table-cell table:style-name="ce8" office:value-type="float" office:value="0.499913500565573" calcext:value-type="float">
            <text:p>0.4999</text:p>
          </table:table-cell>
          <table:table-cell office:value-type="float" office:value="0.000869168491017777" calcext:value-type="float">
            <text:p>0.0009</text:p>
          </table:table-cell>
          <table:table-cell office:value-type="float" office:value="0.0290123456790123" calcext:value-type="float">
            <text:p>0.0290</text:p>
          </table:table-cell>
          <table:table-cell table:style-name="ce36" office:value-type="float" office:value="0.422265405842773" calcext:value-type="float">
            <text:p>0.4223</text:p>
          </table:table-cell>
          <table:table-cell table:style-name="ce3" office:value-type="float" office:value="0.0318225445378689" calcext:value-type="float">
            <text:p>0.0318</text:p>
          </table:table-cell>
          <table:table-cell office:value-type="float" office:value="0.506543209876543" calcext:value-type="float">
            <text:p>0.5065</text:p>
          </table:table-cell>
          <table:table-cell table:style-name="ce8" office:value-type="float" office:value="0.498672166554318" calcext:value-type="float">
            <text:p>0.4987</text:p>
          </table:table-cell>
          <table:table-cell office:value-type="float" office:value="0.00125510799184701" calcext:value-type="float">
            <text:p>0.0013</text:p>
          </table:table-cell>
          <table:table-cell office:value-type="float" office:value="0.0264197530864197" calcext:value-type="float">
            <text:p>0.0264</text:p>
          </table:table-cell>
          <table:table-cell table:style-name="ce36" office:value-type="float" office:value="0.466634129626753" calcext:value-type="float">
            <text:p>0.4666</text:p>
          </table:table-cell>
          <table:table-cell office:value-type="float" office:value="0.0465400107168903" calcext:value-type="float">
            <text:p>0.0465</text:p>
          </table:table-cell>
          <table:table-cell table:style-name="ce37" office:value-type="float" office:value="0.50358024691358" calcext:value-type="float">
            <text:p>0.5036</text:p>
          </table:table-cell>
          <table:table-cell table:style-name="ce8" office:value-type="float" office:value="0.501303545593005" calcext:value-type="float">
            <text:p>0.5013</text:p>
          </table:table-cell>
          <table:table-cell office:value-type="float" office:value="0.00516970574288789" calcext:value-type="float">
            <text:p>0.0052</text:p>
          </table:table-cell>
          <table:table-cell office:value-type="float" office:value="0.0262962962962963" calcext:value-type="float">
            <text:p>0.0263</text:p>
          </table:table-cell>
          <table:table-cell table:style-name="ce36" office:value-type="float" office:value="0.445604783443425" calcext:value-type="float">
            <text:p>0.4456</text:p>
          </table:table-cell>
          <table:table-cell office:value-type="float" office:value="0.0141371960655005" calcext:value-type="float">
            <text:p>0.0141</text:p>
          </table:table-cell>
          <table:table-cell office:value-type="float" office:value="0.505185185185185" calcext:value-type="float">
            <text:p>0.5052</text:p>
          </table:table-cell>
          <table:table-cell table:style-name="ce8" office:value-type="float" office:value="0.498609355246523" calcext:value-type="float">
            <text:p>0.4986</text:p>
          </table:table-cell>
          <table:table-cell office:value-type="float" office:value="0.00278128950695322" calcext:value-type="float">
            <text:p>0.0028</text:p>
          </table:table-cell>
          <table:table-cell office:value-type="float" office:value="0.0265432098765432" calcext:value-type="float">
            <text:p>0.0265</text:p>
          </table:table-cell>
          <table:table-cell table:style-name="ce8" office:value-type="float" office:value="0.435093849453456" calcext:value-type="float">
            <text:p>0.4351</text:p>
          </table:table-cell>
          <table:table-cell office:value-type="float" office:value="0.0423080785836605" calcext:value-type="float">
            <text:p>0.0423</text:p>
          </table:table-cell>
          <table:table-cell office:value-type="float" office:value="0.506172839506173" calcext:value-type="float">
            <text:p>0.5062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oaster</text:p>
          </table:table-cell>
          <table:table-cell table:style-name="ce8" office:value-type="float" office:value="0.498825977976303" calcext:value-type="float">
            <text:p>0.4988</text:p>
          </table:table-cell>
          <table:table-cell table:style-name="ce3" office:value-type="float" office:value="0.000494380453512518" calcext:value-type="float">
            <text:p>0.0005</text:p>
          </table:table-cell>
          <table:table-cell office:value-type="float" office:value="0.00333333333333333" calcext:value-type="float">
            <text:p>0.0033</text:p>
          </table:table-cell>
          <table:table-cell table:style-name="ce36" office:value-type="float" office:value="0.499815158527712" calcext:value-type="float">
            <text:p>0.4998</text:p>
          </table:table-cell>
          <table:table-cell office:value-type="float" office:value="0.219260311630524" calcext:value-type="float">
            <text:p>0.2193</text:p>
          </table:table-cell>
          <table:table-cell office:value-type="float" office:value="0.50037037037037" calcext:value-type="float">
            <text:p>0.5004</text:p>
          </table:table-cell>
          <table:table-cell table:style-name="ce8" office:value-type="float" office:value="0.499258534507177" calcext:value-type="float">
            <text:p>0.4993</text:p>
          </table:table-cell>
          <table:table-cell office:value-type="float" office:value="0.000151312220698043" calcext:value-type="float">
            <text:p>0.0002</text:p>
          </table:table-cell>
          <table:table-cell office:value-type="float" office:value="0.00246913580246914" calcext:value-type="float">
            <text:p>0.0025</text:p>
          </table:table-cell>
          <table:table-cell table:style-name="ce36" office:value-type="float" office:value="0.400247104264791" calcext:value-type="float">
            <text:p>0.4002</text:p>
          </table:table-cell>
          <table:table-cell table:style-name="ce3" office:value-type="float" office:value="0.200935983587734" calcext:value-type="float">
            <text:p>0.2009</text:p>
          </table:table-cell>
          <table:table-cell office:value-type="float" office:value="0.49962962962963" calcext:value-type="float">
            <text:p>0.4996</text:p>
          </table:table-cell>
          <table:table-cell table:style-name="ce8" office:value-type="float" office:value="0.498949740069066" calcext:value-type="float">
            <text:p>0.4989</text:p>
          </table:table-cell>
          <table:table-cell office:value-type="float" office:value="0.000665238788149775" calcext:value-type="float">
            <text:p>0.0007</text:p>
          </table:table-cell>
          <table:table-cell office:value-type="float" office:value="0.00308641975308642" calcext:value-type="float">
            <text:p>0.0031</text:p>
          </table:table-cell>
          <table:table-cell table:style-name="ce36" office:value-type="float" office:value="0.449628102927916" calcext:value-type="float">
            <text:p>0.4496</text:p>
          </table:table-cell>
          <table:table-cell office:value-type="float" office:value="0.188017636691033" calcext:value-type="float">
            <text:p>0.1880</text:p>
          </table:table-cell>
          <table:table-cell table:style-name="ce37" office:value-type="float" office:value="0.500864197530864" calcext:value-type="float">
            <text:p>0.5009</text:p>
          </table:table-cell>
          <table:table-cell table:style-name="ce8" office:value-type="float" office:value="0.49944398677326" calcext:value-type="float">
            <text:p>0.4994</text:p>
          </table:table-cell>
          <table:table-cell office:value-type="float" office:value="0.000409701277987677" calcext:value-type="float">
            <text:p>0.0004</text:p>
          </table:table-cell>
          <table:table-cell office:value-type="float" office:value="0.00209876543209877" calcext:value-type="float">
            <text:p>0.0021</text:p>
          </table:table-cell>
          <table:table-cell table:style-name="ce36" office:value-type="float" office:value="0.449877230447155" calcext:value-type="float">
            <text:p>0.4499</text:p>
          </table:table-cell>
          <table:table-cell office:value-type="float" office:value="0.188649329597545" calcext:value-type="float">
            <text:p>0.1886</text:p>
          </table:table-cell>
          <table:table-cell office:value-type="float" office:value="0.500246913580247" calcext:value-type="float">
            <text:p>0.5002</text:p>
          </table:table-cell>
          <table:table-cell table:style-name="ce8" office:value-type="float" office:value="0.499134963287475" calcext:value-type="float">
            <text:p>0.4991</text:p>
          </table:table-cell>
          <table:table-cell office:value-type="float" office:value="0.000715289475711586" calcext:value-type="float">
            <text:p>0.0007</text:p>
          </table:table-cell>
          <table:table-cell office:value-type="float" office:value="0.00271604938271605" calcext:value-type="float">
            <text:p>0.0027</text:p>
          </table:table-cell>
          <table:table-cell table:style-name="ce8" office:value-type="float" office:value="0.399875741637279" calcext:value-type="float">
            <text:p>0.3999</text:p>
          </table:table-cell>
          <table:table-cell office:value-type="float" office:value="0.202338632757855" calcext:value-type="float">
            <text:p>0.2023</text:p>
          </table:table-cell>
          <table:table-cell office:value-type="float" office:value="0.500493827160494" calcext:value-type="float">
            <text:p>0.5005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ink</text:p>
          </table:table-cell>
          <table:table-cell table:style-name="ce8" office:value-type="float" office:value="0.518089230067645" calcext:value-type="float">
            <text:p>0.5181</text:p>
          </table:table-cell>
          <table:table-cell table:style-name="ce3" office:value-type="float" office:value="0.0310098832410689" calcext:value-type="float">
            <text:p>0.0310</text:p>
          </table:table-cell>
          <table:table-cell office:value-type="float" office:value="0.19641975308642" calcext:value-type="float">
            <text:p>0.1964</text:p>
          </table:table-cell>
          <table:table-cell table:style-name="ce36" office:value-type="float" office:value="0.567464359004984" calcext:value-type="float">
            <text:p>0.5675</text:p>
          </table:table-cell>
          <table:table-cell office:value-type="float" office:value="0.03088894315748" calcext:value-type="float">
            <text:p>0.0309</text:p>
          </table:table-cell>
          <table:table-cell office:value-type="float" office:value="0.490987654320988" calcext:value-type="float">
            <text:p>0.4910</text:p>
          </table:table-cell>
          <table:table-cell table:style-name="ce8" office:value-type="float" office:value="0.499359385009609" calcext:value-type="float">
            <text:p>0.4994</text:p>
          </table:table-cell>
          <table:table-cell office:value-type="float" office:value="0.00112791908146438" calcext:value-type="float">
            <text:p>0.0011</text:p>
          </table:table-cell>
          <table:table-cell office:value-type="float" office:value="0.0376543209876543" calcext:value-type="float">
            <text:p>0.0377</text:p>
          </table:table-cell>
          <table:table-cell table:style-name="ce36" office:value-type="float" office:value="0.502830649627032" calcext:value-type="float">
            <text:p>0.5028</text:p>
          </table:table-cell>
          <table:table-cell table:style-name="ce3" office:value-type="float" office:value="0.0238276588954922" calcext:value-type="float">
            <text:p>0.0238</text:p>
          </table:table-cell>
          <table:table-cell office:value-type="float" office:value="0.499259259259259" calcext:value-type="float">
            <text:p>0.4993</text:p>
          </table:table-cell>
          <table:table-cell table:style-name="ce8" office:value-type="float" office:value="0.529951465271067" calcext:value-type="float">
            <text:p>0.5300</text:p>
          </table:table-cell>
          <table:table-cell office:value-type="float" office:value="0.0639110685728145" calcext:value-type="float">
            <text:p>0.0639</text:p>
          </table:table-cell>
          <table:table-cell office:value-type="float" office:value="0.160987654320988" calcext:value-type="float">
            <text:p>0.1610</text:p>
          </table:table-cell>
          <table:table-cell table:style-name="ce36" office:value-type="float" office:value="0.516518094659008" calcext:value-type="float">
            <text:p>0.5165</text:p>
          </table:table-cell>
          <table:table-cell office:value-type="float" office:value="0.0233617715048344" calcext:value-type="float">
            <text:p>0.0234</text:p>
          </table:table-cell>
          <table:table-cell table:style-name="ce37" office:value-type="float" office:value="0.498024691358025" calcext:value-type="float">
            <text:p>0.4980</text:p>
          </table:table-cell>
          <table:table-cell table:style-name="ce8" office:value-type="float" office:value="0.582932496552623" calcext:value-type="float">
            <text:p>0.5829</text:p>
          </table:table-cell>
          <table:table-cell office:value-type="float" office:value="0.111958131769072" calcext:value-type="float">
            <text:p>0.1120</text:p>
          </table:table-cell>
          <table:table-cell office:value-type="float" office:value="0.0934567901234568" calcext:value-type="float">
            <text:p>0.0935</text:p>
          </table:table-cell>
          <table:table-cell table:style-name="ce36" office:value-type="float" office:value="0.474430775578454" calcext:value-type="float">
            <text:p>0.4744</text:p>
          </table:table-cell>
          <table:table-cell office:value-type="float" office:value="0.013011252967681" calcext:value-type="float">
            <text:p>0.0130</text:p>
          </table:table-cell>
          <table:table-cell office:value-type="float" office:value="0.503703703703704" calcext:value-type="float">
            <text:p>0.5037</text:p>
          </table:table-cell>
          <table:table-cell table:style-name="ce8" office:value-type="float" office:value="0.548751886556857" calcext:value-type="float">
            <text:p>0.5488</text:p>
          </table:table-cell>
          <table:table-cell office:value-type="float" office:value="0.0379507120081813" calcext:value-type="float">
            <text:p>0.0380</text:p>
          </table:table-cell>
          <table:table-cell office:value-type="float" office:value="0.0524691358024691" calcext:value-type="float">
            <text:p>0.0525</text:p>
          </table:table-cell>
          <table:table-cell table:style-name="ce8" office:value-type="float" office:value="0.426810280241914" calcext:value-type="float">
            <text:p>0.4268</text:p>
          </table:table-cell>
          <table:table-cell office:value-type="float" office:value="0.0702209457620022" calcext:value-type="float">
            <text:p>0.0702</text:p>
          </table:table-cell>
          <table:table-cell office:value-type="float" office:value="0.510617283950617" calcext:value-type="float">
            <text:p>0.5106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refrigerator</text:p>
          </table:table-cell>
          <table:table-cell table:style-name="ce8" office:value-type="float" office:value="0.502465978187434" calcext:value-type="float">
            <text:p>0.5025</text:p>
          </table:table-cell>
          <table:table-cell table:style-name="ce3" office:value-type="float" office:value="0.007233202570604" calcext:value-type="float">
            <text:p>0.0072</text:p>
          </table:table-cell>
          <table:table-cell office:value-type="float" office:value="0.018641975308642" calcext:value-type="float">
            <text:p>0.0186</text:p>
          </table:table-cell>
          <table:table-cell table:style-name="ce36" office:value-type="float" office:value="0.487959656403822" calcext:value-type="float">
            <text:p>0.4880</text:p>
          </table:table-cell>
          <table:table-cell office:value-type="float" office:value="0.0524155112815642" calcext:value-type="float">
            <text:p>0.0524</text:p>
          </table:table-cell>
          <table:table-cell office:value-type="float" office:value="0.501358024691358" calcext:value-type="float">
            <text:p>0.5014</text:p>
          </table:table-cell>
          <table:table-cell table:style-name="ce8" office:value-type="float" office:value="0.499184441656211" calcext:value-type="float">
            <text:p>0.4992</text:p>
          </table:table-cell>
          <table:table-cell office:value-type="float" office:value="0.00147927554862629" calcext:value-type="float">
            <text:p>0.0015</text:p>
          </table:table-cell>
          <table:table-cell office:value-type="float" office:value="0.0176543209876543" calcext:value-type="float">
            <text:p>0.0177</text:p>
          </table:table-cell>
          <table:table-cell table:style-name="ce36" office:value-type="float" office:value="0.437771450632178" calcext:value-type="float">
            <text:p>0.4378</text:p>
          </table:table-cell>
          <table:table-cell table:style-name="ce3" office:value-type="float" office:value="0.0696980673535743" calcext:value-type="float">
            <text:p>0.0697</text:p>
          </table:table-cell>
          <table:table-cell office:value-type="float" office:value="0.503333333333333" calcext:value-type="float">
            <text:p>0.5033</text:p>
          </table:table-cell>
          <table:table-cell table:style-name="ce8" office:value-type="float" office:value="0.499937264742785" calcext:value-type="float">
            <text:p>0.4999</text:p>
          </table:table-cell>
          <table:table-cell office:value-type="float" office:value="0.000125470514429105" calcext:value-type="float">
            <text:p>0.0001</text:p>
          </table:table-cell>
          <table:table-cell office:value-type="float" office:value="0.0161728395061728" calcext:value-type="float">
            <text:p>0.0162</text:p>
          </table:table-cell>
          <table:table-cell table:style-name="ce36" office:value-type="float" office:value="0.472386835247563" calcext:value-type="float">
            <text:p>0.4724</text:p>
          </table:table-cell>
          <table:table-cell office:value-type="float" office:value="0.030357398994897" calcext:value-type="float">
            <text:p>0.0304</text:p>
          </table:table-cell>
          <table:table-cell table:style-name="ce37" office:value-type="float" office:value="0.502222222222222" calcext:value-type="float">
            <text:p>0.5022</text:p>
          </table:table-cell>
          <table:table-cell table:style-name="ce8" office:value-type="float" office:value="0.503469742302867" calcext:value-type="float">
            <text:p>0.5035</text:p>
          </table:table-cell>
          <table:table-cell office:value-type="float" office:value="0.00693948460573308" calcext:value-type="float">
            <text:p>0.0069</text:p>
          </table:table-cell>
          <table:table-cell office:value-type="float" office:value="0.0166666666666667" calcext:value-type="float">
            <text:p>0.0167</text:p>
          </table:table-cell>
          <table:table-cell table:style-name="ce36" office:value-type="float" office:value="0.468603416658624" calcext:value-type="float">
            <text:p>0.4686</text:p>
          </table:table-cell>
          <table:table-cell office:value-type="float" office:value="0.0540691971179296" calcext:value-type="float">
            <text:p>0.0541</text:p>
          </table:table-cell>
          <table:table-cell office:value-type="float" office:value="0.502222222222222" calcext:value-type="float">
            <text:p>0.5022</text:p>
          </table:table-cell>
          <table:table-cell table:style-name="ce8" office:value-type="float" office:value="0.517700994112537" calcext:value-type="float">
            <text:p>0.5177</text:p>
          </table:table-cell>
          <table:table-cell office:value-type="float" office:value="0.0354019882250748" calcext:value-type="float">
            <text:p>0.0354</text:p>
          </table:table-cell>
          <table:table-cell office:value-type="float" office:value="0.0333333333333333" calcext:value-type="float">
            <text:p>0.0333</text:p>
          </table:table-cell>
          <table:table-cell table:style-name="ce8" office:value-type="float" office:value="0.441743074992761" calcext:value-type="float">
            <text:p>0.4417</text:p>
          </table:table-cell>
          <table:table-cell office:value-type="float" office:value="0.0267979223034737" calcext:value-type="float">
            <text:p>0.0268</text:p>
          </table:table-cell>
          <table:table-cell office:value-type="float" office:value="0.502962962962963" calcext:value-type="float">
            <text:p>0.5030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book</text:p>
          </table:table-cell>
          <table:table-cell table:style-name="ce8" office:value-type="float" office:value="0.490459238068625" calcext:value-type="float">
            <text:p>0.4905</text:p>
          </table:table-cell>
          <table:table-cell table:style-name="ce3" office:value-type="float" office:value="0.00795490175732768" calcext:value-type="float">
            <text:p>0.0080</text:p>
          </table:table-cell>
          <table:table-cell office:value-type="float" office:value="0.0732098765432099" calcext:value-type="float">
            <text:p>0.0732</text:p>
          </table:table-cell>
          <table:table-cell table:style-name="ce36" office:value-type="float" office:value="0.486818365079169" calcext:value-type="float">
            <text:p>0.4868</text:p>
          </table:table-cell>
          <table:table-cell office:value-type="float" office:value="0.0214708578039643" calcext:value-type="float">
            <text:p>0.0215</text:p>
          </table:table-cell>
          <table:table-cell office:value-type="float" office:value="0.50283950617284" calcext:value-type="float">
            <text:p>0.5028</text:p>
          </table:table-cell>
          <table:table-cell table:style-name="ce8" office:value-type="float" office:value="0.497520828471702" calcext:value-type="float">
            <text:p>0.4975</text:p>
          </table:table-cell>
          <table:table-cell office:value-type="float" office:value="0.0042256124506541" calcext:value-type="float">
            <text:p>0.0042</text:p>
          </table:table-cell>
          <table:table-cell office:value-type="float" office:value="0.0550617283950617" calcext:value-type="float">
            <text:p>0.0551</text:p>
          </table:table-cell>
          <table:table-cell table:style-name="ce36" office:value-type="float" office:value="0.425170278772338" calcext:value-type="float">
            <text:p>0.4252</text:p>
          </table:table-cell>
          <table:table-cell table:style-name="ce3" office:value-type="float" office:value="0.0313292892306921" calcext:value-type="float">
            <text:p>0.0313</text:p>
          </table:table-cell>
          <table:table-cell office:value-type="float" office:value="0.51358024691358" calcext:value-type="float">
            <text:p>0.5136</text:p>
          </table:table-cell>
          <table:table-cell table:style-name="ce8" office:value-type="float" office:value="0.507512135400478" calcext:value-type="float">
            <text:p>0.5075</text:p>
          </table:table-cell>
          <table:table-cell office:value-type="float" office:value="0.0177639540742012" calcext:value-type="float">
            <text:p>0.0178</text:p>
          </table:table-cell>
          <table:table-cell office:value-type="float" office:value="0.265555555555556" calcext:value-type="float">
            <text:p>0.2656</text:p>
          </table:table-cell>
          <table:table-cell table:style-name="ce36" office:value-type="float" office:value="0.464120188681216" calcext:value-type="float">
            <text:p>0.4641</text:p>
          </table:table-cell>
          <table:table-cell office:value-type="float" office:value="0.0153095670179836" calcext:value-type="float">
            <text:p>0.0153</text:p>
          </table:table-cell>
          <table:table-cell table:style-name="ce37" office:value-type="float" office:value="0.50679012345679" calcext:value-type="float">
            <text:p>0.5068</text:p>
          </table:table-cell>
          <table:table-cell table:style-name="ce8" office:value-type="float" office:value="0.5" calcext:value-type="float">
            <text:p>0.5000</text:p>
          </table:table-cell>
          <table:table-cell office:value-type="float" office:value="0" calcext:value-type="float">
            <text:p>0.0000</text:p>
          </table:table-cell>
          <table:table-cell office:value-type="float" office:value="0.0480246913580247" calcext:value-type="float">
            <text:p>0.0480</text:p>
          </table:table-cell>
          <table:table-cell table:style-name="ce36" office:value-type="float" office:value="0.457120632754158" calcext:value-type="float">
            <text:p>0.4571</text:p>
          </table:table-cell>
          <table:table-cell office:value-type="float" office:value="0.0372850051758021" calcext:value-type="float">
            <text:p>0.0373</text:p>
          </table:table-cell>
          <table:table-cell office:value-type="float" office:value="0.508271604938272" calcext:value-type="float">
            <text:p>0.5083</text:p>
          </table:table-cell>
          <table:table-cell table:style-name="ce8" office:value-type="float" office:value="0.501204129442616" calcext:value-type="float">
            <text:p>0.5012</text:p>
          </table:table-cell>
          <table:table-cell office:value-type="float" office:value="0.00200723639415373" calcext:value-type="float">
            <text:p>0.0020</text:p>
          </table:table-cell>
          <table:table-cell office:value-type="float" office:value="0.052716049382716" calcext:value-type="float">
            <text:p>0.0527</text:p>
          </table:table-cell>
          <table:table-cell table:style-name="ce8" office:value-type="float" office:value="0.490182255211848" calcext:value-type="float">
            <text:p>0.4902</text:p>
          </table:table-cell>
          <table:table-cell office:value-type="float" office:value="0.0231069400972873" calcext:value-type="float">
            <text:p>0.0231</text:p>
          </table:table-cell>
          <table:table-cell office:value-type="float" office:value="0.501358024691358" calcext:value-type="float">
            <text:p>0.5014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clock</text:p>
          </table:table-cell>
          <table:table-cell table:style-name="ce8" office:value-type="float" office:value="0.4975976357467" calcext:value-type="float">
            <text:p>0.4976</text:p>
          </table:table-cell>
          <table:table-cell table:style-name="ce3" office:value-type="float" office:value="0.00631728763207581" calcext:value-type="float">
            <text:p>0.0063</text:p>
          </table:table-cell>
          <table:table-cell office:value-type="float" office:value="0.05" calcext:value-type="float">
            <text:p>0.0500</text:p>
          </table:table-cell>
          <table:table-cell table:style-name="ce36" office:value-type="float" office:value="0.525060319392686" calcext:value-type="float">
            <text:p>0.5251</text:p>
          </table:table-cell>
          <table:table-cell office:value-type="float" office:value="0.0274116914242149" calcext:value-type="float">
            <text:p>0.0274</text:p>
          </table:table-cell>
          <table:table-cell office:value-type="float" office:value="0.496543209876543" calcext:value-type="float">
            <text:p>0.4965</text:p>
          </table:table-cell>
          <table:table-cell table:style-name="ce8" office:value-type="float" office:value="0.505265286227362" calcext:value-type="float">
            <text:p>0.5053</text:p>
          </table:table-cell>
          <table:table-cell office:value-type="float" office:value="0.00856607843392116" calcext:value-type="float">
            <text:p>0.0086</text:p>
          </table:table-cell>
          <table:table-cell office:value-type="float" office:value="0.0841975308641975" calcext:value-type="float">
            <text:p>0.0842</text:p>
          </table:table-cell>
          <table:table-cell table:style-name="ce36" office:value-type="float" office:value="0.499769298605225" calcext:value-type="float">
            <text:p>0.4998</text:p>
          </table:table-cell>
          <table:table-cell table:style-name="ce3" office:value-type="float" office:value="0.022280965677645" calcext:value-type="float">
            <text:p>0.0223</text:p>
          </table:table-cell>
          <table:table-cell office:value-type="float" office:value="0.499259259259259" calcext:value-type="float">
            <text:p>0.4993</text:p>
          </table:table-cell>
          <table:table-cell table:style-name="ce8" office:value-type="float" office:value="0.503145083547558" calcext:value-type="float">
            <text:p>0.5031</text:p>
          </table:table-cell>
          <table:table-cell office:value-type="float" office:value="0.00411734473373788" calcext:value-type="float">
            <text:p>0.0041</text:p>
          </table:table-cell>
          <table:table-cell office:value-type="float" office:value="0.0422222222222222" calcext:value-type="float">
            <text:p>0.0422</text:p>
          </table:table-cell>
          <table:table-cell table:style-name="ce36" office:value-type="float" office:value="0.490902953317709" calcext:value-type="float">
            <text:p>0.4909</text:p>
          </table:table-cell>
          <table:table-cell office:value-type="float" office:value="0.023176069382377" calcext:value-type="float">
            <text:p>0.0232</text:p>
          </table:table-cell>
          <table:table-cell table:style-name="ce37" office:value-type="float" office:value="0.501851851851852" calcext:value-type="float">
            <text:p>0.5019</text:p>
          </table:table-cell>
          <table:table-cell table:style-name="ce8" office:value-type="float" office:value="0.51383626020282" calcext:value-type="float">
            <text:p>0.5138</text:p>
          </table:table-cell>
          <table:table-cell office:value-type="float" office:value="0.0276725204056394" calcext:value-type="float">
            <text:p>0.0277</text:p>
          </table:table-cell>
          <table:table-cell office:value-type="float" office:value="0.117777777777778" calcext:value-type="float">
            <text:p>0.1178</text:p>
          </table:table-cell>
          <table:table-cell table:style-name="ce36" office:value-type="float" office:value="0.484278378017927" calcext:value-type="float">
            <text:p>0.4843</text:p>
          </table:table-cell>
          <table:table-cell office:value-type="float" office:value="0.0287220721586781" calcext:value-type="float">
            <text:p>0.0287</text:p>
          </table:table-cell>
          <table:table-cell office:value-type="float" office:value="0.50283950617284" calcext:value-type="float">
            <text:p>0.5028</text:p>
          </table:table-cell>
          <table:table-cell table:style-name="ce8" office:value-type="float" office:value="0.503530646331182" calcext:value-type="float">
            <text:p>0.5035</text:p>
          </table:table-cell>
          <table:table-cell office:value-type="float" office:value="0.00722313797729273" calcext:value-type="float">
            <text:p>0.0072</text:p>
          </table:table-cell>
          <table:table-cell office:value-type="float" office:value="0.0414814814814815" calcext:value-type="float">
            <text:p>0.0415</text:p>
          </table:table-cell>
          <table:table-cell table:style-name="ce8" office:value-type="float" office:value="0.505449398560589" calcext:value-type="float">
            <text:p>0.5054</text:p>
          </table:table-cell>
          <table:table-cell office:value-type="float" office:value="0.0376695425200192" calcext:value-type="float">
            <text:p>0.0377</text:p>
          </table:table-cell>
          <table:table-cell office:value-type="float" office:value="0.499259259259259" calcext:value-type="float">
            <text:p>0.4993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vase</text:p>
          </table:table-cell>
          <table:table-cell table:style-name="ce8" office:value-type="float" office:value="0.497469277542233" calcext:value-type="float">
            <text:p>0.4975</text:p>
          </table:table-cell>
          <table:table-cell table:style-name="ce3" office:value-type="float" office:value="0.00478081799913737" calcext:value-type="float">
            <text:p>0.0048</text:p>
          </table:table-cell>
          <table:table-cell office:value-type="float" office:value="0.0507407407407407" calcext:value-type="float">
            <text:p>0.0507</text:p>
          </table:table-cell>
          <table:table-cell table:style-name="ce36" office:value-type="float" office:value="0.511588597700936" calcext:value-type="float">
            <text:p>0.5116</text:p>
          </table:table-cell>
          <table:table-cell office:value-type="float" office:value="0.0395865429788868" calcext:value-type="float">
            <text:p>0.0396</text:p>
          </table:table-cell>
          <table:table-cell office:value-type="float" office:value="0.499012345679012" calcext:value-type="float">
            <text:p>0.4990</text:p>
          </table:table-cell>
          <table:table-cell table:style-name="ce8" office:value-type="float" office:value="0.499108766780054" calcext:value-type="float">
            <text:p>0.4991</text:p>
          </table:table-cell>
          <table:table-cell office:value-type="float" office:value="0.000736817122028816" calcext:value-type="float">
            <text:p>0.0007</text:p>
          </table:table-cell>
          <table:table-cell office:value-type="float" office:value="0.0322222222222222" calcext:value-type="float">
            <text:p>0.0322</text:p>
          </table:table-cell>
          <table:table-cell table:style-name="ce36" office:value-type="float" office:value="0.472374151673262" calcext:value-type="float">
            <text:p>0.4724</text:p>
          </table:table-cell>
          <table:table-cell table:style-name="ce3" office:value-type="float" office:value="0.0415735460837605" calcext:value-type="float">
            <text:p>0.0416</text:p>
          </table:table-cell>
          <table:table-cell office:value-type="float" office:value="0.50283950617284" calcext:value-type="float">
            <text:p>0.5028</text:p>
          </table:table-cell>
          <table:table-cell table:style-name="ce8" office:value-type="float" office:value="0.500792363174902" calcext:value-type="float">
            <text:p>0.5008</text:p>
          </table:table-cell>
          <table:table-cell office:value-type="float" office:value="0.0129441172736977" calcext:value-type="float">
            <text:p>0.0129</text:p>
          </table:table-cell>
          <table:table-cell office:value-type="float" office:value="0.107777777777778" calcext:value-type="float">
            <text:p>0.1078</text:p>
          </table:table-cell>
          <table:table-cell table:style-name="ce36" office:value-type="float" office:value="0.480083173481923" calcext:value-type="float">
            <text:p>0.4801</text:p>
          </table:table-cell>
          <table:table-cell office:value-type="float" office:value="0.0278618747241876" calcext:value-type="float">
            <text:p>0.0279</text:p>
          </table:table-cell>
          <table:table-cell table:style-name="ce37" office:value-type="float" office:value="0.502592592592592" calcext:value-type="float">
            <text:p>0.5026</text:p>
          </table:table-cell>
          <table:table-cell table:style-name="ce8" office:value-type="float" office:value="0.499363381675025" calcext:value-type="float">
            <text:p>0.4994</text:p>
          </table:table-cell>
          <table:table-cell office:value-type="float" office:value="0.000986119261255898" calcext:value-type="float">
            <text:p>0.0010</text:p>
          </table:table-cell>
          <table:table-cell office:value-type="float" office:value="0.0317283950617284" calcext:value-type="float">
            <text:p>0.0317</text:p>
          </table:table-cell>
          <table:table-cell table:style-name="ce36" office:value-type="float" office:value="0.482230933028885" calcext:value-type="float">
            <text:p>0.4822</text:p>
          </table:table-cell>
          <table:table-cell office:value-type="float" office:value="0.0369886038921528" calcext:value-type="float">
            <text:p>0.0370</text:p>
          </table:table-cell>
          <table:table-cell office:value-type="float" office:value="0.502345679012346" calcext:value-type="float">
            <text:p>0.5023</text:p>
          </table:table-cell>
          <table:table-cell table:style-name="ce8" office:value-type="float" office:value="0.519232436871897" calcext:value-type="float">
            <text:p>0.5192</text:p>
          </table:table-cell>
          <table:table-cell office:value-type="float" office:value="0.0402293414479258" calcext:value-type="float">
            <text:p>0.0402</text:p>
          </table:table-cell>
          <table:table-cell office:value-type="float" office:value="0.127407407407407" calcext:value-type="float">
            <text:p>0.1274</text:p>
          </table:table-cell>
          <table:table-cell table:style-name="ce8" office:value-type="float" office:value="0.486134517619703" calcext:value-type="float">
            <text:p>0.4861</text:p>
          </table:table-cell>
          <table:table-cell office:value-type="float" office:value="0.0362376708087403" calcext:value-type="float">
            <text:p>0.0362</text:p>
          </table:table-cell>
          <table:table-cell office:value-type="float" office:value="0.501728395061728" calcext:value-type="float">
            <text:p>0.5017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scissors</text:p>
          </table:table-cell>
          <table:table-cell table:style-name="ce8" office:value-type="float" office:value="0.49950287397365" calcext:value-type="float">
            <text:p>0.4995</text:p>
          </table:table-cell>
          <table:table-cell table:style-name="ce3" office:value-type="float" office:value="0.000697657194534355" calcext:value-type="float">
            <text:p>0.0007</text:p>
          </table:table-cell>
          <table:table-cell office:value-type="float" office:value="0.00740740740740741" calcext:value-type="float">
            <text:p>0.0074</text:p>
          </table:table-cell>
          <table:table-cell table:style-name="ce36" office:value-type="float" office:value="0.433862996786498" calcext:value-type="float">
            <text:p>0.4339</text:p>
          </table:table-cell>
          <table:table-cell office:value-type="float" office:value="0.0421201459303212" calcext:value-type="float">
            <text:p>0.0421</text:p>
          </table:table-cell>
          <table:table-cell office:value-type="float" office:value="0.502222222222222" calcext:value-type="float">
            <text:p>0.5022</text:p>
          </table:table-cell>
          <table:table-cell table:style-name="ce8" office:value-type="float" office:value="0.503260573026023" calcext:value-type="float">
            <text:p>0.5033</text:p>
          </table:table-cell>
          <table:table-cell office:value-type="float" office:value="0.00927922256519984" calcext:value-type="float">
            <text:p>0.0093</text:p>
          </table:table-cell>
          <table:table-cell office:value-type="float" office:value="0.161358024691358" calcext:value-type="float">
            <text:p>0.1614</text:p>
          </table:table-cell>
          <table:table-cell table:style-name="ce36" office:value-type="float" office:value="0.433449758013489" calcext:value-type="float">
            <text:p>0.4334</text:p>
          </table:table-cell>
          <table:table-cell table:style-name="ce3" office:value-type="float" office:value="0.040112940689348" calcext:value-type="float">
            <text:p>0.0401</text:p>
          </table:table-cell>
          <table:table-cell office:value-type="float" office:value="0.501234567901234" calcext:value-type="float">
            <text:p>0.5012</text:p>
          </table:table-cell>
          <table:table-cell table:style-name="ce8" office:value-type="float" office:value="0.49888198757764" calcext:value-type="float">
            <text:p>0.4989</text:p>
          </table:table-cell>
          <table:table-cell office:value-type="float" office:value="0.00193046835626335" calcext:value-type="float">
            <text:p>0.0019</text:p>
          </table:table-cell>
          <table:table-cell office:value-type="float" office:value="0.00864197530864197" calcext:value-type="float">
            <text:p>0.0086</text:p>
          </table:table-cell>
          <table:table-cell table:style-name="ce36" office:value-type="float" office:value="0.479750587726646" calcext:value-type="float">
            <text:p>0.4798</text:p>
          </table:table-cell>
          <table:table-cell office:value-type="float" office:value="0.0480175846227001" calcext:value-type="float">
            <text:p>0.0480</text:p>
          </table:table-cell>
          <table:table-cell table:style-name="ce37" office:value-type="float" office:value="0.500740740740741" calcext:value-type="float">
            <text:p>0.5007</text:p>
          </table:table-cell>
          <table:table-cell table:style-name="ce8" office:value-type="float" office:value="0.487825469312756" calcext:value-type="float">
            <text:p>0.4878</text:p>
          </table:table-cell>
          <table:table-cell office:value-type="float" office:value="0.0216325420109904" calcext:value-type="float">
            <text:p>0.0216</text:p>
          </table:table-cell>
          <table:table-cell office:value-type="float" office:value="0.0306172839506173" calcext:value-type="float">
            <text:p>0.0306</text:p>
          </table:table-cell>
          <table:table-cell table:style-name="ce36" office:value-type="float" office:value="0.501571201517158" calcext:value-type="float">
            <text:p>0.5016</text:p>
          </table:table-cell>
          <table:table-cell office:value-type="float" office:value="0.0754492710517171" calcext:value-type="float">
            <text:p>0.0754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51695652173913" calcext:value-type="float">
            <text:p>0.5170</text:p>
          </table:table-cell>
          <table:table-cell office:value-type="float" office:value="0.0339130434782609" calcext:value-type="float">
            <text:p>0.0339</text:p>
          </table:table-cell>
          <table:table-cell office:value-type="float" office:value="0.0319753086419753" calcext:value-type="float">
            <text:p>0.0320</text:p>
          </table:table-cell>
          <table:table-cell table:style-name="ce8" office:value-type="float" office:value="0.536673963753435" calcext:value-type="float">
            <text:p>0.5367</text:p>
          </table:table-cell>
          <table:table-cell office:value-type="float" office:value="0.0896988754234764" calcext:value-type="float">
            <text:p>0.0897</text:p>
          </table:table-cell>
          <table:table-cell office:value-type="float" office:value="0.498888888888889" calcext:value-type="float">
            <text:p>0.498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eddy bear</text:p>
          </table:table-cell>
          <table:table-cell table:style-name="ce8" office:value-type="float" office:value="0.505838001999956" calcext:value-type="float">
            <text:p>0.5058</text:p>
          </table:table-cell>
          <table:table-cell table:style-name="ce3" office:value-type="float" office:value="0.0139079650408698" calcext:value-type="float">
            <text:p>0.0139</text:p>
          </table:table-cell>
          <table:table-cell office:value-type="float" office:value="0.0196296296296296" calcext:value-type="float">
            <text:p>0.0196</text:p>
          </table:table-cell>
          <table:table-cell table:style-name="ce36" office:value-type="float" office:value="0.473455143397014" calcext:value-type="float">
            <text:p>0.4735</text:p>
          </table:table-cell>
          <table:table-cell office:value-type="float" office:value="0.0336497401947175" calcext:value-type="float">
            <text:p>0.0336</text:p>
          </table:table-cell>
          <table:table-cell office:value-type="float" office:value="0.502345679012346" calcext:value-type="float">
            <text:p>0.5023</text:p>
          </table:table-cell>
          <table:table-cell table:style-name="ce8" office:value-type="float" office:value="0.500871488191563" calcext:value-type="float">
            <text:p>0.5009</text:p>
          </table:table-cell>
          <table:table-cell office:value-type="float" office:value="0.00609246780670621" calcext:value-type="float">
            <text:p>0.0061</text:p>
          </table:table-cell>
          <table:table-cell office:value-type="float" office:value="0.0291358024691358" calcext:value-type="float">
            <text:p>0.0291</text:p>
          </table:table-cell>
          <table:table-cell table:style-name="ce36" office:value-type="float" office:value="0.492592947474346" calcext:value-type="float">
            <text:p>0.4926</text:p>
          </table:table-cell>
          <table:table-cell table:style-name="ce3" office:value-type="float" office:value="0.0568073317860762" calcext:value-type="float">
            <text:p>0.0568</text:p>
          </table:table-cell>
          <table:table-cell office:value-type="float" office:value="0.500246913580247" calcext:value-type="float">
            <text:p>0.5002</text:p>
          </table:table-cell>
          <table:table-cell table:style-name="ce8" office:value-type="float" office:value="0.498053986189579" calcext:value-type="float">
            <text:p>0.4981</text:p>
          </table:table-cell>
          <table:table-cell office:value-type="float" office:value="0.00233535156782653" calcext:value-type="float">
            <text:p>0.0023</text:p>
          </table:table-cell>
          <table:table-cell office:value-type="float" office:value="0.0206172839506173" calcext:value-type="float">
            <text:p>0.0206</text:p>
          </table:table-cell>
          <table:table-cell table:style-name="ce36" office:value-type="float" office:value="0.488323089080052" calcext:value-type="float">
            <text:p>0.4883</text:p>
          </table:table-cell>
          <table:table-cell office:value-type="float" office:value="0.0462526788163269" calcext:value-type="float">
            <text:p>0.0463</text:p>
          </table:table-cell>
          <table:table-cell table:style-name="ce37" office:value-type="float" office:value="0.501481481481482" calcext:value-type="float">
            <text:p>0.5015</text:p>
          </table:table-cell>
          <table:table-cell table:style-name="ce8" office:value-type="float" office:value="0.527809007372077" calcext:value-type="float">
            <text:p>0.5278</text:p>
          </table:table-cell>
          <table:table-cell office:value-type="float" office:value="0.0623377239250726" calcext:value-type="float">
            <text:p>0.0623</text:p>
          </table:table-cell>
          <table:table-cell office:value-type="float" office:value="0.105308641975309" calcext:value-type="float">
            <text:p>0.1053</text:p>
          </table:table-cell>
          <table:table-cell table:style-name="ce36" office:value-type="float" office:value="0.495845038798152" calcext:value-type="float">
            <text:p>0.4958</text:p>
          </table:table-cell>
          <table:table-cell office:value-type="float" office:value="0.0606026323552266" calcext:value-type="float">
            <text:p>0.0606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516384180790961" calcext:value-type="float">
            <text:p>0.5164</text:p>
          </table:table-cell>
          <table:table-cell office:value-type="float" office:value="0.0330831281423037" calcext:value-type="float">
            <text:p>0.0331</text:p>
          </table:table-cell>
          <table:table-cell office:value-type="float" office:value="0.0991358024691358" calcext:value-type="float">
            <text:p>0.0991</text:p>
          </table:table-cell>
          <table:table-cell table:style-name="ce8" office:value-type="float" office:value="0.541619664549994" calcext:value-type="float">
            <text:p>0.5416</text:p>
          </table:table-cell>
          <table:table-cell office:value-type="float" office:value="0.0283602702162109" calcext:value-type="float">
            <text:p>0.0284</text:p>
          </table:table-cell>
          <table:table-cell office:value-type="float" office:value="0.496913580246914" calcext:value-type="float">
            <text:p>0.496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hair drier</text:p>
          </table:table-cell>
          <table:table-cell table:style-name="ce8" office:value-type="float" office:value="0.49517449193899" calcext:value-type="float">
            <text:p>0.4952</text:p>
          </table:table-cell>
          <table:table-cell table:style-name="ce3" office:value-type="float" office:value="0.00178805570786167" calcext:value-type="float">
            <text:p>0.0018</text:p>
          </table:table-cell>
          <table:table-cell office:value-type="float" office:value="0.0118518518518519" calcext:value-type="float">
            <text:p>0.0119</text:p>
          </table:table-cell>
          <table:table-cell table:style-name="ce36" office:value-type="float" office:value="0.575062455225114" calcext:value-type="float">
            <text:p>0.5751</text:p>
          </table:table-cell>
          <table:table-cell office:value-type="float" office:value="0.109663225314895" calcext:value-type="float">
            <text:p>0.1097</text:p>
          </table:table-cell>
          <table:table-cell office:value-type="float" office:value="0.499506172839506" calcext:value-type="float">
            <text:p>0.4995</text:p>
          </table:table-cell>
          <table:table-cell table:style-name="ce8" office:value-type="float" office:value="0.495483323842588" calcext:value-type="float">
            <text:p>0.4955</text:p>
          </table:table-cell>
          <table:table-cell office:value-type="float" office:value="0.00230410105584473" calcext:value-type="float">
            <text:p>0.0023</text:p>
          </table:table-cell>
          <table:table-cell office:value-type="float" office:value="0.0112345679012346" calcext:value-type="float">
            <text:p>0.0112</text:p>
          </table:table-cell>
          <table:table-cell table:style-name="ce36" office:value-type="float" office:value="0.525371057513915" calcext:value-type="float">
            <text:p>0.5254</text:p>
          </table:table-cell>
          <table:table-cell table:style-name="ce3" office:value-type="float" office:value="0.0727173707298423" calcext:value-type="float">
            <text:p>0.0727</text:p>
          </table:table-cell>
          <table:table-cell office:value-type="float" office:value="0.499135802469136" calcext:value-type="float">
            <text:p>0.4991</text:p>
          </table:table-cell>
          <table:table-cell table:style-name="ce8" office:value-type="float" office:value="0.522401564136005" calcext:value-type="float">
            <text:p>0.5224</text:p>
          </table:table-cell>
          <table:table-cell office:value-type="float" office:value="0.0492940476180796" calcext:value-type="float">
            <text:p>0.0493</text:p>
          </table:table-cell>
          <table:table-cell office:value-type="float" office:value="0.00728395061728395" calcext:value-type="float">
            <text:p>0.0073</text:p>
          </table:table-cell>
          <table:table-cell table:style-name="ce36" office:value-type="float" office:value="0.583208422883105" calcext:value-type="float">
            <text:p>0.5832</text:p>
          </table:table-cell>
          <table:table-cell office:value-type="float" office:value="0.0448702834215964" calcext:value-type="float">
            <text:p>0.0449</text:p>
          </table:table-cell>
          <table:table-cell table:style-name="ce37" office:value-type="float" office:value="0.499876543209876" calcext:value-type="float">
            <text:p>0.4999</text:p>
          </table:table-cell>
          <table:table-cell table:style-name="ce8" office:value-type="float" office:value="0.497525403050509" calcext:value-type="float">
            <text:p>0.4975</text:p>
          </table:table-cell>
          <table:table-cell office:value-type="float" office:value="0.00166035401305156" calcext:value-type="float">
            <text:p>0.0017</text:p>
          </table:table-cell>
          <table:table-cell office:value-type="float" office:value="0.00716049382716049" calcext:value-type="float">
            <text:p>0.0072</text:p>
          </table:table-cell>
          <table:table-cell table:style-name="ce36" office:value-type="float" office:value="0.491420022104251" calcext:value-type="float">
            <text:p>0.4914</text:p>
          </table:table-cell>
          <table:table-cell office:value-type="float" office:value="0.11535779018773" calcext:value-type="float">
            <text:p>0.1154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497093038385471" calcext:value-type="float">
            <text:p>0.4971</text:p>
          </table:table-cell>
          <table:table-cell office:value-type="float" office:value="0.00385006568001151" calcext:value-type="float">
            <text:p>0.0039</text:p>
          </table:table-cell>
          <table:table-cell office:value-type="float" office:value="0.00802469135802469" calcext:value-type="float">
            <text:p>0.0080</text:p>
          </table:table-cell>
          <table:table-cell table:style-name="ce8" office:value-type="float" office:value="0.608642050429533" calcext:value-type="float">
            <text:p>0.6086</text:p>
          </table:table-cell>
          <table:table-cell office:value-type="float" office:value="0.106155227849874" calcext:value-type="float">
            <text:p>0.1062</text:p>
          </table:table-cell>
          <table:table-cell office:value-type="float" office:value="0.498888888888889" calcext:value-type="float">
            <text:p>0.4989</text:p>
          </table:table-cell>
          <table:table-cell table:number-columns-repeated="3"/>
          <table:table-cell table:style-name="Default" table:number-columns-repeated="9"/>
          <table:table-cell table:number-columns-repeated="981"/>
        </table:table-row>
        <table:table-row table:style-name="ro2">
          <table:table-cell office:value-type="string" calcext:value-type="string">
            <text:p>toothbrush</text:p>
          </table:table-cell>
          <table:table-cell table:style-name="ce8" office:value-type="float" office:value="0.497802882049457" calcext:value-type="float">
            <text:p>0.4978</text:p>
          </table:table-cell>
          <table:table-cell table:style-name="ce3" office:value-type="float" office:value="0.00293496246955108" calcext:value-type="float">
            <text:p>0.0029</text:p>
          </table:table-cell>
          <table:table-cell office:value-type="float" office:value="0.027037037037037" calcext:value-type="float">
            <text:p>0.0270</text:p>
          </table:table-cell>
          <table:table-cell table:style-name="ce36" office:value-type="float" office:value="0.557329656644725" calcext:value-type="float">
            <text:p>0.5573</text:p>
          </table:table-cell>
          <table:table-cell office:value-type="float" office:value="0.0805628276170171" calcext:value-type="float">
            <text:p>0.0806</text:p>
          </table:table-cell>
          <table:table-cell office:value-type="float" office:value="0.498641975308642" calcext:value-type="float">
            <text:p>0.4986</text:p>
          </table:table-cell>
          <table:table-cell table:style-name="ce8" office:value-type="float" office:value="0.498567870485679" calcext:value-type="float">
            <text:p>0.4986</text:p>
          </table:table-cell>
          <table:table-cell office:value-type="float" office:value="0.00271127534957376" calcext:value-type="float">
            <text:p>0.0027</text:p>
          </table:table-cell>
          <table:table-cell office:value-type="float" office:value="0.0114814814814815" calcext:value-type="float">
            <text:p>0.0115</text:p>
          </table:table-cell>
          <table:table-cell table:style-name="ce36" office:value-type="float" office:value="0.493168475360256" calcext:value-type="float">
            <text:p>0.4932</text:p>
          </table:table-cell>
          <table:table-cell table:style-name="ce3" office:value-type="float" office:value="0.0477305765082468" calcext:value-type="float">
            <text:p>0.0477</text:p>
          </table:table-cell>
          <table:table-cell office:value-type="float" office:value="0.499506172839506" calcext:value-type="float">
            <text:p>0.4995</text:p>
          </table:table-cell>
          <table:table-cell table:style-name="ce8" office:value-type="float" office:value="0.497820672478207" calcext:value-type="float">
            <text:p>0.4978</text:p>
          </table:table-cell>
          <table:table-cell office:value-type="float" office:value="0.00205573773589281" calcext:value-type="float">
            <text:p>0.0021</text:p>
          </table:table-cell>
          <table:table-cell office:value-type="float" office:value="0.012962962962963" calcext:value-type="float">
            <text:p>0.0130</text:p>
          </table:table-cell>
          <table:table-cell table:style-name="ce36" office:value-type="float" office:value="0.506831524639744" calcext:value-type="float">
            <text:p>0.5068</text:p>
          </table:table-cell>
          <table:table-cell office:value-type="float" office:value="0.0699721027318866" calcext:value-type="float">
            <text:p>0.0700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504838996619818" calcext:value-type="float">
            <text:p>0.5048</text:p>
          </table:table-cell>
          <table:table-cell office:value-type="float" office:value="0.0112837258169176" calcext:value-type="float">
            <text:p>0.0113</text:p>
          </table:table-cell>
          <table:table-cell office:value-type="float" office:value="0.0130864197530864" calcext:value-type="float">
            <text:p>0.0131</text:p>
          </table:table-cell>
          <table:table-cell table:style-name="ce36" office:value-type="float" office:value="0.499750933997509" calcext:value-type="float">
            <text:p>0.4998</text:p>
          </table:table-cell>
          <table:table-cell office:value-type="float" office:value="0.0419373143340967" calcext:value-type="float">
            <text:p>0.0419</text:p>
          </table:table-cell>
          <table:table-cell office:value-type="float" office:value="0.500493827160494" calcext:value-type="float">
            <text:p>0.5005</text:p>
          </table:table-cell>
          <table:table-cell table:style-name="ce8" office:value-type="float" office:value="0.499937733499377" calcext:value-type="float">
            <text:p>0.4999</text:p>
          </table:table-cell>
          <table:table-cell office:value-type="float" office:value="0.000124533001245331" calcext:value-type="float">
            <text:p>0.0001</text:p>
          </table:table-cell>
          <table:table-cell office:value-type="float" office:value="0.00876543209876543" calcext:value-type="float">
            <text:p>0.0088</text:p>
          </table:table-cell>
          <table:table-cell table:style-name="ce8" office:value-type="float" office:value="0.49279487635652" calcext:value-type="float">
            <text:p>0.4928</text:p>
          </table:table-cell>
          <table:table-cell office:value-type="float" office:value="0.0633001042580792" calcext:value-type="float">
            <text:p>0.0633</text:p>
          </table:table-cell>
          <table:table-cell office:value-type="float" office:value="0.500246913580247" calcext:value-type="float">
            <text:p>0.5002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 table:number-columns-repeated="981"/>
        </table:table-row>
        <table:table-row table:style-name="ro2">
          <table:table-cell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8"/>
          <table:table-cell table:style-name="Default" table:number-columns-repeated="6"/>
          <table:table-cell table:number-columns-repeated="981"/>
        </table:table-row>
        <table:table-row table:style-name="ro2">
          <table:table-cell table:style-name="ce2" office:value-type="string" calcext:value-type="string">
            <text:p>BATCH GRADIENT (AVG CONVs)</text:p>
          </table:table-cell>
          <table:table-cell table:style-name="ce10" office:value-type="float" office:value="0.0008" calcext:value-type="float">
            <text:p>0.0008</text:p>
          </table:table-cell>
          <table:table-cell table:style-name="ce17" table:number-columns-repeated="2"/>
          <table:table-cell table:style-name="ce36"/>
          <table:table-cell table:number-columns-repeated="2"/>
          <table:table-cell table:style-name="ce10" office:value-type="float" office:value="0.0009" calcext:value-type="float">
            <text:p>0.0009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0.001" calcext:value-type="float">
            <text:p>0.0010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0.0006" calcext:value-type="float">
            <text:p>0.0006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0.0004" calcext:value-type="float">
            <text:p>0.0004</text:p>
          </table:table-cell>
          <table:table-cell table:number-columns-repeated="2"/>
          <table:table-cell table:style-name="ce8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1"/>
        </table:table-row>
        <table:table-row table:style-name="ro2">
          <table:table-cell table:style-name="ce2" office:value-type="string" calcext:value-type="string">
            <text:p>LOSS <text:s/></text:p>
          </table:table-cell>
          <table:table-cell table:style-name="ce10" office:value-type="float" office:value="4.3823" calcext:value-type="float">
            <text:p>4.3823</text:p>
          </table:table-cell>
          <table:table-cell table:style-name="ce17" table:number-columns-repeated="2"/>
          <table:table-cell table:style-name="ce36"/>
          <table:table-cell table:number-columns-repeated="2"/>
          <table:table-cell table:style-name="ce10" office:value-type="float" office:value="4.3487" calcext:value-type="float">
            <text:p>4.3487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3.6652" calcext:value-type="float">
            <text:p>3.6652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3.1904" calcext:value-type="float">
            <text:p>3.1904</text:p>
          </table:table-cell>
          <table:table-cell table:number-columns-repeated="2"/>
          <table:table-cell table:style-name="ce36"/>
          <table:table-cell table:number-columns-repeated="2"/>
          <table:table-cell table:style-name="ce10" office:value-type="float" office:value="2.3595" calcext:value-type="float">
            <text:p>2.3595</text:p>
          </table:table-cell>
          <table:table-cell table:number-columns-repeated="2"/>
          <table:table-cell table:style-name="ce20"/>
          <table:table-cell table:style-name="ce46"/>
          <table:table-cell table:style-name="ce23"/>
          <table:table-cell table:number-columns-repeated="993"/>
        </table:table-row>
        <table:table-row table:style-name="ro2">
          <table:table-cell table:style-name="ce2" office:value-type="string" calcext:value-type="string">
            <text:p>Avg. of Cols.</text:p>
          </table:table-cell>
          <table:table-cell table:style-name="ce10" table:formula="of:=AVERAGE([.B5:.B84])" office:value-type="float" office:value="0.500676689014649" calcext:value-type="float">
            <text:p>0.5007</text:p>
          </table:table-cell>
          <table:table-cell table:style-name="ce17" table:formula="of:=AVERAGE([.C5:.C84])" office:value-type="float" office:value="0.00834286136663958" calcext:value-type="float">
            <text:p>0.0083</text:p>
          </table:table-cell>
          <table:table-cell table:style-name="ce17" table:formula="of:=AVERAGE([.D5:.D84])" office:value-type="float" office:value="0.0677376543209877" calcext:value-type="float">
            <text:p>0.0677</text:p>
          </table:table-cell>
          <table:table-cell table:style-name="ce35" table:formula="of:=AVERAGE([.E5:.E84])" office:value-type="float" office:value="0.486827157492704" calcext:value-type="float">
            <text:p>0.4868</text:p>
          </table:table-cell>
          <table:table-cell table:style-name="ce17" table:formula="of:=AVERAGE([.F5:.F84])" office:value-type="float" office:value="0.039404480044824" calcext:value-type="float">
            <text:p>0.0394</text:p>
          </table:table-cell>
          <table:table-cell table:style-name="ce17" table:formula="of:=AVERAGE([.G5:.G84])" office:value-type="float" office:value="0.502589506172839" calcext:value-type="float">
            <text:p>0.5026</text:p>
          </table:table-cell>
          <table:table-cell table:style-name="ce10" table:formula="of:=AVERAGE([.H5:.H84])" office:value-type="float" office:value="0.502266061663983" calcext:value-type="float">
            <text:p>0.5023</text:p>
          </table:table-cell>
          <table:table-cell table:style-name="ce17" table:formula="of:=AVERAGE([.I5:.I84])" office:value-type="float" office:value="0.00814394491626713" calcext:value-type="float">
            <text:p>0.0081</text:p>
          </table:table-cell>
          <table:table-cell table:style-name="ce17" table:formula="of:=AVERAGE([.J5:.J84])" office:value-type="float" office:value="0.0732731481481481" calcext:value-type="float">
            <text:p>0.0733</text:p>
          </table:table-cell>
          <table:table-cell table:style-name="ce35" table:formula="of:=AVERAGE([.K5:.K84])" office:value-type="float" office:value="0.478423018821793" calcext:value-type="float">
            <text:p>0.4784</text:p>
          </table:table-cell>
          <table:table-cell table:style-name="ce17" table:formula="of:=AVERAGE([.L5:.L84])" office:value-type="float" office:value="0.0346859138477554" calcext:value-type="float">
            <text:p>0.0347</text:p>
          </table:table-cell>
          <table:table-cell table:style-name="ce17" table:formula="of:=AVERAGE([.M5:.M84])" office:value-type="float" office:value="0.503393518518519" calcext:value-type="float">
            <text:p>0.5034</text:p>
          </table:table-cell>
          <table:table-cell table:style-name="ce10" table:formula="of:=AVERAGE([.N5:.N84])" office:value-type="float" office:value="0.504039537737524" calcext:value-type="float">
            <text:p>0.5040</text:p>
          </table:table-cell>
          <table:table-cell table:style-name="ce17" table:formula="of:=AVERAGE([.O5:.O84])" office:value-type="float" office:value="0.010556328166152" calcext:value-type="float">
            <text:p>0.0106</text:p>
          </table:table-cell>
          <table:table-cell table:style-name="ce17" table:formula="of:=AVERAGE([.P5:.P84])" office:value-type="float" office:value="0.0624259259259259" calcext:value-type="float">
            <text:p>0.0624</text:p>
          </table:table-cell>
          <table:table-cell table:style-name="ce35" table:formula="of:=AVERAGE([.Q5:.Q84])" office:value-type="float" office:value="0.488807678466084" calcext:value-type="float">
            <text:p>0.4888</text:p>
          </table:table-cell>
          <table:table-cell table:style-name="ce17" table:formula="of:=AVERAGE([.R5:.R84])" office:value-type="float" office:value="0.0337141357877017" calcext:value-type="float">
            <text:p>0.0337</text:p>
          </table:table-cell>
          <table:table-cell table:style-name="ce17" table:formula="of:=AVERAGE([.S5:.S84])" office:value-type="float" office:value="0.502932098765432" calcext:value-type="float">
            <text:p>0.5029</text:p>
          </table:table-cell>
          <table:table-cell table:style-name="ce10" table:formula="of:=AVERAGE([.T5:.T84])" office:value-type="float" office:value="0.509408935560031" calcext:value-type="float">
            <text:p>0.5094</text:p>
          </table:table-cell>
          <table:table-cell table:style-name="ce2" table:formula="of:=AVERAGE([.U5:.U84])" office:value-type="float" office:value="0.0188767717476757" calcext:value-type="float">
            <text:p>0.0189</text:p>
          </table:table-cell>
          <table:table-cell table:style-name="ce40" table:formula="of:=AVERAGE([.V5:.V84])" office:value-type="float" office:value="0.0622438271604938" calcext:value-type="float">
            <text:p>0.0622</text:p>
          </table:table-cell>
          <table:table-cell table:style-name="ce41" table:formula="of:=AVERAGE([.W5:.W84])" office:value-type="float" office:value="0.489439943733302" calcext:value-type="float">
            <text:p>0.4894</text:p>
          </table:table-cell>
          <table:table-cell table:style-name="ce2" table:formula="of:=AVERAGE([.X5:.X84])" office:value-type="float" office:value="0.0372865127981102" calcext:value-type="float">
            <text:p>0.0373</text:p>
          </table:table-cell>
          <table:table-cell table:style-name="ce40" table:formula="of:=AVERAGE([.Y5:.Y84])" office:value-type="float" office:value="0.502208333333333" calcext:value-type="float">
            <text:p>0.5022</text:p>
          </table:table-cell>
          <table:table-cell table:style-name="ce10" table:formula="of:=AVERAGE([.Z5:.Z84])" office:value-type="float" office:value="0.51197610304418" calcext:value-type="float">
            <text:p>0.5120</text:p>
          </table:table-cell>
          <table:table-cell table:style-name="ce2" table:formula="of:=AVERAGE([.AA5:.AA84])" office:value-type="float" office:value="0.0222648772000709" calcext:value-type="float">
            <text:p>0.0223</text:p>
          </table:table-cell>
          <table:table-cell table:style-name="ce40" table:formula="of:=AVERAGE([.AB5:.AB84])" office:value-type="float" office:value="0.0637947530864197" calcext:value-type="float">
            <text:p>0.0638</text:p>
          </table:table-cell>
          <table:table-cell table:style-name="ce42" table:formula="of:=AVERAGE([.AC5:.AC83])" office:value-type="float" office:value="0.499970828065301" calcext:value-type="float">
            <text:p>0.5000</text:p>
          </table:table-cell>
          <table:table-cell table:style-name="ce2" table:formula="of:=AVERAGE([.AD5:.AD83])" office:value-type="float" office:value="0.0364689571536709" calcext:value-type="float">
            <text:p>0.0365</text:p>
          </table:table-cell>
          <table:table-cell table:style-name="ce40" table:formula="of:=AVERAGE([.AE5:.AE83])" office:value-type="float" office:value="0.499404594467886" calcext:value-type="float">
            <text:p>0.4994</text:p>
          </table:table-cell>
          <table:table-cell table:number-columns-repeated="993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" table:style-name="ta1">
        <table:table-column table:style-name="co1" table:default-cell-style-name="ce3"/>
        <table:table-column table:style-name="co2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row table:style-name="ro1">
          <table:table-cell table:style-name="ce1" office:value-type="string" calcext:value-type="string">
            <text:p>Results for </text:p>
            <text:p>MS-COCO Dataset (latent space)</text:p>
          </table:table-cell>
          <table:table-cell table:style-name="ce25" office:value-type="string" calcext:value-type="string" table:number-columns-spanned="3" table:number-rows-spanned="1">
            <text:p>ITER 3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6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12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2400</text:p>
          </table:table-cell>
          <table:covered-table-cell table:style-name="ce38"/>
          <table:covered-table-cell table:style-name="ce39"/>
          <table:table-cell table:style-name="ce25" office:value-type="string" calcext:value-type="string" table:number-columns-spanned="3" table:number-rows-spanned="1">
            <text:p>ITER 4800</text:p>
          </table:table-cell>
          <table:covered-table-cell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Trained from scratch (Loss: MSE)</text:p>
          </table:table-cell>
          <table:table-cell table:number-columns-repeated="15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 table:style-name="ce16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 table:style-name="ce16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</table:table-row>
        <table:table-row table:style-name="ro2">
          <table:table-cell office:value-type="string" calcext:value-type="string">
            <text:p>person</text:p>
          </table:table-cell>
          <table:table-cell table:style-name="ce51" office:value-type="float" office:value="0.508937525838439" calcext:value-type="float">
            <text:p>0.5089</text:p>
          </table:table-cell>
          <table:table-cell table:style-name="ce48" office:value-type="float" office:value="0.00569299426196111" calcext:value-type="float">
            <text:p>0.0057</text:p>
          </table:table-cell>
          <table:table-cell table:style-name="ce48" office:value-type="float" office:value="0.507160493827161" calcext:value-type="float">
            <text:p>0.5072</text:p>
          </table:table-cell>
          <table:table-cell table:style-name="ce51" office:value-type="float" office:value="0.517233656723475" calcext:value-type="float">
            <text:p>0.5172</text:p>
          </table:table-cell>
          <table:table-cell table:style-name="ce48" office:value-type="float" office:value="0.00499091547667191" calcext:value-type="float">
            <text:p>0.0050</text:p>
          </table:table-cell>
          <table:table-cell table:style-name="ce48" office:value-type="float" office:value="0.499135802469136" calcext:value-type="float">
            <text:p>0.4991</text:p>
          </table:table-cell>
          <table:table-cell table:style-name="ce51" office:value-type="float" office:value="0.528564266746453" calcext:value-type="float">
            <text:p>0.5286</text:p>
          </table:table-cell>
          <table:table-cell table:style-name="ce48" office:value-type="float" office:value="0.0121616838660954" calcext:value-type="float">
            <text:p>0.0122</text:p>
          </table:table-cell>
          <table:table-cell table:style-name="ce48" office:value-type="float" office:value="0.489753086419753" calcext:value-type="float">
            <text:p>0.4898</text:p>
          </table:table-cell>
          <table:table-cell table:style-name="ce51" office:value-type="float" office:value="0.556392618437604" calcext:value-type="float">
            <text:p>0.5564</text:p>
          </table:table-cell>
          <table:table-cell table:style-name="ce48" office:value-type="float" office:value="0.00766006440017182" calcext:value-type="float">
            <text:p>0.0077</text:p>
          </table:table-cell>
          <table:table-cell table:style-name="ce48" office:value-type="float" office:value="0.461111111111111" calcext:value-type="float">
            <text:p>0.4611</text:p>
          </table:table-cell>
          <table:table-cell table:style-name="ce51" office:value-type="float" office:value="0.553044014026995" calcext:value-type="float">
            <text:p>0.5530</text:p>
          </table:table-cell>
          <table:table-cell table:style-name="ce48" office:value-type="float" office:value="0.0066542543731018" calcext:value-type="float">
            <text:p>0.0067</text:p>
          </table:table-cell>
          <table:table-cell table:style-name="ce48" office:value-type="float" office:value="0.464074074074074" calcext:value-type="float">
            <text:p>0.4641</text:p>
          </table:table-cell>
        </table:table-row>
        <table:table-row table:style-name="ro2">
          <table:table-cell office:value-type="string" calcext:value-type="string">
            <text:p>bicycle</text:p>
          </table:table-cell>
          <table:table-cell table:style-name="ce51" office:value-type="float" office:value="0.498792682424426" calcext:value-type="float">
            <text:p>0.4988</text:p>
          </table:table-cell>
          <table:table-cell table:style-name="ce48" office:value-type="float" office:value="0.000616094581255018" calcext:value-type="float">
            <text:p>0.0006</text:p>
          </table:table-cell>
          <table:table-cell table:style-name="ce48" office:value-type="float" office:value="0.0308641975308642" calcext:value-type="float">
            <text:p>0.0309</text:p>
          </table:table-cell>
          <table:table-cell table:style-name="ce51" office:value-type="float" office:value="0.499301103193907" calcext:value-type="float">
            <text:p>0.4993</text:p>
          </table:table-cell>
          <table:table-cell table:style-name="ce48" office:value-type="float" office:value="0.000311194471677763" calcext:value-type="float">
            <text:p>0.0003</text:p>
          </table:table-cell>
          <table:table-cell table:style-name="ce48" office:value-type="float" office:value="0.0298765432098765" calcext:value-type="float">
            <text:p>0.0299</text:p>
          </table:table-cell>
          <table:table-cell table:style-name="ce51" office:value-type="float" office:value="0.510424798017397" calcext:value-type="float">
            <text:p>0.5104</text:p>
          </table:table-cell>
          <table:table-cell table:style-name="ce48" office:value-type="float" office:value="0.0138500281992037" calcext:value-type="float">
            <text:p>0.0139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3394638117481" calcext:value-type="float">
            <text:p>0.5034</text:p>
          </table:table-cell>
          <table:table-cell table:style-name="ce48" office:value-type="float" office:value="0.00534030476555202" calcext:value-type="float">
            <text:p>0.0053</text:p>
          </table:table-cell>
          <table:table-cell table:style-name="ce48" office:value-type="float" office:value="0.0301234567901235" calcext:value-type="float">
            <text:p>0.0301</text:p>
          </table:table-cell>
          <table:table-cell table:style-name="ce51" office:value-type="float" office:value="0.501474975848064" calcext:value-type="float">
            <text:p>0.5015</text:p>
          </table:table-cell>
          <table:table-cell table:style-name="ce48" office:value-type="float" office:value="0.00470319454431539" calcext:value-type="float">
            <text:p>0.0047</text:p>
          </table:table-cell>
          <table:table-cell table:style-name="ce48" office:value-type="float" office:value="0.0297530864197531" calcext:value-type="float">
            <text:p>0.0298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style-name="ce51" office:value-type="float" office:value="0.505916533619708" calcext:value-type="float">
            <text:p>0.5059</text:p>
          </table:table-cell>
          <table:table-cell table:style-name="ce48" office:value-type="float" office:value="0.0050852561708429" calcext:value-type="float">
            <text:p>0.0051</text:p>
          </table:table-cell>
          <table:table-cell table:style-name="ce48" office:value-type="float" office:value="0.124567901234568" calcext:value-type="float">
            <text:p>0.1246</text:p>
          </table:table-cell>
          <table:table-cell table:style-name="ce51" office:value-type="float" office:value="0.503860875323693" calcext:value-type="float">
            <text:p>0.5039</text:p>
          </table:table-cell>
          <table:table-cell table:style-name="ce48" office:value-type="float" office:value="0.00600793947532004" calcext:value-type="float">
            <text:p>0.0060</text:p>
          </table:table-cell>
          <table:table-cell table:style-name="ce48" office:value-type="float" office:value="0.118271604938272" calcext:value-type="float">
            <text:p>0.1183</text:p>
          </table:table-cell>
          <table:table-cell table:style-name="ce51" office:value-type="float" office:value="0.510460209908485" calcext:value-type="float">
            <text:p>0.5105</text:p>
          </table:table-cell>
          <table:table-cell table:style-name="ce48" office:value-type="float" office:value="0.000740087001714863" calcext:value-type="float">
            <text:p>0.0007</text:p>
          </table:table-cell>
          <table:table-cell table:style-name="ce48" office:value-type="float" office:value="0.118271604938272" calcext:value-type="float">
            <text:p>0.1183</text:p>
          </table:table-cell>
          <table:table-cell table:style-name="ce51" office:value-type="float" office:value="0.522360161378985" calcext:value-type="float">
            <text:p>0.5224</text:p>
          </table:table-cell>
          <table:table-cell table:style-name="ce48" office:value-type="float" office:value="0.0136428796172294" calcext:value-type="float">
            <text:p>0.0136</text:p>
          </table:table-cell>
          <table:table-cell table:style-name="ce48" office:value-type="float" office:value="0.116913580246914" calcext:value-type="float">
            <text:p>0.1169</text:p>
          </table:table-cell>
          <table:table-cell table:style-name="ce51" office:value-type="float" office:value="0.521466100197785" calcext:value-type="float">
            <text:p>0.5215</text:p>
          </table:table-cell>
          <table:table-cell table:style-name="ce48" office:value-type="float" office:value="0.0117564292759294" calcext:value-type="float">
            <text:p>0.0118</text:p>
          </table:table-cell>
          <table:table-cell table:style-name="ce48" office:value-type="float" office:value="0.117654320987654" calcext:value-type="float">
            <text:p>0.1177</text:p>
          </table:table-cell>
        </table:table-row>
        <table:table-row table:style-name="ro2">
          <table:table-cell office:value-type="string" calcext:value-type="string">
            <text:p>motorcycle</text:p>
          </table:table-cell>
          <table:table-cell table:style-name="ce51" office:value-type="float" office:value="0.499236114771313" calcext:value-type="float">
            <text:p>0.4992</text:p>
          </table:table-cell>
          <table:table-cell table:style-name="ce48" office:value-type="float" office:value="0.000769107386305367" calcext:value-type="float">
            <text:p>0.0008</text:p>
          </table:table-cell>
          <table:table-cell table:style-name="ce48" office:value-type="float" office:value="0.0318518518518518" calcext:value-type="float">
            <text:p>0.0319</text:p>
          </table:table-cell>
          <table:table-cell table:style-name="ce51" office:value-type="float" office:value="0.49968165029374" calcext:value-type="float">
            <text:p>0.4997</text:p>
          </table:table-cell>
          <table:table-cell table:style-name="ce48" office:value-type="float" office:value="0.000284758797001926" calcext:value-type="float">
            <text:p>0.0003</text:p>
          </table:table-cell>
          <table:table-cell table:style-name="ce48" office:value-type="float" office:value="0.0309876543209877" calcext:value-type="float">
            <text:p>0.0310</text:p>
          </table:table-cell>
          <table:table-cell table:style-name="ce51" office:value-type="float" office:value="0.504976641408448" calcext:value-type="float">
            <text:p>0.5050</text:p>
          </table:table-cell>
          <table:table-cell table:style-name="ce48" office:value-type="float" office:value="0.0079163586694461" calcext:value-type="float">
            <text:p>0.0079</text:p>
          </table:table-cell>
          <table:table-cell table:style-name="ce48" office:value-type="float" office:value="0.0322222222222222" calcext:value-type="float">
            <text:p>0.0322</text:p>
          </table:table-cell>
          <table:table-cell table:style-name="ce51" office:value-type="float" office:value="0.501149623650358" calcext:value-type="float">
            <text:p>0.5011</text:p>
          </table:table-cell>
          <table:table-cell table:style-name="ce48" office:value-type="float" office:value="0.0037390106859602" calcext:value-type="float">
            <text:p>0.0037</text:p>
          </table:table-cell>
          <table:table-cell table:style-name="ce48" office:value-type="float" office:value="0.0319753086419753" calcext:value-type="float">
            <text:p>0.0320</text:p>
          </table:table-cell>
          <table:table-cell table:style-name="ce51" office:value-type="float" office:value="0.503572321775572" calcext:value-type="float">
            <text:p>0.5036</text:p>
          </table:table-cell>
          <table:table-cell table:style-name="ce48" office:value-type="float" office:value="0.00502736433729935" calcext:value-type="float">
            <text:p>0.0050</text:p>
          </table:table-cell>
          <table:table-cell table:style-name="ce48" office:value-type="float" office:value="0.0311111111111111" calcext:value-type="float">
            <text:p>0.0311</text:p>
          </table:table-cell>
        </table:table-row>
        <table:table-row table:style-name="ro2">
          <table:table-cell office:value-type="string" calcext:value-type="string">
            <text:p>airplane</text:p>
          </table:table-cell>
          <table:table-cell table:style-name="ce51" office:value-type="float" office:value="0.499810844892812" calcext:value-type="float">
            <text:p>0.4998</text:p>
          </table:table-cell>
          <table:table-cell table:style-name="ce48" office:value-type="float" office:value="0.000252206809583866" calcext:value-type="float">
            <text:p>0.0003</text:p>
          </table:table-cell>
          <table:table-cell table:style-name="ce48" office:value-type="float" office:value="0.0217283950617284" calcext:value-type="float">
            <text:p>0.0217</text:p>
          </table:table-cell>
          <table:table-cell table:style-name="ce51" office:value-type="float" office:value="0.505482941474989" calcext:value-type="float">
            <text:p>0.5055</text:p>
          </table:table-cell>
          <table:table-cell table:style-name="ce48" office:value-type="float" office:value="0.00698978308139149" calcext:value-type="float">
            <text:p>0.0070</text:p>
          </table:table-cell>
          <table:table-cell table:style-name="ce48" office:value-type="float" office:value="0.0217283950617284" calcext:value-type="float">
            <text:p>0.0217</text:p>
          </table:table-cell>
          <table:table-cell table:style-name="ce51" office:value-type="float" office:value="0.516574927829761" calcext:value-type="float">
            <text:p>0.5166</text:p>
          </table:table-cell>
          <table:table-cell table:style-name="ce48" office:value-type="float" office:value="0.0108258794214304" calcext:value-type="float">
            <text:p>0.0108</text:p>
          </table:table-cell>
          <table:table-cell table:style-name="ce48" office:value-type="float" office:value="0.0222222222222222" calcext:value-type="float">
            <text:p>0.0222</text:p>
          </table:table-cell>
          <table:table-cell table:style-name="ce51" office:value-type="float" office:value="0.510818797634138" calcext:value-type="float">
            <text:p>0.5108</text:p>
          </table:table-cell>
          <table:table-cell table:style-name="ce48" office:value-type="float" office:value="0.00590816928320057" calcext:value-type="float">
            <text:p>0.0059</text:p>
          </table:table-cell>
          <table:table-cell table:style-name="ce48" office:value-type="float" office:value="0.0222222222222222" calcext:value-type="float">
            <text:p>0.0222</text:p>
          </table:table-cell>
          <table:table-cell table:style-name="ce51" office:value-type="float" office:value="0.516406635292861" calcext:value-type="float">
            <text:p>0.5164</text:p>
          </table:table-cell>
          <table:table-cell table:style-name="ce48" office:value-type="float" office:value="0.0144345624846667" calcext:value-type="float">
            <text:p>0.0144</text:p>
          </table:table-cell>
          <table:table-cell table:style-name="ce48" office:value-type="float" office:value="0.022716049382716" calcext:value-type="float">
            <text:p>0.0227</text:p>
          </table:table-cell>
        </table:table-row>
        <table:table-row table:style-name="ro2">
          <table:table-cell office:value-type="string" calcext:value-type="string">
            <text:p>bus</text:p>
          </table:table-cell>
          <table:table-cell table:style-name="ce51" office:value-type="float" office:value="0.500482835847853" calcext:value-type="float">
            <text:p>0.5005</text:p>
          </table:table-cell>
          <table:table-cell table:style-name="ce48" office:value-type="float" office:value="0.00394468142876096" calcext:value-type="float">
            <text:p>0.0039</text:p>
          </table:table-cell>
          <table:table-cell table:style-name="ce48" office:value-type="float" office:value="0.0353086419753086" calcext:value-type="float">
            <text:p>0.0353</text:p>
          </table:table-cell>
          <table:table-cell table:style-name="ce51" office:value-type="float" office:value="0.499170389278877" calcext:value-type="float">
            <text:p>0.4992</text:p>
          </table:table-cell>
          <table:table-cell table:style-name="ce48" office:value-type="float" office:value="0.000518445335330942" calcext:value-type="float">
            <text:p>0.0005</text:p>
          </table:table-cell>
          <table:table-cell table:style-name="ce48" office:value-type="float" office:value="0.034320987654321" calcext:value-type="float">
            <text:p>0.0343</text:p>
          </table:table-cell>
          <table:table-cell table:style-name="ce51" office:value-type="float" office:value="0.502752525556586" calcext:value-type="float">
            <text:p>0.5028</text:p>
          </table:table-cell>
          <table:table-cell table:style-name="ce48" office:value-type="float" office:value="0.0044240086774385" calcext:value-type="float">
            <text:p>0.0044</text:p>
          </table:table-cell>
          <table:table-cell table:style-name="ce48" office:value-type="float" office:value="0.0344444444444444" calcext:value-type="float">
            <text:p>0.0344</text:p>
          </table:table-cell>
          <table:table-cell table:style-name="ce51" office:value-type="float" office:value="0.503682074869658" calcext:value-type="float">
            <text:p>0.5037</text:p>
          </table:table-cell>
          <table:table-cell table:style-name="ce48" office:value-type="float" office:value="0.00783791575409106" calcext:value-type="float">
            <text:p>0.0078</text:p>
          </table:table-cell>
          <table:table-cell table:style-name="ce48" office:value-type="float" office:value="0.0361728395061728" calcext:value-type="float">
            <text:p>0.0362</text:p>
          </table:table-cell>
          <table:table-cell table:style-name="ce51" office:value-type="float" office:value="0.516953438248787" calcext:value-type="float">
            <text:p>0.5170</text:p>
          </table:table-cell>
          <table:table-cell table:style-name="ce48" office:value-type="float" office:value="0.014021052222759" calcext:value-type="float">
            <text:p>0.0140</text:p>
          </table:table-cell>
          <table:table-cell table:style-name="ce48" office:value-type="float" office:value="0.0351851851851852" calcext:value-type="float">
            <text:p>0.0352</text:p>
          </table:table-cell>
        </table:table-row>
        <table:table-row table:style-name="ro2">
          <table:table-cell office:value-type="string" calcext:value-type="string">
            <text:p>train </text:p>
          </table:table-cell>
          <table:table-cell table:style-name="ce51" office:value-type="float" office:value="0.505108280254777" calcext:value-type="float">
            <text:p>0.5051</text:p>
          </table:table-cell>
          <table:table-cell table:style-name="ce48" office:value-type="float" office:value="0.00534704176276972" calcext:value-type="float">
            <text:p>0.0053</text:p>
          </table:table-cell>
          <table:table-cell table:style-name="ce48" office:value-type="float" office:value="0.0322222222222222" calcext:value-type="float">
            <text:p>0.0322</text:p>
          </table:table-cell>
          <table:table-cell table:style-name="ce51" office:value-type="float" office:value="0.499044585987261" calcext:value-type="float">
            <text:p>0.4990</text:p>
          </table:table-cell>
          <table:table-cell table:style-name="ce48" office:value-type="float" office:value="0.000569698847770647" calcext:value-type="float">
            <text:p>0.0006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51" office:value-type="float" office:value="0.499171974522293" calcext:value-type="float">
            <text:p>0.4992</text:p>
          </table:table-cell>
          <table:table-cell table:style-name="ce48" office:value-type="float" office:value="0.000476644253092222" calcext:value-type="float">
            <text:p>0.0005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499171974522293" calcext:value-type="float">
            <text:p>0.4992</text:p>
          </table:table-cell>
          <table:table-cell table:style-name="ce48" office:value-type="float" office:value="0.00043199554032645" calcext:value-type="float">
            <text:p>0.0004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504789808917198" calcext:value-type="float">
            <text:p>0.5048</text:p>
          </table:table-cell>
          <table:table-cell table:style-name="ce48" office:value-type="float" office:value="0.00483462567528222" calcext:value-type="float">
            <text:p>0.0048</text:p>
          </table:table-cell>
          <table:table-cell table:style-name="ce48" office:value-type="float" office:value="0.0328395061728395" calcext:value-type="float">
            <text:p>0.0328</text:p>
          </table:table-cell>
        </table:table-row>
        <table:table-row table:style-name="ro2">
          <table:table-cell office:value-type="string" calcext:value-type="string">
            <text:p>truck</text:p>
          </table:table-cell>
          <table:table-cell table:style-name="ce51" office:value-type="float" office:value="0.50503927955547" calcext:value-type="float">
            <text:p>0.5050</text:p>
          </table:table-cell>
          <table:table-cell table:style-name="ce48" office:value-type="float" office:value="0.00469669244280104" calcext:value-type="float">
            <text:p>0.0047</text:p>
          </table:table-cell>
          <table:table-cell table:style-name="ce48" office:value-type="float" office:value="0.0555555555555556" calcext:value-type="float">
            <text:p>0.0556</text:p>
          </table:table-cell>
          <table:table-cell table:style-name="ce51" office:value-type="float" office:value="0.500984863000575" calcext:value-type="float">
            <text:p>0.5010</text:p>
          </table:table-cell>
          <table:table-cell table:style-name="ce48" office:value-type="float" office:value="0.00376268909357335" calcext:value-type="float">
            <text:p>0.0038</text:p>
          </table:table-cell>
          <table:table-cell table:style-name="ce48" office:value-type="float" office:value="0.0548148148148148" calcext:value-type="float">
            <text:p>0.0548</text:p>
          </table:table-cell>
          <table:table-cell table:style-name="ce51" office:value-type="float" office:value="0.499877371143897" calcext:value-type="float">
            <text:p>0.4999</text:p>
          </table:table-cell>
          <table:table-cell table:style-name="ce48" office:value-type="float" office:value="0.00200112454778339" calcext:value-type="float">
            <text:p>0.0020</text:p>
          </table:table-cell>
          <table:table-cell table:style-name="ce48" office:value-type="float" office:value="0.0569135802469136" calcext:value-type="float">
            <text:p>0.0569</text:p>
          </table:table-cell>
          <table:table-cell table:style-name="ce51" office:value-type="float" office:value="0.503146196589385" calcext:value-type="float">
            <text:p>0.5031</text:p>
          </table:table-cell>
          <table:table-cell table:style-name="ce48" office:value-type="float" office:value="0.00930379364822295" calcext:value-type="float">
            <text:p>0.0093</text:p>
          </table:table-cell>
          <table:table-cell table:style-name="ce48" office:value-type="float" office:value="0.057037037037037" calcext:value-type="float">
            <text:p>0.0570</text:p>
          </table:table-cell>
          <table:table-cell table:style-name="ce51" office:value-type="float" office:value="0.511576930446446" calcext:value-type="float">
            <text:p>0.5116</text:p>
          </table:table-cell>
          <table:table-cell table:style-name="ce48" office:value-type="float" office:value="0.00693771254745284" calcext:value-type="float">
            <text:p>0.0069</text:p>
          </table:table-cell>
          <table:table-cell table:style-name="ce48" office:value-type="float" office:value="0.0558024691358025" calcext:value-type="float">
            <text:p>0.0558</text:p>
          </table:table-cell>
        </table:table-row>
        <table:table-row table:style-name="ro2">
          <table:table-cell office:value-type="string" calcext:value-type="string">
            <text:p>boat</text:p>
          </table:table-cell>
          <table:table-cell table:style-name="ce51" office:value-type="float" office:value="0.501968253968254" calcext:value-type="float">
            <text:p>0.5020</text:p>
          </table:table-cell>
          <table:table-cell table:style-name="ce48" office:value-type="float" office:value="0.00426106964712697" calcext:value-type="float">
            <text:p>0.0043</text:p>
          </table:table-cell>
          <table:table-cell table:style-name="ce48" office:value-type="float" office:value="0.0280246913580247" calcext:value-type="float">
            <text:p>0.0280</text:p>
          </table:table-cell>
          <table:table-cell table:style-name="ce51" office:value-type="float" office:value="0.499746072032874" calcext:value-type="float">
            <text:p>0.4997</text:p>
          </table:table-cell>
          <table:table-cell table:style-name="ce48" office:value-type="float" office:value="0.000370212267493851" calcext:value-type="float">
            <text:p>0.0004</text:p>
          </table:table-cell>
          <table:table-cell table:style-name="ce48" office:value-type="float" office:value="0.0281481481481481" calcext:value-type="float">
            <text:p>0.0281</text:p>
          </table:table-cell>
          <table:table-cell table:style-name="ce51" office:value-type="float" office:value="0.503492103778906" calcext:value-type="float">
            <text:p>0.5035</text:p>
          </table:table-cell>
          <table:table-cell table:style-name="ce48" office:value-type="float" office:value="0.00520864210426613" calcext:value-type="float">
            <text:p>0.0052</text:p>
          </table:table-cell>
          <table:table-cell table:style-name="ce48" office:value-type="float" office:value="0.0292592592592593" calcext:value-type="float">
            <text:p>0.0293</text:p>
          </table:table-cell>
          <table:table-cell table:style-name="ce51" office:value-type="float" office:value="0.503746112319716" calcext:value-type="float">
            <text:p>0.5037</text:p>
          </table:table-cell>
          <table:table-cell table:style-name="ce48" office:value-type="float" office:value="0.00550730059163782" calcext:value-type="float">
            <text:p>0.0055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499301667875272" calcext:value-type="float">
            <text:p>0.4993</text:p>
          </table:table-cell>
          <table:table-cell table:style-name="ce48" office:value-type="float" office:value="0.000127024509656177" calcext:value-type="float">
            <text:p>0.0001</text:p>
          </table:table-cell>
          <table:table-cell table:style-name="ce48" office:value-type="float" office:value="0.0290123456790123" calcext:value-type="float">
            <text:p>0.0290</text:p>
          </table:table-cell>
        </table:table-row>
        <table:table-row table:style-name="ro2">
          <table:table-cell office:value-type="string" calcext:value-type="string">
            <text:p>traffic light</text:p>
          </table:table-cell>
          <table:table-cell table:style-name="ce51" office:value-type="float" office:value="0.498848081802044" calcext:value-type="float">
            <text:p>0.4988</text:p>
          </table:table-cell>
          <table:table-cell table:style-name="ce48" office:value-type="float" office:value="0.000746541149064796" calcext:value-type="float">
            <text:p>0.0007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51" office:value-type="float" office:value="0.499296184247929" calcext:value-type="float">
            <text:p>0.4993</text:p>
          </table:table-cell>
          <table:table-cell table:style-name="ce48" office:value-type="float" office:value="0.000470118144352586" calcext:value-type="float">
            <text:p>0.0005</text:p>
          </table:table-cell>
          <table:table-cell table:style-name="ce48" office:value-type="float" office:value="0.0366666666666667" calcext:value-type="float">
            <text:p>0.0367</text:p>
          </table:table-cell>
          <table:table-cell table:style-name="ce51" office:value-type="float" office:value="0.502326687617999" calcext:value-type="float">
            <text:p>0.5023</text:p>
          </table:table-cell>
          <table:table-cell table:style-name="ce48" office:value-type="float" office:value="0.00432114610753944" calcext:value-type="float">
            <text:p>0.0043</text:p>
          </table:table-cell>
          <table:table-cell table:style-name="ce48" office:value-type="float" office:value="0.0372839506172839" calcext:value-type="float">
            <text:p>0.0373</text:p>
          </table:table-cell>
          <table:table-cell table:style-name="ce51" office:value-type="float" office:value="0.505579500481613" calcext:value-type="float">
            <text:p>0.5056</text:p>
          </table:table-cell>
          <table:table-cell table:style-name="ce48" office:value-type="float" office:value="0.00361955577404413" calcext:value-type="float">
            <text:p>0.0036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51" office:value-type="float" office:value="0.505549334367744" calcext:value-type="float">
            <text:p>0.5055</text:p>
          </table:table-cell>
          <table:table-cell table:style-name="ce48" office:value-type="float" office:value="0.00651999650404544" calcext:value-type="float">
            <text:p>0.0065</text:p>
          </table:table-cell>
          <table:table-cell table:style-name="ce48" office:value-type="float" office:value="0.0375308641975309" calcext:value-type="float">
            <text:p>0.0375</text:p>
          </table:table-cell>
        </table:table-row>
        <table:table-row table:style-name="ro2">
          <table:table-cell office:value-type="string" calcext:value-type="string">
            <text:p>fire hydrant</text:p>
          </table:table-cell>
          <table:table-cell table:style-name="ce51" office:value-type="float" office:value="0.503197019580662" calcext:value-type="float">
            <text:p>0.5032</text:p>
          </table:table-cell>
          <table:table-cell table:style-name="ce48" office:value-type="float" office:value="0.00702498869241271" calcext:value-type="float">
            <text:p>0.0070</text:p>
          </table:table-cell>
          <table:table-cell table:style-name="ce48" office:value-type="float" office:value="0.0177777777777778" calcext:value-type="float">
            <text:p>0.0178</text:p>
          </table:table-cell>
          <table:table-cell table:style-name="ce51" office:value-type="float" office:value="0.499811518308071" calcext:value-type="float">
            <text:p>0.4998</text:p>
          </table:table-cell>
          <table:table-cell table:style-name="ce48" office:value-type="float" office:value="0.00025127603347515" calcext:value-type="float">
            <text:p>0.0003</text:p>
          </table:table-cell>
          <table:table-cell table:style-name="ce48" office:value-type="float" office:value="0.0177777777777778" calcext:value-type="float">
            <text:p>0.0178</text:p>
          </table:table-cell>
          <table:table-cell table:style-name="ce51" office:value-type="float" office:value="0.499937146448774" calcext:value-type="float">
            <text:p>0.4999</text:p>
          </table:table-cell>
          <table:table-cell table:style-name="ce48" office:value-type="float" office:value="0.000125707102451278" calcext:value-type="float">
            <text:p>0.0001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51" office:value-type="float" office:value="0.499811557788945" calcext:value-type="float">
            <text:p>0.4998</text:p>
          </table:table-cell>
          <table:table-cell table:style-name="ce48" office:value-type="float" office:value="0.000251256281407031" calcext:value-type="float">
            <text:p>0.0003</text:p>
          </table:table-cell>
          <table:table-cell table:style-name="ce48" office:value-type="float" office:value="0.0177777777777778" calcext:value-type="float">
            <text:p>0.0178</text:p>
          </table:table-cell>
          <table:table-cell table:style-name="ce51" office:value-type="float" office:value="0.499748664756845" calcext:value-type="float">
            <text:p>0.4997</text:p>
          </table:table-cell>
          <table:table-cell table:style-name="ce48" office:value-type="float" office:value="0.000235155369752352" calcext:value-type="float">
            <text:p>0.0002</text:p>
          </table:table-cell>
          <table:table-cell table:style-name="ce48" office:value-type="float" office:value="0.0179012345679012" calcext:value-type="float">
            <text:p>0.0179</text:p>
          </table:table-cell>
        </table:table-row>
        <table:table-row table:style-name="ro2">
          <table:table-cell office:value-type="string" calcext:value-type="string">
            <text:p>stop sign</text:p>
          </table:table-cell>
          <table:table-cell table:style-name="ce51" office:value-type="float" office:value="0.499874529485571" calcext:value-type="float">
            <text:p>0.4999</text:p>
          </table:table-cell>
          <table:table-cell table:style-name="ce48" office:value-type="float" office:value="0.000250941028858209" calcext:value-type="float">
            <text:p>0.0003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499811794228356" calcext:value-type="float">
            <text:p>0.4998</text:p>
          </table:table-cell>
          <table:table-cell table:style-name="ce48" office:value-type="float" office:value="0.000250941028858209" calcext:value-type="float">
            <text:p>0.0003</text:p>
          </table:table-cell>
          <table:table-cell table:style-name="ce48" office:value-type="float" office:value="0.0165432098765432" calcext:value-type="float">
            <text:p>0.0165</text:p>
          </table:table-cell>
          <table:table-cell table:style-name="ce51" office:value-type="float" office:value="0.49987449010374" calcext:value-type="float">
            <text:p>0.4999</text:p>
          </table:table-cell>
          <table:table-cell table:style-name="ce48" office:value-type="float" office:value="0.000153717614365622" calcext:value-type="float">
            <text:p>0.0002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499749058971142" calcext:value-type="float">
            <text:p>0.4997</text:p>
          </table:table-cell>
          <table:table-cell table:style-name="ce48" office:value-type="float" office:value="0.000365806266928822" calcext:value-type="float">
            <text:p>0.0004</text:p>
          </table:table-cell>
          <table:table-cell table:style-name="ce48" office:value-type="float" office:value="0.0166666666666667" calcext:value-type="float">
            <text:p>0.0167</text:p>
          </table:table-cell>
          <table:table-cell table:style-name="ce51" office:value-type="float" office:value="0.499811794228356" calcext:value-type="float">
            <text:p>0.4998</text:p>
          </table:table-cell>
          <table:table-cell table:style-name="ce48" office:value-type="float" office:value="0.000250941028858209" calcext:value-type="float">
            <text:p>0.0003</text:p>
          </table:table-cell>
          <table:table-cell table:style-name="ce48" office:value-type="float" office:value="0.0165432098765432" calcext:value-type="float">
            <text:p>0.0165</text:p>
          </table:table-cell>
        </table:table-row>
        <table:table-row table:style-name="ro2">
          <table:table-cell office:value-type="string" calcext:value-type="string">
            <text:p>parking meter</text:p>
          </table:table-cell>
          <table:table-cell table:style-name="ce51" office:value-type="float" office:value="0.499937926753569" calcext:value-type="float">
            <text:p>0.4999</text:p>
          </table:table-cell>
          <table:table-cell table:style-name="ce48" office:value-type="float" office:value="0.000124146492861588" calcext:value-type="float">
            <text:p>0.0001</text:p>
          </table:table-cell>
          <table:table-cell table:style-name="ce48" office:value-type="float" office:value="0.00617283950617284" calcext:value-type="float">
            <text:p>0.006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</table:table-row>
        <table:table-row table:style-name="ro2">
          <table:table-cell office:value-type="string" calcext:value-type="string">
            <text:p>bench</text:p>
          </table:table-cell>
          <table:table-cell table:style-name="ce51" office:value-type="float" office:value="0.499844660194175" calcext:value-type="float">
            <text:p>0.4998</text:p>
          </table:table-cell>
          <table:table-cell table:style-name="ce48" office:value-type="float" office:value="0.00303106181070205" calcext:value-type="float">
            <text:p>0.0030</text:p>
          </table:table-cell>
          <table:table-cell table:style-name="ce48" office:value-type="float" office:value="0.0490123456790123" calcext:value-type="float">
            <text:p>0.0490</text:p>
          </table:table-cell>
          <table:table-cell table:style-name="ce51" office:value-type="float" office:value="0.498252427184466" calcext:value-type="float">
            <text:p>0.4983</text:p>
          </table:table-cell>
          <table:table-cell table:style-name="ce48" office:value-type="float" office:value="0.000388349514563102" calcext:value-type="float">
            <text:p>0.0004</text:p>
          </table:table-cell>
          <table:table-cell table:style-name="ce48" office:value-type="float" office:value="0.0496296296296296" calcext:value-type="float">
            <text:p>0.0496</text:p>
          </table:table-cell>
          <table:table-cell table:style-name="ce51" office:value-type="float" office:value="0.500595469255663" calcext:value-type="float">
            <text:p>0.5006</text:p>
          </table:table-cell>
          <table:table-cell table:style-name="ce48" office:value-type="float" office:value="0.00250257039445321" calcext:value-type="float">
            <text:p>0.0025</text:p>
          </table:table-cell>
          <table:table-cell table:style-name="ce48" office:value-type="float" office:value="0.05" calcext:value-type="float">
            <text:p>0.0500</text:p>
          </table:table-cell>
          <table:table-cell table:style-name="ce51" office:value-type="float" office:value="0.501177993527508" calcext:value-type="float">
            <text:p>0.5012</text:p>
          </table:table-cell>
          <table:table-cell table:style-name="ce48" office:value-type="float" office:value="0.00321505033128758" calcext:value-type="float">
            <text:p>0.0032</text:p>
          </table:table-cell>
          <table:table-cell table:style-name="ce48" office:value-type="float" office:value="0.0488888888888889" calcext:value-type="float">
            <text:p>0.0489</text:p>
          </table:table-cell>
          <table:table-cell table:style-name="ce51" office:value-type="float" office:value="0.502511326860841" calcext:value-type="float">
            <text:p>0.5025</text:p>
          </table:table-cell>
          <table:table-cell table:style-name="ce48" office:value-type="float" office:value="0.00326906337953166" calcext:value-type="float">
            <text:p>0.0033</text:p>
          </table:table-cell>
          <table:table-cell table:style-name="ce48" office:value-type="float" office:value="0.0487654320987654" calcext:value-type="float">
            <text:p>0.0488</text:p>
          </table:table-cell>
        </table:table-row>
        <table:table-row table:style-name="ro2">
          <table:table-cell office:value-type="string" calcext:value-type="string">
            <text:p>bird</text:p>
          </table:table-cell>
          <table:table-cell table:style-name="ce51" office:value-type="float" office:value="0.499746112319716" calcext:value-type="float">
            <text:p>0.4997</text:p>
          </table:table-cell>
          <table:table-cell table:style-name="ce48" office:value-type="float" office:value="0.000126943872105346" calcext:value-type="float">
            <text:p>0.0001</text:p>
          </table:table-cell>
          <table:table-cell table:style-name="ce48" office:value-type="float" office:value="0.0280246913580247" calcext:value-type="float">
            <text:p>0.0280</text:p>
          </table:table-cell>
          <table:table-cell table:style-name="ce51" office:value-type="float" office:value="0.499873056159858" calcext:value-type="float">
            <text:p>0.4999</text:p>
          </table:table-cell>
          <table:table-cell table:style-name="ce48" office:value-type="float" office:value="0.000155473830217498" calcext:value-type="float">
            <text:p>0.0002</text:p>
          </table:table-cell>
          <table:table-cell table:style-name="ce48" office:value-type="float" office:value="0.0277777777777778" calcext:value-type="float">
            <text:p>0.0278</text:p>
          </table:table-cell>
          <table:table-cell table:style-name="ce51" office:value-type="float" office:value="0.499555676416083" calcext:value-type="float">
            <text:p>0.4996</text:p>
          </table:table-cell>
          <table:table-cell table:style-name="ce48" office:value-type="float" office:value="0.000155457439736266" calcext:value-type="float">
            <text:p>0.0002</text:p>
          </table:table-cell>
          <table:table-cell table:style-name="ce48" office:value-type="float" office:value="0.0283950617283951" calcext:value-type="float">
            <text:p>0.0284</text:p>
          </table:table-cell>
          <table:table-cell table:style-name="ce51" office:value-type="float" office:value="0.50171436628797" calcext:value-type="float">
            <text:p>0.5017</text:p>
          </table:table-cell>
          <table:table-cell table:style-name="ce48" office:value-type="float" office:value="0.00423350624111281" calcext:value-type="float">
            <text:p>0.0042</text:p>
          </table:table-cell>
          <table:table-cell table:style-name="ce48" office:value-type="float" office:value="0.0283950617283951" calcext:value-type="float">
            <text:p>0.0284</text:p>
          </table:table-cell>
          <table:table-cell table:style-name="ce51" office:value-type="float" office:value="0.503847283568096" calcext:value-type="float">
            <text:p>0.5038</text:p>
          </table:table-cell>
          <table:table-cell table:style-name="ce48" office:value-type="float" office:value="0.00536120733818825" calcext:value-type="float">
            <text:p>0.0054</text:p>
          </table:table-cell>
          <table:table-cell table:style-name="ce48" office:value-type="float" office:value="0.028641975308642" calcext:value-type="float">
            <text:p>0.0286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table:style-name="ce51" office:value-type="float" office:value="0.502447869078045" calcext:value-type="float">
            <text:p>0.5024</text:p>
          </table:table-cell>
          <table:table-cell table:style-name="ce48" office:value-type="float" office:value="0.00353965100749486" calcext:value-type="float">
            <text:p>0.0035</text:p>
          </table:table-cell>
          <table:table-cell table:style-name="ce48" office:value-type="float" office:value="0.0422222222222222" calcext:value-type="float">
            <text:p>0.0422</text:p>
          </table:table-cell>
          <table:table-cell table:style-name="ce51" office:value-type="float" office:value="0.500269015828578" calcext:value-type="float">
            <text:p>0.5003</text:p>
          </table:table-cell>
          <table:table-cell table:style-name="ce48" office:value-type="float" office:value="0.002486703324196" calcext:value-type="float">
            <text:p>0.0025</text:p>
          </table:table-cell>
          <table:table-cell table:style-name="ce48" office:value-type="float" office:value="0.0437037037037037" calcext:value-type="float">
            <text:p>0.0437</text:p>
          </table:table-cell>
          <table:table-cell table:style-name="ce51" office:value-type="float" office:value="0.501375079671973" calcext:value-type="float">
            <text:p>0.5014</text:p>
          </table:table-cell>
          <table:table-cell table:style-name="ce48" office:value-type="float" office:value="0.00366179015043598" calcext:value-type="float">
            <text:p>0.0037</text:p>
          </table:table-cell>
          <table:table-cell table:style-name="ce48" office:value-type="float" office:value="0.044320987654321" calcext:value-type="float">
            <text:p>0.0443</text:p>
          </table:table-cell>
          <table:table-cell table:style-name="ce51" office:value-type="float" office:value="0.500247066750439" calcext:value-type="float">
            <text:p>0.5002</text:p>
          </table:table-cell>
          <table:table-cell table:style-name="ce48" office:value-type="float" office:value="0.00323958339505665" calcext:value-type="float">
            <text:p>0.0032</text:p>
          </table:table-cell>
          <table:table-cell table:style-name="ce48" office:value-type="float" office:value="0.0437037037037037" calcext:value-type="float">
            <text:p>0.0437</text:p>
          </table:table-cell>
          <table:table-cell table:style-name="ce51" office:value-type="float" office:value="0.501439346704189" calcext:value-type="float">
            <text:p>0.5014</text:p>
          </table:table-cell>
          <table:table-cell table:style-name="ce48" office:value-type="float" office:value="0.00341455307969604" calcext:value-type="float">
            <text:p>0.0034</text:p>
          </table:table-cell>
          <table:table-cell table:style-name="ce48" office:value-type="float" office:value="0.0441975308641975" calcext:value-type="float">
            <text:p>0.0442</text:p>
          </table:table-cell>
        </table:table-row>
        <table:table-row table:style-name="ro2">
          <table:table-cell office:value-type="string" calcext:value-type="string">
            <text:p>dog</text:p>
          </table:table-cell>
          <table:table-cell table:style-name="ce51" office:value-type="float" office:value="0.499231467073948" calcext:value-type="float">
            <text:p>0.4992</text:p>
          </table:table-cell>
          <table:table-cell table:style-name="ce48" office:value-type="float" office:value="0.000520412901043126" calcext:value-type="float">
            <text:p>0.0005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51" office:value-type="float" office:value="0.49929556958547" calcext:value-type="float">
            <text:p>0.4993</text:p>
          </table:table-cell>
          <table:table-cell table:style-name="ce48" office:value-type="float" office:value="0.000620828618025733" calcext:value-type="float">
            <text:p>0.0006</text:p>
          </table:table-cell>
          <table:table-cell table:style-name="ce48" office:value-type="float" office:value="0.0374074074074074" calcext:value-type="float">
            <text:p>0.0374</text:p>
          </table:table-cell>
          <table:table-cell table:style-name="ce51" office:value-type="float" office:value="0.499423651571065" calcext:value-type="float">
            <text:p>0.4994</text:p>
          </table:table-cell>
          <table:table-cell table:style-name="ce48" office:value-type="float" office:value="0.000313668599406403" calcext:value-type="float">
            <text:p>0.0003</text:p>
          </table:table-cell>
          <table:table-cell table:style-name="ce48" office:value-type="float" office:value="0.0371604938271605" calcext:value-type="float">
            <text:p>0.0372</text:p>
          </table:table-cell>
          <table:table-cell table:style-name="ce51" office:value-type="float" office:value="0.500571400060682" calcext:value-type="float">
            <text:p>0.5006</text:p>
          </table:table-cell>
          <table:table-cell table:style-name="ce48" office:value-type="float" office:value="0.00372113280154961" calcext:value-type="float">
            <text:p>0.0037</text:p>
          </table:table-cell>
          <table:table-cell table:style-name="ce48" office:value-type="float" office:value="0.0381481481481482" calcext:value-type="float">
            <text:p>0.0381</text:p>
          </table:table-cell>
          <table:table-cell table:style-name="ce51" office:value-type="float" office:value="0.501083645978094" calcext:value-type="float">
            <text:p>0.5011</text:p>
          </table:table-cell>
          <table:table-cell table:style-name="ce48" office:value-type="float" office:value="0.00348982721258319" calcext:value-type="float">
            <text:p>0.0035</text:p>
          </table:table-cell>
          <table:table-cell table:style-name="ce48" office:value-type="float" office:value="0.0371604938271605" calcext:value-type="float">
            <text:p>0.0372</text:p>
          </table:table-cell>
        </table:table-row>
        <table:table-row table:style-name="ro2">
          <table:table-cell office:value-type="string" calcext:value-type="string">
            <text:p>horse</text:p>
          </table:table-cell>
          <table:table-cell table:style-name="ce51" office:value-type="float" office:value="0.501995665700341" calcext:value-type="float">
            <text:p>0.5020</text:p>
          </table:table-cell>
          <table:table-cell table:style-name="ce48" office:value-type="float" office:value="0.00479301878578493" calcext:value-type="float">
            <text:p>0.0048</text:p>
          </table:table-cell>
          <table:table-cell table:style-name="ce48" office:value-type="float" office:value="0.0262962962962963" calcext:value-type="float">
            <text:p>0.0263</text:p>
          </table:table-cell>
          <table:table-cell table:style-name="ce51" office:value-type="float" office:value="0.502058916654925" calcext:value-type="float">
            <text:p>0.5021</text:p>
          </table:table-cell>
          <table:table-cell table:style-name="ce48" office:value-type="float" office:value="0.00507008199159739" calcext:value-type="float">
            <text:p>0.0051</text:p>
          </table:table-cell>
          <table:table-cell table:style-name="ce48" office:value-type="float" office:value="0.0261728395061728" calcext:value-type="float">
            <text:p>0.0262</text:p>
          </table:table-cell>
          <table:table-cell table:style-name="ce51" office:value-type="float" office:value="0.50193225421034" calcext:value-type="float">
            <text:p>0.5019</text:p>
          </table:table-cell>
          <table:table-cell table:style-name="ce48" office:value-type="float" office:value="0.0049867066074541" calcext:value-type="float">
            <text:p>0.0050</text:p>
          </table:table-cell>
          <table:table-cell table:style-name="ce48" office:value-type="float" office:value="0.0264197530864198" calcext:value-type="float">
            <text:p>0.0264</text:p>
          </table:table-cell>
          <table:table-cell table:style-name="ce51" office:value-type="float" office:value="0.499493149552387" calcext:value-type="float">
            <text:p>0.4995</text:p>
          </table:table-cell>
          <table:table-cell table:style-name="ce48" office:value-type="float" office:value="0.000380288345605401" calcext:value-type="float">
            <text:p>0.0004</text:p>
          </table:table-cell>
          <table:table-cell table:style-name="ce48" office:value-type="float" office:value="0.0265432098765432" calcext:value-type="float">
            <text:p>0.0265</text:p>
          </table:table-cell>
          <table:table-cell table:style-name="ce51" office:value-type="float" office:value="0.499683263620828" calcext:value-type="float">
            <text:p>0.4997</text:p>
          </table:table-cell>
          <table:table-cell table:style-name="ce48" office:value-type="float" office:value="0.00000009830746476143" calcext:value-type="float">
            <text:p>0.0000</text:p>
          </table:table-cell>
          <table:table-cell table:style-name="ce48" office:value-type="float" office:value="0.0261728395061728" calcext:value-type="float">
            <text:p>0.0262</text:p>
          </table:table-cell>
        </table:table-row>
        <table:table-row table:style-name="ro2">
          <table:table-cell office:value-type="string" calcext:value-type="string">
            <text:p>sheep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11111111111111" calcext:value-type="float">
            <text:p>0.0111</text:p>
          </table:table-cell>
          <table:table-cell table:style-name="ce51" office:value-type="float" office:value="0.505493133583021" calcext:value-type="float">
            <text:p>0.5055</text:p>
          </table:table-cell>
          <table:table-cell table:style-name="ce48" office:value-type="float" office:value="0.0111429777710754" calcext:value-type="float">
            <text:p>0.0111</text:p>
          </table:table-cell>
          <table:table-cell table:style-name="ce48" office:value-type="float" office:value="0.0111111111111111" calcext:value-type="float">
            <text:p>0.0111</text:p>
          </table:table-cell>
          <table:table-cell table:style-name="ce51" office:value-type="float" office:value="0.499812734082397" calcext:value-type="float">
            <text:p>0.4998</text:p>
          </table:table-cell>
          <table:table-cell table:style-name="ce48" office:value-type="float" office:value="0.000249687890137329" calcext:value-type="float">
            <text:p>0.0002</text:p>
          </table:table-cell>
          <table:table-cell table:style-name="ce48" office:value-type="float" office:value="0.0114814814814815" calcext:value-type="float">
            <text:p>0.0115</text:p>
          </table:table-cell>
          <table:table-cell table:style-name="ce51" office:value-type="float" office:value="0.499750312109863" calcext:value-type="float">
            <text:p>0.4998</text:p>
          </table:table-cell>
          <table:table-cell table:style-name="ce48" office:value-type="float" office:value="0.000233561634630084" calcext:value-type="float">
            <text:p>0.0002</text:p>
          </table:table-cell>
          <table:table-cell table:style-name="ce48" office:value-type="float" office:value="0.0116049382716049" calcext:value-type="float">
            <text:p>0.0116</text:p>
          </table:table-cell>
          <table:table-cell table:style-name="ce51" office:value-type="float" office:value="0.499812734082397" calcext:value-type="float">
            <text:p>0.4998</text:p>
          </table:table-cell>
          <table:table-cell table:style-name="ce48" office:value-type="float" office:value="0.000249687890137329" calcext:value-type="float">
            <text:p>0.0002</text:p>
          </table:table-cell>
          <table:table-cell table:style-name="ce48" office:value-type="float" office:value="0.0114814814814815" calcext:value-type="float">
            <text:p>0.0115</text:p>
          </table:table-cell>
        </table:table-row>
        <table:table-row table:style-name="ro2">
          <table:table-cell office:value-type="string" calcext:value-type="string">
            <text:p>cow</text:p>
          </table:table-cell>
          <table:table-cell table:style-name="ce51" office:value-type="float" office:value="0.499874529485571" calcext:value-type="float">
            <text:p>0.4999</text:p>
          </table:table-cell>
          <table:table-cell table:style-name="ce48" office:value-type="float" office:value="0.000250941028858209" calcext:value-type="float">
            <text:p>0.0003</text:p>
          </table:table-cell>
          <table:table-cell table:style-name="ce48" office:value-type="float" office:value="0.0158024691358025" calcext:value-type="float">
            <text:p>0.0158</text:p>
          </table:table-cell>
          <table:table-cell table:style-name="ce51" office:value-type="float" office:value="0.499686481043726" calcext:value-type="float">
            <text:p>0.4997</text:p>
          </table:table-cell>
          <table:table-cell table:style-name="ce48" office:value-type="float" office:value="0.000343399731583932" calcext:value-type="float">
            <text:p>0.0003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499937264742785" calcext:value-type="float">
            <text:p>0.4999</text:p>
          </table:table-cell>
          <table:table-cell table:style-name="ce48" office:value-type="float" office:value="0.000125470514429105" calcext:value-type="float">
            <text:p>0.0001</text:p>
          </table:table-cell>
          <table:table-cell table:style-name="ce48" office:value-type="float" office:value="0.015679012345679" calcext:value-type="float">
            <text:p>0.0157</text:p>
          </table:table-cell>
          <table:table-cell table:style-name="ce51" office:value-type="float" office:value="0.503532674222329" calcext:value-type="float">
            <text:p>0.5035</text:p>
          </table:table-cell>
          <table:table-cell table:style-name="ce48" office:value-type="float" office:value="0.00786249490262413" calcext:value-type="float">
            <text:p>0.0079</text:p>
          </table:table-cell>
          <table:table-cell table:style-name="ce48" office:value-type="float" office:value="0.0160493827160494" calcext:value-type="float">
            <text:p>0.0160</text:p>
          </table:table-cell>
          <table:table-cell table:style-name="ce51" office:value-type="float" office:value="0.499686441711276" calcext:value-type="float">
            <text:p>0.4997</text:p>
          </table:table-cell>
          <table:table-cell table:style-name="ce48" office:value-type="float" office:value="0.000280472679741281" calcext:value-type="float">
            <text:p>0.0003</text:p>
          </table:table-cell>
          <table:table-cell table:style-name="ce48" office:value-type="float" office:value="0.0161728395061728" calcext:value-type="float">
            <text:p>0.0162</text:p>
          </table:table-cell>
        </table:table-row>
        <table:table-row table:style-name="ro2">
          <table:table-cell office:value-type="string" calcext:value-type="string">
            <text:p>elephant</text:p>
          </table:table-cell>
          <table:table-cell table:style-name="ce51" office:value-type="float" office:value="0.499748269351794" calcext:value-type="float">
            <text:p>0.4997</text:p>
          </table:table-cell>
          <table:table-cell table:style-name="ce48" office:value-type="float" office:value="0.000125865324103214" calcext:value-type="float">
            <text:p>0.0001</text:p>
          </table:table-cell>
          <table:table-cell table:style-name="ce48" office:value-type="float" office:value="0.0195061728395062" calcext:value-type="float">
            <text:p>0.0195</text:p>
          </table:table-cell>
          <table:table-cell table:style-name="ce51" office:value-type="float" office:value="0.499433685202117" calcext:value-type="float">
            <text:p>0.4994</text:p>
          </table:table-cell>
          <table:table-cell table:style-name="ce48" office:value-type="float" office:value="0.000417436150112857" calcext:value-type="float">
            <text:p>0.0004</text:p>
          </table:table-cell>
          <table:table-cell table:style-name="ce48" office:value-type="float" office:value="0.0201234567901235" calcext:value-type="float">
            <text:p>0.0201</text:p>
          </table:table-cell>
          <table:table-cell table:style-name="ce51" office:value-type="float" office:value="0.499559510945929" calcext:value-type="float">
            <text:p>0.4996</text:p>
          </table:table-cell>
          <table:table-cell table:style-name="ce48" office:value-type="float" office:value="0.000154185244287569" calcext:value-type="float">
            <text:p>0.0002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51" office:value-type="float" office:value="0.50265953123402" calcext:value-type="float">
            <text:p>0.5027</text:p>
          </table:table-cell>
          <table:table-cell table:style-name="ce48" office:value-type="float" office:value="0.00642740139337196" calcext:value-type="float">
            <text:p>0.0064</text:p>
          </table:table-cell>
          <table:table-cell table:style-name="ce48" office:value-type="float" office:value="0.02" calcext:value-type="float">
            <text:p>0.0200</text:p>
          </table:table-cell>
          <table:table-cell table:style-name="ce51" office:value-type="float" office:value="0.499433685202117" calcext:value-type="float">
            <text:p>0.4994</text:p>
          </table:table-cell>
          <table:table-cell table:style-name="ce48" office:value-type="float" office:value="0.000366943783013181" calcext:value-type="float">
            <text:p>0.0004</text:p>
          </table:table-cell>
          <table:table-cell table:style-name="ce48" office:value-type="float" office:value="0.0201234567901235" calcext:value-type="float">
            <text:p>0.0201</text:p>
          </table:table-cell>
        </table:table-row>
        <table:table-row table:style-name="ro2">
          <table:table-cell office:value-type="string" calcext:value-type="string">
            <text:p>bear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703703703703704" calcext:value-type="float">
            <text:p>0.007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703703703703704" calcext:value-type="float">
            <text:p>0.0070</text:p>
          </table:table-cell>
          <table:table-cell table:style-name="ce51" office:value-type="float" office:value="0.49981347148657" calcext:value-type="float">
            <text:p>0.4998</text:p>
          </table:table-cell>
          <table:table-cell table:style-name="ce48" office:value-type="float" office:value="0.000248736904792102" calcext:value-type="float">
            <text:p>0.0002</text:p>
          </table:table-cell>
          <table:table-cell table:style-name="ce48" office:value-type="float" office:value="0.00740740740740741" calcext:value-type="float">
            <text:p>0.0074</text:p>
          </table:table-cell>
          <table:table-cell table:style-name="ce51" office:value-type="float" office:value="0.499937849596022" calcext:value-type="float">
            <text:p>0.4999</text:p>
          </table:table-cell>
          <table:table-cell table:style-name="ce48" office:value-type="float" office:value="0.000124300807955247" calcext:value-type="float">
            <text:p>0.0001</text:p>
          </table:table-cell>
          <table:table-cell table:style-name="ce48" office:value-type="float" office:value="0.00716049382716049" calcext:value-type="float">
            <text:p>0.0072</text:p>
          </table:table-cell>
          <table:table-cell table:style-name="ce51" office:value-type="float" office:value="0.499875699192045" calcext:value-type="float">
            <text:p>0.4999</text:p>
          </table:table-cell>
          <table:table-cell table:style-name="ce48" office:value-type="float" office:value="0.000248601615910493" calcext:value-type="float">
            <text:p>0.0002</text:p>
          </table:table-cell>
          <table:table-cell table:style-name="ce48" office:value-type="float" office:value="0.00728395061728395" calcext:value-type="float">
            <text:p>0.0073</text:p>
          </table:table-cell>
        </table:table-row>
        <table:table-row table:style-name="ro2">
          <table:table-cell office:value-type="string" calcext:value-type="string">
            <text:p>zebra</text:p>
          </table:table-cell>
          <table:table-cell table:style-name="ce51" office:value-type="float" office:value="0.499937304075235" calcext:value-type="float">
            <text:p>0.4999</text:p>
          </table:table-cell>
          <table:table-cell table:style-name="ce48" office:value-type="float" office:value="0.000125391849529777" calcext:value-type="float">
            <text:p>0.0001</text:p>
          </table:table-cell>
          <table:table-cell table:style-name="ce48" office:value-type="float" office:value="0.0158024691358025" calcext:value-type="float">
            <text:p>0.0158</text:p>
          </table:table-cell>
          <table:table-cell table:style-name="ce51" office:value-type="float" office:value="0.49974921630094" calcext:value-type="float">
            <text:p>0.4997</text:p>
          </table:table-cell>
          <table:table-cell table:style-name="ce48" office:value-type="float" office:value="0.000234586670017168" calcext:value-type="float">
            <text:p>0.0002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503030949494412" calcext:value-type="float">
            <text:p>0.5030</text:p>
          </table:table-cell>
          <table:table-cell table:style-name="ce48" office:value-type="float" office:value="0.00780482487814358" calcext:value-type="float">
            <text:p>0.0078</text:p>
          </table:table-cell>
          <table:table-cell table:style-name="ce48" office:value-type="float" office:value="0.0171604938271605" calcext:value-type="float">
            <text:p>0.0172</text:p>
          </table:table-cell>
          <table:table-cell table:style-name="ce51" office:value-type="float" office:value="0.503344429118236" calcext:value-type="float">
            <text:p>0.5033</text:p>
          </table:table-cell>
          <table:table-cell table:style-name="ce48" office:value-type="float" office:value="0.00779485221028968" calcext:value-type="float">
            <text:p>0.0078</text:p>
          </table:table-cell>
          <table:table-cell table:style-name="ce48" office:value-type="float" office:value="0.0165432098765432" calcext:value-type="float">
            <text:p>0.0165</text:p>
          </table:table-cell>
          <table:table-cell table:style-name="ce51" office:value-type="float" office:value="0.503686441711276" calcext:value-type="float">
            <text:p>0.5037</text:p>
          </table:table-cell>
          <table:table-cell table:style-name="ce48" office:value-type="float" office:value="0.00816009382506546" calcext:value-type="float">
            <text:p>0.0082</text:p>
          </table:table-cell>
          <table:table-cell table:style-name="ce48" office:value-type="float" office:value="0.0161728395061728" calcext:value-type="float">
            <text:p>0.0162</text:p>
          </table:table-cell>
        </table:table-row>
        <table:table-row table:style-name="ro2">
          <table:table-cell office:value-type="string" calcext:value-type="string">
            <text:p>giraffe</text:p>
          </table:table-cell>
          <table:table-cell table:style-name="ce51" office:value-type="float" office:value="0.499937067337948" calcext:value-type="float">
            <text:p>0.4999</text:p>
          </table:table-cell>
          <table:table-cell table:style-name="ce48" office:value-type="float" office:value="0.000125865324103214" calcext:value-type="float">
            <text:p>0.0001</text:p>
          </table:table-cell>
          <table:table-cell table:style-name="ce48" office:value-type="float" office:value="0.0192592592592593" calcext:value-type="float">
            <text:p>0.0193</text:p>
          </table:table-cell>
          <table:table-cell table:style-name="ce51" office:value-type="float" office:value="0.502848210479303" calcext:value-type="float">
            <text:p>0.5028</text:p>
          </table:table-cell>
          <table:table-cell table:style-name="ce48" office:value-type="float" office:value="0.00664488258580226" calcext:value-type="float">
            <text:p>0.0066</text:p>
          </table:table-cell>
          <table:table-cell table:style-name="ce48" office:value-type="float" office:value="0.0197530864197531" calcext:value-type="float">
            <text:p>0.0198</text:p>
          </table:table-cell>
          <table:table-cell table:style-name="ce51" office:value-type="float" office:value="0.499370673379484" calcext:value-type="float">
            <text:p>0.4994</text:p>
          </table:table-cell>
          <table:table-cell table:style-name="ce48" office:value-type="float" office:value="0.000487474304116724" calcext:value-type="float">
            <text:p>0.0005</text:p>
          </table:table-cell>
          <table:table-cell table:style-name="ce48" office:value-type="float" office:value="0.0203703703703704" calcext:value-type="float">
            <text:p>0.0204</text:p>
          </table:table-cell>
          <table:table-cell table:style-name="ce51" office:value-type="float" office:value="0.509173958058426" calcext:value-type="float">
            <text:p>0.5092</text:p>
          </table:table-cell>
          <table:table-cell table:style-name="ce48" office:value-type="float" office:value="0.0126561900008529" calcext:value-type="float">
            <text:p>0.0127</text:p>
          </table:table-cell>
          <table:table-cell table:style-name="ce48" office:value-type="float" office:value="0.0197530864197531" calcext:value-type="float">
            <text:p>0.0198</text:p>
          </table:table-cell>
          <table:table-cell table:style-name="ce51" office:value-type="float" office:value="0.502407681844942" calcext:value-type="float">
            <text:p>0.5024</text:p>
          </table:table-cell>
          <table:table-cell table:style-name="ce48" office:value-type="float" office:value="0.00576107253274532" calcext:value-type="float">
            <text:p>0.0058</text:p>
          </table:table-cell>
          <table:table-cell table:style-name="ce48" office:value-type="float" office:value="0.0206172839506173" calcext:value-type="float">
            <text:p>0.0206</text:p>
          </table:table-cell>
        </table:table-row>
        <table:table-row table:style-name="ro2">
          <table:table-cell office:value-type="string" calcext:value-type="string">
            <text:p>backpack</text:p>
          </table:table-cell>
          <table:table-cell table:style-name="ce51" office:value-type="float" office:value="0.500611106439044" calcext:value-type="float">
            <text:p>0.5006</text:p>
          </table:table-cell>
          <table:table-cell table:style-name="ce48" office:value-type="float" office:value="0.00300478882088116" calcext:value-type="float">
            <text:p>0.0030</text:p>
          </table:table-cell>
          <table:table-cell table:style-name="ce48" office:value-type="float" office:value="0.0440740740740741" calcext:value-type="float">
            <text:p>0.0441</text:p>
          </table:table-cell>
          <table:table-cell table:style-name="ce51" office:value-type="float" office:value="0.501931432736243" calcext:value-type="float">
            <text:p>0.5019</text:p>
          </table:table-cell>
          <table:table-cell table:style-name="ce48" office:value-type="float" office:value="0.00565202675594476" calcext:value-type="float">
            <text:p>0.0057</text:p>
          </table:table-cell>
          <table:table-cell table:style-name="ce48" office:value-type="float" office:value="0.0441975308641975" calcext:value-type="float">
            <text:p>0.0442</text:p>
          </table:table-cell>
          <table:table-cell table:style-name="ce51" office:value-type="float" office:value="0.501738009138564" calcext:value-type="float">
            <text:p>0.5017</text:p>
          </table:table-cell>
          <table:table-cell table:style-name="ce48" office:value-type="float" office:value="0.00333341724561262" calcext:value-type="float">
            <text:p>0.0033</text:p>
          </table:table-cell>
          <table:table-cell table:style-name="ce48" office:value-type="float" office:value="0.0445679012345679" calcext:value-type="float">
            <text:p>0.0446</text:p>
          </table:table-cell>
          <table:table-cell table:style-name="ce51" office:value-type="float" office:value="0.501609060073445" calcext:value-type="float">
            <text:p>0.5016</text:p>
          </table:table-cell>
          <table:table-cell table:style-name="ce48" office:value-type="float" office:value="0.00551444799115054" calcext:value-type="float">
            <text:p>0.0055</text:p>
          </table:table-cell>
          <table:table-cell table:style-name="ce48" office:value-type="float" office:value="0.0448148148148148" calcext:value-type="float">
            <text:p>0.0448</text:p>
          </table:table-cell>
          <table:table-cell table:style-name="ce51" office:value-type="float" office:value="0.498774983881367" calcext:value-type="float">
            <text:p>0.4988</text:p>
          </table:table-cell>
          <table:table-cell table:style-name="ce48" office:value-type="float" office:value="0.000515796260477112" calcext:value-type="float">
            <text:p>0.0005</text:p>
          </table:table-cell>
          <table:table-cell table:style-name="ce48" office:value-type="float" office:value="0.0449382716049383" calcext:value-type="float">
            <text:p>0.0449</text:p>
          </table:table-cell>
        </table:table-row>
        <table:table-row table:style-name="ro2">
          <table:table-cell office:value-type="string" calcext:value-type="string">
            <text:p>umbrella</text:p>
          </table:table-cell>
          <table:table-cell table:style-name="ce51" office:value-type="float" office:value="0.499166584431177" calcext:value-type="float">
            <text:p>0.4992</text:p>
          </table:table-cell>
          <table:table-cell table:style-name="ce48" office:value-type="float" office:value="0.000520741350225617" calcext:value-type="float">
            <text:p>0.0005</text:p>
          </table:table-cell>
          <table:table-cell table:style-name="ce48" office:value-type="float" office:value="0.0387654320987654" calcext:value-type="float">
            <text:p>0.0388</text:p>
          </table:table-cell>
          <table:table-cell table:style-name="ce51" office:value-type="float" office:value="0.502435815200408" calcext:value-type="float">
            <text:p>0.5024</text:p>
          </table:table-cell>
          <table:table-cell table:style-name="ce48" office:value-type="float" office:value="0.00418689525668105" calcext:value-type="float">
            <text:p>0.0042</text:p>
          </table:table-cell>
          <table:table-cell table:style-name="ce48" office:value-type="float" office:value="0.038641975308642" calcext:value-type="float">
            <text:p>0.0386</text:p>
          </table:table-cell>
          <table:table-cell table:style-name="ce51" office:value-type="float" office:value="0.499166543313432" calcext:value-type="float">
            <text:p>0.4992</text:p>
          </table:table-cell>
          <table:table-cell table:style-name="ce48" office:value-type="float" office:value="0.000157119452155563" calcext:value-type="float">
            <text:p>0.0002</text:p>
          </table:table-cell>
          <table:table-cell table:style-name="ce48" office:value-type="float" office:value="0.0387654320987654" calcext:value-type="float">
            <text:p>0.0388</text:p>
          </table:table-cell>
          <table:table-cell table:style-name="ce51" office:value-type="float" office:value="0.505640696699067" calcext:value-type="float">
            <text:p>0.5056</text:p>
          </table:table-cell>
          <table:table-cell table:style-name="ce48" office:value-type="float" office:value="0.00684047161912921" calcext:value-type="float">
            <text:p>0.0068</text:p>
          </table:table-cell>
          <table:table-cell table:style-name="ce48" office:value-type="float" office:value="0.038641975308642" calcext:value-type="float">
            <text:p>0.0386</text:p>
          </table:table-cell>
          <table:table-cell table:style-name="ce51" office:value-type="float" office:value="0.505741785011625" calcext:value-type="float">
            <text:p>0.5057</text:p>
          </table:table-cell>
          <table:table-cell table:style-name="ce48" office:value-type="float" office:value="0.00642604644105368" calcext:value-type="float">
            <text:p>0.0064</text:p>
          </table:table-cell>
          <table:table-cell table:style-name="ce48" office:value-type="float" office:value="0.0383950617283951" calcext:value-type="float">
            <text:p>0.0384</text:p>
          </table:table-cell>
        </table:table-row>
        <table:table-row table:style-name="ro2">
          <table:table-cell office:value-type="string" calcext:value-type="string">
            <text:p>handbag</text:p>
          </table:table-cell>
          <table:table-cell table:style-name="ce51" office:value-type="float" office:value="0.499188368538373" calcext:value-type="float">
            <text:p>0.4992</text:p>
          </table:table-cell>
          <table:table-cell table:style-name="ce48" office:value-type="float" office:value="0.00234341167700218" calcext:value-type="float">
            <text:p>0.0023</text:p>
          </table:table-cell>
          <table:table-cell table:style-name="ce48" office:value-type="float" office:value="0.0546913580246914" calcext:value-type="float">
            <text:p>0.0547</text:p>
          </table:table-cell>
          <table:table-cell table:style-name="ce51" office:value-type="float" office:value="0.50512642006052" calcext:value-type="float">
            <text:p>0.5051</text:p>
          </table:table-cell>
          <table:table-cell table:style-name="ce48" office:value-type="float" office:value="0.0045295664817871" calcext:value-type="float">
            <text:p>0.0045</text:p>
          </table:table-cell>
          <table:table-cell table:style-name="ce48" office:value-type="float" office:value="0.054320987654321" calcext:value-type="float">
            <text:p>0.0543</text:p>
          </table:table-cell>
          <table:table-cell table:style-name="ce51" office:value-type="float" office:value="0.502412624728855" calcext:value-type="float">
            <text:p>0.5024</text:p>
          </table:table-cell>
          <table:table-cell table:style-name="ce48" office:value-type="float" office:value="0.00475746083766817" calcext:value-type="float">
            <text:p>0.0048</text:p>
          </table:table-cell>
          <table:table-cell table:style-name="ce48" office:value-type="float" office:value="0.0550617283950617" calcext:value-type="float">
            <text:p>0.0551</text:p>
          </table:table-cell>
          <table:table-cell table:style-name="ce51" office:value-type="float" office:value="0.507861240749728" calcext:value-type="float">
            <text:p>0.5079</text:p>
          </table:table-cell>
          <table:table-cell table:style-name="ce48" office:value-type="float" office:value="0.00508792002379405" calcext:value-type="float">
            <text:p>0.0051</text:p>
          </table:table-cell>
          <table:table-cell table:style-name="ce48" office:value-type="float" office:value="0.0534567901234568" calcext:value-type="float">
            <text:p>0.0535</text:p>
          </table:table-cell>
          <table:table-cell table:style-name="ce51" office:value-type="float" office:value="0.504816057752141" calcext:value-type="float">
            <text:p>0.5048</text:p>
          </table:table-cell>
          <table:table-cell table:style-name="ce48" office:value-type="float" office:value="0.00571508908637997" calcext:value-type="float">
            <text:p>0.0057</text:p>
          </table:table-cell>
          <table:table-cell table:style-name="ce48" office:value-type="float" office:value="0.0549382716049383" calcext:value-type="float">
            <text:p>0.0549</text:p>
          </table:table-cell>
        </table:table-row>
        <table:table-row table:style-name="ro2">
          <table:table-cell office:value-type="string" calcext:value-type="string">
            <text:p>tie</text:p>
          </table:table-cell>
          <table:table-cell table:style-name="ce51" office:value-type="float" office:value="0.498592982215001" calcext:value-type="float">
            <text:p>0.4986</text:p>
          </table:table-cell>
          <table:table-cell table:style-name="ce48" office:value-type="float" office:value="0.000688552751510895" calcext:value-type="float">
            <text:p>0.0007</text:p>
          </table:table-cell>
          <table:table-cell table:style-name="ce48" office:value-type="float" office:value="0.0376543209876543" calcext:value-type="float">
            <text:p>0.0377</text:p>
          </table:table-cell>
          <table:table-cell table:style-name="ce51" office:value-type="float" office:value="0.502805160768261" calcext:value-type="float">
            <text:p>0.5028</text:p>
          </table:table-cell>
          <table:table-cell table:style-name="ce48" office:value-type="float" office:value="0.00689247309016916" calcext:value-type="float">
            <text:p>0.0069</text:p>
          </table:table-cell>
          <table:table-cell table:style-name="ce48" office:value-type="float" office:value="0.0360493827160494" calcext:value-type="float">
            <text:p>0.0360</text:p>
          </table:table-cell>
          <table:table-cell table:style-name="ce51" office:value-type="float" office:value="0.498720532191847" calcext:value-type="float">
            <text:p>0.4987</text:p>
          </table:table-cell>
          <table:table-cell table:style-name="ce48" office:value-type="float" office:value="0.00116227962109739" calcext:value-type="float">
            <text:p>0.0012</text:p>
          </table:table-cell>
          <table:table-cell table:style-name="ce48" office:value-type="float" office:value="0.0374074074074074" calcext:value-type="float">
            <text:p>0.0374</text:p>
          </table:table-cell>
          <table:table-cell table:style-name="ce51" office:value-type="float" office:value="0.499168388877708" calcext:value-type="float">
            <text:p>0.4992</text:p>
          </table:table-cell>
          <table:table-cell table:style-name="ce48" office:value-type="float" office:value="0.000326345193087322" calcext:value-type="float">
            <text:p>0.0003</text:p>
          </table:table-cell>
          <table:table-cell table:style-name="ce48" office:value-type="float" office:value="0.0365432098765432" calcext:value-type="float">
            <text:p>0.0365</text:p>
          </table:table-cell>
          <table:table-cell table:style-name="ce51" office:value-type="float" office:value="0.506409199637813" calcext:value-type="float">
            <text:p>0.5064</text:p>
          </table:table-cell>
          <table:table-cell table:style-name="ce48" office:value-type="float" office:value="0.00990703311383438" calcext:value-type="float">
            <text:p>0.0099</text:p>
          </table:table-cell>
          <table:table-cell table:style-name="ce48" office:value-type="float" office:value="0.035679012345679" calcext:value-type="float">
            <text:p>0.0357</text:p>
          </table:table-cell>
        </table:table-row>
        <table:table-row table:style-name="ro2">
          <table:table-cell office:value-type="string" calcext:value-type="string">
            <text:p>suitcase</text:p>
          </table:table-cell>
          <table:table-cell table:style-name="ce51" office:value-type="float" office:value="0.499810924353054" calcext:value-type="float">
            <text:p>0.4998</text:p>
          </table:table-cell>
          <table:table-cell table:style-name="ce48" office:value-type="float" office:value="0.000154379636308773" calcext:value-type="float">
            <text:p>0.0002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499747872650659" calcext:value-type="float">
            <text:p>0.4997</text:p>
          </table:table-cell>
          <table:table-cell table:style-name="ce48" office:value-type="float" office:value="0.000308791703602457" calcext:value-type="float">
            <text:p>0.0003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51" office:value-type="float" office:value="0.49974791238078" calcext:value-type="float">
            <text:p>0.4997</text:p>
          </table:table-cell>
          <table:table-cell table:style-name="ce48" office:value-type="float" office:value="0.00023577984298886" calcext:value-type="float">
            <text:p>0.0002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51" office:value-type="float" office:value="0.499747872650659" calcext:value-type="float">
            <text:p>0.4997</text:p>
          </table:table-cell>
          <table:table-cell table:style-name="ce48" office:value-type="float" office:value="0.00023579046728698" calcext:value-type="float">
            <text:p>0.0002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51" office:value-type="float" office:value="0.502589020573774" calcext:value-type="float">
            <text:p>0.5026</text:p>
          </table:table-cell>
          <table:table-cell table:style-name="ce48" office:value-type="float" office:value="0.00628243290388129" calcext:value-type="float">
            <text:p>0.0063</text:p>
          </table:table-cell>
          <table:table-cell table:style-name="ce48" office:value-type="float" office:value="0.0214814814814815" calcext:value-type="float">
            <text:p>0.0215</text:p>
          </table:table-cell>
        </table:table-row>
        <table:table-row table:style-name="ro2">
          <table:table-cell office:value-type="string" calcext:value-type="string">
            <text:p>frisbee</text:p>
          </table:table-cell>
          <table:table-cell table:style-name="ce51" office:value-type="float" office:value="0.499937185929648" calcext:value-type="float">
            <text:p>0.4999</text:p>
          </table:table-cell>
          <table:table-cell table:style-name="ce48" office:value-type="float" office:value="0.000125628140703515" calcext:value-type="float">
            <text:p>0.0001</text:p>
          </table:table-cell>
          <table:table-cell table:style-name="ce48" office:value-type="float" office:value="0.0174074074074074" calcext:value-type="float">
            <text:p>0.0174</text:p>
          </table:table-cell>
          <table:table-cell table:style-name="ce51" office:value-type="float" office:value="0.499811557788945" calcext:value-type="float">
            <text:p>0.4998</text:p>
          </table:table-cell>
          <table:table-cell table:style-name="ce48" office:value-type="float" office:value="0.000153862421029091" calcext:value-type="float">
            <text:p>0.0002</text:p>
          </table:table-cell>
          <table:table-cell table:style-name="ce48" office:value-type="float" office:value="0.0176543209876543" calcext:value-type="float">
            <text:p>0.0177</text:p>
          </table:table-cell>
          <table:table-cell table:style-name="ce51" office:value-type="float" office:value="0.499560301507538" calcext:value-type="float">
            <text:p>0.4996</text:p>
          </table:table-cell>
          <table:table-cell table:style-name="ce48" office:value-type="float" office:value="0.000251256281407031" calcext:value-type="float">
            <text:p>0.0003</text:p>
          </table:table-cell>
          <table:table-cell table:style-name="ce48" office:value-type="float" office:value="0.0181481481481482" calcext:value-type="float">
            <text:p>0.0181</text:p>
          </table:table-cell>
          <table:table-cell table:style-name="ce51" office:value-type="float" office:value="0.503320172290022" calcext:value-type="float">
            <text:p>0.5033</text:p>
          </table:table-cell>
          <table:table-cell table:style-name="ce48" office:value-type="float" office:value="0.00712080661757802" calcext:value-type="float">
            <text:p>0.0071</text:p>
          </table:table-cell>
          <table:table-cell table:style-name="ce48" office:value-type="float" office:value="0.0176543209876543" calcext:value-type="float">
            <text:p>0.0177</text:p>
          </table:table-cell>
          <table:table-cell table:style-name="ce51" office:value-type="float" office:value="0.499811557788945" calcext:value-type="float">
            <text:p>0.4998</text:p>
          </table:table-cell>
          <table:table-cell table:style-name="ce48" office:value-type="float" office:value="0.000153862421029091" calcext:value-type="float">
            <text:p>0.0002</text:p>
          </table:table-cell>
          <table:table-cell table:style-name="ce48" office:value-type="float" office:value="0.0176543209876543" calcext:value-type="float">
            <text:p>0.0177</text:p>
          </table:table-cell>
        </table:table-row>
        <table:table-row table:style-name="ro2">
          <table:table-cell office:value-type="string" calcext:value-type="string">
            <text:p>skis</text:p>
          </table:table-cell>
          <table:table-cell table:style-name="ce51" office:value-type="float" office:value="0.499620573322106" calcext:value-type="float">
            <text:p>0.4996</text:p>
          </table:table-cell>
          <table:table-cell table:style-name="ce48" office:value-type="float" office:value="0.000236578525395786" calcext:value-type="float">
            <text:p>0.0002</text:p>
          </table:table-cell>
          <table:table-cell table:style-name="ce48" office:value-type="float" office:value="0.0246913580246914" calcext:value-type="float">
            <text:p>0.0247</text:p>
          </table:table-cell>
          <table:table-cell table:style-name="ce51" office:value-type="float" office:value="0.502247887011367" calcext:value-type="float">
            <text:p>0.5022</text:p>
          </table:table-cell>
          <table:table-cell table:style-name="ce48" office:value-type="float" office:value="0.00512818513792138" calcext:value-type="float">
            <text:p>0.0051</text:p>
          </table:table-cell>
          <table:table-cell table:style-name="ce48" office:value-type="float" office:value="0.0244444444444444" calcext:value-type="float">
            <text:p>0.0244</text:p>
          </table:table-cell>
          <table:table-cell table:style-name="ce51" office:value-type="float" office:value="0.504811949593733" calcext:value-type="float">
            <text:p>0.5048</text:p>
          </table:table-cell>
          <table:table-cell table:style-name="ce48" office:value-type="float" office:value="0.00602362841636895" calcext:value-type="float">
            <text:p>0.0060</text:p>
          </table:table-cell>
          <table:table-cell table:style-name="ce48" office:value-type="float" office:value="0.024320987654321" calcext:value-type="float">
            <text:p>0.0243</text:p>
          </table:table-cell>
          <table:table-cell table:style-name="ce51" office:value-type="float" office:value="0.506806912140995" calcext:value-type="float">
            <text:p>0.5068</text:p>
          </table:table-cell>
          <table:table-cell table:style-name="ce48" office:value-type="float" office:value="0.00646934678075811" calcext:value-type="float">
            <text:p>0.0065</text:p>
          </table:table-cell>
          <table:table-cell table:style-name="ce48" office:value-type="float" office:value="0.0253086419753086" calcext:value-type="float">
            <text:p>0.0253</text:p>
          </table:table-cell>
          <table:table-cell table:style-name="ce51" office:value-type="float" office:value="0.503926554042421" calcext:value-type="float">
            <text:p>0.5039</text:p>
          </table:table-cell>
          <table:table-cell table:style-name="ce48" office:value-type="float" office:value="0.00623649339437772" calcext:value-type="float">
            <text:p>0.0062</text:p>
          </table:table-cell>
          <table:table-cell table:style-name="ce48" office:value-type="float" office:value="0.0260493827160494" calcext:value-type="float">
            <text:p>0.0260</text:p>
          </table:table-cell>
        </table:table-row>
        <table:table-row table:style-name="ro2">
          <table:table-cell office:value-type="string" calcext:value-type="string">
            <text:p>snowboard</text:p>
          </table:table-cell>
          <table:table-cell table:style-name="ce51" office:value-type="float" office:value="0.499874960913071" calcext:value-type="float">
            <text:p>0.4999</text:p>
          </table:table-cell>
          <table:table-cell table:style-name="ce48" office:value-type="float" office:value="0.000153140992910627" calcext:value-type="float">
            <text:p>0.0002</text:p>
          </table:table-cell>
          <table:table-cell table:style-name="ce48" office:value-type="float" office:value="0.012962962962963" calcext:value-type="float">
            <text:p>0.0130</text:p>
          </table:table-cell>
          <table:table-cell table:style-name="ce51" office:value-type="float" office:value="0.499874921826141" calcext:value-type="float">
            <text:p>0.4999</text:p>
          </table:table-cell>
          <table:table-cell table:style-name="ce48" office:value-type="float" office:value="0.000250156347717323" calcext:value-type="float">
            <text:p>0.0003</text:p>
          </table:table-cell>
          <table:table-cell table:style-name="ce48" office:value-type="float" office:value="0.012962962962963" calcext:value-type="float">
            <text:p>0.013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27160493827161" calcext:value-type="float">
            <text:p>0.0127</text:p>
          </table:table-cell>
          <table:table-cell table:style-name="ce51" office:value-type="float" office:value="0.51886007996069" calcext:value-type="float">
            <text:p>0.5189</text:p>
          </table:table-cell>
          <table:table-cell table:style-name="ce48" office:value-type="float" office:value="0.0179356940665355" calcext:value-type="float">
            <text:p>0.0179</text:p>
          </table:table-cell>
          <table:table-cell table:style-name="ce48" office:value-type="float" office:value="0.0125925925925926" calcext:value-type="float">
            <text:p>0.0126</text:p>
          </table:table-cell>
          <table:table-cell table:style-name="ce51" office:value-type="float" office:value="0.504574287501117" calcext:value-type="float">
            <text:p>0.5046</text:p>
          </table:table-cell>
          <table:table-cell table:style-name="ce48" office:value-type="float" office:value="0.00946230384033152" calcext:value-type="float">
            <text:p>0.0095</text:p>
          </table:table-cell>
          <table:table-cell table:style-name="ce48" office:value-type="float" office:value="0.012962962962963" calcext:value-type="float">
            <text:p>0.0130</text:p>
          </table:table-cell>
        </table:table-row>
        <table:table-row table:style-name="ro2">
          <table:table-cell office:value-type="string" calcext:value-type="string">
            <text:p>sports ball</text:p>
          </table:table-cell>
          <table:table-cell table:style-name="ce51" office:value-type="float" office:value="0.499487179487179" calcext:value-type="float">
            <text:p>0.4995</text:p>
          </table:table-cell>
          <table:table-cell table:style-name="ce48" office:value-type="float" office:value="0.000256410256410255" calcext:value-type="float">
            <text:p>0.0003</text:p>
          </table:table-cell>
          <table:table-cell table:style-name="ce48" office:value-type="float" office:value="0.0380246913580247" calcext:value-type="float">
            <text:p>0.038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.00305413570501835" calcext:value-type="float">
            <text:p>0.0031</text:p>
          </table:table-cell>
          <table:table-cell table:style-name="ce48" office:value-type="float" office:value="0.0401234567901235" calcext:value-type="float">
            <text:p>0.0401</text:p>
          </table:table-cell>
          <table:table-cell table:style-name="ce51" office:value-type="float" office:value="0.501025641025641" calcext:value-type="float">
            <text:p>0.5010</text:p>
          </table:table-cell>
          <table:table-cell table:style-name="ce48" office:value-type="float" office:value="0.00337011267387048" calcext:value-type="float">
            <text:p>0.0034</text:p>
          </table:table-cell>
          <table:table-cell table:style-name="ce48" office:value-type="float" office:value="0.0381481481481482" calcext:value-type="float">
            <text:p>0.0381</text:p>
          </table:table-cell>
          <table:table-cell table:style-name="ce51" office:value-type="float" office:value="0.507179487179487" calcext:value-type="float">
            <text:p>0.5072</text:p>
          </table:table-cell>
          <table:table-cell table:style-name="ce48" office:value-type="float" office:value="0.00850078311742322" calcext:value-type="float">
            <text:p>0.0085</text:p>
          </table:table-cell>
          <table:table-cell table:style-name="ce48" office:value-type="float" office:value="0.038641975308642" calcext:value-type="float">
            <text:p>0.0386</text:p>
          </table:table-cell>
          <table:table-cell table:style-name="ce51" office:value-type="float" office:value="0.502115384615385" calcext:value-type="float">
            <text:p>0.5021</text:p>
          </table:table-cell>
          <table:table-cell table:style-name="ce48" office:value-type="float" office:value="0.0036465288854687" calcext:value-type="float">
            <text:p>0.0036</text:p>
          </table:table-cell>
          <table:table-cell table:style-name="ce48" office:value-type="float" office:value="0.0391358024691358" calcext:value-type="float">
            <text:p>0.0391</text:p>
          </table:table-cell>
        </table:table-row>
        <table:table-row table:style-name="ro2">
          <table:table-cell office:value-type="string" calcext:value-type="string">
            <text:p>kite</text:p>
          </table:table-cell>
          <table:table-cell table:style-name="ce51" office:value-type="float" office:value="0.499937067337948" calcext:value-type="float">
            <text:p>0.4999</text:p>
          </table:table-cell>
          <table:table-cell table:style-name="ce48" office:value-type="float" office:value="0.000125865324103214" calcext:value-type="float">
            <text:p>0.0001</text:p>
          </table:table-cell>
          <table:table-cell table:style-name="ce48" office:value-type="float" office:value="0.0190123456790123" calcext:value-type="float">
            <text:p>0.0190</text:p>
          </table:table-cell>
          <table:table-cell table:style-name="ce51" office:value-type="float" office:value="0.502848368800466" calcext:value-type="float">
            <text:p>0.5028</text:p>
          </table:table-cell>
          <table:table-cell table:style-name="ce48" office:value-type="float" office:value="0.00664181889859515" calcext:value-type="float">
            <text:p>0.0066</text:p>
          </table:table-cell>
          <table:table-cell table:style-name="ce48" office:value-type="float" office:value="0.0195061728395062" calcext:value-type="float">
            <text:p>0.0195</text:p>
          </table:table-cell>
          <table:table-cell table:style-name="ce51" office:value-type="float" office:value="0.50259667773255" calcext:value-type="float">
            <text:p>0.5026</text:p>
          </table:table-cell>
          <table:table-cell table:style-name="ce48" office:value-type="float" office:value="0.00646070225281828" calcext:value-type="float">
            <text:p>0.0065</text:p>
          </table:table-cell>
          <table:table-cell table:style-name="ce48" office:value-type="float" office:value="0.02" calcext:value-type="float">
            <text:p>0.0200</text:p>
          </table:table-cell>
          <table:table-cell table:style-name="ce51" office:value-type="float" office:value="0.519155857097787" calcext:value-type="float">
            <text:p>0.5192</text:p>
          </table:table-cell>
          <table:table-cell table:style-name="ce48" office:value-type="float" office:value="0.026324319438323" calcext:value-type="float">
            <text:p>0.0263</text:p>
          </table:table-cell>
          <table:table-cell table:style-name="ce48" office:value-type="float" office:value="0.0193827160493827" calcext:value-type="float">
            <text:p>0.0194</text:p>
          </table:table-cell>
          <table:table-cell table:style-name="ce51" office:value-type="float" office:value="0.511941293236201" calcext:value-type="float">
            <text:p>0.5119</text:p>
          </table:table-cell>
          <table:table-cell table:style-name="ce48" office:value-type="float" office:value="0.0123226943881367" calcext:value-type="float">
            <text:p>0.0123</text:p>
          </table:table-cell>
          <table:table-cell table:style-name="ce48" office:value-type="float" office:value="0.0204938271604938" calcext:value-type="float">
            <text:p>0.0205</text:p>
          </table:table-cell>
        </table:table-row>
        <table:table-row table:style-name="ro2">
          <table:table-cell office:value-type="string" calcext:value-type="string">
            <text:p>baseball bat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208641975308642" calcext:value-type="float">
            <text:p>0.0209</text:p>
          </table:table-cell>
          <table:table-cell table:style-name="ce51" office:value-type="float" office:value="0.499810844892812" calcext:value-type="float">
            <text:p>0.4998</text:p>
          </table:table-cell>
          <table:table-cell table:style-name="ce48" office:value-type="float" office:value="0.000252206809583866" calcext:value-type="float">
            <text:p>0.0003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51" office:value-type="float" office:value="0.49955867781335" calcext:value-type="float">
            <text:p>0.4996</text:p>
          </table:table-cell>
          <table:table-cell table:style-name="ce48" office:value-type="float" office:value="0.000154476954822488" calcext:value-type="float">
            <text:p>0.0002</text:p>
          </table:table-cell>
          <table:table-cell table:style-name="ce48" office:value-type="float" office:value="0.0217283950617284" calcext:value-type="float">
            <text:p>0.0217</text:p>
          </table:table-cell>
          <table:table-cell table:style-name="ce51" office:value-type="float" office:value="0.505251994837702" calcext:value-type="float">
            <text:p>0.5053</text:p>
          </table:table-cell>
          <table:table-cell table:style-name="ce48" office:value-type="float" office:value="0.00733994356799791" calcext:value-type="float">
            <text:p>0.0073</text:p>
          </table:table-cell>
          <table:table-cell table:style-name="ce48" office:value-type="float" office:value="0.0218518518518519" calcext:value-type="float">
            <text:p>0.0219</text:p>
          </table:table-cell>
          <table:table-cell table:style-name="ce51" office:value-type="float" office:value="0.502247687204475" calcext:value-type="float">
            <text:p>0.5022</text:p>
          </table:table-cell>
          <table:table-cell table:style-name="ce48" office:value-type="float" office:value="0.00607964970561634" calcext:value-type="float">
            <text:p>0.0061</text:p>
          </table:table-cell>
          <table:table-cell table:style-name="ce48" office:value-type="float" office:value="0.0220987654320988" calcext:value-type="float">
            <text:p>0.0221</text:p>
          </table:table-cell>
        </table:table-row>
        <table:table-row table:style-name="ro2">
          <table:table-cell office:value-type="string" calcext:value-type="string">
            <text:p>baseball glove</text:p>
          </table:table-cell>
          <table:table-cell table:style-name="ce51" office:value-type="float" office:value="0.499937027707809" calcext:value-type="float">
            <text:p>0.4999</text:p>
          </table:table-cell>
          <table:table-cell table:style-name="ce48" office:value-type="float" office:value="0.000125944584382864" calcext:value-type="float">
            <text:p>0.0001</text:p>
          </table:table-cell>
          <table:table-cell table:style-name="ce48" office:value-type="float" office:value="0.0197530864197531" calcext:value-type="float">
            <text:p>0.0198</text:p>
          </table:table-cell>
          <table:table-cell table:style-name="ce51" office:value-type="float" office:value="0.502785079666552" calcext:value-type="float">
            <text:p>0.5028</text:p>
          </table:table-cell>
          <table:table-cell table:style-name="ce48" office:value-type="float" office:value="0.00636471595974221" calcext:value-type="float">
            <text:p>0.0064</text:p>
          </table:table-cell>
          <table:table-cell table:style-name="ce48" office:value-type="float" office:value="0.0203703703703704" calcext:value-type="float">
            <text:p>0.0204</text:p>
          </table:table-cell>
          <table:table-cell table:style-name="ce51" office:value-type="float" office:value="0.499496261292608" calcext:value-type="float">
            <text:p>0.4995</text:p>
          </table:table-cell>
          <table:table-cell table:style-name="ce48" office:value-type="float" office:value="0.00042711640186659" calcext:value-type="float">
            <text:p>0.0004</text:p>
          </table:table-cell>
          <table:table-cell table:style-name="ce48" office:value-type="float" office:value="0.0206172839506173" calcext:value-type="float">
            <text:p>0.0206</text:p>
          </table:table-cell>
          <table:table-cell table:style-name="ce51" office:value-type="float" office:value="0.514907245913404" calcext:value-type="float">
            <text:p>0.5149</text:p>
          </table:table-cell>
          <table:table-cell table:style-name="ce48" office:value-type="float" office:value="0.00979538713091493" calcext:value-type="float">
            <text:p>0.0098</text:p>
          </table:table-cell>
          <table:table-cell table:style-name="ce48" office:value-type="float" office:value="0.0206172839506173" calcext:value-type="float">
            <text:p>0.0206</text:p>
          </table:table-cell>
          <table:table-cell table:style-name="ce51" office:value-type="float" office:value="0.505305574137688" calcext:value-type="float">
            <text:p>0.5053</text:p>
          </table:table-cell>
          <table:table-cell table:style-name="ce48" office:value-type="float" office:value="0.0125046744882467" calcext:value-type="float">
            <text:p>0.0125</text:p>
          </table:table-cell>
          <table:table-cell table:style-name="ce48" office:value-type="float" office:value="0.0212345679012346" calcext:value-type="float">
            <text:p>0.0212</text:p>
          </table:table-cell>
        </table:table-row>
        <table:table-row table:style-name="ro2">
          <table:table-cell office:value-type="string" calcext:value-type="string">
            <text:p>skateboard</text:p>
          </table:table-cell>
          <table:table-cell table:style-name="ce51" office:value-type="float" office:value="0.499619329575851" calcext:value-type="float">
            <text:p>0.4996</text:p>
          </table:table-cell>
          <table:table-cell table:style-name="ce48" office:value-type="float" office:value="0.00023742557565551" calcext:value-type="float">
            <text:p>0.0002</text:p>
          </table:table-cell>
          <table:table-cell table:style-name="ce48" office:value-type="float" office:value="0.0277777777777778" calcext:value-type="float">
            <text:p>0.0278</text:p>
          </table:table-cell>
          <table:table-cell table:style-name="ce51" office:value-type="float" office:value="0.501828605071928" calcext:value-type="float">
            <text:p>0.5018</text:p>
          </table:table-cell>
          <table:table-cell table:style-name="ce48" office:value-type="float" office:value="0.00478595525318691" calcext:value-type="float">
            <text:p>0.0048</text:p>
          </table:table-cell>
          <table:table-cell table:style-name="ce48" office:value-type="float" office:value="0.0277777777777778" calcext:value-type="float">
            <text:p>0.0278</text:p>
          </table:table-cell>
          <table:table-cell table:style-name="ce51" office:value-type="float" office:value="0.499365562705001" calcext:value-type="float">
            <text:p>0.4994</text:p>
          </table:table-cell>
          <table:table-cell table:style-name="ce48" office:value-type="float" office:value="0.000283765017404961" calcext:value-type="float">
            <text:p>0.0003</text:p>
          </table:table-cell>
          <table:table-cell table:style-name="ce48" office:value-type="float" office:value="0.0282716049382716" calcext:value-type="float">
            <text:p>0.0283</text:p>
          </table:table-cell>
          <table:table-cell table:style-name="ce51" office:value-type="float" office:value="0.501574797965329" calcext:value-type="float">
            <text:p>0.5016</text:p>
          </table:table-cell>
          <table:table-cell table:style-name="ce48" office:value-type="float" office:value="0.00412330213225286" calcext:value-type="float">
            <text:p>0.0041</text:p>
          </table:table-cell>
          <table:table-cell table:style-name="ce48" office:value-type="float" office:value="0.0282716049382716" calcext:value-type="float">
            <text:p>0.0283</text:p>
          </table:table-cell>
          <table:table-cell table:style-name="ce51" office:value-type="float" office:value="0.503657290615355" calcext:value-type="float">
            <text:p>0.5037</text:p>
          </table:table-cell>
          <table:table-cell table:style-name="ce48" office:value-type="float" office:value="0.00577876408767246" calcext:value-type="float">
            <text:p>0.0058</text:p>
          </table:table-cell>
          <table:table-cell table:style-name="ce48" office:value-type="float" office:value="0.0285185185185185" calcext:value-type="float">
            <text:p>0.0285</text:p>
          </table:table-cell>
        </table:table-row>
        <table:table-row table:style-name="ro2">
          <table:table-cell office:value-type="string" calcext:value-type="string">
            <text:p>surfboard</text:p>
          </table:table-cell>
          <table:table-cell table:style-name="ce51" office:value-type="float" office:value="0.501822976243513" calcext:value-type="float">
            <text:p>0.5018</text:p>
          </table:table-cell>
          <table:table-cell table:style-name="ce48" office:value-type="float" office:value="0.00380749904251203" calcext:value-type="float">
            <text:p>0.0038</text:p>
          </table:table-cell>
          <table:table-cell table:style-name="ce48" office:value-type="float" office:value="0.0325925925925926" calcext:value-type="float">
            <text:p>0.0326</text:p>
          </table:table-cell>
          <table:table-cell table:style-name="ce51" office:value-type="float" office:value="0.508485634652022" calcext:value-type="float">
            <text:p>0.5085</text:p>
          </table:table-cell>
          <table:table-cell table:style-name="ce48" office:value-type="float" office:value="0.00608719333043067" calcext:value-type="float">
            <text:p>0.0061</text:p>
          </table:table-cell>
          <table:table-cell table:style-name="ce48" office:value-type="float" office:value="0.0339506172839506" calcext:value-type="float">
            <text:p>0.0340</text:p>
          </table:table-cell>
          <table:table-cell table:style-name="ce51" office:value-type="float" office:value="0.517664372778017" calcext:value-type="float">
            <text:p>0.5177</text:p>
          </table:table-cell>
          <table:table-cell table:style-name="ce48" office:value-type="float" office:value="0.00538154253532564" calcext:value-type="float">
            <text:p>0.0054</text:p>
          </table:table-cell>
          <table:table-cell table:style-name="ce48" office:value-type="float" office:value="0.0338271604938272" calcext:value-type="float">
            <text:p>0.0338</text:p>
          </table:table-cell>
          <table:table-cell table:style-name="ce51" office:value-type="float" office:value="0.509734265011681" calcext:value-type="float">
            <text:p>0.5097</text:p>
          </table:table-cell>
          <table:table-cell table:style-name="ce48" office:value-type="float" office:value="0.00777649881768685" calcext:value-type="float">
            <text:p>0.0078</text:p>
          </table:table-cell>
          <table:table-cell table:style-name="ce48" office:value-type="float" office:value="0.0350617283950617" calcext:value-type="float">
            <text:p>0.0351</text:p>
          </table:table-cell>
          <table:table-cell table:style-name="ce51" office:value-type="float" office:value="0.520991325616684" calcext:value-type="float">
            <text:p>0.5210</text:p>
          </table:table-cell>
          <table:table-cell table:style-name="ce48" office:value-type="float" office:value="0.00916981308354007" calcext:value-type="float">
            <text:p>0.0092</text:p>
          </table:table-cell>
          <table:table-cell table:style-name="ce48" office:value-type="float" office:value="0.0344444444444444" calcext:value-type="float">
            <text:p>0.0344</text:p>
          </table:table-cell>
        </table:table-row>
        <table:table-row table:style-name="ro2">
          <table:table-cell office:value-type="string" calcext:value-type="string">
            <text:p>tennis racket</text:p>
          </table:table-cell>
          <table:table-cell table:style-name="ce51" office:value-type="float" office:value="0.49993626513703" calcext:value-type="float">
            <text:p>0.4999</text:p>
          </table:table-cell>
          <table:table-cell table:style-name="ce48" office:value-type="float" office:value="0.000127469725940088" calcext:value-type="float">
            <text:p>0.0001</text:p>
          </table:table-cell>
          <table:table-cell table:style-name="ce48" office:value-type="float" office:value="0.0319753086419753" calcext:value-type="float">
            <text:p>0.0320</text:p>
          </table:table-cell>
          <table:table-cell table:style-name="ce51" office:value-type="float" office:value="0.502762173408855" calcext:value-type="float">
            <text:p>0.5028</text:p>
          </table:table-cell>
          <table:table-cell table:style-name="ce48" office:value-type="float" office:value="0.00760824476185044" calcext:value-type="float">
            <text:p>0.0076</text:p>
          </table:table-cell>
          <table:table-cell table:style-name="ce48" office:value-type="float" office:value="0.0337037037037037" calcext:value-type="float">
            <text:p>0.0337</text:p>
          </table:table-cell>
          <table:table-cell table:style-name="ce51" office:value-type="float" office:value="0.501221668252534" calcext:value-type="float">
            <text:p>0.5012</text:p>
          </table:table-cell>
          <table:table-cell table:style-name="ce48" office:value-type="float" office:value="0.0042659437221621" calcext:value-type="float">
            <text:p>0.0043</text:p>
          </table:table-cell>
          <table:table-cell table:style-name="ce48" office:value-type="float" office:value="0.0330864197530864" calcext:value-type="float">
            <text:p>0.0331</text:p>
          </table:table-cell>
          <table:table-cell table:style-name="ce51" office:value-type="float" office:value="0.518680271417289" calcext:value-type="float">
            <text:p>0.5187</text:p>
          </table:table-cell>
          <table:table-cell table:style-name="ce48" office:value-type="float" office:value="0.013768026310537" calcext:value-type="float">
            <text:p>0.0138</text:p>
          </table:table-cell>
          <table:table-cell table:style-name="ce48" office:value-type="float" office:value="0.0319753086419753" calcext:value-type="float">
            <text:p>0.0320</text:p>
          </table:table-cell>
          <table:table-cell table:style-name="ce51" office:value-type="float" office:value="0.498916100857169" calcext:value-type="float">
            <text:p>0.4989</text:p>
          </table:table-cell>
          <table:table-cell table:style-name="ce48" office:value-type="float" office:value="0.000156118263507812" calcext:value-type="float">
            <text:p>0.0002</text:p>
          </table:table-cell>
          <table:table-cell table:style-name="ce48" office:value-type="float" office:value="0.0339506172839506" calcext:value-type="float">
            <text:p>0.0340</text:p>
          </table:table-cell>
        </table:table-row>
        <table:table-row table:style-name="ro2">
          <table:table-cell office:value-type="string" calcext:value-type="string">
            <text:p>bottle</text:p>
          </table:table-cell>
          <table:table-cell table:style-name="ce51" office:value-type="float" office:value="0.500508349327821" calcext:value-type="float">
            <text:p>0.5005</text:p>
          </table:table-cell>
          <table:table-cell table:style-name="ce48" office:value-type="float" office:value="0.00403748526325565" calcext:value-type="float">
            <text:p>0.0040</text:p>
          </table:table-cell>
          <table:table-cell table:style-name="ce48" office:value-type="float" office:value="0.0792592592592593" calcext:value-type="float">
            <text:p>0.0793</text:p>
          </table:table-cell>
          <table:table-cell table:style-name="ce51" office:value-type="float" office:value="0.500179538018642" calcext:value-type="float">
            <text:p>0.5002</text:p>
          </table:table-cell>
          <table:table-cell table:style-name="ce48" office:value-type="float" office:value="0.00383466052254441" calcext:value-type="float">
            <text:p>0.0038</text:p>
          </table:table-cell>
          <table:table-cell table:style-name="ce48" office:value-type="float" office:value="0.0783950617283951" calcext:value-type="float">
            <text:p>0.0784</text:p>
          </table:table-cell>
          <table:table-cell table:style-name="ce51" office:value-type="float" office:value="0.501996365045284" calcext:value-type="float">
            <text:p>0.5020</text:p>
          </table:table-cell>
          <table:table-cell table:style-name="ce48" office:value-type="float" office:value="0.0032949989926246" calcext:value-type="float">
            <text:p>0.0033</text:p>
          </table:table-cell>
          <table:table-cell table:style-name="ce48" office:value-type="float" office:value="0.0793827160493827" calcext:value-type="float">
            <text:p>0.0794</text:p>
          </table:table-cell>
          <table:table-cell table:style-name="ce51" office:value-type="float" office:value="0.504061492989492" calcext:value-type="float">
            <text:p>0.5041</text:p>
          </table:table-cell>
          <table:table-cell table:style-name="ce48" office:value-type="float" office:value="0.00857758993957475" calcext:value-type="float">
            <text:p>0.0086</text:p>
          </table:table-cell>
          <table:table-cell table:style-name="ce48" office:value-type="float" office:value="0.081358024691358" calcext:value-type="float">
            <text:p>0.0814</text:p>
          </table:table-cell>
          <table:table-cell table:style-name="ce51" office:value-type="float" office:value="0.506589800308293" calcext:value-type="float">
            <text:p>0.5066</text:p>
          </table:table-cell>
          <table:table-cell table:style-name="ce48" office:value-type="float" office:value="0.00860975544916482" calcext:value-type="float">
            <text:p>0.0086</text:p>
          </table:table-cell>
          <table:table-cell table:style-name="ce48" office:value-type="float" office:value="0.0809876543209877" calcext:value-type="float">
            <text:p>0.0810</text:p>
          </table:table-cell>
        </table:table-row>
        <table:table-row table:style-name="ro2">
          <table:table-cell office:value-type="string" calcext:value-type="string">
            <text:p>wine glass</text:p>
          </table:table-cell>
          <table:table-cell table:style-name="ce51" office:value-type="float" office:value="0.502604776926543" calcext:value-type="float">
            <text:p>0.5026</text:p>
          </table:table-cell>
          <table:table-cell table:style-name="ce48" office:value-type="float" office:value="0.00568405318476369" calcext:value-type="float">
            <text:p>0.0057</text:p>
          </table:table-cell>
          <table:table-cell table:style-name="ce48" office:value-type="float" office:value="0.0218518518518519" calcext:value-type="float">
            <text:p>0.0219</text:p>
          </table:table-cell>
          <table:table-cell table:style-name="ce51" office:value-type="float" office:value="0.499558359621451" calcext:value-type="float">
            <text:p>0.4996</text:p>
          </table:table-cell>
          <table:table-cell table:style-name="ce48" office:value-type="float" office:value="0.000618167758431081" calcext:value-type="float">
            <text:p>0.0006</text:p>
          </table:table-cell>
          <table:table-cell table:style-name="ce48" office:value-type="float" office:value="0.0223456790123457" calcext:value-type="float">
            <text:p>0.0223</text:p>
          </table:table-cell>
          <table:table-cell table:style-name="ce51" office:value-type="float" office:value="0.499558399401705" calcext:value-type="float">
            <text:p>0.4996</text:p>
          </table:table-cell>
          <table:table-cell table:style-name="ce48" office:value-type="float" office:value="0.000154574437111674" calcext:value-type="float">
            <text:p>0.0002</text:p>
          </table:table-cell>
          <table:table-cell table:style-name="ce48" office:value-type="float" office:value="0.0223456790123457" calcext:value-type="float">
            <text:p>0.0223</text:p>
          </table:table-cell>
          <table:table-cell table:style-name="ce51" office:value-type="float" office:value="0.50516748406174" calcext:value-type="float">
            <text:p>0.5052</text:p>
          </table:table-cell>
          <table:table-cell table:style-name="ce48" office:value-type="float" office:value="0.00685883599781566" calcext:value-type="float">
            <text:p>0.0069</text:p>
          </table:table-cell>
          <table:table-cell table:style-name="ce48" office:value-type="float" office:value="0.0224691358024691" calcext:value-type="float">
            <text:p>0.0225</text:p>
          </table:table-cell>
          <table:table-cell table:style-name="ce51" office:value-type="float" office:value="0.499747673849654" calcext:value-type="float">
            <text:p>0.4997</text:p>
          </table:table-cell>
          <table:table-cell table:style-name="ce48" office:value-type="float" office:value="0.000236056093547388" calcext:value-type="float">
            <text:p>0.0002</text:p>
          </table:table-cell>
          <table:table-cell table:style-name="ce48" office:value-type="float" office:value="0.0219753086419753" calcext:value-type="float">
            <text:p>0.0220</text:p>
          </table:table-cell>
        </table:table-row>
        <table:table-row table:style-name="ro2">
          <table:table-cell office:value-type="string" calcext:value-type="string">
            <text:p>cup</text:p>
          </table:table-cell>
          <table:table-cell table:style-name="ce51" office:value-type="float" office:value="0.503317316316961" calcext:value-type="float">
            <text:p>0.5033</text:p>
          </table:table-cell>
          <table:table-cell table:style-name="ce48" office:value-type="float" office:value="0.00892193637667662" calcext:value-type="float">
            <text:p>0.0089</text:p>
          </table:table-cell>
          <table:table-cell table:style-name="ce48" office:value-type="float" office:value="0.0891358024691358" calcext:value-type="float">
            <text:p>0.0891</text:p>
          </table:table-cell>
          <table:table-cell table:style-name="ce51" office:value-type="float" office:value="0.50464262255423" calcext:value-type="float">
            <text:p>0.5046</text:p>
          </table:table-cell>
          <table:table-cell table:style-name="ce48" office:value-type="float" office:value="0.00285221847608438" calcext:value-type="float">
            <text:p>0.0029</text:p>
          </table:table-cell>
          <table:table-cell table:style-name="ce48" office:value-type="float" office:value="0.0854320987654321" calcext:value-type="float">
            <text:p>0.0854</text:p>
          </table:table-cell>
          <table:table-cell table:style-name="ce51" office:value-type="float" office:value="0.508283345732018" calcext:value-type="float">
            <text:p>0.5083</text:p>
          </table:table-cell>
          <table:table-cell table:style-name="ce48" office:value-type="float" office:value="0.0013130795905738" calcext:value-type="float">
            <text:p>0.0013</text:p>
          </table:table-cell>
          <table:table-cell table:style-name="ce48" office:value-type="float" office:value="0.0876543209876543" calcext:value-type="float">
            <text:p>0.0877</text:p>
          </table:table-cell>
          <table:table-cell table:style-name="ce51" office:value-type="float" office:value="0.501094669951404" calcext:value-type="float">
            <text:p>0.5011</text:p>
          </table:table-cell>
          <table:table-cell table:style-name="ce48" office:value-type="float" office:value="0.00401979702485347" calcext:value-type="float">
            <text:p>0.0040</text:p>
          </table:table-cell>
          <table:table-cell table:style-name="ce48" office:value-type="float" office:value="0.0893827160493827" calcext:value-type="float">
            <text:p>0.0894</text:p>
          </table:table-cell>
          <table:table-cell table:style-name="ce51" office:value-type="float" office:value="0.520133580300493" calcext:value-type="float">
            <text:p>0.5201</text:p>
          </table:table-cell>
          <table:table-cell table:style-name="ce48" office:value-type="float" office:value="0.0128774316460904" calcext:value-type="float">
            <text:p>0.0129</text:p>
          </table:table-cell>
          <table:table-cell table:style-name="ce48" office:value-type="float" office:value="0.0875308641975309" calcext:value-type="float">
            <text:p>0.0875</text:p>
          </table:table-cell>
        </table:table-row>
        <table:table-row table:style-name="ro2">
          <table:table-cell office:value-type="string" calcext:value-type="string">
            <text:p>fork</text:p>
          </table:table-cell>
          <table:table-cell table:style-name="ce51" office:value-type="float" office:value="0.499682499344507" calcext:value-type="float">
            <text:p>0.4997</text:p>
          </table:table-cell>
          <table:table-cell table:style-name="ce48" office:value-type="float" office:value="0.000200779550187344" calcext:value-type="float">
            <text:p>0.0002</text:p>
          </table:table-cell>
          <table:table-cell table:style-name="ce48" office:value-type="float" office:value="0.028641975308642" calcext:value-type="float">
            <text:p>0.0286</text:p>
          </table:table-cell>
          <table:table-cell table:style-name="ce51" office:value-type="float" office:value="0.499301425949456" calcext:value-type="float">
            <text:p>0.4993</text:p>
          </table:table-cell>
          <table:table-cell table:style-name="ce48" office:value-type="float" office:value="0.000370260747801954" calcext:value-type="float">
            <text:p>0.0004</text:p>
          </table:table-cell>
          <table:table-cell table:style-name="ce48" office:value-type="float" office:value="0.0293827160493827" calcext:value-type="float">
            <text:p>0.0294</text:p>
          </table:table-cell>
          <table:table-cell table:style-name="ce51" office:value-type="float" office:value="0.499618926604949" calcext:value-type="float">
            <text:p>0.4996</text:p>
          </table:table-cell>
          <table:table-cell table:style-name="ce48" office:value-type="float" office:value="0.000311268648340328" calcext:value-type="float">
            <text:p>0.0003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498920352554406" calcext:value-type="float">
            <text:p>0.4989</text:p>
          </table:table-cell>
          <table:table-cell table:style-name="ce48" office:value-type="float" office:value="0.000516139780265335" calcext:value-type="float">
            <text:p>0.0005</text:p>
          </table:table-cell>
          <table:table-cell table:style-name="ce48" office:value-type="float" office:value="0.0301234567901235" calcext:value-type="float">
            <text:p>0.0301</text:p>
          </table:table-cell>
          <table:table-cell table:style-name="ce51" office:value-type="float" office:value="0.51449109099471" calcext:value-type="float">
            <text:p>0.5145</text:p>
          </table:table-cell>
          <table:table-cell table:style-name="ce48" office:value-type="float" office:value="0.00904017561699786" calcext:value-type="float">
            <text:p>0.0090</text:p>
          </table:table-cell>
          <table:table-cell table:style-name="ce48" office:value-type="float" office:value="0.0291358024691358" calcext:value-type="float">
            <text:p>0.0291</text:p>
          </table:table-cell>
        </table:table-row>
        <table:table-row table:style-name="ro2">
          <table:table-cell office:value-type="string" calcext:value-type="string">
            <text:p>knife</text:p>
          </table:table-cell>
          <table:table-cell table:style-name="ce51" office:value-type="float" office:value="0.500731919837351" calcext:value-type="float">
            <text:p>0.5007</text:p>
          </table:table-cell>
          <table:table-cell table:style-name="ce48" office:value-type="float" office:value="0.0035484363839795" calcext:value-type="float">
            <text:p>0.0035</text:p>
          </table:table-cell>
          <table:table-cell table:style-name="ce48" office:value-type="float" office:value="0.0359259259259259" calcext:value-type="float">
            <text:p>0.0359</text:p>
          </table:table-cell>
          <table:table-cell table:style-name="ce51" office:value-type="float" office:value="0.503061283764159" calcext:value-type="float">
            <text:p>0.5031</text:p>
          </table:table-cell>
          <table:table-cell table:style-name="ce48" office:value-type="float" office:value="0.00468560155405355" calcext:value-type="float">
            <text:p>0.0047</text:p>
          </table:table-cell>
          <table:table-cell table:style-name="ce48" office:value-type="float" office:value="0.0348148148148148" calcext:value-type="float">
            <text:p>0.0348</text:p>
          </table:table-cell>
          <table:table-cell table:style-name="ce51" office:value-type="float" office:value="0.500731919837351" calcext:value-type="float">
            <text:p>0.5007</text:p>
          </table:table-cell>
          <table:table-cell table:style-name="ce48" office:value-type="float" office:value="0.0035770863814933" calcext:value-type="float">
            <text:p>0.0036</text:p>
          </table:table-cell>
          <table:table-cell table:style-name="ce48" office:value-type="float" office:value="0.0359259259259259" calcext:value-type="float">
            <text:p>0.0359</text:p>
          </table:table-cell>
          <table:table-cell table:style-name="ce51" office:value-type="float" office:value="0.50567528318327" calcext:value-type="float">
            <text:p>0.5057</text:p>
          </table:table-cell>
          <table:table-cell table:style-name="ce48" office:value-type="float" office:value="0.00656986471351199" calcext:value-type="float">
            <text:p>0.0066</text:p>
          </table:table-cell>
          <table:table-cell table:style-name="ce48" office:value-type="float" office:value="0.0365432098765432" calcext:value-type="float">
            <text:p>0.0365</text:p>
          </table:table-cell>
          <table:table-cell table:style-name="ce51" office:value-type="float" office:value="0.498977635782748" calcext:value-type="float">
            <text:p>0.4990</text:p>
          </table:table-cell>
          <table:table-cell table:style-name="ce48" office:value-type="float" office:value="0.000549669346136899" calcext:value-type="float">
            <text:p>0.0005</text:p>
          </table:table-cell>
          <table:table-cell table:style-name="ce48" office:value-type="float" office:value="0.0359259259259259" calcext:value-type="float">
            <text:p>0.0359</text:p>
          </table:table-cell>
        </table:table-row>
        <table:table-row table:style-name="ro2">
          <table:table-cell office:value-type="string" calcext:value-type="string">
            <text:p>spoon</text:p>
          </table:table-cell>
          <table:table-cell table:style-name="ce51" office:value-type="float" office:value="0.499936628643853" calcext:value-type="float">
            <text:p>0.4999</text:p>
          </table:table-cell>
          <table:table-cell table:style-name="ce48" office:value-type="float" office:value="0.000126742712294048" calcext:value-type="float">
            <text:p>0.0001</text:p>
          </table:table-cell>
          <table:table-cell table:style-name="ce48" office:value-type="float" office:value="0.0259259259259259" calcext:value-type="float">
            <text:p>0.0259</text:p>
          </table:table-cell>
          <table:table-cell table:style-name="ce51" office:value-type="float" office:value="0.499556400506971" calcext:value-type="float">
            <text:p>0.4996</text:p>
          </table:table-cell>
          <table:table-cell table:style-name="ce48" office:value-type="float" office:value="0.000323131781596496" calcext:value-type="float">
            <text:p>0.0003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51" office:value-type="float" office:value="0.499556400506971" calcext:value-type="float">
            <text:p>0.4996</text:p>
          </table:table-cell>
          <table:table-cell table:style-name="ce48" office:value-type="float" office:value="0.000323131781596496" calcext:value-type="float">
            <text:p>0.0003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51" office:value-type="float" office:value="0.501937352887923" calcext:value-type="float">
            <text:p>0.5019</text:p>
          </table:table-cell>
          <table:table-cell table:style-name="ce48" office:value-type="float" office:value="0.00468991725783212" calcext:value-type="float">
            <text:p>0.0047</text:p>
          </table:table-cell>
          <table:table-cell table:style-name="ce48" office:value-type="float" office:value="0.0265432098765432" calcext:value-type="float">
            <text:p>0.0265</text:p>
          </table:table-cell>
          <table:table-cell table:style-name="ce51" office:value-type="float" office:value="0.504064819844287" calcext:value-type="float">
            <text:p>0.5041</text:p>
          </table:table-cell>
          <table:table-cell table:style-name="ce48" office:value-type="float" office:value="0.00603516053722882" calcext:value-type="float">
            <text:p>0.0060</text:p>
          </table:table-cell>
          <table:table-cell table:style-name="ce48" office:value-type="float" office:value="0.0269135802469136" calcext:value-type="float">
            <text:p>0.0269</text:p>
          </table:table-cell>
        </table:table-row>
        <table:table-row table:style-name="ro2">
          <table:table-cell office:value-type="string" calcext:value-type="string">
            <text:p>bowl</text:p>
          </table:table-cell>
          <table:table-cell table:style-name="ce51" office:value-type="float" office:value="0.501222155888301" calcext:value-type="float">
            <text:p>0.5012</text:p>
          </table:table-cell>
          <table:table-cell table:style-name="ce48" office:value-type="float" office:value="0.00234143755572728" calcext:value-type="float">
            <text:p>0.0023</text:p>
          </table:table-cell>
          <table:table-cell table:style-name="ce48" office:value-type="float" office:value="0.0623456790123457" calcext:value-type="float">
            <text:p>0.0623</text:p>
          </table:table-cell>
          <table:table-cell table:style-name="ce51" office:value-type="float" office:value="0.501101887204781" calcext:value-type="float">
            <text:p>0.5011</text:p>
          </table:table-cell>
          <table:table-cell table:style-name="ce48" office:value-type="float" office:value="0.00318568217180909" calcext:value-type="float">
            <text:p>0.0032</text:p>
          </table:table-cell>
          <table:table-cell table:style-name="ce48" office:value-type="float" office:value="0.0625925925925926" calcext:value-type="float">
            <text:p>0.0626</text:p>
          </table:table-cell>
          <table:table-cell table:style-name="ce51" office:value-type="float" office:value="0.501036485543923" calcext:value-type="float">
            <text:p>0.5010</text:p>
          </table:table-cell>
          <table:table-cell table:style-name="ce48" office:value-type="float" office:value="0.00285942161269815" calcext:value-type="float">
            <text:p>0.0029</text:p>
          </table:table-cell>
          <table:table-cell table:style-name="ce48" office:value-type="float" office:value="0.062716049382716" calcext:value-type="float">
            <text:p>0.0627</text:p>
          </table:table-cell>
          <table:table-cell table:style-name="ce51" office:value-type="float" office:value="0.508320036165669" calcext:value-type="float">
            <text:p>0.5083</text:p>
          </table:table-cell>
          <table:table-cell table:style-name="ce48" office:value-type="float" office:value="0.00727766530712424" calcext:value-type="float">
            <text:p>0.0073</text:p>
          </table:table-cell>
          <table:table-cell table:style-name="ce48" office:value-type="float" office:value="0.0637037037037037" calcext:value-type="float">
            <text:p>0.0637</text:p>
          </table:table-cell>
          <table:table-cell table:style-name="ce51" office:value-type="float" office:value="0.521487255111769" calcext:value-type="float">
            <text:p>0.5215</text:p>
          </table:table-cell>
          <table:table-cell table:style-name="ce48" office:value-type="float" office:value="0.0126619025295013" calcext:value-type="float">
            <text:p>0.0127</text:p>
          </table:table-cell>
          <table:table-cell table:style-name="ce48" office:value-type="float" office:value="0.0609876543209877" calcext:value-type="float">
            <text:p>0.0610</text:p>
          </table:table-cell>
        </table:table-row>
        <table:table-row table:style-name="ro2">
          <table:table-cell office:value-type="string" calcext:value-type="string">
            <text:p>banana</text:p>
          </table:table-cell>
          <table:table-cell table:style-name="ce51" office:value-type="float" office:value="0.503385422310843" calcext:value-type="float">
            <text:p>0.5034</text:p>
          </table:table-cell>
          <table:table-cell table:style-name="ce48" office:value-type="float" office:value="0.00692904760601269" calcext:value-type="float">
            <text:p>0.0069</text:p>
          </table:table-cell>
          <table:table-cell table:style-name="ce48" office:value-type="float" office:value="0.0182716049382716" calcext:value-type="float">
            <text:p>0.0183</text:p>
          </table:table-cell>
          <table:table-cell table:style-name="ce51" office:value-type="float" office:value="0.499811399815788" calcext:value-type="float">
            <text:p>0.4998</text:p>
          </table:table-cell>
          <table:table-cell table:style-name="ce48" office:value-type="float" office:value="0.000153991422484552" calcext:value-type="float">
            <text:p>0.0002</text:p>
          </table:table-cell>
          <table:table-cell table:style-name="ce48" office:value-type="float" office:value="0.018641975308642" calcext:value-type="float">
            <text:p>0.0186</text:p>
          </table:table-cell>
          <table:table-cell table:style-name="ce51" office:value-type="float" office:value="0.499937146448774" calcext:value-type="float">
            <text:p>0.4999</text:p>
          </table:table-cell>
          <table:table-cell table:style-name="ce48" office:value-type="float" office:value="0.000125707102451278" calcext:value-type="float">
            <text:p>0.0001</text:p>
          </table:table-cell>
          <table:table-cell table:style-name="ce48" office:value-type="float" office:value="0.0183950617283951" calcext:value-type="float">
            <text:p>0.0184</text:p>
          </table:table-cell>
          <table:table-cell table:style-name="ce51" office:value-type="float" office:value="0.499748506734027" calcext:value-type="float">
            <text:p>0.4997</text:p>
          </table:table-cell>
          <table:table-cell table:style-name="ce48" office:value-type="float" office:value="0.000308015113056988" calcext:value-type="float">
            <text:p>0.0003</text:p>
          </table:table-cell>
          <table:table-cell table:style-name="ce48" office:value-type="float" office:value="0.0187654320987654" calcext:value-type="float">
            <text:p>0.0188</text:p>
          </table:table-cell>
          <table:table-cell table:style-name="ce51" office:value-type="float" office:value="0.499874253367013" calcext:value-type="float">
            <text:p>0.4999</text:p>
          </table:table-cell>
          <table:table-cell table:style-name="ce48" office:value-type="float" office:value="0.000154007556528487" calcext:value-type="float">
            <text:p>0.0002</text:p>
          </table:table-cell>
          <table:table-cell table:style-name="ce48" office:value-type="float" office:value="0.0185185185185185" calcext:value-type="float">
            <text:p>0.0185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table:style-name="ce51" office:value-type="float" office:value="0.4999375" calcext:value-type="float">
            <text:p>0.4999</text:p>
          </table:table-cell>
          <table:table-cell table:style-name="ce48" office:value-type="float" office:value="0.000124999999999997" calcext:value-type="float">
            <text:p>0.0001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51" office:value-type="float" office:value="0.4999375" calcext:value-type="float">
            <text:p>0.4999</text:p>
          </table:table-cell>
          <table:table-cell table:style-name="ce48" office:value-type="float" office:value="0.000124999999999997" calcext:value-type="float">
            <text:p>0.0001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51" office:value-type="float" office:value="0.4999375" calcext:value-type="float">
            <text:p>0.4999</text:p>
          </table:table-cell>
          <table:table-cell table:style-name="ce48" office:value-type="float" office:value="0.000124999999999997" calcext:value-type="float">
            <text:p>0.0001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51" office:value-type="float" office:value="0.4999375" calcext:value-type="float">
            <text:p>0.4999</text:p>
          </table:table-cell>
          <table:table-cell table:style-name="ce48" office:value-type="float" office:value="0.000124999999999997" calcext:value-type="float">
            <text:p>0.0001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51" office:value-type="float" office:value="0.499875" calcext:value-type="float">
            <text:p>0.4999</text:p>
          </table:table-cell>
          <table:table-cell table:style-name="ce48" office:value-type="float" office:value="0.000153093108923945" calcext:value-type="float">
            <text:p>0.0002</text:p>
          </table:table-cell>
          <table:table-cell table:style-name="ce48" office:value-type="float" office:value="0.0125925925925926" calcext:value-type="float">
            <text:p>0.0126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table:style-name="ce51" office:value-type="float" office:value="0.499496459443307" calcext:value-type="float">
            <text:p>0.4995</text:p>
          </table:table-cell>
          <table:table-cell table:style-name="ce48" office:value-type="float" office:value="0.000470966129071747" calcext:value-type="float">
            <text:p>0.0005</text:p>
          </table:table-cell>
          <table:table-cell table:style-name="ce48" office:value-type="float" office:value="0.0203703703703704" calcext:value-type="float">
            <text:p>0.0204</text:p>
          </table:table-cell>
          <table:table-cell table:style-name="ce51" office:value-type="float" office:value="0.499748190091514" calcext:value-type="float">
            <text:p>0.4997</text:p>
          </table:table-cell>
          <table:table-cell table:style-name="ce48" office:value-type="float" office:value="0.000308402919446523" calcext:value-type="float">
            <text:p>0.0003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51" office:value-type="float" office:value="0.499622245507131" calcext:value-type="float">
            <text:p>0.4996</text:p>
          </table:table-cell>
          <table:table-cell table:style-name="ce48" office:value-type="float" office:value="0.000308516161389503" calcext:value-type="float">
            <text:p>0.0003</text:p>
          </table:table-cell>
          <table:table-cell table:style-name="ce48" office:value-type="float" office:value="0.0201234567901235" calcext:value-type="float">
            <text:p>0.0201</text:p>
          </table:table-cell>
          <table:table-cell table:style-name="ce51" office:value-type="float" office:value="0.502785119296692" calcext:value-type="float">
            <text:p>0.5028</text:p>
          </table:table-cell>
          <table:table-cell table:style-name="ce48" office:value-type="float" office:value="0.00667604188854023" calcext:value-type="float">
            <text:p>0.0067</text:p>
          </table:table-cell>
          <table:table-cell table:style-name="ce48" office:value-type="float" office:value="0.0201234567901235" calcext:value-type="float">
            <text:p>0.0201</text:p>
          </table:table-cell>
          <table:table-cell table:style-name="ce51" office:value-type="float" office:value="0.502621459443308" calcext:value-type="float">
            <text:p>0.5026</text:p>
          </table:table-cell>
          <table:table-cell table:style-name="ce48" office:value-type="float" office:value="0.00634862841475646" calcext:value-type="float">
            <text:p>0.0063</text:p>
          </table:table-cell>
          <table:table-cell table:style-name="ce48" office:value-type="float" office:value="0.0202469135802469" calcext:value-type="float">
            <text:p>0.0202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table:style-name="ce51" office:value-type="float" office:value="0.499937382592361" calcext:value-type="float">
            <text:p>0.4999</text:p>
          </table:table-cell>
          <table:table-cell table:style-name="ce48" office:value-type="float" office:value="0.000125234815278641" calcext:value-type="float">
            <text:p>0.0001</text:p>
          </table:table-cell>
          <table:table-cell table:style-name="ce48" office:value-type="float" office:value="0.0141975308641975" calcext:value-type="float">
            <text:p>0.0142</text:p>
          </table:table-cell>
          <table:table-cell table:style-name="ce51" office:value-type="float" office:value="0.499749530369443" calcext:value-type="float">
            <text:p>0.4997</text:p>
          </table:table-cell>
          <table:table-cell table:style-name="ce48" office:value-type="float" office:value="0.000234292885834316" calcext:value-type="float">
            <text:p>0.0002</text:p>
          </table:table-cell>
          <table:table-cell table:style-name="ce48" office:value-type="float" office:value="0.0145679012345679" calcext:value-type="float">
            <text:p>0.0146</text:p>
          </table:table-cell>
          <table:table-cell table:style-name="ce51" office:value-type="float" office:value="0.499749569554304" calcext:value-type="float">
            <text:p>0.4997</text:p>
          </table:table-cell>
          <table:table-cell table:style-name="ce48" office:value-type="float" office:value="0.000125215245840429" calcext:value-type="float">
            <text:p>0.0001</text:p>
          </table:table-cell>
          <table:table-cell table:style-name="ce48" office:value-type="float" office:value="0.0145679012345679" calcext:value-type="float">
            <text:p>0.0146</text:p>
          </table:table-cell>
          <table:table-cell table:style-name="ce51" office:value-type="float" office:value="0.499874765184721" calcext:value-type="float">
            <text:p>0.4999</text:p>
          </table:table-cell>
          <table:table-cell table:style-name="ce48" office:value-type="float" office:value="0.000153380697732188" calcext:value-type="float">
            <text:p>0.0002</text:p>
          </table:table-cell>
          <table:table-cell table:style-name="ce48" office:value-type="float" office:value="0.014320987654321" calcext:value-type="float">
            <text:p>0.0143</text:p>
          </table:table-cell>
          <table:table-cell table:style-name="ce51" office:value-type="float" office:value="0.499686912961803" calcext:value-type="float">
            <text:p>0.4997</text:p>
          </table:table-cell>
          <table:table-cell table:style-name="ce48" office:value-type="float" office:value="0.00048503235393956" calcext:value-type="float">
            <text:p>0.0005</text:p>
          </table:table-cell>
          <table:table-cell table:style-name="ce48" office:value-type="float" office:value="0.0146913580246914" calcext:value-type="float">
            <text:p>0.0147</text:p>
          </table:table-cell>
        </table:table-row>
        <table:table-row table:style-name="ro2">
          <table:table-cell office:value-type="string" calcext:value-type="string">
            <text:p>broccoli</text:p>
          </table:table-cell>
          <table:table-cell table:style-name="ce51" office:value-type="float" office:value="0.499623549074881" calcext:value-type="float">
            <text:p>0.4996</text:p>
          </table:table-cell>
          <table:table-cell table:style-name="ce48" office:value-type="float" office:value="0.000365799521417789" calcext:value-type="float">
            <text:p>0.0004</text:p>
          </table:table-cell>
          <table:table-cell table:style-name="ce48" office:value-type="float" office:value="0.0169135802469136" calcext:value-type="float">
            <text:p>0.0169</text:p>
          </table:table-cell>
          <table:table-cell table:style-name="ce51" office:value-type="float" office:value="0.499811754846525" calcext:value-type="float">
            <text:p>0.4998</text:p>
          </table:table-cell>
          <table:table-cell table:style-name="ce48" office:value-type="float" office:value="0.000153701541006032" calcext:value-type="float">
            <text:p>0.0002</text:p>
          </table:table-cell>
          <table:table-cell table:style-name="ce48" office:value-type="float" office:value="0.0165432098765432" calcext:value-type="float">
            <text:p>0.0165</text:p>
          </table:table-cell>
          <table:table-cell table:style-name="ce51" office:value-type="float" office:value="0.499623549074881" calcext:value-type="float">
            <text:p>0.4996</text:p>
          </table:table-cell>
          <table:table-cell table:style-name="ce48" office:value-type="float" office:value="0.000461002754682671" calcext:value-type="float">
            <text:p>0.0005</text:p>
          </table:table-cell>
          <table:table-cell table:style-name="ce48" office:value-type="float" office:value="0.0169135802469136" calcext:value-type="float">
            <text:p>0.0169</text:p>
          </table:table-cell>
          <table:table-cell table:style-name="ce51" office:value-type="float" office:value="0.499372568664192" calcext:value-type="float">
            <text:p>0.4994</text:p>
          </table:table-cell>
          <table:table-cell table:style-name="ce48" office:value-type="float" office:value="0.00039677263605989" calcext:value-type="float">
            <text:p>0.0004</text:p>
          </table:table-cell>
          <table:table-cell table:style-name="ce48" office:value-type="float" office:value="0.0174074074074074" calcext:value-type="float">
            <text:p>0.0174</text:p>
          </table:table-cell>
          <table:table-cell table:style-name="ce51" office:value-type="float" office:value="0.510848255563608" calcext:value-type="float">
            <text:p>0.5108</text:p>
          </table:table-cell>
          <table:table-cell table:style-name="ce48" office:value-type="float" office:value="0.00988624525235223" calcext:value-type="float">
            <text:p>0.0099</text:p>
          </table:table-cell>
          <table:table-cell table:style-name="ce48" office:value-type="float" office:value="0.0171604938271605" calcext:value-type="float">
            <text:p>0.0172</text:p>
          </table:table-cell>
        </table:table-row>
        <table:table-row table:style-name="ro2">
          <table:table-cell office:value-type="string" calcext:value-type="string">
            <text:p>carrot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8271604938272" calcext:value-type="float">
            <text:p>0.0138</text:p>
          </table:table-cell>
          <table:table-cell table:style-name="ce51" office:value-type="float" office:value="0.499812265331665" calcext:value-type="float">
            <text:p>0.4998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9506172839506" calcext:value-type="float">
            <text:p>0.0140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8271604938272" calcext:value-type="float">
            <text:p>0.0138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8271604938272" calcext:value-type="float">
            <text:p>0.0138</text:p>
          </table:table-cell>
          <table:table-cell table:style-name="ce51" office:value-type="float" office:value="0.499749687108886" calcext:value-type="float">
            <text:p>0.4997</text:p>
          </table:table-cell>
          <table:table-cell table:style-name="ce48" office:value-type="float" office:value="0.000125156445556951" calcext:value-type="float">
            <text:p>0.0001</text:p>
          </table:table-cell>
          <table:table-cell table:style-name="ce48" office:value-type="float" office:value="0.0140740740740741" calcext:value-type="float">
            <text:p>0.0141</text:p>
          </table:table-cell>
        </table:table-row>
        <table:table-row table:style-name="ro2">
          <table:table-cell office:value-type="string" calcext:value-type="string">
            <text:p>hot dog</text:p>
          </table:table-cell>
          <table:table-cell table:style-name="ce51" office:value-type="float" office:value="0.499937578027466" calcext:value-type="float">
            <text:p>0.4999</text:p>
          </table:table-cell>
          <table:table-cell table:style-name="ce48" office:value-type="float" office:value="0.000124843945068664" calcext:value-type="float">
            <text:p>0.0001</text:p>
          </table:table-cell>
          <table:table-cell table:style-name="ce48" office:value-type="float" office:value="0.0114814814814815" calcext:value-type="float">
            <text:p>0.0115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1358024691358" calcext:value-type="float">
            <text:p>0.0114</text:p>
          </table:table-cell>
          <table:table-cell table:style-name="ce51" office:value-type="float" office:value="0.499875078076202" calcext:value-type="float">
            <text:p>0.4999</text:p>
          </table:table-cell>
          <table:table-cell table:style-name="ce48" office:value-type="float" office:value="0.000249843847595255" calcext:value-type="float">
            <text:p>0.0002</text:p>
          </table:table-cell>
          <table:table-cell table:style-name="ce48" office:value-type="float" office:value="0.0116049382716049" calcext:value-type="float">
            <text:p>0.0116</text:p>
          </table:table-cell>
          <table:table-cell table:style-name="ce51" office:value-type="float" office:value="0.499937578027466" calcext:value-type="float">
            <text:p>0.4999</text:p>
          </table:table-cell>
          <table:table-cell table:style-name="ce48" office:value-type="float" office:value="0.000124843945068664" calcext:value-type="float">
            <text:p>0.0001</text:p>
          </table:table-cell>
          <table:table-cell table:style-name="ce48" office:value-type="float" office:value="0.0114814814814815" calcext:value-type="float">
            <text:p>0.0115</text:p>
          </table:table-cell>
          <table:table-cell table:style-name="ce51" office:value-type="float" office:value="0.499562851245437" calcext:value-type="float">
            <text:p>0.4996</text:p>
          </table:table-cell>
          <table:table-cell table:style-name="ce48" office:value-type="float" office:value="0.000423653859474513" calcext:value-type="float">
            <text:p>0.0004</text:p>
          </table:table-cell>
          <table:table-cell table:style-name="ce48" office:value-type="float" office:value="0.0122222222222222" calcext:value-type="float">
            <text:p>0.0122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table:style-name="ce51" office:value-type="float" office:value="0.499427480916031" calcext:value-type="float">
            <text:p>0.4994</text:p>
          </table:table-cell>
          <table:table-cell table:style-name="ce48" office:value-type="float" office:value="0.000370925693056312" calcext:value-type="float">
            <text:p>0.0004</text:p>
          </table:table-cell>
          <table:table-cell table:style-name="ce48" office:value-type="float" office:value="0.0307407407407407" calcext:value-type="float">
            <text:p>0.0307</text:p>
          </table:table-cell>
          <table:table-cell table:style-name="ce51" office:value-type="float" office:value="0.503594147582697" calcext:value-type="float">
            <text:p>0.5036</text:p>
          </table:table-cell>
          <table:table-cell table:style-name="ce48" office:value-type="float" office:value="0.00506050154048154" calcext:value-type="float">
            <text:p>0.0051</text:p>
          </table:table-cell>
          <table:table-cell table:style-name="ce48" office:value-type="float" office:value="0.0304938271604938" calcext:value-type="float">
            <text:p>0.0305</text:p>
          </table:table-cell>
          <table:table-cell table:style-name="ce51" office:value-type="float" office:value="0.50138358778626" calcext:value-type="float">
            <text:p>0.5014</text:p>
          </table:table-cell>
          <table:table-cell table:style-name="ce48" office:value-type="float" office:value="0.00420509443981672" calcext:value-type="float">
            <text:p>0.0042</text:p>
          </table:table-cell>
          <table:table-cell table:style-name="ce48" office:value-type="float" office:value="0.0308641975308642" calcext:value-type="float">
            <text:p>0.0309</text:p>
          </table:table-cell>
          <table:table-cell table:style-name="ce51" office:value-type="float" office:value="0.511673027989822" calcext:value-type="float">
            <text:p>0.5117</text:p>
          </table:table-cell>
          <table:table-cell table:style-name="ce48" office:value-type="float" office:value="0.00742692991870829" calcext:value-type="float">
            <text:p>0.0074</text:p>
          </table:table-cell>
          <table:table-cell table:style-name="ce48" office:value-type="float" office:value="0.0304938271604938" calcext:value-type="float">
            <text:p>0.0305</text:p>
          </table:table-cell>
          <table:table-cell table:style-name="ce51" office:value-type="float" office:value="0.506997455470738" calcext:value-type="float">
            <text:p>0.5070</text:p>
          </table:table-cell>
          <table:table-cell table:style-name="ce48" office:value-type="float" office:value="0.00728069345196262" calcext:value-type="float">
            <text:p>0.0073</text:p>
          </table:table-cell>
          <table:table-cell table:style-name="ce48" office:value-type="float" office:value="0.0317283950617284" calcext:value-type="float">
            <text:p>0.0317</text:p>
          </table:table-cell>
        </table:table-row>
        <table:table-row table:style-name="ro2">
          <table:table-cell office:value-type="string" calcext:value-type="string">
            <text:p>donut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34567901234568" calcext:value-type="float">
            <text:p>0.0135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34567901234568" calcext:value-type="float">
            <text:p>0.0135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7037037037037" calcext:value-type="float">
            <text:p>0.0137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7037037037037" calcext:value-type="float">
            <text:p>0.0137</text:p>
          </table:table-cell>
          <table:table-cell table:style-name="ce51" office:value-type="float" office:value="0.499812265331665" calcext:value-type="float">
            <text:p>0.4998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8271604938272" calcext:value-type="float">
            <text:p>0.0138</text:p>
          </table:table-cell>
        </table:table-row>
        <table:table-row table:style-name="ro2">
          <table:table-cell office:value-type="string" calcext:value-type="string">
            <text:p>cake</text:p>
          </table:table-cell>
          <table:table-cell table:style-name="ce51" office:value-type="float" office:value="0.499620853042719" calcext:value-type="float">
            <text:p>0.4996</text:p>
          </table:table-cell>
          <table:table-cell table:style-name="ce48" office:value-type="float" office:value="0.000309694472669235" calcext:value-type="float">
            <text:p>0.0003</text:p>
          </table:table-cell>
          <table:table-cell table:style-name="ce48" office:value-type="float" office:value="0.0238271604938272" calcext:value-type="float">
            <text:p>0.0238</text:p>
          </table:table-cell>
          <table:table-cell table:style-name="ce51" office:value-type="float" office:value="0.499684024236655" calcext:value-type="float">
            <text:p>0.4997</text:p>
          </table:table-cell>
          <table:table-cell table:style-name="ce48" office:value-type="float" office:value="0.000282599487679829" calcext:value-type="float">
            <text:p>0.0003</text:p>
          </table:table-cell>
          <table:table-cell table:style-name="ce48" office:value-type="float" office:value="0.0237037037037037" calcext:value-type="float">
            <text:p>0.0237</text:p>
          </table:table-cell>
          <table:table-cell table:style-name="ce51" office:value-type="float" office:value="0.49936804847331" calcext:value-type="float">
            <text:p>0.4994</text:p>
          </table:table-cell>
          <table:table-cell table:style-name="ce48" office:value-type="float" office:value="0.00034629452000482" calcext:value-type="float">
            <text:p>0.0003</text:p>
          </table:table-cell>
          <table:table-cell table:style-name="ce48" office:value-type="float" office:value="0.024320987654321" calcext:value-type="float">
            <text:p>0.0243</text:p>
          </table:table-cell>
          <table:table-cell table:style-name="ce51" office:value-type="float" office:value="0.509712763311153" calcext:value-type="float">
            <text:p>0.5097</text:p>
          </table:table-cell>
          <table:table-cell table:style-name="ce48" office:value-type="float" office:value="0.00954728261439993" calcext:value-type="float">
            <text:p>0.0095</text:p>
          </table:table-cell>
          <table:table-cell table:style-name="ce48" office:value-type="float" office:value="0.024320987654321" calcext:value-type="float">
            <text:p>0.0243</text:p>
          </table:table-cell>
          <table:table-cell table:style-name="ce51" office:value-type="float" office:value="0.499241746016661" calcext:value-type="float">
            <text:p>0.4992</text:p>
          </table:table-cell>
          <table:table-cell table:style-name="ce48" office:value-type="float" office:value="0.000322150402971116" calcext:value-type="float">
            <text:p>0.0003</text:p>
          </table:table-cell>
          <table:table-cell table:style-name="ce48" office:value-type="float" office:value="0.0245679012345679" calcext:value-type="float">
            <text:p>0.0246</text:p>
          </table:table-cell>
        </table:table-row>
        <table:table-row table:style-name="ro2">
          <table:table-cell office:value-type="string" calcext:value-type="string">
            <text:p>chair</text:p>
          </table:table-cell>
          <table:table-cell table:style-name="ce51" office:value-type="float" office:value="0.504270670771577" calcext:value-type="float">
            <text:p>0.5043</text:p>
          </table:table-cell>
          <table:table-cell table:style-name="ce48" office:value-type="float" office:value="0.00612569177056851" calcext:value-type="float">
            <text:p>0.0061</text:p>
          </table:table-cell>
          <table:table-cell table:style-name="ce48" office:value-type="float" office:value="0.127901234567901" calcext:value-type="float">
            <text:p>0.1279</text:p>
          </table:table-cell>
          <table:table-cell table:style-name="ce51" office:value-type="float" office:value="0.513568971518609" calcext:value-type="float">
            <text:p>0.5136</text:p>
          </table:table-cell>
          <table:table-cell table:style-name="ce48" office:value-type="float" office:value="0.00771410030162247" calcext:value-type="float">
            <text:p>0.0077</text:p>
          </table:table-cell>
          <table:table-cell table:style-name="ce48" office:value-type="float" office:value="0.127037037037037" calcext:value-type="float">
            <text:p>0.1270</text:p>
          </table:table-cell>
          <table:table-cell table:style-name="ce51" office:value-type="float" office:value="0.508519936554772" calcext:value-type="float">
            <text:p>0.5085</text:p>
          </table:table-cell>
          <table:table-cell table:style-name="ce48" office:value-type="float" office:value="0.00902392293301966" calcext:value-type="float">
            <text:p>0.0090</text:p>
          </table:table-cell>
          <table:table-cell table:style-name="ce48" office:value-type="float" office:value="0.127777777777778" calcext:value-type="float">
            <text:p>0.1278</text:p>
          </table:table-cell>
          <table:table-cell table:style-name="ce51" office:value-type="float" office:value="0.514031248936446" calcext:value-type="float">
            <text:p>0.5140</text:p>
          </table:table-cell>
          <table:table-cell table:style-name="ce48" office:value-type="float" office:value="0.00555685776045226" calcext:value-type="float">
            <text:p>0.0056</text:p>
          </table:table-cell>
          <table:table-cell table:style-name="ce48" office:value-type="float" office:value="0.127037037037037" calcext:value-type="float">
            <text:p>0.1270</text:p>
          </table:table-cell>
          <table:table-cell table:style-name="ce51" office:value-type="float" office:value="0.5124400315661" calcext:value-type="float">
            <text:p>0.5124</text:p>
          </table:table-cell>
          <table:table-cell table:style-name="ce48" office:value-type="float" office:value="0.00741703957032932" calcext:value-type="float">
            <text:p>0.0074</text:p>
          </table:table-cell>
          <table:table-cell table:style-name="ce48" office:value-type="float" office:value="0.129012345679012" calcext:value-type="float">
            <text:p>0.1290</text:p>
          </table:table-cell>
        </table:table-row>
        <table:table-row table:style-name="ro2">
          <table:table-cell office:value-type="string" calcext:value-type="string">
            <text:p>couch</text:p>
          </table:table-cell>
          <table:table-cell table:style-name="ce51" office:value-type="float" office:value="0.500109812909418" calcext:value-type="float">
            <text:p>0.5001</text:p>
          </table:table-cell>
          <table:table-cell table:style-name="ce48" office:value-type="float" office:value="0.00331732487659269" calcext:value-type="float">
            <text:p>0.0033</text:p>
          </table:table-cell>
          <table:table-cell table:style-name="ce48" office:value-type="float" office:value="0.0417283950617284" calcext:value-type="float">
            <text:p>0.0417</text:p>
          </table:table-cell>
          <table:table-cell table:style-name="ce51" office:value-type="float" office:value="0.503042217234854" calcext:value-type="float">
            <text:p>0.5030</text:p>
          </table:table-cell>
          <table:table-cell table:style-name="ce48" office:value-type="float" office:value="0.00631494218563958" calcext:value-type="float">
            <text:p>0.0063</text:p>
          </table:table-cell>
          <table:table-cell table:style-name="ce48" office:value-type="float" office:value="0.0418518518518519" calcext:value-type="float">
            <text:p>0.0419</text:p>
          </table:table-cell>
          <table:table-cell table:style-name="ce51" office:value-type="float" office:value="0.498201587325174" calcext:value-type="float">
            <text:p>0.4982</text:p>
          </table:table-cell>
          <table:table-cell table:style-name="ce48" office:value-type="float" office:value="0.000827379777588439" calcext:value-type="float">
            <text:p>0.0008</text:p>
          </table:table-cell>
          <table:table-cell table:style-name="ce48" office:value-type="float" office:value="0.0424691358024691" calcext:value-type="float">
            <text:p>0.0425</text:p>
          </table:table-cell>
          <table:table-cell table:style-name="ce51" office:value-type="float" office:value="0.502513661898181" calcext:value-type="float">
            <text:p>0.5025</text:p>
          </table:table-cell>
          <table:table-cell table:style-name="ce48" office:value-type="float" office:value="0.00624324464586364" calcext:value-type="float">
            <text:p>0.0062</text:p>
          </table:table-cell>
          <table:table-cell table:style-name="ce48" office:value-type="float" office:value="0.042962962962963" calcext:value-type="float">
            <text:p>0.0430</text:p>
          </table:table-cell>
          <table:table-cell table:style-name="ce51" office:value-type="float" office:value="0.508941634671561" calcext:value-type="float">
            <text:p>0.5089</text:p>
          </table:table-cell>
          <table:table-cell table:style-name="ce48" office:value-type="float" office:value="0.00597194587811022" calcext:value-type="float">
            <text:p>0.0060</text:p>
          </table:table-cell>
          <table:table-cell table:style-name="ce48" office:value-type="float" office:value="0.0422222222222222" calcext:value-type="float">
            <text:p>0.0422</text:p>
          </table:table-cell>
        </table:table-row>
        <table:table-row table:style-name="ro2">
          <table:table-cell office:value-type="string" calcext:value-type="string">
            <text:p>potted plant</text:p>
          </table:table-cell>
          <table:table-cell table:style-name="ce51" office:value-type="float" office:value="0.501597823398466" calcext:value-type="float">
            <text:p>0.5016</text:p>
          </table:table-cell>
          <table:table-cell table:style-name="ce48" office:value-type="float" office:value="0.00629768673720051" calcext:value-type="float">
            <text:p>0.0063</text:p>
          </table:table-cell>
          <table:table-cell table:style-name="ce48" office:value-type="float" office:value="0.042716049382716" calcext:value-type="float">
            <text:p>0.0427</text:p>
          </table:table-cell>
          <table:table-cell table:style-name="ce51" office:value-type="float" office:value="0.499421221864952" calcext:value-type="float">
            <text:p>0.4994</text:p>
          </table:table-cell>
          <table:table-cell table:style-name="ce48" office:value-type="float" office:value="0.000240621053811834" calcext:value-type="float">
            <text:p>0.0002</text:p>
          </table:table-cell>
          <table:table-cell table:style-name="ce48" office:value-type="float" office:value="0.0412345679012346" calcext:value-type="float">
            <text:p>0.0412</text:p>
          </table:table-cell>
          <table:table-cell table:style-name="ce51" office:value-type="float" office:value="0.502369527578531" calcext:value-type="float">
            <text:p>0.5024</text:p>
          </table:table-cell>
          <table:table-cell table:style-name="ce48" office:value-type="float" office:value="0.00385507561323718" calcext:value-type="float">
            <text:p>0.0039</text:p>
          </table:table-cell>
          <table:table-cell table:style-name="ce48" office:value-type="float" office:value="0.0412345679012346" calcext:value-type="float">
            <text:p>0.0412</text:p>
          </table:table-cell>
          <table:table-cell table:style-name="ce51" office:value-type="float" office:value="0.506213208013851" calcext:value-type="float">
            <text:p>0.5062</text:p>
          </table:table-cell>
          <table:table-cell table:style-name="ce48" office:value-type="float" office:value="0.00704781306049202" calcext:value-type="float">
            <text:p>0.0070</text:p>
          </table:table-cell>
          <table:table-cell table:style-name="ce48" office:value-type="float" office:value="0.0423456790123457" calcext:value-type="float">
            <text:p>0.0423</text:p>
          </table:table-cell>
          <table:table-cell table:style-name="ce51" office:value-type="float" office:value="0.499995053178333" calcext:value-type="float">
            <text:p>0.5000</text:p>
          </table:table-cell>
          <table:table-cell table:style-name="ce48" office:value-type="float" office:value="0.00321198467922433" calcext:value-type="float">
            <text:p>0.0032</text:p>
          </table:table-cell>
          <table:table-cell table:style-name="ce48" office:value-type="float" office:value="0.042962962962963" calcext:value-type="float">
            <text:p>0.0430</text:p>
          </table:table-cell>
        </table:table-row>
        <table:table-row table:style-name="ro2">
          <table:table-cell office:value-type="string" calcext:value-type="string">
            <text:p>bed</text:p>
          </table:table-cell>
          <table:table-cell table:style-name="ce51" office:value-type="float" office:value="0.49942638623327" calcext:value-type="float">
            <text:p>0.4994</text:p>
          </table:table-cell>
          <table:table-cell table:style-name="ce48" office:value-type="float" office:value="0.000312235786205629" calcext:value-type="float">
            <text:p>0.0003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501068536827599" calcext:value-type="float">
            <text:p>0.5011</text:p>
          </table:table-cell>
          <table:table-cell table:style-name="ce48" office:value-type="float" office:value="0.00342355908476073" calcext:value-type="float">
            <text:p>0.0034</text:p>
          </table:table-cell>
          <table:table-cell table:style-name="ce48" office:value-type="float" office:value="0.032962962962963" calcext:value-type="float">
            <text:p>0.0330</text:p>
          </table:table-cell>
          <table:table-cell table:style-name="ce51" office:value-type="float" office:value="0.498597954801021" calcext:value-type="float">
            <text:p>0.4986</text:p>
          </table:table-cell>
          <table:table-cell table:style-name="ce48" office:value-type="float" office:value="0.000686524673812457" calcext:value-type="float">
            <text:p>0.0007</text:p>
          </table:table-cell>
          <table:table-cell table:style-name="ce48" office:value-type="float" office:value="0.0340740740740741" calcext:value-type="float">
            <text:p>0.0341</text:p>
          </table:table-cell>
          <table:table-cell table:style-name="ce51" office:value-type="float" office:value="0.500980404574296" calcext:value-type="float">
            <text:p>0.5010</text:p>
          </table:table-cell>
          <table:table-cell table:style-name="ce48" office:value-type="float" office:value="0.0038989886869384" calcext:value-type="float">
            <text:p>0.0039</text:p>
          </table:table-cell>
          <table:table-cell table:style-name="ce48" office:value-type="float" office:value="0.0332098765432099" calcext:value-type="float">
            <text:p>0.0332</text:p>
          </table:table-cell>
          <table:table-cell table:style-name="ce51" office:value-type="float" office:value="0.503068577423053" calcext:value-type="float">
            <text:p>0.5031</text:p>
          </table:table-cell>
          <table:table-cell table:style-name="ce48" office:value-type="float" office:value="0.00494413946099887" calcext:value-type="float">
            <text:p>0.0049</text:p>
          </table:table-cell>
          <table:table-cell table:style-name="ce48" office:value-type="float" office:value="0.0328395061728395" calcext:value-type="float">
            <text:p>0.0328</text:p>
          </table:table-cell>
        </table:table-row>
        <table:table-row table:style-name="ro2">
          <table:table-cell office:value-type="string" calcext:value-type="string">
            <text:p>dining table</text:p>
          </table:table-cell>
          <table:table-cell table:style-name="ce51" office:value-type="float" office:value="0.503523387377208" calcext:value-type="float">
            <text:p>0.5035</text:p>
          </table:table-cell>
          <table:table-cell table:style-name="ce48" office:value-type="float" office:value="0.00386683059060807" calcext:value-type="float">
            <text:p>0.0039</text:p>
          </table:table-cell>
          <table:table-cell table:style-name="ce48" office:value-type="float" office:value="0.104074074074074" calcext:value-type="float">
            <text:p>0.1041</text:p>
          </table:table-cell>
          <table:table-cell table:style-name="ce51" office:value-type="float" office:value="0.503555699986207" calcext:value-type="float">
            <text:p>0.5036</text:p>
          </table:table-cell>
          <table:table-cell table:style-name="ce48" office:value-type="float" office:value="0.00754059813993214" calcext:value-type="float">
            <text:p>0.0075</text:p>
          </table:table-cell>
          <table:table-cell table:style-name="ce48" office:value-type="float" office:value="0.102962962962963" calcext:value-type="float">
            <text:p>0.1030</text:p>
          </table:table-cell>
          <table:table-cell table:style-name="ce51" office:value-type="float" office:value="0.507609589634317" calcext:value-type="float">
            <text:p>0.5076</text:p>
          </table:table-cell>
          <table:table-cell table:style-name="ce48" office:value-type="float" office:value="0.00347835578068077" calcext:value-type="float">
            <text:p>0.0035</text:p>
          </table:table-cell>
          <table:table-cell table:style-name="ce48" office:value-type="float" office:value="0.101975308641975" calcext:value-type="float">
            <text:p>0.1020</text:p>
          </table:table-cell>
          <table:table-cell table:style-name="ce51" office:value-type="float" office:value="0.512274965710544" calcext:value-type="float">
            <text:p>0.5123</text:p>
          </table:table-cell>
          <table:table-cell table:style-name="ce48" office:value-type="float" office:value="0.00826350018357818" calcext:value-type="float">
            <text:p>0.0083</text:p>
          </table:table-cell>
          <table:table-cell table:style-name="ce48" office:value-type="float" office:value="0.104074074074074" calcext:value-type="float">
            <text:p>0.1041</text:p>
          </table:table-cell>
          <table:table-cell table:style-name="ce51" office:value-type="float" office:value="0.516413812179349" calcext:value-type="float">
            <text:p>0.5164</text:p>
          </table:table-cell>
          <table:table-cell table:style-name="ce48" office:value-type="float" office:value="0.00807684345087222" calcext:value-type="float">
            <text:p>0.0081</text:p>
          </table:table-cell>
          <table:table-cell table:style-name="ce48" office:value-type="float" office:value="0.102962962962963" calcext:value-type="float">
            <text:p>0.1030</text:p>
          </table:table-cell>
        </table:table-row>
        <table:table-row table:style-name="ro2">
          <table:table-cell office:value-type="string" calcext:value-type="string">
            <text:p>toilet</text:p>
          </table:table-cell>
          <table:table-cell table:style-name="ce51" office:value-type="float" office:value="0.501919823775412" calcext:value-type="float">
            <text:p>0.5019</text:p>
          </table:table-cell>
          <table:table-cell table:style-name="ce48" office:value-type="float" office:value="0.00415963379505262" calcext:value-type="float">
            <text:p>0.0042</text:p>
          </table:table-cell>
          <table:table-cell table:style-name="ce48" office:value-type="float" office:value="0.0285185185185185" calcext:value-type="float">
            <text:p>0.0285</text:p>
          </table:table-cell>
          <table:table-cell table:style-name="ce51" office:value-type="float" office:value="0.508172371429098" calcext:value-type="float">
            <text:p>0.5082</text:p>
          </table:table-cell>
          <table:table-cell table:style-name="ce48" office:value-type="float" office:value="0.00851661493910887" calcext:value-type="float">
            <text:p>0.0085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133313164317" calcext:value-type="float">
            <text:p>0.5013</text:p>
          </table:table-cell>
          <table:table-cell table:style-name="ce48" office:value-type="float" office:value="0.00428004484064355" calcext:value-type="float">
            <text:p>0.0043</text:p>
          </table:table-cell>
          <table:table-cell table:style-name="ce48" office:value-type="float" office:value="0.0297530864197531" calcext:value-type="float">
            <text:p>0.0298</text:p>
          </table:table-cell>
          <table:table-cell table:style-name="ce51" office:value-type="float" office:value="0.519772830230374" calcext:value-type="float">
            <text:p>0.5198</text:p>
          </table:table-cell>
          <table:table-cell table:style-name="ce48" office:value-type="float" office:value="0.014086735512243" calcext:value-type="float">
            <text:p>0.0141</text:p>
          </table:table-cell>
          <table:table-cell table:style-name="ce48" office:value-type="float" office:value="0.0311111111111111" calcext:value-type="float">
            <text:p>0.0311</text:p>
          </table:table-cell>
          <table:table-cell table:style-name="ce51" office:value-type="float" office:value="0.520725533887017" calcext:value-type="float">
            <text:p>0.5207</text:p>
          </table:table-cell>
          <table:table-cell table:style-name="ce48" office:value-type="float" office:value="0.00934648041437795" calcext:value-type="float">
            <text:p>0.0093</text:p>
          </table:table-cell>
          <table:table-cell table:style-name="ce48" office:value-type="float" office:value="0.0292592592592593" calcext:value-type="float">
            <text:p>0.0293</text:p>
          </table:table-cell>
        </table:table-row>
        <table:table-row table:style-name="ro2">
          <table:table-cell office:value-type="string" calcext:value-type="string">
            <text:p>tv</text:p>
          </table:table-cell>
          <table:table-cell table:style-name="ce51" office:value-type="float" office:value="0.501544460751467" calcext:value-type="float">
            <text:p>0.5015</text:p>
          </table:table-cell>
          <table:table-cell table:style-name="ce48" office:value-type="float" office:value="0.00393519840488994" calcext:value-type="float">
            <text:p>0.0039</text:p>
          </table:table-cell>
          <table:table-cell table:style-name="ce48" office:value-type="float" office:value="0.0450617283950617" calcext:value-type="float">
            <text:p>0.0451</text:p>
          </table:table-cell>
          <table:table-cell table:style-name="ce51" office:value-type="float" office:value="0.49945039846708" calcext:value-type="float">
            <text:p>0.4995</text:p>
          </table:table-cell>
          <table:table-cell table:style-name="ce48" office:value-type="float" office:value="0.00346873732018988" calcext:value-type="float">
            <text:p>0.0035</text:p>
          </table:table-cell>
          <table:table-cell table:style-name="ce48" office:value-type="float" office:value="0.0464197530864198" calcext:value-type="float">
            <text:p>0.0464</text:p>
          </table:table-cell>
          <table:table-cell table:style-name="ce51" office:value-type="float" office:value="0.501265817091009" calcext:value-type="float">
            <text:p>0.5013</text:p>
          </table:table-cell>
          <table:table-cell table:style-name="ce48" office:value-type="float" office:value="0.00378961290796879" calcext:value-type="float">
            <text:p>0.0038</text:p>
          </table:table-cell>
          <table:table-cell table:style-name="ce48" office:value-type="float" office:value="0.0455555555555556" calcext:value-type="float">
            <text:p>0.0456</text:p>
          </table:table-cell>
          <table:table-cell table:style-name="ce51" office:value-type="float" office:value="0.520655391438955" calcext:value-type="float">
            <text:p>0.5207</text:p>
          </table:table-cell>
          <table:table-cell table:style-name="ce48" office:value-type="float" office:value="0.00838768535876266" calcext:value-type="float">
            <text:p>0.0084</text:p>
          </table:table-cell>
          <table:table-cell table:style-name="ce48" office:value-type="float" office:value="0.0454320987654321" calcext:value-type="float">
            <text:p>0.0454</text:p>
          </table:table-cell>
          <table:table-cell table:style-name="ce51" office:value-type="float" office:value="0.51892494329897" calcext:value-type="float">
            <text:p>0.5189</text:p>
          </table:table-cell>
          <table:table-cell table:style-name="ce48" office:value-type="float" office:value="0.00682654552957418" calcext:value-type="float">
            <text:p>0.0068</text:p>
          </table:table-cell>
          <table:table-cell table:style-name="ce48" office:value-type="float" office:value="0.0461728395061728" calcext:value-type="float">
            <text:p>0.0462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table:style-name="ce51" office:value-type="float" office:value="0.499039692701665" calcext:value-type="float">
            <text:p>0.4990</text:p>
          </table:table-cell>
          <table:table-cell table:style-name="ce48" office:value-type="float" office:value="0.000535633819804151" calcext:value-type="float">
            <text:p>0.0005</text:p>
          </table:table-cell>
          <table:table-cell table:style-name="ce48" office:value-type="float" office:value="0.0376543209876543" calcext:value-type="float">
            <text:p>0.0377</text:p>
          </table:table-cell>
          <table:table-cell table:style-name="ce51" office:value-type="float" office:value="0.500379707713365" calcext:value-type="float">
            <text:p>0.5004</text:p>
          </table:table-cell>
          <table:table-cell table:style-name="ce48" office:value-type="float" office:value="0.00304420847348578" calcext:value-type="float">
            <text:p>0.0030</text:p>
          </table:table-cell>
          <table:table-cell table:style-name="ce48" office:value-type="float" office:value="0.0382716049382716" calcext:value-type="float">
            <text:p>0.0383</text:p>
          </table:table-cell>
          <table:table-cell table:style-name="ce51" office:value-type="float" office:value="0.505296039560245" calcext:value-type="float">
            <text:p>0.5053</text:p>
          </table:table-cell>
          <table:table-cell table:style-name="ce48" office:value-type="float" office:value="0.00664165860661656" calcext:value-type="float">
            <text:p>0.0066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51" office:value-type="float" office:value="0.499931564307475" calcext:value-type="float">
            <text:p>0.4999</text:p>
          </table:table-cell>
          <table:table-cell table:style-name="ce48" office:value-type="float" office:value="0.00362081482588819" calcext:value-type="float">
            <text:p>0.0036</text:p>
          </table:table-cell>
          <table:table-cell table:style-name="ce48" office:value-type="float" office:value="0.0391358024691358" calcext:value-type="float">
            <text:p>0.0391</text:p>
          </table:table-cell>
          <table:table-cell table:style-name="ce51" office:value-type="float" office:value="0.510532473839905" calcext:value-type="float">
            <text:p>0.5105</text:p>
          </table:table-cell>
          <table:table-cell table:style-name="ce48" office:value-type="float" office:value="0.012006932033699" calcext:value-type="float">
            <text:p>0.0120</text:p>
          </table:table-cell>
          <table:table-cell table:style-name="ce48" office:value-type="float" office:value="0.0379012345679012" calcext:value-type="float">
            <text:p>0.0379</text:p>
          </table:table-cell>
        </table:table-row>
        <table:table-row table:style-name="ro2">
          <table:table-cell office:value-type="string" calcext:value-type="string">
            <text:p>mouse</text:p>
          </table:table-cell>
          <table:table-cell table:style-name="ce51" office:value-type="float" office:value="0.49962188843623" calcext:value-type="float">
            <text:p>0.4996</text:p>
          </table:table-cell>
          <table:table-cell table:style-name="ce48" office:value-type="float" office:value="0.000367412974002953" calcext:value-type="float">
            <text:p>0.0004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51" office:value-type="float" office:value="0.499306828574857" calcext:value-type="float">
            <text:p>0.4993</text:p>
          </table:table-cell>
          <table:table-cell table:style-name="ce48" office:value-type="float" office:value="0.000367378903494354" calcext:value-type="float">
            <text:p>0.0004</text:p>
          </table:table-cell>
          <table:table-cell table:style-name="ce48" office:value-type="float" office:value="0.0218518518518519" calcext:value-type="float">
            <text:p>0.0219</text:p>
          </table:table-cell>
          <table:table-cell table:style-name="ce51" office:value-type="float" office:value="0.499684940138626" calcext:value-type="float">
            <text:p>0.4997</text:p>
          </table:table-cell>
          <table:table-cell table:style-name="ce48" office:value-type="float" office:value="0.000398522704495077" calcext:value-type="float">
            <text:p>0.0004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502058969128621" calcext:value-type="float">
            <text:p>0.5021</text:p>
          </table:table-cell>
          <table:table-cell table:style-name="ce48" office:value-type="float" office:value="0.00617346957282" calcext:value-type="float">
            <text:p>0.0062</text:p>
          </table:table-cell>
          <table:table-cell table:style-name="ce48" office:value-type="float" office:value="0.0220987654320988" calcext:value-type="float">
            <text:p>0.0221</text:p>
          </table:table-cell>
          <table:table-cell table:style-name="ce51" office:value-type="float" office:value="0.502210988470247" calcext:value-type="float">
            <text:p>0.5022</text:p>
          </table:table-cell>
          <table:table-cell table:style-name="ce48" office:value-type="float" office:value="0.00601586371804713" calcext:value-type="float">
            <text:p>0.0060</text:p>
          </table:table-cell>
          <table:table-cell table:style-name="ce48" office:value-type="float" office:value="0.0219753086419753" calcext:value-type="float">
            <text:p>0.0220</text:p>
          </table:table-cell>
        </table:table-row>
        <table:table-row table:style-name="ro2">
          <table:table-cell office:value-type="string" calcext:value-type="string">
            <text:p>remote</text:p>
          </table:table-cell>
          <table:table-cell table:style-name="ce51" office:value-type="float" office:value="0.503900701246673" calcext:value-type="float">
            <text:p>0.5039</text:p>
          </table:table-cell>
          <table:table-cell table:style-name="ce48" office:value-type="float" office:value="0.00582038761876738" calcext:value-type="float">
            <text:p>0.0058</text:p>
          </table:table-cell>
          <table:table-cell table:style-name="ce48" office:value-type="float" office:value="0.0277777777777778" calcext:value-type="float">
            <text:p>0.0278</text:p>
          </table:table-cell>
          <table:table-cell table:style-name="ce51" office:value-type="float" office:value="0.503509594111492" calcext:value-type="float">
            <text:p>0.5035</text:p>
          </table:table-cell>
          <table:table-cell table:style-name="ce48" office:value-type="float" office:value="0.0097277643975191" calcext:value-type="float">
            <text:p>0.0097</text:p>
          </table:table-cell>
          <table:table-cell table:style-name="ce48" office:value-type="float" office:value="0.028641975308642" calcext:value-type="float">
            <text:p>0.0286</text:p>
          </table:table-cell>
          <table:table-cell table:style-name="ce51" office:value-type="float" office:value="0.512262250189843" calcext:value-type="float">
            <text:p>0.5123</text:p>
          </table:table-cell>
          <table:table-cell table:style-name="ce48" office:value-type="float" office:value="0.00431523340766063" calcext:value-type="float">
            <text:p>0.0043</text:p>
          </table:table-cell>
          <table:table-cell table:style-name="ce48" office:value-type="float" office:value="0.0290123456790123" calcext:value-type="float">
            <text:p>0.0290</text:p>
          </table:table-cell>
          <table:table-cell table:style-name="ce51" office:value-type="float" office:value="0.50339336868372" calcext:value-type="float">
            <text:p>0.5034</text:p>
          </table:table-cell>
          <table:table-cell table:style-name="ce48" office:value-type="float" office:value="0.00600567600166753" calcext:value-type="float">
            <text:p>0.0060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7991677351796" calcext:value-type="float">
            <text:p>0.5080</text:p>
          </table:table-cell>
          <table:table-cell table:style-name="ce48" office:value-type="float" office:value="0.00855018023408996" calcext:value-type="float">
            <text:p>0.0086</text:p>
          </table:table-cell>
          <table:table-cell table:style-name="ce48" office:value-type="float" office:value="0.0285185185185185" calcext:value-type="float">
            <text:p>0.0285</text:p>
          </table:table-cell>
        </table:table-row>
        <table:table-row table:style-name="ro2">
          <table:table-cell office:value-type="string" calcext:value-type="string">
            <text:p>keyboard</text:p>
          </table:table-cell>
          <table:table-cell table:style-name="ce51" office:value-type="float" office:value="0.499936868686869" calcext:value-type="float">
            <text:p>0.4999</text:p>
          </table:table-cell>
          <table:table-cell table:style-name="ce48" office:value-type="float" office:value="0.00012626262626263" calcext:value-type="float">
            <text:p>0.0001</text:p>
          </table:table-cell>
          <table:table-cell table:style-name="ce48" office:value-type="float" office:value="0.0220987654320988" calcext:value-type="float">
            <text:p>0.0221</text:p>
          </table:table-cell>
          <table:table-cell table:style-name="ce51" office:value-type="float" office:value="0.499495068986394" calcext:value-type="float">
            <text:p>0.4995</text:p>
          </table:table-cell>
          <table:table-cell table:style-name="ce48" office:value-type="float" office:value="0.000154623324464269" calcext:value-type="float">
            <text:p>0.0002</text:p>
          </table:table-cell>
          <table:table-cell table:style-name="ce48" office:value-type="float" office:value="0.022962962962963" calcext:value-type="float">
            <text:p>0.0230</text:p>
          </table:table-cell>
          <table:table-cell table:style-name="ce51" office:value-type="float" office:value="0.50227280693369" calcext:value-type="float">
            <text:p>0.5023</text:p>
          </table:table-cell>
          <table:table-cell table:style-name="ce48" office:value-type="float" office:value="0.00583200903721074" calcext:value-type="float">
            <text:p>0.0058</text:p>
          </table:table-cell>
          <table:table-cell table:style-name="ce48" office:value-type="float" office:value="0.0228395061728395" calcext:value-type="float">
            <text:p>0.0228</text:p>
          </table:table-cell>
          <table:table-cell table:style-name="ce51" office:value-type="float" office:value="0.504561887464096" calcext:value-type="float">
            <text:p>0.5046</text:p>
          </table:table-cell>
          <table:table-cell table:style-name="ce48" office:value-type="float" office:value="0.00701577249791621" calcext:value-type="float">
            <text:p>0.0070</text:p>
          </table:table-cell>
          <table:table-cell table:style-name="ce48" office:value-type="float" office:value="0.0238271604938272" calcext:value-type="float">
            <text:p>0.0238</text:p>
          </table:table-cell>
          <table:table-cell table:style-name="ce51" office:value-type="float" office:value="0.501957110537552" calcext:value-type="float">
            <text:p>0.5020</text:p>
          </table:table-cell>
          <table:table-cell table:style-name="ce48" office:value-type="float" office:value="0.00552316176177876" calcext:value-type="float">
            <text:p>0.0055</text:p>
          </table:table-cell>
          <table:table-cell table:style-name="ce48" office:value-type="float" office:value="0.0234567901234568" calcext:value-type="float">
            <text:p>0.0235</text:p>
          </table:table-cell>
        </table:table-row>
        <table:table-row table:style-name="ro2">
          <table:table-cell office:value-type="string" calcext:value-type="string">
            <text:p>cell phone</text:p>
          </table:table-cell>
          <table:table-cell table:style-name="ce51" office:value-type="float" office:value="0.50340077431623" calcext:value-type="float">
            <text:p>0.5034</text:p>
          </table:table-cell>
          <table:table-cell table:style-name="ce48" office:value-type="float" office:value="0.0105599084639665" calcext:value-type="float">
            <text:p>0.0106</text:p>
          </table:table-cell>
          <table:table-cell table:style-name="ce48" office:value-type="float" office:value="0.048641975308642" calcext:value-type="float">
            <text:p>0.0486</text:p>
          </table:table-cell>
          <table:table-cell table:style-name="ce51" office:value-type="float" office:value="0.49915932937012" calcext:value-type="float">
            <text:p>0.4992</text:p>
          </table:table-cell>
          <table:table-cell table:style-name="ce48" office:value-type="float" office:value="0.000525487673564628" calcext:value-type="float">
            <text:p>0.0005</text:p>
          </table:table-cell>
          <table:table-cell table:style-name="ce48" office:value-type="float" office:value="0.0469135802469136" calcext:value-type="float">
            <text:p>0.0469</text:p>
          </table:table-cell>
          <table:table-cell table:style-name="ce51" office:value-type="float" office:value="0.50299188359635" calcext:value-type="float">
            <text:p>0.5030</text:p>
          </table:table-cell>
          <table:table-cell table:style-name="ce48" office:value-type="float" office:value="0.00337173578349468" calcext:value-type="float">
            <text:p>0.0034</text:p>
          </table:table-cell>
          <table:table-cell table:style-name="ce48" office:value-type="float" office:value="0.047037037037037" calcext:value-type="float">
            <text:p>0.0470</text:p>
          </table:table-cell>
          <table:table-cell table:style-name="ce51" office:value-type="float" office:value="0.499476169992112" calcext:value-type="float">
            <text:p>0.4995</text:p>
          </table:table-cell>
          <table:table-cell table:style-name="ce48" office:value-type="float" office:value="0.00275011988418008" calcext:value-type="float">
            <text:p>0.0028</text:p>
          </table:table-cell>
          <table:table-cell table:style-name="ce48" office:value-type="float" office:value="0.0487654320987654" calcext:value-type="float">
            <text:p>0.0488</text:p>
          </table:table-cell>
          <table:table-cell table:style-name="ce51" office:value-type="float" office:value="0.500282731686224" calcext:value-type="float">
            <text:p>0.5003</text:p>
          </table:table-cell>
          <table:table-cell table:style-name="ce48" office:value-type="float" office:value="0.00380203853442904" calcext:value-type="float">
            <text:p>0.0038</text:p>
          </table:table-cell>
          <table:table-cell table:style-name="ce48" office:value-type="float" office:value="0.0497530864197531" calcext:value-type="float">
            <text:p>0.0498</text:p>
          </table:table-cell>
        </table:table-row>
        <table:table-row table:style-name="ro2">
          <table:table-cell office:value-type="string" calcext:value-type="string">
            <text:p>microwave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19753086419753" calcext:value-type="float">
            <text:p>0.0120</text:p>
          </table:table-cell>
          <table:table-cell table:style-name="ce51" office:value-type="float" office:value="0.505075735970939" calcext:value-type="float">
            <text:p>0.5051</text:p>
          </table:table-cell>
          <table:table-cell table:style-name="ce48" office:value-type="float" office:value="0.0104648069928821" calcext:value-type="float">
            <text:p>0.0105</text:p>
          </table:table-cell>
          <table:table-cell table:style-name="ce48" office:value-type="float" office:value="0.0122222222222222" calcext:value-type="float">
            <text:p>0.0122</text:p>
          </table:table-cell>
          <table:table-cell table:style-name="ce51" office:value-type="float" office:value="0.499812617114304" calcext:value-type="float">
            <text:p>0.4998</text:p>
          </table:table-cell>
          <table:table-cell table:style-name="ce48" office:value-type="float" office:value="0.000249843847595255" calcext:value-type="float">
            <text:p>0.0002</text:p>
          </table:table-cell>
          <table:table-cell table:style-name="ce48" office:value-type="float" office:value="0.0123456790123457" calcext:value-type="float">
            <text:p>0.0123</text:p>
          </table:table-cell>
          <table:table-cell table:style-name="ce51" office:value-type="float" office:value="0.499625156152405" calcext:value-type="float">
            <text:p>0.4996</text:p>
          </table:table-cell>
          <table:table-cell table:style-name="ce48" office:value-type="float" office:value="0.000305979048279843" calcext:value-type="float">
            <text:p>0.0003</text:p>
          </table:table-cell>
          <table:table-cell table:style-name="ce48" office:value-type="float" office:value="0.0127160493827161" calcext:value-type="float">
            <text:p>0.0127</text:p>
          </table:table-cell>
          <table:table-cell table:style-name="ce51" office:value-type="float" office:value="0.499375195190506" calcext:value-type="float">
            <text:p>0.4994</text:p>
          </table:table-cell>
          <table:table-cell table:style-name="ce48" office:value-type="float" office:value="0.000197704145866256" calcext:value-type="float">
            <text:p>0.0002</text:p>
          </table:table-cell>
          <table:table-cell table:style-name="ce48" office:value-type="float" office:value="0.0132098765432099" calcext:value-type="float">
            <text:p>0.0132</text:p>
          </table:table-cell>
        </table:table-row>
        <table:table-row table:style-name="ro2">
          <table:table-cell office:value-type="string" calcext:value-type="string">
            <text:p>oven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238271604938272" calcext:value-type="float">
            <text:p>0.0238</text:p>
          </table:table-cell>
          <table:table-cell table:style-name="ce51" office:value-type="float" office:value="0.502121544724524" calcext:value-type="float">
            <text:p>0.5021</text:p>
          </table:table-cell>
          <table:table-cell table:style-name="ce48" office:value-type="float" office:value="0.00535461313407507" calcext:value-type="float">
            <text:p>0.0054</text:p>
          </table:table-cell>
          <table:table-cell table:style-name="ce48" office:value-type="float" office:value="0.0245679012345679" calcext:value-type="float">
            <text:p>0.0246</text:p>
          </table:table-cell>
          <table:table-cell table:style-name="ce51" office:value-type="float" office:value="0.502315443358106" calcext:value-type="float">
            <text:p>0.5023</text:p>
          </table:table-cell>
          <table:table-cell table:style-name="ce48" office:value-type="float" office:value="0.00526699234462539" calcext:value-type="float">
            <text:p>0.0053</text:p>
          </table:table-cell>
          <table:table-cell table:style-name="ce48" office:value-type="float" office:value="0.024320987654321" calcext:value-type="float">
            <text:p>0.0243</text:p>
          </table:table-cell>
          <table:table-cell table:style-name="ce51" office:value-type="float" office:value="0.504626581476367" calcext:value-type="float">
            <text:p>0.5046</text:p>
          </table:table-cell>
          <table:table-cell table:style-name="ce48" office:value-type="float" office:value="0.00657483379714688" calcext:value-type="float">
            <text:p>0.0066</text:p>
          </table:table-cell>
          <table:table-cell table:style-name="ce48" office:value-type="float" office:value="0.0246913580246914" calcext:value-type="float">
            <text:p>0.0247</text:p>
          </table:table-cell>
          <table:table-cell table:style-name="ce51" office:value-type="float" office:value="0.520023912671833" calcext:value-type="float">
            <text:p>0.5200</text:p>
          </table:table-cell>
          <table:table-cell table:style-name="ce48" office:value-type="float" office:value="0.0195116528919381" calcext:value-type="float">
            <text:p>0.0195</text:p>
          </table:table-cell>
          <table:table-cell table:style-name="ce48" office:value-type="float" office:value="0.024320987654321" calcext:value-type="float">
            <text:p>0.0243</text:p>
          </table:table-cell>
        </table:table-row>
        <table:table-row table:style-name="ro2">
          <table:table-cell office:value-type="string" calcext:value-type="string">
            <text:p>toaster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</table:table-row>
        <table:table-row table:style-name="ro2">
          <table:table-cell office:value-type="string" calcext:value-type="string">
            <text:p>sink</text:p>
          </table:table-cell>
          <table:table-cell table:style-name="ce51" office:value-type="float" office:value="0.501118361762886" calcext:value-type="float">
            <text:p>0.5011</text:p>
          </table:table-cell>
          <table:table-cell table:style-name="ce48" office:value-type="float" office:value="0.00339653371755797" calcext:value-type="float">
            <text:p>0.0034</text:p>
          </table:table-cell>
          <table:table-cell table:style-name="ce48" office:value-type="float" office:value="0.0374074074074074" calcext:value-type="float">
            <text:p>0.0374</text:p>
          </table:table-cell>
          <table:table-cell table:style-name="ce51" office:value-type="float" office:value="0.503483208286735" calcext:value-type="float">
            <text:p>0.5035</text:p>
          </table:table-cell>
          <table:table-cell table:style-name="ce48" office:value-type="float" office:value="0.00461232338929437" calcext:value-type="float">
            <text:p>0.0046</text:p>
          </table:table-cell>
          <table:table-cell table:style-name="ce48" office:value-type="float" office:value="0.0391358024691358" calcext:value-type="float">
            <text:p>0.0391</text:p>
          </table:table-cell>
          <table:table-cell table:style-name="ce51" office:value-type="float" office:value="0.50901638454272" calcext:value-type="float">
            <text:p>0.5090</text:p>
          </table:table-cell>
          <table:table-cell table:style-name="ce48" office:value-type="float" office:value="0.00381363566997334" calcext:value-type="float">
            <text:p>0.0038</text:p>
          </table:table-cell>
          <table:table-cell table:style-name="ce48" office:value-type="float" office:value="0.0379012345679012" calcext:value-type="float">
            <text:p>0.0379</text:p>
          </table:table-cell>
          <table:table-cell table:style-name="ce51" office:value-type="float" office:value="0.534661614132618" calcext:value-type="float">
            <text:p>0.5347</text:p>
          </table:table-cell>
          <table:table-cell table:style-name="ce48" office:value-type="float" office:value="0.0198414713564439" calcext:value-type="float">
            <text:p>0.0198</text:p>
          </table:table-cell>
          <table:table-cell table:style-name="ce48" office:value-type="float" office:value="0.0387654320987654" calcext:value-type="float">
            <text:p>0.0388</text:p>
          </table:table-cell>
          <table:table-cell table:style-name="ce51" office:value-type="float" office:value="0.53373543686685" calcext:value-type="float">
            <text:p>0.5337</text:p>
          </table:table-cell>
          <table:table-cell table:style-name="ce48" office:value-type="float" office:value="0.0181956650343882" calcext:value-type="float">
            <text:p>0.0182</text:p>
          </table:table-cell>
          <table:table-cell table:style-name="ce48" office:value-type="float" office:value="0.0374074074074074" calcext:value-type="float">
            <text:p>0.0374</text:p>
          </table:table-cell>
        </table:table-row>
        <table:table-row table:style-name="ro2">
          <table:table-cell office:value-type="string" calcext:value-type="string">
            <text:p>refrigerator</text:p>
          </table:table-cell>
          <table:table-cell table:style-name="ce51" office:value-type="float" office:value="0.499937264742785" calcext:value-type="float">
            <text:p>0.4999</text:p>
          </table:table-cell>
          <table:table-cell table:style-name="ce48" office:value-type="float" office:value="0.000125470514429105" calcext:value-type="float">
            <text:p>0.0001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499811794228356" calcext:value-type="float">
            <text:p>0.4998</text:p>
          </table:table-cell>
          <table:table-cell table:style-name="ce48" office:value-type="float" office:value="0.00015366936905791" calcext:value-type="float">
            <text:p>0.0002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499686323713927" calcext:value-type="float">
            <text:p>0.4997</text:p>
          </table:table-cell>
          <table:table-cell table:style-name="ce48" office:value-type="float" office:value="0.000485945212824021" calcext:value-type="float">
            <text:p>0.0005</text:p>
          </table:table-cell>
          <table:table-cell table:style-name="ce48" office:value-type="float" office:value="0.0166666666666667" calcext:value-type="float">
            <text:p>0.0167</text:p>
          </table:table-cell>
          <table:table-cell table:style-name="ce51" office:value-type="float" office:value="0.503595212817296" calcext:value-type="float">
            <text:p>0.5036</text:p>
          </table:table-cell>
          <table:table-cell table:style-name="ce48" office:value-type="float" office:value="0.0076644711954873" calcext:value-type="float">
            <text:p>0.0077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511224785252389" calcext:value-type="float">
            <text:p>0.5112</text:p>
          </table:table-cell>
          <table:table-cell table:style-name="ce48" office:value-type="float" office:value="0.0153858944380079" calcext:value-type="float">
            <text:p>0.0154</text:p>
          </table:table-cell>
          <table:table-cell table:style-name="ce48" office:value-type="float" office:value="0.0162962962962963" calcext:value-type="float">
            <text:p>0.0163</text:p>
          </table:table-cell>
        </table:table-row>
        <table:table-row table:style-name="ro2">
          <table:table-cell office:value-type="string" calcext:value-type="string">
            <text:p>book</text:p>
          </table:table-cell>
          <table:table-cell table:style-name="ce51" office:value-type="float" office:value="0.499725841193899" calcext:value-type="float">
            <text:p>0.4997</text:p>
          </table:table-cell>
          <table:table-cell table:style-name="ce48" office:value-type="float" office:value="0.00271701755242959" calcext:value-type="float">
            <text:p>0.0027</text:p>
          </table:table-cell>
          <table:table-cell table:style-name="ce48" office:value-type="float" office:value="0.0508641975308642" calcext:value-type="float">
            <text:p>0.0509</text:p>
          </table:table-cell>
          <table:table-cell table:style-name="ce51" office:value-type="float" office:value="0.502095475286944" calcext:value-type="float">
            <text:p>0.5021</text:p>
          </table:table-cell>
          <table:table-cell table:style-name="ce48" office:value-type="float" office:value="0.00549851664165212" calcext:value-type="float">
            <text:p>0.0055</text:p>
          </table:table-cell>
          <table:table-cell table:style-name="ce48" office:value-type="float" office:value="0.0509876543209877" calcext:value-type="float">
            <text:p>0.0510</text:p>
          </table:table-cell>
          <table:table-cell table:style-name="ce51" office:value-type="float" office:value="0.498054810940669" calcext:value-type="float">
            <text:p>0.4981</text:p>
          </table:table-cell>
          <table:table-cell table:style-name="ce48" office:value-type="float" office:value="0.000739118727223952" calcext:value-type="float">
            <text:p>0.0007</text:p>
          </table:table-cell>
          <table:table-cell table:style-name="ce48" office:value-type="float" office:value="0.0517283950617284" calcext:value-type="float">
            <text:p>0.0517</text:p>
          </table:table-cell>
          <table:table-cell table:style-name="ce51" office:value-type="float" office:value="0.509674437106344" calcext:value-type="float">
            <text:p>0.5097</text:p>
          </table:table-cell>
          <table:table-cell table:style-name="ce48" office:value-type="float" office:value="0.00438568624267392" calcext:value-type="float">
            <text:p>0.0044</text:p>
          </table:table-cell>
          <table:table-cell table:style-name="ce48" office:value-type="float" office:value="0.0504938271604938" calcext:value-type="float">
            <text:p>0.0505</text:p>
          </table:table-cell>
          <table:table-cell table:style-name="ce51" office:value-type="float" office:value="0.503249803523791" calcext:value-type="float">
            <text:p>0.5032</text:p>
          </table:table-cell>
          <table:table-cell table:style-name="ce48" office:value-type="float" office:value="0.00383019108028587" calcext:value-type="float">
            <text:p>0.0038</text:p>
          </table:table-cell>
          <table:table-cell table:style-name="ce48" office:value-type="float" office:value="0.0534567901234568" calcext:value-type="float">
            <text:p>0.0535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table:style-name="ce51" office:value-type="float" office:value="0.499292935137503" calcext:value-type="float">
            <text:p>0.4993</text:p>
          </table:table-cell>
          <table:table-cell table:style-name="ce48" office:value-type="float" office:value="0.000240599053550779" calcext:value-type="float">
            <text:p>0.0002</text:p>
          </table:table-cell>
          <table:table-cell table:style-name="ce48" office:value-type="float" office:value="0.0409876543209877" calcext:value-type="float">
            <text:p>0.0410</text:p>
          </table:table-cell>
          <table:table-cell table:style-name="ce51" office:value-type="float" office:value="0.501879881846945" calcext:value-type="float">
            <text:p>0.5019</text:p>
          </table:table-cell>
          <table:table-cell table:style-name="ce48" office:value-type="float" office:value="0.0039971215105153" calcext:value-type="float">
            <text:p>0.0040</text:p>
          </table:table-cell>
          <table:table-cell table:style-name="ce48" office:value-type="float" office:value="0.0417283950617284" calcext:value-type="float">
            <text:p>0.0417</text:p>
          </table:table-cell>
          <table:table-cell table:style-name="ce51" office:value-type="float" office:value="0.50072694176262" calcext:value-type="float">
            <text:p>0.5007</text:p>
          </table:table-cell>
          <table:table-cell table:style-name="ce48" office:value-type="float" office:value="0.00355077583475609" calcext:value-type="float">
            <text:p>0.0036</text:p>
          </table:table-cell>
          <table:table-cell table:style-name="ce48" office:value-type="float" office:value="0.0411111111111111" calcext:value-type="float">
            <text:p>0.0411</text:p>
          </table:table-cell>
          <table:table-cell table:style-name="ce51" office:value-type="float" office:value="0.505302138816845" calcext:value-type="float">
            <text:p>0.5053</text:p>
          </table:table-cell>
          <table:table-cell table:style-name="ce48" office:value-type="float" office:value="0.00623888160310459" calcext:value-type="float">
            <text:p>0.0062</text:p>
          </table:table-cell>
          <table:table-cell table:style-name="ce48" office:value-type="float" office:value="0.0408641975308642" calcext:value-type="float">
            <text:p>0.0409</text:p>
          </table:table-cell>
          <table:table-cell table:style-name="ce51" office:value-type="float" office:value="0.500276904979377" calcext:value-type="float">
            <text:p>0.5003</text:p>
          </table:table-cell>
          <table:table-cell table:style-name="ce48" office:value-type="float" office:value="0.00269254932794243" calcext:value-type="float">
            <text:p>0.0027</text:p>
          </table:table-cell>
          <table:table-cell table:style-name="ce48" office:value-type="float" office:value="0.0419753086419753" calcext:value-type="float">
            <text:p>0.0420</text:p>
          </table:table-cell>
        </table:table-row>
        <table:table-row table:style-name="ro2">
          <table:table-cell office:value-type="string" calcext:value-type="string">
            <text:p>vase</text:p>
          </table:table-cell>
          <table:table-cell table:style-name="ce51" office:value-type="float" office:value="0.499554261758708" calcext:value-type="float">
            <text:p>0.4996</text:p>
          </table:table-cell>
          <table:table-cell table:style-name="ce48" office:value-type="float" office:value="0.000156117766510644" calcext:value-type="float">
            <text:p>0.0002</text:p>
          </table:table-cell>
          <table:table-cell table:style-name="ce48" office:value-type="float" office:value="0.031358024691358" calcext:value-type="float">
            <text:p>0.0314</text:p>
          </table:table-cell>
          <table:table-cell table:style-name="ce51" office:value-type="float" office:value="0.499554302302481" calcext:value-type="float">
            <text:p>0.4996</text:p>
          </table:table-cell>
          <table:table-cell table:style-name="ce48" office:value-type="float" office:value="0.000324762445432952" calcext:value-type="float">
            <text:p>0.0003</text:p>
          </table:table-cell>
          <table:table-cell table:style-name="ce48" office:value-type="float" office:value="0.031358024691358" calcext:value-type="float">
            <text:p>0.0314</text:p>
          </table:table-cell>
          <table:table-cell table:style-name="ce51" office:value-type="float" office:value="0.505381198429251" calcext:value-type="float">
            <text:p>0.5054</text:p>
          </table:table-cell>
          <table:table-cell table:style-name="ce48" office:value-type="float" office:value="0.00531797270532198" calcext:value-type="float">
            <text:p>0.0053</text:p>
          </table:table-cell>
          <table:table-cell table:style-name="ce48" office:value-type="float" office:value="0.0314814814814815" calcext:value-type="float">
            <text:p>0.0315</text:p>
          </table:table-cell>
          <table:table-cell table:style-name="ce51" office:value-type="float" office:value="0.499490608034965" calcext:value-type="float">
            <text:p>0.4995</text:p>
          </table:table-cell>
          <table:table-cell table:style-name="ce48" office:value-type="float" office:value="0.000156051629030975" calcext:value-type="float">
            <text:p>0.0002</text:p>
          </table:table-cell>
          <table:table-cell table:style-name="ce48" office:value-type="float" office:value="0.0314814814814815" calcext:value-type="float">
            <text:p>0.0315</text:p>
          </table:table-cell>
          <table:table-cell table:style-name="ce51" office:value-type="float" office:value="0.501149380387719" calcext:value-type="float">
            <text:p>0.5011</text:p>
          </table:table-cell>
          <table:table-cell table:style-name="ce48" office:value-type="float" office:value="0.00421390467560142" calcext:value-type="float">
            <text:p>0.0042</text:p>
          </table:table-cell>
          <table:table-cell table:style-name="ce48" office:value-type="float" office:value="0.0320987654320988" calcext:value-type="float">
            <text:p>0.0321</text:p>
          </table:table-cell>
        </table:table-row>
        <table:table-row table:style-name="ro2">
          <table:table-cell office:value-type="string" calcext:value-type="string">
            <text:p>scissors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499937849596022" calcext:value-type="float">
            <text:p>0.4999</text:p>
          </table:table-cell>
          <table:table-cell table:style-name="ce48" office:value-type="float" office:value="0.000124300807955247" calcext:value-type="float">
            <text:p>0.0001</text:p>
          </table:table-cell>
          <table:table-cell table:style-name="ce48" office:value-type="float" office:value="0.00654320987654321" calcext:value-type="float">
            <text:p>0.0065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</table:table-row>
        <table:table-row table:style-name="ro2">
          <table:table-cell office:value-type="string" calcext:value-type="string">
            <text:p>teddy bear</text:p>
          </table:table-cell>
          <table:table-cell table:style-name="ce51" office:value-type="float" office:value="0.499937225360954" calcext:value-type="float">
            <text:p>0.4999</text:p>
          </table:table-cell>
          <table:table-cell table:style-name="ce48" office:value-type="float" office:value="0.000125549278091652" calcext:value-type="float">
            <text:p>0.0001</text:p>
          </table:table-cell>
          <table:table-cell table:style-name="ce48" office:value-type="float" office:value="0.0169135802469136" calcext:value-type="float">
            <text:p>0.0169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51" office:value-type="float" office:value="0.499748862012511" calcext:value-type="float">
            <text:p>0.4997</text:p>
          </table:table-cell>
          <table:table-cell table:style-name="ce48" office:value-type="float" office:value="0.000125569016961353" calcext:value-type="float">
            <text:p>0.0001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499748901443817" calcext:value-type="float">
            <text:p>0.4997</text:p>
          </table:table-cell>
          <table:table-cell table:style-name="ce48" office:value-type="float" office:value="0.000234881191887883" calcext:value-type="float">
            <text:p>0.0002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499560538095373" calcext:value-type="float">
            <text:p>0.4996</text:p>
          </table:table-cell>
          <table:table-cell table:style-name="ce48" office:value-type="float" office:value="0.000251078852141442" calcext:value-type="float">
            <text:p>0.0003</text:p>
          </table:table-cell>
          <table:table-cell table:style-name="ce48" office:value-type="float" office:value="0.0176543209876543" calcext:value-type="float">
            <text:p>0.0177</text:p>
          </table:table-cell>
        </table:table-row>
        <table:table-row table:style-name="ro2">
          <table:table-cell office:value-type="string" calcext:value-type="string">
            <text:p>hair drier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  <table:table-cell table:style-name="ce51" office:value-type="float" office:value="0.499938157081014" calcext:value-type="float">
            <text:p>0.4999</text:p>
          </table:table-cell>
          <table:table-cell table:style-name="ce48" office:value-type="float" office:value="0.000123685837971554" calcext:value-type="float">
            <text:p>0.0001</text:p>
          </table:table-cell>
          <table:table-cell table:style-name="ce48" office:value-type="float" office:value="0.00234567901234568" calcext:value-type="float">
            <text:p>0.0023</text:p>
          </table:table-cell>
          <table:table-cell table:style-name="ce51" office:value-type="float" office:value="0.499938118811881" calcext:value-type="float">
            <text:p>0.4999</text:p>
          </table:table-cell>
          <table:table-cell table:style-name="ce48" office:value-type="float" office:value="0.000123762376237613" calcext:value-type="float">
            <text:p>0.0001</text:p>
          </table:table-cell>
          <table:table-cell table:style-name="ce48" office:value-type="float" office:value="0.00234567901234568" calcext:value-type="float">
            <text:p>0.0023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</table:table-row>
        <table:table-row table:style-name="ro2">
          <table:table-cell office:value-type="string" calcext:value-type="string">
            <text:p>toothbrush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864197530864197" calcext:value-type="float">
            <text:p>0.0086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864197530864197" calcext:value-type="float">
            <text:p>0.0086</text:p>
          </table:table-cell>
          <table:table-cell table:style-name="ce51" office:value-type="float" office:value="0.499937733499377" calcext:value-type="float">
            <text:p>0.4999</text:p>
          </table:table-cell>
          <table:table-cell table:style-name="ce48" office:value-type="float" office:value="0.00012453300124533" calcext:value-type="float">
            <text:p>0.0001</text:p>
          </table:table-cell>
          <table:table-cell table:style-name="ce48" office:value-type="float" office:value="0.00876543209876543" calcext:value-type="float">
            <text:p>0.0088</text:p>
          </table:table-cell>
          <table:table-cell table:style-name="ce51" office:value-type="float" office:value="0.499937733499377" calcext:value-type="float">
            <text:p>0.4999</text:p>
          </table:table-cell>
          <table:table-cell table:style-name="ce48" office:value-type="float" office:value="0.000124533001245331" calcext:value-type="float">
            <text:p>0.0001</text:p>
          </table:table-cell>
          <table:table-cell table:style-name="ce48" office:value-type="float" office:value="0.00876543209876543" calcext:value-type="float">
            <text:p>0.0088</text:p>
          </table:table-cell>
          <table:table-cell table:style-name="ce51" office:value-type="float" office:value="0.499875466998755" calcext:value-type="float">
            <text:p>0.4999</text:p>
          </table:table-cell>
          <table:table-cell table:style-name="ce48" office:value-type="float" office:value="0.000152521154594221" calcext:value-type="float">
            <text:p>0.0002</text:p>
          </table:table-cell>
          <table:table-cell table:style-name="ce48" office:value-type="float" office:value="0.00888888888888889" calcext:value-type="float">
            <text:p>0.0089</text:p>
          </table:table-cell>
        </table:table-row>
        <table:table-row table:style-name="ro2">
          <table:table-cell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</table:table-row>
        <table:table-row table:style-name="ro2">
          <table:table-cell table:style-name="ce2" office:value-type="string" calcext:value-type="string">
            <text:p>BATCH GRADIENT (AVG CONVs)</text:p>
          </table:table-cell>
          <table:table-cell table:style-name="ce50" office:value-type="float" office:value="0.0008" calcext:value-type="float">
            <text:p>0.0008</text:p>
          </table:table-cell>
          <table:table-cell table:style-name="ce17" table:number-columns-repeated="2"/>
          <table:table-cell table:style-name="ce50" office:value-type="float" office:value="0.0009" calcext:value-type="float">
            <text:p>0.0009</text:p>
          </table:table-cell>
          <table:table-cell table:number-columns-repeated="2"/>
          <table:table-cell table:style-name="ce50" office:value-type="float" office:value="0.001" calcext:value-type="float">
            <text:p>0.0010</text:p>
          </table:table-cell>
          <table:table-cell table:number-columns-repeated="2"/>
          <table:table-cell table:style-name="ce50" office:value-type="float" office:value="0.0006" calcext:value-type="float">
            <text:p>0.0006</text:p>
          </table:table-cell>
          <table:table-cell table:number-columns-repeated="2"/>
          <table:table-cell table:style-name="ce50" office:value-type="float" office:value="0.0004" calcext:value-type="float">
            <text:p>0.0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SS <text:s/></text:p>
          </table:table-cell>
          <table:table-cell table:style-name="ce50" office:value-type="float" office:value="4.3823" calcext:value-type="float">
            <text:p>4.3823</text:p>
          </table:table-cell>
          <table:table-cell table:style-name="ce17" table:number-columns-repeated="2"/>
          <table:table-cell table:style-name="ce50" office:value-type="float" office:value="4.3487" calcext:value-type="float">
            <text:p>4.3487</text:p>
          </table:table-cell>
          <table:table-cell table:number-columns-repeated="2"/>
          <table:table-cell table:style-name="ce50" office:value-type="float" office:value="3.6652" calcext:value-type="float">
            <text:p>3.6652</text:p>
          </table:table-cell>
          <table:table-cell table:number-columns-repeated="2"/>
          <table:table-cell table:style-name="ce50" office:value-type="float" office:value="3.1904" calcext:value-type="float">
            <text:p>3.1904</text:p>
          </table:table-cell>
          <table:table-cell table:number-columns-repeated="2"/>
          <table:table-cell table:style-name="ce50" office:value-type="float" office:value="2.3595" calcext:value-type="float">
            <text:p>2.35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. of Cols.</text:p>
          </table:table-cell>
          <table:table-cell table:style-name="ce50" table:formula="of:=AVERAGE([.B5:.B84])" office:value-type="float" office:value="0.500681978510639" calcext:value-type="float">
            <text:p>0.5007</text:p>
          </table:table-cell>
          <table:table-cell table:style-name="ce17" table:formula="of:=AVERAGE([.C5:.C84])" office:value-type="float" office:value="0.00186724891791299" calcext:value-type="float">
            <text:p>0.0019</text:p>
          </table:table-cell>
          <table:table-cell table:style-name="ce17" table:formula="of:=AVERAGE([.D5:.D84])" office:value-type="float" office:value="0.0375555555555556" calcext:value-type="float">
            <text:p>0.0376</text:p>
          </table:table-cell>
          <table:table-cell table:style-name="ce50" table:formula="of:=AVERAGE([.E5:.E84])" office:value-type="float" office:value="0.501456589860911" calcext:value-type="float">
            <text:p>0.5015</text:p>
          </table:table-cell>
          <table:table-cell table:style-name="ce17" table:formula="of:=AVERAGE([.F5:.F84])" office:value-type="float" office:value="0.00272611459707374" calcext:value-type="float">
            <text:p>0.0027</text:p>
          </table:table-cell>
          <table:table-cell table:style-name="ce17" table:formula="of:=AVERAGE([.G5:.G84])" office:value-type="float" office:value="0.0374305555555556" calcext:value-type="float">
            <text:p>0.0374</text:p>
          </table:table-cell>
          <table:table-cell table:style-name="ce50" table:formula="of:=AVERAGE([.H5:.H84])" office:value-type="float" office:value="0.502187235062464" calcext:value-type="float">
            <text:p>0.5022</text:p>
          </table:table-cell>
          <table:table-cell table:style-name="ce17" table:formula="of:=AVERAGE([.I5:.I84])" office:value-type="float" office:value="0.00254431443698212" calcext:value-type="float">
            <text:p>0.0025</text:p>
          </table:table-cell>
          <table:table-cell table:style-name="ce17" table:formula="of:=AVERAGE([.J5:.J84])" office:value-type="float" office:value="0.0375077160493827" calcext:value-type="float">
            <text:p>0.0375</text:p>
          </table:table-cell>
          <table:table-cell table:style-name="ce50" table:formula="of:=AVERAGE([.K5:.K84])" office:value-type="float" office:value="0.50550669686157" calcext:value-type="float">
            <text:p>0.5055</text:p>
          </table:table-cell>
          <table:table-cell table:style-name="ce2" table:formula="of:=AVERAGE([.L5:.L84])" office:value-type="float" office:value="0.00536164217055104" calcext:value-type="float">
            <text:p>0.0054</text:p>
          </table:table-cell>
          <table:table-cell table:style-name="ce40" table:formula="of:=AVERAGE([.M5:.M84])" office:value-type="float" office:value="0.0373086419753086" calcext:value-type="float">
            <text:p>0.0373</text:p>
          </table:table-cell>
          <table:table-cell table:style-name="ce50" table:formula="of:=AVERAGE([.N5:.N84])" office:value-type="float" office:value="0.505933738421099" calcext:value-type="float">
            <text:p>0.5059</text:p>
          </table:table-cell>
          <table:table-cell table:style-name="ce2" table:formula="of:=AVERAGE([.O5:.O84])" office:value-type="float" office:value="0.00527409560658746" calcext:value-type="float">
            <text:p>0.0053</text:p>
          </table:table-cell>
          <table:table-cell table:style-name="ce40" table:formula="of:=AVERAGE([.P5:.P84])" office:value-type="float" office:value="0.037375" calcext:value-type="float">
            <text:p>0.0374</text:p>
          </table:table-cell>
        </table:table-row>
        <table:table-row table:style-name="ro2" table:number-rows-repeated="104848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ata Details" table:style-name="ta1"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Cla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son</text:p>
          </table:table-cell>
          <table:table-cell office:value-type="float" office:value="4462" calcext:value-type="float">
            <text:p>4462</text:p>
          </table:table-cell>
        </table:table-row>
        <table:table-row table:style-name="ro2">
          <table:table-cell/>
          <table:table-cell office:value-type="string" calcext:value-type="string">
            <text:p>bicycle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/>
          <table:table-cell office:value-type="string" calcext:value-type="string">
            <text:p>car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/>
          <table:table-cell office:value-type="string" calcext:value-type="string">
            <text:p>motorcycle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/>
          <table:table-cell office:value-type="string" calcext:value-type="string">
            <text:p>airplane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/>
          <table:table-cell office:value-type="string" calcext:value-type="string">
            <text:p>bus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/>
          <table:table-cell office:value-type="string" calcext:value-type="string">
            <text:p>train 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string" calcext:value-type="string">
            <text:p>truck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/>
          <table:table-cell office:value-type="string" calcext:value-type="string">
            <text:p>boat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/>
          <table:table-cell office:value-type="string" calcext:value-type="string">
            <text:p>traffic light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/>
          <table:table-cell office:value-type="string" calcext:value-type="string">
            <text:p>fire hydrant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stop sign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/>
          <table:table-cell office:value-type="string" calcext:value-type="string">
            <text:p>parking meter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string" calcext:value-type="string">
            <text:p>bench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/>
          <table:table-cell office:value-type="string" calcext:value-type="string">
            <text:p>bird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/>
          <table:table-cell office:value-type="string" calcext:value-type="string">
            <text:p>c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/>
          <table:table-cell office:value-type="string" calcext:value-type="string">
            <text:p>dog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/>
          <table:table-cell office:value-type="string" calcext:value-type="string">
            <text:p>horse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/>
          <table:table-cell office:value-type="string" calcext:value-type="string">
            <text:p>sheep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string" calcext:value-type="string">
            <text:p>cow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/>
          <table:table-cell office:value-type="string" calcext:value-type="string">
            <text:p>elephant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/>
          <table:table-cell office:value-type="string" calcext:value-type="string">
            <text:p>bear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/>
          <table:table-cell office:value-type="string" calcext:value-type="string">
            <text:p>zebra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/>
          <table:table-cell office:value-type="string" calcext:value-type="string">
            <text:p>giraffe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/>
          <table:table-cell office:value-type="string" calcext:value-type="string">
            <text:p>backpack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/>
          <table:table-cell office:value-type="string" calcext:value-type="string">
            <text:p>umbrella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/>
          <table:table-cell office:value-type="string" calcext:value-type="string">
            <text:p>handbag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/>
          <table:table-cell office:value-type="string" calcext:value-type="string">
            <text:p>tie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/>
          <table:table-cell office:value-type="string" calcext:value-type="string">
            <text:p>suitcase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/>
          <table:table-cell office:value-type="string" calcext:value-type="string">
            <text:p>frisbee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/>
          <table:table-cell office:value-type="string" calcext:value-type="string">
            <text:p>skis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/>
          <table:table-cell office:value-type="string" calcext:value-type="string">
            <text:p>snowboard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/>
          <table:table-cell office:value-type="string" calcext:value-type="string">
            <text:p>sports ball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  <table:table-cell office:value-type="string" calcext:value-type="string">
            <text:p>kite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/>
          <table:table-cell office:value-type="string" calcext:value-type="string">
            <text:p>baseball bat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/>
          <table:table-cell office:value-type="string" calcext:value-type="string">
            <text:p>baseball glove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skateboard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surfboard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/>
          <table:table-cell office:value-type="string" calcext:value-type="string">
            <text:p>tennis racket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/>
          <table:table-cell office:value-type="string" calcext:value-type="string">
            <text:p>bottle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/>
          <table:table-cell office:value-type="string" calcext:value-type="string">
            <text:p>wine glass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/>
          <table:table-cell office:value-type="string" calcext:value-type="string">
            <text:p>cup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/>
          <table:table-cell office:value-type="string" calcext:value-type="string">
            <text:p>fork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/>
          <table:table-cell office:value-type="string" calcext:value-type="string">
            <text:p>knif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/>
          <table:table-cell office:value-type="string" calcext:value-type="string">
            <text:p>spoon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bowl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/>
          <table:table-cell office:value-type="string" calcext:value-type="string">
            <text:p>banana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/>
          <table:table-cell office:value-type="string" calcext:value-type="string">
            <text:p>apple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sandwich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/>
          <table:table-cell office:value-type="string" calcext:value-type="string">
            <text:p>orange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/>
          <table:table-cell office:value-type="string" calcext:value-type="string">
            <text:p>broccoli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/>
          <table:table-cell office:value-type="string" calcext:value-type="string">
            <text:p>carrot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/>
          <table:table-cell office:value-type="string" calcext:value-type="string">
            <text:p>hot dog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/>
          <table:table-cell office:value-type="string" calcext:value-type="string">
            <text:p>pizza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donut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/>
          <table:table-cell office:value-type="string" calcext:value-type="string">
            <text:p>cake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/>
          <table:table-cell office:value-type="string" calcext:value-type="string">
            <text:p>chair</text:p>
          </table:table-cell>
          <table:table-cell office:value-type="float" office:value="938" calcext:value-type="float">
            <text:p>938</text:p>
          </table:table-cell>
        </table:table-row>
        <table:table-row table:style-name="ro2">
          <table:table-cell/>
          <table:table-cell office:value-type="string" calcext:value-type="string">
            <text:p>couch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/>
          <table:table-cell office:value-type="string" calcext:value-type="string">
            <text:p>potted plant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bed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/>
          <table:table-cell office:value-type="string" calcext:value-type="string">
            <text:p>dining table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/>
          <table:table-cell office:value-type="string" calcext:value-type="string">
            <text:p>toilet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/>
          <table:table-cell office:value-type="string" calcext:value-type="string">
            <text:p>tv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/>
          <table:table-cell office:value-type="string" calcext:value-type="string">
            <text:p>laptop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/>
          <table:table-cell office:value-type="string" calcext:value-type="string">
            <text:p>mouse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/>
          <table:table-cell office:value-type="string" calcext:value-type="string">
            <text:p>remote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/>
          <table:table-cell office:value-type="string" calcext:value-type="string">
            <text:p>keyboard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/>
          <table:table-cell office:value-type="string" calcext:value-type="string">
            <text:p>cell phone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/>
          <table:table-cell office:value-type="string" calcext:value-type="string">
            <text:p>microwave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/>
          <table:table-cell office:value-type="string" calcext:value-type="string">
            <text:p>oven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/>
          <table:table-cell office:value-type="string" calcext:value-type="string">
            <text:p>toaster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sink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/>
          <table:table-cell office:value-type="string" calcext:value-type="string">
            <text:p>refrigerator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book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/>
          <table:table-cell office:value-type="string" calcext:value-type="string">
            <text:p>clock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/>
          <table:table-cell office:value-type="string" calcext:value-type="string">
            <text:p>vase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/>
          <table:table-cell office:value-type="string" calcext:value-type="string">
            <text:p>scissor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string" calcext:value-type="string">
            <text:p>teddy bear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hair drier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toothbrus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formula="of:=SUM([.C3:.C83])" office:value-type="float" office:value="23708" calcext:value-type="float">
            <text:p>23708</text:p>
          </table:table-cell>
        </table:table-row>
      </table:table>
      <table:table table:name="SVM-OCC-Pre" table:style-name="ta1">
        <table:table-column table:style-name="co1" table:default-cell-style-name="ce3"/>
        <table:table-column table:style-name="co2" table:visibility="collapse" table:default-cell-style-name="ce26"/>
        <table:table-column table:style-name="co3" table:visibility="collapse" table:number-columns-repeated="2" table:default-cell-style-name="ce16"/>
        <table:table-column table:style-name="co3" table:visibility="collapse" table:default-cell-style-name="ce26"/>
        <table:table-column table:style-name="co3" table:visibility="collapse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number-columns-repeated="992" table:default-cell-style-name="ce16"/>
        <table:table-column table:style-name="co3" table:default-cell-style-name="ce37"/>
        <table:table-row table:style-name="ro3">
          <table:table-cell table:style-name="ce1" office:value-type="string" calcext:value-type="string">
            <text:p>Results for </text:p>
            <text:p>MS-COCO Dataset (latent space)</text:p>
          </table:table-cell>
          <table:table-cell table:style-name="ce25" office:value-type="string" calcext:value-type="string" table:number-columns-spanned="6" table:number-rows-spanned="1">
            <text:p>ITER 3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6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1200</text:p>
          </table:table-cell>
          <table:covered-table-cell table:number-columns-repeated="2" table:style-name="ce30"/>
          <table:covered-table-cell table:style-name="ce33"/>
          <table:covered-table-cell table:style-name="ce30"/>
          <table:covered-table-cell/>
          <table:table-cell table:style-name="ce25" office:value-type="string" calcext:value-type="string" table:number-columns-spanned="6" table:number-rows-spanned="1">
            <text:p>ITER 2400</text:p>
          </table:table-cell>
          <table:covered-table-cell table:style-name="ce38"/>
          <table:covered-table-cell table:style-name="ce39"/>
          <table:covered-table-cell table:style-name="ce33"/>
          <table:covered-table-cell table:style-name="ce38"/>
          <table:covered-table-cell/>
          <table:table-cell table:style-name="ce25" office:value-type="string" calcext:value-type="string" table:number-columns-spanned="6" table:number-rows-spanned="1">
            <text:p>ITER 4800</text:p>
          </table:table-cell>
          <table:covered-table-cell table:style-name="ce38"/>
          <table:covered-table-cell table:style-name="ce39"/>
          <table:covered-table-cell table:style-name="ce33"/>
          <table:covered-table-cell table:style-name="ce38"/>
          <table:covered-table-cell/>
          <table:table-cell table:number-columns-repeated="993"/>
        </table:table-row>
        <table:table-row table:style-name="ro2">
          <table:table-cell table:style-name="ce2" office:value-type="string" calcext:value-type="string">
            <text:p>Trained from scratch (Loss: MSE)</text:p>
          </table:table-cell>
          <table:table-cell table:number-columns-repeated="1023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SVM-Linear (c = 100)</text:p>
          </table:table-cell>
          <table:covered-table-cell table:number-columns-repeated="2"/>
          <table:table-cell table:style-name="ce34" office:value-type="string" calcext:value-type="string" table:number-columns-spanned="3" table:number-rows-spanned="1">
            <text:p>One-class Classifier</text:p>
          </table:table-cell>
          <table:covered-table-cell table:number-columns-repeated="2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1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35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984"/>
        </table:table-row>
        <table:table-row table:style-name="ro2">
          <table:table-cell office:value-type="string" calcext:value-type="string">
            <text:p>person</text:p>
          </table:table-cell>
          <table:table-cell table:style-name="ce53" office:value-type="float" office:value="0.527115624603595" calcext:value-type="float">
            <text:p>0.5271</text:p>
          </table:table-cell>
          <table:table-cell office:value-type="float" office:value="0.018292495970072" calcext:value-type="float">
            <text:p>0.0183</text:p>
          </table:table-cell>
          <table:table-cell office:value-type="float" office:value="0.472469135802469" calcext:value-type="float">
            <text:p>0.4725</text:p>
          </table:table-cell>
          <table:table-cell table:style-name="ce54" office:value-type="float" office:value="0.493053560550698" calcext:value-type="float">
            <text:p>0.4931</text:p>
          </table:table-cell>
          <table:table-cell office:value-type="float" office:value="0.0130066972615176" calcext:value-type="float">
            <text:p>0.0130</text:p>
          </table:table-cell>
          <table:table-cell table:style-name="ce37" office:value-type="float" office:value="0.50679012345679" calcext:value-type="float">
            <text:p>0.5068</text:p>
          </table:table-cell>
          <table:table-cell table:style-name="ce8" office:value-type="float" office:value="0.546668055333153" calcext:value-type="float">
            <text:p>0.5467</text:p>
          </table:table-cell>
          <table:table-cell table:style-name="ce48" office:value-type="float" office:value="0.033314468351496" calcext:value-type="float">
            <text:p>0.0333</text:p>
          </table:table-cell>
          <table:table-cell table:style-name="ce48" office:value-type="float" office:value="0.440617283950617" calcext:value-type="float">
            <text:p>0.4406</text:p>
          </table:table-cell>
          <table:table-cell table:style-name="ce36" office:value-type="float" office:value="0.518487955157701" calcext:value-type="float">
            <text:p>0.5185</text:p>
          </table:table-cell>
          <table:table-cell office:value-type="float" office:value="0.010552786121492" calcext:value-type="float">
            <text:p>0.0106</text:p>
          </table:table-cell>
          <table:table-cell table:style-name="ce37" office:value-type="float" office:value="0.481728395061728" calcext:value-type="float">
            <text:p>0.4817</text:p>
          </table:table-cell>
          <table:table-cell table:style-name="ce8" office:value-type="float" office:value="0.552186124062812" calcext:value-type="float">
            <text:p>0.5522</text:p>
          </table:table-cell>
          <table:table-cell table:style-name="ce48" office:value-type="float" office:value="0.0325854839227224" calcext:value-type="float">
            <text:p>0.0326</text:p>
          </table:table-cell>
          <table:table-cell table:style-name="ce48" office:value-type="float" office:value="0.453950617283951" calcext:value-type="float">
            <text:p>0.4540</text:p>
          </table:table-cell>
          <table:table-cell table:style-name="ce36" office:value-type="float" office:value="0.540657954266323" calcext:value-type="float">
            <text:p>0.5407</text:p>
          </table:table-cell>
          <table:table-cell table:style-name="ce48" office:value-type="float" office:value="0.0125606555420852" calcext:value-type="float">
            <text:p>0.0126</text:p>
          </table:table-cell>
          <table:table-cell table:style-name="ce48" office:value-type="float" office:value="0.459876543209876" calcext:value-type="float">
            <text:p>0.4599</text:p>
          </table:table-cell>
          <table:table-cell table:style-name="ce8" office:value-type="float" office:value="0.584724198706578" calcext:value-type="float">
            <text:p>0.5847</text:p>
          </table:table-cell>
          <table:table-cell table:style-name="ce48" office:value-type="float" office:value="0.0235407807739719" calcext:value-type="float">
            <text:p>0.0235</text:p>
          </table:table-cell>
          <table:table-cell table:style-name="ce48" office:value-type="float" office:value="0.406049382716049" calcext:value-type="float">
            <text:p>0.4060</text:p>
          </table:table-cell>
          <table:table-cell table:style-name="ce36" office:value-type="float" office:value="0.542136268998484" calcext:value-type="float">
            <text:p>0.5421</text:p>
          </table:table-cell>
          <table:table-cell table:style-name="ce48" office:value-type="float" office:value="0.012602023196805" calcext:value-type="float">
            <text:p>0.0126</text:p>
          </table:table-cell>
          <table:table-cell table:style-name="ce48" office:value-type="float" office:value="0.458271604938272" calcext:value-type="float">
            <text:p>0.4583</text:p>
          </table:table-cell>
          <table:table-cell table:style-name="ce8" office:value-type="float" office:value="0.560916297633788" calcext:value-type="float">
            <text:p>0.5609</text:p>
          </table:table-cell>
          <table:table-cell table:style-name="ce48" office:value-type="float" office:value="0.0590377835664194" calcext:value-type="float">
            <text:p>0.0590</text:p>
          </table:table-cell>
          <table:table-cell table:style-name="ce48" office:value-type="float" office:value="0.434938271604938" calcext:value-type="float">
            <text:p>0.4349</text:p>
          </table:table-cell>
          <table:table-cell table:style-name="ce36" office:value-type="float" office:value="0.585713976851984" calcext:value-type="float">
            <text:p>0.5857</text:p>
          </table:table-cell>
          <table:table-cell table:style-name="ce48" office:value-type="float" office:value="0.00831653825099747" calcext:value-type="float">
            <text:p>0.0083</text:p>
          </table:table-cell>
          <table:table-cell table:style-name="ce48" office:value-type="float" office:value="0.415185185185185" calcext:value-type="float">
            <text:p>0.4152</text:p>
          </table:table-cell>
          <table:table-cell table:number-columns-repeated="2"/>
          <table:table-cell table:style-name="Default" table:number-columns-repeated="8"/>
          <table:table-cell table:number-columns-repeated="983"/>
        </table:table-row>
        <table:table-row table:style-name="ro2">
          <table:table-cell office:value-type="string" calcext:value-type="string">
            <text:p>bicycle</text:p>
          </table:table-cell>
          <table:table-cell table:style-name="ce53" office:value-type="float" office:value="0.49212101286723" calcext:value-type="float">
            <text:p>0.4921</text:p>
          </table:table-cell>
          <table:table-cell office:value-type="float" office:value="0.0100280374295543" calcext:value-type="float">
            <text:p>0.0100</text:p>
          </table:table-cell>
          <table:table-cell office:value-type="float" office:value="0.0438271604938272" calcext:value-type="float">
            <text:p>0.0438</text:p>
          </table:table-cell>
          <table:table-cell table:style-name="ce54" office:value-type="float" office:value="0.505224678314958" calcext:value-type="float">
            <text:p>0.5052</text:p>
          </table:table-cell>
          <table:table-cell office:value-type="float" office:value="0.0218241015098608" calcext:value-type="float">
            <text:p>0.0218</text:p>
          </table:table-cell>
          <table:table-cell table:style-name="ce37" office:value-type="float" office:value="0.499876543209876" calcext:value-type="float">
            <text:p>0.4999</text:p>
          </table:table-cell>
          <table:table-cell table:style-name="ce8" office:value-type="float" office:value="0.529401690514336" calcext:value-type="float">
            <text:p>0.5294</text:p>
          </table:table-cell>
          <table:table-cell table:style-name="ce48" office:value-type="float" office:value="0.0623373353431651" calcext:value-type="float">
            <text:p>0.0623</text:p>
          </table:table-cell>
          <table:table-cell table:style-name="ce48" office:value-type="float" office:value="0.0616049382716049" calcext:value-type="float">
            <text:p>0.0616</text:p>
          </table:table-cell>
          <table:table-cell table:style-name="ce36" office:value-type="float" office:value="0.490393826298112" calcext:value-type="float">
            <text:p>0.4904</text:p>
          </table:table-cell>
          <table:table-cell office:value-type="float" office:value="0.0389168893158105" calcext:value-type="float">
            <text:p>0.0389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499936467598475" calcext:value-type="float">
            <text:p>0.4999</text:p>
          </table:table-cell>
          <table:table-cell table:style-name="ce48" office:value-type="float" office:value="0.000127064803049559" calcext:value-type="float">
            <text:p>0.0001</text:p>
          </table:table-cell>
          <table:table-cell table:style-name="ce48" office:value-type="float" office:value="0.028641975308642" calcext:value-type="float">
            <text:p>0.0286</text:p>
          </table:table-cell>
          <table:table-cell table:style-name="ce36" office:value-type="float" office:value="0.53928859159114" calcext:value-type="float">
            <text:p>0.5393</text:p>
          </table:table-cell>
          <table:table-cell table:style-name="ce48" office:value-type="float" office:value="0.0370285277813601" calcext:value-type="float">
            <text:p>0.0370</text:p>
          </table:table-cell>
          <table:table-cell table:style-name="ce48" office:value-type="float" office:value="0.495555555555556" calcext:value-type="float">
            <text:p>0.4956</text:p>
          </table:table-cell>
          <table:table-cell table:style-name="ce8" office:value-type="float" office:value="0.547107894591459" calcext:value-type="float">
            <text:p>0.5471</text:p>
          </table:table-cell>
          <table:table-cell table:style-name="ce48" office:value-type="float" office:value="0.0664601194280352" calcext:value-type="float">
            <text:p>0.0665</text:p>
          </table:table-cell>
          <table:table-cell table:style-name="ce48" office:value-type="float" office:value="0.0969135802469136" calcext:value-type="float">
            <text:p>0.0969</text:p>
          </table:table-cell>
          <table:table-cell table:style-name="ce36" office:value-type="float" office:value="0.53196262221163" calcext:value-type="float">
            <text:p>0.5320</text:p>
          </table:table-cell>
          <table:table-cell table:style-name="ce48" office:value-type="float" office:value="0.0376787239578075" calcext:value-type="float">
            <text:p>0.0377</text:p>
          </table:table-cell>
          <table:table-cell table:style-name="ce48" office:value-type="float" office:value="0.497037037037037" calcext:value-type="float">
            <text:p>0.4970</text:p>
          </table:table-cell>
          <table:table-cell table:style-name="ce8" office:value-type="float" office:value="0.518963040715983" calcext:value-type="float">
            <text:p>0.5190</text:p>
          </table:table-cell>
          <table:table-cell table:style-name="ce48" office:value-type="float" office:value="0.0293560328346013" calcext:value-type="float">
            <text:p>0.0294</text:p>
          </table:table-cell>
          <table:table-cell table:style-name="ce48" office:value-type="float" office:value="0.057283950617284" calcext:value-type="float">
            <text:p>0.0573</text:p>
          </table:table-cell>
          <table:table-cell table:style-name="ce36" office:value-type="float" office:value="0.518856540503613" calcext:value-type="float">
            <text:p>0.5189</text:p>
          </table:table-cell>
          <table:table-cell table:style-name="ce48" office:value-type="float" office:value="0.0320366915834217" calcext:value-type="float">
            <text:p>0.0320</text:p>
          </table:table-cell>
          <table:table-cell table:style-name="ce48" office:value-type="float" office:value="0.497901234567901" calcext:value-type="float">
            <text:p>0.497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ar</text:p>
          </table:table-cell>
          <table:table-cell table:style-name="ce53" office:value-type="float" office:value="0.532810224117563" calcext:value-type="float">
            <text:p>0.5328</text:p>
          </table:table-cell>
          <table:table-cell office:value-type="float" office:value="0.0342231383984306" calcext:value-type="float">
            <text:p>0.0342</text:p>
          </table:table-cell>
          <table:table-cell office:value-type="float" office:value="0.286913580246914" calcext:value-type="float">
            <text:p>0.2869</text:p>
          </table:table-cell>
          <table:table-cell table:style-name="ce54" office:value-type="float" office:value="0.48247606250309" calcext:value-type="float">
            <text:p>0.4825</text:p>
          </table:table-cell>
          <table:table-cell office:value-type="float" office:value="0.01492275300823" calcext:value-type="float">
            <text:p>0.0149</text:p>
          </table:table-cell>
          <table:table-cell table:style-name="ce37" office:value-type="float" office:value="0.507283950617284" calcext:value-type="float">
            <text:p>0.5073</text:p>
          </table:table-cell>
          <table:table-cell table:style-name="ce8" office:value-type="float" office:value="0.519517368018908" calcext:value-type="float">
            <text:p>0.5195</text:p>
          </table:table-cell>
          <table:table-cell table:style-name="ce48" office:value-type="float" office:value="0.0229469230191042" calcext:value-type="float">
            <text:p>0.0229</text:p>
          </table:table-cell>
          <table:table-cell table:style-name="ce48" office:value-type="float" office:value="0.209382716049383" calcext:value-type="float">
            <text:p>0.2094</text:p>
          </table:table-cell>
          <table:table-cell table:style-name="ce36" office:value-type="float" office:value="0.479138949405719" calcext:value-type="float">
            <text:p>0.4791</text:p>
          </table:table-cell>
          <table:table-cell office:value-type="float" office:value="0.0129983225615031" calcext:value-type="float">
            <text:p>0.0130</text:p>
          </table:table-cell>
          <table:table-cell table:style-name="ce37" office:value-type="float" office:value="0.507777777777778" calcext:value-type="float">
            <text:p>0.5078</text:p>
          </table:table-cell>
          <table:table-cell table:style-name="ce8" office:value-type="float" office:value="0.543962792737781" calcext:value-type="float">
            <text:p>0.5440</text:p>
          </table:table-cell>
          <table:table-cell table:style-name="ce48" office:value-type="float" office:value="0.0414117070247429" calcext:value-type="float">
            <text:p>0.0414</text:p>
          </table:table-cell>
          <table:table-cell table:style-name="ce48" office:value-type="float" office:value="0.140617283950617" calcext:value-type="float">
            <text:p>0.1406</text:p>
          </table:table-cell>
          <table:table-cell table:style-name="ce36" office:value-type="float" office:value="0.491050481365658" calcext:value-type="float">
            <text:p>0.4911</text:p>
          </table:table-cell>
          <table:table-cell table:style-name="ce48" office:value-type="float" office:value="0.00847744244330879" calcext:value-type="float">
            <text:p>0.0085</text:p>
          </table:table-cell>
          <table:table-cell table:style-name="ce48" office:value-type="float" office:value="0.502839506172839" calcext:value-type="float">
            <text:p>0.5028</text:p>
          </table:table-cell>
          <table:table-cell table:style-name="ce8" office:value-type="float" office:value="0.524476167675236" calcext:value-type="float">
            <text:p>0.5245</text:p>
          </table:table-cell>
          <table:table-cell table:style-name="ce48" office:value-type="float" office:value="0.0382236673766187" calcext:value-type="float">
            <text:p>0.0382</text:p>
          </table:table-cell>
          <table:table-cell table:style-name="ce48" office:value-type="float" office:value="0.169259259259259" calcext:value-type="float">
            <text:p>0.1693</text:p>
          </table:table-cell>
          <table:table-cell table:style-name="ce36" office:value-type="float" office:value="0.523317157129604" calcext:value-type="float">
            <text:p>0.5233</text:p>
          </table:table-cell>
          <table:table-cell table:style-name="ce48" office:value-type="float" office:value="0.021704662270627" calcext:value-type="float">
            <text:p>0.0217</text:p>
          </table:table-cell>
          <table:table-cell table:style-name="ce48" office:value-type="float" office:value="0.491358024691358" calcext:value-type="float">
            <text:p>0.4914</text:p>
          </table:table-cell>
          <table:table-cell table:style-name="ce8" office:value-type="float" office:value="0.538226433730429" calcext:value-type="float">
            <text:p>0.5382</text:p>
          </table:table-cell>
          <table:table-cell table:style-name="ce48" office:value-type="float" office:value="0.0364584863467606" calcext:value-type="float">
            <text:p>0.0365</text:p>
          </table:table-cell>
          <table:table-cell table:style-name="ce48" office:value-type="float" office:value="0.163086419753086" calcext:value-type="float">
            <text:p>0.1631</text:p>
          </table:table-cell>
          <table:table-cell table:style-name="ce36" office:value-type="float" office:value="0.50609162454459" calcext:value-type="float">
            <text:p>0.5061</text:p>
          </table:table-cell>
          <table:table-cell table:style-name="ce48" office:value-type="float" office:value="0.0212298381053962" calcext:value-type="float">
            <text:p>0.0212</text:p>
          </table:table-cell>
          <table:table-cell table:style-name="ce48" office:value-type="float" office:value="0.497654320987654" calcext:value-type="float">
            <text:p>0.497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motorcycle</text:p>
          </table:table-cell>
          <table:table-cell table:style-name="ce53" office:value-type="float" office:value="0.49509785239634" calcext:value-type="float">
            <text:p>0.4951</text:p>
          </table:table-cell>
          <table:table-cell office:value-type="float" office:value="0.00278668604510888" calcext:value-type="float">
            <text:p>0.0028</text:p>
          </table:table-cell>
          <table:table-cell office:value-type="float" office:value="0.0398765432098765" calcext:value-type="float">
            <text:p>0.0399</text:p>
          </table:table-cell>
          <table:table-cell table:style-name="ce54" office:value-type="float" office:value="0.495496277378321" calcext:value-type="float">
            <text:p>0.4955</text:p>
          </table:table-cell>
          <table:table-cell office:value-type="float" office:value="0.0166964608550288" calcext:value-type="float">
            <text:p>0.0167</text:p>
          </table:table-cell>
          <table:table-cell table:style-name="ce37" office:value-type="float" office:value="0.500987654320988" calcext:value-type="float">
            <text:p>0.5010</text:p>
          </table:table-cell>
          <table:table-cell table:style-name="ce8" office:value-type="float" office:value="0.521956028044045" calcext:value-type="float">
            <text:p>0.5220</text:p>
          </table:table-cell>
          <table:table-cell table:style-name="ce48" office:value-type="float" office:value="0.0408073488161042" calcext:value-type="float">
            <text:p>0.0408</text:p>
          </table:table-cell>
          <table:table-cell table:style-name="ce48" office:value-type="float" office:value="0.0667901234567901" calcext:value-type="float">
            <text:p>0.0668</text:p>
          </table:table-cell>
          <table:table-cell table:style-name="ce36" office:value-type="float" office:value="0.504336531354444" calcext:value-type="float">
            <text:p>0.5043</text:p>
          </table:table-cell>
          <table:table-cell office:value-type="float" office:value="0.0062812376324555" calcext:value-type="float">
            <text:p>0.0063</text:p>
          </table:table-cell>
          <table:table-cell table:style-name="ce37" office:value-type="float" office:value="0.499259259259259" calcext:value-type="float">
            <text:p>0.4993</text:p>
          </table:table-cell>
          <table:table-cell table:style-name="ce8" office:value-type="float" office:value="0.498981540420115" calcext:value-type="float">
            <text:p>0.4990</text:p>
          </table:table-cell>
          <table:table-cell table:style-name="ce48" office:value-type="float" office:value="0.00101447342142006" calcext:value-type="float">
            <text:p>0.0010</text:p>
          </table:table-cell>
          <table:table-cell table:style-name="ce48" office:value-type="float" office:value="0.0323456790123457" calcext:value-type="float">
            <text:p>0.0323</text:p>
          </table:table-cell>
          <table:table-cell table:style-name="ce36" office:value-type="float" office:value="0.500382327780188" calcext:value-type="float">
            <text:p>0.5004</text:p>
          </table:table-cell>
          <table:table-cell table:style-name="ce48" office:value-type="float" office:value="0.0322421621460099" calcext:value-type="float">
            <text:p>0.0322</text:p>
          </table:table-cell>
          <table:table-cell table:style-name="ce48" office:value-type="float" office:value="0.499259259259259" calcext:value-type="float">
            <text:p>0.4993</text:p>
          </table:table-cell>
          <table:table-cell table:style-name="ce8" office:value-type="float" office:value="0.499363462762572" calcext:value-type="float">
            <text:p>0.4994</text:p>
          </table:table-cell>
          <table:table-cell table:style-name="ce48" office:value-type="float" office:value="0.00127307447485678" calcext:value-type="float">
            <text:p>0.0013</text:p>
          </table:table-cell>
          <table:table-cell table:style-name="ce48" office:value-type="float" office:value="0.0316049382716049" calcext:value-type="float">
            <text:p>0.0316</text:p>
          </table:table-cell>
          <table:table-cell table:style-name="ce36" office:value-type="float" office:value="0.529375116532319" calcext:value-type="float">
            <text:p>0.5294</text:p>
          </table:table-cell>
          <table:table-cell table:style-name="ce48" office:value-type="float" office:value="0.0282716387872484" calcext:value-type="float">
            <text:p>0.0283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511778537003598" calcext:value-type="float">
            <text:p>0.5118</text:p>
          </table:table-cell>
          <table:table-cell table:style-name="ce48" office:value-type="float" office:value="0.0182798847300455" calcext:value-type="float">
            <text:p>0.0183</text:p>
          </table:table-cell>
          <table:table-cell table:style-name="ce48" office:value-type="float" office:value="0.0727160493827161" calcext:value-type="float">
            <text:p>0.0727</text:p>
          </table:table-cell>
          <table:table-cell table:style-name="ce36" office:value-type="float" office:value="0.573625636175239" calcext:value-type="float">
            <text:p>0.5736</text:p>
          </table:table-cell>
          <table:table-cell table:style-name="ce48" office:value-type="float" office:value="0.0287497089380585" calcext:value-type="float">
            <text:p>0.0287</text:p>
          </table:table-cell>
          <table:table-cell table:style-name="ce48" office:value-type="float" office:value="0.490864197530864" calcext:value-type="float">
            <text:p>0.490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airplane</text:p>
          </table:table-cell>
          <table:table-cell table:style-name="ce53" office:value-type="float" office:value="0.534319818666225" calcext:value-type="float">
            <text:p>0.5343</text:p>
          </table:table-cell>
          <table:table-cell office:value-type="float" office:value="0.0303902921489426" calcext:value-type="float">
            <text:p>0.0304</text:p>
          </table:table-cell>
          <table:table-cell office:value-type="float" office:value="0.0365432098765432" calcext:value-type="float">
            <text:p>0.0365</text:p>
          </table:table-cell>
          <table:table-cell table:style-name="ce54" office:value-type="float" office:value="0.566062481942188" calcext:value-type="float">
            <text:p>0.5661</text:p>
          </table:table-cell>
          <table:table-cell office:value-type="float" office:value="0.0303502351566571" calcext:value-type="float">
            <text:p>0.0304</text:p>
          </table:table-cell>
          <table:table-cell table:style-name="ce37" office:value-type="float" office:value="0.495061728395062" calcext:value-type="float">
            <text:p>0.4951</text:p>
          </table:table-cell>
          <table:table-cell table:style-name="ce8" office:value-type="float" office:value="0.49215863001352" calcext:value-type="float">
            <text:p>0.4922</text:p>
          </table:table-cell>
          <table:table-cell table:style-name="ce48" office:value-type="float" office:value="0.0447919603150893" calcext:value-type="float">
            <text:p>0.0448</text:p>
          </table:table-cell>
          <table:table-cell table:style-name="ce48" office:value-type="float" office:value="0.107777777777778" calcext:value-type="float">
            <text:p>0.1078</text:p>
          </table:table-cell>
          <table:table-cell table:style-name="ce36" office:value-type="float" office:value="0.534171513534028" calcext:value-type="float">
            <text:p>0.5342</text:p>
          </table:table-cell>
          <table:table-cell office:value-type="float" office:value="0.0368279880287156" calcext:value-type="float">
            <text:p>0.0368</text:p>
          </table:table-cell>
          <table:table-cell table:style-name="ce37" office:value-type="float" office:value="0.496666666666667" calcext:value-type="float">
            <text:p>0.4967</text:p>
          </table:table-cell>
          <table:table-cell table:style-name="ce8" office:value-type="float" office:value="0.555452620230051" calcext:value-type="float">
            <text:p>0.5555</text:p>
          </table:table-cell>
          <table:table-cell table:style-name="ce48" office:value-type="float" office:value="0.0590151840427523" calcext:value-type="float">
            <text:p>0.0590</text:p>
          </table:table-cell>
          <table:table-cell table:style-name="ce48" office:value-type="float" office:value="0.058641975308642" calcext:value-type="float">
            <text:p>0.0586</text:p>
          </table:table-cell>
          <table:table-cell table:style-name="ce36" office:value-type="float" office:value="0.510429803580149" calcext:value-type="float">
            <text:p>0.5104</text:p>
          </table:table-cell>
          <table:table-cell table:style-name="ce48" office:value-type="float" office:value="0.0325471734241497" calcext:value-type="float">
            <text:p>0.0325</text:p>
          </table:table-cell>
          <table:table-cell table:style-name="ce48" office:value-type="float" office:value="0.498888888888889" calcext:value-type="float">
            <text:p>0.4989</text:p>
          </table:table-cell>
          <table:table-cell table:style-name="ce8" office:value-type="float" office:value="0.545663814266463" calcext:value-type="float">
            <text:p>0.5457</text:p>
          </table:table-cell>
          <table:table-cell table:style-name="ce48" office:value-type="float" office:value="0.0566714711528324" calcext:value-type="float">
            <text:p>0.0567</text:p>
          </table:table-cell>
          <table:table-cell table:style-name="ce48" office:value-type="float" office:value="0.0423456790123457" calcext:value-type="float">
            <text:p>0.0423</text:p>
          </table:table-cell>
          <table:table-cell table:style-name="ce36" office:value-type="float" office:value="0.518812355506167" calcext:value-type="float">
            <text:p>0.5188</text:p>
          </table:table-cell>
          <table:table-cell table:style-name="ce48" office:value-type="float" office:value="0.0416817388874333" calcext:value-type="float">
            <text:p>0.0417</text:p>
          </table:table-cell>
          <table:table-cell table:style-name="ce48" office:value-type="float" office:value="0.498888888888889" calcext:value-type="float">
            <text:p>0.4989</text:p>
          </table:table-cell>
          <table:table-cell table:style-name="ce8" office:value-type="float" office:value="0.534262877745686" calcext:value-type="float">
            <text:p>0.5343</text:p>
          </table:table-cell>
          <table:table-cell table:style-name="ce48" office:value-type="float" office:value="0.0634020293401017" calcext:value-type="float">
            <text:p>0.0634</text:p>
          </table:table-cell>
          <table:table-cell table:style-name="ce48" office:value-type="float" office:value="0.0275308641975309" calcext:value-type="float">
            <text:p>0.0275</text:p>
          </table:table-cell>
          <table:table-cell table:style-name="ce36" office:value-type="float" office:value="0.463034859302758" calcext:value-type="float">
            <text:p>0.4630</text:p>
          </table:table-cell>
          <table:table-cell table:style-name="ce48" office:value-type="float" office:value="0.0349499789833627" calcext:value-type="float">
            <text:p>0.0349</text:p>
          </table:table-cell>
          <table:table-cell table:style-name="ce48" office:value-type="float" office:value="0.50283950617284" calcext:value-type="float">
            <text:p>0.502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us</text:p>
          </table:table-cell>
          <table:table-cell table:style-name="ce53" office:value-type="float" office:value="0.521969633117" calcext:value-type="float">
            <text:p>0.5220</text:p>
          </table:table-cell>
          <table:table-cell office:value-type="float" office:value="0.0393698469737857" calcext:value-type="float">
            <text:p>0.0394</text:p>
          </table:table-cell>
          <table:table-cell office:value-type="float" office:value="0.191234567901235" calcext:value-type="float">
            <text:p>0.1912</text:p>
          </table:table-cell>
          <table:table-cell table:style-name="ce54" office:value-type="float" office:value="0.51997086127801" calcext:value-type="float">
            <text:p>0.5200</text:p>
          </table:table-cell>
          <table:table-cell office:value-type="float" office:value="0.0341579950047237" calcext:value-type="float">
            <text:p>0.0342</text:p>
          </table:table-cell>
          <table:table-cell table:style-name="ce37" office:value-type="float" office:value="0.498395061728395" calcext:value-type="float">
            <text:p>0.4984</text:p>
          </table:table-cell>
          <table:table-cell table:style-name="ce8" office:value-type="float" office:value="0.508712718690925" calcext:value-type="float">
            <text:p>0.5087</text:p>
          </table:table-cell>
          <table:table-cell table:style-name="ce48" office:value-type="float" office:value="0.0137496124089892" calcext:value-type="float">
            <text:p>0.0137</text:p>
          </table:table-cell>
          <table:table-cell table:style-name="ce48" office:value-type="float" office:value="0.0440740740740741" calcext:value-type="float">
            <text:p>0.0441</text:p>
          </table:table-cell>
          <table:table-cell table:style-name="ce36" office:value-type="float" office:value="0.45643038614827" calcext:value-type="float">
            <text:p>0.4564</text:p>
          </table:table-cell>
          <table:table-cell office:value-type="float" office:value="0.0361083638255642" calcext:value-type="float">
            <text:p>0.0361</text:p>
          </table:table-cell>
          <table:table-cell table:style-name="ce37" office:value-type="float" office:value="0.504938271604938" calcext:value-type="float">
            <text:p>0.5049</text:p>
          </table:table-cell>
          <table:table-cell table:style-name="ce8" office:value-type="float" office:value="0.563155169714994" calcext:value-type="float">
            <text:p>0.5632</text:p>
          </table:table-cell>
          <table:table-cell table:style-name="ce48" office:value-type="float" office:value="0.0656845943762409" calcext:value-type="float">
            <text:p>0.0657</text:p>
          </table:table-cell>
          <table:table-cell table:style-name="ce48" office:value-type="float" office:value="0.0516049382716049" calcext:value-type="float">
            <text:p>0.0516</text:p>
          </table:table-cell>
          <table:table-cell table:style-name="ce36" office:value-type="float" office:value="0.489526917195458" calcext:value-type="float">
            <text:p>0.4895</text:p>
          </table:table-cell>
          <table:table-cell table:style-name="ce48" office:value-type="float" office:value="0.0209724601366831" calcext:value-type="float">
            <text:p>0.0210</text:p>
          </table:table-cell>
          <table:table-cell table:style-name="ce48" office:value-type="float" office:value="0.500864197530864" calcext:value-type="float">
            <text:p>0.5009</text:p>
          </table:table-cell>
          <table:table-cell table:style-name="ce8" office:value-type="float" office:value="0.508449025297709" calcext:value-type="float">
            <text:p>0.5084</text:p>
          </table:table-cell>
          <table:table-cell table:style-name="ce48" office:value-type="float" office:value="0.0131213041033782" calcext:value-type="float">
            <text:p>0.0131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36" office:value-type="float" office:value="0.502798280574587" calcext:value-type="float">
            <text:p>0.5028</text:p>
          </table:table-cell>
          <table:table-cell table:style-name="ce48" office:value-type="float" office:value="0.034459949334645" calcext:value-type="float">
            <text:p>0.0345</text:p>
          </table:table-cell>
          <table:table-cell table:style-name="ce48" office:value-type="float" office:value="0.499876543209876" calcext:value-type="float">
            <text:p>0.4999</text:p>
          </table:table-cell>
          <table:table-cell table:style-name="ce8" office:value-type="float" office:value="0.52844396816414" calcext:value-type="float">
            <text:p>0.5284</text:p>
          </table:table-cell>
          <table:table-cell table:style-name="ce48" office:value-type="float" office:value="0.0324778278955721" calcext:value-type="float">
            <text:p>0.0325</text:p>
          </table:table-cell>
          <table:table-cell table:style-name="ce48" office:value-type="float" office:value="0.0693827160493827" calcext:value-type="float">
            <text:p>0.0694</text:p>
          </table:table-cell>
          <table:table-cell table:style-name="ce36" office:value-type="float" office:value="0.462026947297444" calcext:value-type="float">
            <text:p>0.4620</text:p>
          </table:table-cell>
          <table:table-cell table:style-name="ce48" office:value-type="float" office:value="0.0421565505395113" calcext:value-type="float">
            <text:p>0.0422</text:p>
          </table:table-cell>
          <table:table-cell table:style-name="ce48" office:value-type="float" office:value="0.504691358024691" calcext:value-type="float">
            <text:p>0.504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rain </text:p>
          </table:table-cell>
          <table:table-cell table:style-name="ce53" office:value-type="float" office:value="0.497732484076433" calcext:value-type="float">
            <text:p>0.4977</text:p>
          </table:table-cell>
          <table:table-cell office:value-type="float" office:value="0.00139465722149465" calcext:value-type="float">
            <text:p>0.0014</text:p>
          </table:table-cell>
          <table:table-cell office:value-type="float" office:value="0.0390123456790123" calcext:value-type="float">
            <text:p>0.0390</text:p>
          </table:table-cell>
          <table:table-cell table:style-name="ce54" office:value-type="float" office:value="0.505745222929936" calcext:value-type="float">
            <text:p>0.5057</text:p>
          </table:table-cell>
          <table:table-cell office:value-type="float" office:value="0.0415691530168079" calcext:value-type="float">
            <text:p>0.0416</text:p>
          </table:table-cell>
          <table:table-cell table:style-name="ce37" office:value-type="float" office:value="0.500123456790124" calcext:value-type="float">
            <text:p>0.5001</text:p>
          </table:table-cell>
          <table:table-cell table:style-name="ce8" office:value-type="float" office:value="0.534993630573248" calcext:value-type="float">
            <text:p>0.5350</text:p>
          </table:table-cell>
          <table:table-cell table:style-name="ce48" office:value-type="float" office:value="0.0591101141819605" calcext:value-type="float">
            <text:p>0.0591</text:p>
          </table:table-cell>
          <table:table-cell table:style-name="ce48" office:value-type="float" office:value="0.0793827160493827" calcext:value-type="float">
            <text:p>0.0794</text:p>
          </table:table-cell>
          <table:table-cell table:style-name="ce36" office:value-type="float" office:value="0.477108280254777" calcext:value-type="float">
            <text:p>0.4771</text:p>
          </table:table-cell>
          <table:table-cell office:value-type="float" office:value="0.0118566224585927" calcext:value-type="float">
            <text:p>0.0119</text:p>
          </table:table-cell>
          <table:table-cell table:style-name="ce37" office:value-type="float" office:value="0.503086419753086" calcext:value-type="float">
            <text:p>0.5031</text:p>
          </table:table-cell>
          <table:table-cell table:style-name="ce8" office:value-type="float" office:value="0.508407643312102" calcext:value-type="float">
            <text:p>0.5084</text:p>
          </table:table-cell>
          <table:table-cell table:style-name="ce48" office:value-type="float" office:value="0.0127626529275411" calcext:value-type="float">
            <text:p>0.0128</text:p>
          </table:table-cell>
          <table:table-cell table:style-name="ce48" office:value-type="float" office:value="0.0333333333333333" calcext:value-type="float">
            <text:p>0.0333</text:p>
          </table:table-cell>
          <table:table-cell table:style-name="ce36" office:value-type="float" office:value="0.539273885350319" calcext:value-type="float">
            <text:p>0.5393</text:p>
          </table:table-cell>
          <table:table-cell table:style-name="ce48" office:value-type="float" office:value="0.00481969939011168" calcext:value-type="float">
            <text:p>0.0048</text:p>
          </table:table-cell>
          <table:table-cell table:style-name="ce48" office:value-type="float" office:value="0.495185185185185" calcext:value-type="float">
            <text:p>0.4952</text:p>
          </table:table-cell>
          <table:table-cell table:style-name="ce8" office:value-type="float" office:value="0.537082802547771" calcext:value-type="float">
            <text:p>0.5371</text:p>
          </table:table-cell>
          <table:table-cell table:style-name="ce48" office:value-type="float" office:value="0.04677951577637" calcext:value-type="float">
            <text:p>0.0468</text:p>
          </table:table-cell>
          <table:table-cell table:style-name="ce48" office:value-type="float" office:value="0.0640740740740741" calcext:value-type="float">
            <text:p>0.0641</text:p>
          </table:table-cell>
          <table:table-cell table:style-name="ce36" office:value-type="float" office:value="0.56571974522293" calcext:value-type="float">
            <text:p>0.5657</text:p>
          </table:table-cell>
          <table:table-cell table:style-name="ce48" office:value-type="float" office:value="0.0246739918634514" calcext:value-type="float">
            <text:p>0.0247</text:p>
          </table:table-cell>
          <table:table-cell table:style-name="ce48" office:value-type="float" office:value="0.492716049382716" calcext:value-type="float">
            <text:p>0.4927</text:p>
          </table:table-cell>
          <table:table-cell table:style-name="ce8" office:value-type="float" office:value="0.538802547770701" calcext:value-type="float">
            <text:p>0.5388</text:p>
          </table:table-cell>
          <table:table-cell table:style-name="ce48" office:value-type="float" office:value="0.0421964864689389" calcext:value-type="float">
            <text:p>0.0422</text:p>
          </table:table-cell>
          <table:table-cell table:style-name="ce48" office:value-type="float" office:value="0.0607407407407407" calcext:value-type="float">
            <text:p>0.0607</text:p>
          </table:table-cell>
          <table:table-cell table:style-name="ce36" office:value-type="float" office:value="0.545592356687898" calcext:value-type="float">
            <text:p>0.5456</text:p>
          </table:table-cell>
          <table:table-cell table:style-name="ce48" office:value-type="float" office:value="0.0380277373460418" calcext:value-type="float">
            <text:p>0.0380</text:p>
          </table:table-cell>
          <table:table-cell table:style-name="ce48" office:value-type="float" office:value="0.494197530864198" calcext:value-type="float">
            <text:p>0.494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ruck</text:p>
          </table:table-cell>
          <table:table-cell table:style-name="ce53" office:value-type="float" office:value="0.504265184901322" calcext:value-type="float">
            <text:p>0.5043</text:p>
          </table:table-cell>
          <table:table-cell office:value-type="float" office:value="0.0036117821893793" calcext:value-type="float">
            <text:p>0.0036</text:p>
          </table:table-cell>
          <table:table-cell office:value-type="float" office:value="0.0612345679012346" calcext:value-type="float">
            <text:p>0.0612</text:p>
          </table:table-cell>
          <table:table-cell table:style-name="ce54" office:value-type="float" office:value="0.476899789231654" calcext:value-type="float">
            <text:p>0.4769</text:p>
          </table:table-cell>
          <table:table-cell office:value-type="float" office:value="0.0441793377282156" calcext:value-type="float">
            <text:p>0.0442</text:p>
          </table:table-cell>
          <table:table-cell table:style-name="ce37" office:value-type="float" office:value="0.504814814814815" calcext:value-type="float">
            <text:p>0.5048</text:p>
          </table:table-cell>
          <table:table-cell table:style-name="ce8" office:value-type="float" office:value="0.502805135083349" calcext:value-type="float">
            <text:p>0.5028</text:p>
          </table:table-cell>
          <table:table-cell table:style-name="ce48" office:value-type="float" office:value="0.0135371247497412" calcext:value-type="float">
            <text:p>0.0135</text:p>
          </table:table-cell>
          <table:table-cell table:style-name="ce48" office:value-type="float" office:value="0.0850617283950617" calcext:value-type="float">
            <text:p>0.0851</text:p>
          </table:table-cell>
          <table:table-cell table:style-name="ce36" office:value-type="float" office:value="0.448928913584978" calcext:value-type="float">
            <text:p>0.4489</text:p>
          </table:table-cell>
          <table:table-cell office:value-type="float" office:value="0.0246865853685972" calcext:value-type="float">
            <text:p>0.0247</text:p>
          </table:table-cell>
          <table:table-cell table:style-name="ce37" office:value-type="float" office:value="0.509382716049383" calcext:value-type="float">
            <text:p>0.5094</text:p>
          </table:table-cell>
          <table:table-cell table:style-name="ce8" office:value-type="float" office:value="0.50001149645526" calcext:value-type="float">
            <text:p>0.5000</text:p>
          </table:table-cell>
          <table:table-cell table:style-name="ce48" office:value-type="float" office:value="0.000734694553378227" calcext:value-type="float">
            <text:p>0.0007</text:p>
          </table:table-cell>
          <table:table-cell table:style-name="ce48" office:value-type="float" office:value="0.0587654320987654" calcext:value-type="float">
            <text:p>0.0588</text:p>
          </table:table-cell>
          <table:table-cell table:style-name="ce36" office:value-type="float" office:value="0.4872236060548" calcext:value-type="float">
            <text:p>0.4872</text:p>
          </table:table-cell>
          <table:table-cell table:style-name="ce48" office:value-type="float" office:value="0.0267052573340984" calcext:value-type="float">
            <text:p>0.0267</text:p>
          </table:table-cell>
          <table:table-cell table:style-name="ce48" office:value-type="float" office:value="0.502098765432099" calcext:value-type="float">
            <text:p>0.5021</text:p>
          </table:table-cell>
          <table:table-cell table:style-name="ce8" office:value-type="float" office:value="0.557911477294501" calcext:value-type="float">
            <text:p>0.5579</text:p>
          </table:table-cell>
          <table:table-cell table:style-name="ce48" office:value-type="float" office:value="0.0852035122651017" calcext:value-type="float">
            <text:p>0.0852</text:p>
          </table:table-cell>
          <table:table-cell table:style-name="ce48" office:value-type="float" office:value="0.11962962962963" calcext:value-type="float">
            <text:p>0.1196</text:p>
          </table:table-cell>
          <table:table-cell table:style-name="ce36" office:value-type="float" office:value="0.523755508718145" calcext:value-type="float">
            <text:p>0.5238</text:p>
          </table:table-cell>
          <table:table-cell table:style-name="ce48" office:value-type="float" office:value="0.0213463043639392" calcext:value-type="float">
            <text:p>0.0213</text:p>
          </table:table-cell>
          <table:table-cell table:style-name="ce48" office:value-type="float" office:value="0.496049382716049" calcext:value-type="float">
            <text:p>0.4960</text:p>
          </table:table-cell>
          <table:table-cell table:style-name="ce8" office:value-type="float" office:value="0.531373826403526" calcext:value-type="float">
            <text:p>0.5314</text:p>
          </table:table-cell>
          <table:table-cell table:style-name="ce48" office:value-type="float" office:value="0.0584740206667045" calcext:value-type="float">
            <text:p>0.0585</text:p>
          </table:table-cell>
          <table:table-cell table:style-name="ce48" office:value-type="float" office:value="0.085679012345679" calcext:value-type="float">
            <text:p>0.0857</text:p>
          </table:table-cell>
          <table:table-cell table:style-name="ce36" office:value-type="float" office:value="0.508135658172064" calcext:value-type="float">
            <text:p>0.5081</text:p>
          </table:table-cell>
          <table:table-cell table:style-name="ce48" office:value-type="float" office:value="0.00974487332487761" calcext:value-type="float">
            <text:p>0.0097</text:p>
          </table:table-cell>
          <table:table-cell table:style-name="ce48" office:value-type="float" office:value="0.498271604938272" calcext:value-type="float">
            <text:p>0.498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oat</text:p>
          </table:table-cell>
          <table:table-cell table:style-name="ce53" office:value-type="float" office:value="0.532129101017426" calcext:value-type="float">
            <text:p>0.5321</text:p>
          </table:table-cell>
          <table:table-cell office:value-type="float" office:value="0.0469706526793004" calcext:value-type="float">
            <text:p>0.0470</text:p>
          </table:table-cell>
          <table:table-cell office:value-type="float" office:value="0.0506172839506173" calcext:value-type="float">
            <text:p>0.0506</text:p>
          </table:table-cell>
          <table:table-cell table:style-name="ce54" office:value-type="float" office:value="0.557178972465775" calcext:value-type="float">
            <text:p>0.5572</text:p>
          </table:table-cell>
          <table:table-cell office:value-type="float" office:value="0.028078554995082" calcext:value-type="float">
            <text:p>0.0281</text:p>
          </table:table-cell>
          <table:table-cell table:style-name="ce37" office:value-type="float" office:value="0.494444444444444" calcext:value-type="float">
            <text:p>0.4944</text:p>
          </table:table-cell>
          <table:table-cell table:style-name="ce8" office:value-type="float" office:value="0.498730199017001" calcext:value-type="float">
            <text:p>0.4987</text:p>
          </table:table-cell>
          <table:table-cell table:style-name="ce48" office:value-type="float" office:value="0.0022267699833852" calcext:value-type="float">
            <text:p>0.0022</text:p>
          </table:table-cell>
          <table:table-cell table:style-name="ce48" office:value-type="float" office:value="0.0301234567901235" calcext:value-type="float">
            <text:p>0.0301</text:p>
          </table:table-cell>
          <table:table-cell table:style-name="ce36" office:value-type="float" office:value="0.529967576416815" calcext:value-type="float">
            <text:p>0.5300</text:p>
          </table:table-cell>
          <table:table-cell office:value-type="float" office:value="0.0239339815932646" calcext:value-type="float">
            <text:p>0.0239</text:p>
          </table:table-cell>
          <table:table-cell table:style-name="ce37" office:value-type="float" office:value="0.49679012345679" calcext:value-type="float">
            <text:p>0.4968</text:p>
          </table:table-cell>
          <table:table-cell table:style-name="ce8" office:value-type="float" office:value="0.52615873015873" calcext:value-type="float">
            <text:p>0.5262</text:p>
          </table:table-cell>
          <table:table-cell table:style-name="ce48" office:value-type="float" office:value="0.0482115937585424" calcext:value-type="float">
            <text:p>0.0482</text:p>
          </table:table-cell>
          <table:table-cell table:style-name="ce48" office:value-type="float" office:value="0.0565432098765432" calcext:value-type="float">
            <text:p>0.0565</text:p>
          </table:table-cell>
          <table:table-cell table:style-name="ce36" office:value-type="float" office:value="0.525446766431538" calcext:value-type="float">
            <text:p>0.5254</text:p>
          </table:table-cell>
          <table:table-cell table:style-name="ce48" office:value-type="float" office:value="0.0207054849808403" calcext:value-type="float">
            <text:p>0.0207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51013509276961" calcext:value-type="float">
            <text:p>0.5101</text:p>
          </table:table-cell>
          <table:table-cell table:style-name="ce48" office:value-type="float" office:value="0.0181844158878121" calcext:value-type="float">
            <text:p>0.0182</text:p>
          </table:table-cell>
          <table:table-cell table:style-name="ce48" office:value-type="float" office:value="0.054320987654321" calcext:value-type="float">
            <text:p>0.0543</text:p>
          </table:table-cell>
          <table:table-cell table:style-name="ce36" office:value-type="float" office:value="0.536392335245127" calcext:value-type="float">
            <text:p>0.5364</text:p>
          </table:table-cell>
          <table:table-cell table:style-name="ce48" office:value-type="float" office:value="0.0300280688591641" calcext:value-type="float">
            <text:p>0.0300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520381314962533" calcext:value-type="float">
            <text:p>0.5204</text:p>
          </table:table-cell>
          <table:table-cell table:style-name="ce48" office:value-type="float" office:value="0.0489218532414203" calcext:value-type="float">
            <text:p>0.0489</text:p>
          </table:table-cell>
          <table:table-cell table:style-name="ce48" office:value-type="float" office:value="0.105555555555556" calcext:value-type="float">
            <text:p>0.1056</text:p>
          </table:table-cell>
          <table:table-cell table:style-name="ce36" office:value-type="float" office:value="0.543617322609708" calcext:value-type="float">
            <text:p>0.5436</text:p>
          </table:table-cell>
          <table:table-cell table:style-name="ce48" office:value-type="float" office:value="0.0270540866303188" calcext:value-type="float">
            <text:p>0.0271</text:p>
          </table:table-cell>
          <table:table-cell table:style-name="ce48" office:value-type="float" office:value="0.495432098765432" calcext:value-type="float">
            <text:p>0.4954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raffic light</text:p>
          </table:table-cell>
          <table:table-cell table:style-name="ce53" office:value-type="float" office:value="0.500218795407668" calcext:value-type="float">
            <text:p>0.5002</text:p>
          </table:table-cell>
          <table:table-cell office:value-type="float" office:value="0.00309770421098302" calcext:value-type="float">
            <text:p>0.0031</text:p>
          </table:table-cell>
          <table:table-cell office:value-type="float" office:value="0.0381481481481482" calcext:value-type="float">
            <text:p>0.0381</text:p>
          </table:table-cell>
          <table:table-cell table:style-name="ce54" office:value-type="float" office:value="0.510560825522227" calcext:value-type="float">
            <text:p>0.5106</text:p>
          </table:table-cell>
          <table:table-cell office:value-type="float" office:value="0.0147974594009877" calcext:value-type="float">
            <text:p>0.0148</text:p>
          </table:table-cell>
          <table:table-cell table:style-name="ce37" office:value-type="float" office:value="0.499135802469136" calcext:value-type="float">
            <text:p>0.4991</text:p>
          </table:table-cell>
          <table:table-cell table:style-name="ce8" office:value-type="float" office:value="0.502646749090773" calcext:value-type="float">
            <text:p>0.5026</text:p>
          </table:table-cell>
          <table:table-cell table:style-name="ce48" office:value-type="float" office:value="0.00408635292226388" calcext:value-type="float">
            <text:p>0.0041</text:p>
          </table:table-cell>
          <table:table-cell table:style-name="ce48" office:value-type="float" office:value="0.0366666666666667" calcext:value-type="float">
            <text:p>0.0367</text:p>
          </table:table-cell>
          <table:table-cell table:style-name="ce36" office:value-type="float" office:value="0.481887742089552" calcext:value-type="float">
            <text:p>0.4819</text:p>
          </table:table-cell>
          <table:table-cell office:value-type="float" office:value="0.0399141229592816" calcext:value-type="float">
            <text:p>0.0399</text:p>
          </table:table-cell>
          <table:table-cell table:style-name="ce37" office:value-type="float" office:value="0.502098765432099" calcext:value-type="float">
            <text:p>0.5021</text:p>
          </table:table-cell>
          <table:table-cell table:style-name="ce8" office:value-type="float" office:value="0.500380076353403" calcext:value-type="float">
            <text:p>0.5004</text:p>
          </table:table-cell>
          <table:table-cell table:style-name="ce48" office:value-type="float" office:value="0.00229419556478172" calcext:value-type="float">
            <text:p>0.0023</text:p>
          </table:table-cell>
          <table:table-cell table:style-name="ce48" office:value-type="float" office:value="0.0377777777777778" calcext:value-type="float">
            <text:p>0.0378</text:p>
          </table:table-cell>
          <table:table-cell table:style-name="ce36" office:value-type="float" office:value="0.48579641865735" calcext:value-type="float">
            <text:p>0.4858</text:p>
          </table:table-cell>
          <table:table-cell table:style-name="ce48" office:value-type="float" office:value="0.0251128436948081" calcext:value-type="float">
            <text:p>0.0251</text:p>
          </table:table-cell>
          <table:table-cell table:style-name="ce48" office:value-type="float" office:value="0.501604938271605" calcext:value-type="float">
            <text:p>0.5016</text:p>
          </table:table-cell>
          <table:table-cell table:style-name="ce8" office:value-type="float" office:value="0.542576691248274" calcext:value-type="float">
            <text:p>0.5426</text:p>
          </table:table-cell>
          <table:table-cell table:style-name="ce48" office:value-type="float" office:value="0.085473639309205" calcext:value-type="float">
            <text:p>0.0855</text:p>
          </table:table-cell>
          <table:table-cell table:style-name="ce48" office:value-type="float" office:value="0.0575308641975309" calcext:value-type="float">
            <text:p>0.0575</text:p>
          </table:table-cell>
          <table:table-cell table:style-name="ce36" office:value-type="float" office:value="0.539441380668344" calcext:value-type="float">
            <text:p>0.5394</text:p>
          </table:table-cell>
          <table:table-cell table:style-name="ce48" office:value-type="float" office:value="0.0319854755724723" calcext:value-type="float">
            <text:p>0.0320</text:p>
          </table:table-cell>
          <table:table-cell table:style-name="ce48" office:value-type="float" office:value="0.495185185185185" calcext:value-type="float">
            <text:p>0.4952</text:p>
          </table:table-cell>
          <table:table-cell table:style-name="ce8" office:value-type="float" office:value="0.494561494483097" calcext:value-type="float">
            <text:p>0.4946</text:p>
          </table:table-cell>
          <table:table-cell table:style-name="ce48" office:value-type="float" office:value="0.0091514382320892" calcext:value-type="float">
            <text:p>0.0092</text:p>
          </table:table-cell>
          <table:table-cell table:style-name="ce48" office:value-type="float" office:value="0.0458024691358025" calcext:value-type="float">
            <text:p>0.0458</text:p>
          </table:table-cell>
          <table:table-cell table:style-name="ce36" office:value-type="float" office:value="0.48551332637602" calcext:value-type="float">
            <text:p>0.4855</text:p>
          </table:table-cell>
          <table:table-cell table:style-name="ce48" office:value-type="float" office:value="0.0242474183234145" calcext:value-type="float">
            <text:p>0.0242</text:p>
          </table:table-cell>
          <table:table-cell table:style-name="ce48" office:value-type="float" office:value="0.501975308641975" calcext:value-type="float">
            <text:p>0.502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fire hydrant</text:p>
          </table:table-cell>
          <table:table-cell table:style-name="ce53" office:value-type="float" office:value="0.494282932576143" calcext:value-type="float">
            <text:p>0.4943</text:p>
          </table:table-cell>
          <table:table-cell office:value-type="float" office:value="0.00637959363088224" calcext:value-type="float">
            <text:p>0.0064</text:p>
          </table:table-cell>
          <table:table-cell office:value-type="float" office:value="0.028641975308642" calcext:value-type="float">
            <text:p>0.0286</text:p>
          </table:table-cell>
          <table:table-cell table:style-name="ce54" office:value-type="float" office:value="0.487153936331813" calcext:value-type="float">
            <text:p>0.4872</text:p>
          </table:table-cell>
          <table:table-cell office:value-type="float" office:value="0.0134872213684822" calcext:value-type="float">
            <text:p>0.0135</text:p>
          </table:table-cell>
          <table:table-cell table:style-name="ce37" office:value-type="float" office:value="0.501234567901235" calcext:value-type="float">
            <text:p>0.5012</text:p>
          </table:table-cell>
          <table:table-cell table:style-name="ce8" office:value-type="float" office:value="0.513732748666842" calcext:value-type="float">
            <text:p>0.5137</text:p>
          </table:table-cell>
          <table:table-cell table:style-name="ce48" office:value-type="float" office:value="0.0187160767945139" calcext:value-type="float">
            <text:p>0.0187</text:p>
          </table:table-cell>
          <table:table-cell table:style-name="ce48" office:value-type="float" office:value="0.157160493827161" calcext:value-type="float">
            <text:p>0.1572</text:p>
          </table:table-cell>
          <table:table-cell table:style-name="ce36" office:value-type="float" office:value="0.494301428490366" calcext:value-type="float">
            <text:p>0.4943</text:p>
          </table:table-cell>
          <table:table-cell office:value-type="float" office:value="0.0285904761194406" calcext:value-type="float">
            <text:p>0.0286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496913137114142" calcext:value-type="float">
            <text:p>0.4969</text:p>
          </table:table-cell>
          <table:table-cell table:style-name="ce48" office:value-type="float" office:value="0.0123952521384773" calcext:value-type="float">
            <text:p>0.0124</text:p>
          </table:table-cell>
          <table:table-cell table:style-name="ce48" office:value-type="float" office:value="0.0303703703703704" calcext:value-type="float">
            <text:p>0.0304</text:p>
          </table:table-cell>
          <table:table-cell table:style-name="ce36" office:value-type="float" office:value="0.487344577608095" calcext:value-type="float">
            <text:p>0.4873</text:p>
          </table:table-cell>
          <table:table-cell table:style-name="ce48" office:value-type="float" office:value="0.0503473066622735" calcext:value-type="float">
            <text:p>0.0503</text:p>
          </table:table-cell>
          <table:table-cell table:style-name="ce48" office:value-type="float" office:value="0.500617283950617" calcext:value-type="float">
            <text:p>0.5006</text:p>
          </table:table-cell>
          <table:table-cell table:style-name="ce8" office:value-type="float" office:value="0.533964465183058" calcext:value-type="float">
            <text:p>0.5340</text:p>
          </table:table-cell>
          <table:table-cell table:style-name="ce48" office:value-type="float" office:value="0.0444901059780564" calcext:value-type="float">
            <text:p>0.0445</text:p>
          </table:table-cell>
          <table:table-cell table:style-name="ce48" office:value-type="float" office:value="0.0609876543209877" calcext:value-type="float">
            <text:p>0.0610</text:p>
          </table:table-cell>
          <table:table-cell table:style-name="ce36" office:value-type="float" office:value="0.501445537157477" calcext:value-type="float">
            <text:p>0.5014</text:p>
          </table:table-cell>
          <table:table-cell table:style-name="ce48" office:value-type="float" office:value="0.0252549500553626" calcext:value-type="float">
            <text:p>0.0253</text:p>
          </table:table-cell>
          <table:table-cell table:style-name="ce48" office:value-type="float" office:value="0.5" calcext:value-type="float">
            <text:p>0.5000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74074074074074" calcext:value-type="float">
            <text:p>0.0174</text:p>
          </table:table-cell>
          <table:table-cell table:style-name="ce36" office:value-type="float" office:value="0.537602983817416" calcext:value-type="float">
            <text:p>0.5376</text:p>
          </table:table-cell>
          <table:table-cell table:style-name="ce48" office:value-type="float" office:value="0.0304403161875897" calcext:value-type="float">
            <text:p>0.0304</text:p>
          </table:table-cell>
          <table:table-cell table:style-name="ce48" office:value-type="float" office:value="0.497654320987654" calcext:value-type="float">
            <text:p>0.497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top sign</text:p>
          </table:table-cell>
          <table:table-cell table:style-name="ce53" office:value-type="float" office:value="0.494981140041004" calcext:value-type="float">
            <text:p>0.4950</text:p>
          </table:table-cell>
          <table:table-cell office:value-type="float" office:value="0.00424097105939717" calcext:value-type="float">
            <text:p>0.0042</text:p>
          </table:table-cell>
          <table:table-cell office:value-type="float" office:value="0.0260493827160494" calcext:value-type="float">
            <text:p>0.0260</text:p>
          </table:table-cell>
          <table:table-cell table:style-name="ce54" office:value-type="float" office:value="0.482230854113763" calcext:value-type="float">
            <text:p>0.4822</text:p>
          </table:table-cell>
          <table:table-cell office:value-type="float" office:value="0.0505673321120451" calcext:value-type="float">
            <text:p>0.0506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505675088501578" calcext:value-type="float">
            <text:p>0.5057</text:p>
          </table:table-cell>
          <table:table-cell table:style-name="ce48" office:value-type="float" office:value="0.0131212699792568" calcext:value-type="float">
            <text:p>0.0131</text:p>
          </table:table-cell>
          <table:table-cell table:style-name="ce48" office:value-type="float" office:value="0.0645679012345679" calcext:value-type="float">
            <text:p>0.0646</text:p>
          </table:table-cell>
          <table:table-cell table:style-name="ce36" office:value-type="float" office:value="0.451273023754575" calcext:value-type="float">
            <text:p>0.4513</text:p>
          </table:table-cell>
          <table:table-cell office:value-type="float" office:value="0.041478376470502" calcext:value-type="float">
            <text:p>0.0415</text:p>
          </table:table-cell>
          <table:table-cell table:style-name="ce37" office:value-type="float" office:value="0.502962962962963" calcext:value-type="float">
            <text:p>0.5030</text:p>
          </table:table-cell>
          <table:table-cell table:style-name="ce8" office:value-type="float" office:value="0.499874529485571" calcext:value-type="float">
            <text:p>0.4999</text:p>
          </table:table-cell>
          <table:table-cell table:style-name="ce48" office:value-type="float" office:value="0.00015366936905791" calcext:value-type="float">
            <text:p>0.0002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36" office:value-type="float" office:value="0.494789744341028" calcext:value-type="float">
            <text:p>0.4948</text:p>
          </table:table-cell>
          <table:table-cell table:style-name="ce48" office:value-type="float" office:value="0.101443220162152" calcext:value-type="float">
            <text:p>0.1014</text:p>
          </table:table-cell>
          <table:table-cell table:style-name="ce48" office:value-type="float" office:value="0.499506172839506" calcext:value-type="float">
            <text:p>0.4995</text:p>
          </table:table-cell>
          <table:table-cell table:style-name="ce8" office:value-type="float" office:value="0.497215086537333" calcext:value-type="float">
            <text:p>0.4972</text:p>
          </table:table-cell>
          <table:table-cell table:style-name="ce48" office:value-type="float" office:value="0.00406949035959566" calcext:value-type="float">
            <text:p>0.0041</text:p>
          </table:table-cell>
          <table:table-cell table:style-name="ce48" office:value-type="float" office:value="0.0365432098765432" calcext:value-type="float">
            <text:p>0.0365</text:p>
          </table:table-cell>
          <table:table-cell table:style-name="ce36" office:value-type="float" office:value="0.48279900064665" calcext:value-type="float">
            <text:p>0.4828</text:p>
          </table:table-cell>
          <table:table-cell table:style-name="ce48" office:value-type="float" office:value="0.0537352422275215" calcext:value-type="float">
            <text:p>0.0537</text:p>
          </table:table-cell>
          <table:table-cell table:style-name="ce48" office:value-type="float" office:value="0.501604938271605" calcext:value-type="float">
            <text:p>0.5016</text:p>
          </table:table-cell>
          <table:table-cell table:style-name="ce8" office:value-type="float" office:value="0.501901360872503" calcext:value-type="float">
            <text:p>0.5019</text:p>
          </table:table-cell>
          <table:table-cell table:style-name="ce48" office:value-type="float" office:value="0.00412356259049503" calcext:value-type="float">
            <text:p>0.0041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36" office:value-type="float" office:value="0.50987730863111" calcext:value-type="float">
            <text:p>0.5099</text:p>
          </table:table-cell>
          <table:table-cell table:style-name="ce48" office:value-type="float" office:value="0.0496252326109913" calcext:value-type="float">
            <text:p>0.0496</text:p>
          </table:table-cell>
          <table:table-cell table:style-name="ce48" office:value-type="float" office:value="0.499876543209877" calcext:value-type="float">
            <text:p>0.499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parking meter</text:p>
          </table:table-cell>
          <table:table-cell table:style-name="ce53" office:value-type="float" office:value="0.499875814952327" calcext:value-type="float">
            <text:p>0.4999</text:p>
          </table:table-cell>
          <table:table-cell office:value-type="float" office:value="0.000152095012457717" calcext:value-type="float">
            <text:p>0.0002</text:p>
          </table:table-cell>
          <table:table-cell office:value-type="float" office:value="0.0062962962962963" calcext:value-type="float">
            <text:p>0.0063</text:p>
          </table:table-cell>
          <table:table-cell table:style-name="ce54" office:value-type="float" office:value="0.481880896476476" calcext:value-type="float">
            <text:p>0.4819</text:p>
          </table:table-cell>
          <table:table-cell office:value-type="float" office:value="0.0653378417043551" calcext:value-type="float">
            <text:p>0.0653</text:p>
          </table:table-cell>
          <table:table-cell table:style-name="ce37" office:value-type="float" office:value="0.500864197530864" calcext:value-type="float">
            <text:p>0.5009</text:p>
          </table:table-cell>
          <table:table-cell table:style-name="ce8" office:value-type="float" office:value="0.509441032343631" calcext:value-type="float">
            <text:p>0.5094</text:p>
          </table:table-cell>
          <table:table-cell table:style-name="ce48" office:value-type="float" office:value="0.0243210180952519" calcext:value-type="float">
            <text:p>0.0243</text:p>
          </table:table-cell>
          <table:table-cell table:style-name="ce48" office:value-type="float" office:value="0.0267901234567901" calcext:value-type="float">
            <text:p>0.0268</text:p>
          </table:table-cell>
          <table:table-cell table:style-name="ce36" office:value-type="float" office:value="0.41181947866184" calcext:value-type="float">
            <text:p>0.4118</text:p>
          </table:table-cell>
          <table:table-cell office:value-type="float" office:value="0.0490044174079874" calcext:value-type="float">
            <text:p>0.0490</text:p>
          </table:table-cell>
          <table:table-cell table:style-name="ce37" office:value-type="float" office:value="0.501851851851852" calcext:value-type="float">
            <text:p>0.5019</text:p>
          </table:table-cell>
          <table:table-cell table:style-name="ce8" office:value-type="float" office:value="0.499627560521415" calcext:value-type="float">
            <text:p>0.4996</text:p>
          </table:table-cell>
          <table:table-cell table:style-name="ce48" office:value-type="float" office:value="0.000744878957169459" calcext:value-type="float">
            <text:p>0.0007</text:p>
          </table:table-cell>
          <table:table-cell table:style-name="ce48" office:value-type="float" office:value="0.00679012345679012" calcext:value-type="float">
            <text:p>0.0068</text:p>
          </table:table-cell>
          <table:table-cell table:style-name="ce36" office:value-type="float" office:value="0.482439170146238" calcext:value-type="float">
            <text:p>0.4824</text:p>
          </table:table-cell>
          <table:table-cell table:style-name="ce48" office:value-type="float" office:value="0.0677940988680645" calcext:value-type="float">
            <text:p>0.0678</text:p>
          </table:table-cell>
          <table:table-cell table:style-name="ce48" office:value-type="float" office:value="0.499753086419753" calcext:value-type="float">
            <text:p>0.4998</text:p>
          </table:table-cell>
          <table:table-cell table:style-name="ce8" office:value-type="float" office:value="0.497391304347826" calcext:value-type="float">
            <text:p>0.4974</text:p>
          </table:table-cell>
          <table:table-cell table:style-name="ce48" office:value-type="float" office:value="0.00460884632523954" calcext:value-type="float">
            <text:p>0.0046</text:p>
          </table:table-cell>
          <table:table-cell table:style-name="ce48" office:value-type="float" office:value="0.0112345679012346" calcext:value-type="float">
            <text:p>0.0112</text:p>
          </table:table-cell>
          <table:table-cell table:style-name="ce36" office:value-type="float" office:value="0.526697703289882" calcext:value-type="float">
            <text:p>0.5267</text:p>
          </table:table-cell>
          <table:table-cell table:style-name="ce48" office:value-type="float" office:value="0.0714751277806917" calcext:value-type="float">
            <text:p>0.0715</text:p>
          </table:table-cell>
          <table:table-cell table:style-name="ce48" office:value-type="float" office:value="0.49962962962963" calcext:value-type="float">
            <text:p>0.4996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36" office:value-type="float" office:value="0.50348851644941" calcext:value-type="float">
            <text:p>0.5035</text:p>
          </table:table-cell>
          <table:table-cell table:style-name="ce48" office:value-type="float" office:value="0.0659473029036244" calcext:value-type="float">
            <text:p>0.0659</text:p>
          </table:table-cell>
          <table:table-cell table:style-name="ce48" office:value-type="float" office:value="0.49962962962963" calcext:value-type="float">
            <text:p>0.499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ench</text:p>
          </table:table-cell>
          <table:table-cell table:style-name="ce53" office:value-type="float" office:value="0.512012944983819" calcext:value-type="float">
            <text:p>0.5120</text:p>
          </table:table-cell>
          <table:table-cell office:value-type="float" office:value="0.0123911694957218" calcext:value-type="float">
            <text:p>0.0124</text:p>
          </table:table-cell>
          <table:table-cell office:value-type="float" office:value="0.0620987654320988" calcext:value-type="float">
            <text:p>0.0621</text:p>
          </table:table-cell>
          <table:table-cell table:style-name="ce54" office:value-type="float" office:value="0.503236245954693" calcext:value-type="float">
            <text:p>0.5032</text:p>
          </table:table-cell>
          <table:table-cell office:value-type="float" office:value="0.0152857732310546" calcext:value-type="float">
            <text:p>0.0153</text:p>
          </table:table-cell>
          <table:table-cell table:style-name="ce37" office:value-type="float" office:value="0.499876543209876" calcext:value-type="float">
            <text:p>0.4999</text:p>
          </table:table-cell>
          <table:table-cell table:style-name="ce8" office:value-type="float" office:value="0.504776699029126" calcext:value-type="float">
            <text:p>0.5048</text:p>
          </table:table-cell>
          <table:table-cell table:style-name="ce48" office:value-type="float" office:value="0.00892071887160237" calcext:value-type="float">
            <text:p>0.0089</text:p>
          </table:table-cell>
          <table:table-cell table:style-name="ce48" office:value-type="float" office:value="0.0928395061728395" calcext:value-type="float">
            <text:p>0.0928</text:p>
          </table:table-cell>
          <table:table-cell table:style-name="ce36" office:value-type="float" office:value="0.467210355987055" calcext:value-type="float">
            <text:p>0.4672</text:p>
          </table:table-cell>
          <table:table-cell office:value-type="float" office:value="0.0305529207245278" calcext:value-type="float">
            <text:p>0.0306</text:p>
          </table:table-cell>
          <table:table-cell table:style-name="ce37" office:value-type="float" office:value="0.505679012345679" calcext:value-type="float">
            <text:p>0.5057</text:p>
          </table:table-cell>
          <table:table-cell table:style-name="ce8" office:value-type="float" office:value="0.51989644012945" calcext:value-type="float">
            <text:p>0.5199</text:p>
          </table:table-cell>
          <table:table-cell table:style-name="ce48" office:value-type="float" office:value="0.0318358605991383" calcext:value-type="float">
            <text:p>0.0318</text:p>
          </table:table-cell>
          <table:table-cell table:style-name="ce48" office:value-type="float" office:value="0.139012345679012" calcext:value-type="float">
            <text:p>0.1390</text:p>
          </table:table-cell>
          <table:table-cell table:style-name="ce36" office:value-type="float" office:value="0.478718446601942" calcext:value-type="float">
            <text:p>0.4787</text:p>
          </table:table-cell>
          <table:table-cell table:style-name="ce48" office:value-type="float" office:value="0.018059314905353" calcext:value-type="float">
            <text:p>0.0181</text:p>
          </table:table-cell>
          <table:table-cell table:style-name="ce48" office:value-type="float" office:value="0.503086419753086" calcext:value-type="float">
            <text:p>0.5031</text:p>
          </table:table-cell>
          <table:table-cell table:style-name="ce8" office:value-type="float" office:value="0.51642718446602" calcext:value-type="float">
            <text:p>0.5164</text:p>
          </table:table-cell>
          <table:table-cell table:style-name="ce48" office:value-type="float" office:value="0.0216014663656891" calcext:value-type="float">
            <text:p>0.0216</text:p>
          </table:table-cell>
          <table:table-cell table:style-name="ce48" office:value-type="float" office:value="0.082716049382716" calcext:value-type="float">
            <text:p>0.0827</text:p>
          </table:table-cell>
          <table:table-cell table:style-name="ce36" office:value-type="float" office:value="0.49757928802589" calcext:value-type="float">
            <text:p>0.4976</text:p>
          </table:table-cell>
          <table:table-cell table:style-name="ce48" office:value-type="float" office:value="0.0232097314716257" calcext:value-type="float">
            <text:p>0.0232</text:p>
          </table:table-cell>
          <table:table-cell table:style-name="ce48" office:value-type="float" office:value="0.500987654320988" calcext:value-type="float">
            <text:p>0.5010</text:p>
          </table:table-cell>
          <table:table-cell table:style-name="ce8" office:value-type="float" office:value="0.500867313915858" calcext:value-type="float">
            <text:p>0.5009</text:p>
          </table:table-cell>
          <table:table-cell table:style-name="ce48" office:value-type="float" office:value="0.00258433236783797" calcext:value-type="float">
            <text:p>0.0026</text:p>
          </table:table-cell>
          <table:table-cell table:style-name="ce48" office:value-type="float" office:value="0.0664197530864197" calcext:value-type="float">
            <text:p>0.0664</text:p>
          </table:table-cell>
          <table:table-cell table:style-name="ce36" office:value-type="float" office:value="0.512336569579288" calcext:value-type="float">
            <text:p>0.5123</text:p>
          </table:table-cell>
          <table:table-cell table:style-name="ce48" office:value-type="float" office:value="0.0189835705056166" calcext:value-type="float">
            <text:p>0.0190</text:p>
          </table:table-cell>
          <table:table-cell table:style-name="ce48" office:value-type="float" office:value="0.497037037037037" calcext:value-type="float">
            <text:p>0.497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ird</text:p>
          </table:table-cell>
          <table:table-cell table:style-name="ce53" office:value-type="float" office:value="0.500508218515833" calcext:value-type="float">
            <text:p>0.5005</text:p>
          </table:table-cell>
          <table:table-cell office:value-type="float" office:value="0.00450111039742538" calcext:value-type="float">
            <text:p>0.0045</text:p>
          </table:table-cell>
          <table:table-cell office:value-type="float" office:value="0.0307407407407407" calcext:value-type="float">
            <text:p>0.0307</text:p>
          </table:table-cell>
          <table:table-cell table:style-name="ce54" office:value-type="float" office:value="0.530994711436336" calcext:value-type="float">
            <text:p>0.5310</text:p>
          </table:table-cell>
          <table:table-cell office:value-type="float" office:value="0.0260796415360503" calcext:value-type="float">
            <text:p>0.0261</text:p>
          </table:table-cell>
          <table:table-cell table:style-name="ce37" office:value-type="float" office:value="0.497283950617284" calcext:value-type="float">
            <text:p>0.4973</text:p>
          </table:table-cell>
          <table:table-cell table:style-name="ce8" office:value-type="float" office:value="0.495238135524938" calcext:value-type="float">
            <text:p>0.4952</text:p>
          </table:table-cell>
          <table:table-cell table:style-name="ce48" office:value-type="float" office:value="0.00800858416600948" calcext:value-type="float">
            <text:p>0.0080</text:p>
          </table:table-cell>
          <table:table-cell table:style-name="ce48" office:value-type="float" office:value="0.0535802469135802" calcext:value-type="float">
            <text:p>0.0536</text:p>
          </table:table-cell>
          <table:table-cell table:style-name="ce36" office:value-type="float" office:value="0.551946931241347" calcext:value-type="float">
            <text:p>0.5519</text:p>
          </table:table-cell>
          <table:table-cell office:value-type="float" office:value="0.0203417726612862" calcext:value-type="float">
            <text:p>0.0203</text:p>
          </table:table-cell>
          <table:table-cell table:style-name="ce37" office:value-type="float" office:value="0.494320987654321" calcext:value-type="float">
            <text:p>0.4943</text:p>
          </table:table-cell>
          <table:table-cell table:style-name="ce8" office:value-type="float" office:value="0.503174603174603" calcext:value-type="float">
            <text:p>0.5032</text:p>
          </table:table-cell>
          <table:table-cell table:style-name="ce48" office:value-type="float" office:value="0.0075097987555898" calcext:value-type="float">
            <text:p>0.0075</text:p>
          </table:table-cell>
          <table:table-cell table:style-name="ce48" office:value-type="float" office:value="0.0507407407407407" calcext:value-type="float">
            <text:p>0.0507</text:p>
          </table:table-cell>
          <table:table-cell table:style-name="ce36" office:value-type="float" office:value="0.469219892910248" calcext:value-type="float">
            <text:p>0.4692</text:p>
          </table:table-cell>
          <table:table-cell table:style-name="ce48" office:value-type="float" office:value="0.0228732735017688" calcext:value-type="float">
            <text:p>0.0229</text:p>
          </table:table-cell>
          <table:table-cell table:style-name="ce48" office:value-type="float" office:value="0.502592592592592" calcext:value-type="float">
            <text:p>0.5026</text:p>
          </table:table-cell>
          <table:table-cell table:style-name="ce8" office:value-type="float" office:value="0.503924246086683" calcext:value-type="float">
            <text:p>0.5039</text:p>
          </table:table-cell>
          <table:table-cell table:style-name="ce48" office:value-type="float" office:value="0.0061444226662442" calcext:value-type="float">
            <text:p>0.0061</text:p>
          </table:table-cell>
          <table:table-cell table:style-name="ce48" office:value-type="float" office:value="0.0325925925925926" calcext:value-type="float">
            <text:p>0.0326</text:p>
          </table:table-cell>
          <table:table-cell table:style-name="ce36" office:value-type="float" office:value="0.450060243479025" calcext:value-type="float">
            <text:p>0.4501</text:p>
          </table:table-cell>
          <table:table-cell table:style-name="ce48" office:value-type="float" office:value="0.0372688227120023" calcext:value-type="float">
            <text:p>0.0373</text:p>
          </table:table-cell>
          <table:table-cell table:style-name="ce48" office:value-type="float" office:value="0.505679012345679" calcext:value-type="float">
            <text:p>0.5057</text:p>
          </table:table-cell>
          <table:table-cell table:style-name="ce8" office:value-type="float" office:value="0.501587301587302" calcext:value-type="float">
            <text:p>0.5016</text:p>
          </table:table-cell>
          <table:table-cell table:style-name="ce48" office:value-type="float" office:value="0.00350071079418169" calcext:value-type="float">
            <text:p>0.0035</text:p>
          </table:table-cell>
          <table:table-cell table:style-name="ce48" office:value-type="float" office:value="0.0328395061728395" calcext:value-type="float">
            <text:p>0.0328</text:p>
          </table:table-cell>
          <table:table-cell table:style-name="ce36" office:value-type="float" office:value="0.468904641044235" calcext:value-type="float">
            <text:p>0.4689</text:p>
          </table:table-cell>
          <table:table-cell table:style-name="ce48" office:value-type="float" office:value="0.0436091513940905" calcext:value-type="float">
            <text:p>0.0436</text:p>
          </table:table-cell>
          <table:table-cell table:style-name="ce48" office:value-type="float" office:value="0.502716049382716" calcext:value-type="float">
            <text:p>0.502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at</text:p>
          </table:table-cell>
          <table:table-cell table:style-name="ce53" office:value-type="float" office:value="0.501073103945755" calcext:value-type="float">
            <text:p>0.5011</text:p>
          </table:table-cell>
          <table:table-cell office:value-type="float" office:value="0.00659723700657508" calcext:value-type="float">
            <text:p>0.0066</text:p>
          </table:table-cell>
          <table:table-cell office:value-type="float" office:value="0.0804938271604938" calcext:value-type="float">
            <text:p>0.0805</text:p>
          </table:table-cell>
          <table:table-cell table:style-name="ce54" office:value-type="float" office:value="0.474593749906567" calcext:value-type="float">
            <text:p>0.4746</text:p>
          </table:table-cell>
          <table:table-cell office:value-type="float" office:value="0.0481002048831675" calcext:value-type="float">
            <text:p>0.0481</text:p>
          </table:table-cell>
          <table:table-cell table:style-name="ce37" office:value-type="float" office:value="0.504691358024691" calcext:value-type="float">
            <text:p>0.5047</text:p>
          </table:table-cell>
          <table:table-cell table:style-name="ce8" office:value-type="float" office:value="0.499806825499034" calcext:value-type="float">
            <text:p>0.4998</text:p>
          </table:table-cell>
          <table:table-cell table:style-name="ce48" office:value-type="float" office:value="0.000257566001287834" calcext:value-type="float">
            <text:p>0.0003</text:p>
          </table:table-cell>
          <table:table-cell table:style-name="ce48" office:value-type="float" office:value="0.0418518518518519" calcext:value-type="float">
            <text:p>0.0419</text:p>
          </table:table-cell>
          <table:table-cell table:style-name="ce36" office:value-type="float" office:value="0.462720256495189" calcext:value-type="float">
            <text:p>0.4627</text:p>
          </table:table-cell>
          <table:table-cell office:value-type="float" office:value="0.0244009677488746" calcext:value-type="float">
            <text:p>0.0244</text:p>
          </table:table-cell>
          <table:table-cell table:style-name="ce37" office:value-type="float" office:value="0.505802469135803" calcext:value-type="float">
            <text:p>0.5058</text:p>
          </table:table-cell>
          <table:table-cell table:style-name="ce8" office:value-type="float" office:value="0.499367617802808" calcext:value-type="float">
            <text:p>0.4994</text:p>
          </table:table-cell>
          <table:table-cell table:style-name="ce48" office:value-type="float" office:value="0.00400458203279944" calcext:value-type="float">
            <text:p>0.0040</text:p>
          </table:table-cell>
          <table:table-cell table:style-name="ce48" office:value-type="float" office:value="0.0454320987654321" calcext:value-type="float">
            <text:p>0.0454</text:p>
          </table:table-cell>
          <table:table-cell table:style-name="ce36" office:value-type="float" office:value="0.481640433428122" calcext:value-type="float">
            <text:p>0.4816</text:p>
          </table:table-cell>
          <table:table-cell table:style-name="ce48" office:value-type="float" office:value="0.024734584763737" calcext:value-type="float">
            <text:p>0.0247</text:p>
          </table:table-cell>
          <table:table-cell table:style-name="ce48" office:value-type="float" office:value="0.502469135802469" calcext:value-type="float">
            <text:p>0.5025</text:p>
          </table:table-cell>
          <table:table-cell table:style-name="ce8" office:value-type="float" office:value="0.50165591873216" calcext:value-type="float">
            <text:p>0.5017</text:p>
          </table:table-cell>
          <table:table-cell table:style-name="ce48" office:value-type="float" office:value="0.00472493853729362" calcext:value-type="float">
            <text:p>0.0047</text:p>
          </table:table-cell>
          <table:table-cell table:style-name="ce48" office:value-type="float" office:value="0.0492592592592593" calcext:value-type="float">
            <text:p>0.0493</text:p>
          </table:table-cell>
          <table:table-cell table:style-name="ce36" office:value-type="float" office:value="0.557280833309229" calcext:value-type="float">
            <text:p>0.5573</text:p>
          </table:table-cell>
          <table:table-cell table:style-name="ce48" office:value-type="float" office:value="0.0264245073854487" calcext:value-type="float">
            <text:p>0.0264</text:p>
          </table:table-cell>
          <table:table-cell table:style-name="ce48" office:value-type="float" office:value="0.491234567901235" calcext:value-type="float">
            <text:p>0.4912</text:p>
          </table:table-cell>
          <table:table-cell table:style-name="ce8" office:value-type="float" office:value="0.500906286340352" calcext:value-type="float">
            <text:p>0.5009</text:p>
          </table:table-cell>
          <table:table-cell table:style-name="ce48" office:value-type="float" office:value="0.00174246434080085" calcext:value-type="float">
            <text:p>0.0017</text:p>
          </table:table-cell>
          <table:table-cell table:style-name="ce48" office:value-type="float" office:value="0.0561728395061728" calcext:value-type="float">
            <text:p>0.0562</text:p>
          </table:table-cell>
          <table:table-cell table:style-name="ce36" office:value-type="float" office:value="0.541883641871252" calcext:value-type="float">
            <text:p>0.5419</text:p>
          </table:table-cell>
          <table:table-cell table:style-name="ce48" office:value-type="float" office:value="0.0182764944430599" calcext:value-type="float">
            <text:p>0.0183</text:p>
          </table:table-cell>
          <table:table-cell table:style-name="ce48" office:value-type="float" office:value="0.493333333333333" calcext:value-type="float">
            <text:p>0.493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dog</text:p>
          </table:table-cell>
          <table:table-cell table:style-name="ce53" office:value-type="float" office:value="0.501337192221465" calcext:value-type="float">
            <text:p>0.5013</text:p>
          </table:table-cell>
          <table:table-cell office:value-type="float" office:value="0.0159446851619511" calcext:value-type="float">
            <text:p>0.0159</text:p>
          </table:table-cell>
          <table:table-cell office:value-type="float" office:value="0.0846913580246913" calcext:value-type="float">
            <text:p>0.0847</text:p>
          </table:table-cell>
          <table:table-cell table:style-name="ce54" office:value-type="float" office:value="0.483493843832808" calcext:value-type="float">
            <text:p>0.4835</text:p>
          </table:table-cell>
          <table:table-cell office:value-type="float" office:value="0.0249354976746399" calcext:value-type="float">
            <text:p>0.0249</text:p>
          </table:table-cell>
          <table:table-cell table:style-name="ce37" office:value-type="float" office:value="0.502962962962963" calcext:value-type="float">
            <text:p>0.5030</text:p>
          </table:table-cell>
          <table:table-cell table:style-name="ce8" office:value-type="float" office:value="0.499207671731765" calcext:value-type="float">
            <text:p>0.4992</text:p>
          </table:table-cell>
          <table:table-cell table:style-name="ce48" office:value-type="float" office:value="0.00203014550229683" calcext:value-type="float">
            <text:p>0.0020</text:p>
          </table:table-cell>
          <table:table-cell table:style-name="ce48" office:value-type="float" office:value="0.100493827160494" calcext:value-type="float">
            <text:p>0.1005</text:p>
          </table:table-cell>
          <table:table-cell table:style-name="ce36" office:value-type="float" office:value="0.448528547721343" calcext:value-type="float">
            <text:p>0.4485</text:p>
          </table:table-cell>
          <table:table-cell office:value-type="float" office:value="0.0395478690447193" calcext:value-type="float">
            <text:p>0.0395</text:p>
          </table:table-cell>
          <table:table-cell table:style-name="ce37" office:value-type="float" office:value="0.507037037037037" calcext:value-type="float">
            <text:p>0.5070</text:p>
          </table:table-cell>
          <table:table-cell table:style-name="ce8" office:value-type="float" office:value="0.499359385009609" calcext:value-type="float">
            <text:p>0.4994</text:p>
          </table:table-cell>
          <table:table-cell table:style-name="ce48" office:value-type="float" office:value="0.00128122998078155" calcext:value-type="float">
            <text:p>0.0013</text:p>
          </table:table-cell>
          <table:table-cell table:style-name="ce48" office:value-type="float" office:value="0.0372839506172839" calcext:value-type="float">
            <text:p>0.0373</text:p>
          </table:table-cell>
          <table:table-cell table:style-name="ce36" office:value-type="float" office:value="0.466164995154527" calcext:value-type="float">
            <text:p>0.4662</text:p>
          </table:table-cell>
          <table:table-cell table:style-name="ce48" office:value-type="float" office:value="0.0302979775459369" calcext:value-type="float">
            <text:p>0.0303</text:p>
          </table:table-cell>
          <table:table-cell table:style-name="ce48" office:value-type="float" office:value="0.504814814814815" calcext:value-type="float">
            <text:p>0.5048</text:p>
          </table:table-cell>
          <table:table-cell table:style-name="ce8" office:value-type="float" office:value="0.50763830632699" calcext:value-type="float">
            <text:p>0.5076</text:p>
          </table:table-cell>
          <table:table-cell table:style-name="ce48" office:value-type="float" office:value="0.015437161697731" calcext:value-type="float">
            <text:p>0.0154</text:p>
          </table:table-cell>
          <table:table-cell table:style-name="ce48" office:value-type="float" office:value="0.0533333333333333" calcext:value-type="float">
            <text:p>0.0533</text:p>
          </table:table-cell>
          <table:table-cell table:style-name="ce36" office:value-type="float" office:value="0.515760046810436" calcext:value-type="float">
            <text:p>0.5158</text:p>
          </table:table-cell>
          <table:table-cell table:style-name="ce48" office:value-type="float" office:value="0.019821130801667" calcext:value-type="float">
            <text:p>0.0198</text:p>
          </table:table-cell>
          <table:table-cell table:style-name="ce48" office:value-type="float" office:value="0.498024691358025" calcext:value-type="float">
            <text:p>0.4980</text:p>
          </table:table-cell>
          <table:table-cell table:style-name="ce8" office:value-type="float" office:value="0.510108614066846" calcext:value-type="float">
            <text:p>0.5101</text:p>
          </table:table-cell>
          <table:table-cell table:style-name="ce48" office:value-type="float" office:value="0.0126392672392279" calcext:value-type="float">
            <text:p>0.0126</text:p>
          </table:table-cell>
          <table:table-cell table:style-name="ce48" office:value-type="float" office:value="0.0677777777777778" calcext:value-type="float">
            <text:p>0.0678</text:p>
          </table:table-cell>
          <table:table-cell table:style-name="ce36" office:value-type="float" office:value="0.498345088576132" calcext:value-type="float">
            <text:p>0.4983</text:p>
          </table:table-cell>
          <table:table-cell table:style-name="ce48" office:value-type="float" office:value="0.0189266219159275" calcext:value-type="float">
            <text:p>0.0189</text:p>
          </table:table-cell>
          <table:table-cell table:style-name="ce48" office:value-type="float" office:value="0.499876543209876" calcext:value-type="float">
            <text:p>0.499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horse</text:p>
          </table:table-cell>
          <table:table-cell table:style-name="ce53" office:value-type="float" office:value="0.50168209989567" calcext:value-type="float">
            <text:p>0.5017</text:p>
          </table:table-cell>
          <table:table-cell office:value-type="float" office:value="0.009350883071219" calcext:value-type="float">
            <text:p>0.0094</text:p>
          </table:table-cell>
          <table:table-cell office:value-type="float" office:value="0.0585185185185185" calcext:value-type="float">
            <text:p>0.0585</text:p>
          </table:table-cell>
          <table:table-cell table:style-name="ce54" office:value-type="float" office:value="0.513568264863034" calcext:value-type="float">
            <text:p>0.5136</text:p>
          </table:table-cell>
          <table:table-cell office:value-type="float" office:value="0.0335922169366397" calcext:value-type="float">
            <text:p>0.0336</text:p>
          </table:table-cell>
          <table:table-cell table:style-name="ce37" office:value-type="float" office:value="0.499135802469136" calcext:value-type="float">
            <text:p>0.4991</text:p>
          </table:table-cell>
          <table:table-cell table:style-name="ce8" office:value-type="float" office:value="0.498642403572968" calcext:value-type="float">
            <text:p>0.4986</text:p>
          </table:table-cell>
          <table:table-cell table:style-name="ce48" office:value-type="float" office:value="0.00480938682188878" calcext:value-type="float">
            <text:p>0.0048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36" office:value-type="float" office:value="0.521085448788101" calcext:value-type="float">
            <text:p>0.5211</text:p>
          </table:table-cell>
          <table:table-cell office:value-type="float" office:value="0.0225152919826585" calcext:value-type="float">
            <text:p>0.0225</text:p>
          </table:table-cell>
          <table:table-cell table:style-name="ce37" office:value-type="float" office:value="0.498148148148148" calcext:value-type="float">
            <text:p>0.4981</text:p>
          </table:table-cell>
          <table:table-cell table:style-name="ce8" office:value-type="float" office:value="0.497916168052469" calcext:value-type="float">
            <text:p>0.4979</text:p>
          </table:table-cell>
          <table:table-cell table:style-name="ce48" office:value-type="float" office:value="0.0038586207851314" calcext:value-type="float">
            <text:p>0.0039</text:p>
          </table:table-cell>
          <table:table-cell table:style-name="ce48" office:value-type="float" office:value="0.0666666666666667" calcext:value-type="float">
            <text:p>0.0667</text:p>
          </table:table-cell>
          <table:table-cell table:style-name="ce36" office:value-type="float" office:value="0.474152646449994" calcext:value-type="float">
            <text:p>0.4742</text:p>
          </table:table-cell>
          <table:table-cell table:style-name="ce48" office:value-type="float" office:value="0.0352997313565807" calcext:value-type="float">
            <text:p>0.0353</text:p>
          </table:table-cell>
          <table:table-cell table:style-name="ce48" office:value-type="float" office:value="0.502098765432099" calcext:value-type="float">
            <text:p>0.5021</text:p>
          </table:table-cell>
          <table:table-cell table:style-name="ce8" office:value-type="float" office:value="0.499049429657795" calcext:value-type="float">
            <text:p>0.4990</text:p>
          </table:table-cell>
          <table:table-cell table:style-name="ce48" office:value-type="float" office:value="0.00190114068441065" calcext:value-type="float">
            <text:p>0.0019</text:p>
          </table:table-cell>
          <table:table-cell table:style-name="ce48" office:value-type="float" office:value="0.0274074074074074" calcext:value-type="float">
            <text:p>0.0274</text:p>
          </table:table-cell>
          <table:table-cell table:style-name="ce36" office:value-type="float" office:value="0.441631438162105" calcext:value-type="float">
            <text:p>0.4416</text:p>
          </table:table-cell>
          <table:table-cell table:style-name="ce48" office:value-type="float" office:value="0.0436355153771637" calcext:value-type="float">
            <text:p>0.0436</text:p>
          </table:table-cell>
          <table:table-cell table:style-name="ce48" office:value-type="float" office:value="0.50641975308642" calcext:value-type="float">
            <text:p>0.5064</text:p>
          </table:table-cell>
          <table:table-cell table:style-name="ce8" office:value-type="float" office:value="0.512799085558937" calcext:value-type="float">
            <text:p>0.5128</text:p>
          </table:table-cell>
          <table:table-cell table:style-name="ce48" office:value-type="float" office:value="0.0156836863030083" calcext:value-type="float">
            <text:p>0.0157</text:p>
          </table:table-cell>
          <table:table-cell table:style-name="ce48" office:value-type="float" office:value="0.0376543209876543" calcext:value-type="float">
            <text:p>0.0377</text:p>
          </table:table-cell>
          <table:table-cell table:style-name="ce36" office:value-type="float" office:value="0.464485834968634" calcext:value-type="float">
            <text:p>0.4645</text:p>
          </table:table-cell>
          <table:table-cell table:style-name="ce48" office:value-type="float" office:value="0.0397389896271802" calcext:value-type="float">
            <text:p>0.0397</text:p>
          </table:table-cell>
          <table:table-cell table:style-name="ce48" office:value-type="float" office:value="0.50320987654321" calcext:value-type="float">
            <text:p>0.503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heep</text:p>
          </table:table-cell>
          <table:table-cell table:style-name="ce53" office:value-type="float" office:value="0.498064918851436" calcext:value-type="float">
            <text:p>0.4981</text:p>
          </table:table-cell>
          <table:table-cell office:value-type="float" office:value="0.00217493775158357" calcext:value-type="float">
            <text:p>0.0022</text:p>
          </table:table-cell>
          <table:table-cell office:value-type="float" office:value="0.0149382716049383" calcext:value-type="float">
            <text:p>0.0149</text:p>
          </table:table-cell>
          <table:table-cell table:style-name="ce54" office:value-type="float" office:value="0.567228464419476" calcext:value-type="float">
            <text:p>0.5672</text:p>
          </table:table-cell>
          <table:table-cell office:value-type="float" office:value="0.0539069302513061" calcext:value-type="float">
            <text:p>0.0539</text:p>
          </table:table-cell>
          <table:table-cell table:style-name="ce37" office:value-type="float" office:value="0.497407407407407" calcext:value-type="float">
            <text:p>0.4974</text:p>
          </table:table-cell>
          <table:table-cell table:style-name="ce8" office:value-type="float" office:value="0.530024968789014" calcext:value-type="float">
            <text:p>0.5300</text:p>
          </table:table-cell>
          <table:table-cell table:style-name="ce48" office:value-type="float" office:value="0.0293498795222139" calcext:value-type="float">
            <text:p>0.0293</text:p>
          </table:table-cell>
          <table:table-cell table:style-name="ce48" office:value-type="float" office:value="0.0169135802469136" calcext:value-type="float">
            <text:p>0.0169</text:p>
          </table:table-cell>
          <table:table-cell table:style-name="ce36" office:value-type="float" office:value="0.472222222222222" calcext:value-type="float">
            <text:p>0.4722</text:p>
          </table:table-cell>
          <table:table-cell office:value-type="float" office:value="0.0568262841948599" calcext:value-type="float">
            <text:p>0.0568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509300873907615" calcext:value-type="float">
            <text:p>0.5093</text:p>
          </table:table-cell>
          <table:table-cell table:style-name="ce48" office:value-type="float" office:value="0.0123847458800917" calcext:value-type="float">
            <text:p>0.0124</text:p>
          </table:table-cell>
          <table:table-cell table:style-name="ce48" office:value-type="float" office:value="0.0144444444444444" calcext:value-type="float">
            <text:p>0.0144</text:p>
          </table:table-cell>
          <table:table-cell table:style-name="ce36" office:value-type="float" office:value="0.444069912609239" calcext:value-type="float">
            <text:p>0.4441</text:p>
          </table:table-cell>
          <table:table-cell table:style-name="ce48" office:value-type="float" office:value="0.0473841571194322" calcext:value-type="float">
            <text:p>0.0474</text:p>
          </table:table-cell>
          <table:table-cell table:style-name="ce48" office:value-type="float" office:value="0.501975308641975" calcext:value-type="float">
            <text:p>0.5020</text:p>
          </table:table-cell>
          <table:table-cell table:style-name="ce8" office:value-type="float" office:value="0.499812734082397" calcext:value-type="float">
            <text:p>0.4998</text:p>
          </table:table-cell>
          <table:table-cell table:style-name="ce48" office:value-type="float" office:value="0.000249687890137329" calcext:value-type="float">
            <text:p>0.0002</text:p>
          </table:table-cell>
          <table:table-cell table:style-name="ce48" office:value-type="float" office:value="0.0114814814814815" calcext:value-type="float">
            <text:p>0.0115</text:p>
          </table:table-cell>
          <table:table-cell table:style-name="ce36" office:value-type="float" office:value="0.41541822721598" calcext:value-type="float">
            <text:p>0.4154</text:p>
          </table:table-cell>
          <table:table-cell table:style-name="ce48" office:value-type="float" office:value="0.058722788461691" calcext:value-type="float">
            <text:p>0.0587</text:p>
          </table:table-cell>
          <table:table-cell table:style-name="ce48" office:value-type="float" office:value="0.504320987654321" calcext:value-type="float">
            <text:p>0.5043</text:p>
          </table:table-cell>
          <table:table-cell table:style-name="ce8" office:value-type="float" office:value="0.543508114856429" calcext:value-type="float">
            <text:p>0.5435</text:p>
          </table:table-cell>
          <table:table-cell table:style-name="ce48" office:value-type="float" office:value="0.0740514046492854" calcext:value-type="float">
            <text:p>0.0741</text:p>
          </table:table-cell>
          <table:table-cell table:style-name="ce48" office:value-type="float" office:value="0.0228395061728395" calcext:value-type="float">
            <text:p>0.0228</text:p>
          </table:table-cell>
          <table:table-cell table:style-name="ce36" office:value-type="float" office:value="0.365106117353308" calcext:value-type="float">
            <text:p>0.3651</text:p>
          </table:table-cell>
          <table:table-cell table:style-name="ce48" office:value-type="float" office:value="0.0577109281716869" calcext:value-type="float">
            <text:p>0.0577</text:p>
          </table:table-cell>
          <table:table-cell table:style-name="ce48" office:value-type="float" office:value="0.506049382716049" calcext:value-type="float">
            <text:p>0.506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ow</text:p>
          </table:table-cell>
          <table:table-cell table:style-name="ce53" office:value-type="float" office:value="0.502466489509279" calcext:value-type="float">
            <text:p>0.5025</text:p>
          </table:table-cell>
          <table:table-cell office:value-type="float" office:value="0.00704735889079706" calcext:value-type="float">
            <text:p>0.0070</text:p>
          </table:table-cell>
          <table:table-cell office:value-type="float" office:value="0.0181481481481481" calcext:value-type="float">
            <text:p>0.0181</text:p>
          </table:table-cell>
          <table:table-cell table:style-name="ce54" office:value-type="float" office:value="0.499106321360031" calcext:value-type="float">
            <text:p>0.4991</text:p>
          </table:table-cell>
          <table:table-cell office:value-type="float" office:value="0.0918002761920419" calcext:value-type="float">
            <text:p>0.0918</text:p>
          </table:table-cell>
          <table:table-cell table:style-name="ce37" office:value-type="float" office:value="0.500246913580247" calcext:value-type="float">
            <text:p>0.5002</text:p>
          </table:table-cell>
          <table:table-cell table:style-name="ce8" office:value-type="float" office:value="0.514525742937027" calcext:value-type="float">
            <text:p>0.5145</text:p>
          </table:table-cell>
          <table:table-cell table:style-name="ce48" office:value-type="float" office:value="0.029522620693446" calcext:value-type="float">
            <text:p>0.0295</text:p>
          </table:table-cell>
          <table:table-cell table:style-name="ce48" office:value-type="float" office:value="0.0241975308641975" calcext:value-type="float">
            <text:p>0.0242</text:p>
          </table:table-cell>
          <table:table-cell table:style-name="ce36" office:value-type="float" office:value="0.476239287731695" calcext:value-type="float">
            <text:p>0.4762</text:p>
          </table:table-cell>
          <table:table-cell office:value-type="float" office:value="0.0486780508295635" calcext:value-type="float">
            <text:p>0.0487</text:p>
          </table:table-cell>
          <table:table-cell table:style-name="ce37" office:value-type="float" office:value="0.501481481481482" calcext:value-type="float">
            <text:p>0.5015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55555555555556" calcext:value-type="float">
            <text:p>0.0156</text:p>
          </table:table-cell>
          <table:table-cell table:style-name="ce36" office:value-type="float" office:value="0.480148334164862" calcext:value-type="float">
            <text:p>0.4801</text:p>
          </table:table-cell>
          <table:table-cell table:style-name="ce48" office:value-type="float" office:value="0.043648962955113" calcext:value-type="float">
            <text:p>0.0436</text:p>
          </table:table-cell>
          <table:table-cell table:style-name="ce48" office:value-type="float" office:value="0.501234567901234" calcext:value-type="float">
            <text:p>0.5012</text:p>
          </table:table-cell>
          <table:table-cell table:style-name="ce8" office:value-type="float" office:value="0.515347844385096" calcext:value-type="float">
            <text:p>0.5153</text:p>
          </table:table-cell>
          <table:table-cell table:style-name="ce48" office:value-type="float" office:value="0.0313248276972831" calcext:value-type="float">
            <text:p>0.0313</text:p>
          </table:table-cell>
          <table:table-cell table:style-name="ce48" office:value-type="float" office:value="0.0318518518518519" calcext:value-type="float">
            <text:p>0.0319</text:p>
          </table:table-cell>
          <table:table-cell table:style-name="ce36" office:value-type="float" office:value="0.431297629554282" calcext:value-type="float">
            <text:p>0.4313</text:p>
          </table:table-cell>
          <table:table-cell table:style-name="ce48" office:value-type="float" office:value="0.043024651213588" calcext:value-type="float">
            <text:p>0.0430</text:p>
          </table:table-cell>
          <table:table-cell table:style-name="ce48" office:value-type="float" office:value="0.504691358024691" calcext:value-type="float">
            <text:p>0.5047</text:p>
          </table:table-cell>
          <table:table-cell table:style-name="ce8" office:value-type="float" office:value="0.509651678482034" calcext:value-type="float">
            <text:p>0.5097</text:p>
          </table:table-cell>
          <table:table-cell table:style-name="ce48" office:value-type="float" office:value="0.0130012409989838" calcext:value-type="float">
            <text:p>0.0130</text:p>
          </table:table-cell>
          <table:table-cell table:style-name="ce48" office:value-type="float" office:value="0.0195061728395062" calcext:value-type="float">
            <text:p>0.0195</text:p>
          </table:table-cell>
          <table:table-cell table:style-name="ce36" office:value-type="float" office:value="0.435771725959326" calcext:value-type="float">
            <text:p>0.4358</text:p>
          </table:table-cell>
          <table:table-cell table:style-name="ce48" office:value-type="float" office:value="0.03085121982415" calcext:value-type="float">
            <text:p>0.0309</text:p>
          </table:table-cell>
          <table:table-cell table:style-name="ce48" office:value-type="float" office:value="0.503333333333333" calcext:value-type="float">
            <text:p>0.503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elephant</text:p>
          </table:table-cell>
          <table:table-cell table:style-name="ce53" office:value-type="float" office:value="0.501857528573459" calcext:value-type="float">
            <text:p>0.5019</text:p>
          </table:table-cell>
          <table:table-cell office:value-type="float" office:value="0.00582659402064327" calcext:value-type="float">
            <text:p>0.0058</text:p>
          </table:table-cell>
          <table:table-cell office:value-type="float" office:value="0.0277777777777778" calcext:value-type="float">
            <text:p>0.0278</text:p>
          </table:table-cell>
          <table:table-cell table:style-name="ce54" office:value-type="float" office:value="0.502911301462517" calcext:value-type="float">
            <text:p>0.5029</text:p>
          </table:table-cell>
          <table:table-cell office:value-type="float" office:value="0.0407661742558761" calcext:value-type="float">
            <text:p>0.0408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508733429424065" calcext:value-type="float">
            <text:p>0.5087</text:p>
          </table:table-cell>
          <table:table-cell table:style-name="ce48" office:value-type="float" office:value="0.0176246118494837" calcext:value-type="float">
            <text:p>0.0176</text:p>
          </table:table-cell>
          <table:table-cell table:style-name="ce48" office:value-type="float" office:value="0.0204938271604938" calcext:value-type="float">
            <text:p>0.0205</text:p>
          </table:table-cell>
          <table:table-cell table:style-name="ce36" office:value-type="float" office:value="0.42392992194639" calcext:value-type="float">
            <text:p>0.4239</text:p>
          </table:table-cell>
          <table:table-cell office:value-type="float" office:value="0.0104389610397629" calcext:value-type="float">
            <text:p>0.0104</text:p>
          </table:table-cell>
          <table:table-cell table:style-name="ce37" office:value-type="float" office:value="0.505679012345679" calcext:value-type="float">
            <text:p>0.5057</text:p>
          </table:table-cell>
          <table:table-cell table:style-name="ce8" office:value-type="float" office:value="0.485352930428957" calcext:value-type="float">
            <text:p>0.4854</text:p>
          </table:table-cell>
          <table:table-cell table:style-name="ce48" office:value-type="float" office:value="0.027596070707425" calcext:value-type="float">
            <text:p>0.0276</text:p>
          </table:table-cell>
          <table:table-cell table:style-name="ce48" office:value-type="float" office:value="0.0539506172839506" calcext:value-type="float">
            <text:p>0.0540</text:p>
          </table:table-cell>
          <table:table-cell table:style-name="ce36" office:value-type="float" office:value="0.407332759546798" calcext:value-type="float">
            <text:p>0.4073</text:p>
          </table:table-cell>
          <table:table-cell table:style-name="ce48" office:value-type="float" office:value="0.0380864478770272" calcext:value-type="float">
            <text:p>0.0381</text:p>
          </table:table-cell>
          <table:table-cell table:style-name="ce48" office:value-type="float" office:value="0.50679012345679" calcext:value-type="float">
            <text:p>0.5068</text:p>
          </table:table-cell>
          <table:table-cell table:style-name="ce8" office:value-type="float" office:value="0.531441969995331" calcext:value-type="float">
            <text:p>0.5314</text:p>
          </table:table-cell>
          <table:table-cell table:style-name="ce48" office:value-type="float" office:value="0.0328854227716413" calcext:value-type="float">
            <text:p>0.0329</text:p>
          </table:table-cell>
          <table:table-cell table:style-name="ce48" office:value-type="float" office:value="0.0441975308641975" calcext:value-type="float">
            <text:p>0.0442</text:p>
          </table:table-cell>
          <table:table-cell table:style-name="ce36" office:value-type="float" office:value="0.440076421880444" calcext:value-type="float">
            <text:p>0.4401</text:p>
          </table:table-cell>
          <table:table-cell table:style-name="ce48" office:value-type="float" office:value="0.0344493890820441" calcext:value-type="float">
            <text:p>0.0344</text:p>
          </table:table-cell>
          <table:table-cell table:style-name="ce48" office:value-type="float" office:value="0.504814814814815" calcext:value-type="float">
            <text:p>0.5048</text:p>
          </table:table-cell>
          <table:table-cell table:style-name="ce8" office:value-type="float" office:value="0.530430919561231" calcext:value-type="float">
            <text:p>0.5304</text:p>
          </table:table-cell>
          <table:table-cell table:style-name="ce48" office:value-type="float" office:value="0.0460477313902847" calcext:value-type="float">
            <text:p>0.0460</text:p>
          </table:table-cell>
          <table:table-cell table:style-name="ce48" office:value-type="float" office:value="0.0277777777777778" calcext:value-type="float">
            <text:p>0.0278</text:p>
          </table:table-cell>
          <table:table-cell table:style-name="ce36" office:value-type="float" office:value="0.394044534976911" calcext:value-type="float">
            <text:p>0.3940</text:p>
          </table:table-cell>
          <table:table-cell table:style-name="ce48" office:value-type="float" office:value="0.0358519028914062" calcext:value-type="float">
            <text:p>0.0359</text:p>
          </table:table-cell>
          <table:table-cell table:style-name="ce48" office:value-type="float" office:value="0.507407407407407" calcext:value-type="float">
            <text:p>0.5074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ear</text:p>
          </table:table-cell>
          <table:table-cell table:style-name="ce53" office:value-type="float" office:value="0.499440414459709" calcext:value-type="float">
            <text:p>0.4994</text:p>
          </table:table-cell>
          <table:table-cell office:value-type="float" office:value="0.000692514964429168" calcext:value-type="float">
            <text:p>0.0007</text:p>
          </table:table-cell>
          <table:table-cell office:value-type="float" office:value="0.00814814814814815" calcext:value-type="float">
            <text:p>0.0081</text:p>
          </table:table-cell>
          <table:table-cell table:style-name="ce54" office:value-type="float" office:value="0.497448252972102" calcext:value-type="float">
            <text:p>0.4974</text:p>
          </table:table-cell>
          <table:table-cell office:value-type="float" office:value="0.0644136685042827" calcext:value-type="float">
            <text:p>0.0644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499005554885609" calcext:value-type="float">
            <text:p>0.4990</text:p>
          </table:table-cell>
          <table:table-cell table:style-name="ce48" office:value-type="float" office:value="0.0018373685289043" calcext:value-type="float">
            <text:p>0.0018</text:p>
          </table:table-cell>
          <table:table-cell table:style-name="ce48" office:value-type="float" office:value="0.00901234567901235" calcext:value-type="float">
            <text:p>0.0090</text:p>
          </table:table-cell>
          <table:table-cell table:style-name="ce36" office:value-type="float" office:value="0.453446128867499" calcext:value-type="float">
            <text:p>0.4534</text:p>
          </table:table-cell>
          <table:table-cell office:value-type="float" office:value="0.0501176140775298" calcext:value-type="float">
            <text:p>0.0501</text:p>
          </table:table-cell>
          <table:table-cell table:style-name="ce37" office:value-type="float" office:value="0.501358024691358" calcext:value-type="float">
            <text:p>0.5014</text:p>
          </table:table-cell>
          <table:table-cell table:style-name="ce8" office:value-type="float" office:value="0.557127250773647" calcext:value-type="float">
            <text:p>0.5571</text:p>
          </table:table-cell>
          <table:table-cell table:style-name="ce48" office:value-type="float" office:value="0.0790484862801425" calcext:value-type="float">
            <text:p>0.0790</text:p>
          </table:table-cell>
          <table:table-cell table:style-name="ce48" office:value-type="float" office:value="0.037037037037037" calcext:value-type="float">
            <text:p>0.0370</text:p>
          </table:table-cell>
          <table:table-cell table:style-name="ce36" office:value-type="float" office:value="0.364187681430128" calcext:value-type="float">
            <text:p>0.3642</text:p>
          </table:table-cell>
          <table:table-cell table:style-name="ce48" office:value-type="float" office:value="0.0594646521523425" calcext:value-type="float">
            <text:p>0.0595</text:p>
          </table:table-cell>
          <table:table-cell table:style-name="ce48" office:value-type="float" office:value="0.503827160493827" calcext:value-type="float">
            <text:p>0.5038</text:p>
          </table:table-cell>
          <table:table-cell table:style-name="ce8" office:value-type="float" office:value="0.540519962198162" calcext:value-type="float">
            <text:p>0.5405</text:p>
          </table:table-cell>
          <table:table-cell table:style-name="ce48" office:value-type="float" office:value="0.0389285618651571" calcext:value-type="float">
            <text:p>0.0389</text:p>
          </table:table-cell>
          <table:table-cell table:style-name="ce48" office:value-type="float" office:value="0.0132098765432099" calcext:value-type="float">
            <text:p>0.0132</text:p>
          </table:table-cell>
          <table:table-cell table:style-name="ce36" office:value-type="float" office:value="0.339633809454339" calcext:value-type="float">
            <text:p>0.3396</text:p>
          </table:table-cell>
          <table:table-cell table:style-name="ce48" office:value-type="float" office:value="0.106010085075716" calcext:value-type="float">
            <text:p>0.1060</text:p>
          </table:table-cell>
          <table:table-cell table:style-name="ce48" office:value-type="float" office:value="0.504814814814815" calcext:value-type="float">
            <text:p>0.5048</text:p>
          </table:table-cell>
          <table:table-cell table:style-name="ce8" office:value-type="float" office:value="0.541277615257236" calcext:value-type="float">
            <text:p>0.5413</text:p>
          </table:table-cell>
          <table:table-cell table:style-name="ce48" office:value-type="float" office:value="0.0682613584673149" calcext:value-type="float">
            <text:p>0.0683</text:p>
          </table:table-cell>
          <table:table-cell table:style-name="ce48" office:value-type="float" office:value="0.0132098765432099" calcext:value-type="float">
            <text:p>0.0132</text:p>
          </table:table-cell>
          <table:table-cell table:style-name="ce36" office:value-type="float" office:value="0.321328231575047" calcext:value-type="float">
            <text:p>0.3213</text:p>
          </table:table-cell>
          <table:table-cell table:style-name="ce48" office:value-type="float" office:value="0.0952326004042306" calcext:value-type="float">
            <text:p>0.0952</text:p>
          </table:table-cell>
          <table:table-cell table:style-name="ce48" office:value-type="float" office:value="0.505308641975309" calcext:value-type="float">
            <text:p>0.505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zebra</text:p>
          </table:table-cell>
          <table:table-cell table:style-name="ce53" office:value-type="float" office:value="0.497553914955377" calcext:value-type="float">
            <text:p>0.4976</text:p>
          </table:table-cell>
          <table:table-cell office:value-type="float" office:value="0.00279412277885159" calcext:value-type="float">
            <text:p>0.0028</text:p>
          </table:table-cell>
          <table:table-cell office:value-type="float" office:value="0.0204938271604938" calcext:value-type="float">
            <text:p>0.0205</text:p>
          </table:table-cell>
          <table:table-cell table:style-name="ce54" office:value-type="float" office:value="0.533206113230861" calcext:value-type="float">
            <text:p>0.5332</text:p>
          </table:table-cell>
          <table:table-cell office:value-type="float" office:value="0.0454759713115212" calcext:value-type="float">
            <text:p>0.0455</text:p>
          </table:table-cell>
          <table:table-cell table:style-name="ce37" office:value-type="float" office:value="0.498395061728395" calcext:value-type="float">
            <text:p>0.4984</text:p>
          </table:table-cell>
          <table:table-cell table:style-name="ce8" office:value-type="float" office:value="0.511423197492163" calcext:value-type="float">
            <text:p>0.5114</text:p>
          </table:table-cell>
          <table:table-cell table:style-name="ce48" office:value-type="float" office:value="0.0231611475007173" calcext:value-type="float">
            <text:p>0.0232</text:p>
          </table:table-cell>
          <table:table-cell table:style-name="ce48" office:value-type="float" office:value="0.0241975308641975" calcext:value-type="float">
            <text:p>0.0242</text:p>
          </table:table-cell>
          <table:table-cell table:style-name="ce36" office:value-type="float" office:value="0.489382036386147" calcext:value-type="float">
            <text:p>0.4894</text:p>
          </table:table-cell>
          <table:table-cell office:value-type="float" office:value="0.0639072438802794" calcext:value-type="float">
            <text:p>0.0639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499937304075235" calcext:value-type="float">
            <text:p>0.4999</text:p>
          </table:table-cell>
          <table:table-cell table:style-name="ce48" office:value-type="float" office:value="0.000125391849529777" calcext:value-type="float">
            <text:p>0.0001</text:p>
          </table:table-cell>
          <table:table-cell table:style-name="ce48" office:value-type="float" office:value="0.0158024691358025" calcext:value-type="float">
            <text:p>0.0158</text:p>
          </table:table-cell>
          <table:table-cell table:style-name="ce36" office:value-type="float" office:value="0.427090201106815" calcext:value-type="float">
            <text:p>0.4271</text:p>
          </table:table-cell>
          <table:table-cell table:style-name="ce48" office:value-type="float" office:value="0.0683552283492239" calcext:value-type="float">
            <text:p>0.0684</text:p>
          </table:table-cell>
          <table:table-cell table:style-name="ce48" office:value-type="float" office:value="0.504074074074074" calcext:value-type="float">
            <text:p>0.5041</text:p>
          </table:table-cell>
          <table:table-cell table:style-name="ce8" office:value-type="float" office:value="0.513468788037126" calcext:value-type="float">
            <text:p>0.5135</text:p>
          </table:table-cell>
          <table:table-cell table:style-name="ce48" office:value-type="float" office:value="0.0217407012358219" calcext:value-type="float">
            <text:p>0.0217</text:p>
          </table:table-cell>
          <table:table-cell table:style-name="ce48" office:value-type="float" office:value="0.0192592592592593" calcext:value-type="float">
            <text:p>0.0193</text:p>
          </table:table-cell>
          <table:table-cell table:style-name="ce36" office:value-type="float" office:value="0.413784531999822" calcext:value-type="float">
            <text:p>0.4138</text:p>
          </table:table-cell>
          <table:table-cell table:style-name="ce48" office:value-type="float" office:value="0.0332679481780587" calcext:value-type="float">
            <text:p>0.0333</text:p>
          </table:table-cell>
          <table:table-cell table:style-name="ce48" office:value-type="float" office:value="0.505802469135803" calcext:value-type="float">
            <text:p>0.5058</text:p>
          </table:table-cell>
          <table:table-cell table:style-name="ce8" office:value-type="float" office:value="0.540827389544648" calcext:value-type="float">
            <text:p>0.5408</text:p>
          </table:table-cell>
          <table:table-cell table:style-name="ce48" office:value-type="float" office:value="0.0736398994225794" calcext:value-type="float">
            <text:p>0.0736</text:p>
          </table:table-cell>
          <table:table-cell table:style-name="ce48" office:value-type="float" office:value="0.0438271604938272" calcext:value-type="float">
            <text:p>0.0438</text:p>
          </table:table-cell>
          <table:table-cell table:style-name="ce36" office:value-type="float" office:value="0.430503270795747" calcext:value-type="float">
            <text:p>0.4305</text:p>
          </table:table-cell>
          <table:table-cell table:style-name="ce48" office:value-type="float" office:value="0.0441548292132477" calcext:value-type="float">
            <text:p>0.0442</text:p>
          </table:table-cell>
          <table:table-cell table:style-name="ce48" office:value-type="float" office:value="0.504197530864198" calcext:value-type="float">
            <text:p>0.504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giraffe</text:p>
          </table:table-cell>
          <table:table-cell table:style-name="ce53" office:value-type="float" office:value="0.500582634645445" calcext:value-type="float">
            <text:p>0.5006</text:p>
          </table:table-cell>
          <table:table-cell office:value-type="float" office:value="0.00531024288683971" calcext:value-type="float">
            <text:p>0.0053</text:p>
          </table:table-cell>
          <table:table-cell office:value-type="float" office:value="0.0241975308641975" calcext:value-type="float">
            <text:p>0.0242</text:p>
          </table:table-cell>
          <table:table-cell table:style-name="ce54" office:value-type="float" office:value="0.501392638908626" calcext:value-type="float">
            <text:p>0.5014</text:p>
          </table:table-cell>
          <table:table-cell office:value-type="float" office:value="0.0396405690907192" calcext:value-type="float">
            <text:p>0.0396</text:p>
          </table:table-cell>
          <table:table-cell table:style-name="ce37" office:value-type="float" office:value="0.50037037037037" calcext:value-type="float">
            <text:p>0.5004</text:p>
          </table:table-cell>
          <table:table-cell table:style-name="ce8" office:value-type="float" office:value="0.501463691914168" calcext:value-type="float">
            <text:p>0.5015</text:p>
          </table:table-cell>
          <table:table-cell table:style-name="ce48" office:value-type="float" office:value="0.00498906314307625" calcext:value-type="float">
            <text:p>0.0050</text:p>
          </table:table-cell>
          <table:table-cell table:style-name="ce48" office:value-type="float" office:value="0.0224691358024691" calcext:value-type="float">
            <text:p>0.0225</text:p>
          </table:table-cell>
          <table:table-cell table:style-name="ce36" office:value-type="float" office:value="0.531368886903916" calcext:value-type="float">
            <text:p>0.5314</text:p>
          </table:table-cell>
          <table:table-cell office:value-type="float" office:value="0.0563420125417663" calcext:value-type="float">
            <text:p>0.0563</text:p>
          </table:table-cell>
          <table:table-cell table:style-name="ce37" office:value-type="float" office:value="0.497407407407408" calcext:value-type="float">
            <text:p>0.4974</text:p>
          </table:table-cell>
          <table:table-cell table:style-name="ce8" office:value-type="float" office:value="0.499433606041536" calcext:value-type="float">
            <text:p>0.4994</text:p>
          </table:table-cell>
          <table:table-cell table:style-name="ce48" office:value-type="float" office:value="0.000610154796402302" calcext:value-type="float">
            <text:p>0.0006</text:p>
          </table:table-cell>
          <table:table-cell table:style-name="ce48" office:value-type="float" office:value="0.0202469135802469" calcext:value-type="float">
            <text:p>0.0202</text:p>
          </table:table-cell>
          <table:table-cell table:style-name="ce36" office:value-type="float" office:value="0.478811993747336" calcext:value-type="float">
            <text:p>0.4788</text:p>
          </table:table-cell>
          <table:table-cell table:style-name="ce48" office:value-type="float" office:value="0.0117691671790492" calcext:value-type="float">
            <text:p>0.0118</text:p>
          </table:table-cell>
          <table:table-cell table:style-name="ce48" office:value-type="float" office:value="0.501234567901235" calcext:value-type="float">
            <text:p>0.5012</text:p>
          </table:table-cell>
          <table:table-cell table:style-name="ce8" office:value-type="float" office:value="0.569366004181977" calcext:value-type="float">
            <text:p>0.5694</text:p>
          </table:table-cell>
          <table:table-cell table:style-name="ce48" office:value-type="float" office:value="0.0775468225099697" calcext:value-type="float">
            <text:p>0.0775</text:p>
          </table:table-cell>
          <table:table-cell table:style-name="ce48" office:value-type="float" office:value="0.0567901234567901" calcext:value-type="float">
            <text:p>0.0568</text:p>
          </table:table-cell>
          <table:table-cell table:style-name="ce36" office:value-type="float" office:value="0.389449643719929" calcext:value-type="float">
            <text:p>0.3894</text:p>
          </table:table-cell>
          <table:table-cell table:style-name="ce48" office:value-type="float" office:value="0.0329944476539197" calcext:value-type="float">
            <text:p>0.0330</text:p>
          </table:table-cell>
          <table:table-cell table:style-name="ce48" office:value-type="float" office:value="0.509012345679012" calcext:value-type="float">
            <text:p>0.5090</text:p>
          </table:table-cell>
          <table:table-cell table:style-name="ce8" office:value-type="float" office:value="0.502486855193975" calcext:value-type="float">
            <text:p>0.5025</text:p>
          </table:table-cell>
          <table:table-cell table:style-name="ce48" office:value-type="float" office:value="0.00529024564379165" calcext:value-type="float">
            <text:p>0.0053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36" office:value-type="float" office:value="0.360165655007207" calcext:value-type="float">
            <text:p>0.3602</text:p>
          </table:table-cell>
          <table:table-cell table:style-name="ce48" office:value-type="float" office:value="0.0332624687953073" calcext:value-type="float">
            <text:p>0.0333</text:p>
          </table:table-cell>
          <table:table-cell table:style-name="ce48" office:value-type="float" office:value="0.510617283950617" calcext:value-type="float">
            <text:p>0.510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ackpack</text:p>
          </table:table-cell>
          <table:table-cell table:style-name="ce53" office:value-type="float" office:value="0.49361421803605" calcext:value-type="float">
            <text:p>0.4936</text:p>
          </table:table-cell>
          <table:table-cell office:value-type="float" office:value="0.00855976099142653" calcext:value-type="float">
            <text:p>0.0086</text:p>
          </table:table-cell>
          <table:table-cell office:value-type="float" office:value="0.0601234567901235" calcext:value-type="float">
            <text:p>0.0601</text:p>
          </table:table-cell>
          <table:table-cell table:style-name="ce54" office:value-type="float" office:value="0.486746278698175" calcext:value-type="float">
            <text:p>0.4867</text:p>
          </table:table-cell>
          <table:table-cell office:value-type="float" office:value="0.00563597489818016" calcext:value-type="float">
            <text:p>0.0056</text:p>
          </table:table-cell>
          <table:table-cell table:style-name="ce37" office:value-type="float" office:value="0.50283950617284" calcext:value-type="float">
            <text:p>0.5028</text:p>
          </table:table-cell>
          <table:table-cell table:style-name="ce8" office:value-type="float" office:value="0.495579289658846" calcext:value-type="float">
            <text:p>0.4956</text:p>
          </table:table-cell>
          <table:table-cell table:style-name="ce48" office:value-type="float" office:value="0.00939997072386846" calcext:value-type="float">
            <text:p>0.0094</text:p>
          </table:table-cell>
          <table:table-cell table:style-name="ce48" office:value-type="float" office:value="0.12" calcext:value-type="float">
            <text:p>0.1200</text:p>
          </table:table-cell>
          <table:table-cell table:style-name="ce36" office:value-type="float" office:value="0.482656350741457" calcext:value-type="float">
            <text:p>0.4827</text:p>
          </table:table-cell>
          <table:table-cell office:value-type="float" office:value="0.0207076568813913" calcext:value-type="float">
            <text:p>0.0207</text:p>
          </table:table-cell>
          <table:table-cell table:style-name="ce37" office:value-type="float" office:value="0.502716049382716" calcext:value-type="float">
            <text:p>0.5027</text:p>
          </table:table-cell>
          <table:table-cell table:style-name="ce8" office:value-type="float" office:value="0.509915061811454" calcext:value-type="float">
            <text:p>0.5099</text:p>
          </table:table-cell>
          <table:table-cell table:style-name="ce48" office:value-type="float" office:value="0.0203839532529163" calcext:value-type="float">
            <text:p>0.0204</text:p>
          </table:table-cell>
          <table:table-cell table:style-name="ce48" office:value-type="float" office:value="0.111111111111111" calcext:value-type="float">
            <text:p>0.1111</text:p>
          </table:table-cell>
          <table:table-cell table:style-name="ce36" office:value-type="float" office:value="0.535895495192442" calcext:value-type="float">
            <text:p>0.5359</text:p>
          </table:table-cell>
          <table:table-cell table:style-name="ce48" office:value-type="float" office:value="0.0359835218635546" calcext:value-type="float">
            <text:p>0.0360</text:p>
          </table:table-cell>
          <table:table-cell table:style-name="ce48" office:value-type="float" office:value="0.49358024691358" calcext:value-type="float">
            <text:p>0.4936</text:p>
          </table:table-cell>
          <table:table-cell table:style-name="ce8" office:value-type="float" office:value="0.516045748885712" calcext:value-type="float">
            <text:p>0.5160</text:p>
          </table:table-cell>
          <table:table-cell table:style-name="ce48" office:value-type="float" office:value="0.0298953354102326" calcext:value-type="float">
            <text:p>0.0299</text:p>
          </table:table-cell>
          <table:table-cell table:style-name="ce48" office:value-type="float" office:value="0.0887654320987654" calcext:value-type="float">
            <text:p>0.0888</text:p>
          </table:table-cell>
          <table:table-cell table:style-name="ce36" office:value-type="float" office:value="0.559212850054663" calcext:value-type="float">
            <text:p>0.5592</text:p>
          </table:table-cell>
          <table:table-cell table:style-name="ce48" office:value-type="float" office:value="0.0152808254812106" calcext:value-type="float">
            <text:p>0.0153</text:p>
          </table:table-cell>
          <table:table-cell table:style-name="ce48" office:value-type="float" office:value="0.491358024691358" calcext:value-type="float">
            <text:p>0.4914</text:p>
          </table:table-cell>
          <table:table-cell table:style-name="ce8" office:value-type="float" office:value="0.491668769097076" calcext:value-type="float">
            <text:p>0.4917</text:p>
          </table:table-cell>
          <table:table-cell table:style-name="ce48" office:value-type="float" office:value="0.0160255002780767" calcext:value-type="float">
            <text:p>0.0160</text:p>
          </table:table-cell>
          <table:table-cell table:style-name="ce48" office:value-type="float" office:value="0.0850617283950617" calcext:value-type="float">
            <text:p>0.0851</text:p>
          </table:table-cell>
          <table:table-cell table:style-name="ce36" office:value-type="float" office:value="0.557152468253301" calcext:value-type="float">
            <text:p>0.5572</text:p>
          </table:table-cell>
          <table:table-cell table:style-name="ce48" office:value-type="float" office:value="0.0358490886940322" calcext:value-type="float">
            <text:p>0.0358</text:p>
          </table:table-cell>
          <table:table-cell table:style-name="ce48" office:value-type="float" office:value="0.49" calcext:value-type="float">
            <text:p>0.490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umbrella</text:p>
          </table:table-cell>
          <table:table-cell table:style-name="ce53" office:value-type="float" office:value="0.487435650729429" calcext:value-type="float">
            <text:p>0.4874</text:p>
          </table:table-cell>
          <table:table-cell office:value-type="float" office:value="0.0217639979588871" calcext:value-type="float">
            <text:p>0.0218</text:p>
          </table:table-cell>
          <table:table-cell office:value-type="float" office:value="0.061358024691358" calcext:value-type="float">
            <text:p>0.0614</text:p>
          </table:table-cell>
          <table:table-cell table:style-name="ce54" office:value-type="float" office:value="0.490312135585561" calcext:value-type="float">
            <text:p>0.4903</text:p>
          </table:table-cell>
          <table:table-cell office:value-type="float" office:value="0.0211748774003043" calcext:value-type="float">
            <text:p>0.0212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495704963734149" calcext:value-type="float">
            <text:p>0.4957</text:p>
          </table:table-cell>
          <table:table-cell table:style-name="ce48" office:value-type="float" office:value="0.00747716193157458" calcext:value-type="float">
            <text:p>0.0075</text:p>
          </table:table-cell>
          <table:table-cell table:style-name="ce48" office:value-type="float" office:value="0.0454320987654321" calcext:value-type="float">
            <text:p>0.0454</text:p>
          </table:table-cell>
          <table:table-cell table:style-name="ce36" office:value-type="float" office:value="0.530422188240541" calcext:value-type="float">
            <text:p>0.5304</text:p>
          </table:table-cell>
          <table:table-cell office:value-type="float" office:value="0.0136131483871741" calcext:value-type="float">
            <text:p>0.0136</text:p>
          </table:table-cell>
          <table:table-cell table:style-name="ce37" office:value-type="float" office:value="0.495185185185185" calcext:value-type="float">
            <text:p>0.4952</text:p>
          </table:table-cell>
          <table:table-cell table:style-name="ce8" office:value-type="float" office:value="0.499935897435898" calcext:value-type="float">
            <text:p>0.4999</text:p>
          </table:table-cell>
          <table:table-cell table:style-name="ce48" office:value-type="float" office:value="0.000128205128205128" calcext:value-type="float">
            <text:p>0.0001</text:p>
          </table:table-cell>
          <table:table-cell table:style-name="ce48" office:value-type="float" office:value="0.0372839506172839" calcext:value-type="float">
            <text:p>0.0373</text:p>
          </table:table-cell>
          <table:table-cell table:style-name="ce36" office:value-type="float" office:value="0.509990160725894" calcext:value-type="float">
            <text:p>0.5100</text:p>
          </table:table-cell>
          <table:table-cell table:style-name="ce48" office:value-type="float" office:value="0.028767147426247" calcext:value-type="float">
            <text:p>0.0288</text:p>
          </table:table-cell>
          <table:table-cell table:style-name="ce48" office:value-type="float" office:value="0.498024691358025" calcext:value-type="float">
            <text:p>0.4980</text:p>
          </table:table-cell>
          <table:table-cell table:style-name="ce8" office:value-type="float" office:value="0.50652399213667" calcext:value-type="float">
            <text:p>0.5065</text:p>
          </table:table-cell>
          <table:table-cell table:style-name="ce48" office:value-type="float" office:value="0.0186051862087691" calcext:value-type="float">
            <text:p>0.0186</text:p>
          </table:table-cell>
          <table:table-cell table:style-name="ce48" office:value-type="float" office:value="0.0671604938271605" calcext:value-type="float">
            <text:p>0.0672</text:p>
          </table:table-cell>
          <table:table-cell table:style-name="ce36" office:value-type="float" office:value="0.536419232211722" calcext:value-type="float">
            <text:p>0.5364</text:p>
          </table:table-cell>
          <table:table-cell table:style-name="ce48" office:value-type="float" office:value="0.00914881688793817" calcext:value-type="float">
            <text:p>0.0091</text:p>
          </table:table-cell>
          <table:table-cell table:style-name="ce48" office:value-type="float" office:value="0.495925925925926" calcext:value-type="float">
            <text:p>0.4959</text:p>
          </table:table-cell>
          <table:table-cell table:style-name="ce8" office:value-type="float" office:value="0.502279054135488" calcext:value-type="float">
            <text:p>0.5023</text:p>
          </table:table-cell>
          <table:table-cell table:style-name="ce48" office:value-type="float" office:value="0.00564822169438592" calcext:value-type="float">
            <text:p>0.0056</text:p>
          </table:table-cell>
          <table:table-cell table:style-name="ce48" office:value-type="float" office:value="0.0450617283950617" calcext:value-type="float">
            <text:p>0.0451</text:p>
          </table:table-cell>
          <table:table-cell table:style-name="ce36" office:value-type="float" office:value="0.551173184301056" calcext:value-type="float">
            <text:p>0.5512</text:p>
          </table:table-cell>
          <table:table-cell table:style-name="ce48" office:value-type="float" office:value="0.0147651815849408" calcext:value-type="float">
            <text:p>0.0148</text:p>
          </table:table-cell>
          <table:table-cell table:style-name="ce48" office:value-type="float" office:value="0.492098765432099" calcext:value-type="float">
            <text:p>0.492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handbag</text:p>
          </table:table-cell>
          <table:table-cell table:style-name="ce53" office:value-type="float" office:value="0.485586537233831" calcext:value-type="float">
            <text:p>0.4856</text:p>
          </table:table-cell>
          <table:table-cell office:value-type="float" office:value="0.0183224638755319" calcext:value-type="float">
            <text:p>0.0183</text:p>
          </table:table-cell>
          <table:table-cell office:value-type="float" office:value="0.134814814814815" calcext:value-type="float">
            <text:p>0.1348</text:p>
          </table:table-cell>
          <table:table-cell table:style-name="ce54" office:value-type="float" office:value="0.481197284066267" calcext:value-type="float">
            <text:p>0.4812</text:p>
          </table:table-cell>
          <table:table-cell office:value-type="float" office:value="0.0284427402859526" calcext:value-type="float">
            <text:p>0.0284</text:p>
          </table:table-cell>
          <table:table-cell table:style-name="ce37" office:value-type="float" office:value="0.504320987654321" calcext:value-type="float">
            <text:p>0.5043</text:p>
          </table:table-cell>
          <table:table-cell table:style-name="ce8" office:value-type="float" office:value="0.525546322433315" calcext:value-type="float">
            <text:p>0.5255</text:p>
          </table:table-cell>
          <table:table-cell table:style-name="ce48" office:value-type="float" office:value="0.0514183590377228" calcext:value-type="float">
            <text:p>0.0514</text:p>
          </table:table-cell>
          <table:table-cell table:style-name="ce48" office:value-type="float" office:value="0.147160493827161" calcext:value-type="float">
            <text:p>0.1472</text:p>
          </table:table-cell>
          <table:table-cell table:style-name="ce36" office:value-type="float" office:value="0.497921822057113" calcext:value-type="float">
            <text:p>0.4979</text:p>
          </table:table-cell>
          <table:table-cell office:value-type="float" office:value="0.0207171463169962" calcext:value-type="float">
            <text:p>0.0207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529898557323303" calcext:value-type="float">
            <text:p>0.5299</text:p>
          </table:table-cell>
          <table:table-cell table:style-name="ce48" office:value-type="float" office:value="0.061693964074595" calcext:value-type="float">
            <text:p>0.0617</text:p>
          </table:table-cell>
          <table:table-cell table:style-name="ce48" office:value-type="float" office:value="0.103703703703704" calcext:value-type="float">
            <text:p>0.1037</text:p>
          </table:table-cell>
          <table:table-cell table:style-name="ce36" office:value-type="float" office:value="0.523592268783208" calcext:value-type="float">
            <text:p>0.5236</text:p>
          </table:table-cell>
          <table:table-cell table:style-name="ce48" office:value-type="float" office:value="0.0307547922662955" calcext:value-type="float">
            <text:p>0.0308</text:p>
          </table:table-cell>
          <table:table-cell table:style-name="ce48" office:value-type="float" office:value="0.495185185185185" calcext:value-type="float">
            <text:p>0.4952</text:p>
          </table:table-cell>
          <table:table-cell table:style-name="ce8" office:value-type="float" office:value="0.506062506369002" calcext:value-type="float">
            <text:p>0.5061</text:p>
          </table:table-cell>
          <table:table-cell table:style-name="ce48" office:value-type="float" office:value="0.0110897274492427" calcext:value-type="float">
            <text:p>0.0111</text:p>
          </table:table-cell>
          <table:table-cell table:style-name="ce48" office:value-type="float" office:value="0.0611111111111111" calcext:value-type="float">
            <text:p>0.0611</text:p>
          </table:table-cell>
          <table:table-cell table:style-name="ce36" office:value-type="float" office:value="0.54858710858557" calcext:value-type="float">
            <text:p>0.5486</text:p>
          </table:table-cell>
          <table:table-cell table:style-name="ce48" office:value-type="float" office:value="0.0357993416467539" calcext:value-type="float">
            <text:p>0.0358</text:p>
          </table:table-cell>
          <table:table-cell table:style-name="ce48" office:value-type="float" office:value="0.491234567901235" calcext:value-type="float">
            <text:p>0.4912</text:p>
          </table:table-cell>
          <table:table-cell table:style-name="ce8" office:value-type="float" office:value="0.52278613433233" calcext:value-type="float">
            <text:p>0.5228</text:p>
          </table:table-cell>
          <table:table-cell table:style-name="ce48" office:value-type="float" office:value="0.0373773720663452" calcext:value-type="float">
            <text:p>0.0374</text:p>
          </table:table-cell>
          <table:table-cell table:style-name="ce48" office:value-type="float" office:value="0.0661728395061728" calcext:value-type="float">
            <text:p>0.0662</text:p>
          </table:table-cell>
          <table:table-cell table:style-name="ce36" office:value-type="float" office:value="0.538934157570755" calcext:value-type="float">
            <text:p>0.5389</text:p>
          </table:table-cell>
          <table:table-cell table:style-name="ce48" office:value-type="float" office:value="0.0415238955074939" calcext:value-type="float">
            <text:p>0.0415</text:p>
          </table:table-cell>
          <table:table-cell table:style-name="ce48" office:value-type="float" office:value="0.492222222222222" calcext:value-type="float">
            <text:p>0.492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ie</text:p>
          </table:table-cell>
          <table:table-cell table:style-name="ce53" office:value-type="float" office:value="0.52155966775823" calcext:value-type="float">
            <text:p>0.5216</text:p>
          </table:table-cell>
          <table:table-cell office:value-type="float" office:value="0.0413095863204064" calcext:value-type="float">
            <text:p>0.0413</text:p>
          </table:table-cell>
          <table:table-cell office:value-type="float" office:value="0.0791358024691358" calcext:value-type="float">
            <text:p>0.0791</text:p>
          </table:table-cell>
          <table:table-cell table:style-name="ce54" office:value-type="float" office:value="0.453093752225698" calcext:value-type="float">
            <text:p>0.4531</text:p>
          </table:table-cell>
          <table:table-cell office:value-type="float" office:value="0.0242682144003855" calcext:value-type="float">
            <text:p>0.0243</text:p>
          </table:table-cell>
          <table:table-cell table:style-name="ce37" office:value-type="float" office:value="0.506913580246914" calcext:value-type="float">
            <text:p>0.5069</text:p>
          </table:table-cell>
          <table:table-cell table:style-name="ce8" office:value-type="float" office:value="0.503795131922418" calcext:value-type="float">
            <text:p>0.5038</text:p>
          </table:table-cell>
          <table:table-cell table:style-name="ce48" office:value-type="float" office:value="0.00791145508112645" calcext:value-type="float">
            <text:p>0.0079</text:p>
          </table:table-cell>
          <table:table-cell table:style-name="ce48" office:value-type="float" office:value="0.0575308641975309" calcext:value-type="float">
            <text:p>0.0575</text:p>
          </table:table-cell>
          <table:table-cell table:style-name="ce36" office:value-type="float" office:value="0.504640348674948" calcext:value-type="float">
            <text:p>0.5046</text:p>
          </table:table-cell>
          <table:table-cell office:value-type="float" office:value="0.0302222867864587" calcext:value-type="float">
            <text:p>0.0302</text:p>
          </table:table-cell>
          <table:table-cell table:style-name="ce37" office:value-type="float" office:value="0.499382716049383" calcext:value-type="float">
            <text:p>0.4994</text:p>
          </table:table-cell>
          <table:table-cell table:style-name="ce8" office:value-type="float" office:value="0.514276580197296" calcext:value-type="float">
            <text:p>0.5143</text:p>
          </table:table-cell>
          <table:table-cell table:style-name="ce48" office:value-type="float" office:value="0.0285531603945926" calcext:value-type="float">
            <text:p>0.0286</text:p>
          </table:table-cell>
          <table:table-cell table:style-name="ce48" office:value-type="float" office:value="0.0406172839506173" calcext:value-type="float">
            <text:p>0.0406</text:p>
          </table:table-cell>
          <table:table-cell table:style-name="ce36" office:value-type="float" office:value="0.508526861005078" calcext:value-type="float">
            <text:p>0.5085</text:p>
          </table:table-cell>
          <table:table-cell table:style-name="ce48" office:value-type="float" office:value="0.0386257185254329" calcext:value-type="float">
            <text:p>0.0386</text:p>
          </table:table-cell>
          <table:table-cell table:style-name="ce48" office:value-type="float" office:value="0.498765432098765" calcext:value-type="float">
            <text:p>0.4988</text:p>
          </table:table-cell>
          <table:table-cell table:style-name="ce8" office:value-type="float" office:value="0.536362398453586" calcext:value-type="float">
            <text:p>0.5364</text:p>
          </table:table-cell>
          <table:table-cell table:style-name="ce48" office:value-type="float" office:value="0.0297178022876384" calcext:value-type="float">
            <text:p>0.0297</text:p>
          </table:table-cell>
          <table:table-cell table:style-name="ce48" office:value-type="float" office:value="0.0934567901234568" calcext:value-type="float">
            <text:p>0.0935</text:p>
          </table:table-cell>
          <table:table-cell table:style-name="ce36" office:value-type="float" office:value="0.509424499034451" calcext:value-type="float">
            <text:p>0.5094</text:p>
          </table:table-cell>
          <table:table-cell table:style-name="ce48" office:value-type="float" office:value="0.0138091272459379" calcext:value-type="float">
            <text:p>0.0138</text:p>
          </table:table-cell>
          <table:table-cell table:style-name="ce48" office:value-type="float" office:value="0.499753086419753" calcext:value-type="float">
            <text:p>0.4998</text:p>
          </table:table-cell>
          <table:table-cell table:style-name="ce8" office:value-type="float" office:value="0.516103397880891" calcext:value-type="float">
            <text:p>0.5161</text:p>
          </table:table-cell>
          <table:table-cell table:style-name="ce48" office:value-type="float" office:value="0.032206795761783" calcext:value-type="float">
            <text:p>0.0322</text:p>
          </table:table-cell>
          <table:table-cell table:style-name="ce48" office:value-type="float" office:value="0.057037037037037" calcext:value-type="float">
            <text:p>0.0570</text:p>
          </table:table-cell>
          <table:table-cell table:style-name="ce36" office:value-type="float" office:value="0.552263799707702" calcext:value-type="float">
            <text:p>0.5523</text:p>
          </table:table-cell>
          <table:table-cell table:style-name="ce48" office:value-type="float" office:value="0.0143542417424841" calcext:value-type="float">
            <text:p>0.0144</text:p>
          </table:table-cell>
          <table:table-cell table:style-name="ce48" office:value-type="float" office:value="0.492716049382716" calcext:value-type="float">
            <text:p>0.492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uitcase</text:p>
          </table:table-cell>
          <table:table-cell table:style-name="ce53" office:value-type="float" office:value="0.486698356898586" calcext:value-type="float">
            <text:p>0.4867</text:p>
          </table:table-cell>
          <table:table-cell office:value-type="float" office:value="0.0195063176980128" calcext:value-type="float">
            <text:p>0.0195</text:p>
          </table:table-cell>
          <table:table-cell office:value-type="float" office:value="0.0987654320987654" calcext:value-type="float">
            <text:p>0.0988</text:p>
          </table:table-cell>
          <table:table-cell table:style-name="ce54" office:value-type="float" office:value="0.469286748121744" calcext:value-type="float">
            <text:p>0.4693</text:p>
          </table:table-cell>
          <table:table-cell office:value-type="float" office:value="0.0395540209630124" calcext:value-type="float">
            <text:p>0.0396</text:p>
          </table:table-cell>
          <table:table-cell table:style-name="ce37" office:value-type="float" office:value="0.503086419753086" calcext:value-type="float">
            <text:p>0.5031</text:p>
          </table:table-cell>
          <table:table-cell table:style-name="ce8" office:value-type="float" office:value="0.50044477190846" calcext:value-type="float">
            <text:p>0.5004</text:p>
          </table:table-cell>
          <table:table-cell table:style-name="ce48" office:value-type="float" office:value="0.00695431329566521" calcext:value-type="float">
            <text:p>0.0070</text:p>
          </table:table-cell>
          <table:table-cell table:style-name="ce48" office:value-type="float" office:value="0.0425925925925926" calcext:value-type="float">
            <text:p>0.0426</text:p>
          </table:table-cell>
          <table:table-cell table:style-name="ce36" office:value-type="float" office:value="0.457915406132963" calcext:value-type="float">
            <text:p>0.4579</text:p>
          </table:table-cell>
          <table:table-cell office:value-type="float" office:value="0.0267579773788923" calcext:value-type="float">
            <text:p>0.0268</text:p>
          </table:table-cell>
          <table:table-cell table:style-name="ce37" office:value-type="float" office:value="0.503333333333333" calcext:value-type="float">
            <text:p>0.5033</text:p>
          </table:table-cell>
          <table:table-cell table:style-name="ce8" office:value-type="float" office:value="0.499684940138626" calcext:value-type="float">
            <text:p>0.4997</text:p>
          </table:table-cell>
          <table:table-cell table:style-name="ce48" office:value-type="float" office:value="0.000398522704495077" calcext:value-type="float">
            <text:p>0.0004</text:p>
          </table:table-cell>
          <table:table-cell table:style-name="ce48" office:value-type="float" office:value="0.021358024691358" calcext:value-type="float">
            <text:p>0.0214</text:p>
          </table:table-cell>
          <table:table-cell table:style-name="ce36" office:value-type="float" office:value="0.532941058300035" calcext:value-type="float">
            <text:p>0.5329</text:p>
          </table:table-cell>
          <table:table-cell table:style-name="ce48" office:value-type="float" office:value="0.0577347322016504" calcext:value-type="float">
            <text:p>0.0577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502025018996416" calcext:value-type="float">
            <text:p>0.5020</text:p>
          </table:table-cell>
          <table:table-cell table:style-name="ce48" office:value-type="float" office:value="0.0149762913590053" calcext:value-type="float">
            <text:p>0.0150</text:p>
          </table:table-cell>
          <table:table-cell table:style-name="ce48" office:value-type="float" office:value="0.0923456790123457" calcext:value-type="float">
            <text:p>0.0923</text:p>
          </table:table-cell>
          <table:table-cell table:style-name="ce36" office:value-type="float" office:value="0.547992783284805" calcext:value-type="float">
            <text:p>0.5480</text:p>
          </table:table-cell>
          <table:table-cell table:style-name="ce48" office:value-type="float" office:value="0.0286544330332431" calcext:value-type="float">
            <text:p>0.0287</text:p>
          </table:table-cell>
          <table:table-cell table:style-name="ce48" office:value-type="float" office:value="0.496543209876543" calcext:value-type="float">
            <text:p>0.4965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207407407407407" calcext:value-type="float">
            <text:p>0.0207</text:p>
          </table:table-cell>
          <table:table-cell table:style-name="ce36" office:value-type="float" office:value="0.524018255213101" calcext:value-type="float">
            <text:p>0.5240</text:p>
          </table:table-cell>
          <table:table-cell table:style-name="ce48" office:value-type="float" office:value="0.0404805753012234" calcext:value-type="float">
            <text:p>0.0405</text:p>
          </table:table-cell>
          <table:table-cell table:style-name="ce48" office:value-type="float" office:value="0.497530864197531" calcext:value-type="float">
            <text:p>0.497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frisbee</text:p>
          </table:table-cell>
          <table:table-cell table:style-name="ce53" office:value-type="float" office:value="0.499623115577889" calcext:value-type="float">
            <text:p>0.4996</text:p>
          </table:table-cell>
          <table:table-cell office:value-type="float" office:value="0.000307724842058183" calcext:value-type="float">
            <text:p>0.0003</text:p>
          </table:table-cell>
          <table:table-cell office:value-type="float" office:value="0.0180246913580247" calcext:value-type="float">
            <text:p>0.0180</text:p>
          </table:table-cell>
          <table:table-cell table:style-name="ce54" office:value-type="float" office:value="0.488720387652548" calcext:value-type="float">
            <text:p>0.4887</text:p>
          </table:table-cell>
          <table:table-cell office:value-type="float" office:value="0.03611276284652" calcext:value-type="float">
            <text:p>0.0361</text:p>
          </table:table-cell>
          <table:table-cell table:style-name="ce37" office:value-type="float" office:value="0.501481481481482" calcext:value-type="float">
            <text:p>0.5015</text:p>
          </table:table-cell>
          <table:table-cell table:style-name="ce8" office:value-type="float" office:value="0.502315147164393" calcext:value-type="float">
            <text:p>0.5023</text:p>
          </table:table-cell>
          <table:table-cell table:style-name="ce48" office:value-type="float" office:value="0.00755809675262956" calcext:value-type="float">
            <text:p>0.0076</text:p>
          </table:table-cell>
          <table:table-cell table:style-name="ce48" office:value-type="float" office:value="0.0196296296296296" calcext:value-type="float">
            <text:p>0.0196</text:p>
          </table:table-cell>
          <table:table-cell table:style-name="ce36" office:value-type="float" office:value="0.496491385498923" calcext:value-type="float">
            <text:p>0.4965</text:p>
          </table:table-cell>
          <table:table-cell office:value-type="float" office:value="0.0128919116350968" calcext:value-type="float">
            <text:p>0.0129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498304020100503" calcext:value-type="float">
            <text:p>0.4983</text:p>
          </table:table-cell>
          <table:table-cell table:style-name="ce48" office:value-type="float" office:value="0.00264714918413385" calcext:value-type="float">
            <text:p>0.0026</text:p>
          </table:table-cell>
          <table:table-cell table:style-name="ce48" office:value-type="float" office:value="0.0206172839506173" calcext:value-type="float">
            <text:p>0.0206</text:p>
          </table:table-cell>
          <table:table-cell table:style-name="ce36" office:value-type="float" office:value="0.4637832017229" calcext:value-type="float">
            <text:p>0.4638</text:p>
          </table:table-cell>
          <table:table-cell table:style-name="ce48" office:value-type="float" office:value="0.0401767453850072" calcext:value-type="float">
            <text:p>0.0402</text:p>
          </table:table-cell>
          <table:table-cell table:style-name="ce48" office:value-type="float" office:value="0.502222222222222" calcext:value-type="float">
            <text:p>0.5022</text:p>
          </table:table-cell>
          <table:table-cell table:style-name="ce8" office:value-type="float" office:value="0.511566762383345" calcext:value-type="float">
            <text:p>0.5116</text:p>
          </table:table-cell>
          <table:table-cell table:style-name="ce48" office:value-type="float" office:value="0.0186144981352687" calcext:value-type="float">
            <text:p>0.0186</text:p>
          </table:table-cell>
          <table:table-cell table:style-name="ce48" office:value-type="float" office:value="0.0359259259259259" calcext:value-type="float">
            <text:p>0.0359</text:p>
          </table:table-cell>
          <table:table-cell table:style-name="ce36" office:value-type="float" office:value="0.46704055994257" calcext:value-type="float">
            <text:p>0.4670</text:p>
          </table:table-cell>
          <table:table-cell table:style-name="ce48" office:value-type="float" office:value="0.0629789818088772" calcext:value-type="float">
            <text:p>0.0630</text:p>
          </table:table-cell>
          <table:table-cell table:style-name="ce48" office:value-type="float" office:value="0.502716049382716" calcext:value-type="float">
            <text:p>0.5027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36" office:value-type="float" office:value="0.449246231155779" calcext:value-type="float">
            <text:p>0.4492</text:p>
          </table:table-cell>
          <table:table-cell table:style-name="ce48" office:value-type="float" office:value="0.0617453137221255" calcext:value-type="float">
            <text:p>0.0617</text:p>
          </table:table-cell>
          <table:table-cell table:style-name="ce48" office:value-type="float" office:value="0.50320987654321" calcext:value-type="float">
            <text:p>0.503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kis</text:p>
          </table:table-cell>
          <table:table-cell table:style-name="ce53" office:value-type="float" office:value="0.524191795341734" calcext:value-type="float">
            <text:p>0.5242</text:p>
          </table:table-cell>
          <table:table-cell office:value-type="float" office:value="0.0472904484347318" calcext:value-type="float">
            <text:p>0.0473</text:p>
          </table:table-cell>
          <table:table-cell office:value-type="float" office:value="0.0353086419753086" calcext:value-type="float">
            <text:p>0.0353</text:p>
          </table:table-cell>
          <table:table-cell table:style-name="ce54" office:value-type="float" office:value="0.537065412810926" calcext:value-type="float">
            <text:p>0.5371</text:p>
          </table:table-cell>
          <table:table-cell office:value-type="float" office:value="0.035697015453931" calcext:value-type="float">
            <text:p>0.0357</text:p>
          </table:table-cell>
          <table:table-cell table:style-name="ce37" office:value-type="float" office:value="0.496913580246914" calcext:value-type="float">
            <text:p>0.4969</text:p>
          </table:table-cell>
          <table:table-cell table:style-name="ce8" office:value-type="float" office:value="0.504242689631684" calcext:value-type="float">
            <text:p>0.5042</text:p>
          </table:table-cell>
          <table:table-cell table:style-name="ce48" office:value-type="float" office:value="0.00864437484278417" calcext:value-type="float">
            <text:p>0.0086</text:p>
          </table:table-cell>
          <table:table-cell table:style-name="ce48" office:value-type="float" office:value="0.0254320987654321" calcext:value-type="float">
            <text:p>0.0254</text:p>
          </table:table-cell>
          <table:table-cell table:style-name="ce36" office:value-type="float" office:value="0.532186786468654" calcext:value-type="float">
            <text:p>0.5322</text:p>
          </table:table-cell>
          <table:table-cell office:value-type="float" office:value="0.0248225079727251" calcext:value-type="float">
            <text:p>0.0248</text:p>
          </table:table-cell>
          <table:table-cell table:style-name="ce37" office:value-type="float" office:value="0.496543209876543" calcext:value-type="float">
            <text:p>0.4965</text:p>
          </table:table-cell>
          <table:table-cell table:style-name="ce8" office:value-type="float" office:value="0.514881960139232" calcext:value-type="float">
            <text:p>0.5149</text:p>
          </table:table-cell>
          <table:table-cell table:style-name="ce48" office:value-type="float" office:value="0.0203492001909347" calcext:value-type="float">
            <text:p>0.0203</text:p>
          </table:table-cell>
          <table:table-cell table:style-name="ce48" office:value-type="float" office:value="0.0548148148148148" calcext:value-type="float">
            <text:p>0.0548</text:p>
          </table:table-cell>
          <table:table-cell table:style-name="ce36" office:value-type="float" office:value="0.558458843854378" calcext:value-type="float">
            <text:p>0.5585</text:p>
          </table:table-cell>
          <table:table-cell table:style-name="ce48" office:value-type="float" office:value="0.0238412183116642" calcext:value-type="float">
            <text:p>0.0238</text:p>
          </table:table-cell>
          <table:table-cell table:style-name="ce48" office:value-type="float" office:value="0.494074074074074" calcext:value-type="float">
            <text:p>0.4941</text:p>
          </table:table-cell>
          <table:table-cell table:style-name="ce8" office:value-type="float" office:value="0.504121172832865" calcext:value-type="float">
            <text:p>0.5041</text:p>
          </table:table-cell>
          <table:table-cell table:style-name="ce48" office:value-type="float" office:value="0.00627637042489803" calcext:value-type="float">
            <text:p>0.0063</text:p>
          </table:table-cell>
          <table:table-cell table:style-name="ce48" office:value-type="float" office:value="0.0354320987654321" calcext:value-type="float">
            <text:p>0.0354</text:p>
          </table:table-cell>
          <table:table-cell table:style-name="ce36" office:value-type="float" office:value="0.584353473649027" calcext:value-type="float">
            <text:p>0.5844</text:p>
          </table:table-cell>
          <table:table-cell table:style-name="ce48" office:value-type="float" office:value="0.0229655220684902" calcext:value-type="float">
            <text:p>0.0230</text:p>
          </table:table-cell>
          <table:table-cell table:style-name="ce48" office:value-type="float" office:value="0.492345679012346" calcext:value-type="float">
            <text:p>0.4923</text:p>
          </table:table-cell>
          <table:table-cell table:style-name="ce8" office:value-type="float" office:value="0.527612580419418" calcext:value-type="float">
            <text:p>0.5276</text:p>
          </table:table-cell>
          <table:table-cell table:style-name="ce48" office:value-type="float" office:value="0.0308292547210862" calcext:value-type="float">
            <text:p>0.0308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36" office:value-type="float" office:value="0.581780880550445" calcext:value-type="float">
            <text:p>0.5818</text:p>
          </table:table-cell>
          <table:table-cell table:style-name="ce48" office:value-type="float" office:value="0.0188600514589203" calcext:value-type="float">
            <text:p>0.0189</text:p>
          </table:table-cell>
          <table:table-cell table:style-name="ce48" office:value-type="float" office:value="0.492222222222222" calcext:value-type="float">
            <text:p>0.492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nowboard</text:p>
          </table:table-cell>
          <table:table-cell table:style-name="ce53" office:value-type="float" office:value="0.551729853479853" calcext:value-type="float">
            <text:p>0.5517</text:p>
          </table:table-cell>
          <table:table-cell office:value-type="float" office:value="0.108642939894767" calcext:value-type="float">
            <text:p>0.1086</text:p>
          </table:table-cell>
          <table:table-cell office:value-type="float" office:value="0.0497530864197531" calcext:value-type="float">
            <text:p>0.0498</text:p>
          </table:table-cell>
          <table:table-cell table:style-name="ce54" office:value-type="float" office:value="0.512701381443759" calcext:value-type="float">
            <text:p>0.5127</text:p>
          </table:table-cell>
          <table:table-cell office:value-type="float" office:value="0.0327439451910146" calcext:value-type="float">
            <text:p>0.0327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497624179174484" calcext:value-type="float">
            <text:p>0.4976</text:p>
          </table:table-cell>
          <table:table-cell table:style-name="ce48" office:value-type="float" office:value="0.00167270323426137" calcext:value-type="float">
            <text:p>0.0017</text:p>
          </table:table-cell>
          <table:table-cell table:style-name="ce48" office:value-type="float" office:value="0.0174074074074074" calcext:value-type="float">
            <text:p>0.0174</text:p>
          </table:table-cell>
          <table:table-cell table:style-name="ce36" office:value-type="float" office:value="0.600517639372822" calcext:value-type="float">
            <text:p>0.6005</text:p>
          </table:table-cell>
          <table:table-cell office:value-type="float" office:value="0.0348034965259185" calcext:value-type="float">
            <text:p>0.0348</text:p>
          </table:table-cell>
          <table:table-cell table:style-name="ce37" office:value-type="float" office:value="0.494567901234568" calcext:value-type="float">
            <text:p>0.4946</text:p>
          </table:table-cell>
          <table:table-cell table:style-name="ce8" office:value-type="float" office:value="0.499875" calcext:value-type="float">
            <text:p>0.4999</text:p>
          </table:table-cell>
          <table:table-cell table:style-name="ce48" office:value-type="float" office:value="0.000153093108923945" calcext:value-type="float">
            <text:p>0.0002</text:p>
          </table:table-cell>
          <table:table-cell table:style-name="ce48" office:value-type="float" office:value="0.012962962962963" calcext:value-type="float">
            <text:p>0.0130</text:p>
          </table:table-cell>
          <table:table-cell table:style-name="ce36" office:value-type="float" office:value="0.604676594746717" calcext:value-type="float">
            <text:p>0.6047</text:p>
          </table:table-cell>
          <table:table-cell table:style-name="ce48" office:value-type="float" office:value="0.0506174486513448" calcext:value-type="float">
            <text:p>0.0506</text:p>
          </table:table-cell>
          <table:table-cell table:style-name="ce48" office:value-type="float" office:value="0.494691358024691" calcext:value-type="float">
            <text:p>0.4947</text:p>
          </table:table-cell>
          <table:table-cell table:style-name="ce8" office:value-type="float" office:value="0.504386670240329" calcext:value-type="float">
            <text:p>0.5044</text:p>
          </table:table-cell>
          <table:table-cell table:style-name="ce48" office:value-type="float" office:value="0.00957424697365512" calcext:value-type="float">
            <text:p>0.0096</text:p>
          </table:table-cell>
          <table:table-cell table:style-name="ce48" office:value-type="float" office:value="0.0133333333333333" calcext:value-type="float">
            <text:p>0.0133</text:p>
          </table:table-cell>
          <table:table-cell table:style-name="ce36" office:value-type="float" office:value="0.644638334226749" calcext:value-type="float">
            <text:p>0.6446</text:p>
          </table:table-cell>
          <table:table-cell table:style-name="ce48" office:value-type="float" office:value="0.0178500532831442" calcext:value-type="float">
            <text:p>0.0179</text:p>
          </table:table-cell>
          <table:table-cell table:style-name="ce48" office:value-type="float" office:value="0.49283950617284" calcext:value-type="float">
            <text:p>0.4928</text:p>
          </table:table-cell>
          <table:table-cell table:style-name="ce8" office:value-type="float" office:value="0.508523379567587" calcext:value-type="float">
            <text:p>0.5085</text:p>
          </table:table-cell>
          <table:table-cell table:style-name="ce48" office:value-type="float" office:value="0.0110849369380459" calcext:value-type="float">
            <text:p>0.0111</text:p>
          </table:table-cell>
          <table:table-cell table:style-name="ce48" office:value-type="float" office:value="0.0144444444444444" calcext:value-type="float">
            <text:p>0.0144</text:p>
          </table:table-cell>
          <table:table-cell table:style-name="ce36" office:value-type="float" office:value="0.621067101089967" calcext:value-type="float">
            <text:p>0.6211</text:p>
          </table:table-cell>
          <table:table-cell table:style-name="ce48" office:value-type="float" office:value="0.0504637121770271" calcext:value-type="float">
            <text:p>0.0505</text:p>
          </table:table-cell>
          <table:table-cell table:style-name="ce48" office:value-type="float" office:value="0.493456790123457" calcext:value-type="float">
            <text:p>0.493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ports ball</text:p>
          </table:table-cell>
          <table:table-cell table:style-name="ce53" office:value-type="float" office:value="0.489551282051282" calcext:value-type="float">
            <text:p>0.4896</text:p>
          </table:table-cell>
          <table:table-cell office:value-type="float" office:value="0.0168878323746497" calcext:value-type="float">
            <text:p>0.0169</text:p>
          </table:table-cell>
          <table:table-cell office:value-type="float" office:value="0.0695061728395062" calcext:value-type="float">
            <text:p>0.0695</text:p>
          </table:table-cell>
          <table:table-cell table:style-name="ce54" office:value-type="float" office:value="0.494423076923077" calcext:value-type="float">
            <text:p>0.4944</text:p>
          </table:table-cell>
          <table:table-cell office:value-type="float" office:value="0.0162188354880702" calcext:value-type="float">
            <text:p>0.0162</text:p>
          </table:table-cell>
          <table:table-cell table:style-name="ce37" office:value-type="float" office:value="0.501481481481481" calcext:value-type="float">
            <text:p>0.5015</text:p>
          </table:table-cell>
          <table:table-cell table:style-name="ce8" office:value-type="float" office:value="0.508846153846154" calcext:value-type="float">
            <text:p>0.5088</text:p>
          </table:table-cell>
          <table:table-cell table:style-name="ce48" office:value-type="float" office:value="0.0149272286937664" calcext:value-type="float">
            <text:p>0.0149</text:p>
          </table:table-cell>
          <table:table-cell table:style-name="ce48" office:value-type="float" office:value="0.0662962962962963" calcext:value-type="float">
            <text:p>0.0663</text:p>
          </table:table-cell>
          <table:table-cell table:style-name="ce36" office:value-type="float" office:value="0.531153846153846" calcext:value-type="float">
            <text:p>0.5312</text:p>
          </table:table-cell>
          <table:table-cell office:value-type="float" office:value="0.0222597480659131" calcext:value-type="float">
            <text:p>0.0223</text:p>
          </table:table-cell>
          <table:table-cell table:style-name="ce37" office:value-type="float" office:value="0.495555555555556" calcext:value-type="float">
            <text:p>0.4956</text:p>
          </table:table-cell>
          <table:table-cell table:style-name="ce8" office:value-type="float" office:value="0.523717948717949" calcext:value-type="float">
            <text:p>0.5237</text:p>
          </table:table-cell>
          <table:table-cell table:style-name="ce48" office:value-type="float" office:value="0.034088463443047" calcext:value-type="float">
            <text:p>0.0341</text:p>
          </table:table-cell>
          <table:table-cell table:style-name="ce48" office:value-type="float" office:value="0.0716049382716049" calcext:value-type="float">
            <text:p>0.0716</text:p>
          </table:table-cell>
          <table:table-cell table:style-name="ce36" office:value-type="float" office:value="0.482884615384615" calcext:value-type="float">
            <text:p>0.4829</text:p>
          </table:table-cell>
          <table:table-cell table:style-name="ce48" office:value-type="float" office:value="0.0149189680659398" calcext:value-type="float">
            <text:p>0.0149</text:p>
          </table:table-cell>
          <table:table-cell table:style-name="ce48" office:value-type="float" office:value="0.502098765432099" calcext:value-type="float">
            <text:p>0.5021</text:p>
          </table:table-cell>
          <table:table-cell table:style-name="ce8" office:value-type="float" office:value="0.500897435897436" calcext:value-type="float">
            <text:p>0.5009</text:p>
          </table:table-cell>
          <table:table-cell table:style-name="ce48" office:value-type="float" office:value="0.00262272724942035" calcext:value-type="float">
            <text:p>0.0026</text:p>
          </table:table-cell>
          <table:table-cell table:style-name="ce48" office:value-type="float" office:value="0.0445679012345679" calcext:value-type="float">
            <text:p>0.0446</text:p>
          </table:table-cell>
          <table:table-cell table:style-name="ce36" office:value-type="float" office:value="0.496282051282051" calcext:value-type="float">
            <text:p>0.4963</text:p>
          </table:table-cell>
          <table:table-cell table:style-name="ce48" office:value-type="float" office:value="0.0291075055106852" calcext:value-type="float">
            <text:p>0.0291</text:p>
          </table:table-cell>
          <table:table-cell table:style-name="ce48" office:value-type="float" office:value="0.500987654320988" calcext:value-type="float">
            <text:p>0.5010</text:p>
          </table:table-cell>
          <table:table-cell table:style-name="ce8" office:value-type="float" office:value="0.500320512820513" calcext:value-type="float">
            <text:p>0.5003</text:p>
          </table:table-cell>
          <table:table-cell table:style-name="ce48" office:value-type="float" office:value="0.001374846832662" calcext:value-type="float">
            <text:p>0.0014</text:p>
          </table:table-cell>
          <table:table-cell table:style-name="ce48" office:value-type="float" office:value="0.045679012345679" calcext:value-type="float">
            <text:p>0.0457</text:p>
          </table:table-cell>
          <table:table-cell table:style-name="ce36" office:value-type="float" office:value="0.54" calcext:value-type="float">
            <text:p>0.5400</text:p>
          </table:table-cell>
          <table:table-cell table:style-name="ce48" office:value-type="float" office:value="0.0290055425567909" calcext:value-type="float">
            <text:p>0.0290</text:p>
          </table:table-cell>
          <table:table-cell table:style-name="ce48" office:value-type="float" office:value="0.493950617283951" calcext:value-type="float">
            <text:p>0.494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kite</text:p>
          </table:table-cell>
          <table:table-cell table:style-name="ce53" office:value-type="float" office:value="0.512972690493236" calcext:value-type="float">
            <text:p>0.5130</text:p>
          </table:table-cell>
          <table:table-cell office:value-type="float" office:value="0.0243969366206098" calcext:value-type="float">
            <text:p>0.0244</text:p>
          </table:table-cell>
          <table:table-cell office:value-type="float" office:value="0.0253086419753086" calcext:value-type="float">
            <text:p>0.0253</text:p>
          </table:table-cell>
          <table:table-cell table:style-name="ce54" office:value-type="float" office:value="0.568683297794063" calcext:value-type="float">
            <text:p>0.5687</text:p>
          </table:table-cell>
          <table:table-cell office:value-type="float" office:value="0.0547087034184179" calcext:value-type="float">
            <text:p>0.0547</text:p>
          </table:table-cell>
          <table:table-cell table:style-name="ce37" office:value-type="float" office:value="0.494567901234568" calcext:value-type="float">
            <text:p>0.4946</text:p>
          </table:table-cell>
          <table:table-cell table:style-name="ce8" office:value-type="float" office:value="0.533928943930177" calcext:value-type="float">
            <text:p>0.5339</text:p>
          </table:table-cell>
          <table:table-cell table:style-name="ce48" office:value-type="float" office:value="0.0638363928432491" calcext:value-type="float">
            <text:p>0.0638</text:p>
          </table:table-cell>
          <table:table-cell table:style-name="ce48" office:value-type="float" office:value="0.0580246913580247" calcext:value-type="float">
            <text:p>0.0580</text:p>
          </table:table-cell>
          <table:table-cell table:style-name="ce36" office:value-type="float" office:value="0.555035538632215" calcext:value-type="float">
            <text:p>0.5550</text:p>
          </table:table-cell>
          <table:table-cell office:value-type="float" office:value="0.0215701865704643" calcext:value-type="float">
            <text:p>0.0216</text:p>
          </table:table-cell>
          <table:table-cell table:style-name="ce37" office:value-type="float" office:value="0.495679012345679" calcext:value-type="float">
            <text:p>0.4957</text:p>
          </table:table-cell>
          <table:table-cell table:style-name="ce8" office:value-type="float" office:value="0.522452761242367" calcext:value-type="float">
            <text:p>0.5225</text:p>
          </table:table-cell>
          <table:table-cell table:style-name="ce48" office:value-type="float" office:value="0.0374334544355696" calcext:value-type="float">
            <text:p>0.0374</text:p>
          </table:table-cell>
          <table:table-cell table:style-name="ce48" office:value-type="float" office:value="0.0246913580246914" calcext:value-type="float">
            <text:p>0.0247</text:p>
          </table:table-cell>
          <table:table-cell table:style-name="ce36" office:value-type="float" office:value="0.58153254757519" calcext:value-type="float">
            <text:p>0.5815</text:p>
          </table:table-cell>
          <table:table-cell table:style-name="ce48" office:value-type="float" office:value="0.0251150211121226" calcext:value-type="float">
            <text:p>0.0251</text:p>
          </table:table-cell>
          <table:table-cell table:style-name="ce48" office:value-type="float" office:value="0.493333333333333" calcext:value-type="float">
            <text:p>0.4933</text:p>
          </table:table-cell>
          <table:table-cell table:style-name="ce8" office:value-type="float" office:value="0.558930817610063" calcext:value-type="float">
            <text:p>0.5589</text:p>
          </table:table-cell>
          <table:table-cell table:style-name="ce48" office:value-type="float" office:value="0.110770698028098" calcext:value-type="float">
            <text:p>0.1108</text:p>
          </table:table-cell>
          <table:table-cell table:style-name="ce48" office:value-type="float" office:value="0.0508641975308642" calcext:value-type="float">
            <text:p>0.0509</text:p>
          </table:table-cell>
          <table:table-cell table:style-name="ce36" office:value-type="float" office:value="0.55141249161632" calcext:value-type="float">
            <text:p>0.5514</text:p>
          </table:table-cell>
          <table:table-cell table:style-name="ce48" office:value-type="float" office:value="0.0680383568228731" calcext:value-type="float">
            <text:p>0.0680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499244808055381" calcext:value-type="float">
            <text:p>0.4992</text:p>
          </table:table-cell>
          <table:table-cell table:style-name="ce48" office:value-type="float" office:value="0.00151038388923852" calcext:value-type="float">
            <text:p>0.0015</text:p>
          </table:table-cell>
          <table:table-cell table:style-name="ce48" office:value-type="float" office:value="0.0203703703703704" calcext:value-type="float">
            <text:p>0.0204</text:p>
          </table:table-cell>
          <table:table-cell table:style-name="ce36" office:value-type="float" office:value="0.558090054353953" calcext:value-type="float">
            <text:p>0.5581</text:p>
          </table:table-cell>
          <table:table-cell table:style-name="ce48" office:value-type="float" office:value="0.028972516520149" calcext:value-type="float">
            <text:p>0.0290</text:p>
          </table:table-cell>
          <table:table-cell table:style-name="ce48" office:value-type="float" office:value="0.495679012345679" calcext:value-type="float">
            <text:p>0.495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aseball bat</text:p>
          </table:table-cell>
          <table:table-cell table:style-name="ce53" office:value-type="float" office:value="0.500775482888073" calcext:value-type="float">
            <text:p>0.5008</text:p>
          </table:table-cell>
          <table:table-cell office:value-type="float" office:value="0.00594371845384184" calcext:value-type="float">
            <text:p>0.0059</text:p>
          </table:table-cell>
          <table:table-cell office:value-type="float" office:value="0.0306172839506173" calcext:value-type="float">
            <text:p>0.0306</text:p>
          </table:table-cell>
          <table:table-cell table:style-name="ce54" office:value-type="float" office:value="0.519283001805018" calcext:value-type="float">
            <text:p>0.5193</text:p>
          </table:table-cell>
          <table:table-cell office:value-type="float" office:value="0.0387236354255008" calcext:value-type="float">
            <text:p>0.0387</text:p>
          </table:table-cell>
          <table:table-cell table:style-name="ce37" office:value-type="float" office:value="0.499135802469136" calcext:value-type="float">
            <text:p>0.4991</text:p>
          </table:table-cell>
          <table:table-cell table:style-name="ce8" office:value-type="float" office:value="0.501743194125065" calcext:value-type="float">
            <text:p>0.5017</text:p>
          </table:table-cell>
          <table:table-cell table:style-name="ce48" office:value-type="float" office:value="0.00544771324635056" calcext:value-type="float">
            <text:p>0.0054</text:p>
          </table:table-cell>
          <table:table-cell table:style-name="ce48" office:value-type="float" office:value="0.0230864197530864" calcext:value-type="float">
            <text:p>0.0231</text:p>
          </table:table-cell>
          <table:table-cell table:style-name="ce36" office:value-type="float" office:value="0.559414674098044" calcext:value-type="float">
            <text:p>0.5594</text:p>
          </table:table-cell>
          <table:table-cell office:value-type="float" office:value="0.0244491758020541" calcext:value-type="float">
            <text:p>0.0244</text:p>
          </table:table-cell>
          <table:table-cell table:style-name="ce37" office:value-type="float" office:value="0.494691358024691" calcext:value-type="float">
            <text:p>0.4947</text:p>
          </table:table-cell>
          <table:table-cell table:style-name="ce8" office:value-type="float" office:value="0.533856565007569" calcext:value-type="float">
            <text:p>0.5339</text:p>
          </table:table-cell>
          <table:table-cell table:style-name="ce48" office:value-type="float" office:value="0.0701516794225655" calcext:value-type="float">
            <text:p>0.0702</text:p>
          </table:table-cell>
          <table:table-cell table:style-name="ce48" office:value-type="float" office:value="0.067283950617284" calcext:value-type="float">
            <text:p>0.0673</text:p>
          </table:table-cell>
          <table:table-cell table:style-name="ce36" office:value-type="float" office:value="0.498757103071114" calcext:value-type="float">
            <text:p>0.4988</text:p>
          </table:table-cell>
          <table:table-cell table:style-name="ce48" office:value-type="float" office:value="0.0292261276979734" calcext:value-type="float">
            <text:p>0.0292</text:p>
          </table:table-cell>
          <table:table-cell table:style-name="ce48" office:value-type="float" office:value="0.499876543209876" calcext:value-type="float">
            <text:p>0.4999</text:p>
          </table:table-cell>
          <table:table-cell table:style-name="ce8" office:value-type="float" office:value="0.520017061048884" calcext:value-type="float">
            <text:p>0.5200</text:p>
          </table:table-cell>
          <table:table-cell table:style-name="ce48" office:value-type="float" office:value="0.0376696364695426" calcext:value-type="float">
            <text:p>0.0377</text:p>
          </table:table-cell>
          <table:table-cell table:style-name="ce48" office:value-type="float" office:value="0.0380246913580247" calcext:value-type="float">
            <text:p>0.0380</text:p>
          </table:table-cell>
          <table:table-cell table:style-name="ce36" office:value-type="float" office:value="0.489162336582735" calcext:value-type="float">
            <text:p>0.4892</text:p>
          </table:table-cell>
          <table:table-cell table:style-name="ce48" office:value-type="float" office:value="0.0252889194091647" calcext:value-type="float">
            <text:p>0.0253</text:p>
          </table:table-cell>
          <table:table-cell table:style-name="ce48" office:value-type="float" office:value="0.501234567901235" calcext:value-type="float">
            <text:p>0.5012</text:p>
          </table:table-cell>
          <table:table-cell table:style-name="ce8" office:value-type="float" office:value="0.523845933354604" calcext:value-type="float">
            <text:p>0.5238</text:p>
          </table:table-cell>
          <table:table-cell table:style-name="ce48" office:value-type="float" office:value="0.0226941109149106" calcext:value-type="float">
            <text:p>0.0227</text:p>
          </table:table-cell>
          <table:table-cell table:style-name="ce48" office:value-type="float" office:value="0.0539506172839506" calcext:value-type="float">
            <text:p>0.0540</text:p>
          </table:table-cell>
          <table:table-cell table:style-name="ce36" office:value-type="float" office:value="0.55559649110708" calcext:value-type="float">
            <text:p>0.5556</text:p>
          </table:table-cell>
          <table:table-cell table:style-name="ce48" office:value-type="float" office:value="0.0503923890619916" calcext:value-type="float">
            <text:p>0.0504</text:p>
          </table:table-cell>
          <table:table-cell table:style-name="ce48" office:value-type="float" office:value="0.495308641975309" calcext:value-type="float">
            <text:p>0.495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aseball glove</text:p>
          </table:table-cell>
          <table:table-cell table:style-name="ce53" office:value-type="float" office:value="0.497103393449614" calcext:value-type="float">
            <text:p>0.4971</text:p>
          </table:table-cell>
          <table:table-cell office:value-type="float" office:value="0.00331674355714463" calcext:value-type="float">
            <text:p>0.0033</text:p>
          </table:table-cell>
          <table:table-cell office:value-type="float" office:value="0.0253086419753086" calcext:value-type="float">
            <text:p>0.0253</text:p>
          </table:table-cell>
          <table:table-cell table:style-name="ce54" office:value-type="float" office:value="0.507755943236191" calcext:value-type="float">
            <text:p>0.5078</text:p>
          </table:table-cell>
          <table:table-cell office:value-type="float" office:value="0.0333533779094146" calcext:value-type="float">
            <text:p>0.0334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506013893534422" calcext:value-type="float">
            <text:p>0.5060</text:p>
          </table:table-cell>
          <table:table-cell table:style-name="ce48" office:value-type="float" office:value="0.0109507075238112" calcext:value-type="float">
            <text:p>0.0110</text:p>
          </table:table-cell>
          <table:table-cell table:style-name="ce48" office:value-type="float" office:value="0.0318518518518519" calcext:value-type="float">
            <text:p>0.0319</text:p>
          </table:table-cell>
          <table:table-cell table:style-name="ce36" office:value-type="float" office:value="0.569096493663294" calcext:value-type="float">
            <text:p>0.5691</text:p>
          </table:table-cell>
          <table:table-cell office:value-type="float" office:value="0.0369614147612401" calcext:value-type="float">
            <text:p>0.0370</text:p>
          </table:table-cell>
          <table:table-cell table:style-name="ce37" office:value-type="float" office:value="0.494691358024691" calcext:value-type="float">
            <text:p>0.4947</text:p>
          </table:table-cell>
          <table:table-cell table:style-name="ce8" office:value-type="float" office:value="0.491742758186398" calcext:value-type="float">
            <text:p>0.4917</text:p>
          </table:table-cell>
          <table:table-cell table:style-name="ce48" office:value-type="float" office:value="0.0163575074545975" calcext:value-type="float">
            <text:p>0.0164</text:p>
          </table:table-cell>
          <table:table-cell table:style-name="ce48" office:value-type="float" office:value="0.0538271604938272" calcext:value-type="float">
            <text:p>0.0538</text:p>
          </table:table-cell>
          <table:table-cell table:style-name="ce36" office:value-type="float" office:value="0.521225150560015" calcext:value-type="float">
            <text:p>0.5212</text:p>
          </table:table-cell>
          <table:table-cell table:style-name="ce48" office:value-type="float" office:value="0.0264153532301321" calcext:value-type="float">
            <text:p>0.0264</text:p>
          </table:table-cell>
          <table:table-cell table:style-name="ce48" office:value-type="float" office:value="0.497901234567901" calcext:value-type="float">
            <text:p>0.4979</text:p>
          </table:table-cell>
          <table:table-cell table:style-name="ce8" office:value-type="float" office:value="0.518576826196474" calcext:value-type="float">
            <text:p>0.5186</text:p>
          </table:table-cell>
          <table:table-cell table:style-name="ce48" office:value-type="float" office:value="0.0407056325895225" calcext:value-type="float">
            <text:p>0.0407</text:p>
          </table:table-cell>
          <table:table-cell table:style-name="ce48" office:value-type="float" office:value="0.0312345679012346" calcext:value-type="float">
            <text:p>0.0312</text:p>
          </table:table-cell>
          <table:table-cell table:style-name="ce36" office:value-type="float" office:value="0.501833342203241" calcext:value-type="float">
            <text:p>0.5018</text:p>
          </table:table-cell>
          <table:table-cell table:style-name="ce48" office:value-type="float" office:value="0.0444444337892499" calcext:value-type="float">
            <text:p>0.0444</text:p>
          </table:table-cell>
          <table:table-cell table:style-name="ce48" office:value-type="float" office:value="0.500493827160494" calcext:value-type="float">
            <text:p>0.5005</text:p>
          </table:table-cell>
          <table:table-cell table:style-name="ce8" office:value-type="float" office:value="0.499874134675897" calcext:value-type="float">
            <text:p>0.4999</text:p>
          </table:table-cell>
          <table:table-cell table:style-name="ce48" office:value-type="float" office:value="0.000251730648206427" calcext:value-type="float">
            <text:p>0.0003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36" office:value-type="float" office:value="0.591675814890276" calcext:value-type="float">
            <text:p>0.5917</text:p>
          </table:table-cell>
          <table:table-cell table:style-name="ce48" office:value-type="float" office:value="0.0255923819862675" calcext:value-type="float">
            <text:p>0.0256</text:p>
          </table:table-cell>
          <table:table-cell table:style-name="ce48" office:value-type="float" office:value="0.49283950617284" calcext:value-type="float">
            <text:p>0.492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kateboard</text:p>
          </table:table-cell>
          <table:table-cell table:style-name="ce53" office:value-type="float" office:value="0.504205122288879" calcext:value-type="float">
            <text:p>0.5042</text:p>
          </table:table-cell>
          <table:table-cell office:value-type="float" office:value="0.0105363871491015" calcext:value-type="float">
            <text:p>0.0105</text:p>
          </table:table-cell>
          <table:table-cell office:value-type="float" office:value="0.0360493827160494" calcext:value-type="float">
            <text:p>0.0360</text:p>
          </table:table-cell>
          <table:table-cell table:style-name="ce54" office:value-type="float" office:value="0.477706164542799" calcext:value-type="float">
            <text:p>0.4777</text:p>
          </table:table-cell>
          <table:table-cell office:value-type="float" office:value="0.0249244832325705" calcext:value-type="float">
            <text:p>0.0249</text:p>
          </table:table-cell>
          <table:table-cell table:style-name="ce37" office:value-type="float" office:value="0.502592592592592" calcext:value-type="float">
            <text:p>0.5026</text:p>
          </table:table-cell>
          <table:table-cell table:style-name="ce8" office:value-type="float" office:value="0.499873096446701" calcext:value-type="float">
            <text:p>0.4999</text:p>
          </table:table-cell>
          <table:table-cell table:style-name="ce48" office:value-type="float" office:value="0.000253807106598991" calcext:value-type="float">
            <text:p>0.0003</text:p>
          </table:table-cell>
          <table:table-cell table:style-name="ce48" office:value-type="float" office:value="0.0272839506172839" calcext:value-type="float">
            <text:p>0.0273</text:p>
          </table:table-cell>
          <table:table-cell table:style-name="ce36" office:value-type="float" office:value="0.468330513774213" calcext:value-type="float">
            <text:p>0.4683</text:p>
          </table:table-cell>
          <table:table-cell office:value-type="float" office:value="0.0196927867859085" calcext:value-type="float">
            <text:p>0.0197</text:p>
          </table:table-cell>
          <table:table-cell table:style-name="ce37" office:value-type="float" office:value="0.503333333333333" calcext:value-type="float">
            <text:p>0.5033</text:p>
          </table:table-cell>
          <table:table-cell table:style-name="ce8" office:value-type="float" office:value="0.498571422405431" calcext:value-type="float">
            <text:p>0.4986</text:p>
          </table:table-cell>
          <table:table-cell table:style-name="ce48" office:value-type="float" office:value="0.00791271591033507" calcext:value-type="float">
            <text:p>0.0079</text:p>
          </table:table-cell>
          <table:table-cell table:style-name="ce48" office:value-type="float" office:value="0.042716049382716" calcext:value-type="float">
            <text:p>0.0427</text:p>
          </table:table-cell>
          <table:table-cell table:style-name="ce36" office:value-type="float" office:value="0.503646377880533" calcext:value-type="float">
            <text:p>0.5036</text:p>
          </table:table-cell>
          <table:table-cell table:style-name="ce48" office:value-type="float" office:value="0.0335920595054963" calcext:value-type="float">
            <text:p>0.0336</text:p>
          </table:table-cell>
          <table:table-cell table:style-name="ce48" office:value-type="float" office:value="0.499506172839506" calcext:value-type="float">
            <text:p>0.4995</text:p>
          </table:table-cell>
          <table:table-cell table:style-name="ce8" office:value-type="float" office:value="0.49993654822335" calcext:value-type="float">
            <text:p>0.4999</text:p>
          </table:table-cell>
          <table:table-cell table:style-name="ce48" office:value-type="float" office:value="0.000126903553299496" calcext:value-type="float">
            <text:p>0.0001</text:p>
          </table:table-cell>
          <table:table-cell table:style-name="ce48" office:value-type="float" office:value="0.0271604938271605" calcext:value-type="float">
            <text:p>0.0272</text:p>
          </table:table-cell>
          <table:table-cell table:style-name="ce36" office:value-type="float" office:value="0.561987509605286" calcext:value-type="float">
            <text:p>0.5620</text:p>
          </table:table-cell>
          <table:table-cell table:style-name="ce48" office:value-type="float" office:value="0.0275563958062234" calcext:value-type="float">
            <text:p>0.0276</text:p>
          </table:table-cell>
          <table:table-cell table:style-name="ce48" office:value-type="float" office:value="0.494074074074074" calcext:value-type="float">
            <text:p>0.4941</text:p>
          </table:table-cell>
          <table:table-cell table:style-name="ce8" office:value-type="float" office:value="0.525086525149977" calcext:value-type="float">
            <text:p>0.5251</text:p>
          </table:table-cell>
          <table:table-cell table:style-name="ce48" office:value-type="float" office:value="0.0363237594921815" calcext:value-type="float">
            <text:p>0.0363</text:p>
          </table:table-cell>
          <table:table-cell table:style-name="ce48" office:value-type="float" office:value="0.0641975308641975" calcext:value-type="float">
            <text:p>0.0642</text:p>
          </table:table-cell>
          <table:table-cell table:style-name="ce36" office:value-type="float" office:value="0.569196798558648" calcext:value-type="float">
            <text:p>0.5692</text:p>
          </table:table-cell>
          <table:table-cell table:style-name="ce48" office:value-type="float" office:value="0.0348042689192104" calcext:value-type="float">
            <text:p>0.0348</text:p>
          </table:table-cell>
          <table:table-cell table:style-name="ce48" office:value-type="float" office:value="0.49283950617284" calcext:value-type="float">
            <text:p>0.492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urfboard</text:p>
          </table:table-cell>
          <table:table-cell table:style-name="ce53" office:value-type="float" office:value="0.587751956099794" calcext:value-type="float">
            <text:p>0.5878</text:p>
          </table:table-cell>
          <table:table-cell office:value-type="float" office:value="0.0738637515649037" calcext:value-type="float">
            <text:p>0.0739</text:p>
          </table:table-cell>
          <table:table-cell office:value-type="float" office:value="0.0958024691358025" calcext:value-type="float">
            <text:p>0.0958</text:p>
          </table:table-cell>
          <table:table-cell table:style-name="ce54" office:value-type="float" office:value="0.593572878759391" calcext:value-type="float">
            <text:p>0.5936</text:p>
          </table:table-cell>
          <table:table-cell office:value-type="float" office:value="0.0189913903011522" calcext:value-type="float">
            <text:p>0.0190</text:p>
          </table:table-cell>
          <table:table-cell table:style-name="ce37" office:value-type="float" office:value="0.488888888888889" calcext:value-type="float">
            <text:p>0.4889</text:p>
          </table:table-cell>
          <table:table-cell table:style-name="ce8" office:value-type="float" office:value="0.570138657814276" calcext:value-type="float">
            <text:p>0.5701</text:p>
          </table:table-cell>
          <table:table-cell table:style-name="ce48" office:value-type="float" office:value="0.0394195128876248" calcext:value-type="float">
            <text:p>0.0394</text:p>
          </table:table-cell>
          <table:table-cell table:style-name="ce48" office:value-type="float" office:value="0.0453086419753086" calcext:value-type="float">
            <text:p>0.0453</text:p>
          </table:table-cell>
          <table:table-cell table:style-name="ce36" office:value-type="float" office:value="0.575078272900518" calcext:value-type="float">
            <text:p>0.5751</text:p>
          </table:table-cell>
          <table:table-cell office:value-type="float" office:value="0.0357223108134013" calcext:value-type="float">
            <text:p>0.0357</text:p>
          </table:table-cell>
          <table:table-cell table:style-name="ce37" office:value-type="float" office:value="0.489753086419753" calcext:value-type="float">
            <text:p>0.4898</text:p>
          </table:table-cell>
          <table:table-cell table:style-name="ce8" office:value-type="float" office:value="0.527325378381958" calcext:value-type="float">
            <text:p>0.5273</text:p>
          </table:table-cell>
          <table:table-cell table:style-name="ce48" office:value-type="float" office:value="0.0506612557197228" calcext:value-type="float">
            <text:p>0.0507</text:p>
          </table:table-cell>
          <table:table-cell table:style-name="ce48" office:value-type="float" office:value="0.0432098765432099" calcext:value-type="float">
            <text:p>0.0432</text:p>
          </table:table-cell>
          <table:table-cell table:style-name="ce36" office:value-type="float" office:value="0.490565508647379" calcext:value-type="float">
            <text:p>0.4906</text:p>
          </table:table-cell>
          <table:table-cell table:style-name="ce48" office:value-type="float" office:value="0.0305449990301238" calcext:value-type="float">
            <text:p>0.0305</text:p>
          </table:table-cell>
          <table:table-cell table:style-name="ce48" office:value-type="float" office:value="0.500617283950617" calcext:value-type="float">
            <text:p>0.5006</text:p>
          </table:table-cell>
          <table:table-cell table:style-name="ce8" office:value-type="float" office:value="0.561176162759366" calcext:value-type="float">
            <text:p>0.5612</text:p>
          </table:table-cell>
          <table:table-cell table:style-name="ce48" office:value-type="float" office:value="0.0818011523968913" calcext:value-type="float">
            <text:p>0.0818</text:p>
          </table:table-cell>
          <table:table-cell table:style-name="ce48" office:value-type="float" office:value="0.0523456790123457" calcext:value-type="float">
            <text:p>0.0523</text:p>
          </table:table-cell>
          <table:table-cell table:style-name="ce36" office:value-type="float" office:value="0.468653916954945" calcext:value-type="float">
            <text:p>0.4687</text:p>
          </table:table-cell>
          <table:table-cell table:style-name="ce48" office:value-type="float" office:value="0.0145422211789295" calcext:value-type="float">
            <text:p>0.0145</text:p>
          </table:table-cell>
          <table:table-cell table:style-name="ce48" office:value-type="float" office:value="0.504074074074074" calcext:value-type="float">
            <text:p>0.5041</text:p>
          </table:table-cell>
          <table:table-cell table:style-name="ce8" office:value-type="float" office:value="0.532615047366821" calcext:value-type="float">
            <text:p>0.5326</text:p>
          </table:table-cell>
          <table:table-cell table:style-name="ce48" office:value-type="float" office:value="0.0664560265484692" calcext:value-type="float">
            <text:p>0.0665</text:p>
          </table:table-cell>
          <table:table-cell table:style-name="ce48" office:value-type="float" office:value="0.0937037037037037" calcext:value-type="float">
            <text:p>0.0937</text:p>
          </table:table-cell>
          <table:table-cell table:style-name="ce36" office:value-type="float" office:value="0.542830632553578" calcext:value-type="float">
            <text:p>0.5428</text:p>
          </table:table-cell>
          <table:table-cell table:style-name="ce48" office:value-type="float" office:value="0.0339153998193863" calcext:value-type="float">
            <text:p>0.0339</text:p>
          </table:table-cell>
          <table:table-cell table:style-name="ce48" office:value-type="float" office:value="0.494938271604938" calcext:value-type="float">
            <text:p>0.494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ennis racket</text:p>
          </table:table-cell>
          <table:table-cell table:style-name="ce53" office:value-type="float" office:value="0.522567297620622" calcext:value-type="float">
            <text:p>0.5226</text:p>
          </table:table-cell>
          <table:table-cell office:value-type="float" office:value="0.0158913593441403" calcext:value-type="float">
            <text:p>0.0159</text:p>
          </table:table-cell>
          <table:table-cell office:value-type="float" office:value="0.0460493827160494" calcext:value-type="float">
            <text:p>0.0460</text:p>
          </table:table-cell>
          <table:table-cell table:style-name="ce54" office:value-type="float" office:value="0.500226569521764" calcext:value-type="float">
            <text:p>0.5002</text:p>
          </table:table-cell>
          <table:table-cell office:value-type="float" office:value="0.0252527453329005" calcext:value-type="float">
            <text:p>0.0253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532056348241606" calcext:value-type="float">
            <text:p>0.5321</text:p>
          </table:table-cell>
          <table:table-cell table:style-name="ce48" office:value-type="float" office:value="0.0474668179828604" calcext:value-type="float">
            <text:p>0.0475</text:p>
          </table:table-cell>
          <table:table-cell table:style-name="ce48" office:value-type="float" office:value="0.0576543209876543" calcext:value-type="float">
            <text:p>0.0577</text:p>
          </table:table-cell>
          <table:table-cell table:style-name="ce36" office:value-type="float" office:value="0.566183877397113" calcext:value-type="float">
            <text:p>0.5662</text:p>
          </table:table-cell>
          <table:table-cell office:value-type="float" office:value="0.00590702754870555" calcext:value-type="float">
            <text:p>0.0059</text:p>
          </table:table-cell>
          <table:table-cell table:style-name="ce37" office:value-type="float" office:value="0.491604938271605" calcext:value-type="float">
            <text:p>0.4916</text:p>
          </table:table-cell>
          <table:table-cell table:style-name="ce8" office:value-type="float" office:value="0.50760973145693" calcext:value-type="float">
            <text:p>0.5076</text:p>
          </table:table-cell>
          <table:table-cell table:style-name="ce48" office:value-type="float" office:value="0.00845823602402953" calcext:value-type="float">
            <text:p>0.0085</text:p>
          </table:table-cell>
          <table:table-cell table:style-name="ce48" office:value-type="float" office:value="0.0390123456790123" calcext:value-type="float">
            <text:p>0.0390</text:p>
          </table:table-cell>
          <table:table-cell table:style-name="ce36" office:value-type="float" office:value="0.50636494430836" calcext:value-type="float">
            <text:p>0.5064</text:p>
          </table:table-cell>
          <table:table-cell table:style-name="ce48" office:value-type="float" office:value="0.024650788859638" calcext:value-type="float">
            <text:p>0.0247</text:p>
          </table:table-cell>
          <table:table-cell table:style-name="ce48" office:value-type="float" office:value="0.498765432098765" calcext:value-type="float">
            <text:p>0.4988</text:p>
          </table:table-cell>
          <table:table-cell table:style-name="ce8" office:value-type="float" office:value="0.501157770800628" calcext:value-type="float">
            <text:p>0.5012</text:p>
          </table:table-cell>
          <table:table-cell table:style-name="ce48" office:value-type="float" office:value="0.0024780597852471" calcext:value-type="float">
            <text:p>0.0025</text:p>
          </table:table-cell>
          <table:table-cell table:style-name="ce48" office:value-type="float" office:value="0.0332098765432099" calcext:value-type="float">
            <text:p>0.0332</text:p>
          </table:table-cell>
          <table:table-cell table:style-name="ce36" office:value-type="float" office:value="0.531606227209225" calcext:value-type="float">
            <text:p>0.5316</text:p>
          </table:table-cell>
          <table:table-cell table:style-name="ce48" office:value-type="float" office:value="0.0274645522640986" calcext:value-type="float">
            <text:p>0.0275</text:p>
          </table:table-cell>
          <table:table-cell table:style-name="ce48" office:value-type="float" office:value="0.496913580246914" calcext:value-type="float">
            <text:p>0.4969</text:p>
          </table:table-cell>
          <table:table-cell table:style-name="ce8" office:value-type="float" office:value="0.499745019900886" calcext:value-type="float">
            <text:p>0.4997</text:p>
          </table:table-cell>
          <table:table-cell table:style-name="ce48" office:value-type="float" office:value="0.000371641899771975" calcext:value-type="float">
            <text:p>0.0004</text:p>
          </table:table-cell>
          <table:table-cell table:style-name="ce48" office:value-type="float" office:value="0.0323456790123457" calcext:value-type="float">
            <text:p>0.0323</text:p>
          </table:table-cell>
          <table:table-cell table:style-name="ce36" office:value-type="float" office:value="0.582051490621252" calcext:value-type="float">
            <text:p>0.5821</text:p>
          </table:table-cell>
          <table:table-cell table:style-name="ce48" office:value-type="float" office:value="0.0242498646841997" calcext:value-type="float">
            <text:p>0.0242</text:p>
          </table:table-cell>
          <table:table-cell table:style-name="ce48" office:value-type="float" office:value="0.489753086419753" calcext:value-type="float">
            <text:p>0.489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ottle</text:p>
          </table:table-cell>
          <table:table-cell table:style-name="ce53" office:value-type="float" office:value="0.500198954832507" calcext:value-type="float">
            <text:p>0.5002</text:p>
          </table:table-cell>
          <table:table-cell office:value-type="float" office:value="0.00800015202089499" calcext:value-type="float">
            <text:p>0.0080</text:p>
          </table:table-cell>
          <table:table-cell office:value-type="float" office:value="0.0885185185185185" calcext:value-type="float">
            <text:p>0.0885</text:p>
          </table:table-cell>
          <table:table-cell table:style-name="ce54" office:value-type="float" office:value="0.481123447795861" calcext:value-type="float">
            <text:p>0.4811</text:p>
          </table:table-cell>
          <table:table-cell office:value-type="float" office:value="0.0290971027986551" calcext:value-type="float">
            <text:p>0.0291</text:p>
          </table:table-cell>
          <table:table-cell table:style-name="ce37" office:value-type="float" office:value="0.505432098765432" calcext:value-type="float">
            <text:p>0.5054</text:p>
          </table:table-cell>
          <table:table-cell table:style-name="ce8" office:value-type="float" office:value="0.552088696080787" calcext:value-type="float">
            <text:p>0.5521</text:p>
          </table:table-cell>
          <table:table-cell table:style-name="ce48" office:value-type="float" office:value="0.0709084277027501" calcext:value-type="float">
            <text:p>0.0709</text:p>
          </table:table-cell>
          <table:table-cell table:style-name="ce48" office:value-type="float" office:value="0.155925925925926" calcext:value-type="float">
            <text:p>0.1559</text:p>
          </table:table-cell>
          <table:table-cell table:style-name="ce36" office:value-type="float" office:value="0.481237812283685" calcext:value-type="float">
            <text:p>0.4812</text:p>
          </table:table-cell>
          <table:table-cell office:value-type="float" office:value="0.0243465390636368" calcext:value-type="float">
            <text:p>0.0243</text:p>
          </table:table-cell>
          <table:table-cell table:style-name="ce37" office:value-type="float" office:value="0.505061728395062" calcext:value-type="float">
            <text:p>0.5051</text:p>
          </table:table-cell>
          <table:table-cell table:style-name="ce8" office:value-type="float" office:value="0.544313530160045" calcext:value-type="float">
            <text:p>0.5443</text:p>
          </table:table-cell>
          <table:table-cell table:style-name="ce48" office:value-type="float" office:value="0.0458536589180433" calcext:value-type="float">
            <text:p>0.0459</text:p>
          </table:table-cell>
          <table:table-cell table:style-name="ce48" office:value-type="float" office:value="0.121111111111111" calcext:value-type="float">
            <text:p>0.1211</text:p>
          </table:table-cell>
          <table:table-cell table:style-name="ce36" office:value-type="float" office:value="0.522733581233618" calcext:value-type="float">
            <text:p>0.5227</text:p>
          </table:table-cell>
          <table:table-cell table:style-name="ce48" office:value-type="float" office:value="0.0108084371775764" calcext:value-type="float">
            <text:p>0.0108</text:p>
          </table:table-cell>
          <table:table-cell table:style-name="ce48" office:value-type="float" office:value="0.49320987654321" calcext:value-type="float">
            <text:p>0.4932</text:p>
          </table:table-cell>
          <table:table-cell table:style-name="ce8" office:value-type="float" office:value="0.498719596220648" calcext:value-type="float">
            <text:p>0.4987</text:p>
          </table:table-cell>
          <table:table-cell table:style-name="ce48" office:value-type="float" office:value="0.0248299452315338" calcext:value-type="float">
            <text:p>0.0248</text:p>
          </table:table-cell>
          <table:table-cell table:style-name="ce48" office:value-type="float" office:value="0.124567901234568" calcext:value-type="float">
            <text:p>0.1246</text:p>
          </table:table-cell>
          <table:table-cell table:style-name="ce36" office:value-type="float" office:value="0.504675548518147" calcext:value-type="float">
            <text:p>0.5047</text:p>
          </table:table-cell>
          <table:table-cell table:style-name="ce48" office:value-type="float" office:value="0.0117141397278935" calcext:value-type="float">
            <text:p>0.0117</text:p>
          </table:table-cell>
          <table:table-cell table:style-name="ce48" office:value-type="float" office:value="0.499259259259259" calcext:value-type="float">
            <text:p>0.4993</text:p>
          </table:table-cell>
          <table:table-cell table:style-name="ce8" office:value-type="float" office:value="0.53035654629328" calcext:value-type="float">
            <text:p>0.5304</text:p>
          </table:table-cell>
          <table:table-cell table:style-name="ce48" office:value-type="float" office:value="0.0206244828566375" calcext:value-type="float">
            <text:p>0.0206</text:p>
          </table:table-cell>
          <table:table-cell table:style-name="ce48" office:value-type="float" office:value="0.12641975308642" calcext:value-type="float">
            <text:p>0.1264</text:p>
          </table:table-cell>
          <table:table-cell table:style-name="ce36" office:value-type="float" office:value="0.508703869621075" calcext:value-type="float">
            <text:p>0.5087</text:p>
          </table:table-cell>
          <table:table-cell table:style-name="ce48" office:value-type="float" office:value="0.0221433145379107" calcext:value-type="float">
            <text:p>0.0221</text:p>
          </table:table-cell>
          <table:table-cell table:style-name="ce48" office:value-type="float" office:value="0.497530864197531" calcext:value-type="float">
            <text:p>0.497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wine glass</text:p>
          </table:table-cell>
          <table:table-cell table:style-name="ce53" office:value-type="float" office:value="0.504951130626687" calcext:value-type="float">
            <text:p>0.5050</text:p>
          </table:table-cell>
          <table:table-cell office:value-type="float" office:value="0.00645048971287462" calcext:value-type="float">
            <text:p>0.0065</text:p>
          </table:table-cell>
          <table:table-cell office:value-type="float" office:value="0.0338271604938272" calcext:value-type="float">
            <text:p>0.0338</text:p>
          </table:table-cell>
          <table:table-cell table:style-name="ce54" office:value-type="float" office:value="0.494033666597146" calcext:value-type="float">
            <text:p>0.4940</text:p>
          </table:table-cell>
          <table:table-cell office:value-type="float" office:value="0.0651271870268045" calcext:value-type="float">
            <text:p>0.0651</text:p>
          </table:table-cell>
          <table:table-cell table:style-name="ce37" office:value-type="float" office:value="0.500740740740741" calcext:value-type="float">
            <text:p>0.5007</text:p>
          </table:table-cell>
          <table:table-cell table:style-name="ce8" office:value-type="float" office:value="0.498170943706963" calcext:value-type="float">
            <text:p>0.4982</text:p>
          </table:table-cell>
          <table:table-cell table:style-name="ce48" office:value-type="float" office:value="0.00212378548924339" calcext:value-type="float">
            <text:p>0.0021</text:p>
          </table:table-cell>
          <table:table-cell table:style-name="ce48" office:value-type="float" office:value="0.0250617283950617" calcext:value-type="float">
            <text:p>0.0251</text:p>
          </table:table-cell>
          <table:table-cell table:style-name="ce36" office:value-type="float" office:value="0.502879384364802" calcext:value-type="float">
            <text:p>0.5029</text:p>
          </table:table-cell>
          <table:table-cell office:value-type="float" office:value="0.0368694909609228" calcext:value-type="float">
            <text:p>0.0369</text:p>
          </table:table-cell>
          <table:table-cell table:style-name="ce37" office:value-type="float" office:value="0.499506172839506" calcext:value-type="float">
            <text:p>0.4995</text:p>
          </table:table-cell>
          <table:table-cell table:style-name="ce8" office:value-type="float" office:value="0.502226228030644" calcext:value-type="float">
            <text:p>0.5022</text:p>
          </table:table-cell>
          <table:table-cell table:style-name="ce48" office:value-type="float" office:value="0.00477417081056236" calcext:value-type="float">
            <text:p>0.0048</text:p>
          </table:table-cell>
          <table:table-cell table:style-name="ce48" office:value-type="float" office:value="0.0225925925925926" calcext:value-type="float">
            <text:p>0.0226</text:p>
          </table:table-cell>
          <table:table-cell table:style-name="ce36" office:value-type="float" office:value="0.562290790379824" calcext:value-type="float">
            <text:p>0.5623</text:p>
          </table:table-cell>
          <table:table-cell table:style-name="ce48" office:value-type="float" office:value="0.0306159617983685" calcext:value-type="float">
            <text:p>0.0306</text:p>
          </table:table-cell>
          <table:table-cell table:style-name="ce48" office:value-type="float" office:value="0.494074074074074" calcext:value-type="float">
            <text:p>0.4941</text:p>
          </table:table-cell>
          <table:table-cell table:style-name="ce8" office:value-type="float" office:value="0.497098110040138" calcext:value-type="float">
            <text:p>0.4971</text:p>
          </table:table-cell>
          <table:table-cell table:style-name="ce48" office:value-type="float" office:value="0.0041726612893569" calcext:value-type="float">
            <text:p>0.0042</text:p>
          </table:table-cell>
          <table:table-cell table:style-name="ce48" office:value-type="float" office:value="0.0271604938271605" calcext:value-type="float">
            <text:p>0.0272</text:p>
          </table:table-cell>
          <table:table-cell table:style-name="ce36" office:value-type="float" office:value="0.58170274094975" calcext:value-type="float">
            <text:p>0.5817</text:p>
          </table:table-cell>
          <table:table-cell table:style-name="ce48" office:value-type="float" office:value="0.0402376795990678" calcext:value-type="float">
            <text:p>0.0402</text:p>
          </table:table-cell>
          <table:table-cell table:style-name="ce48" office:value-type="float" office:value="0.494197530864198" calcext:value-type="float">
            <text:p>0.4942</text:p>
          </table:table-cell>
          <table:table-cell table:style-name="ce8" office:value-type="float" office:value="0.505986003902677" calcext:value-type="float">
            <text:p>0.5060</text:p>
          </table:table-cell>
          <table:table-cell table:style-name="ce48" office:value-type="float" office:value="0.0127690319268241" calcext:value-type="float">
            <text:p>0.0128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36" office:value-type="float" office:value="0.579896972485336" calcext:value-type="float">
            <text:p>0.5799</text:p>
          </table:table-cell>
          <table:table-cell table:style-name="ce48" office:value-type="float" office:value="0.0223858152911494" calcext:value-type="float">
            <text:p>0.0224</text:p>
          </table:table-cell>
          <table:table-cell table:style-name="ce48" office:value-type="float" office:value="0.492098765432099" calcext:value-type="float">
            <text:p>0.492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up</text:p>
          </table:table-cell>
          <table:table-cell table:style-name="ce53" office:value-type="float" office:value="0.497685839321483" calcext:value-type="float">
            <text:p>0.4977</text:p>
          </table:table-cell>
          <table:table-cell office:value-type="float" office:value="0.00474414237793076" calcext:value-type="float">
            <text:p>0.0047</text:p>
          </table:table-cell>
          <table:table-cell office:value-type="float" office:value="0.0918518518518519" calcext:value-type="float">
            <text:p>0.0919</text:p>
          </table:table-cell>
          <table:table-cell table:style-name="ce54" office:value-type="float" office:value="0.481029040179572" calcext:value-type="float">
            <text:p>0.4810</text:p>
          </table:table-cell>
          <table:table-cell office:value-type="float" office:value="0.0224491550754959" calcext:value-type="float">
            <text:p>0.0224</text:p>
          </table:table-cell>
          <table:table-cell table:style-name="ce37" office:value-type="float" office:value="0.505555555555556" calcext:value-type="float">
            <text:p>0.5056</text:p>
          </table:table-cell>
          <table:table-cell table:style-name="ce8" office:value-type="float" office:value="0.518719723393514" calcext:value-type="float">
            <text:p>0.5187</text:p>
          </table:table-cell>
          <table:table-cell table:style-name="ce48" office:value-type="float" office:value="0.0405065161900625" calcext:value-type="float">
            <text:p>0.0405</text:p>
          </table:table-cell>
          <table:table-cell table:style-name="ce48" office:value-type="float" office:value="0.147037037037037" calcext:value-type="float">
            <text:p>0.1470</text:p>
          </table:table-cell>
          <table:table-cell table:style-name="ce36" office:value-type="float" office:value="0.474525088235954" calcext:value-type="float">
            <text:p>0.4745</text:p>
          </table:table-cell>
          <table:table-cell office:value-type="float" office:value="0.0192183916970477" calcext:value-type="float">
            <text:p>0.0192</text:p>
          </table:table-cell>
          <table:table-cell table:style-name="ce37" office:value-type="float" office:value="0.507283950617284" calcext:value-type="float">
            <text:p>0.5073</text:p>
          </table:table-cell>
          <table:table-cell table:style-name="ce8" office:value-type="float" office:value="0.534425990521794" calcext:value-type="float">
            <text:p>0.5344</text:p>
          </table:table-cell>
          <table:table-cell table:style-name="ce48" office:value-type="float" office:value="0.0434631722404074" calcext:value-type="float">
            <text:p>0.0435</text:p>
          </table:table-cell>
          <table:table-cell table:style-name="ce48" office:value-type="float" office:value="0.158024691358025" calcext:value-type="float">
            <text:p>0.1580</text:p>
          </table:table-cell>
          <table:table-cell table:style-name="ce36" office:value-type="float" office:value="0.535638717185236" calcext:value-type="float">
            <text:p>0.5356</text:p>
          </table:table-cell>
          <table:table-cell table:style-name="ce48" office:value-type="float" office:value="0.0149004143594946" calcext:value-type="float">
            <text:p>0.0149</text:p>
          </table:table-cell>
          <table:table-cell table:style-name="ce48" office:value-type="float" office:value="0.489135802469136" calcext:value-type="float">
            <text:p>0.4891</text:p>
          </table:table-cell>
          <table:table-cell table:style-name="ce8" office:value-type="float" office:value="0.545587544602704" calcext:value-type="float">
            <text:p>0.5456</text:p>
          </table:table-cell>
          <table:table-cell table:style-name="ce48" office:value-type="float" office:value="0.0473285538978735" calcext:value-type="float">
            <text:p>0.0473</text:p>
          </table:table-cell>
          <table:table-cell table:style-name="ce48" office:value-type="float" office:value="0.125925925925926" calcext:value-type="float">
            <text:p>0.1259</text:p>
          </table:table-cell>
          <table:table-cell table:style-name="ce36" office:value-type="float" office:value="0.505475051093271" calcext:value-type="float">
            <text:p>0.5055</text:p>
          </table:table-cell>
          <table:table-cell table:style-name="ce48" office:value-type="float" office:value="0.0140825095015084" calcext:value-type="float">
            <text:p>0.0141</text:p>
          </table:table-cell>
          <table:table-cell table:style-name="ce48" office:value-type="float" office:value="0.498765432098765" calcext:value-type="float">
            <text:p>0.4988</text:p>
          </table:table-cell>
          <table:table-cell table:style-name="ce8" office:value-type="float" office:value="0.53463211514989" calcext:value-type="float">
            <text:p>0.5346</text:p>
          </table:table-cell>
          <table:table-cell table:style-name="ce48" office:value-type="float" office:value="0.0508431347536689" calcext:value-type="float">
            <text:p>0.0508</text:p>
          </table:table-cell>
          <table:table-cell table:style-name="ce48" office:value-type="float" office:value="0.145802469135802" calcext:value-type="float">
            <text:p>0.1458</text:p>
          </table:table-cell>
          <table:table-cell table:style-name="ce36" office:value-type="float" office:value="0.508341502372065" calcext:value-type="float">
            <text:p>0.5083</text:p>
          </table:table-cell>
          <table:table-cell table:style-name="ce48" office:value-type="float" office:value="0.0260108050148721" calcext:value-type="float">
            <text:p>0.0260</text:p>
          </table:table-cell>
          <table:table-cell table:style-name="ce48" office:value-type="float" office:value="0.497283950617284" calcext:value-type="float">
            <text:p>0.497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fork</text:p>
          </table:table-cell>
          <table:table-cell table:style-name="ce53" office:value-type="float" office:value="0.503490449970755" calcext:value-type="float">
            <text:p>0.5035</text:p>
          </table:table-cell>
          <table:table-cell office:value-type="float" office:value="0.0109639997187311" calcext:value-type="float">
            <text:p>0.0110</text:p>
          </table:table-cell>
          <table:table-cell office:value-type="float" office:value="0.0380246913580247" calcext:value-type="float">
            <text:p>0.0380</text:p>
          </table:table-cell>
          <table:table-cell table:style-name="ce54" office:value-type="float" office:value="0.487111756519635" calcext:value-type="float">
            <text:p>0.4871</text:p>
          </table:table-cell>
          <table:table-cell office:value-type="float" office:value="0.0309442759361036" calcext:value-type="float">
            <text:p>0.0309</text:p>
          </table:table-cell>
          <table:table-cell table:style-name="ce37" office:value-type="float" office:value="0.501975308641975" calcext:value-type="float">
            <text:p>0.5020</text:p>
          </table:table-cell>
          <table:table-cell table:style-name="ce8" office:value-type="float" office:value="0.505836532753167" calcext:value-type="float">
            <text:p>0.5058</text:p>
          </table:table-cell>
          <table:table-cell table:style-name="ce48" office:value-type="float" office:value="0.00834609251221536" calcext:value-type="float">
            <text:p>0.0083</text:p>
          </table:table-cell>
          <table:table-cell table:style-name="ce48" office:value-type="float" office:value="0.0792592592592593" calcext:value-type="float">
            <text:p>0.0793</text:p>
          </table:table-cell>
          <table:table-cell table:style-name="ce36" office:value-type="float" office:value="0.501107575394852" calcext:value-type="float">
            <text:p>0.5011</text:p>
          </table:table-cell>
          <table:table-cell office:value-type="float" office:value="0.0396770027471155" calcext:value-type="float">
            <text:p>0.0397</text:p>
          </table:table-cell>
          <table:table-cell table:style-name="ce37" office:value-type="float" office:value="0.499382716049383" calcext:value-type="float">
            <text:p>0.4994</text:p>
          </table:table-cell>
          <table:table-cell table:style-name="ce8" office:value-type="float" office:value="0.499174603174603" calcext:value-type="float">
            <text:p>0.4992</text:p>
          </table:table-cell>
          <table:table-cell table:style-name="ce48" office:value-type="float" office:value="0.00149712077746687" calcext:value-type="float">
            <text:p>0.0015</text:p>
          </table:table-cell>
          <table:table-cell table:style-name="ce48" office:value-type="float" office:value="0.0296296296296296" calcext:value-type="float">
            <text:p>0.0296</text:p>
          </table:table-cell>
          <table:table-cell table:style-name="ce36" office:value-type="float" office:value="0.585211014387524" calcext:value-type="float">
            <text:p>0.5852</text:p>
          </table:table-cell>
          <table:table-cell table:style-name="ce48" office:value-type="float" office:value="0.0273877807826309" calcext:value-type="float">
            <text:p>0.0274</text:p>
          </table:table-cell>
          <table:table-cell table:style-name="ce48" office:value-type="float" office:value="0.490123456790123" calcext:value-type="float">
            <text:p>0.4901</text:p>
          </table:table-cell>
          <table:table-cell table:style-name="ce8" office:value-type="float" office:value="0.511521380472709" calcext:value-type="float">
            <text:p>0.5115</text:p>
          </table:table-cell>
          <table:table-cell table:style-name="ce48" office:value-type="float" office:value="0.028788153101258" calcext:value-type="float">
            <text:p>0.0288</text:p>
          </table:table-cell>
          <table:table-cell table:style-name="ce48" office:value-type="float" office:value="0.0641975308641975" calcext:value-type="float">
            <text:p>0.0642</text:p>
          </table:table-cell>
          <table:table-cell table:style-name="ce36" office:value-type="float" office:value="0.541753748587073" calcext:value-type="float">
            <text:p>0.5418</text:p>
          </table:table-cell>
          <table:table-cell table:style-name="ce48" office:value-type="float" office:value="0.0304142281419965" calcext:value-type="float">
            <text:p>0.0304</text:p>
          </table:table-cell>
          <table:table-cell table:style-name="ce48" office:value-type="float" office:value="0.495432098765432" calcext:value-type="float">
            <text:p>0.4954</text:p>
          </table:table-cell>
          <table:table-cell table:style-name="ce8" office:value-type="float" office:value="0.516711783879344" calcext:value-type="float">
            <text:p>0.5167</text:p>
          </table:table-cell>
          <table:table-cell table:style-name="ce48" office:value-type="float" office:value="0.0300194605245576" calcext:value-type="float">
            <text:p>0.0300</text:p>
          </table:table-cell>
          <table:table-cell table:style-name="ce48" office:value-type="float" office:value="0.052962962962963" calcext:value-type="float">
            <text:p>0.0530</text:p>
          </table:table-cell>
          <table:table-cell table:style-name="ce36" office:value-type="float" office:value="0.542282832747116" calcext:value-type="float">
            <text:p>0.5423</text:p>
          </table:table-cell>
          <table:table-cell table:style-name="ce48" office:value-type="float" office:value="0.0208459734926577" calcext:value-type="float">
            <text:p>0.0208</text:p>
          </table:table-cell>
          <table:table-cell table:style-name="ce48" office:value-type="float" office:value="0.495061728395062" calcext:value-type="float">
            <text:p>0.495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knife</text:p>
          </table:table-cell>
          <table:table-cell table:style-name="ce53" office:value-type="float" office:value="0.498774324716817" calcext:value-type="float">
            <text:p>0.4988</text:p>
          </table:table-cell>
          <table:table-cell office:value-type="float" office:value="0.00622802153274617" calcext:value-type="float">
            <text:p>0.0062</text:p>
          </table:table-cell>
          <table:table-cell office:value-type="float" office:value="0.0498765432098765" calcext:value-type="float">
            <text:p>0.0499</text:p>
          </table:table-cell>
          <table:table-cell table:style-name="ce54" office:value-type="float" office:value="0.496857391809469" calcext:value-type="float">
            <text:p>0.4969</text:p>
          </table:table-cell>
          <table:table-cell office:value-type="float" office:value="0.0385187656372147" calcext:value-type="float">
            <text:p>0.0385</text:p>
          </table:table-cell>
          <table:table-cell table:style-name="ce37" office:value-type="float" office:value="0.500987654320988" calcext:value-type="float">
            <text:p>0.5010</text:p>
          </table:table-cell>
          <table:table-cell table:style-name="ce8" office:value-type="float" office:value="0.499198373511473" calcext:value-type="float">
            <text:p>0.4992</text:p>
          </table:table-cell>
          <table:table-cell table:style-name="ce48" office:value-type="float" office:value="0.00417297321041317" calcext:value-type="float">
            <text:p>0.0042</text:p>
          </table:table-cell>
          <table:table-cell table:style-name="ce48" office:value-type="float" office:value="0.0388888888888889" calcext:value-type="float">
            <text:p>0.0389</text:p>
          </table:table-cell>
          <table:table-cell table:style-name="ce36" office:value-type="float" office:value="0.484066221318617" calcext:value-type="float">
            <text:p>0.4841</text:p>
          </table:table-cell>
          <table:table-cell office:value-type="float" office:value="0.0180705483665929" calcext:value-type="float">
            <text:p>0.0181</text:p>
          </table:table-cell>
          <table:table-cell table:style-name="ce37" office:value-type="float" office:value="0.501975308641975" calcext:value-type="float">
            <text:p>0.5020</text:p>
          </table:table-cell>
          <table:table-cell table:style-name="ce8" office:value-type="float" office:value="0.507203020621551" calcext:value-type="float">
            <text:p>0.5072</text:p>
          </table:table-cell>
          <table:table-cell table:style-name="ce48" office:value-type="float" office:value="0.0129847544563238" calcext:value-type="float">
            <text:p>0.0130</text:p>
          </table:table-cell>
          <table:table-cell table:style-name="ce48" office:value-type="float" office:value="0.0403703703703704" calcext:value-type="float">
            <text:p>0.0404</text:p>
          </table:table-cell>
          <table:table-cell table:style-name="ce36" office:value-type="float" office:value="0.557659018297996" calcext:value-type="float">
            <text:p>0.5577</text:p>
          </table:table-cell>
          <table:table-cell table:style-name="ce48" office:value-type="float" office:value="0.0334183662724264" calcext:value-type="float">
            <text:p>0.0334</text:p>
          </table:table-cell>
          <table:table-cell table:style-name="ce48" office:value-type="float" office:value="0.491975308641975" calcext:value-type="float">
            <text:p>0.4920</text:p>
          </table:table-cell>
          <table:table-cell table:style-name="ce8" office:value-type="float" office:value="0.501562590763869" calcext:value-type="float">
            <text:p>0.5016</text:p>
          </table:table-cell>
          <table:table-cell table:style-name="ce48" office:value-type="float" office:value="0.00312518152773742" calcext:value-type="float">
            <text:p>0.0031</text:p>
          </table:table-cell>
          <table:table-cell table:style-name="ce48" office:value-type="float" office:value="0.034320987654321" calcext:value-type="float">
            <text:p>0.0343</text:p>
          </table:table-cell>
          <table:table-cell table:style-name="ce36" office:value-type="float" office:value="0.51756026720883" calcext:value-type="float">
            <text:p>0.5176</text:p>
          </table:table-cell>
          <table:table-cell table:style-name="ce48" office:value-type="float" office:value="0.026433078610492" calcext:value-type="float">
            <text:p>0.0264</text:p>
          </table:table-cell>
          <table:table-cell table:style-name="ce48" office:value-type="float" office:value="0.498271604938272" calcext:value-type="float">
            <text:p>0.4983</text:p>
          </table:table-cell>
          <table:table-cell table:style-name="ce8" office:value-type="float" office:value="0.533122277083938" calcext:value-type="float">
            <text:p>0.5331</text:p>
          </table:table-cell>
          <table:table-cell table:style-name="ce48" office:value-type="float" office:value="0.035316324461305" calcext:value-type="float">
            <text:p>0.0353</text:p>
          </table:table-cell>
          <table:table-cell table:style-name="ce48" office:value-type="float" office:value="0.0546913580246914" calcext:value-type="float">
            <text:p>0.0547</text:p>
          </table:table-cell>
          <table:table-cell table:style-name="ce36" office:value-type="float" office:value="0.538710426953238" calcext:value-type="float">
            <text:p>0.5387</text:p>
          </table:table-cell>
          <table:table-cell table:style-name="ce48" office:value-type="float" office:value="0.0296811726967" calcext:value-type="float">
            <text:p>0.0297</text:p>
          </table:table-cell>
          <table:table-cell table:style-name="ce48" office:value-type="float" office:value="0.494691358024691" calcext:value-type="float">
            <text:p>0.494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poon</text:p>
          </table:table-cell>
          <table:table-cell table:style-name="ce53" office:value-type="float" office:value="0.501117399363598" calcext:value-type="float">
            <text:p>0.5011</text:p>
          </table:table-cell>
          <table:table-cell office:value-type="float" office:value="0.0347926456742908" calcext:value-type="float">
            <text:p>0.0348</text:p>
          </table:table-cell>
          <table:table-cell office:value-type="float" office:value="0.100493827160494" calcext:value-type="float">
            <text:p>0.1005</text:p>
          </table:table-cell>
          <table:table-cell table:style-name="ce54" office:value-type="float" office:value="0.486215886877482" calcext:value-type="float">
            <text:p>0.4862</text:p>
          </table:table-cell>
          <table:table-cell office:value-type="float" office:value="0.0280260802488429" calcext:value-type="float">
            <text:p>0.0280</text:p>
          </table:table-cell>
          <table:table-cell table:style-name="ce37" office:value-type="float" office:value="0.501851851851852" calcext:value-type="float">
            <text:p>0.5019</text:p>
          </table:table-cell>
          <table:table-cell table:style-name="ce8" office:value-type="float" office:value="0.499619771863118" calcext:value-type="float">
            <text:p>0.4996</text:p>
          </table:table-cell>
          <table:table-cell table:style-name="ce48" office:value-type="float" office:value="0.000506970849176172" calcext:value-type="float">
            <text:p>0.0005</text:p>
          </table:table-cell>
          <table:table-cell table:style-name="ce48" office:value-type="float" office:value="0.0265432098765432" calcext:value-type="float">
            <text:p>0.0265</text:p>
          </table:table-cell>
          <table:table-cell table:style-name="ce36" office:value-type="float" office:value="0.469491950878612" calcext:value-type="float">
            <text:p>0.4695</text:p>
          </table:table-cell>
          <table:table-cell office:value-type="float" office:value="0.0302239332143655" calcext:value-type="float">
            <text:p>0.0302</text:p>
          </table:table-cell>
          <table:table-cell table:style-name="ce37" office:value-type="float" office:value="0.502716049382716" calcext:value-type="float">
            <text:p>0.5027</text:p>
          </table:table-cell>
          <table:table-cell table:style-name="ce8" office:value-type="float" office:value="0.497600941517291" calcext:value-type="float">
            <text:p>0.4976</text:p>
          </table:table-cell>
          <table:table-cell table:style-name="ce48" office:value-type="float" office:value="0.00442341367141905" calcext:value-type="float">
            <text:p>0.0044</text:p>
          </table:table-cell>
          <table:table-cell table:style-name="ce48" office:value-type="float" office:value="0.0395061728395062" calcext:value-type="float">
            <text:p>0.0395</text:p>
          </table:table-cell>
          <table:table-cell table:style-name="ce36" office:value-type="float" office:value="0.555464078428521" calcext:value-type="float">
            <text:p>0.5555</text:p>
          </table:table-cell>
          <table:table-cell table:style-name="ce48" office:value-type="float" office:value="0.0268127887486161" calcext:value-type="float">
            <text:p>0.0268</text:p>
          </table:table-cell>
          <table:table-cell table:style-name="ce48" office:value-type="float" office:value="0.493703703703704" calcext:value-type="float">
            <text:p>0.4937</text:p>
          </table:table-cell>
          <table:table-cell table:style-name="ce8" office:value-type="float" office:value="0.499936628643853" calcext:value-type="float">
            <text:p>0.4999</text:p>
          </table:table-cell>
          <table:table-cell table:style-name="ce48" office:value-type="float" office:value="0.000126742712294048" calcext:value-type="float">
            <text:p>0.0001</text:p>
          </table:table-cell>
          <table:table-cell table:style-name="ce48" office:value-type="float" office:value="0.0259259259259259" calcext:value-type="float">
            <text:p>0.0259</text:p>
          </table:table-cell>
          <table:table-cell table:style-name="ce36" office:value-type="float" office:value="0.508146009406811" calcext:value-type="float">
            <text:p>0.5081</text:p>
          </table:table-cell>
          <table:table-cell table:style-name="ce48" office:value-type="float" office:value="0.0394493902211246" calcext:value-type="float">
            <text:p>0.0394</text:p>
          </table:table-cell>
          <table:table-cell table:style-name="ce48" office:value-type="float" office:value="0.499876543209876" calcext:value-type="float">
            <text:p>0.4999</text:p>
          </table:table-cell>
          <table:table-cell table:style-name="ce8" office:value-type="float" office:value="0.502607278652906" calcext:value-type="float">
            <text:p>0.5026</text:p>
          </table:table-cell>
          <table:table-cell table:style-name="ce48" office:value-type="float" office:value="0.00655590916973146" calcext:value-type="float">
            <text:p>0.0066</text:p>
          </table:table-cell>
          <table:table-cell table:style-name="ce48" office:value-type="float" office:value="0.0297530864197531" calcext:value-type="float">
            <text:p>0.0298</text:p>
          </table:table-cell>
          <table:table-cell table:style-name="ce36" office:value-type="float" office:value="0.521296599708547" calcext:value-type="float">
            <text:p>0.5213</text:p>
          </table:table-cell>
          <table:table-cell table:style-name="ce48" office:value-type="float" office:value="0.0390756283285272" calcext:value-type="float">
            <text:p>0.0391</text:p>
          </table:table-cell>
          <table:table-cell table:style-name="ce48" office:value-type="float" office:value="0.497283950617284" calcext:value-type="float">
            <text:p>0.497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owl</text:p>
          </table:table-cell>
          <table:table-cell table:style-name="ce53" office:value-type="float" office:value="0.502713190335138" calcext:value-type="float">
            <text:p>0.5027</text:p>
          </table:table-cell>
          <table:table-cell office:value-type="float" office:value="0.0228584689796124" calcext:value-type="float">
            <text:p>0.0229</text:p>
          </table:table-cell>
          <table:table-cell office:value-type="float" office:value="0.160617283950617" calcext:value-type="float">
            <text:p>0.1606</text:p>
          </table:table-cell>
          <table:table-cell table:style-name="ce54" office:value-type="float" office:value="0.501262236202356" calcext:value-type="float">
            <text:p>0.5013</text:p>
          </table:table-cell>
          <table:table-cell office:value-type="float" office:value="0.0482659551276842" calcext:value-type="float">
            <text:p>0.0483</text:p>
          </table:table-cell>
          <table:table-cell table:style-name="ce37" office:value-type="float" office:value="0.500246913580247" calcext:value-type="float">
            <text:p>0.5002</text:p>
          </table:table-cell>
          <table:table-cell table:style-name="ce8" office:value-type="float" office:value="0.500053137150997" calcext:value-type="float">
            <text:p>0.5001</text:p>
          </table:table-cell>
          <table:table-cell table:style-name="ce48" office:value-type="float" office:value="0.00242798930383251" calcext:value-type="float">
            <text:p>0.0024</text:p>
          </table:table-cell>
          <table:table-cell table:style-name="ce48" office:value-type="float" office:value="0.108641975308642" calcext:value-type="float">
            <text:p>0.1086</text:p>
          </table:table-cell>
          <table:table-cell table:style-name="ce36" office:value-type="float" office:value="0.46747299294124" calcext:value-type="float">
            <text:p>0.4675</text:p>
          </table:table-cell>
          <table:table-cell office:value-type="float" office:value="0.0310941676678828" calcext:value-type="float">
            <text:p>0.0311</text:p>
          </table:table-cell>
          <table:table-cell table:style-name="ce37" office:value-type="float" office:value="0.50679012345679" calcext:value-type="float">
            <text:p>0.5068</text:p>
          </table:table-cell>
          <table:table-cell table:style-name="ce8" office:value-type="float" office:value="0.504045012330749" calcext:value-type="float">
            <text:p>0.5040</text:p>
          </table:table-cell>
          <table:table-cell table:style-name="ce48" office:value-type="float" office:value="0.00416327481520004" calcext:value-type="float">
            <text:p>0.0042</text:p>
          </table:table-cell>
          <table:table-cell table:style-name="ce48" office:value-type="float" office:value="0.0791358024691358" calcext:value-type="float">
            <text:p>0.0791</text:p>
          </table:table-cell>
          <table:table-cell table:style-name="ce36" office:value-type="float" office:value="0.533875386680526" calcext:value-type="float">
            <text:p>0.5339</text:p>
          </table:table-cell>
          <table:table-cell table:style-name="ce48" office:value-type="float" office:value="0.0176589959674705" calcext:value-type="float">
            <text:p>0.0177</text:p>
          </table:table-cell>
          <table:table-cell table:style-name="ce48" office:value-type="float" office:value="0.492345679012346" calcext:value-type="float">
            <text:p>0.4923</text:p>
          </table:table-cell>
          <table:table-cell table:style-name="ce8" office:value-type="float" office:value="0.555202095774482" calcext:value-type="float">
            <text:p>0.5552</text:p>
          </table:table-cell>
          <table:table-cell table:style-name="ce48" office:value-type="float" office:value="0.0684162231926523" calcext:value-type="float">
            <text:p>0.0684</text:p>
          </table:table-cell>
          <table:table-cell table:style-name="ce48" office:value-type="float" office:value="0.110246913580247" calcext:value-type="float">
            <text:p>0.1102</text:p>
          </table:table-cell>
          <table:table-cell table:style-name="ce36" office:value-type="float" office:value="0.517794390697927" calcext:value-type="float">
            <text:p>0.5178</text:p>
          </table:table-cell>
          <table:table-cell table:style-name="ce48" office:value-type="float" office:value="0.0218234895266206" calcext:value-type="float">
            <text:p>0.0218</text:p>
          </table:table-cell>
          <table:table-cell table:style-name="ce48" office:value-type="float" office:value="0.49679012345679" calcext:value-type="float">
            <text:p>0.4968</text:p>
          </table:table-cell>
          <table:table-cell table:style-name="ce8" office:value-type="float" office:value="0.523695866141732" calcext:value-type="float">
            <text:p>0.5237</text:p>
          </table:table-cell>
          <table:table-cell table:style-name="ce48" office:value-type="float" office:value="0.0256829000298823" calcext:value-type="float">
            <text:p>0.0257</text:p>
          </table:table-cell>
          <table:table-cell table:style-name="ce48" office:value-type="float" office:value="0.0861728395061728" calcext:value-type="float">
            <text:p>0.0862</text:p>
          </table:table-cell>
          <table:table-cell table:style-name="ce36" office:value-type="float" office:value="0.508451854594535" calcext:value-type="float">
            <text:p>0.5085</text:p>
          </table:table-cell>
          <table:table-cell table:style-name="ce48" office:value-type="float" office:value="0.02718603990359" calcext:value-type="float">
            <text:p>0.0272</text:p>
          </table:table-cell>
          <table:table-cell table:style-name="ce48" office:value-type="float" office:value="0.497777777777778" calcext:value-type="float">
            <text:p>0.497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anana</text:p>
          </table:table-cell>
          <table:table-cell table:style-name="ce53" office:value-type="float" office:value="0.504078194943063" calcext:value-type="float">
            <text:p>0.5041</text:p>
          </table:table-cell>
          <table:table-cell office:value-type="float" office:value="0.00846270423563556" calcext:value-type="float">
            <text:p>0.0085</text:p>
          </table:table-cell>
          <table:table-cell office:value-type="float" office:value="0.0233333333333333" calcext:value-type="float">
            <text:p>0.0233</text:p>
          </table:table-cell>
          <table:table-cell table:style-name="ce54" office:value-type="float" office:value="0.499226673678566" calcext:value-type="float">
            <text:p>0.4992</text:p>
          </table:table-cell>
          <table:table-cell office:value-type="float" office:value="0.0558260976778731" calcext:value-type="float">
            <text:p>0.0558</text:p>
          </table:table-cell>
          <table:table-cell table:style-name="ce37" office:value-type="float" office:value="0.500617283950617" calcext:value-type="float">
            <text:p>0.5006</text:p>
          </table:table-cell>
          <table:table-cell table:style-name="ce8" office:value-type="float" office:value="0.502012578616352" calcext:value-type="float">
            <text:p>0.5020</text:p>
          </table:table-cell>
          <table:table-cell table:style-name="ce48" office:value-type="float" office:value="0.0040251572327044" calcext:value-type="float">
            <text:p>0.0040</text:p>
          </table:table-cell>
          <table:table-cell table:style-name="ce48" office:value-type="float" office:value="0.0271604938271605" calcext:value-type="float">
            <text:p>0.0272</text:p>
          </table:table-cell>
          <table:table-cell table:style-name="ce36" office:value-type="float" office:value="0.496667299155232" calcext:value-type="float">
            <text:p>0.4967</text:p>
          </table:table-cell>
          <table:table-cell office:value-type="float" office:value="0.022642765685465" calcext:value-type="float">
            <text:p>0.0226</text:p>
          </table:table-cell>
          <table:table-cell table:style-name="ce37" office:value-type="float" office:value="0.500123456790123" calcext:value-type="float">
            <text:p>0.5001</text:p>
          </table:table-cell>
          <table:table-cell table:style-name="ce8" office:value-type="float" office:value="0.49956002514142" calcext:value-type="float">
            <text:p>0.4996</text:p>
          </table:table-cell>
          <table:table-cell table:style-name="ce48" office:value-type="float" office:value="0.000732992067233857" calcext:value-type="float">
            <text:p>0.0007</text:p>
          </table:table-cell>
          <table:table-cell table:style-name="ce48" office:value-type="float" office:value="0.0191358024691358" calcext:value-type="float">
            <text:p>0.0191</text:p>
          </table:table-cell>
          <table:table-cell table:style-name="ce36" office:value-type="float" office:value="0.510020540884047" calcext:value-type="float">
            <text:p>0.5100</text:p>
          </table:table-cell>
          <table:table-cell table:style-name="ce48" office:value-type="float" office:value="0.0235697535677187" calcext:value-type="float">
            <text:p>0.0236</text:p>
          </table:table-cell>
          <table:table-cell table:style-name="ce48" office:value-type="float" office:value="0.499135802469136" calcext:value-type="float">
            <text:p>0.4991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82716049382716" calcext:value-type="float">
            <text:p>0.0183</text:p>
          </table:table-cell>
          <table:table-cell table:style-name="ce36" office:value-type="float" office:value="0.509957924516034" calcext:value-type="float">
            <text:p>0.5100</text:p>
          </table:table-cell>
          <table:table-cell table:style-name="ce48" office:value-type="float" office:value="0.0362517562682175" calcext:value-type="float">
            <text:p>0.0363</text:p>
          </table:table-cell>
          <table:table-cell table:style-name="ce48" office:value-type="float" office:value="0.499259259259259" calcext:value-type="float">
            <text:p>0.4993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82716049382716" calcext:value-type="float">
            <text:p>0.0183</text:p>
          </table:table-cell>
          <table:table-cell table:style-name="ce36" office:value-type="float" office:value="0.517043471729737" calcext:value-type="float">
            <text:p>0.5170</text:p>
          </table:table-cell>
          <table:table-cell table:style-name="ce48" office:value-type="float" office:value="0.0221399036987159" calcext:value-type="float">
            <text:p>0.0221</text:p>
          </table:table-cell>
          <table:table-cell table:style-name="ce48" office:value-type="float" office:value="0.498641975308642" calcext:value-type="float">
            <text:p>0.498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apple</text:p>
          </table:table-cell>
          <table:table-cell table:style-name="ce53" office:value-type="float" office:value="0.5120625" calcext:value-type="float">
            <text:p>0.5121</text:p>
          </table:table-cell>
          <table:table-cell office:value-type="float" office:value="0.0102880391717762" calcext:value-type="float">
            <text:p>0.0103</text:p>
          </table:table-cell>
          <table:table-cell office:value-type="float" office:value="0.0177777777777778" calcext:value-type="float">
            <text:p>0.0178</text:p>
          </table:table-cell>
          <table:table-cell table:style-name="ce54" office:value-type="float" office:value="0.509875" calcext:value-type="float">
            <text:p>0.5099</text:p>
          </table:table-cell>
          <table:table-cell office:value-type="float" office:value="0.0718952688811997" calcext:value-type="float">
            <text:p>0.0719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503375" calcext:value-type="float">
            <text:p>0.5034</text:p>
          </table:table-cell>
          <table:table-cell table:style-name="ce48" office:value-type="float" office:value="0.00675000000000003" calcext:value-type="float">
            <text:p>0.0068</text:p>
          </table:table-cell>
          <table:table-cell table:style-name="ce48" office:value-type="float" office:value="0.0251851851851852" calcext:value-type="float">
            <text:p>0.0252</text:p>
          </table:table-cell>
          <table:table-cell table:style-name="ce36" office:value-type="float" office:value="0.4950625" calcext:value-type="float">
            <text:p>0.4951</text:p>
          </table:table-cell>
          <table:table-cell office:value-type="float" office:value="0.0608903343109561" calcext:value-type="float">
            <text:p>0.0609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5023125" calcext:value-type="float">
            <text:p>0.5023</text:p>
          </table:table-cell>
          <table:table-cell table:style-name="ce48" office:value-type="float" office:value="0.0113288900603722" calcext:value-type="float">
            <text:p>0.0113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36" office:value-type="float" office:value="0.5355" calcext:value-type="float">
            <text:p>0.5355</text:p>
          </table:table-cell>
          <table:table-cell table:style-name="ce48" office:value-type="float" office:value="0.0447259886698997" calcext:value-type="float">
            <text:p>0.0447</text:p>
          </table:table-cell>
          <table:table-cell table:style-name="ce48" office:value-type="float" office:value="0.498148148148148" calcext:value-type="float">
            <text:p>0.4981</text:p>
          </table:table-cell>
          <table:table-cell table:style-name="ce8" office:value-type="float" office:value="0.4999375" calcext:value-type="float">
            <text:p>0.4999</text:p>
          </table:table-cell>
          <table:table-cell table:style-name="ce48" office:value-type="float" office:value="0.000124999999999997" calcext:value-type="float">
            <text:p>0.0001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36" office:value-type="float" office:value="0.504625" calcext:value-type="float">
            <text:p>0.5046</text:p>
          </table:table-cell>
          <table:table-cell table:style-name="ce48" office:value-type="float" office:value="0.0371942745930069" calcext:value-type="float">
            <text:p>0.0372</text:p>
          </table:table-cell>
          <table:table-cell table:style-name="ce48" office:value-type="float" office:value="0.500617283950617" calcext:value-type="float">
            <text:p>0.5006</text:p>
          </table:table-cell>
          <table:table-cell table:style-name="ce8" office:value-type="float" office:value="0.5100625" calcext:value-type="float">
            <text:p>0.5101</text:p>
          </table:table-cell>
          <table:table-cell table:style-name="ce48" office:value-type="float" office:value="0.0204389334359697" calcext:value-type="float">
            <text:p>0.0204</text:p>
          </table:table-cell>
          <table:table-cell table:style-name="ce48" office:value-type="float" office:value="0.0412345679012346" calcext:value-type="float">
            <text:p>0.0412</text:p>
          </table:table-cell>
          <table:table-cell table:style-name="ce36" office:value-type="float" office:value="0.47475" calcext:value-type="float">
            <text:p>0.4748</text:p>
          </table:table-cell>
          <table:table-cell table:style-name="ce48" office:value-type="float" office:value="0.044246027364047" calcext:value-type="float">
            <text:p>0.0442</text:p>
          </table:table-cell>
          <table:table-cell table:style-name="ce48" office:value-type="float" office:value="0.501111111111111" calcext:value-type="float">
            <text:p>0.501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andwich</text:p>
          </table:table-cell>
          <table:table-cell table:style-name="ce53" office:value-type="float" office:value="0.495341714843707" calcext:value-type="float">
            <text:p>0.4953</text:p>
          </table:table-cell>
          <table:table-cell office:value-type="float" office:value="0.00124958188115463" calcext:value-type="float">
            <text:p>0.0012</text:p>
          </table:table-cell>
          <table:table-cell office:value-type="float" office:value="0.0285185185185185" calcext:value-type="float">
            <text:p>0.0285</text:p>
          </table:table-cell>
          <table:table-cell table:style-name="ce54" office:value-type="float" office:value="0.47864934078714" calcext:value-type="float">
            <text:p>0.4786</text:p>
          </table:table-cell>
          <table:table-cell office:value-type="float" office:value="0.071279953989748" calcext:value-type="float">
            <text:p>0.0713</text:p>
          </table:table-cell>
          <table:table-cell table:style-name="ce37" office:value-type="float" office:value="0.502345679012346" calcext:value-type="float">
            <text:p>0.5023</text:p>
          </table:table-cell>
          <table:table-cell table:style-name="ce8" office:value-type="float" office:value="0.503440995554112" calcext:value-type="float">
            <text:p>0.5034</text:p>
          </table:table-cell>
          <table:table-cell table:style-name="ce48" office:value-type="float" office:value="0.0121270336329699" calcext:value-type="float">
            <text:p>0.0121</text:p>
          </table:table-cell>
          <table:table-cell table:style-name="ce48" office:value-type="float" office:value="0.149135802469136" calcext:value-type="float">
            <text:p>0.1491</text:p>
          </table:table-cell>
          <table:table-cell table:style-name="ce36" office:value-type="float" office:value="0.472448982970443" calcext:value-type="float">
            <text:p>0.4724</text:p>
          </table:table-cell>
          <table:table-cell office:value-type="float" office:value="0.0180753156241023" calcext:value-type="float">
            <text:p>0.0181</text:p>
          </table:table-cell>
          <table:table-cell table:style-name="ce37" office:value-type="float" office:value="0.502098765432099" calcext:value-type="float">
            <text:p>0.5021</text:p>
          </table:table-cell>
          <table:table-cell table:style-name="ce8" office:value-type="float" office:value="0.4935912015503" calcext:value-type="float">
            <text:p>0.4936</text:p>
          </table:table-cell>
          <table:table-cell table:style-name="ce48" office:value-type="float" office:value="0.0190089633527137" calcext:value-type="float">
            <text:p>0.0190</text:p>
          </table:table-cell>
          <table:table-cell table:style-name="ce48" office:value-type="float" office:value="0.0503703703703704" calcext:value-type="float">
            <text:p>0.0504</text:p>
          </table:table-cell>
          <table:table-cell table:style-name="ce36" office:value-type="float" office:value="0.57330338737214" calcext:value-type="float">
            <text:p>0.5733</text:p>
          </table:table-cell>
          <table:table-cell table:style-name="ce48" office:value-type="float" office:value="0.0348393809172067" calcext:value-type="float">
            <text:p>0.0348</text:p>
          </table:table-cell>
          <table:table-cell table:style-name="ce48" office:value-type="float" office:value="0.493827160493827" calcext:value-type="float">
            <text:p>0.4938</text:p>
          </table:table-cell>
          <table:table-cell table:style-name="ce8" office:value-type="float" office:value="0.508343828715365" calcext:value-type="float">
            <text:p>0.5083</text:p>
          </table:table-cell>
          <table:table-cell table:style-name="ce48" office:value-type="float" office:value="0.0166876574307305" calcext:value-type="float">
            <text:p>0.0167</text:p>
          </table:table-cell>
          <table:table-cell table:style-name="ce48" office:value-type="float" office:value="0.027037037037037" calcext:value-type="float">
            <text:p>0.0270</text:p>
          </table:table-cell>
          <table:table-cell table:style-name="ce36" office:value-type="float" office:value="0.533334224478816" calcext:value-type="float">
            <text:p>0.5333</text:p>
          </table:table-cell>
          <table:table-cell table:style-name="ce48" office:value-type="float" office:value="0.0626497614250192" calcext:value-type="float">
            <text:p>0.0626</text:p>
          </table:table-cell>
          <table:table-cell table:style-name="ce48" office:value-type="float" office:value="0.497777777777778" calcext:value-type="float">
            <text:p>0.4978</text:p>
          </table:table-cell>
          <table:table-cell table:style-name="ce8" office:value-type="float" office:value="0.538417094968338" calcext:value-type="float">
            <text:p>0.5384</text:p>
          </table:table-cell>
          <table:table-cell table:style-name="ce48" office:value-type="float" office:value="0.0646815320229738" calcext:value-type="float">
            <text:p>0.0647</text:p>
          </table:table-cell>
          <table:table-cell table:style-name="ce48" office:value-type="float" office:value="0.0469135802469136" calcext:value-type="float">
            <text:p>0.0469</text:p>
          </table:table-cell>
          <table:table-cell table:style-name="ce36" office:value-type="float" office:value="0.524022751592965" calcext:value-type="float">
            <text:p>0.5240</text:p>
          </table:table-cell>
          <table:table-cell table:style-name="ce48" office:value-type="float" office:value="0.0258831568954847" calcext:value-type="float">
            <text:p>0.0259</text:p>
          </table:table-cell>
          <table:table-cell table:style-name="ce48" office:value-type="float" office:value="0.498024691358025" calcext:value-type="float">
            <text:p>0.498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orange</text:p>
          </table:table-cell>
          <table:table-cell table:style-name="ce53" office:value-type="float" office:value="0.498810308439714" calcext:value-type="float">
            <text:p>0.4988</text:p>
          </table:table-cell>
          <table:table-cell office:value-type="float" office:value="0.00133423212005416" calcext:value-type="float">
            <text:p>0.0013</text:p>
          </table:table-cell>
          <table:table-cell office:value-type="float" office:value="0.0164197530864198" calcext:value-type="float">
            <text:p>0.0164</text:p>
          </table:table-cell>
          <table:table-cell table:style-name="ce54" office:value-type="float" office:value="0.508965831015074" calcext:value-type="float">
            <text:p>0.5090</text:p>
          </table:table-cell>
          <table:table-cell office:value-type="float" office:value="0.0560300483155822" calcext:value-type="float">
            <text:p>0.0560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501489283673144" calcext:value-type="float">
            <text:p>0.5015</text:p>
          </table:table-cell>
          <table:table-cell table:style-name="ce48" office:value-type="float" office:value="0.00717781885179926" calcext:value-type="float">
            <text:p>0.0072</text:p>
          </table:table-cell>
          <table:table-cell table:style-name="ce48" office:value-type="float" office:value="0.104074074074074" calcext:value-type="float">
            <text:p>0.1041</text:p>
          </table:table-cell>
          <table:table-cell table:style-name="ce36" office:value-type="float" office:value="0.526661151493012" calcext:value-type="float">
            <text:p>0.5267</text:p>
          </table:table-cell>
          <table:table-cell office:value-type="float" office:value="0.0410915682045216" calcext:value-type="float">
            <text:p>0.0411</text:p>
          </table:table-cell>
          <table:table-cell table:style-name="ce37" office:value-type="float" office:value="0.498518518518519" calcext:value-type="float">
            <text:p>0.4985</text:p>
          </table:table-cell>
          <table:table-cell table:style-name="ce8" office:value-type="float" office:value="0.504750755492636" calcext:value-type="float">
            <text:p>0.5048</text:p>
          </table:table-cell>
          <table:table-cell table:style-name="ce48" office:value-type="float" office:value="0.00950151098527128" calcext:value-type="float">
            <text:p>0.0095</text:p>
          </table:table-cell>
          <table:table-cell table:style-name="ce48" office:value-type="float" office:value="0.0216049382716049" calcext:value-type="float">
            <text:p>0.0216</text:p>
          </table:table-cell>
          <table:table-cell table:style-name="ce36" office:value-type="float" office:value="0.55350780411729" calcext:value-type="float">
            <text:p>0.5535</text:p>
          </table:table-cell>
          <table:table-cell table:style-name="ce48" office:value-type="float" office:value="0.0332427487266281" calcext:value-type="float">
            <text:p>0.0332</text:p>
          </table:table-cell>
          <table:table-cell table:style-name="ce48" office:value-type="float" office:value="0.496666666666667" calcext:value-type="float">
            <text:p>0.4967</text:p>
          </table:table-cell>
          <table:table-cell table:style-name="ce8" office:value-type="float" office:value="0.513195977220852" calcext:value-type="float">
            <text:p>0.5132</text:p>
          </table:table-cell>
          <table:table-cell table:style-name="ce48" office:value-type="float" office:value="0.0166340167227648" calcext:value-type="float">
            <text:p>0.0166</text:p>
          </table:table-cell>
          <table:table-cell table:style-name="ce48" office:value-type="float" office:value="0.0218518518518519" calcext:value-type="float">
            <text:p>0.0219</text:p>
          </table:table-cell>
          <table:table-cell table:style-name="ce36" office:value-type="float" office:value="0.503889990947182" calcext:value-type="float">
            <text:p>0.5039</text:p>
          </table:table-cell>
          <table:table-cell table:style-name="ce48" office:value-type="float" office:value="0.0313126738487438" calcext:value-type="float">
            <text:p>0.0313</text:p>
          </table:table-cell>
          <table:table-cell table:style-name="ce48" office:value-type="float" office:value="0.5" calcext:value-type="float">
            <text:p>0.5000</text:p>
          </table:table-cell>
          <table:table-cell table:style-name="ce8" office:value-type="float" office:value="0.503087310446217" calcext:value-type="float">
            <text:p>0.5031</text:p>
          </table:table-cell>
          <table:table-cell table:style-name="ce48" office:value-type="float" office:value="0.00558859795372326" calcext:value-type="float">
            <text:p>0.0056</text:p>
          </table:table-cell>
          <table:table-cell table:style-name="ce48" office:value-type="float" office:value="0.0333333333333333" calcext:value-type="float">
            <text:p>0.0333</text:p>
          </table:table-cell>
          <table:table-cell table:style-name="ce36" office:value-type="float" office:value="0.456280888996014" calcext:value-type="float">
            <text:p>0.4563</text:p>
          </table:table-cell>
          <table:table-cell table:style-name="ce48" office:value-type="float" office:value="0.0548522648715657" calcext:value-type="float">
            <text:p>0.0549</text:p>
          </table:table-cell>
          <table:table-cell table:style-name="ce48" office:value-type="float" office:value="0.502098765432099" calcext:value-type="float">
            <text:p>0.502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53" office:value-type="float" office:value="0.491400207681602" calcext:value-type="float">
            <text:p>0.4914</text:p>
          </table:table-cell>
          <table:table-cell office:value-type="float" office:value="0.0251919913407117" calcext:value-type="float">
            <text:p>0.0252</text:p>
          </table:table-cell>
          <table:table-cell office:value-type="float" office:value="0.0554320987654321" calcext:value-type="float">
            <text:p>0.0554</text:p>
          </table:table-cell>
          <table:table-cell table:style-name="ce54" office:value-type="float" office:value="0.525655945296334" calcext:value-type="float">
            <text:p>0.5257</text:p>
          </table:table-cell>
          <table:table-cell office:value-type="float" office:value="0.0475933236373867" calcext:value-type="float">
            <text:p>0.0476</text:p>
          </table:table-cell>
          <table:table-cell table:style-name="ce37" office:value-type="float" office:value="0.498888888888889" calcext:value-type="float">
            <text:p>0.4989</text:p>
          </table:table-cell>
          <table:table-cell table:style-name="ce8" office:value-type="float" office:value="0.516257846905615" calcext:value-type="float">
            <text:p>0.5163</text:p>
          </table:table-cell>
          <table:table-cell table:style-name="ce48" office:value-type="float" office:value="0.0336214047653043" calcext:value-type="float">
            <text:p>0.0336</text:p>
          </table:table-cell>
          <table:table-cell table:style-name="ce48" office:value-type="float" office:value="0.0362962962962963" calcext:value-type="float">
            <text:p>0.0363</text:p>
          </table:table-cell>
          <table:table-cell table:style-name="ce36" office:value-type="float" office:value="0.475375834447991" calcext:value-type="float">
            <text:p>0.4754</text:p>
          </table:table-cell>
          <table:table-cell office:value-type="float" office:value="0.0509595352469003" calcext:value-type="float">
            <text:p>0.0510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529094406307685" calcext:value-type="float">
            <text:p>0.5291</text:p>
          </table:table-cell>
          <table:table-cell table:style-name="ce48" office:value-type="float" office:value="0.0608629889792744" calcext:value-type="float">
            <text:p>0.0609</text:p>
          </table:table-cell>
          <table:table-cell table:style-name="ce48" office:value-type="float" office:value="0.0259259259259259" calcext:value-type="float">
            <text:p>0.0259</text:p>
          </table:table-cell>
          <table:table-cell table:style-name="ce36" office:value-type="float" office:value="0.521268727499721" calcext:value-type="float">
            <text:p>0.5213</text:p>
          </table:table-cell>
          <table:table-cell table:style-name="ce48" office:value-type="float" office:value="0.0443202874326954" calcext:value-type="float">
            <text:p>0.0443</text:p>
          </table:table-cell>
          <table:table-cell table:style-name="ce48" office:value-type="float" office:value="0.498395061728395" calcext:value-type="float">
            <text:p>0.4984</text:p>
          </table:table-cell>
          <table:table-cell table:style-name="ce8" office:value-type="float" office:value="0.526799693645705" calcext:value-type="float">
            <text:p>0.5268</text:p>
          </table:table-cell>
          <table:table-cell table:style-name="ce48" office:value-type="float" office:value="0.0335815465911515" calcext:value-type="float">
            <text:p>0.0336</text:p>
          </table:table-cell>
          <table:table-cell table:style-name="ce48" office:value-type="float" office:value="0.022716049382716" calcext:value-type="float">
            <text:p>0.0227</text:p>
          </table:table-cell>
          <table:table-cell table:style-name="ce36" office:value-type="float" office:value="0.482070045979197" calcext:value-type="float">
            <text:p>0.4821</text:p>
          </table:table-cell>
          <table:table-cell table:style-name="ce48" office:value-type="float" office:value="0.051207066679828" calcext:value-type="float">
            <text:p>0.0512</text:p>
          </table:table-cell>
          <table:table-cell table:style-name="ce48" office:value-type="float" office:value="0.501358024691358" calcext:value-type="float">
            <text:p>0.5014</text:p>
          </table:table-cell>
          <table:table-cell table:style-name="ce8" office:value-type="float" office:value="0.574956163477738" calcext:value-type="float">
            <text:p>0.5750</text:p>
          </table:table-cell>
          <table:table-cell table:style-name="ce48" office:value-type="float" office:value="0.0785990758297015" calcext:value-type="float">
            <text:p>0.0786</text:p>
          </table:table-cell>
          <table:table-cell table:style-name="ce48" office:value-type="float" office:value="0.0396296296296296" calcext:value-type="float">
            <text:p>0.0396</text:p>
          </table:table-cell>
          <table:table-cell table:style-name="ce36" office:value-type="float" office:value="0.398269459335321" calcext:value-type="float">
            <text:p>0.3983</text:p>
          </table:table-cell>
          <table:table-cell table:style-name="ce48" office:value-type="float" office:value="0.0448624081069956" calcext:value-type="float">
            <text:p>0.0449</text:p>
          </table:table-cell>
          <table:table-cell table:style-name="ce48" office:value-type="float" office:value="0.505555555555556" calcext:value-type="float">
            <text:p>0.505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arrot</text:p>
          </table:table-cell>
          <table:table-cell table:style-name="ce53" office:value-type="float" office:value="0.511696438730231" calcext:value-type="float">
            <text:p>0.5117</text:p>
          </table:table-cell>
          <table:table-cell office:value-type="float" office:value="0.0263723044486035" calcext:value-type="float">
            <text:p>0.0264</text:p>
          </table:table-cell>
          <table:table-cell office:value-type="float" office:value="0.017037037037037" calcext:value-type="float">
            <text:p>0.0170</text:p>
          </table:table-cell>
          <table:table-cell table:style-name="ce54" office:value-type="float" office:value="0.504295141654341" calcext:value-type="float">
            <text:p>0.5043</text:p>
          </table:table-cell>
          <table:table-cell office:value-type="float" office:value="0.0555935000422821" calcext:value-type="float">
            <text:p>0.0556</text:p>
          </table:table-cell>
          <table:table-cell table:style-name="ce37" office:value-type="float" office:value="0.50037037037037" calcext:value-type="float">
            <text:p>0.5004</text:p>
          </table:table-cell>
          <table:table-cell table:style-name="ce8" office:value-type="float" office:value="0.497997496871089" calcext:value-type="float">
            <text:p>0.4980</text:p>
          </table:table-cell>
          <table:table-cell table:style-name="ce48" office:value-type="float" office:value="0.00135087816926927" calcext:value-type="float">
            <text:p>0.0014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36" office:value-type="float" office:value="0.513949254750256" calcext:value-type="float">
            <text:p>0.5139</text:p>
          </table:table-cell>
          <table:table-cell office:value-type="float" office:value="0.061048464055927" calcext:value-type="float">
            <text:p>0.0610</text:p>
          </table:table-cell>
          <table:table-cell table:style-name="ce37" office:value-type="float" office:value="0.499012345679012" calcext:value-type="float">
            <text:p>0.4990</text:p>
          </table:table-cell>
          <table:table-cell table:style-name="ce8" office:value-type="float" office:value="0.500893161906929" calcext:value-type="float">
            <text:p>0.5009</text:p>
          </table:table-cell>
          <table:table-cell table:style-name="ce48" office:value-type="float" office:value="0.00178632381385824" calcext:value-type="float">
            <text:p>0.0018</text:p>
          </table:table-cell>
          <table:table-cell table:style-name="ce48" office:value-type="float" office:value="0.0295061728395062" calcext:value-type="float">
            <text:p>0.0295</text:p>
          </table:table-cell>
          <table:table-cell table:style-name="ce36" office:value-type="float" office:value="0.546330640573444" calcext:value-type="float">
            <text:p>0.5463</text:p>
          </table:table-cell>
          <table:table-cell table:style-name="ce48" office:value-type="float" office:value="0.0316609050921779" calcext:value-type="float">
            <text:p>0.0317</text:p>
          </table:table-cell>
          <table:table-cell table:style-name="ce48" office:value-type="float" office:value="0.497037037037037" calcext:value-type="float">
            <text:p>0.4970</text:p>
          </table:table-cell>
          <table:table-cell table:style-name="ce8" office:value-type="float" office:value="0.506940493799067" calcext:value-type="float">
            <text:p>0.5069</text:p>
          </table:table-cell>
          <table:table-cell table:style-name="ce48" office:value-type="float" office:value="0.0156587302226303" calcext:value-type="float">
            <text:p>0.0157</text:p>
          </table:table-cell>
          <table:table-cell table:style-name="ce48" office:value-type="float" office:value="0.0264197530864197" calcext:value-type="float">
            <text:p>0.0264</text:p>
          </table:table-cell>
          <table:table-cell table:style-name="ce36" office:value-type="float" office:value="0.51811923995904" calcext:value-type="float">
            <text:p>0.5181</text:p>
          </table:table-cell>
          <table:table-cell table:style-name="ce48" office:value-type="float" office:value="0.0528695928147109" calcext:value-type="float">
            <text:p>0.0529</text:p>
          </table:table-cell>
          <table:table-cell table:style-name="ce48" office:value-type="float" office:value="0.49962962962963" calcext:value-type="float">
            <text:p>0.4996</text:p>
          </table:table-cell>
          <table:table-cell table:style-name="ce8" office:value-type="float" office:value="0.498748435544431" calcext:value-type="float">
            <text:p>0.4987</text:p>
          </table:table-cell>
          <table:table-cell table:style-name="ce48" office:value-type="float" office:value="0.00234981018216753" calcext:value-type="float">
            <text:p>0.0023</text:p>
          </table:table-cell>
          <table:table-cell table:style-name="ce48" office:value-type="float" office:value="0.0160493827160494" calcext:value-type="float">
            <text:p>0.0160</text:p>
          </table:table-cell>
          <table:table-cell table:style-name="ce36" office:value-type="float" office:value="0.486551371031972" calcext:value-type="float">
            <text:p>0.4866</text:p>
          </table:table-cell>
          <table:table-cell table:style-name="ce48" office:value-type="float" office:value="0.023324488204171" calcext:value-type="float">
            <text:p>0.0233</text:p>
          </table:table-cell>
          <table:table-cell table:style-name="ce48" office:value-type="float" office:value="0.5" calcext:value-type="float">
            <text:p>0.500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hot dog</text:p>
          </table:table-cell>
          <table:table-cell table:style-name="ce53" office:value-type="float" office:value="0.503931921450467" calcext:value-type="float">
            <text:p>0.5039</text:p>
          </table:table-cell>
          <table:table-cell office:value-type="float" office:value="0.0118780572770384" calcext:value-type="float">
            <text:p>0.0119</text:p>
          </table:table-cell>
          <table:table-cell office:value-type="float" office:value="0.0144444444444444" calcext:value-type="float">
            <text:p>0.0144</text:p>
          </table:table-cell>
          <table:table-cell table:style-name="ce54" office:value-type="float" office:value="0.522265477844006" calcext:value-type="float">
            <text:p>0.5223</text:p>
          </table:table-cell>
          <table:table-cell office:value-type="float" office:value="0.0628234630894943" calcext:value-type="float">
            <text:p>0.0628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491632648446157" calcext:value-type="float">
            <text:p>0.4916</text:p>
          </table:table-cell>
          <table:table-cell table:style-name="ce48" office:value-type="float" office:value="0.00989575290276481" calcext:value-type="float">
            <text:p>0.0099</text:p>
          </table:table-cell>
          <table:table-cell table:style-name="ce48" office:value-type="float" office:value="0.0279012345679012" calcext:value-type="float">
            <text:p>0.0279</text:p>
          </table:table-cell>
          <table:table-cell table:style-name="ce36" office:value-type="float" office:value="0.500292514628912" calcext:value-type="float">
            <text:p>0.5003</text:p>
          </table:table-cell>
          <table:table-cell office:value-type="float" office:value="0.0423503699065628" calcext:value-type="float">
            <text:p>0.0424</text:p>
          </table:table-cell>
          <table:table-cell table:style-name="ce37" office:value-type="float" office:value="0.5" calcext:value-type="float">
            <text:p>0.5000</text:p>
          </table:table-cell>
          <table:table-cell table:style-name="ce8" office:value-type="float" office:value="0.497580459581183" calcext:value-type="float">
            <text:p>0.4976</text:p>
          </table:table-cell>
          <table:table-cell table:style-name="ce48" office:value-type="float" office:value="0.00438566097120013" calcext:value-type="float">
            <text:p>0.0044</text:p>
          </table:table-cell>
          <table:table-cell table:style-name="ce48" office:value-type="float" office:value="0.0264197530864197" calcext:value-type="float">
            <text:p>0.0264</text:p>
          </table:table-cell>
          <table:table-cell table:style-name="ce36" office:value-type="float" office:value="0.577209409291018" calcext:value-type="float">
            <text:p>0.5772</text:p>
          </table:table-cell>
          <table:table-cell table:style-name="ce48" office:value-type="float" office:value="0.0326778640735517" calcext:value-type="float">
            <text:p>0.0327</text:p>
          </table:table-cell>
          <table:table-cell table:style-name="ce48" office:value-type="float" office:value="0.495925925925926" calcext:value-type="float">
            <text:p>0.4959</text:p>
          </table:table-cell>
          <table:table-cell table:style-name="ce8" office:value-type="float" office:value="0.498064918851436" calcext:value-type="float">
            <text:p>0.4981</text:p>
          </table:table-cell>
          <table:table-cell table:style-name="ce48" office:value-type="float" office:value="0.0038701622971286" calcext:value-type="float">
            <text:p>0.0039</text:p>
          </table:table-cell>
          <table:table-cell table:style-name="ce48" office:value-type="float" office:value="0.0151851851851852" calcext:value-type="float">
            <text:p>0.0152</text:p>
          </table:table-cell>
          <table:table-cell table:style-name="ce36" office:value-type="float" office:value="0.577001534416179" calcext:value-type="float">
            <text:p>0.5770</text:p>
          </table:table-cell>
          <table:table-cell table:style-name="ce48" office:value-type="float" office:value="0.0327033503510572" calcext:value-type="float">
            <text:p>0.0327</text:p>
          </table:table-cell>
          <table:table-cell table:style-name="ce48" office:value-type="float" office:value="0.496913580246914" calcext:value-type="float">
            <text:p>0.4969</text:p>
          </table:table-cell>
          <table:table-cell table:style-name="ce8" office:value-type="float" office:value="0.499687812158599" calcext:value-type="float">
            <text:p>0.4997</text:p>
          </table:table-cell>
          <table:table-cell table:style-name="ce48" office:value-type="float" office:value="0.000394852892083345" calcext:value-type="float">
            <text:p>0.0004</text:p>
          </table:table-cell>
          <table:table-cell table:style-name="ce48" office:value-type="float" office:value="0.0119753086419753" calcext:value-type="float">
            <text:p>0.0120</text:p>
          </table:table-cell>
          <table:table-cell table:style-name="ce36" office:value-type="float" office:value="0.555197372576498" calcext:value-type="float">
            <text:p>0.5552</text:p>
          </table:table-cell>
          <table:table-cell table:style-name="ce48" office:value-type="float" office:value="0.0357022197094546" calcext:value-type="float">
            <text:p>0.0357</text:p>
          </table:table-cell>
          <table:table-cell table:style-name="ce48" office:value-type="float" office:value="0.497160493827161" calcext:value-type="float">
            <text:p>0.497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pizza</text:p>
          </table:table-cell>
          <table:table-cell table:style-name="ce53" office:value-type="float" office:value="0.512913486005089" calcext:value-type="float">
            <text:p>0.5129</text:p>
          </table:table-cell>
          <table:table-cell office:value-type="float" office:value="0.00576340792771229" calcext:value-type="float">
            <text:p>0.0058</text:p>
          </table:table-cell>
          <table:table-cell office:value-type="float" office:value="0.0359259259259259" calcext:value-type="float">
            <text:p>0.0359</text:p>
          </table:table-cell>
          <table:table-cell table:style-name="ce54" office:value-type="float" office:value="0.490966921119593" calcext:value-type="float">
            <text:p>0.4910</text:p>
          </table:table-cell>
          <table:table-cell office:value-type="float" office:value="0.0472828799372645" calcext:value-type="float">
            <text:p>0.0473</text:p>
          </table:table-cell>
          <table:table-cell table:style-name="ce37" office:value-type="float" office:value="0.501851851851852" calcext:value-type="float">
            <text:p>0.5019</text:p>
          </table:table-cell>
          <table:table-cell table:style-name="ce8" office:value-type="float" office:value="0.504023536895674" calcext:value-type="float">
            <text:p>0.5040</text:p>
          </table:table-cell>
          <table:table-cell table:style-name="ce48" office:value-type="float" office:value="0.00666832356117132" calcext:value-type="float">
            <text:p>0.0067</text:p>
          </table:table-cell>
          <table:table-cell table:style-name="ce48" office:value-type="float" office:value="0.0335802469135802" calcext:value-type="float">
            <text:p>0.0336</text:p>
          </table:table-cell>
          <table:table-cell table:style-name="ce36" office:value-type="float" office:value="0.454914122137405" calcext:value-type="float">
            <text:p>0.4549</text:p>
          </table:table-cell>
          <table:table-cell office:value-type="float" office:value="0.0392057021429914" calcext:value-type="float">
            <text:p>0.0392</text:p>
          </table:table-cell>
          <table:table-cell table:style-name="ce37" office:value-type="float" office:value="0.505185185185185" calcext:value-type="float">
            <text:p>0.5052</text:p>
          </table:table-cell>
          <table:table-cell table:style-name="ce8" office:value-type="float" office:value="0.507601781170483" calcext:value-type="float">
            <text:p>0.5076</text:p>
          </table:table-cell>
          <table:table-cell table:style-name="ce48" office:value-type="float" office:value="0.0170069947786467" calcext:value-type="float">
            <text:p>0.0170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36" office:value-type="float" office:value="0.567000636132316" calcext:value-type="float">
            <text:p>0.5670</text:p>
          </table:table-cell>
          <table:table-cell table:style-name="ce48" office:value-type="float" office:value="0.0246332742191972" calcext:value-type="float">
            <text:p>0.0246</text:p>
          </table:table-cell>
          <table:table-cell table:style-name="ce48" office:value-type="float" office:value="0.491481481481481" calcext:value-type="float">
            <text:p>0.4915</text:p>
          </table:table-cell>
          <table:table-cell table:style-name="ce8" office:value-type="float" office:value="0.513613231552163" calcext:value-type="float">
            <text:p>0.5136</text:p>
          </table:table-cell>
          <table:table-cell table:style-name="ce48" office:value-type="float" office:value="0.0115297775724143" calcext:value-type="float">
            <text:p>0.0115</text:p>
          </table:table-cell>
          <table:table-cell table:style-name="ce48" office:value-type="float" office:value="0.0816049382716049" calcext:value-type="float">
            <text:p>0.0816</text:p>
          </table:table-cell>
          <table:table-cell table:style-name="ce36" office:value-type="float" office:value="0.559796437659033" calcext:value-type="float">
            <text:p>0.5598</text:p>
          </table:table-cell>
          <table:table-cell table:style-name="ce48" office:value-type="float" office:value="0.0272034437390118" calcext:value-type="float">
            <text:p>0.0272</text:p>
          </table:table-cell>
          <table:table-cell table:style-name="ce48" office:value-type="float" office:value="0.493703703703704" calcext:value-type="float">
            <text:p>0.4937</text:p>
          </table:table-cell>
          <table:table-cell table:style-name="ce8" office:value-type="float" office:value="0.555136768447837" calcext:value-type="float">
            <text:p>0.5551</text:p>
          </table:table-cell>
          <table:table-cell table:style-name="ce48" office:value-type="float" office:value="0.07312960401851" calcext:value-type="float">
            <text:p>0.0731</text:p>
          </table:table-cell>
          <table:table-cell table:style-name="ce48" office:value-type="float" office:value="0.0833333333333333" calcext:value-type="float">
            <text:p>0.0833</text:p>
          </table:table-cell>
          <table:table-cell table:style-name="ce36" office:value-type="float" office:value="0.529993638676845" calcext:value-type="float">
            <text:p>0.5300</text:p>
          </table:table-cell>
          <table:table-cell table:style-name="ce48" office:value-type="float" office:value="0.0216613561973961" calcext:value-type="float">
            <text:p>0.0217</text:p>
          </table:table-cell>
          <table:table-cell table:style-name="ce48" office:value-type="float" office:value="0.496666666666667" calcext:value-type="float">
            <text:p>0.496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donut</text:p>
          </table:table-cell>
          <table:table-cell table:style-name="ce53" office:value-type="float" office:value="0.49837296620776" calcext:value-type="float">
            <text:p>0.4984</text:p>
          </table:table-cell>
          <table:table-cell office:value-type="float" office:value="0.00193284670982234" calcext:value-type="float">
            <text:p>0.0019</text:p>
          </table:table-cell>
          <table:table-cell office:value-type="float" office:value="0.0166666666666667" calcext:value-type="float">
            <text:p>0.0167</text:p>
          </table:table-cell>
          <table:table-cell table:style-name="ce54" office:value-type="float" office:value="0.483883884769138" calcext:value-type="float">
            <text:p>0.4839</text:p>
          </table:table-cell>
          <table:table-cell office:value-type="float" office:value="0.0415175439833899" calcext:value-type="float">
            <text:p>0.0415</text:p>
          </table:table-cell>
          <table:table-cell table:style-name="ce37" office:value-type="float" office:value="0.501481481481482" calcext:value-type="float">
            <text:p>0.5015</text:p>
          </table:table-cell>
          <table:table-cell table:style-name="ce8" office:value-type="float" office:value="0.499812265331665" calcext:value-type="float">
            <text:p>0.4998</text:p>
          </table:table-cell>
          <table:table-cell table:style-name="ce48" office:value-type="float" office:value="0.000250312891113902" calcext:value-type="float">
            <text:p>0.0003</text:p>
          </table:table-cell>
          <table:table-cell table:style-name="ce48" office:value-type="float" office:value="0.0138271604938272" calcext:value-type="float">
            <text:p>0.0138</text:p>
          </table:table-cell>
          <table:table-cell table:style-name="ce36" office:value-type="float" office:value="0.516299837712274" calcext:value-type="float">
            <text:p>0.5163</text:p>
          </table:table-cell>
          <table:table-cell office:value-type="float" office:value="0.0102636139402807" calcext:value-type="float">
            <text:p>0.0103</text:p>
          </table:table-cell>
          <table:table-cell table:style-name="ce37" office:value-type="float" office:value="0.499012345679012" calcext:value-type="float">
            <text:p>0.4990</text:p>
          </table:table-cell>
          <table:table-cell table:style-name="ce8" office:value-type="float" office:value="0.503208556149733" calcext:value-type="float">
            <text:p>0.5032</text:p>
          </table:table-cell>
          <table:table-cell table:style-name="ce48" office:value-type="float" office:value="0.00641711229946522" calcext:value-type="float">
            <text:p>0.0064</text:p>
          </table:table-cell>
          <table:table-cell table:style-name="ce48" office:value-type="float" office:value="0.0248148148148148" calcext:value-type="float">
            <text:p>0.0248</text:p>
          </table:table-cell>
          <table:table-cell table:style-name="ce36" office:value-type="float" office:value="0.566895495501375" calcext:value-type="float">
            <text:p>0.5669</text:p>
          </table:table-cell>
          <table:table-cell table:style-name="ce48" office:value-type="float" office:value="0.0394666884509745" calcext:value-type="float">
            <text:p>0.0395</text:p>
          </table:table-cell>
          <table:table-cell table:style-name="ce48" office:value-type="float" office:value="0.496049382716049" calcext:value-type="float">
            <text:p>0.4960</text:p>
          </table:table-cell>
          <table:table-cell table:style-name="ce8" office:value-type="float" office:value="0.517783593127773" calcext:value-type="float">
            <text:p>0.5178</text:p>
          </table:table-cell>
          <table:table-cell table:style-name="ce48" office:value-type="float" office:value="0.0269790023224425" calcext:value-type="float">
            <text:p>0.0270</text:p>
          </table:table-cell>
          <table:table-cell table:style-name="ce48" office:value-type="float" office:value="0.0225925925925926" calcext:value-type="float">
            <text:p>0.0226</text:p>
          </table:table-cell>
          <table:table-cell table:style-name="ce36" office:value-type="float" office:value="0.548708921551499" calcext:value-type="float">
            <text:p>0.5487</text:p>
          </table:table-cell>
          <table:table-cell table:style-name="ce48" office:value-type="float" office:value="0.0151691790224784" calcext:value-type="float">
            <text:p>0.0152</text:p>
          </table:table-cell>
          <table:table-cell table:style-name="ce48" office:value-type="float" office:value="0.497407407407407" calcext:value-type="float">
            <text:p>0.4974</text:p>
          </table:table-cell>
          <table:table-cell table:style-name="ce8" office:value-type="float" office:value="0.513448628968028" calcext:value-type="float">
            <text:p>0.5134</text:p>
          </table:table-cell>
          <table:table-cell table:style-name="ce48" office:value-type="float" office:value="0.0268972579360564" calcext:value-type="float">
            <text:p>0.0269</text:p>
          </table:table-cell>
          <table:table-cell table:style-name="ce48" office:value-type="float" office:value="0.0134567901234568" calcext:value-type="float">
            <text:p>0.0135</text:p>
          </table:table-cell>
          <table:table-cell table:style-name="ce36" office:value-type="float" office:value="0.543980840328409" calcext:value-type="float">
            <text:p>0.5440</text:p>
          </table:table-cell>
          <table:table-cell table:style-name="ce48" office:value-type="float" office:value="0.0334639083800872" calcext:value-type="float">
            <text:p>0.0335</text:p>
          </table:table-cell>
          <table:table-cell table:style-name="ce48" office:value-type="float" office:value="0.497037037037037" calcext:value-type="float">
            <text:p>0.497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ake</text:p>
          </table:table-cell>
          <table:table-cell table:style-name="ce53" office:value-type="float" office:value="0.512827381850076" calcext:value-type="float">
            <text:p>0.5128</text:p>
          </table:table-cell>
          <table:table-cell office:value-type="float" office:value="0.0140266622316225" calcext:value-type="float">
            <text:p>0.0140</text:p>
          </table:table-cell>
          <table:table-cell office:value-type="float" office:value="0.0282716049382716" calcext:value-type="float">
            <text:p>0.0283</text:p>
          </table:table-cell>
          <table:table-cell table:style-name="ce54" office:value-type="float" office:value="0.503912670091572" calcext:value-type="float">
            <text:p>0.5039</text:p>
          </table:table-cell>
          <table:table-cell office:value-type="float" office:value="0.0493061689977821" calcext:value-type="float">
            <text:p>0.0493</text:p>
          </table:table-cell>
          <table:table-cell table:style-name="ce37" office:value-type="float" office:value="0.50037037037037" calcext:value-type="float">
            <text:p>0.5004</text:p>
          </table:table-cell>
          <table:table-cell table:style-name="ce8" office:value-type="float" office:value="0.499684024236655" calcext:value-type="float">
            <text:p>0.4997</text:p>
          </table:table-cell>
          <table:table-cell table:style-name="ce48" office:value-type="float" office:value="0.000399719148042445" calcext:value-type="float">
            <text:p>0.0004</text:p>
          </table:table-cell>
          <table:table-cell table:style-name="ce48" office:value-type="float" office:value="0.0237037037037037" calcext:value-type="float">
            <text:p>0.0237</text:p>
          </table:table-cell>
          <table:table-cell table:style-name="ce36" office:value-type="float" office:value="0.493212017027278" calcext:value-type="float">
            <text:p>0.4932</text:p>
          </table:table-cell>
          <table:table-cell office:value-type="float" office:value="0.0311015065647298" calcext:value-type="float">
            <text:p>0.0311</text:p>
          </table:table-cell>
          <table:table-cell table:style-name="ce37" office:value-type="float" office:value="0.50037037037037" calcext:value-type="float">
            <text:p>0.5004</text:p>
          </table:table-cell>
          <table:table-cell table:style-name="ce8" office:value-type="float" office:value="0.520912901723335" calcext:value-type="float">
            <text:p>0.5209</text:p>
          </table:table-cell>
          <table:table-cell table:style-name="ce48" office:value-type="float" office:value="0.0418258034466698" calcext:value-type="float">
            <text:p>0.0418</text:p>
          </table:table-cell>
          <table:table-cell table:style-name="ce48" office:value-type="float" office:value="0.0524691358024691" calcext:value-type="float">
            <text:p>0.0525</text:p>
          </table:table-cell>
          <table:table-cell table:style-name="ce36" office:value-type="float" office:value="0.531625619356123" calcext:value-type="float">
            <text:p>0.5316</text:p>
          </table:table-cell>
          <table:table-cell table:style-name="ce48" office:value-type="float" office:value="0.0407524476794326" calcext:value-type="float">
            <text:p>0.0408</text:p>
          </table:table-cell>
          <table:table-cell table:style-name="ce48" office:value-type="float" office:value="0.496543209876543" calcext:value-type="float">
            <text:p>0.4965</text:p>
          </table:table-cell>
          <table:table-cell table:style-name="ce8" office:value-type="float" office:value="0.516202129242067" calcext:value-type="float">
            <text:p>0.5162</text:p>
          </table:table-cell>
          <table:table-cell table:style-name="ce48" office:value-type="float" office:value="0.0328800905920144" calcext:value-type="float">
            <text:p>0.0329</text:p>
          </table:table-cell>
          <table:table-cell table:style-name="ce48" office:value-type="float" office:value="0.0416049382716049" calcext:value-type="float">
            <text:p>0.0416</text:p>
          </table:table-cell>
          <table:table-cell table:style-name="ce36" office:value-type="float" office:value="0.536840712555272" calcext:value-type="float">
            <text:p>0.5368</text:p>
          </table:table-cell>
          <table:table-cell table:style-name="ce48" office:value-type="float" office:value="0.0312312088945481" calcext:value-type="float">
            <text:p>0.0312</text:p>
          </table:table-cell>
          <table:table-cell table:style-name="ce48" office:value-type="float" office:value="0.496666666666667" calcext:value-type="float">
            <text:p>0.4967</text:p>
          </table:table-cell>
          <table:table-cell table:style-name="ce8" office:value-type="float" office:value="0.504205072858185" calcext:value-type="float">
            <text:p>0.5042</text:p>
          </table:table-cell>
          <table:table-cell table:style-name="ce48" office:value-type="float" office:value="0.0087296348468343" calcext:value-type="float">
            <text:p>0.0087</text:p>
          </table:table-cell>
          <table:table-cell table:style-name="ce48" office:value-type="float" office:value="0.0251851851851852" calcext:value-type="float">
            <text:p>0.0252</text:p>
          </table:table-cell>
          <table:table-cell table:style-name="ce36" office:value-type="float" office:value="0.567376481445371" calcext:value-type="float">
            <text:p>0.5674</text:p>
          </table:table-cell>
          <table:table-cell table:style-name="ce48" office:value-type="float" office:value="0.0442641492943" calcext:value-type="float">
            <text:p>0.0443</text:p>
          </table:table-cell>
          <table:table-cell table:style-name="ce48" office:value-type="float" office:value="0.493456790123457" calcext:value-type="float">
            <text:p>0.493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hair</text:p>
          </table:table-cell>
          <table:table-cell table:style-name="ce53" office:value-type="float" office:value="0.490497657358836" calcext:value-type="float">
            <text:p>0.4905</text:p>
          </table:table-cell>
          <table:table-cell office:value-type="float" office:value="0.0168196412615645" calcext:value-type="float">
            <text:p>0.0168</text:p>
          </table:table-cell>
          <table:table-cell office:value-type="float" office:value="0.312345679012346" calcext:value-type="float">
            <text:p>0.3123</text:p>
          </table:table-cell>
          <table:table-cell table:style-name="ce54" office:value-type="float" office:value="0.482650486472933" calcext:value-type="float">
            <text:p>0.4827</text:p>
          </table:table-cell>
          <table:table-cell office:value-type="float" office:value="0.00996938605000737" calcext:value-type="float">
            <text:p>0.0100</text:p>
          </table:table-cell>
          <table:table-cell table:style-name="ce37" office:value-type="float" office:value="0.506913580246914" calcext:value-type="float">
            <text:p>0.5069</text:p>
          </table:table-cell>
          <table:table-cell table:style-name="ce8" office:value-type="float" office:value="0.531148704349453" calcext:value-type="float">
            <text:p>0.5311</text:p>
          </table:table-cell>
          <table:table-cell table:style-name="ce48" office:value-type="float" office:value="0.0509159818346567" calcext:value-type="float">
            <text:p>0.0509</text:p>
          </table:table-cell>
          <table:table-cell table:style-name="ce48" office:value-type="float" office:value="0.157654320987654" calcext:value-type="float">
            <text:p>0.1577</text:p>
          </table:table-cell>
          <table:table-cell table:style-name="ce36" office:value-type="float" office:value="0.495613890561905" calcext:value-type="float">
            <text:p>0.4956</text:p>
          </table:table-cell>
          <table:table-cell office:value-type="float" office:value="0.0108565122961091" calcext:value-type="float">
            <text:p>0.0109</text:p>
          </table:table-cell>
          <table:table-cell table:style-name="ce37" office:value-type="float" office:value="0.501234567901235" calcext:value-type="float">
            <text:p>0.5012</text:p>
          </table:table-cell>
          <table:table-cell table:style-name="ce8" office:value-type="float" office:value="0.503970567029363" calcext:value-type="float">
            <text:p>0.5040</text:p>
          </table:table-cell>
          <table:table-cell table:style-name="ce48" office:value-type="float" office:value="0.0108854376709219" calcext:value-type="float">
            <text:p>0.0109</text:p>
          </table:table-cell>
          <table:table-cell table:style-name="ce48" office:value-type="float" office:value="0.190493827160494" calcext:value-type="float">
            <text:p>0.1905</text:p>
          </table:table-cell>
          <table:table-cell table:style-name="ce36" office:value-type="float" office:value="0.500182922392387" calcext:value-type="float">
            <text:p>0.5002</text:p>
          </table:table-cell>
          <table:table-cell table:style-name="ce48" office:value-type="float" office:value="0.0256661808933726" calcext:value-type="float">
            <text:p>0.0257</text:p>
          </table:table-cell>
          <table:table-cell table:style-name="ce48" office:value-type="float" office:value="0.49962962962963" calcext:value-type="float">
            <text:p>0.4996</text:p>
          </table:table-cell>
          <table:table-cell table:style-name="ce8" office:value-type="float" office:value="0.51285701630085" calcext:value-type="float">
            <text:p>0.5129</text:p>
          </table:table-cell>
          <table:table-cell table:style-name="ce48" office:value-type="float" office:value="0.012951767393493" calcext:value-type="float">
            <text:p>0.0130</text:p>
          </table:table-cell>
          <table:table-cell table:style-name="ce48" office:value-type="float" office:value="0.15037037037037" calcext:value-type="float">
            <text:p>0.1504</text:p>
          </table:table-cell>
          <table:table-cell table:style-name="ce36" office:value-type="float" office:value="0.50445285371759" calcext:value-type="float">
            <text:p>0.5045</text:p>
          </table:table-cell>
          <table:table-cell table:style-name="ce48" office:value-type="float" office:value="0.0115132535715044" calcext:value-type="float">
            <text:p>0.0115</text:p>
          </table:table-cell>
          <table:table-cell table:style-name="ce48" office:value-type="float" office:value="0.498641975308642" calcext:value-type="float">
            <text:p>0.4986</text:p>
          </table:table-cell>
          <table:table-cell table:style-name="ce8" office:value-type="float" office:value="0.552842961183093" calcext:value-type="float">
            <text:p>0.5528</text:p>
          </table:table-cell>
          <table:table-cell table:style-name="ce48" office:value-type="float" office:value="0.0336075824826593" calcext:value-type="float">
            <text:p>0.0336</text:p>
          </table:table-cell>
          <table:table-cell table:style-name="ce48" office:value-type="float" office:value="0.217530864197531" calcext:value-type="float">
            <text:p>0.2175</text:p>
          </table:table-cell>
          <table:table-cell table:style-name="ce36" office:value-type="float" office:value="0.518350733836533" calcext:value-type="float">
            <text:p>0.5184</text:p>
          </table:table-cell>
          <table:table-cell table:style-name="ce48" office:value-type="float" office:value="0.00538615390735156" calcext:value-type="float">
            <text:p>0.0054</text:p>
          </table:table-cell>
          <table:table-cell table:style-name="ce48" office:value-type="float" office:value="0.492098765432099" calcext:value-type="float">
            <text:p>0.492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ouch</text:p>
          </table:table-cell>
          <table:table-cell table:style-name="ce53" office:value-type="float" office:value="0.501917111803139" calcext:value-type="float">
            <text:p>0.5019</text:p>
          </table:table-cell>
          <table:table-cell office:value-type="float" office:value="0.00705205872040272" calcext:value-type="float">
            <text:p>0.0071</text:p>
          </table:table-cell>
          <table:table-cell office:value-type="float" office:value="0.047037037037037" calcext:value-type="float">
            <text:p>0.0470</text:p>
          </table:table-cell>
          <table:table-cell table:style-name="ce54" office:value-type="float" office:value="0.44914923483287" calcext:value-type="float">
            <text:p>0.4491</text:p>
          </table:table-cell>
          <table:table-cell office:value-type="float" office:value="0.0274695641562818" calcext:value-type="float">
            <text:p>0.0275</text:p>
          </table:table-cell>
          <table:table-cell table:style-name="ce37" office:value-type="float" office:value="0.507037037037037" calcext:value-type="float">
            <text:p>0.5070</text:p>
          </table:table-cell>
          <table:table-cell table:style-name="ce8" office:value-type="float" office:value="0.553720524818791" calcext:value-type="float">
            <text:p>0.5537</text:p>
          </table:table-cell>
          <table:table-cell table:style-name="ce48" office:value-type="float" office:value="0.0830856699160615" calcext:value-type="float">
            <text:p>0.0831</text:p>
          </table:table-cell>
          <table:table-cell table:style-name="ce48" office:value-type="float" office:value="0.187530864197531" calcext:value-type="float">
            <text:p>0.1875</text:p>
          </table:table-cell>
          <table:table-cell table:style-name="ce36" office:value-type="float" office:value="0.472181264241832" calcext:value-type="float">
            <text:p>0.4722</text:p>
          </table:table-cell>
          <table:table-cell office:value-type="float" office:value="0.028551914247476" calcext:value-type="float">
            <text:p>0.0286</text:p>
          </table:table-cell>
          <table:table-cell table:style-name="ce37" office:value-type="float" office:value="0.503703703703704" calcext:value-type="float">
            <text:p>0.5037</text:p>
          </table:table-cell>
          <table:table-cell table:style-name="ce8" office:value-type="float" office:value="0.498733195641165" calcext:value-type="float">
            <text:p>0.4987</text:p>
          </table:table-cell>
          <table:table-cell table:style-name="ce48" office:value-type="float" office:value="0.00693707986178851" calcext:value-type="float">
            <text:p>0.0069</text:p>
          </table:table-cell>
          <table:table-cell table:style-name="ce48" office:value-type="float" office:value="0.0645679012345679" calcext:value-type="float">
            <text:p>0.0646</text:p>
          </table:table-cell>
          <table:table-cell table:style-name="ce36" office:value-type="float" office:value="0.496825850865778" calcext:value-type="float">
            <text:p>0.4968</text:p>
          </table:table-cell>
          <table:table-cell table:style-name="ce48" office:value-type="float" office:value="0.0134030950206294" calcext:value-type="float">
            <text:p>0.0134</text:p>
          </table:table-cell>
          <table:table-cell table:style-name="ce48" office:value-type="float" office:value="0.500246913580247" calcext:value-type="float">
            <text:p>0.5002</text:p>
          </table:table-cell>
          <table:table-cell table:style-name="ce8" office:value-type="float" office:value="0.560553033199079" calcext:value-type="float">
            <text:p>0.5606</text:p>
          </table:table-cell>
          <table:table-cell table:style-name="ce48" office:value-type="float" office:value="0.055783231566355" calcext:value-type="float">
            <text:p>0.0558</text:p>
          </table:table-cell>
          <table:table-cell table:style-name="ce48" office:value-type="float" office:value="0.0795061728395062" calcext:value-type="float">
            <text:p>0.0795</text:p>
          </table:table-cell>
          <table:table-cell table:style-name="ce36" office:value-type="float" office:value="0.493032302570269" calcext:value-type="float">
            <text:p>0.4930</text:p>
          </table:table-cell>
          <table:table-cell table:style-name="ce48" office:value-type="float" office:value="0.0196130912885947" calcext:value-type="float">
            <text:p>0.0196</text:p>
          </table:table-cell>
          <table:table-cell table:style-name="ce48" office:value-type="float" office:value="0.501728395061728" calcext:value-type="float">
            <text:p>0.5017</text:p>
          </table:table-cell>
          <table:table-cell table:style-name="ce8" office:value-type="float" office:value="0.502487539466133" calcext:value-type="float">
            <text:p>0.5025</text:p>
          </table:table-cell>
          <table:table-cell table:style-name="ce48" office:value-type="float" office:value="0.00924212671079057" calcext:value-type="float">
            <text:p>0.0092</text:p>
          </table:table-cell>
          <table:table-cell table:style-name="ce48" office:value-type="float" office:value="0.0634567901234568" calcext:value-type="float">
            <text:p>0.0635</text:p>
          </table:table-cell>
          <table:table-cell table:style-name="ce36" office:value-type="float" office:value="0.497067595674564" calcext:value-type="float">
            <text:p>0.4971</text:p>
          </table:table-cell>
          <table:table-cell table:style-name="ce48" office:value-type="float" office:value="0.0389662032456347" calcext:value-type="float">
            <text:p>0.0390</text:p>
          </table:table-cell>
          <table:table-cell table:style-name="ce48" office:value-type="float" office:value="0.499876543209877" calcext:value-type="float">
            <text:p>0.499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potted plant</text:p>
          </table:table-cell>
          <table:table-cell table:style-name="ce53" office:value-type="float" office:value="0.497803611179817" calcext:value-type="float">
            <text:p>0.4978</text:p>
          </table:table-cell>
          <table:table-cell office:value-type="float" office:value="0.0046962093357071" calcext:value-type="float">
            <text:p>0.0047</text:p>
          </table:table-cell>
          <table:table-cell office:value-type="float" office:value="0.05" calcext:value-type="float">
            <text:p>0.0500</text:p>
          </table:table-cell>
          <table:table-cell table:style-name="ce54" office:value-type="float" office:value="0.50208261192184" calcext:value-type="float">
            <text:p>0.5021</text:p>
          </table:table-cell>
          <table:table-cell office:value-type="float" office:value="0.0241532811790102" calcext:value-type="float">
            <text:p>0.0242</text:p>
          </table:table-cell>
          <table:table-cell table:style-name="ce37" office:value-type="float" office:value="0.500246913580247" calcext:value-type="float">
            <text:p>0.5002</text:p>
          </table:table-cell>
          <table:table-cell table:style-name="ce8" office:value-type="float" office:value="0.50375958446698" calcext:value-type="float">
            <text:p>0.5038</text:p>
          </table:table-cell>
          <table:table-cell table:style-name="ce48" office:value-type="float" office:value="0.00585079568672748" calcext:value-type="float">
            <text:p>0.0059</text:p>
          </table:table-cell>
          <table:table-cell table:style-name="ce48" office:value-type="float" office:value="0.052716049382716" calcext:value-type="float">
            <text:p>0.0527</text:p>
          </table:table-cell>
          <table:table-cell table:style-name="ce36" office:value-type="float" office:value="0.481632451150136" calcext:value-type="float">
            <text:p>0.4816</text:p>
          </table:table-cell>
          <table:table-cell office:value-type="float" office:value="0.0317881028241356" calcext:value-type="float">
            <text:p>0.0318</text:p>
          </table:table-cell>
          <table:table-cell table:style-name="ce37" office:value-type="float" office:value="0.502716049382716" calcext:value-type="float">
            <text:p>0.5027</text:p>
          </table:table-cell>
          <table:table-cell table:style-name="ce8" office:value-type="float" office:value="0.527499381647292" calcext:value-type="float">
            <text:p>0.5275</text:p>
          </table:table-cell>
          <table:table-cell table:style-name="ce48" office:value-type="float" office:value="0.0566862258700179" calcext:value-type="float">
            <text:p>0.0567</text:p>
          </table:table-cell>
          <table:table-cell table:style-name="ce48" office:value-type="float" office:value="0.111851851851852" calcext:value-type="float">
            <text:p>0.1119</text:p>
          </table:table-cell>
          <table:table-cell table:style-name="ce36" office:value-type="float" office:value="0.48323522137027" calcext:value-type="float">
            <text:p>0.4832</text:p>
          </table:table-cell>
          <table:table-cell table:style-name="ce48" office:value-type="float" office:value="0.0359351522057854" calcext:value-type="float">
            <text:p>0.0359</text:p>
          </table:table-cell>
          <table:table-cell table:style-name="ce48" office:value-type="float" office:value="0.502469135802469" calcext:value-type="float">
            <text:p>0.5025</text:p>
          </table:table-cell>
          <table:table-cell table:style-name="ce8" office:value-type="float" office:value="0.512861736334405" calcext:value-type="float">
            <text:p>0.5129</text:p>
          </table:table-cell>
          <table:table-cell table:style-name="ce48" office:value-type="float" office:value="0.0255990397794962" calcext:value-type="float">
            <text:p>0.0256</text:p>
          </table:table-cell>
          <table:table-cell table:style-name="ce48" office:value-type="float" office:value="0.0522222222222222" calcext:value-type="float">
            <text:p>0.0522</text:p>
          </table:table-cell>
          <table:table-cell table:style-name="ce36" office:value-type="float" office:value="0.502018303240168" calcext:value-type="float">
            <text:p>0.5020</text:p>
          </table:table-cell>
          <table:table-cell table:style-name="ce48" office:value-type="float" office:value="0.0287974990498955" calcext:value-type="float">
            <text:p>0.0288</text:p>
          </table:table-cell>
          <table:table-cell table:style-name="ce48" office:value-type="float" office:value="0.50037037037037" calcext:value-type="float">
            <text:p>0.5004</text:p>
          </table:table-cell>
          <table:table-cell table:style-name="ce8" office:value-type="float" office:value="0.512980460054415" calcext:value-type="float">
            <text:p>0.5130</text:p>
          </table:table-cell>
          <table:table-cell table:style-name="ce48" office:value-type="float" office:value="0.0083019016775925" calcext:value-type="float">
            <text:p>0.0083</text:p>
          </table:table-cell>
          <table:table-cell table:style-name="ce48" office:value-type="float" office:value="0.0576543209876543" calcext:value-type="float">
            <text:p>0.0577</text:p>
          </table:table-cell>
          <table:table-cell table:style-name="ce36" office:value-type="float" office:value="0.509136779619095" calcext:value-type="float">
            <text:p>0.5091</text:p>
          </table:table-cell>
          <table:table-cell table:style-name="ce48" office:value-type="float" office:value="0.0216668677008558" calcext:value-type="float">
            <text:p>0.0217</text:p>
          </table:table-cell>
          <table:table-cell table:style-name="ce48" office:value-type="float" office:value="0.498024691358025" calcext:value-type="float">
            <text:p>0.498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ed</text:p>
          </table:table-cell>
          <table:table-cell table:style-name="ce53" office:value-type="float" office:value="0.506401738822698" calcext:value-type="float">
            <text:p>0.5064</text:p>
          </table:table-cell>
          <table:table-cell office:value-type="float" office:value="0.00685126172654213" calcext:value-type="float">
            <text:p>0.0069</text:p>
          </table:table-cell>
          <table:table-cell office:value-type="float" office:value="0.0374074074074074" calcext:value-type="float">
            <text:p>0.0374</text:p>
          </table:table-cell>
          <table:table-cell table:style-name="ce54" office:value-type="float" office:value="0.485715673737678" calcext:value-type="float">
            <text:p>0.4857</text:p>
          </table:table-cell>
          <table:table-cell office:value-type="float" office:value="0.0314026105447958" calcext:value-type="float">
            <text:p>0.0314</text:p>
          </table:table-cell>
          <table:table-cell table:style-name="ce37" office:value-type="float" office:value="0.502098765432099" calcext:value-type="float">
            <text:p>0.5021</text:p>
          </table:table-cell>
          <table:table-cell table:style-name="ce8" office:value-type="float" office:value="0.508848553404872" calcext:value-type="float">
            <text:p>0.5088</text:p>
          </table:table-cell>
          <table:table-cell table:style-name="ce48" office:value-type="float" office:value="0.0195153304297558" calcext:value-type="float">
            <text:p>0.0195</text:p>
          </table:table-cell>
          <table:table-cell table:style-name="ce48" office:value-type="float" office:value="0.0583950617283951" calcext:value-type="float">
            <text:p>0.0584</text:p>
          </table:table-cell>
          <table:table-cell table:style-name="ce36" office:value-type="float" office:value="0.463388272832973" calcext:value-type="float">
            <text:p>0.4634</text:p>
          </table:table-cell>
          <table:table-cell office:value-type="float" office:value="0.025672735471312" calcext:value-type="float">
            <text:p>0.0257</text:p>
          </table:table-cell>
          <table:table-cell table:style-name="ce37" office:value-type="float" office:value="0.504320987654321" calcext:value-type="float">
            <text:p>0.5043</text:p>
          </table:table-cell>
          <table:table-cell table:style-name="ce8" office:value-type="float" office:value="0.505533685749634" calcext:value-type="float">
            <text:p>0.5055</text:p>
          </table:table-cell>
          <table:table-cell table:style-name="ce48" office:value-type="float" office:value="0.0118698337088363" calcext:value-type="float">
            <text:p>0.0119</text:p>
          </table:table-cell>
          <table:table-cell table:style-name="ce48" office:value-type="float" office:value="0.0390123456790123" calcext:value-type="float">
            <text:p>0.0390</text:p>
          </table:table-cell>
          <table:table-cell table:style-name="ce36" office:value-type="float" office:value="0.504445535108979" calcext:value-type="float">
            <text:p>0.5044</text:p>
          </table:table-cell>
          <table:table-cell table:style-name="ce48" office:value-type="float" office:value="0.0379721461521535" calcext:value-type="float">
            <text:p>0.0380</text:p>
          </table:table-cell>
          <table:table-cell table:style-name="ce48" office:value-type="float" office:value="0.498888888888889" calcext:value-type="float">
            <text:p>0.4989</text:p>
          </table:table-cell>
          <table:table-cell table:style-name="ce8" office:value-type="float" office:value="0.504960071982904" calcext:value-type="float">
            <text:p>0.5050</text:p>
          </table:table-cell>
          <table:table-cell table:style-name="ce48" office:value-type="float" office:value="0.00820721620505957" calcext:value-type="float">
            <text:p>0.0082</text:p>
          </table:table-cell>
          <table:table-cell table:style-name="ce48" office:value-type="float" office:value="0.0401234567901235" calcext:value-type="float">
            <text:p>0.0401</text:p>
          </table:table-cell>
          <table:table-cell table:style-name="ce36" office:value-type="float" office:value="0.526362595253054" calcext:value-type="float">
            <text:p>0.5264</text:p>
          </table:table-cell>
          <table:table-cell table:style-name="ce48" office:value-type="float" office:value="0.0289130768227288" calcext:value-type="float">
            <text:p>0.0289</text:p>
          </table:table-cell>
          <table:table-cell table:style-name="ce48" office:value-type="float" office:value="0.49716049382716" calcext:value-type="float">
            <text:p>0.4972</text:p>
          </table:table-cell>
          <table:table-cell table:style-name="ce8" office:value-type="float" office:value="0.504802609380272" calcext:value-type="float">
            <text:p>0.5048</text:p>
          </table:table-cell>
          <table:table-cell table:style-name="ce48" office:value-type="float" office:value="0.00960521876054439" calcext:value-type="float">
            <text:p>0.0096</text:p>
          </table:table-cell>
          <table:table-cell table:style-name="ce48" office:value-type="float" office:value="0.0477777777777778" calcext:value-type="float">
            <text:p>0.0478</text:p>
          </table:table-cell>
          <table:table-cell table:style-name="ce36" office:value-type="float" office:value="0.506548729230948" calcext:value-type="float">
            <text:p>0.5065</text:p>
          </table:table-cell>
          <table:table-cell table:style-name="ce48" office:value-type="float" office:value="0.0338506143036005" calcext:value-type="float">
            <text:p>0.0339</text:p>
          </table:table-cell>
          <table:table-cell table:style-name="ce48" office:value-type="float" office:value="0.498641975308642" calcext:value-type="float">
            <text:p>0.498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dining table</text:p>
          </table:table-cell>
          <table:table-cell table:style-name="ce53" office:value-type="float" office:value="0.509152657105509" calcext:value-type="float">
            <text:p>0.5092</text:p>
          </table:table-cell>
          <table:table-cell office:value-type="float" office:value="0.00888000007825688" calcext:value-type="float">
            <text:p>0.0089</text:p>
          </table:table-cell>
          <table:table-cell office:value-type="float" office:value="0.125679012345679" calcext:value-type="float">
            <text:p>0.1257</text:p>
          </table:table-cell>
          <table:table-cell table:style-name="ce54" office:value-type="float" office:value="0.498778604245378" calcext:value-type="float">
            <text:p>0.4988</text:p>
          </table:table-cell>
          <table:table-cell office:value-type="float" office:value="0.0256704059219097" calcext:value-type="float">
            <text:p>0.0257</text:p>
          </table:table-cell>
          <table:table-cell table:style-name="ce37" office:value-type="float" office:value="0.500123456790123" calcext:value-type="float">
            <text:p>0.5001</text:p>
          </table:table-cell>
          <table:table-cell table:style-name="ce8" office:value-type="float" office:value="0.509262784465121" calcext:value-type="float">
            <text:p>0.5093</text:p>
          </table:table-cell>
          <table:table-cell table:style-name="ce48" office:value-type="float" office:value="0.0217622126401964" calcext:value-type="float">
            <text:p>0.0218</text:p>
          </table:table-cell>
          <table:table-cell table:style-name="ce48" office:value-type="float" office:value="0.223950617283951" calcext:value-type="float">
            <text:p>0.2240</text:p>
          </table:table-cell>
          <table:table-cell table:style-name="ce36" office:value-type="float" office:value="0.481596310212808" calcext:value-type="float">
            <text:p>0.4816</text:p>
          </table:table-cell>
          <table:table-cell office:value-type="float" office:value="0.00844374240658398" calcext:value-type="float">
            <text:p>0.0084</text:p>
          </table:table-cell>
          <table:table-cell table:style-name="ce37" office:value-type="float" office:value="0.505802469135803" calcext:value-type="float">
            <text:p>0.5058</text:p>
          </table:table-cell>
          <table:table-cell table:style-name="ce8" office:value-type="float" office:value="0.549697214819439" calcext:value-type="float">
            <text:p>0.5497</text:p>
          </table:table-cell>
          <table:table-cell table:style-name="ce48" office:value-type="float" office:value="0.0468887508209009" calcext:value-type="float">
            <text:p>0.0469</text:p>
          </table:table-cell>
          <table:table-cell table:style-name="ce48" office:value-type="float" office:value="0.161481481481482" calcext:value-type="float">
            <text:p>0.1615</text:p>
          </table:table-cell>
          <table:table-cell table:style-name="ce36" office:value-type="float" office:value="0.545232019251475" calcext:value-type="float">
            <text:p>0.5452</text:p>
          </table:table-cell>
          <table:table-cell table:style-name="ce48" office:value-type="float" office:value="0.0120559419179245" calcext:value-type="float">
            <text:p>0.0121</text:p>
          </table:table-cell>
          <table:table-cell table:style-name="ce48" office:value-type="float" office:value="0.483703703703704" calcext:value-type="float">
            <text:p>0.4837</text:p>
          </table:table-cell>
          <table:table-cell table:style-name="ce8" office:value-type="float" office:value="0.546128507172781" calcext:value-type="float">
            <text:p>0.5461</text:p>
          </table:table-cell>
          <table:table-cell table:style-name="ce48" office:value-type="float" office:value="0.0609159765770695" calcext:value-type="float">
            <text:p>0.0609</text:p>
          </table:table-cell>
          <table:table-cell table:style-name="ce48" office:value-type="float" office:value="0.145679012345679" calcext:value-type="float">
            <text:p>0.1457</text:p>
          </table:table-cell>
          <table:table-cell table:style-name="ce36" office:value-type="float" office:value="0.542828482930288" calcext:value-type="float">
            <text:p>0.5428</text:p>
          </table:table-cell>
          <table:table-cell table:style-name="ce48" office:value-type="float" office:value="0.0191344170717323" calcext:value-type="float">
            <text:p>0.0191</text:p>
          </table:table-cell>
          <table:table-cell table:style-name="ce48" office:value-type="float" office:value="0.485925925925926" calcext:value-type="float">
            <text:p>0.4859</text:p>
          </table:table-cell>
          <table:table-cell table:style-name="ce8" office:value-type="float" office:value="0.587381860168144" calcext:value-type="float">
            <text:p>0.5874</text:p>
          </table:table-cell>
          <table:table-cell table:style-name="ce48" office:value-type="float" office:value="0.0480518555735357" calcext:value-type="float">
            <text:p>0.0481</text:p>
          </table:table-cell>
          <table:table-cell table:style-name="ce48" office:value-type="float" office:value="0.200740740740741" calcext:value-type="float">
            <text:p>0.2007</text:p>
          </table:table-cell>
          <table:table-cell table:style-name="ce36" office:value-type="float" office:value="0.535622075568894" calcext:value-type="float">
            <text:p>0.5356</text:p>
          </table:table-cell>
          <table:table-cell table:style-name="ce48" office:value-type="float" office:value="0.0150628424022192" calcext:value-type="float">
            <text:p>0.0151</text:p>
          </table:table-cell>
          <table:table-cell table:style-name="ce48" office:value-type="float" office:value="0.487407407407407" calcext:value-type="float">
            <text:p>0.4874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oilet</text:p>
          </table:table-cell>
          <table:table-cell table:style-name="ce53" office:value-type="float" office:value="0.509725255905356" calcext:value-type="float">
            <text:p>0.5097</text:p>
          </table:table-cell>
          <table:table-cell office:value-type="float" office:value="0.0175606943151391" calcext:value-type="float">
            <text:p>0.0176</text:p>
          </table:table-cell>
          <table:table-cell office:value-type="float" office:value="0.0339506172839506" calcext:value-type="float">
            <text:p>0.0340</text:p>
          </table:table-cell>
          <table:table-cell table:style-name="ce54" office:value-type="float" office:value="0.524505902068026" calcext:value-type="float">
            <text:p>0.5245</text:p>
          </table:table-cell>
          <table:table-cell office:value-type="float" office:value="0.0512064641918888" calcext:value-type="float">
            <text:p>0.0512</text:p>
          </table:table-cell>
          <table:table-cell table:style-name="ce37" office:value-type="float" office:value="0.498148148148148" calcext:value-type="float">
            <text:p>0.4981</text:p>
          </table:table-cell>
          <table:table-cell table:style-name="ce8" office:value-type="float" office:value="0.520819432058038" calcext:value-type="float">
            <text:p>0.5208</text:p>
          </table:table-cell>
          <table:table-cell table:style-name="ce48" office:value-type="float" office:value="0.0134586775827195" calcext:value-type="float">
            <text:p>0.0135</text:p>
          </table:table-cell>
          <table:table-cell table:style-name="ce48" office:value-type="float" office:value="0.0330864197530864" calcext:value-type="float">
            <text:p>0.0331</text:p>
          </table:table-cell>
          <table:table-cell table:style-name="ce36" office:value-type="float" office:value="0.48656083019179" calcext:value-type="float">
            <text:p>0.4866</text:p>
          </table:table-cell>
          <table:table-cell office:value-type="float" office:value="0.0383651464275194" calcext:value-type="float">
            <text:p>0.0384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532680271106656" calcext:value-type="float">
            <text:p>0.5327</text:p>
          </table:table-cell>
          <table:table-cell table:style-name="ce48" office:value-type="float" office:value="0.0461431257953185" calcext:value-type="float">
            <text:p>0.0461</text:p>
          </table:table-cell>
          <table:table-cell table:style-name="ce48" office:value-type="float" office:value="0.0722222222222222" calcext:value-type="float">
            <text:p>0.0722</text:p>
          </table:table-cell>
          <table:table-cell table:style-name="ce36" office:value-type="float" office:value="0.418932541655596" calcext:value-type="float">
            <text:p>0.4189</text:p>
          </table:table-cell>
          <table:table-cell table:style-name="ce48" office:value-type="float" office:value="0.0276449367970636" calcext:value-type="float">
            <text:p>0.0276</text:p>
          </table:table-cell>
          <table:table-cell table:style-name="ce48" office:value-type="float" office:value="0.508395061728395" calcext:value-type="float">
            <text:p>0.5084</text:p>
          </table:table-cell>
          <table:table-cell table:style-name="ce8" office:value-type="float" office:value="0.561236513285682" calcext:value-type="float">
            <text:p>0.5612</text:p>
          </table:table-cell>
          <table:table-cell table:style-name="ce48" office:value-type="float" office:value="0.112703577700249" calcext:value-type="float">
            <text:p>0.1127</text:p>
          </table:table-cell>
          <table:table-cell table:style-name="ce48" office:value-type="float" office:value="0.0432098765432099" calcext:value-type="float">
            <text:p>0.0432</text:p>
          </table:table-cell>
          <table:table-cell table:style-name="ce36" office:value-type="float" office:value="0.43416815873542" calcext:value-type="float">
            <text:p>0.4342</text:p>
          </table:table-cell>
          <table:table-cell table:style-name="ce48" office:value-type="float" office:value="0.0262133278924556" calcext:value-type="float">
            <text:p>0.0262</text:p>
          </table:table-cell>
          <table:table-cell table:style-name="ce48" office:value-type="float" office:value="0.507777777777778" calcext:value-type="float">
            <text:p>0.5078</text:p>
          </table:table-cell>
          <table:table-cell table:style-name="ce8" office:value-type="float" office:value="0.556401749267558" calcext:value-type="float">
            <text:p>0.5564</text:p>
          </table:table-cell>
          <table:table-cell table:style-name="ce48" office:value-type="float" office:value="0.0839812277047611" calcext:value-type="float">
            <text:p>0.0840</text:p>
          </table:table-cell>
          <table:table-cell table:style-name="ce48" office:value-type="float" office:value="0.0502469135802469" calcext:value-type="float">
            <text:p>0.0502</text:p>
          </table:table-cell>
          <table:table-cell table:style-name="ce36" office:value-type="float" office:value="0.421203758803118" calcext:value-type="float">
            <text:p>0.4212</text:p>
          </table:table-cell>
          <table:table-cell table:style-name="ce48" office:value-type="float" office:value="0.03073352711701" calcext:value-type="float">
            <text:p>0.0307</text:p>
          </table:table-cell>
          <table:table-cell table:style-name="ce48" office:value-type="float" office:value="0.508271604938272" calcext:value-type="float">
            <text:p>0.508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v</text:p>
          </table:table-cell>
          <table:table-cell table:style-name="ce53" office:value-type="float" office:value="0.522935989358537" calcext:value-type="float">
            <text:p>0.5229</text:p>
          </table:table-cell>
          <table:table-cell office:value-type="float" office:value="0.040303972020034" calcext:value-type="float">
            <text:p>0.0403</text:p>
          </table:table-cell>
          <table:table-cell office:value-type="float" office:value="0.0916049382716049" calcext:value-type="float">
            <text:p>0.0916</text:p>
          </table:table-cell>
          <table:table-cell table:style-name="ce54" office:value-type="float" office:value="0.446858942615082" calcext:value-type="float">
            <text:p>0.4469</text:p>
          </table:table-cell>
          <table:table-cell office:value-type="float" office:value="0.0210402901963289" calcext:value-type="float">
            <text:p>0.0210</text:p>
          </table:table-cell>
          <table:table-cell table:style-name="ce37" office:value-type="float" office:value="0.509382716049383" calcext:value-type="float">
            <text:p>0.5094</text:p>
          </table:table-cell>
          <table:table-cell table:style-name="ce8" office:value-type="float" office:value="0.565762236629414" calcext:value-type="float">
            <text:p>0.5658</text:p>
          </table:table-cell>
          <table:table-cell table:style-name="ce48" office:value-type="float" office:value="0.0826171767816697" calcext:value-type="float">
            <text:p>0.0826</text:p>
          </table:table-cell>
          <table:table-cell table:style-name="ce48" office:value-type="float" office:value="0.082962962962963" calcext:value-type="float">
            <text:p>0.0830</text:p>
          </table:table-cell>
          <table:table-cell table:style-name="ce36" office:value-type="float" office:value="0.454989039329465" calcext:value-type="float">
            <text:p>0.4550</text:p>
          </table:table-cell>
          <table:table-cell office:value-type="float" office:value="0.0289639027464442" calcext:value-type="float">
            <text:p>0.0290</text:p>
          </table:table-cell>
          <table:table-cell table:style-name="ce37" office:value-type="float" office:value="0.506913580246914" calcext:value-type="float">
            <text:p>0.5069</text:p>
          </table:table-cell>
          <table:table-cell table:style-name="ce8" office:value-type="float" office:value="0.557451600114248" calcext:value-type="float">
            <text:p>0.5575</text:p>
          </table:table-cell>
          <table:table-cell table:style-name="ce48" office:value-type="float" office:value="0.0836659332693915" calcext:value-type="float">
            <text:p>0.0837</text:p>
          </table:table-cell>
          <table:table-cell table:style-name="ce48" office:value-type="float" office:value="0.110246913580247" calcext:value-type="float">
            <text:p>0.1102</text:p>
          </table:table-cell>
          <table:table-cell table:style-name="ce36" office:value-type="float" office:value="0.449255463961501" calcext:value-type="float">
            <text:p>0.4493</text:p>
          </table:table-cell>
          <table:table-cell table:style-name="ce48" office:value-type="float" office:value="0.0213805546014084" calcext:value-type="float">
            <text:p>0.0214</text:p>
          </table:table-cell>
          <table:table-cell table:style-name="ce48" office:value-type="float" office:value="0.507407407407407" calcext:value-type="float">
            <text:p>0.5074</text:p>
          </table:table-cell>
          <table:table-cell table:style-name="ce8" office:value-type="float" office:value="0.505698988030163" calcext:value-type="float">
            <text:p>0.5057</text:p>
          </table:table-cell>
          <table:table-cell table:style-name="ce48" office:value-type="float" office:value="0.0128654253785956" calcext:value-type="float">
            <text:p>0.0129</text:p>
          </table:table-cell>
          <table:table-cell table:style-name="ce48" office:value-type="float" office:value="0.0450617283950617" calcext:value-type="float">
            <text:p>0.0451</text:p>
          </table:table-cell>
          <table:table-cell table:style-name="ce36" office:value-type="float" office:value="0.413729414170523" calcext:value-type="float">
            <text:p>0.4137</text:p>
          </table:table-cell>
          <table:table-cell table:style-name="ce48" office:value-type="float" office:value="0.0404454333428187" calcext:value-type="float">
            <text:p>0.0404</text:p>
          </table:table-cell>
          <table:table-cell table:style-name="ce48" office:value-type="float" office:value="0.514444444444445" calcext:value-type="float">
            <text:p>0.5144</text:p>
          </table:table-cell>
          <table:table-cell table:style-name="ce8" office:value-type="float" office:value="0.498434452420547" calcext:value-type="float">
            <text:p>0.4984</text:p>
          </table:table-cell>
          <table:table-cell table:style-name="ce48" office:value-type="float" office:value="0.0105871360822247" calcext:value-type="float">
            <text:p>0.0106</text:p>
          </table:table-cell>
          <table:table-cell table:style-name="ce48" office:value-type="float" office:value="0.0774074074074074" calcext:value-type="float">
            <text:p>0.0774</text:p>
          </table:table-cell>
          <table:table-cell table:style-name="ce36" office:value-type="float" office:value="0.411370100739681" calcext:value-type="float">
            <text:p>0.4114</text:p>
          </table:table-cell>
          <table:table-cell table:style-name="ce48" office:value-type="float" office:value="0.0432979444942531" calcext:value-type="float">
            <text:p>0.0433</text:p>
          </table:table-cell>
          <table:table-cell table:style-name="ce48" office:value-type="float" office:value="0.51358024691358" calcext:value-type="float">
            <text:p>0.513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laptop</text:p>
          </table:table-cell>
          <table:table-cell table:style-name="ce53" office:value-type="float" office:value="0.518058192414676" calcext:value-type="float">
            <text:p>0.5181</text:p>
          </table:table-cell>
          <table:table-cell office:value-type="float" office:value="0.0238093006202425" calcext:value-type="float">
            <text:p>0.0238</text:p>
          </table:table-cell>
          <table:table-cell office:value-type="float" office:value="0.0906172839506173" calcext:value-type="float">
            <text:p>0.0906</text:p>
          </table:table-cell>
          <table:table-cell table:style-name="ce54" office:value-type="float" office:value="0.461744447878494" calcext:value-type="float">
            <text:p>0.4617</text:p>
          </table:table-cell>
          <table:table-cell office:value-type="float" office:value="0.0307567201266544" calcext:value-type="float">
            <text:p>0.0308</text:p>
          </table:table-cell>
          <table:table-cell table:style-name="ce37" office:value-type="float" office:value="0.506543209876543" calcext:value-type="float">
            <text:p>0.5065</text:p>
          </table:table-cell>
          <table:table-cell table:style-name="ce8" office:value-type="float" office:value="0.516133162612036" calcext:value-type="float">
            <text:p>0.5161</text:p>
          </table:table-cell>
          <table:table-cell table:style-name="ce48" office:value-type="float" office:value="0.0392441898677449" calcext:value-type="float">
            <text:p>0.0392</text:p>
          </table:table-cell>
          <table:table-cell table:style-name="ce48" office:value-type="float" office:value="0.0975308641975309" calcext:value-type="float">
            <text:p>0.0975</text:p>
          </table:table-cell>
          <table:table-cell table:style-name="ce36" office:value-type="float" office:value="0.469729347874078" calcext:value-type="float">
            <text:p>0.4697</text:p>
          </table:table-cell>
          <table:table-cell office:value-type="float" office:value="0.0113762187924525" calcext:value-type="float">
            <text:p>0.0114</text:p>
          </table:table-cell>
          <table:table-cell table:style-name="ce37" office:value-type="float" office:value="0.503950617283951" calcext:value-type="float">
            <text:p>0.5040</text:p>
          </table:table-cell>
          <table:table-cell table:style-name="ce8" office:value-type="float" office:value="0.508735485010376" calcext:value-type="float">
            <text:p>0.5087</text:p>
          </table:table-cell>
          <table:table-cell table:style-name="ce48" office:value-type="float" office:value="0.0174709700207515" calcext:value-type="float">
            <text:p>0.0175</text:p>
          </table:table-cell>
          <table:table-cell table:style-name="ce48" office:value-type="float" office:value="0.0445679012345679" calcext:value-type="float">
            <text:p>0.0446</text:p>
          </table:table-cell>
          <table:table-cell table:style-name="ce36" office:value-type="float" office:value="0.464492913594419" calcext:value-type="float">
            <text:p>0.4645</text:p>
          </table:table-cell>
          <table:table-cell table:style-name="ce48" office:value-type="float" office:value="0.0290191661915953" calcext:value-type="float">
            <text:p>0.0290</text:p>
          </table:table-cell>
          <table:table-cell table:style-name="ce48" office:value-type="float" office:value="0.504444444444444" calcext:value-type="float">
            <text:p>0.5044</text:p>
          </table:table-cell>
          <table:table-cell table:style-name="ce8" office:value-type="float" office:value="0.552271623471235" calcext:value-type="float">
            <text:p>0.5523</text:p>
          </table:table-cell>
          <table:table-cell table:style-name="ce48" office:value-type="float" office:value="0.0238196255747186" calcext:value-type="float">
            <text:p>0.0238</text:p>
          </table:table-cell>
          <table:table-cell table:style-name="ce48" office:value-type="float" office:value="0.0982716049382716" calcext:value-type="float">
            <text:p>0.0983</text:p>
          </table:table-cell>
          <table:table-cell table:style-name="ce36" office:value-type="float" office:value="0.442586869177447" calcext:value-type="float">
            <text:p>0.4426</text:p>
          </table:table-cell>
          <table:table-cell table:style-name="ce48" office:value-type="float" office:value="0.0194463179541931" calcext:value-type="float">
            <text:p>0.0194</text:p>
          </table:table-cell>
          <table:table-cell table:style-name="ce48" office:value-type="float" office:value="0.508271604938272" calcext:value-type="float">
            <text:p>0.5083</text:p>
          </table:table-cell>
          <table:table-cell table:style-name="ce8" office:value-type="float" office:value="0.52529250739547" calcext:value-type="float">
            <text:p>0.5253</text:p>
          </table:table-cell>
          <table:table-cell table:style-name="ce48" office:value-type="float" office:value="0.050969728714906" calcext:value-type="float">
            <text:p>0.0510</text:p>
          </table:table-cell>
          <table:table-cell table:style-name="ce48" office:value-type="float" office:value="0.0766666666666667" calcext:value-type="float">
            <text:p>0.0767</text:p>
          </table:table-cell>
          <table:table-cell table:style-name="ce36" office:value-type="float" office:value="0.451783743211621" calcext:value-type="float">
            <text:p>0.4518</text:p>
          </table:table-cell>
          <table:table-cell table:style-name="ce48" office:value-type="float" office:value="0.02241599940196" calcext:value-type="float">
            <text:p>0.0224</text:p>
          </table:table-cell>
          <table:table-cell table:style-name="ce48" office:value-type="float" office:value="0.506543209876543" calcext:value-type="float">
            <text:p>0.506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mouse</text:p>
          </table:table-cell>
          <table:table-cell table:style-name="ce53" office:value-type="float" office:value="0.545435454812602" calcext:value-type="float">
            <text:p>0.5454</text:p>
          </table:table-cell>
          <table:table-cell office:value-type="float" office:value="0.0708091106939895" calcext:value-type="float">
            <text:p>0.0708</text:p>
          </table:table-cell>
          <table:table-cell office:value-type="float" office:value="0.0532098765432099" calcext:value-type="float">
            <text:p>0.0532</text:p>
          </table:table-cell>
          <table:table-cell table:style-name="ce54" office:value-type="float" office:value="0.450459001665678" calcext:value-type="float">
            <text:p>0.4505</text:p>
          </table:table-cell>
          <table:table-cell office:value-type="float" office:value="0.0657439634473026" calcext:value-type="float">
            <text:p>0.0657</text:p>
          </table:table-cell>
          <table:table-cell table:style-name="ce37" office:value-type="float" office:value="0.504567901234568" calcext:value-type="float">
            <text:p>0.5046</text:p>
          </table:table-cell>
          <table:table-cell table:style-name="ce8" office:value-type="float" office:value="0.535040345215746" calcext:value-type="float">
            <text:p>0.5350</text:p>
          </table:table-cell>
          <table:table-cell table:style-name="ce48" office:value-type="float" office:value="0.070711190235467" calcext:value-type="float">
            <text:p>0.0707</text:p>
          </table:table-cell>
          <table:table-cell table:style-name="ce48" office:value-type="float" office:value="0.0855555555555556" calcext:value-type="float">
            <text:p>0.0856</text:p>
          </table:table-cell>
          <table:table-cell table:style-name="ce36" office:value-type="float" office:value="0.447743003624445" calcext:value-type="float">
            <text:p>0.4477</text:p>
          </table:table-cell>
          <table:table-cell office:value-type="float" office:value="0.0254777611297046" calcext:value-type="float">
            <text:p>0.0255</text:p>
          </table:table-cell>
          <table:table-cell table:style-name="ce37" office:value-type="float" office:value="0.504074074074074" calcext:value-type="float">
            <text:p>0.5041</text:p>
          </table:table-cell>
          <table:table-cell table:style-name="ce8" office:value-type="float" office:value="0.507751769661397" calcext:value-type="float">
            <text:p>0.5078</text:p>
          </table:table-cell>
          <table:table-cell table:style-name="ce48" office:value-type="float" office:value="0.0159803224673796" calcext:value-type="float">
            <text:p>0.0160</text:p>
          </table:table-cell>
          <table:table-cell table:style-name="ce48" office:value-type="float" office:value="0.0222222222222222" calcext:value-type="float">
            <text:p>0.0222</text:p>
          </table:table-cell>
          <table:table-cell table:style-name="ce36" office:value-type="float" office:value="0.420360855561093" calcext:value-type="float">
            <text:p>0.4204</text:p>
          </table:table-cell>
          <table:table-cell table:style-name="ce48" office:value-type="float" office:value="0.0500101646289499" calcext:value-type="float">
            <text:p>0.0500</text:p>
          </table:table-cell>
          <table:table-cell table:style-name="ce48" office:value-type="float" office:value="0.505925925925926" calcext:value-type="float">
            <text:p>0.5059</text:p>
          </table:table-cell>
          <table:table-cell table:style-name="ce8" office:value-type="float" office:value="0.527770194069574" calcext:value-type="float">
            <text:p>0.5278</text:p>
          </table:table-cell>
          <table:table-cell table:style-name="ce48" office:value-type="float" office:value="0.0358593738486966" calcext:value-type="float">
            <text:p>0.0359</text:p>
          </table:table-cell>
          <table:table-cell table:style-name="ce48" office:value-type="float" office:value="0.0344444444444444" calcext:value-type="float">
            <text:p>0.0344</text:p>
          </table:table-cell>
          <table:table-cell table:style-name="ce36" office:value-type="float" office:value="0.376512935870396" calcext:value-type="float">
            <text:p>0.3765</text:p>
          </table:table-cell>
          <table:table-cell table:style-name="ce48" office:value-type="float" office:value="0.0260314340340071" calcext:value-type="float">
            <text:p>0.0260</text:p>
          </table:table-cell>
          <table:table-cell table:style-name="ce48" office:value-type="float" office:value="0.510617283950617" calcext:value-type="float">
            <text:p>0.5106</text:p>
          </table:table-cell>
          <table:table-cell table:style-name="ce8" office:value-type="float" office:value="0.499621928166352" calcext:value-type="float">
            <text:p>0.4996</text:p>
          </table:table-cell>
          <table:table-cell table:style-name="ce48" office:value-type="float" office:value="0.000504095778197858" calcext:value-type="float">
            <text:p>0.0005</text:p>
          </table:table-cell>
          <table:table-cell table:style-name="ce48" office:value-type="float" office:value="0.0212345679012346" calcext:value-type="float">
            <text:p>0.0212</text:p>
          </table:table-cell>
          <table:table-cell table:style-name="ce36" office:value-type="float" office:value="0.38329298686407" calcext:value-type="float">
            <text:p>0.3833</text:p>
          </table:table-cell>
          <table:table-cell table:style-name="ce48" office:value-type="float" office:value="0.016417459699538" calcext:value-type="float">
            <text:p>0.0164</text:p>
          </table:table-cell>
          <table:table-cell table:style-name="ce48" office:value-type="float" office:value="0.509135802469136" calcext:value-type="float">
            <text:p>0.509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remote</text:p>
          </table:table-cell>
          <table:table-cell table:style-name="ce53" office:value-type="float" office:value="0.51106636529064" calcext:value-type="float">
            <text:p>0.5111</text:p>
          </table:table-cell>
          <table:table-cell office:value-type="float" office:value="0.0148151120120904" calcext:value-type="float">
            <text:p>0.0148</text:p>
          </table:table-cell>
          <table:table-cell office:value-type="float" office:value="0.0354320987654321" calcext:value-type="float">
            <text:p>0.0354</text:p>
          </table:table-cell>
          <table:table-cell table:style-name="ce54" office:value-type="float" office:value="0.440244067639422" calcext:value-type="float">
            <text:p>0.4402</text:p>
          </table:table-cell>
          <table:table-cell office:value-type="float" office:value="0.0255311339318574" calcext:value-type="float">
            <text:p>0.0255</text:p>
          </table:table-cell>
          <table:table-cell table:style-name="ce37" office:value-type="float" office:value="0.506543209876543" calcext:value-type="float">
            <text:p>0.5065</text:p>
          </table:table-cell>
          <table:table-cell table:style-name="ce8" office:value-type="float" office:value="0.502621510652892" calcext:value-type="float">
            <text:p>0.5026</text:p>
          </table:table-cell>
          <table:table-cell table:style-name="ce48" office:value-type="float" office:value="0.00496762278084553" calcext:value-type="float">
            <text:p>0.0050</text:p>
          </table:table-cell>
          <table:table-cell table:style-name="ce48" office:value-type="float" office:value="0.0303703703703704" calcext:value-type="float">
            <text:p>0.0304</text:p>
          </table:table-cell>
          <table:table-cell table:style-name="ce36" office:value-type="float" office:value="0.476480129967357" calcext:value-type="float">
            <text:p>0.4765</text:p>
          </table:table-cell>
          <table:table-cell office:value-type="float" office:value="0.0492869808350434" calcext:value-type="float">
            <text:p>0.0493</text:p>
          </table:table-cell>
          <table:table-cell table:style-name="ce37" office:value-type="float" office:value="0.502469135802469" calcext:value-type="float">
            <text:p>0.5025</text:p>
          </table:table-cell>
          <table:table-cell table:style-name="ce8" office:value-type="float" office:value="0.51301394500637" calcext:value-type="float">
            <text:p>0.5130</text:p>
          </table:table-cell>
          <table:table-cell table:style-name="ce48" office:value-type="float" office:value="0.0150212470302981" calcext:value-type="float">
            <text:p>0.0150</text:p>
          </table:table-cell>
          <table:table-cell table:style-name="ce48" office:value-type="float" office:value="0.0408641975308642" calcext:value-type="float">
            <text:p>0.0409</text:p>
          </table:table-cell>
          <table:table-cell table:style-name="ce36" office:value-type="float" office:value="0.488456968082186" calcext:value-type="float">
            <text:p>0.4885</text:p>
          </table:table-cell>
          <table:table-cell table:style-name="ce48" office:value-type="float" office:value="0.0334447166286275" calcext:value-type="float">
            <text:p>0.0334</text:p>
          </table:table-cell>
          <table:table-cell table:style-name="ce48" office:value-type="float" office:value="0.500864197530864" calcext:value-type="float">
            <text:p>0.5009</text:p>
          </table:table-cell>
          <table:table-cell table:style-name="ce8" office:value-type="float" office:value="0.512952798831727" calcext:value-type="float">
            <text:p>0.5130</text:p>
          </table:table-cell>
          <table:table-cell table:style-name="ce48" office:value-type="float" office:value="0.0197661913576224" calcext:value-type="float">
            <text:p>0.0198</text:p>
          </table:table-cell>
          <table:table-cell table:style-name="ce48" office:value-type="float" office:value="0.0674074074074074" calcext:value-type="float">
            <text:p>0.0674</text:p>
          </table:table-cell>
          <table:table-cell table:style-name="ce36" office:value-type="float" office:value="0.437874285019241" calcext:value-type="float">
            <text:p>0.4379</text:p>
          </table:table-cell>
          <table:table-cell table:style-name="ce48" office:value-type="float" office:value="0.0171338518641973" calcext:value-type="float">
            <text:p>0.0171</text:p>
          </table:table-cell>
          <table:table-cell table:style-name="ce48" office:value-type="float" office:value="0.507160493827161" calcext:value-type="float">
            <text:p>0.5072</text:p>
          </table:table-cell>
          <table:table-cell table:style-name="ce8" office:value-type="float" office:value="0.500866271003903" calcext:value-type="float">
            <text:p>0.5009</text:p>
          </table:table-cell>
          <table:table-cell table:style-name="ce48" office:value-type="float" office:value="0.00568329810115551" calcext:value-type="float">
            <text:p>0.0057</text:p>
          </table:table-cell>
          <table:table-cell table:style-name="ce48" office:value-type="float" office:value="0.0293827160493827" calcext:value-type="float">
            <text:p>0.0294</text:p>
          </table:table-cell>
          <table:table-cell table:style-name="ce36" office:value-type="float" office:value="0.472018879913366" calcext:value-type="float">
            <text:p>0.4720</text:p>
          </table:table-cell>
          <table:table-cell table:style-name="ce48" office:value-type="float" office:value="0.041765713921765" calcext:value-type="float">
            <text:p>0.0418</text:p>
          </table:table-cell>
          <table:table-cell table:style-name="ce48" office:value-type="float" office:value="0.502345679012346" calcext:value-type="float">
            <text:p>0.5023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keyboard</text:p>
          </table:table-cell>
          <table:table-cell table:style-name="ce53" office:value-type="float" office:value="0.498358864671956" calcext:value-type="float">
            <text:p>0.4984</text:p>
          </table:table-cell>
          <table:table-cell office:value-type="float" office:value="0.00123723193268291" calcext:value-type="float">
            <text:p>0.0012</text:p>
          </table:table-cell>
          <table:table-cell office:value-type="float" office:value="0.0251851851851852" calcext:value-type="float">
            <text:p>0.0252</text:p>
          </table:table-cell>
          <table:table-cell table:style-name="ce54" office:value-type="float" office:value="0.427772127539478" calcext:value-type="float">
            <text:p>0.4278</text:p>
          </table:table-cell>
          <table:table-cell office:value-type="float" office:value="0.0446292486562521" calcext:value-type="float">
            <text:p>0.0446</text:p>
          </table:table-cell>
          <table:table-cell table:style-name="ce37" office:value-type="float" office:value="0.506666666666667" calcext:value-type="float">
            <text:p>0.5067</text:p>
          </table:table-cell>
          <table:table-cell table:style-name="ce8" office:value-type="float" office:value="0.509887296807644" calcext:value-type="float">
            <text:p>0.5099</text:p>
          </table:table-cell>
          <table:table-cell table:style-name="ce48" office:value-type="float" office:value="0.0199327968078894" calcext:value-type="float">
            <text:p>0.0199</text:p>
          </table:table-cell>
          <table:table-cell table:style-name="ce48" office:value-type="float" office:value="0.0737037037037037" calcext:value-type="float">
            <text:p>0.0737</text:p>
          </table:table-cell>
          <table:table-cell table:style-name="ce36" office:value-type="float" office:value="0.437133758722875" calcext:value-type="float">
            <text:p>0.4371</text:p>
          </table:table-cell>
          <table:table-cell office:value-type="float" office:value="0.0203089356190508" calcext:value-type="float">
            <text:p>0.0203</text:p>
          </table:table-cell>
          <table:table-cell table:style-name="ce37" office:value-type="float" office:value="0.505061728395062" calcext:value-type="float">
            <text:p>0.5051</text:p>
          </table:table-cell>
          <table:table-cell table:style-name="ce8" office:value-type="float" office:value="0.502525252525252" calcext:value-type="float">
            <text:p>0.5025</text:p>
          </table:table-cell>
          <table:table-cell table:style-name="ce48" office:value-type="float" office:value="0.00505050505050506" calcext:value-type="float">
            <text:p>0.0051</text:p>
          </table:table-cell>
          <table:table-cell table:style-name="ce48" office:value-type="float" office:value="0.0223456790123457" calcext:value-type="float">
            <text:p>0.0223</text:p>
          </table:table-cell>
          <table:table-cell table:style-name="ce36" office:value-type="float" office:value="0.402581925610317" calcext:value-type="float">
            <text:p>0.4026</text:p>
          </table:table-cell>
          <table:table-cell table:style-name="ce48" office:value-type="float" office:value="0.0281578354380347" calcext:value-type="float">
            <text:p>0.0282</text:p>
          </table:table-cell>
          <table:table-cell table:style-name="ce48" office:value-type="float" office:value="0.507530864197531" calcext:value-type="float">
            <text:p>0.5075</text:p>
          </table:table-cell>
          <table:table-cell table:style-name="ce8" office:value-type="float" office:value="0.553489332259048" calcext:value-type="float">
            <text:p>0.5535</text:p>
          </table:table-cell>
          <table:table-cell table:style-name="ce48" office:value-type="float" office:value="0.0628460099325467" calcext:value-type="float">
            <text:p>0.0628</text:p>
          </table:table-cell>
          <table:table-cell table:style-name="ce48" office:value-type="float" office:value="0.0767901234567901" calcext:value-type="float">
            <text:p>0.0768</text:p>
          </table:table-cell>
          <table:table-cell table:style-name="ce36" office:value-type="float" office:value="0.370622243161675" calcext:value-type="float">
            <text:p>0.3706</text:p>
          </table:table-cell>
          <table:table-cell table:style-name="ce48" office:value-type="float" office:value="0.0258299563217623" calcext:value-type="float">
            <text:p>0.0258</text:p>
          </table:table-cell>
          <table:table-cell table:style-name="ce48" office:value-type="float" office:value="0.511481481481481" calcext:value-type="float">
            <text:p>0.5115</text:p>
          </table:table-cell>
          <table:table-cell table:style-name="ce8" office:value-type="float" office:value="0.497196816065113" calcext:value-type="float">
            <text:p>0.4972</text:p>
          </table:table-cell>
          <table:table-cell table:style-name="ce48" office:value-type="float" office:value="0.005145969379164" calcext:value-type="float">
            <text:p>0.0051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36" office:value-type="float" office:value="0.390855934286534" calcext:value-type="float">
            <text:p>0.3909</text:p>
          </table:table-cell>
          <table:table-cell table:style-name="ce48" office:value-type="float" office:value="0.0107153147917382" calcext:value-type="float">
            <text:p>0.0107</text:p>
          </table:table-cell>
          <table:table-cell table:style-name="ce48" office:value-type="float" office:value="0.509382716049383" calcext:value-type="float">
            <text:p>0.5094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ell phone</text:p>
          </table:table-cell>
          <table:table-cell table:style-name="ce53" office:value-type="float" office:value="0.504870572575434" calcext:value-type="float">
            <text:p>0.5049</text:p>
          </table:table-cell>
          <table:table-cell office:value-type="float" office:value="0.0122893084823206" calcext:value-type="float">
            <text:p>0.0123</text:p>
          </table:table-cell>
          <table:table-cell office:value-type="float" office:value="0.0833333333333333" calcext:value-type="float">
            <text:p>0.0833</text:p>
          </table:table-cell>
          <table:table-cell table:style-name="ce54" office:value-type="float" office:value="0.461875548359918" calcext:value-type="float">
            <text:p>0.4619</text:p>
          </table:table-cell>
          <table:table-cell office:value-type="float" office:value="0.0257905264118491" calcext:value-type="float">
            <text:p>0.0258</text:p>
          </table:table-cell>
          <table:table-cell table:style-name="ce37" office:value-type="float" office:value="0.507283950617284" calcext:value-type="float">
            <text:p>0.5073</text:p>
          </table:table-cell>
          <table:table-cell table:style-name="ce8" office:value-type="float" office:value="0.498097911805768" calcext:value-type="float">
            <text:p>0.4981</text:p>
          </table:table-cell>
          <table:table-cell table:style-name="ce48" office:value-type="float" office:value="0.00691672597217779" calcext:value-type="float">
            <text:p>0.0069</text:p>
          </table:table-cell>
          <table:table-cell table:style-name="ce48" office:value-type="float" office:value="0.0564197530864198" calcext:value-type="float">
            <text:p>0.0564</text:p>
          </table:table-cell>
          <table:table-cell table:style-name="ce36" office:value-type="float" office:value="0.489546253598269" calcext:value-type="float">
            <text:p>0.4895</text:p>
          </table:table-cell>
          <table:table-cell office:value-type="float" office:value="0.0219126150559228" calcext:value-type="float">
            <text:p>0.0219</text:p>
          </table:table-cell>
          <table:table-cell table:style-name="ce37" office:value-type="float" office:value="0.501481481481482" calcext:value-type="float">
            <text:p>0.5015</text:p>
          </table:table-cell>
          <table:table-cell table:style-name="ce8" office:value-type="float" office:value="0.54530856447789" calcext:value-type="float">
            <text:p>0.5453</text:p>
          </table:table-cell>
          <table:table-cell table:style-name="ce48" office:value-type="float" office:value="0.0569156879797563" calcext:value-type="float">
            <text:p>0.0569</text:p>
          </table:table-cell>
          <table:table-cell table:style-name="ce48" office:value-type="float" office:value="0.141975308641975" calcext:value-type="float">
            <text:p>0.1420</text:p>
          </table:table-cell>
          <table:table-cell table:style-name="ce36" office:value-type="float" office:value="0.508083481594442" calcext:value-type="float">
            <text:p>0.5081</text:p>
          </table:table-cell>
          <table:table-cell table:style-name="ce48" office:value-type="float" office:value="0.0173242340109694" calcext:value-type="float">
            <text:p>0.0173</text:p>
          </table:table-cell>
          <table:table-cell table:style-name="ce48" office:value-type="float" office:value="0.498024691358025" calcext:value-type="float">
            <text:p>0.4980</text:p>
          </table:table-cell>
          <table:table-cell table:style-name="ce8" office:value-type="float" office:value="0.527118546093301" calcext:value-type="float">
            <text:p>0.5271</text:p>
          </table:table-cell>
          <table:table-cell table:style-name="ce48" office:value-type="float" office:value="0.03248437812695" calcext:value-type="float">
            <text:p>0.0325</text:p>
          </table:table-cell>
          <table:table-cell table:style-name="ce48" office:value-type="float" office:value="0.122962962962963" calcext:value-type="float">
            <text:p>0.1230</text:p>
          </table:table-cell>
          <table:table-cell table:style-name="ce36" office:value-type="float" office:value="0.489046207255451" calcext:value-type="float">
            <text:p>0.4890</text:p>
          </table:table-cell>
          <table:table-cell table:style-name="ce48" office:value-type="float" office:value="0.028852981429915" calcext:value-type="float">
            <text:p>0.0289</text:p>
          </table:table-cell>
          <table:table-cell table:style-name="ce48" office:value-type="float" office:value="0.502222222222222" calcext:value-type="float">
            <text:p>0.5022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453086419753086" calcext:value-type="float">
            <text:p>0.0453</text:p>
          </table:table-cell>
          <table:table-cell table:style-name="ce36" office:value-type="float" office:value="0.503863002768395" calcext:value-type="float">
            <text:p>0.5039</text:p>
          </table:table-cell>
          <table:table-cell table:style-name="ce48" office:value-type="float" office:value="0.0289654636040613" calcext:value-type="float">
            <text:p>0.0290</text:p>
          </table:table-cell>
          <table:table-cell table:style-name="ce48" office:value-type="float" office:value="0.498888888888889" calcext:value-type="float">
            <text:p>0.498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microwave</text:p>
          </table:table-cell>
          <table:table-cell table:style-name="ce53" office:value-type="float" office:value="0.498562656152405" calcext:value-type="float">
            <text:p>0.4986</text:p>
          </table:table-cell>
          <table:table-cell office:value-type="float" office:value="0.00125946022828028" calcext:value-type="float">
            <text:p>0.0013</text:p>
          </table:table-cell>
          <table:table-cell office:value-type="float" office:value="0.0148148148148148" calcext:value-type="float">
            <text:p>0.0148</text:p>
          </table:table-cell>
          <table:table-cell table:style-name="ce54" office:value-type="float" office:value="0.436061655544232" calcext:value-type="float">
            <text:p>0.4361</text:p>
          </table:table-cell>
          <table:table-cell office:value-type="float" office:value="0.0632611010409683" calcext:value-type="float">
            <text:p>0.0633</text:p>
          </table:table-cell>
          <table:table-cell table:style-name="ce37" office:value-type="float" office:value="0.503086419753086" calcext:value-type="float">
            <text:p>0.5031</text:p>
          </table:table-cell>
          <table:table-cell table:style-name="ce8" office:value-type="float" office:value="0.499437656152405" calcext:value-type="float">
            <text:p>0.4994</text:p>
          </table:table-cell>
          <table:table-cell table:style-name="ce48" office:value-type="float" office:value="0.000537672576863955" calcext:value-type="float">
            <text:p>0.0005</text:p>
          </table:table-cell>
          <table:table-cell table:style-name="ce48" office:value-type="float" office:value="0.0130864197530864" calcext:value-type="float">
            <text:p>0.0131</text:p>
          </table:table-cell>
          <table:table-cell table:style-name="ce36" office:value-type="float" office:value="0.466284871297544" calcext:value-type="float">
            <text:p>0.4663</text:p>
          </table:table-cell>
          <table:table-cell office:value-type="float" office:value="0.0244344576304692" calcext:value-type="float">
            <text:p>0.0244</text:p>
          </table:table-cell>
          <table:table-cell table:style-name="ce37" office:value-type="float" office:value="0.500864197530864" calcext:value-type="float">
            <text:p>0.5009</text:p>
          </table:table-cell>
          <table:table-cell table:style-name="ce8" office:value-type="float" office:value="0.548978631776192" calcext:value-type="float">
            <text:p>0.5490</text:p>
          </table:table-cell>
          <table:table-cell table:style-name="ce48" office:value-type="float" office:value="0.101870950578075" calcext:value-type="float">
            <text:p>0.1019</text:p>
          </table:table-cell>
          <table:table-cell table:style-name="ce48" office:value-type="float" office:value="0.0385185185185185" calcext:value-type="float">
            <text:p>0.0385</text:p>
          </table:table-cell>
          <table:table-cell table:style-name="ce36" office:value-type="float" office:value="0.398955650662415" calcext:value-type="float">
            <text:p>0.3990</text:p>
          </table:table-cell>
          <table:table-cell table:style-name="ce48" office:value-type="float" office:value="0.0369557850481482" calcext:value-type="float">
            <text:p>0.0370</text:p>
          </table:table-cell>
          <table:table-cell table:style-name="ce48" office:value-type="float" office:value="0.503950617283951" calcext:value-type="float">
            <text:p>0.5040</text:p>
          </table:table-cell>
          <table:table-cell table:style-name="ce8" office:value-type="float" office:value="0.514540137331931" calcext:value-type="float">
            <text:p>0.5145</text:p>
          </table:table-cell>
          <table:table-cell table:style-name="ce48" office:value-type="float" office:value="0.0195077067948744" calcext:value-type="float">
            <text:p>0.0195</text:p>
          </table:table-cell>
          <table:table-cell table:style-name="ce48" office:value-type="float" office:value="0.0140740740740741" calcext:value-type="float">
            <text:p>0.0141</text:p>
          </table:table-cell>
          <table:table-cell table:style-name="ce36" office:value-type="float" office:value="0.35645200984582" calcext:value-type="float">
            <text:p>0.3565</text:p>
          </table:table-cell>
          <table:table-cell table:style-name="ce48" office:value-type="float" office:value="0.047363462346147" calcext:value-type="float">
            <text:p>0.0474</text:p>
          </table:table-cell>
          <table:table-cell table:style-name="ce48" office:value-type="float" office:value="0.507283950617284" calcext:value-type="float">
            <text:p>0.5073</text:p>
          </table:table-cell>
          <table:table-cell table:style-name="ce8" office:value-type="float" office:value="0.51445108731385" calcext:value-type="float">
            <text:p>0.5145</text:p>
          </table:table-cell>
          <table:table-cell table:style-name="ce48" office:value-type="float" office:value="0.0204583121976397" calcext:value-type="float">
            <text:p>0.0205</text:p>
          </table:table-cell>
          <table:table-cell table:style-name="ce48" office:value-type="float" office:value="0.0132098765432099" calcext:value-type="float">
            <text:p>0.0132</text:p>
          </table:table-cell>
          <table:table-cell table:style-name="ce36" office:value-type="float" office:value="0.367077400226832" calcext:value-type="float">
            <text:p>0.3671</text:p>
          </table:table-cell>
          <table:table-cell table:style-name="ce48" office:value-type="float" office:value="0.0424499472423635" calcext:value-type="float">
            <text:p>0.0424</text:p>
          </table:table-cell>
          <table:table-cell table:style-name="ce48" office:value-type="float" office:value="0.505802469135803" calcext:value-type="float">
            <text:p>0.5058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oven</text:p>
          </table:table-cell>
          <table:table-cell table:style-name="ce53" office:value-type="float" office:value="0.535906966442668" calcext:value-type="float">
            <text:p>0.5359</text:p>
          </table:table-cell>
          <table:table-cell office:value-type="float" office:value="0.0813064179315749" calcext:value-type="float">
            <text:p>0.0813</text:p>
          </table:table-cell>
          <table:table-cell office:value-type="float" office:value="0.0954320987654321" calcext:value-type="float">
            <text:p>0.0954</text:p>
          </table:table-cell>
          <table:table-cell table:style-name="ce54" office:value-type="float" office:value="0.474787895350942" calcext:value-type="float">
            <text:p>0.4748</text:p>
          </table:table-cell>
          <table:table-cell office:value-type="float" office:value="0.0510295737148692" calcext:value-type="float">
            <text:p>0.0510</text:p>
          </table:table-cell>
          <table:table-cell table:style-name="ce37" office:value-type="float" office:value="0.50283950617284" calcext:value-type="float">
            <text:p>0.5028</text:p>
          </table:table-cell>
          <table:table-cell table:style-name="ce8" office:value-type="float" office:value="0.499114484503479" calcext:value-type="float">
            <text:p>0.4991</text:p>
          </table:table-cell>
          <table:table-cell table:style-name="ce48" office:value-type="float" office:value="0.0016175473564256" calcext:value-type="float">
            <text:p>0.0016</text:p>
          </table:table-cell>
          <table:table-cell table:style-name="ce48" office:value-type="float" office:value="0.0255555555555556" calcext:value-type="float">
            <text:p>0.0256</text:p>
          </table:table-cell>
          <table:table-cell table:style-name="ce36" office:value-type="float" office:value="0.482653095240183" calcext:value-type="float">
            <text:p>0.4827</text:p>
          </table:table-cell>
          <table:table-cell office:value-type="float" office:value="0.031258164794911" calcext:value-type="float">
            <text:p>0.0313</text:p>
          </table:table-cell>
          <table:table-cell table:style-name="ce37" office:value-type="float" office:value="0.501604938271605" calcext:value-type="float">
            <text:p>0.5016</text:p>
          </table:table-cell>
          <table:table-cell table:style-name="ce8" office:value-type="float" office:value="0.584892614414059" calcext:value-type="float">
            <text:p>0.5849</text:p>
          </table:table-cell>
          <table:table-cell table:style-name="ce48" office:value-type="float" office:value="0.0751135275623904" calcext:value-type="float">
            <text:p>0.0751</text:p>
          </table:table-cell>
          <table:table-cell table:style-name="ce48" office:value-type="float" office:value="0.0755555555555556" calcext:value-type="float">
            <text:p>0.0756</text:p>
          </table:table-cell>
          <table:table-cell table:style-name="ce36" office:value-type="float" office:value="0.464432672580267" calcext:value-type="float">
            <text:p>0.4644</text:p>
          </table:table-cell>
          <table:table-cell table:style-name="ce48" office:value-type="float" office:value="0.0463483386201615" calcext:value-type="float">
            <text:p>0.0463</text:p>
          </table:table-cell>
          <table:table-cell table:style-name="ce48" office:value-type="float" office:value="0.502469135802469" calcext:value-type="float">
            <text:p>0.5025</text:p>
          </table:table-cell>
          <table:table-cell table:style-name="ce8" office:value-type="float" office:value="0.49962053334037" calcext:value-type="float">
            <text:p>0.4996</text:p>
          </table:table-cell>
          <table:table-cell table:style-name="ce48" office:value-type="float" office:value="0.000613246362702992" calcext:value-type="float">
            <text:p>0.0006</text:p>
          </table:table-cell>
          <table:table-cell table:style-name="ce48" office:value-type="float" office:value="0.0245679012345679" calcext:value-type="float">
            <text:p>0.0246</text:p>
          </table:table-cell>
          <table:table-cell table:style-name="ce36" office:value-type="float" office:value="0.435169496517311" calcext:value-type="float">
            <text:p>0.4352</text:p>
          </table:table-cell>
          <table:table-cell table:style-name="ce48" office:value-type="float" office:value="0.0585669019159083" calcext:value-type="float">
            <text:p>0.0586</text:p>
          </table:table-cell>
          <table:table-cell table:style-name="ce48" office:value-type="float" office:value="0.50641975308642" calcext:value-type="float">
            <text:p>0.5064</text:p>
          </table:table-cell>
          <table:table-cell table:style-name="ce8" office:value-type="float" office:value="0.505740813547788" calcext:value-type="float">
            <text:p>0.5057</text:p>
          </table:table-cell>
          <table:table-cell table:style-name="ce48" office:value-type="float" office:value="0.00827763638650384" calcext:value-type="float">
            <text:p>0.0083</text:p>
          </table:table-cell>
          <table:table-cell table:style-name="ce48" office:value-type="float" office:value="0.0275308641975309" calcext:value-type="float">
            <text:p>0.0275</text:p>
          </table:table-cell>
          <table:table-cell table:style-name="ce36" office:value-type="float" office:value="0.414125875235415" calcext:value-type="float">
            <text:p>0.4141</text:p>
          </table:table-cell>
          <table:table-cell table:style-name="ce48" office:value-type="float" office:value="0.0416614340419614" calcext:value-type="float">
            <text:p>0.0417</text:p>
          </table:table-cell>
          <table:table-cell table:style-name="ce48" office:value-type="float" office:value="0.507654320987654" calcext:value-type="float">
            <text:p>0.507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oaster</text:p>
          </table:table-cell>
          <table:table-cell table:style-name="ce53" office:value-type="float" office:value="0.497590303953897" calcext:value-type="float">
            <text:p>0.4976</text:p>
          </table:table-cell>
          <table:table-cell office:value-type="float" office:value="0.00107701521738249" calcext:value-type="float">
            <text:p>0.0011</text:p>
          </table:table-cell>
          <table:table-cell office:value-type="float" office:value="0.00580246913580247" calcext:value-type="float">
            <text:p>0.0058</text:p>
          </table:table-cell>
          <table:table-cell table:style-name="ce54" office:value-type="float" office:value="0.49962989713469" calcext:value-type="float">
            <text:p>0.4996</text:p>
          </table:table-cell>
          <table:table-cell office:value-type="float" office:value="0.222521975192712" calcext:value-type="float">
            <text:p>0.2225</text:p>
          </table:table-cell>
          <table:table-cell table:style-name="ce37" office:value-type="float" office:value="0.500740740740741" calcext:value-type="float">
            <text:p>0.5007</text:p>
          </table:table-cell>
          <table:table-cell table:style-name="ce8" office:value-type="float" office:value="0.498702597629662" calcext:value-type="float">
            <text:p>0.4987</text:p>
          </table:table-cell>
          <table:table-cell table:style-name="ce48" office:value-type="float" office:value="0.000860258845969961" calcext:value-type="float">
            <text:p>0.0009</text:p>
          </table:table-cell>
          <table:table-cell table:style-name="ce48" office:value-type="float" office:value="0.00358024691358025" calcext:value-type="float">
            <text:p>0.0036</text:p>
          </table:table-cell>
          <table:table-cell table:style-name="ce36" office:value-type="float" office:value="0.60006237731634" calcext:value-type="float">
            <text:p>0.6001</text:p>
          </table:table-cell>
          <table:table-cell office:value-type="float" office:value="0.198141013915935" calcext:value-type="float">
            <text:p>0.1981</text:p>
          </table:table-cell>
          <table:table-cell table:style-name="ce37" office:value-type="float" office:value="0.499753086419753" calcext:value-type="float">
            <text:p>0.4998</text:p>
          </table:table-cell>
          <table:table-cell table:style-name="ce8" office:value-type="float" office:value="0.499135001462088" calcext:value-type="float">
            <text:p>0.4991</text:p>
          </table:table-cell>
          <table:table-cell table:style-name="ce48" office:value-type="float" office:value="0.000360072574866521" calcext:value-type="float">
            <text:p>0.0004</text:p>
          </table:table-cell>
          <table:table-cell table:style-name="ce48" office:value-type="float" office:value="0.00271604938271605" calcext:value-type="float">
            <text:p>0.0027</text:p>
          </table:table-cell>
          <table:table-cell table:style-name="ce36" office:value-type="float" office:value="0.449937050064477" calcext:value-type="float">
            <text:p>0.4499</text:p>
          </table:table-cell>
          <table:table-cell table:style-name="ce48" office:value-type="float" office:value="0.188617715653195" calcext:value-type="float">
            <text:p>0.1886</text:p>
          </table:table-cell>
          <table:table-cell table:style-name="ce48" office:value-type="float" office:value="0.500246913580247" calcext:value-type="float">
            <text:p>0.5002</text:p>
          </table:table-cell>
          <table:table-cell table:style-name="ce8" office:value-type="float" office:value="0.498949511021392" calcext:value-type="float">
            <text:p>0.4989</text:p>
          </table:table-cell>
          <table:table-cell table:style-name="ce48" office:value-type="float" office:value="0.000247409705865701" calcext:value-type="float">
            <text:p>0.0002</text:p>
          </table:table-cell>
          <table:table-cell table:style-name="ce48" office:value-type="float" office:value="0.00308641975308642" calcext:value-type="float">
            <text:p>0.0031</text:p>
          </table:table-cell>
          <table:table-cell table:style-name="ce36" office:value-type="float" office:value="0.399566603627657" calcext:value-type="float">
            <text:p>0.3996</text:p>
          </table:table-cell>
          <table:table-cell table:style-name="ce48" office:value-type="float" office:value="0.199991870208703" calcext:value-type="float">
            <text:p>0.2000</text:p>
          </table:table-cell>
          <table:table-cell table:style-name="ce48" office:value-type="float" office:value="0.501111111111111" calcext:value-type="float">
            <text:p>0.5011</text:p>
          </table:table-cell>
          <table:table-cell table:style-name="ce8" office:value-type="float" office:value="0.498887668149623" calcext:value-type="float">
            <text:p>0.4989</text:p>
          </table:table-cell>
          <table:table-cell table:style-name="ce48" office:value-type="float" office:value="0.00046266725381716" calcext:value-type="float">
            <text:p>0.0005</text:p>
          </table:table-cell>
          <table:table-cell table:style-name="ce48" office:value-type="float" office:value="0.00320987654320988" calcext:value-type="float">
            <text:p>0.0032</text:p>
          </table:table-cell>
          <table:table-cell table:style-name="ce36" office:value-type="float" office:value="0.400061308427198" calcext:value-type="float">
            <text:p>0.4001</text:p>
          </table:table-cell>
          <table:table-cell table:style-name="ce48" office:value-type="float" office:value="0.199731581387099" calcext:value-type="float">
            <text:p>0.1997</text:p>
          </table:table-cell>
          <table:table-cell table:style-name="ce48" office:value-type="float" office:value="0.500123456790123" calcext:value-type="float">
            <text:p>0.500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ink</text:p>
          </table:table-cell>
          <table:table-cell table:style-name="ce53" office:value-type="float" office:value="0.547915829704991" calcext:value-type="float">
            <text:p>0.5479</text:p>
          </table:table-cell>
          <table:table-cell office:value-type="float" office:value="0.0840345835938826" calcext:value-type="float">
            <text:p>0.0840</text:p>
          </table:table-cell>
          <table:table-cell office:value-type="float" office:value="0.0949382716049383" calcext:value-type="float">
            <text:p>0.0949</text:p>
          </table:table-cell>
          <table:table-cell table:style-name="ce54" office:value-type="float" office:value="0.479259275345009" calcext:value-type="float">
            <text:p>0.4793</text:p>
          </table:table-cell>
          <table:table-cell office:value-type="float" office:value="0.0424428425492863" calcext:value-type="float">
            <text:p>0.0424</text:p>
          </table:table-cell>
          <table:table-cell table:style-name="ce37" office:value-type="float" office:value="0.503827160493827" calcext:value-type="float">
            <text:p>0.5038</text:p>
          </table:table-cell>
          <table:table-cell table:style-name="ce8" office:value-type="float" office:value="0.500990238764807" calcext:value-type="float">
            <text:p>0.5010</text:p>
          </table:table-cell>
          <table:table-cell table:style-name="ce48" office:value-type="float" office:value="0.00348351999687041" calcext:value-type="float">
            <text:p>0.0035</text:p>
          </table:table-cell>
          <table:table-cell table:style-name="ce48" office:value-type="float" office:value="0.0376543209876543" calcext:value-type="float">
            <text:p>0.0377</text:p>
          </table:table-cell>
          <table:table-cell table:style-name="ce36" office:value-type="float" office:value="0.490453750855058" calcext:value-type="float">
            <text:p>0.4905</text:p>
          </table:table-cell>
          <table:table-cell office:value-type="float" office:value="0.0165829923047288" calcext:value-type="float">
            <text:p>0.0166</text:p>
          </table:table-cell>
          <table:table-cell table:style-name="ce37" office:value-type="float" office:value="0.501111111111111" calcext:value-type="float">
            <text:p>0.5011</text:p>
          </table:table-cell>
          <table:table-cell table:style-name="ce8" office:value-type="float" office:value="0.578859705317104" calcext:value-type="float">
            <text:p>0.5789</text:p>
          </table:table-cell>
          <table:table-cell table:style-name="ce48" office:value-type="float" office:value="0.0991592755902893" calcext:value-type="float">
            <text:p>0.0992</text:p>
          </table:table-cell>
          <table:table-cell table:style-name="ce48" office:value-type="float" office:value="0.0698765432098765" calcext:value-type="float">
            <text:p>0.0699</text:p>
          </table:table-cell>
          <table:table-cell table:style-name="ce36" office:value-type="float" office:value="0.423740757228634" calcext:value-type="float">
            <text:p>0.4237</text:p>
          </table:table-cell>
          <table:table-cell table:style-name="ce48" office:value-type="float" office:value="0.0343810574698804" calcext:value-type="float">
            <text:p>0.0344</text:p>
          </table:table-cell>
          <table:table-cell table:style-name="ce48" office:value-type="float" office:value="0.510246913580247" calcext:value-type="float">
            <text:p>0.5102</text:p>
          </table:table-cell>
          <table:table-cell table:style-name="ce8" office:value-type="float" office:value="0.631425965537085" calcext:value-type="float">
            <text:p>0.6314</text:p>
          </table:table-cell>
          <table:table-cell table:style-name="ce48" office:value-type="float" office:value="0.0535973008318509" calcext:value-type="float">
            <text:p>0.0536</text:p>
          </table:table-cell>
          <table:table-cell table:style-name="ce48" office:value-type="float" office:value="0.0754320987654321" calcext:value-type="float">
            <text:p>0.0754</text:p>
          </table:table-cell>
          <table:table-cell table:style-name="ce36" office:value-type="float" office:value="0.393325660430624" calcext:value-type="float">
            <text:p>0.3933</text:p>
          </table:table-cell>
          <table:table-cell table:style-name="ce48" office:value-type="float" office:value="0.0405041110315889" calcext:value-type="float">
            <text:p>0.0405</text:p>
          </table:table-cell>
          <table:table-cell table:style-name="ce48" office:value-type="float" office:value="0.515432098765432" calcext:value-type="float">
            <text:p>0.5154</text:p>
          </table:table-cell>
          <table:table-cell table:style-name="ce8" office:value-type="float" office:value="0.607177059468615" calcext:value-type="float">
            <text:p>0.6072</text:p>
          </table:table-cell>
          <table:table-cell table:style-name="ce48" office:value-type="float" office:value="0.0826369681607342" calcext:value-type="float">
            <text:p>0.0826</text:p>
          </table:table-cell>
          <table:table-cell table:style-name="ce48" office:value-type="float" office:value="0.0498765432098765" calcext:value-type="float">
            <text:p>0.0499</text:p>
          </table:table-cell>
          <table:table-cell table:style-name="ce36" office:value-type="float" office:value="0.370843331632265" calcext:value-type="float">
            <text:p>0.3708</text:p>
          </table:table-cell>
          <table:table-cell table:style-name="ce48" office:value-type="float" office:value="0.0323080612071729" calcext:value-type="float">
            <text:p>0.0323</text:p>
          </table:table-cell>
          <table:table-cell table:style-name="ce48" office:value-type="float" office:value="0.517901234567901" calcext:value-type="float">
            <text:p>0.5179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refrigerator</text:p>
          </table:table-cell>
          <table:table-cell table:style-name="ce53" office:value-type="float" office:value="0.528925779364926" calcext:value-type="float">
            <text:p>0.5289</text:p>
          </table:table-cell>
          <table:table-cell office:value-type="float" office:value="0.0592655508663791" calcext:value-type="float">
            <text:p>0.0593</text:p>
          </table:table-cell>
          <table:table-cell office:value-type="float" office:value="0.0335802469135802" calcext:value-type="float">
            <text:p>0.0336</text:p>
          </table:table-cell>
          <table:table-cell table:style-name="ce54" office:value-type="float" office:value="0.464318116011968" calcext:value-type="float">
            <text:p>0.4643</text:p>
          </table:table-cell>
          <table:table-cell office:value-type="float" office:value="0.0309727635599638" calcext:value-type="float">
            <text:p>0.0310</text:p>
          </table:table-cell>
          <table:table-cell table:style-name="ce37" office:value-type="float" office:value="0.50320987654321" calcext:value-type="float">
            <text:p>0.5032</text:p>
          </table:table-cell>
          <table:table-cell table:style-name="ce8" office:value-type="float" office:value="0.527984750506708" calcext:value-type="float">
            <text:p>0.5280</text:p>
          </table:table-cell>
          <table:table-cell table:style-name="ce48" office:value-type="float" office:value="0.0304498277648929" calcext:value-type="float">
            <text:p>0.0304</text:p>
          </table:table-cell>
          <table:table-cell table:style-name="ce48" office:value-type="float" office:value="0.0354320987654321" calcext:value-type="float">
            <text:p>0.0354</text:p>
          </table:table-cell>
          <table:table-cell table:style-name="ce36" office:value-type="float" office:value="0.480706495512016" calcext:value-type="float">
            <text:p>0.4807</text:p>
          </table:table-cell>
          <table:table-cell office:value-type="float" office:value="0.0589416911911314" calcext:value-type="float">
            <text:p>0.0589</text:p>
          </table:table-cell>
          <table:table-cell table:style-name="ce37" office:value-type="float" office:value="0.500740740740741" calcext:value-type="float">
            <text:p>0.5007</text:p>
          </table:table-cell>
          <table:table-cell table:style-name="ce8" office:value-type="float" office:value="0.554487983785349" calcext:value-type="float">
            <text:p>0.5545</text:p>
          </table:table-cell>
          <table:table-cell table:style-name="ce48" office:value-type="float" office:value="0.109132873332803" calcext:value-type="float">
            <text:p>0.1091</text:p>
          </table:table-cell>
          <table:table-cell table:style-name="ce48" office:value-type="float" office:value="0.0428395061728395" calcext:value-type="float">
            <text:p>0.0428</text:p>
          </table:table-cell>
          <table:table-cell table:style-name="ce36" office:value-type="float" office:value="0.45365794807451" calcext:value-type="float">
            <text:p>0.4537</text:p>
          </table:table-cell>
          <table:table-cell table:style-name="ce48" office:value-type="float" office:value="0.0413998772380386" calcext:value-type="float">
            <text:p>0.0414</text:p>
          </table:table-cell>
          <table:table-cell table:style-name="ce48" office:value-type="float" office:value="0.501851851851852" calcext:value-type="float">
            <text:p>0.5019</text:p>
          </table:table-cell>
          <table:table-cell table:style-name="ce8" office:value-type="float" office:value="0.515963710066596" calcext:value-type="float">
            <text:p>0.5160</text:p>
          </table:table-cell>
          <table:table-cell table:style-name="ce48" office:value-type="float" office:value="0.0500706775949495" calcext:value-type="float">
            <text:p>0.0501</text:p>
          </table:table-cell>
          <table:table-cell table:style-name="ce48" office:value-type="float" office:value="0.0441975308641975" calcext:value-type="float">
            <text:p>0.0442</text:p>
          </table:table-cell>
          <table:table-cell table:style-name="ce36" office:value-type="float" office:value="0.409530933307596" calcext:value-type="float">
            <text:p>0.4095</text:p>
          </table:table-cell>
          <table:table-cell table:style-name="ce48" office:value-type="float" office:value="0.0370136620789884" calcext:value-type="float">
            <text:p>0.0370</text:p>
          </table:table-cell>
          <table:table-cell table:style-name="ce48" office:value-type="float" office:value="0.50679012345679" calcext:value-type="float">
            <text:p>0.5068</text:p>
          </table:table-cell>
          <table:table-cell table:style-name="ce8" office:value-type="float" office:value="0.543243895376894" calcext:value-type="float">
            <text:p>0.5432</text:p>
          </table:table-cell>
          <table:table-cell table:style-name="ce48" office:value-type="float" office:value="0.0800393652320585" calcext:value-type="float">
            <text:p>0.0800</text:p>
          </table:table-cell>
          <table:table-cell table:style-name="ce48" office:value-type="float" office:value="0.0351851851851852" calcext:value-type="float">
            <text:p>0.0352</text:p>
          </table:table-cell>
          <table:table-cell table:style-name="ce36" office:value-type="float" office:value="0.398494353826851" calcext:value-type="float">
            <text:p>0.3985</text:p>
          </table:table-cell>
          <table:table-cell table:style-name="ce48" office:value-type="float" office:value="0.0365799467681966" calcext:value-type="float">
            <text:p>0.0366</text:p>
          </table:table-cell>
          <table:table-cell table:style-name="ce48" office:value-type="float" office:value="0.506172839506173" calcext:value-type="float">
            <text:p>0.5062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book</text:p>
          </table:table-cell>
          <table:table-cell table:style-name="ce53" office:value-type="float" office:value="0.499321644469179" calcext:value-type="float">
            <text:p>0.4993</text:p>
          </table:table-cell>
          <table:table-cell office:value-type="float" office:value="0.00138204873619123" calcext:value-type="float">
            <text:p>0.0014</text:p>
          </table:table-cell>
          <table:table-cell office:value-type="float" office:value="0.0539506172839506" calcext:value-type="float">
            <text:p>0.0540</text:p>
          </table:table-cell>
          <table:table-cell table:style-name="ce54" office:value-type="float" office:value="0.46127714872" calcext:value-type="float">
            <text:p>0.4613</text:p>
          </table:table-cell>
          <table:table-cell office:value-type="float" office:value="0.0254067263173022" calcext:value-type="float">
            <text:p>0.0254</text:p>
          </table:table-cell>
          <table:table-cell table:style-name="ce37" office:value-type="float" office:value="0.507407407407407" calcext:value-type="float">
            <text:p>0.5074</text:p>
          </table:table-cell>
          <table:table-cell table:style-name="ce8" office:value-type="float" office:value="0.507849140796605" calcext:value-type="float">
            <text:p>0.5078</text:p>
          </table:table-cell>
          <table:table-cell table:style-name="ce48" office:value-type="float" office:value="0.0164264173172764" calcext:value-type="float">
            <text:p>0.0164</text:p>
          </table:table-cell>
          <table:table-cell table:style-name="ce48" office:value-type="float" office:value="0.0655555555555556" calcext:value-type="float">
            <text:p>0.0656</text:p>
          </table:table-cell>
          <table:table-cell table:style-name="ce36" office:value-type="float" office:value="0.485943792063686" calcext:value-type="float">
            <text:p>0.4859</text:p>
          </table:table-cell>
          <table:table-cell office:value-type="float" office:value="0.015111086104559" calcext:value-type="float">
            <text:p>0.0151</text:p>
          </table:table-cell>
          <table:table-cell table:style-name="ce37" office:value-type="float" office:value="0.502222222222222" calcext:value-type="float">
            <text:p>0.5022</text:p>
          </table:table-cell>
          <table:table-cell table:style-name="ce8" office:value-type="float" office:value="0.523524290702409" calcext:value-type="float">
            <text:p>0.5235</text:p>
          </table:table-cell>
          <table:table-cell table:style-name="ce48" office:value-type="float" office:value="0.0305564640788895" calcext:value-type="float">
            <text:p>0.0306</text:p>
          </table:table-cell>
          <table:table-cell table:style-name="ce48" office:value-type="float" office:value="0.0732098765432099" calcext:value-type="float">
            <text:p>0.0732</text:p>
          </table:table-cell>
          <table:table-cell table:style-name="ce36" office:value-type="float" office:value="0.499692070947345" calcext:value-type="float">
            <text:p>0.4997</text:p>
          </table:table-cell>
          <table:table-cell table:style-name="ce48" office:value-type="float" office:value="0.0138893100419213" calcext:value-type="float">
            <text:p>0.0139</text:p>
          </table:table-cell>
          <table:table-cell table:style-name="ce48" office:value-type="float" office:value="0.499506172839506" calcext:value-type="float">
            <text:p>0.4995</text:p>
          </table:table-cell>
          <table:table-cell table:style-name="ce8" office:value-type="float" office:value="0.49674278647122" calcext:value-type="float">
            <text:p>0.4967</text:p>
          </table:table-cell>
          <table:table-cell table:style-name="ce48" office:value-type="float" office:value="0.00517916048003473" calcext:value-type="float">
            <text:p>0.0052</text:p>
          </table:table-cell>
          <table:table-cell table:style-name="ce48" office:value-type="float" office:value="0.0565432098765432" calcext:value-type="float">
            <text:p>0.0565</text:p>
          </table:table-cell>
          <table:table-cell table:style-name="ce36" office:value-type="float" office:value="0.477413056643345" calcext:value-type="float">
            <text:p>0.4774</text:p>
          </table:table-cell>
          <table:table-cell table:style-name="ce48" office:value-type="float" office:value="0.0264562212263613" calcext:value-type="float">
            <text:p>0.0265</text:p>
          </table:table-cell>
          <table:table-cell table:style-name="ce48" office:value-type="float" office:value="0.504814814814815" calcext:value-type="float">
            <text:p>0.5048</text:p>
          </table:table-cell>
          <table:table-cell table:style-name="ce8" office:value-type="float" office:value="0.538059844418421" calcext:value-type="float">
            <text:p>0.5381</text:p>
          </table:table-cell>
          <table:table-cell table:style-name="ce48" office:value-type="float" office:value="0.0459999647930141" calcext:value-type="float">
            <text:p>0.0460</text:p>
          </table:table-cell>
          <table:table-cell table:style-name="ce48" office:value-type="float" office:value="0.098641975308642" calcext:value-type="float">
            <text:p>0.0986</text:p>
          </table:table-cell>
          <table:table-cell table:style-name="ce36" office:value-type="float" office:value="0.483237004360139" calcext:value-type="float">
            <text:p>0.4832</text:p>
          </table:table-cell>
          <table:table-cell table:style-name="ce48" office:value-type="float" office:value="0.0253190653404896" calcext:value-type="float">
            <text:p>0.0253</text:p>
          </table:table-cell>
          <table:table-cell table:style-name="ce48" office:value-type="float" office:value="0.502962962962963" calcext:value-type="float">
            <text:p>0.503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clock</text:p>
          </table:table-cell>
          <table:table-cell table:style-name="ce53" office:value-type="float" office:value="0.501124182709396" calcext:value-type="float">
            <text:p>0.5011</text:p>
          </table:table-cell>
          <table:table-cell office:value-type="float" office:value="0.00657582857970737" calcext:value-type="float">
            <text:p>0.0066</text:p>
          </table:table-cell>
          <table:table-cell office:value-type="float" office:value="0.0604938271604938" calcext:value-type="float">
            <text:p>0.0605</text:p>
          </table:table-cell>
          <table:table-cell table:style-name="ce54" office:value-type="float" office:value="0.500624775072215" calcext:value-type="float">
            <text:p>0.5006</text:p>
          </table:table-cell>
          <table:table-cell office:value-type="float" office:value="0.0302548971107562" calcext:value-type="float">
            <text:p>0.0303</text:p>
          </table:table-cell>
          <table:table-cell table:style-name="ce37" office:value-type="float" office:value="0.500493827160494" calcext:value-type="float">
            <text:p>0.5005</text:p>
          </table:table-cell>
          <table:table-cell table:style-name="ce8" office:value-type="float" office:value="0.499975817083957" calcext:value-type="float">
            <text:p>0.5000</text:p>
          </table:table-cell>
          <table:table-cell table:style-name="ce48" office:value-type="float" office:value="0.00261912974085893" calcext:value-type="float">
            <text:p>0.0026</text:p>
          </table:table-cell>
          <table:table-cell table:style-name="ce48" office:value-type="float" office:value="0.0454320987654321" calcext:value-type="float">
            <text:p>0.0454</text:p>
          </table:table-cell>
          <table:table-cell table:style-name="ce36" office:value-type="float" office:value="0.492811820447859" calcext:value-type="float">
            <text:p>0.4928</text:p>
          </table:table-cell>
          <table:table-cell office:value-type="float" office:value="0.0280496057547647" calcext:value-type="float">
            <text:p>0.0280</text:p>
          </table:table-cell>
          <table:table-cell table:style-name="ce37" office:value-type="float" office:value="0.501111111111111" calcext:value-type="float">
            <text:p>0.5011</text:p>
          </table:table-cell>
          <table:table-cell table:style-name="ce8" office:value-type="float" office:value="0.504109093830334" calcext:value-type="float">
            <text:p>0.5041</text:p>
          </table:table-cell>
          <table:table-cell table:style-name="ce48" office:value-type="float" office:value="0.0058479979919859" calcext:value-type="float">
            <text:p>0.0058</text:p>
          </table:table-cell>
          <table:table-cell table:style-name="ce48" office:value-type="float" office:value="0.0403703703703704" calcext:value-type="float">
            <text:p>0.0404</text:p>
          </table:table-cell>
          <table:table-cell table:style-name="ce36" office:value-type="float" office:value="0.520394915368338" calcext:value-type="float">
            <text:p>0.5204</text:p>
          </table:table-cell>
          <table:table-cell table:style-name="ce48" office:value-type="float" office:value="0.0225070138390277" calcext:value-type="float">
            <text:p>0.0225</text:p>
          </table:table-cell>
          <table:table-cell table:style-name="ce48" office:value-type="float" office:value="0.496913580246914" calcext:value-type="float">
            <text:p>0.4969</text:p>
          </table:table-cell>
          <table:table-cell table:style-name="ce8" office:value-type="float" office:value="0.521369872202868" calcext:value-type="float">
            <text:p>0.5214</text:p>
          </table:table-cell>
          <table:table-cell table:style-name="ce48" office:value-type="float" office:value="0.0389986259268299" calcext:value-type="float">
            <text:p>0.0390</text:p>
          </table:table-cell>
          <table:table-cell table:style-name="ce48" office:value-type="float" office:value="0.110493827160494" calcext:value-type="float">
            <text:p>0.1105</text:p>
          </table:table-cell>
          <table:table-cell table:style-name="ce36" office:value-type="float" office:value="0.49559103034093" calcext:value-type="float">
            <text:p>0.4956</text:p>
          </table:table-cell>
          <table:table-cell table:style-name="ce48" office:value-type="float" office:value="0.024867704469251" calcext:value-type="float">
            <text:p>0.0249</text:p>
          </table:table-cell>
          <table:table-cell table:style-name="ce48" office:value-type="float" office:value="0.501111111111111" calcext:value-type="float">
            <text:p>0.5011</text:p>
          </table:table-cell>
          <table:table-cell table:style-name="ce8" office:value-type="float" office:value="0.497854994461849" calcext:value-type="float">
            <text:p>0.4979</text:p>
          </table:table-cell>
          <table:table-cell table:style-name="ce48" office:value-type="float" office:value="0.00664577741949342" calcext:value-type="float">
            <text:p>0.0066</text:p>
          </table:table-cell>
          <table:table-cell table:style-name="ce48" office:value-type="float" office:value="0.0495061728395062" calcext:value-type="float">
            <text:p>0.0495</text:p>
          </table:table-cell>
          <table:table-cell table:style-name="ce36" office:value-type="float" office:value="0.471599370869833" calcext:value-type="float">
            <text:p>0.4716</text:p>
          </table:table-cell>
          <table:table-cell table:style-name="ce48" office:value-type="float" office:value="0.0224031928321591" calcext:value-type="float">
            <text:p>0.0224</text:p>
          </table:table-cell>
          <table:table-cell table:style-name="ce48" office:value-type="float" office:value="0.504444444444444" calcext:value-type="float">
            <text:p>0.5044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vase</text:p>
          </table:table-cell>
          <table:table-cell table:style-name="ce53" office:value-type="float" office:value="0.524456387021922" calcext:value-type="float">
            <text:p>0.5245</text:p>
          </table:table-cell>
          <table:table-cell office:value-type="float" office:value="0.0500322159278057" calcext:value-type="float">
            <text:p>0.0500</text:p>
          </table:table-cell>
          <table:table-cell office:value-type="float" office:value="0.0597530864197531" calcext:value-type="float">
            <text:p>0.0598</text:p>
          </table:table-cell>
          <table:table-cell table:style-name="ce54" office:value-type="float" office:value="0.496607348203079" calcext:value-type="float">
            <text:p>0.4966</text:p>
          </table:table-cell>
          <table:table-cell office:value-type="float" office:value="0.0368749994186733" calcext:value-type="float">
            <text:p>0.0369</text:p>
          </table:table-cell>
          <table:table-cell table:style-name="ce37" office:value-type="float" office:value="0.500987654320988" calcext:value-type="float">
            <text:p>0.5010</text:p>
          </table:table-cell>
          <table:table-cell table:style-name="ce8" office:value-type="float" office:value="0.507238929005619" calcext:value-type="float">
            <text:p>0.5072</text:p>
          </table:table-cell>
          <table:table-cell table:style-name="ce48" office:value-type="float" office:value="0.0106644715976677" calcext:value-type="float">
            <text:p>0.0107</text:p>
          </table:table-cell>
          <table:table-cell table:style-name="ce48" office:value-type="float" office:value="0.0393827160493827" calcext:value-type="float">
            <text:p>0.0394</text:p>
          </table:table-cell>
          <table:table-cell table:style-name="ce36" office:value-type="float" office:value="0.519857544736951" calcext:value-type="float">
            <text:p>0.5199</text:p>
          </table:table-cell>
          <table:table-cell office:value-type="float" office:value="0.047999370402848" calcext:value-type="float">
            <text:p>0.0480</text:p>
          </table:table-cell>
          <table:table-cell table:style-name="ce37" office:value-type="float" office:value="0.497283950617284" calcext:value-type="float">
            <text:p>0.4973</text:p>
          </table:table-cell>
          <table:table-cell table:style-name="ce8" office:value-type="float" office:value="0.49885411134131" calcext:value-type="float">
            <text:p>0.4989</text:p>
          </table:table-cell>
          <table:table-cell table:style-name="ce48" office:value-type="float" office:value="0.00107646059737857" calcext:value-type="float">
            <text:p>0.0011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36" office:value-type="float" office:value="0.503138523427226" calcext:value-type="float">
            <text:p>0.5031</text:p>
          </table:table-cell>
          <table:table-cell table:style-name="ce48" office:value-type="float" office:value="0.0261685187326728" calcext:value-type="float">
            <text:p>0.0262</text:p>
          </table:table-cell>
          <table:table-cell table:style-name="ce48" office:value-type="float" office:value="0.499506172839506" calcext:value-type="float">
            <text:p>0.4995</text:p>
          </table:table-cell>
          <table:table-cell table:style-name="ce8" office:value-type="float" office:value="0.537380873748097" calcext:value-type="float">
            <text:p>0.5374</text:p>
          </table:table-cell>
          <table:table-cell table:style-name="ce48" office:value-type="float" office:value="0.0356211382661635" calcext:value-type="float">
            <text:p>0.0356</text:p>
          </table:table-cell>
          <table:table-cell table:style-name="ce48" office:value-type="float" office:value="0.0830864197530864" calcext:value-type="float">
            <text:p>0.0831</text:p>
          </table:table-cell>
          <table:table-cell table:style-name="ce36" office:value-type="float" office:value="0.502847261429476" calcext:value-type="float">
            <text:p>0.5028</text:p>
          </table:table-cell>
          <table:table-cell table:style-name="ce48" office:value-type="float" office:value="0.0380534339590448" calcext:value-type="float">
            <text:p>0.0381</text:p>
          </table:table-cell>
          <table:table-cell table:style-name="ce48" office:value-type="float" office:value="0.499753086419753" calcext:value-type="float">
            <text:p>0.4998</text:p>
          </table:table-cell>
          <table:table-cell table:style-name="ce8" office:value-type="float" office:value="0.494462130998917" calcext:value-type="float">
            <text:p>0.4945</text:p>
          </table:table-cell>
          <table:table-cell table:style-name="ce48" office:value-type="float" office:value="0.0125674217854184" calcext:value-type="float">
            <text:p>0.0126</text:p>
          </table:table-cell>
          <table:table-cell table:style-name="ce48" office:value-type="float" office:value="0.0450617283950617" calcext:value-type="float">
            <text:p>0.0451</text:p>
          </table:table-cell>
          <table:table-cell table:style-name="ce36" office:value-type="float" office:value="0.490325600422251" calcext:value-type="float">
            <text:p>0.4903</text:p>
          </table:table-cell>
          <table:table-cell table:style-name="ce48" office:value-type="float" office:value="0.0432527960184012" calcext:value-type="float">
            <text:p>0.0433</text:p>
          </table:table-cell>
          <table:table-cell table:style-name="ce48" office:value-type="float" office:value="0.501111111111111" calcext:value-type="float">
            <text:p>0.5011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scissors</text:p>
          </table:table-cell>
          <table:table-cell table:style-name="ce53" office:value-type="float" office:value="0.507949963134388" calcext:value-type="float">
            <text:p>0.5079</text:p>
          </table:table-cell>
          <table:table-cell office:value-type="float" office:value="0.0222814096396712" calcext:value-type="float">
            <text:p>0.0223</text:p>
          </table:table-cell>
          <table:table-cell office:value-type="float" office:value="0.0301234567901235" calcext:value-type="float">
            <text:p>0.0301</text:p>
          </table:table-cell>
          <table:table-cell table:style-name="ce54" office:value-type="float" office:value="0.468656859934186" calcext:value-type="float">
            <text:p>0.4687</text:p>
          </table:table-cell>
          <table:table-cell office:value-type="float" office:value="0.0582989097456527" calcext:value-type="float">
            <text:p>0.0583</text:p>
          </table:table-cell>
          <table:table-cell table:style-name="ce37" office:value-type="float" office:value="0.501234567901235" calcext:value-type="float">
            <text:p>0.5012</text:p>
          </table:table-cell>
          <table:table-cell table:style-name="ce8" office:value-type="float" office:value="0.49745256688889" calcext:value-type="float">
            <text:p>0.4975</text:p>
          </table:table-cell>
          <table:table-cell table:style-name="ce48" office:value-type="float" office:value="0.00291057758539956" calcext:value-type="float">
            <text:p>0.0029</text:p>
          </table:table-cell>
          <table:table-cell table:style-name="ce48" office:value-type="float" office:value="0.0114814814814815" calcext:value-type="float">
            <text:p>0.0115</text:p>
          </table:table-cell>
          <table:table-cell table:style-name="ce36" office:value-type="float" office:value="0.526550241986511" calcext:value-type="float">
            <text:p>0.5266</text:p>
          </table:table-cell>
          <table:table-cell office:value-type="float" office:value="0.105189472453585" calcext:value-type="float">
            <text:p>0.1052</text:p>
          </table:table-cell>
          <table:table-cell table:style-name="ce37" office:value-type="float" office:value="0.499259259259259" calcext:value-type="float">
            <text:p>0.4993</text:p>
          </table:table-cell>
          <table:table-cell table:style-name="ce8" office:value-type="float" office:value="0.499130241768932" calcext:value-type="float">
            <text:p>0.4991</text:p>
          </table:table-cell>
          <table:table-cell table:style-name="ce48" office:value-type="float" office:value="0.00113525082228623" calcext:value-type="float">
            <text:p>0.0011</text:p>
          </table:table-cell>
          <table:table-cell table:style-name="ce48" office:value-type="float" office:value="0.00814814814814815" calcext:value-type="float">
            <text:p>0.0081</text:p>
          </table:table-cell>
          <table:table-cell table:style-name="ce36" office:value-type="float" office:value="0.547769390066253" calcext:value-type="float">
            <text:p>0.5478</text:p>
          </table:table-cell>
          <table:table-cell table:style-name="ce48" office:value-type="float" office:value="0.0498836011496485" calcext:value-type="float">
            <text:p>0.0499</text:p>
          </table:table-cell>
          <table:table-cell table:style-name="ce48" office:value-type="float" office:value="0.498395061728395" calcext:value-type="float">
            <text:p>0.4984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36" office:value-type="float" office:value="0.500783786430016" calcext:value-type="float">
            <text:p>0.5008</text:p>
          </table:table-cell>
          <table:table-cell table:style-name="ce48" office:value-type="float" office:value="0.0532107046101015" calcext:value-type="float">
            <text:p>0.0532</text:p>
          </table:table-cell>
          <table:table-cell table:style-name="ce48" office:value-type="float" office:value="0.500246913580247" calcext:value-type="float">
            <text:p>0.5002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36" office:value-type="float" office:value="0.587955609661773" calcext:value-type="float">
            <text:p>0.5880</text:p>
          </table:table-cell>
          <table:table-cell table:style-name="ce48" office:value-type="float" office:value="0.0328889346478344" calcext:value-type="float">
            <text:p>0.0329</text:p>
          </table:table-cell>
          <table:table-cell table:style-name="ce48" office:value-type="float" office:value="0.497530864197531" calcext:value-type="float">
            <text:p>0.4975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eddy bear</text:p>
          </table:table-cell>
          <table:table-cell table:style-name="ce53" office:value-type="float" office:value="0.498681574854814" calcext:value-type="float">
            <text:p>0.4987</text:p>
          </table:table-cell>
          <table:table-cell office:value-type="float" office:value="0.000851505063854832" calcext:value-type="float">
            <text:p>0.0009</text:p>
          </table:table-cell>
          <table:table-cell office:value-type="float" office:value="0.0193827160493827" calcext:value-type="float">
            <text:p>0.0194</text:p>
          </table:table-cell>
          <table:table-cell table:style-name="ce54" office:value-type="float" office:value="0.544619986985416" calcext:value-type="float">
            <text:p>0.5446</text:p>
          </table:table-cell>
          <table:table-cell office:value-type="float" office:value="0.0296072091274327" calcext:value-type="float">
            <text:p>0.0296</text:p>
          </table:table-cell>
          <table:table-cell table:style-name="ce37" office:value-type="float" office:value="0.497654320987654" calcext:value-type="float">
            <text:p>0.4977</text:p>
          </table:table-cell>
          <table:table-cell table:style-name="ce8" office:value-type="float" office:value="0.502762084118016" calcext:value-type="float">
            <text:p>0.5028</text:p>
          </table:table-cell>
          <table:table-cell table:style-name="ce48" office:value-type="float" office:value="0.00600606016314624" calcext:value-type="float">
            <text:p>0.0060</text:p>
          </table:table-cell>
          <table:table-cell table:style-name="ce48" office:value-type="float" office:value="0.0185185185185185" calcext:value-type="float">
            <text:p>0.0185</text:p>
          </table:table-cell>
          <table:table-cell table:style-name="ce36" office:value-type="float" office:value="0.51129971104739" calcext:value-type="float">
            <text:p>0.5113</text:p>
          </table:table-cell>
          <table:table-cell office:value-type="float" office:value="0.0392845238419057" calcext:value-type="float">
            <text:p>0.0393</text:p>
          </table:table-cell>
          <table:table-cell table:style-name="ce37" office:value-type="float" office:value="0.499259259259259" calcext:value-type="float">
            <text:p>0.4993</text:p>
          </table:table-cell>
          <table:table-cell table:style-name="ce8" office:value-type="float" office:value="0.498869583321504" calcext:value-type="float">
            <text:p>0.4989</text:p>
          </table:table-cell>
          <table:table-cell table:style-name="ce48" office:value-type="float" office:value="0.00144058344969093" calcext:value-type="float">
            <text:p>0.0014</text:p>
          </table:table-cell>
          <table:table-cell table:style-name="ce48" office:value-type="float" office:value="0.0190123456790123" calcext:value-type="float">
            <text:p>0.0190</text:p>
          </table:table-cell>
          <table:table-cell table:style-name="ce36" office:value-type="float" office:value="0.571814502518872" calcext:value-type="float">
            <text:p>0.5718</text:p>
          </table:table-cell>
          <table:table-cell table:style-name="ce48" office:value-type="float" office:value="0.0464537802441252" calcext:value-type="float">
            <text:p>0.0465</text:p>
          </table:table-cell>
          <table:table-cell table:style-name="ce48" office:value-type="float" office:value="0.494814814814815" calcext:value-type="float">
            <text:p>0.4948</text:p>
          </table:table-cell>
          <table:table-cell table:style-name="ce8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36" office:value-type="float" office:value="0.596883017229453" calcext:value-type="float">
            <text:p>0.5969</text:p>
          </table:table-cell>
          <table:table-cell table:style-name="ce48" office:value-type="float" office:value="0.0213433621060967" calcext:value-type="float">
            <text:p>0.0213</text:p>
          </table:table-cell>
          <table:table-cell table:style-name="ce48" office:value-type="float" office:value="0.494074074074074" calcext:value-type="float">
            <text:p>0.4941</text:p>
          </table:table-cell>
          <table:table-cell table:style-name="ce8" office:value-type="float" office:value="0.495614669842802" calcext:value-type="float">
            <text:p>0.4956</text:p>
          </table:table-cell>
          <table:table-cell table:style-name="ce48" office:value-type="float" office:value="0.0084820322868705" calcext:value-type="float">
            <text:p>0.0085</text:p>
          </table:table-cell>
          <table:table-cell table:style-name="ce48" office:value-type="float" office:value="0.102592592592593" calcext:value-type="float">
            <text:p>0.1026</text:p>
          </table:table-cell>
          <table:table-cell table:style-name="ce36" office:value-type="float" office:value="0.555961467051877" calcext:value-type="float">
            <text:p>0.5560</text:p>
          </table:table-cell>
          <table:table-cell table:style-name="ce48" office:value-type="float" office:value="0.0419249093065176" calcext:value-type="float">
            <text:p>0.0419</text:p>
          </table:table-cell>
          <table:table-cell table:style-name="ce48" office:value-type="float" office:value="0.496049382716049" calcext:value-type="float">
            <text:p>0.4960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hair drier</text:p>
          </table:table-cell>
          <table:table-cell table:style-name="ce53" office:value-type="float" office:value="0.519555986210866" calcext:value-type="float">
            <text:p>0.5196</text:p>
          </table:table-cell>
          <table:table-cell office:value-type="float" office:value="0.050097146675044" calcext:value-type="float">
            <text:p>0.0501</text:p>
          </table:table-cell>
          <table:table-cell office:value-type="float" office:value="0.012962962962963" calcext:value-type="float">
            <text:p>0.0130</text:p>
          </table:table-cell>
          <table:table-cell table:style-name="ce54" office:value-type="float" office:value="0.482900892130029" calcext:value-type="float">
            <text:p>0.4829</text:p>
          </table:table-cell>
          <table:table-cell office:value-type="float" office:value="0.119854773417168" calcext:value-type="float">
            <text:p>0.1199</text:p>
          </table:table-cell>
          <table:table-cell table:style-name="ce37" office:value-type="float" office:value="0.500987654320988" calcext:value-type="float">
            <text:p>0.5010</text:p>
          </table:table-cell>
          <table:table-cell table:style-name="ce8" office:value-type="float" office:value="0.49610217399291" calcext:value-type="float">
            <text:p>0.4961</text:p>
          </table:table-cell>
          <table:table-cell table:style-name="ce48" office:value-type="float" office:value="0.00143292447437392" calcext:value-type="float">
            <text:p>0.0014</text:p>
          </table:table-cell>
          <table:table-cell table:style-name="ce48" office:value-type="float" office:value="0.01" calcext:value-type="float">
            <text:p>0.0100</text:p>
          </table:table-cell>
          <table:table-cell table:style-name="ce36" office:value-type="float" office:value="0.575371861165708" calcext:value-type="float">
            <text:p>0.5754</text:p>
          </table:table-cell>
          <table:table-cell office:value-type="float" office:value="0.11596280225028" calcext:value-type="float">
            <text:p>0.1160</text:p>
          </table:table-cell>
          <table:table-cell table:style-name="ce37" office:value-type="float" office:value="0.498888888888889" calcext:value-type="float">
            <text:p>0.4989</text:p>
          </table:table-cell>
          <table:table-cell table:style-name="ce8" office:value-type="float" office:value="0.521720947604965" calcext:value-type="float">
            <text:p>0.5217</text:p>
          </table:table-cell>
          <table:table-cell table:style-name="ce48" office:value-type="float" office:value="0.0490107486605422" calcext:value-type="float">
            <text:p>0.0490</text:p>
          </table:table-cell>
          <table:table-cell table:style-name="ce48" office:value-type="float" office:value="0.00864197530864198" calcext:value-type="float">
            <text:p>0.0086</text:p>
          </table:table-cell>
          <table:table-cell table:style-name="ce36" office:value-type="float" office:value="0.508332146990209" calcext:value-type="float">
            <text:p>0.5083</text:p>
          </table:table-cell>
          <table:table-cell table:style-name="ce48" office:value-type="float" office:value="0.132901985871041" calcext:value-type="float">
            <text:p>0.1329</text:p>
          </table:table-cell>
          <table:table-cell table:style-name="ce48" office:value-type="float" office:value="0.5" calcext:value-type="float">
            <text:p>0.5000</text:p>
          </table:table-cell>
          <table:table-cell table:style-name="ce8" office:value-type="float" office:value="0.522958265214277" calcext:value-type="float">
            <text:p>0.5230</text:p>
          </table:table-cell>
          <table:table-cell table:style-name="ce16" office:value-type="float" office:value="0.0491661360466615" calcext:value-type="float">
            <text:p>0.0492</text:p>
          </table:table-cell>
          <table:table-cell table:style-name="ce48" office:value-type="float" office:value="0.00617283950617284" calcext:value-type="float">
            <text:p>0.0062</text:p>
          </table:table-cell>
          <table:table-cell table:style-name="ce36" office:value-type="float" office:value="0.516665863014873" calcext:value-type="float">
            <text:p>0.5167</text:p>
          </table:table-cell>
          <table:table-cell table:style-name="ce48" office:value-type="float" office:value="0.121018008064373" calcext:value-type="float">
            <text:p>0.1210</text:p>
          </table:table-cell>
          <table:table-cell table:style-name="ce48" office:value-type="float" office:value="0.499876543209876" calcext:value-type="float">
            <text:p>0.4999</text:p>
          </table:table-cell>
          <table:table-cell table:style-name="ce8" office:value-type="float" office:value="0.4995669847597" calcext:value-type="float">
            <text:p>0.4996</text:p>
          </table:table-cell>
          <table:table-cell table:style-name="ce48" office:value-type="float" office:value="0.000247314283346795" calcext:value-type="float">
            <text:p>0.0002</text:p>
          </table:table-cell>
          <table:table-cell table:style-name="ce48" office:value-type="float" office:value="0.00308641975308642" calcext:value-type="float">
            <text:p>0.0031</text:p>
          </table:table-cell>
          <table:table-cell table:style-name="ce36" office:value-type="float" office:value="0.508518402860694" calcext:value-type="float">
            <text:p>0.5085</text:p>
          </table:table-cell>
          <table:table-cell table:style-name="ce48" office:value-type="float" office:value="0.110209537760861" calcext:value-type="float">
            <text:p>0.1102</text:p>
          </table:table-cell>
          <table:table-cell table:style-name="ce48" office:value-type="float" office:value="0.49962962962963" calcext:value-type="float">
            <text:p>0.4996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 office:value-type="string" calcext:value-type="string">
            <text:p>toothbrush</text:p>
          </table:table-cell>
          <table:table-cell table:style-name="ce53" office:value-type="float" office:value="0.504652197117951" calcext:value-type="float">
            <text:p>0.5047</text:p>
          </table:table-cell>
          <table:table-cell office:value-type="float" office:value="0.0125342566440822" calcext:value-type="float">
            <text:p>0.0125</text:p>
          </table:table-cell>
          <table:table-cell office:value-type="float" office:value="0.0134567901234568" calcext:value-type="float">
            <text:p>0.0135</text:p>
          </table:table-cell>
          <table:table-cell table:style-name="ce54" office:value-type="float" office:value="0.535652019213663" calcext:value-type="float">
            <text:p>0.5357</text:p>
          </table:table-cell>
          <table:table-cell office:value-type="float" office:value="0.0752880487677712" calcext:value-type="float">
            <text:p>0.0753</text:p>
          </table:table-cell>
          <table:table-cell table:style-name="ce37" office:value-type="float" office:value="0.499506172839506" calcext:value-type="float">
            <text:p>0.4995</text:p>
          </table:table-cell>
          <table:table-cell table:style-name="ce8" office:value-type="float" office:value="0.513894324853229" calcext:value-type="float">
            <text:p>0.5139</text:p>
          </table:table-cell>
          <table:table-cell table:style-name="ce48" office:value-type="float" office:value="0.0285706282124743" calcext:value-type="float">
            <text:p>0.0286</text:p>
          </table:table-cell>
          <table:table-cell table:style-name="ce48" office:value-type="float" office:value="0.0232098765432099" calcext:value-type="float">
            <text:p>0.0232</text:p>
          </table:table-cell>
          <table:table-cell table:style-name="ce36" office:value-type="float" office:value="0.492857142857143" calcext:value-type="float">
            <text:p>0.4929</text:p>
          </table:table-cell>
          <table:table-cell office:value-type="float" office:value="0.0604437088667136" calcext:value-type="float">
            <text:p>0.0604</text:p>
          </table:table-cell>
          <table:table-cell table:style-name="ce37" office:value-type="float" office:value="0.500123456790123" calcext:value-type="float">
            <text:p>0.5001</text:p>
          </table:table-cell>
          <table:table-cell table:style-name="ce8" office:value-type="float" office:value="0.499688667496887" calcext:value-type="float">
            <text:p>0.4997</text:p>
          </table:table-cell>
          <table:table-cell table:style-name="ce48" office:value-type="float" office:value="0.000622665006226653" calcext:value-type="float">
            <text:p>0.0006</text:p>
          </table:table-cell>
          <table:table-cell table:style-name="ce48" office:value-type="float" office:value="0.00925925925925926" calcext:value-type="float">
            <text:p>0.0093</text:p>
          </table:table-cell>
          <table:table-cell table:style-name="ce36" office:value-type="float" office:value="0.457018324141612" calcext:value-type="float">
            <text:p>0.4570</text:p>
          </table:table-cell>
          <table:table-cell table:style-name="ce48" office:value-type="float" office:value="0.0768297879040177" calcext:value-type="float">
            <text:p>0.0768</text:p>
          </table:table-cell>
          <table:table-cell table:style-name="ce48" office:value-type="float" office:value="0.500987654320988" calcext:value-type="float">
            <text:p>0.5010</text:p>
          </table:table-cell>
          <table:table-cell table:style-name="ce8" office:value-type="float" office:value="0.510113858743996" calcext:value-type="float">
            <text:p>0.5101</text:p>
          </table:table-cell>
          <table:table-cell table:style-name="ce16" office:value-type="float" office:value="0.0129544559050467" calcext:value-type="float">
            <text:p>0.0130</text:p>
          </table:table-cell>
          <table:table-cell table:style-name="ce16" office:value-type="float" office:value="0.0166666666666667" calcext:value-type="float">
            <text:p>0.0167</text:p>
          </table:table-cell>
          <table:table-cell table:style-name="ce36" office:value-type="float" office:value="0.442296744351539" calcext:value-type="float">
            <text:p>0.4423</text:p>
          </table:table-cell>
          <table:table-cell table:style-name="ce48" office:value-type="float" office:value="0.118081505265656" calcext:value-type="float">
            <text:p>0.1181</text:p>
          </table:table-cell>
          <table:table-cell table:style-name="ce48" office:value-type="float" office:value="0.502098765432099" calcext:value-type="float">
            <text:p>0.5021</text:p>
          </table:table-cell>
          <table:table-cell table:style-name="ce8" office:value-type="float" office:value="0.496824408468244" calcext:value-type="float">
            <text:p>0.4968</text:p>
          </table:table-cell>
          <table:table-cell table:style-name="ce48" office:value-type="float" office:value="0.00503704817338896" calcext:value-type="float">
            <text:p>0.0050</text:p>
          </table:table-cell>
          <table:table-cell table:style-name="ce48" office:value-type="float" office:value="0.0149382716049383" calcext:value-type="float">
            <text:p>0.0149</text:p>
          </table:table-cell>
          <table:table-cell table:style-name="ce36" office:value-type="float" office:value="0.442483543853407" calcext:value-type="float">
            <text:p>0.4425</text:p>
          </table:table-cell>
          <table:table-cell table:style-name="ce48" office:value-type="float" office:value="0.0673691931794869" calcext:value-type="float">
            <text:p>0.0674</text:p>
          </table:table-cell>
          <table:table-cell table:style-name="ce48" office:value-type="float" office:value="0.501728395061728" calcext:value-type="float">
            <text:p>0.5017</text:p>
          </table:table-cell>
          <table:table-cell table:number-columns-repeated="2"/>
          <table:table-cell table:style-name="Default" table:number-columns-repeated="10"/>
          <table:table-cell table:number-columns-repeated="981"/>
        </table:table-row>
        <table:table-row table:style-name="ro2">
          <table:table-cell/>
          <table:table-cell table:style-name="ce8"/>
          <table:table-cell table:number-columns-repeated="2"/>
          <table:table-cell table:style-name="ce36"/>
          <table:table-cell/>
          <table:table-cell table:style-name="ce37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4"/>
          <table:table-cell table:style-name="Default" table:number-columns-repeated="10"/>
          <table:table-cell table:number-columns-repeated="981"/>
        </table:table-row>
        <table:table-row table:style-name="ro2">
          <table:table-cell table:style-name="ce2" office:value-type="string" calcext:value-type="string">
            <text:p>BATCH GRADIENT (AVG CONVs)</text:p>
          </table:table-cell>
          <table:table-cell table:style-name="ce10"/>
          <table:table-cell table:style-name="ce17"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4"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981"/>
        </table:table-row>
        <table:table-row table:style-name="ro2">
          <table:table-cell table:style-name="ce2" office:value-type="string" calcext:value-type="string">
            <text:p>LOSS <text:s/></text:p>
          </table:table-cell>
          <table:table-cell table:style-name="ce10"/>
          <table:table-cell table:style-name="ce17"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36"/>
          <table:table-cell table:number-columns-repeated="2"/>
          <table:table-cell table:style-name="ce8"/>
          <table:table-cell table:number-columns-repeated="2"/>
          <table:table-cell table:style-name="ce55"/>
          <table:table-cell table:style-name="ce46"/>
          <table:table-cell table:style-name="ce2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table:style-name="ce2" office:value-type="string" calcext:value-type="string">
            <text:p>Avg. of Cols.</text:p>
          </table:table-cell>
          <table:table-cell table:style-name="ce10" table:formula="of:=AVERAGE([.B5:.B84])" office:value-type="float" office:value="0.508001235637499" calcext:value-type="float">
            <text:p>0.5080</text:p>
          </table:table-cell>
          <table:table-cell table:style-name="ce17" table:formula="of:=AVERAGE([.C5:.C84])" office:value-type="float" office:value="0.018580848326751" calcext:value-type="float">
            <text:p>0.0186</text:p>
          </table:table-cell>
          <table:table-cell table:style-name="ce17" table:formula="of:=AVERAGE([.D5:.D84])" office:value-type="float" office:value="0.0614320987654321" calcext:value-type="float">
            <text:p>0.0614</text:p>
          </table:table-cell>
          <table:table-cell table:style-name="ce35" table:formula="of:=AVERAGE([.E5:.E84])" office:value-type="float" office:value="0.496043143392906" calcext:value-type="float">
            <text:p>0.4960</text:p>
          </table:table-cell>
          <table:table-cell table:style-name="ce17" table:formula="of:=AVERAGE([.F5:.F84])" office:value-type="float" office:value="0.0412441121839515" calcext:value-type="float">
            <text:p>0.0412</text:p>
          </table:table-cell>
          <table:table-cell table:style-name="ce17" table:formula="of:=AVERAGE([.G5:.G84])" office:value-type="float" office:value="0.501458333333333" calcext:value-type="float">
            <text:p>0.5015</text:p>
          </table:table-cell>
          <table:table-cell table:style-name="ce10" table:formula="of:=AVERAGE([.H5:.H84])" office:value-type="float" office:value="0.510339498060386" calcext:value-type="float">
            <text:p>0.5103</text:p>
          </table:table-cell>
          <table:table-cell table:style-name="ce17" table:formula="of:=AVERAGE([.I5:.I84])" office:value-type="float" office:value="0.0187841580665763" calcext:value-type="float">
            <text:p>0.0188</text:p>
          </table:table-cell>
          <table:table-cell table:style-name="ce17" table:formula="of:=AVERAGE([.J5:.J84])" office:value-type="float" office:value="0.0642746913580247" calcext:value-type="float">
            <text:p>0.0643</text:p>
          </table:table-cell>
          <table:table-cell table:style-name="ce35" table:formula="of:=AVERAGE([.K5:.K84])" office:value-type="float" office:value="0.495131032122796" calcext:value-type="float">
            <text:p>0.4951</text:p>
          </table:table-cell>
          <table:table-cell table:style-name="ce17" table:formula="of:=AVERAGE([.L5:.L84])" office:value-type="float" office:value="0.034443133094812" calcext:value-type="float">
            <text:p>0.0344</text:p>
          </table:table-cell>
          <table:table-cell table:style-name="ce17" table:formula="of:=AVERAGE([.M5:.M84])" office:value-type="float" office:value="0.500720679012346" calcext:value-type="float">
            <text:p>0.5007</text:p>
          </table:table-cell>
          <table:table-cell table:style-name="ce10" table:formula="of:=AVERAGE([.N5:.N84])" office:value-type="float" office:value="0.515020119138704" calcext:value-type="float">
            <text:p>0.5150</text:p>
          </table:table-cell>
          <table:table-cell table:style-name="ce17" table:formula="of:=AVERAGE([.O5:.O84])" office:value-type="float" office:value="0.0242952467901374" calcext:value-type="float">
            <text:p>0.0243</text:p>
          </table:table-cell>
          <table:table-cell table:style-name="ce17" table:formula="of:=AVERAGE([.P5:.P84])" office:value-type="float" office:value="0.0560756172839506" calcext:value-type="float">
            <text:p>0.0561</text:p>
          </table:table-cell>
          <table:table-cell table:style-name="ce35" table:formula="of:=AVERAGE([.Q5:.Q84])" office:value-type="float" office:value="0.502306659646443" calcext:value-type="float">
            <text:p>0.5023</text:p>
          </table:table-cell>
          <table:table-cell table:style-name="ce17" table:formula="of:=AVERAGE([.R5:.R84])" office:value-type="float" office:value="0.0361442181579824" calcext:value-type="float">
            <text:p>0.0361</text:p>
          </table:table-cell>
          <table:table-cell table:style-name="ce17" table:formula="of:=AVERAGE([.S5:.S84])" office:value-type="float" office:value="0.498583333333333" calcext:value-type="float">
            <text:p>0.4986</text:p>
          </table:table-cell>
          <table:table-cell table:style-name="ce10" table:formula="of:=AVERAGE([.T5:.T84])" office:value-type="float" office:value="0.520874674394921" calcext:value-type="float">
            <text:p>0.5209</text:p>
          </table:table-cell>
          <table:table-cell table:style-name="ce2" table:formula="of:=AVERAGE([.U5:.U84])" office:value-type="float" office:value="0.0277500060189125" calcext:value-type="float">
            <text:p>0.0278</text:p>
          </table:table-cell>
          <table:table-cell table:style-name="ce40" table:formula="of:=AVERAGE([.V5:.V84])" office:value-type="float" office:value="0.0573842592592593" calcext:value-type="float">
            <text:p>0.0574</text:p>
          </table:table-cell>
          <table:table-cell table:style-name="ce35" table:formula="of:=AVERAGE([.W5:.W84])" office:value-type="float" office:value="0.49658054680938" calcext:value-type="float">
            <text:p>0.4966</text:p>
          </table:table-cell>
          <table:table-cell table:style-name="ce2" table:formula="of:=AVERAGE([.X5:.X84])" office:value-type="float" office:value="0.0372124851462283" calcext:value-type="float">
            <text:p>0.0372</text:p>
          </table:table-cell>
          <table:table-cell table:style-name="ce40" table:formula="of:=AVERAGE([.Y5:.Y84])" office:value-type="float" office:value="0.499600308641975" calcext:value-type="float">
            <text:p>0.4996</text:p>
          </table:table-cell>
          <table:table-cell table:style-name="ce10" table:formula="of:=AVERAGE([.Z5:.Z84])" office:value-type="float" office:value="0.517485281749482" calcext:value-type="float">
            <text:p>0.5175</text:p>
          </table:table-cell>
          <table:table-cell table:style-name="ce2" table:formula="of:=AVERAGE([.AA5:.AA84])" office:value-type="float" office:value="0.0247453940124256" calcext:value-type="float">
            <text:p>0.0247</text:p>
          </table:table-cell>
          <table:table-cell table:style-name="ce40" table:formula="of:=AVERAGE([.AB5:.AB84])" office:value-type="float" office:value="0.0560246913580247" calcext:value-type="float">
            <text:p>0.0560</text:p>
          </table:table-cell>
          <table:table-cell table:style-name="ce35" table:formula="of:=AVERAGE([.AC5:.AC83])" office:value-type="float" office:value="0.496982203903041" calcext:value-type="float">
            <text:p>0.4970</text:p>
          </table:table-cell>
          <table:table-cell table:style-name="ce2" table:formula="of:=AVERAGE([.AD5:.AD83])" office:value-type="float" office:value="0.0358202736427901" calcext:value-type="float">
            <text:p>0.0358</text:p>
          </table:table-cell>
          <table:table-cell table:style-name="ce40" table:formula="of:=AVERAGE([.AE5:.AE83])" office:value-type="float" office:value="0.498266916705735" calcext:value-type="float">
            <text:p>0.498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N-Pre" table:style-name="ta1">
        <table:table-column table:style-name="co1" table:default-cell-style-name="ce3"/>
        <table:table-column table:style-name="co2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number-columns-repeated="2" table:default-cell-style-name="ce16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column table:style-name="co3" table:default-cell-style-name="ce26"/>
        <table:table-column table:style-name="co3" table:default-cell-style-name="ce3"/>
        <table:table-column table:style-name="co3" table:default-cell-style-name="ce37"/>
        <table:table-row table:style-name="ro1">
          <table:table-cell table:style-name="ce1" office:value-type="string" calcext:value-type="string">
            <text:p>Results for </text:p>
            <text:p>MS-COCO Dataset (latent space)</text:p>
          </table:table-cell>
          <table:table-cell table:style-name="ce25" office:value-type="string" calcext:value-type="string" table:number-columns-spanned="3" table:number-rows-spanned="1">
            <text:p>ITER 3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6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1200</text:p>
          </table:table-cell>
          <table:covered-table-cell table:number-columns-repeated="2" table:style-name="ce30"/>
          <table:table-cell table:style-name="ce25" office:value-type="string" calcext:value-type="string" table:number-columns-spanned="3" table:number-rows-spanned="1">
            <text:p>ITER 2400</text:p>
          </table:table-cell>
          <table:covered-table-cell table:style-name="ce38"/>
          <table:covered-table-cell table:style-name="ce39"/>
          <table:table-cell table:style-name="ce25" office:value-type="string" calcext:value-type="string" table:number-columns-spanned="3" table:number-rows-spanned="1">
            <text:p>ITER 4800</text:p>
          </table:table-cell>
          <table:covered-table-cell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Trained from scratch (Loss: MSE)</text:p>
          </table:table-cell>
          <table:table-cell table:number-columns-repeated="15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 table:style-name="ce16"/>
          <table:table-cell table:style-name="ce27" office:value-type="string" calcext:value-type="string" table:number-columns-spanned="3" table:number-rows-spanned="1">
            <text:p>kNN (k = 2)</text:p>
          </table:table-cell>
          <table:covered-table-cell table:number-columns-repeated="2" table:style-name="ce16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17" office:value-type="string" calcext:value-type="string">
            <text:p>std</text:p>
          </table:table-cell>
          <table:table-cell table:style-name="ce17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  <table:table-cell table:style-name="ce50" office:value-type="string" calcext:value-type="string">
            <text:p>AUC Score</text:p>
          </table:table-cell>
          <table:table-cell table:style-name="ce2" office:value-type="string" calcext:value-type="string">
            <text:p>std</text:p>
          </table:table-cell>
          <table:table-cell table:style-name="ce40" office:value-type="string" calcext:value-type="string">
            <text:p>Error (loss)</text:p>
          </table:table-cell>
        </table:table-row>
        <table:table-row table:style-name="ro2">
          <table:table-cell office:value-type="string" calcext:value-type="string">
            <text:p>person</text:p>
          </table:table-cell>
          <table:table-cell table:style-name="ce51" office:value-type="float" office:value="0.522192546546239" calcext:value-type="float">
            <text:p>0.5222</text:p>
          </table:table-cell>
          <table:table-cell table:style-name="ce48" office:value-type="float" office:value="0.0115184549411763" calcext:value-type="float">
            <text:p>0.0115</text:p>
          </table:table-cell>
          <table:table-cell table:style-name="ce48" office:value-type="float" office:value="0.495679012345679" calcext:value-type="float">
            <text:p>0.4957</text:p>
          </table:table-cell>
          <table:table-cell table:style-name="ce51" office:value-type="float" office:value="0.55627121000826" calcext:value-type="float">
            <text:p>0.5563</text:p>
          </table:table-cell>
          <table:table-cell table:style-name="ce48" office:value-type="float" office:value="0.00921870241918145" calcext:value-type="float">
            <text:p>0.0092</text:p>
          </table:table-cell>
          <table:table-cell table:style-name="ce48" office:value-type="float" office:value="0.460740740740741" calcext:value-type="float">
            <text:p>0.4607</text:p>
          </table:table-cell>
          <table:table-cell table:style-name="ce51" office:value-type="float" office:value="0.571855661555566" calcext:value-type="float">
            <text:p>0.5719</text:p>
          </table:table-cell>
          <table:table-cell table:style-name="ce48" office:value-type="float" office:value="0.0128191246418351" calcext:value-type="float">
            <text:p>0.0128</text:p>
          </table:table-cell>
          <table:table-cell table:style-name="ce48" office:value-type="float" office:value="0.444691358024691" calcext:value-type="float">
            <text:p>0.4447</text:p>
          </table:table-cell>
          <table:table-cell table:style-name="ce51" office:value-type="float" office:value="0.600892015336128" calcext:value-type="float">
            <text:p>0.6009</text:p>
          </table:table-cell>
          <table:table-cell table:style-name="ce48" office:value-type="float" office:value="0.0140063354648312" calcext:value-type="float">
            <text:p>0.0140</text:p>
          </table:table-cell>
          <table:table-cell table:style-name="ce48" office:value-type="float" office:value="0.414938271604938" calcext:value-type="float">
            <text:p>0.4149</text:p>
          </table:table-cell>
          <table:table-cell table:style-name="ce51" office:value-type="float" office:value="0.607560583393777" calcext:value-type="float">
            <text:p>0.6076</text:p>
          </table:table-cell>
          <table:table-cell table:style-name="ce48" office:value-type="float" office:value="0.010524581791534" calcext:value-type="float">
            <text:p>0.0105</text:p>
          </table:table-cell>
          <table:table-cell table:style-name="ce48" office:value-type="float" office:value="0.408395061728395" calcext:value-type="float">
            <text:p>0.4084</text:p>
          </table:table-cell>
        </table:table-row>
        <table:table-row table:style-name="ro2">
          <table:table-cell office:value-type="string" calcext:value-type="string">
            <text:p>bicycle</text:p>
          </table:table-cell>
          <table:table-cell table:style-name="ce51" office:value-type="float" office:value="0.49949166000916" calcext:value-type="float">
            <text:p>0.4995</text:p>
          </table:table-cell>
          <table:table-cell table:style-name="ce48" office:value-type="float" office:value="0.000323984677841771" calcext:value-type="float">
            <text:p>0.0003</text:p>
          </table:table-cell>
          <table:table-cell table:style-name="ce48" office:value-type="float" office:value="0.0295061728395062" calcext:value-type="float">
            <text:p>0.0295</text:p>
          </table:table-cell>
          <table:table-cell table:style-name="ce51" office:value-type="float" office:value="0.501411443446539" calcext:value-type="float">
            <text:p>0.5014</text:p>
          </table:table-cell>
          <table:table-cell table:style-name="ce48" office:value-type="float" office:value="0.00426382274616838" calcext:value-type="float">
            <text:p>0.0043</text:p>
          </table:table-cell>
          <table:table-cell table:style-name="ce48" office:value-type="float" office:value="0.0298765432098765" calcext:value-type="float">
            <text:p>0.0299</text:p>
          </table:table-cell>
          <table:table-cell table:style-name="ce51" office:value-type="float" office:value="0.501220846241965" calcext:value-type="float">
            <text:p>0.5012</text:p>
          </table:table-cell>
          <table:table-cell table:style-name="ce48" office:value-type="float" office:value="0.00403270433500093" calcext:value-type="float">
            <text:p>0.0040</text:p>
          </table:table-cell>
          <table:table-cell table:style-name="ce48" office:value-type="float" office:value="0.0302469135802469" calcext:value-type="float">
            <text:p>0.0302</text:p>
          </table:table-cell>
          <table:table-cell table:style-name="ce51" office:value-type="float" office:value="0.501284338254169" calcext:value-type="float">
            <text:p>0.5013</text:p>
          </table:table-cell>
          <table:table-cell table:style-name="ce48" office:value-type="float" office:value="0.00416941283680776" calcext:value-type="float">
            <text:p>0.0042</text:p>
          </table:table-cell>
          <table:table-cell table:style-name="ce48" office:value-type="float" office:value="0.0301234567901235" calcext:value-type="float">
            <text:p>0.0301</text:p>
          </table:table-cell>
          <table:table-cell table:style-name="ce51" office:value-type="float" office:value="0.503458251297647" calcext:value-type="float">
            <text:p>0.5035</text:p>
          </table:table-cell>
          <table:table-cell table:style-name="ce48" office:value-type="float" office:value="0.00566789366027818" calcext:value-type="float">
            <text:p>0.0057</text:p>
          </table:table-cell>
          <table:table-cell table:style-name="ce48" office:value-type="float" office:value="0.03" calcext:value-type="float">
            <text:p>0.0300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style-name="ce51" office:value-type="float" office:value="0.505948491269625" calcext:value-type="float">
            <text:p>0.5059</text:p>
          </table:table-cell>
          <table:table-cell table:style-name="ce48" office:value-type="float" office:value="0.00576760295442727" calcext:value-type="float">
            <text:p>0.0058</text:p>
          </table:table-cell>
          <table:table-cell table:style-name="ce48" office:value-type="float" office:value="0.120864197530864" calcext:value-type="float">
            <text:p>0.1209</text:p>
          </table:table-cell>
          <table:table-cell table:style-name="ce51" office:value-type="float" office:value="0.518850342732858" calcext:value-type="float">
            <text:p>0.5189</text:p>
          </table:table-cell>
          <table:table-cell table:style-name="ce48" office:value-type="float" office:value="0.00806786898219401" calcext:value-type="float">
            <text:p>0.0081</text:p>
          </table:table-cell>
          <table:table-cell table:style-name="ce48" office:value-type="float" office:value="0.115061728395062" calcext:value-type="float">
            <text:p>0.1151</text:p>
          </table:table-cell>
          <table:table-cell table:style-name="ce51" office:value-type="float" office:value="0.5241614137222" calcext:value-type="float">
            <text:p>0.5242</text:p>
          </table:table-cell>
          <table:table-cell table:style-name="ce48" office:value-type="float" office:value="0.00816911081191178" calcext:value-type="float">
            <text:p>0.0082</text:p>
          </table:table-cell>
          <table:table-cell table:style-name="ce48" office:value-type="float" office:value="0.115555555555556" calcext:value-type="float">
            <text:p>0.1156</text:p>
          </table:table-cell>
          <table:table-cell table:style-name="ce51" office:value-type="float" office:value="0.526995814578747" calcext:value-type="float">
            <text:p>0.5270</text:p>
          </table:table-cell>
          <table:table-cell table:style-name="ce48" office:value-type="float" office:value="0.00762345945118857" calcext:value-type="float">
            <text:p>0.0076</text:p>
          </table:table-cell>
          <table:table-cell table:style-name="ce48" office:value-type="float" office:value="0.115061728395062" calcext:value-type="float">
            <text:p>0.1151</text:p>
          </table:table-cell>
          <table:table-cell table:style-name="ce51" office:value-type="float" office:value="0.5271545621782" calcext:value-type="float">
            <text:p>0.5272</text:p>
          </table:table-cell>
          <table:table-cell table:style-name="ce48" office:value-type="float" office:value="0.00581911781866439" calcext:value-type="float">
            <text:p>0.0058</text:p>
          </table:table-cell>
          <table:table-cell table:style-name="ce48" office:value-type="float" office:value="0.116543209876543" calcext:value-type="float">
            <text:p>0.1165</text:p>
          </table:table-cell>
        </table:table-row>
        <table:table-row table:style-name="ro2">
          <table:table-cell office:value-type="string" calcext:value-type="string">
            <text:p>motorcycle</text:p>
          </table:table-cell>
          <table:table-cell table:style-name="ce51" office:value-type="float" office:value="0.49879049816134" calcext:value-type="float">
            <text:p>0.4988</text:p>
          </table:table-cell>
          <table:table-cell table:style-name="ce48" office:value-type="float" office:value="0.00050913858410959" calcext:value-type="float">
            <text:p>0.0005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51" office:value-type="float" office:value="0.501426954311222" calcext:value-type="float">
            <text:p>0.5014</text:p>
          </table:table-cell>
          <table:table-cell table:style-name="ce48" office:value-type="float" office:value="0.00367929605712832" calcext:value-type="float">
            <text:p>0.0037</text:p>
          </table:table-cell>
          <table:table-cell table:style-name="ce48" office:value-type="float" office:value="0.031358024691358" calcext:value-type="float">
            <text:p>0.0314</text:p>
          </table:table-cell>
          <table:table-cell table:style-name="ce51" office:value-type="float" office:value="0.504871968639309" calcext:value-type="float">
            <text:p>0.5049</text:p>
          </table:table-cell>
          <table:table-cell table:style-name="ce48" office:value-type="float" office:value="0.00517654738393331" calcext:value-type="float">
            <text:p>0.0052</text:p>
          </table:table-cell>
          <table:table-cell table:style-name="ce48" office:value-type="float" office:value="0.0323456790123457" calcext:value-type="float">
            <text:p>0.0323</text:p>
          </table:table-cell>
          <table:table-cell table:style-name="ce51" office:value-type="float" office:value="0.501340544277813" calcext:value-type="float">
            <text:p>0.5013</text:p>
          </table:table-cell>
          <table:table-cell table:style-name="ce48" office:value-type="float" office:value="0.0041447764576207" calcext:value-type="float">
            <text:p>0.0041</text:p>
          </table:table-cell>
          <table:table-cell table:style-name="ce48" office:value-type="float" office:value="0.0316049382716049" calcext:value-type="float">
            <text:p>0.0316</text:p>
          </table:table-cell>
          <table:table-cell table:style-name="ce51" office:value-type="float" office:value="0.499045113056311" calcext:value-type="float">
            <text:p>0.4990</text:p>
          </table:table-cell>
          <table:table-cell table:style-name="ce48" office:value-type="float" office:value="0.000450042485077366" calcext:value-type="float">
            <text:p>0.0005</text:p>
          </table:table-cell>
          <table:table-cell table:style-name="ce48" office:value-type="float" office:value="0.0322222222222222" calcext:value-type="float">
            <text:p>0.0322</text:p>
          </table:table-cell>
        </table:table-row>
        <table:table-row table:style-name="ro2">
          <table:table-cell office:value-type="string" calcext:value-type="string">
            <text:p>airplane</text:p>
          </table:table-cell>
          <table:table-cell table:style-name="ce51" office:value-type="float" office:value="0.502730959891843" calcext:value-type="float">
            <text:p>0.5027</text:p>
          </table:table-cell>
          <table:table-cell table:style-name="ce48" office:value-type="float" office:value="0.00546191978368631" calcext:value-type="float">
            <text:p>0.0055</text:p>
          </table:table-cell>
          <table:table-cell table:style-name="ce48" office:value-type="float" office:value="0.0214814814814815" calcext:value-type="float">
            <text:p>0.0215</text:p>
          </table:table-cell>
          <table:table-cell table:style-name="ce51" office:value-type="float" office:value="0.514264546844909" calcext:value-type="float">
            <text:p>0.5143</text:p>
          </table:table-cell>
          <table:table-cell table:style-name="ce48" office:value-type="float" office:value="0.0128980714943222" calcext:value-type="float">
            <text:p>0.0129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522015879073912" calcext:value-type="float">
            <text:p>0.5220</text:p>
          </table:table-cell>
          <table:table-cell table:style-name="ce48" office:value-type="float" office:value="0.0115657584589652" calcext:value-type="float">
            <text:p>0.0116</text:p>
          </table:table-cell>
          <table:table-cell table:style-name="ce48" office:value-type="float" office:value="0.0228395061728395" calcext:value-type="float">
            <text:p>0.0228</text:p>
          </table:table-cell>
          <table:table-cell table:style-name="ce51" office:value-type="float" office:value="0.52508326491854" calcext:value-type="float">
            <text:p>0.5251</text:p>
          </table:table-cell>
          <table:table-cell table:style-name="ce48" office:value-type="float" office:value="0.0172706924933978" calcext:value-type="float">
            <text:p>0.0173</text:p>
          </table:table-cell>
          <table:table-cell table:style-name="ce48" office:value-type="float" office:value="0.0219753086419753" calcext:value-type="float">
            <text:p>0.0220</text:p>
          </table:table-cell>
          <table:table-cell table:style-name="ce51" office:value-type="float" office:value="0.533591456257817" calcext:value-type="float">
            <text:p>0.5336</text:p>
          </table:table-cell>
          <table:table-cell table:style-name="ce48" office:value-type="float" office:value="0.0197346824591057" calcext:value-type="float">
            <text:p>0.0197</text:p>
          </table:table-cell>
          <table:table-cell table:style-name="ce48" office:value-type="float" office:value="0.0222222222222222" calcext:value-type="float">
            <text:p>0.0222</text:p>
          </table:table-cell>
        </table:table-row>
        <table:table-row table:style-name="ro2">
          <table:table-cell office:value-type="string" calcext:value-type="string">
            <text:p>bus</text:p>
          </table:table-cell>
          <table:table-cell table:style-name="ce51" office:value-type="float" office:value="0.498978940650925" calcext:value-type="float">
            <text:p>0.4990</text:p>
          </table:table-cell>
          <table:table-cell table:style-name="ce48" office:value-type="float" office:value="0.00023877839098748" calcext:value-type="float">
            <text:p>0.0002</text:p>
          </table:table-cell>
          <table:table-cell table:style-name="ce48" office:value-type="float" office:value="0.0346913580246914" calcext:value-type="float">
            <text:p>0.0347</text:p>
          </table:table-cell>
          <table:table-cell table:style-name="ce51" office:value-type="float" office:value="0.507966189449856" calcext:value-type="float">
            <text:p>0.5080</text:p>
          </table:table-cell>
          <table:table-cell table:style-name="ce48" office:value-type="float" office:value="0.0102850779663999" calcext:value-type="float">
            <text:p>0.0103</text:p>
          </table:table-cell>
          <table:table-cell table:style-name="ce48" office:value-type="float" office:value="0.0349382716049383" calcext:value-type="float">
            <text:p>0.0349</text:p>
          </table:table-cell>
          <table:table-cell table:style-name="ce51" office:value-type="float" office:value="0.510846347425076" calcext:value-type="float">
            <text:p>0.5108</text:p>
          </table:table-cell>
          <table:table-cell table:style-name="ce48" office:value-type="float" office:value="0.0143810734717459" calcext:value-type="float">
            <text:p>0.0144</text:p>
          </table:table-cell>
          <table:table-cell table:style-name="ce48" office:value-type="float" office:value="0.0364197530864197" calcext:value-type="float">
            <text:p>0.0364</text:p>
          </table:table-cell>
          <table:table-cell table:style-name="ce51" office:value-type="float" office:value="0.526068319466352" calcext:value-type="float">
            <text:p>0.5261</text:p>
          </table:table-cell>
          <table:table-cell table:style-name="ce48" office:value-type="float" office:value="0.0100052247545743" calcext:value-type="float">
            <text:p>0.0100</text:p>
          </table:table-cell>
          <table:table-cell table:style-name="ce48" office:value-type="float" office:value="0.0351851851851852" calcext:value-type="float">
            <text:p>0.0352</text:p>
          </table:table-cell>
          <table:table-cell table:style-name="ce51" office:value-type="float" office:value="0.51500282958664" calcext:value-type="float">
            <text:p>0.5150</text:p>
          </table:table-cell>
          <table:table-cell table:style-name="ce48" office:value-type="float" office:value="0.00739707158781061" calcext:value-type="float">
            <text:p>0.0074</text:p>
          </table:table-cell>
          <table:table-cell table:style-name="ce48" office:value-type="float" office:value="0.0354320987654321" calcext:value-type="float">
            <text:p>0.0354</text:p>
          </table:table-cell>
        </table:table-row>
        <table:table-row table:style-name="ro2">
          <table:table-cell office:value-type="string" calcext:value-type="string">
            <text:p>train </text:p>
          </table:table-cell>
          <table:table-cell table:style-name="ce51" office:value-type="float" office:value="0.499299363057325" calcext:value-type="float">
            <text:p>0.4993</text:p>
          </table:table-cell>
          <table:table-cell table:style-name="ce48" office:value-type="float" office:value="0.000238322126546111" calcext:value-type="float">
            <text:p>0.0002</text:p>
          </table:table-cell>
          <table:table-cell table:style-name="ce48" office:value-type="float" office:value="0.0322222222222222" calcext:value-type="float">
            <text:p>0.0322</text:p>
          </table:table-cell>
          <table:table-cell table:style-name="ce51" office:value-type="float" office:value="0.50659872611465" calcext:value-type="float">
            <text:p>0.5066</text:p>
          </table:table-cell>
          <table:table-cell table:style-name="ce48" office:value-type="float" office:value="0.00763317799507621" calcext:value-type="float">
            <text:p>0.0076</text:p>
          </table:table-cell>
          <table:table-cell table:style-name="ce48" office:value-type="float" office:value="0.0330864197530864" calcext:value-type="float">
            <text:p>0.0331</text:p>
          </table:table-cell>
          <table:table-cell table:style-name="ce51" office:value-type="float" office:value="0.506917197452229" calcext:value-type="float">
            <text:p>0.5069</text:p>
          </table:table-cell>
          <table:table-cell table:style-name="ce48" office:value-type="float" office:value="0.00938479213951848" calcext:value-type="float">
            <text:p>0.0094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514726114649682" calcext:value-type="float">
            <text:p>0.5147</text:p>
          </table:table-cell>
          <table:table-cell table:style-name="ce48" office:value-type="float" office:value="0.0138047917310372" calcext:value-type="float">
            <text:p>0.0138</text:p>
          </table:table-cell>
          <table:table-cell table:style-name="ce48" office:value-type="float" office:value="0.0323456790123457" calcext:value-type="float">
            <text:p>0.0323</text:p>
          </table:table-cell>
          <table:table-cell table:style-name="ce51" office:value-type="float" office:value="0.520152866242038" calcext:value-type="float">
            <text:p>0.5202</text:p>
          </table:table-cell>
          <table:table-cell table:style-name="ce48" office:value-type="float" office:value="0.00946331350034318" calcext:value-type="float">
            <text:p>0.0095</text:p>
          </table:table-cell>
          <table:table-cell table:style-name="ce48" office:value-type="float" office:value="0.0330864197530864" calcext:value-type="float">
            <text:p>0.0331</text:p>
          </table:table-cell>
        </table:table-row>
        <table:table-row table:style-name="ro2">
          <table:table-cell office:value-type="string" calcext:value-type="string">
            <text:p>truck</text:p>
          </table:table-cell>
          <table:table-cell table:style-name="ce51" office:value-type="float" office:value="0.507852078942326" calcext:value-type="float">
            <text:p>0.5079</text:p>
          </table:table-cell>
          <table:table-cell table:style-name="ce48" office:value-type="float" office:value="0.00567915839462608" calcext:value-type="float">
            <text:p>0.0057</text:p>
          </table:table-cell>
          <table:table-cell table:style-name="ce48" office:value-type="float" office:value="0.0565432098765432" calcext:value-type="float">
            <text:p>0.0565</text:p>
          </table:table-cell>
          <table:table-cell table:style-name="ce51" office:value-type="float" office:value="0.504583253496839" calcext:value-type="float">
            <text:p>0.5046</text:p>
          </table:table-cell>
          <table:table-cell table:style-name="ce48" office:value-type="float" office:value="0.00575362076948933" calcext:value-type="float">
            <text:p>0.0058</text:p>
          </table:table-cell>
          <table:table-cell table:style-name="ce48" office:value-type="float" office:value="0.0564197530864198" calcext:value-type="float">
            <text:p>0.0564</text:p>
          </table:table-cell>
          <table:table-cell table:style-name="ce51" office:value-type="float" office:value="0.50556428434566" calcext:value-type="float">
            <text:p>0.5056</text:p>
          </table:table-cell>
          <table:table-cell table:style-name="ce48" office:value-type="float" office:value="0.00443343025891542" calcext:value-type="float">
            <text:p>0.0044</text:p>
          </table:table-cell>
          <table:table-cell table:style-name="ce48" office:value-type="float" office:value="0.0566666666666667" calcext:value-type="float">
            <text:p>0.0567</text:p>
          </table:table-cell>
          <table:table-cell table:style-name="ce51" office:value-type="float" office:value="0.514585169572715" calcext:value-type="float">
            <text:p>0.5146</text:p>
          </table:table-cell>
          <table:table-cell table:style-name="ce48" office:value-type="float" office:value="0.0110316354264201" calcext:value-type="float">
            <text:p>0.0110</text:p>
          </table:table-cell>
          <table:table-cell table:style-name="ce48" office:value-type="float" office:value="0.0564197530864198" calcext:value-type="float">
            <text:p>0.0564</text:p>
          </table:table-cell>
          <table:table-cell table:style-name="ce51" office:value-type="float" office:value="0.512036788656831" calcext:value-type="float">
            <text:p>0.5120</text:p>
          </table:table-cell>
          <table:table-cell table:style-name="ce48" office:value-type="float" office:value="0.00818981487095958" calcext:value-type="float">
            <text:p>0.0082</text:p>
          </table:table-cell>
          <table:table-cell table:style-name="ce48" office:value-type="float" office:value="0.057037037037037" calcext:value-type="float">
            <text:p>0.0570</text:p>
          </table:table-cell>
        </table:table-row>
        <table:table-row table:style-name="ro2">
          <table:table-cell office:value-type="string" calcext:value-type="string">
            <text:p>boat</text:p>
          </table:table-cell>
          <table:table-cell table:style-name="ce51" office:value-type="float" office:value="0.50627276755957" calcext:value-type="float">
            <text:p>0.5063</text:p>
          </table:table-cell>
          <table:table-cell table:style-name="ce48" office:value-type="float" office:value="0.00538866679535425" calcext:value-type="float">
            <text:p>0.0054</text:p>
          </table:table-cell>
          <table:table-cell table:style-name="ce48" office:value-type="float" office:value="0.0281481481481481" calcext:value-type="float">
            <text:p>0.0281</text:p>
          </table:table-cell>
          <table:table-cell table:style-name="ce51" office:value-type="float" office:value="0.507860149720556" calcext:value-type="float">
            <text:p>0.5079</text:p>
          </table:table-cell>
          <table:table-cell table:style-name="ce48" office:value-type="float" office:value="0.00838661367690903" calcext:value-type="float">
            <text:p>0.0084</text:p>
          </table:table-cell>
          <table:table-cell table:style-name="ce48" office:value-type="float" office:value="0.0292592592592593" calcext:value-type="float">
            <text:p>0.0293</text:p>
          </table:table-cell>
          <table:table-cell table:style-name="ce51" office:value-type="float" office:value="0.50584126984127" calcext:value-type="float">
            <text:p>0.5058</text:p>
          </table:table-cell>
          <table:table-cell table:style-name="ce48" office:value-type="float" office:value="0.00889931361492729" calcext:value-type="float">
            <text:p>0.0089</text:p>
          </table:table-cell>
          <table:table-cell table:style-name="ce48" office:value-type="float" office:value="0.0288888888888889" calcext:value-type="float">
            <text:p>0.0289</text:p>
          </table:table-cell>
          <table:table-cell table:style-name="ce51" office:value-type="float" office:value="0.50538403981805" calcext:value-type="float">
            <text:p>0.5054</text:p>
          </table:table-cell>
          <table:table-cell table:style-name="ce48" office:value-type="float" office:value="0.00517838794412616" calcext:value-type="float">
            <text:p>0.0052</text:p>
          </table:table-cell>
          <table:table-cell table:style-name="ce48" office:value-type="float" office:value="0.0298765432098765" calcext:value-type="float">
            <text:p>0.0299</text:p>
          </table:table-cell>
          <table:table-cell table:style-name="ce51" office:value-type="float" office:value="0.505955347528952" calcext:value-type="float">
            <text:p>0.5060</text:p>
          </table:table-cell>
          <table:table-cell table:style-name="ce48" office:value-type="float" office:value="0.00551441173546092" calcext:value-type="float">
            <text:p>0.0055</text:p>
          </table:table-cell>
          <table:table-cell table:style-name="ce48" office:value-type="float" office:value="0.0287654320987654" calcext:value-type="float">
            <text:p>0.0288</text:p>
          </table:table-cell>
        </table:table-row>
        <table:table-row table:style-name="ro2">
          <table:table-cell office:value-type="string" calcext:value-type="string">
            <text:p>traffic light</text:p>
          </table:table-cell>
          <table:table-cell table:style-name="ce51" office:value-type="float" office:value="0.499168143274818" calcext:value-type="float">
            <text:p>0.4992</text:p>
          </table:table-cell>
          <table:table-cell table:style-name="ce48" office:value-type="float" office:value="0.000326281140858176" calcext:value-type="float">
            <text:p>0.0003</text:p>
          </table:table-cell>
          <table:table-cell table:style-name="ce48" office:value-type="float" office:value="0.0369135802469136" calcext:value-type="float">
            <text:p>0.0369</text:p>
          </table:table-cell>
          <table:table-cell table:style-name="ce51" office:value-type="float" office:value="0.505963541480939" calcext:value-type="float">
            <text:p>0.5060</text:p>
          </table:table-cell>
          <table:table-cell table:style-name="ce48" office:value-type="float" office:value="0.00675994146163676" calcext:value-type="float">
            <text:p>0.0068</text:p>
          </table:table-cell>
          <table:table-cell table:style-name="ce48" office:value-type="float" office:value="0.0367901234567901" calcext:value-type="float">
            <text:p>0.0368</text:p>
          </table:table-cell>
          <table:table-cell table:style-name="ce51" office:value-type="float" office:value="0.512536712113523" calcext:value-type="float">
            <text:p>0.5125</text:p>
          </table:table-cell>
          <table:table-cell table:style-name="ce48" office:value-type="float" office:value="0.00747765797726062" calcext:value-type="float">
            <text:p>0.0075</text:p>
          </table:table-cell>
          <table:table-cell table:style-name="ce48" office:value-type="float" office:value="0.037037037037037" calcext:value-type="float">
            <text:p>0.0370</text:p>
          </table:table-cell>
          <table:table-cell table:style-name="ce51" office:value-type="float" office:value="0.500474426793845" calcext:value-type="float">
            <text:p>0.5005</text:p>
          </table:table-cell>
          <table:table-cell table:style-name="ce48" office:value-type="float" office:value="0.00380259734028638" calcext:value-type="float">
            <text:p>0.0038</text:p>
          </table:table-cell>
          <table:table-cell table:style-name="ce48" office:value-type="float" office:value="0.0376543209876543" calcext:value-type="float">
            <text:p>0.0377</text:p>
          </table:table-cell>
          <table:table-cell table:style-name="ce51" office:value-type="float" office:value="0.514385120838844" calcext:value-type="float">
            <text:p>0.5144</text:p>
          </table:table-cell>
          <table:table-cell table:style-name="ce48" office:value-type="float" office:value="0.00859881178014244" calcext:value-type="float">
            <text:p>0.0086</text:p>
          </table:table-cell>
          <table:table-cell table:style-name="ce48" office:value-type="float" office:value="0.0367901234567901" calcext:value-type="float">
            <text:p>0.0368</text:p>
          </table:table-cell>
        </table:table-row>
        <table:table-row table:style-name="ro2">
          <table:table-cell office:value-type="string" calcext:value-type="string">
            <text:p>fire hydrant</text:p>
          </table:table-cell>
          <table:table-cell table:style-name="ce51" office:value-type="float" office:value="0.499937185929648" calcext:value-type="float">
            <text:p>0.4999</text:p>
          </table:table-cell>
          <table:table-cell table:style-name="ce48" office:value-type="float" office:value="0.000125628140703515" calcext:value-type="float">
            <text:p>0.0001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51" office:value-type="float" office:value="0.499811478827197" calcext:value-type="float">
            <text:p>0.4998</text:p>
          </table:table-cell>
          <table:table-cell table:style-name="ce48" office:value-type="float" office:value="0.000251394476091333" calcext:value-type="float">
            <text:p>0.0003</text:p>
          </table:table-cell>
          <table:table-cell table:style-name="ce48" office:value-type="float" office:value="0.0177777777777778" calcext:value-type="float">
            <text:p>0.0178</text:p>
          </table:table-cell>
          <table:table-cell table:style-name="ce51" office:value-type="float" office:value="0.499685929648241" calcext:value-type="float">
            <text:p>0.4997</text:p>
          </table:table-cell>
          <table:table-cell table:style-name="ce48" office:value-type="float" office:value="0.000280913062499969" calcext:value-type="float">
            <text:p>0.0003</text:p>
          </table:table-cell>
          <table:table-cell table:style-name="ce48" office:value-type="float" office:value="0.0180246913580247" calcext:value-type="float">
            <text:p>0.0180</text:p>
          </table:table-cell>
          <table:table-cell table:style-name="ce51" office:value-type="float" office:value="0.503320172290022" calcext:value-type="float">
            <text:p>0.5033</text:p>
          </table:table-cell>
          <table:table-cell table:style-name="ce48" office:value-type="float" office:value="0.00695583316942262" calcext:value-type="float">
            <text:p>0.0070</text:p>
          </table:table-cell>
          <table:table-cell table:style-name="ce48" office:value-type="float" office:value="0.0177777777777778" calcext:value-type="float">
            <text:p>0.0178</text:p>
          </table:table-cell>
          <table:table-cell table:style-name="ce51" office:value-type="float" office:value="0.499685850686493" calcext:value-type="float">
            <text:p>0.4997</text:p>
          </table:table-cell>
          <table:table-cell table:style-name="ce48" office:value-type="float" office:value="0.000198760404430016" calcext:value-type="float">
            <text:p>0.0002</text:p>
          </table:table-cell>
          <table:table-cell table:style-name="ce48" office:value-type="float" office:value="0.0180246913580247" calcext:value-type="float">
            <text:p>0.0180</text:p>
          </table:table-cell>
        </table:table-row>
        <table:table-row table:style-name="ro2">
          <table:table-cell office:value-type="string" calcext:value-type="string">
            <text:p>stop sign</text:p>
          </table:table-cell>
          <table:table-cell table:style-name="ce51" office:value-type="float" office:value="0.499686323713927" calcext:value-type="float">
            <text:p>0.4997</text:p>
          </table:table-cell>
          <table:table-cell table:style-name="ce48" office:value-type="float" office:value="0.000280560599435346" calcext:value-type="float">
            <text:p>0.0003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51" office:value-type="float" office:value="0.503720683331725" calcext:value-type="float">
            <text:p>0.5037</text:p>
          </table:table-cell>
          <table:table-cell table:style-name="ce48" office:value-type="float" office:value="0.00759917595553435" calcext:value-type="float">
            <text:p>0.0076</text:p>
          </table:table-cell>
          <table:table-cell table:style-name="ce48" office:value-type="float" office:value="0.0162962962962963" calcext:value-type="float">
            <text:p>0.0163</text:p>
          </table:table-cell>
          <table:table-cell table:style-name="ce51" office:value-type="float" office:value="0.499686244950265" calcext:value-type="float">
            <text:p>0.4997</text:p>
          </table:table-cell>
          <table:table-cell table:style-name="ce48" office:value-type="float" office:value="0.000280648690281408" calcext:value-type="float">
            <text:p>0.0003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51" office:value-type="float" office:value="0.499623549074881" calcext:value-type="float">
            <text:p>0.4996</text:p>
          </table:table-cell>
          <table:table-cell table:style-name="ce48" office:value-type="float" office:value="0.000365799521417789" calcext:value-type="float">
            <text:p>0.0004</text:p>
          </table:table-cell>
          <table:table-cell table:style-name="ce48" office:value-type="float" office:value="0.0169135802469136" calcext:value-type="float">
            <text:p>0.0169</text:p>
          </table:table-cell>
          <table:table-cell table:style-name="ce51" office:value-type="float" office:value="0.499686323713927" calcext:value-type="float">
            <text:p>0.4997</text:p>
          </table:table-cell>
          <table:table-cell table:style-name="ce48" office:value-type="float" office:value="0.00034361515527301" calcext:value-type="float">
            <text:p>0.0003</text:p>
          </table:table-cell>
          <table:table-cell table:style-name="ce48" office:value-type="float" office:value="0.0167901234567901" calcext:value-type="float">
            <text:p>0.0168</text:p>
          </table:table-cell>
        </table:table-row>
        <table:table-row table:style-name="ro2">
          <table:table-cell office:value-type="string" calcext:value-type="string">
            <text:p>parking meter</text:p>
          </table:table-cell>
          <table:table-cell table:style-name="ce51" office:value-type="float" office:value="0.499937888198758" calcext:value-type="float">
            <text:p>0.4999</text:p>
          </table:table-cell>
          <table:table-cell table:style-name="ce48" office:value-type="float" office:value="0.000124223602484475" calcext:value-type="float">
            <text:p>0.0001</text:p>
          </table:table-cell>
          <table:table-cell table:style-name="ce48" office:value-type="float" office:value="0.00617283950617284" calcext:value-type="float">
            <text:p>0.006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51" office:value-type="float" office:value="0.499937888198758" calcext:value-type="float">
            <text:p>0.4999</text:p>
          </table:table-cell>
          <table:table-cell table:style-name="ce48" office:value-type="float" office:value="0.000124223602484475" calcext:value-type="float">
            <text:p>0.0001</text:p>
          </table:table-cell>
          <table:table-cell table:style-name="ce48" office:value-type="float" office:value="0.00617283950617284" calcext:value-type="float">
            <text:p>0.006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04938271604938" calcext:value-type="float">
            <text:p>0.0060</text:p>
          </table:table-cell>
        </table:table-row>
        <table:table-row table:style-name="ro2">
          <table:table-cell office:value-type="string" calcext:value-type="string">
            <text:p>bench</text:p>
          </table:table-cell>
          <table:table-cell table:style-name="ce51" office:value-type="float" office:value="0.500983818770226" calcext:value-type="float">
            <text:p>0.5010</text:p>
          </table:table-cell>
          <table:table-cell table:style-name="ce48" office:value-type="float" office:value="0.00267068538107504" calcext:value-type="float">
            <text:p>0.0027</text:p>
          </table:table-cell>
          <table:table-cell table:style-name="ce48" office:value-type="float" office:value="0.0492592592592593" calcext:value-type="float">
            <text:p>0.0493</text:p>
          </table:table-cell>
          <table:table-cell table:style-name="ce51" office:value-type="float" office:value="0.502122977346278" calcext:value-type="float">
            <text:p>0.5021</text:p>
          </table:table-cell>
          <table:table-cell table:style-name="ce48" office:value-type="float" office:value="0.00335856850531242" calcext:value-type="float">
            <text:p>0.0034</text:p>
          </table:table-cell>
          <table:table-cell table:style-name="ce48" office:value-type="float" office:value="0.0495061728395062" calcext:value-type="float">
            <text:p>0.0495</text:p>
          </table:table-cell>
          <table:table-cell table:style-name="ce51" office:value-type="float" office:value="0.503585760517799" calcext:value-type="float">
            <text:p>0.5036</text:p>
          </table:table-cell>
          <table:table-cell table:style-name="ce48" office:value-type="float" office:value="0.00484038546915787" calcext:value-type="float">
            <text:p>0.0048</text:p>
          </table:table-cell>
          <table:table-cell table:style-name="ce48" office:value-type="float" office:value="0.0491358024691358" calcext:value-type="float">
            <text:p>0.0491</text:p>
          </table:table-cell>
          <table:table-cell table:style-name="ce51" office:value-type="float" office:value="0.499974110032362" calcext:value-type="float">
            <text:p>0.5000</text:p>
          </table:table-cell>
          <table:table-cell table:style-name="ce48" office:value-type="float" office:value="0.00283805300924337" calcext:value-type="float">
            <text:p>0.0028</text:p>
          </table:table-cell>
          <table:table-cell table:style-name="ce48" office:value-type="float" office:value="0.0487654320987654" calcext:value-type="float">
            <text:p>0.0488</text:p>
          </table:table-cell>
          <table:table-cell table:style-name="ce51" office:value-type="float" office:value="0.503650485436893" calcext:value-type="float">
            <text:p>0.5037</text:p>
          </table:table-cell>
          <table:table-cell table:style-name="ce48" office:value-type="float" office:value="0.00478081929979384" calcext:value-type="float">
            <text:p>0.0048</text:p>
          </table:table-cell>
          <table:table-cell table:style-name="ce48" office:value-type="float" office:value="0.0490123456790123" calcext:value-type="float">
            <text:p>0.0490</text:p>
          </table:table-cell>
        </table:table-row>
        <table:table-row table:style-name="ro2">
          <table:table-cell office:value-type="string" calcext:value-type="string">
            <text:p>bird</text:p>
          </table:table-cell>
          <table:table-cell table:style-name="ce51" office:value-type="float" office:value="0.49955563612924" calcext:value-type="float">
            <text:p>0.4996</text:p>
          </table:table-cell>
          <table:table-cell table:style-name="ce48" office:value-type="float" office:value="0.000253907867651159" calcext:value-type="float">
            <text:p>0.0003</text:p>
          </table:table-cell>
          <table:table-cell table:style-name="ce48" office:value-type="float" office:value="0.0283950617283951" calcext:value-type="float">
            <text:p>0.0284</text:p>
          </table:table-cell>
          <table:table-cell table:style-name="ce51" office:value-type="float" office:value="0.501841390701797" calcext:value-type="float">
            <text:p>0.5018</text:p>
          </table:table-cell>
          <table:table-cell table:style-name="ce48" office:value-type="float" office:value="0.00464571817943355" calcext:value-type="float">
            <text:p>0.0046</text:p>
          </table:table-cell>
          <table:table-cell table:style-name="ce48" office:value-type="float" office:value="0.0281481481481481" calcext:value-type="float">
            <text:p>0.0281</text:p>
          </table:table-cell>
          <table:table-cell table:style-name="ce51" office:value-type="float" office:value="0.49961908790589" calcext:value-type="float">
            <text:p>0.4996</text:p>
          </table:table-cell>
          <table:table-cell table:style-name="ce48" office:value-type="float" office:value="0.000237576328897359" calcext:value-type="float">
            <text:p>0.0002</text:p>
          </table:table-cell>
          <table:table-cell table:style-name="ce48" office:value-type="float" office:value="0.0282716049382716" calcext:value-type="float">
            <text:p>0.0283</text:p>
          </table:table-cell>
          <table:table-cell table:style-name="ce51" office:value-type="float" office:value="0.499428732575941" calcext:value-type="float">
            <text:p>0.4994</text:p>
          </table:table-cell>
          <table:table-cell table:style-name="ce48" office:value-type="float" office:value="0.000370122501923791" calcext:value-type="float">
            <text:p>0.0004</text:p>
          </table:table-cell>
          <table:table-cell table:style-name="ce48" office:value-type="float" office:value="0.028641975308642" calcext:value-type="float">
            <text:p>0.0286</text:p>
          </table:table-cell>
          <table:table-cell table:style-name="ce51" office:value-type="float" office:value="0.503974106547711" calcext:value-type="float">
            <text:p>0.5040</text:p>
          </table:table-cell>
          <table:table-cell table:style-name="ce48" office:value-type="float" office:value="0.00578610413197085" calcext:value-type="float">
            <text:p>0.0058</text:p>
          </table:table-cell>
          <table:table-cell table:style-name="ce48" office:value-type="float" office:value="0.0283950617283951" calcext:value-type="float">
            <text:p>0.0284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table:style-name="ce51" office:value-type="float" office:value="0.501117513670685" calcext:value-type="float">
            <text:p>0.5011</text:p>
          </table:table-cell>
          <table:table-cell table:style-name="ce48" office:value-type="float" office:value="0.00547030123678793" calcext:value-type="float">
            <text:p>0.0055</text:p>
          </table:table-cell>
          <table:table-cell table:style-name="ce48" office:value-type="float" office:value="0.0448148148148148" calcext:value-type="float">
            <text:p>0.0448</text:p>
          </table:table-cell>
          <table:table-cell table:style-name="ce51" office:value-type="float" office:value="0.50169712015232" calcext:value-type="float">
            <text:p>0.5017</text:p>
          </table:table-cell>
          <table:table-cell table:style-name="ce48" office:value-type="float" office:value="0.00421306918610605" calcext:value-type="float">
            <text:p>0.0042</text:p>
          </table:table-cell>
          <table:table-cell table:style-name="ce48" office:value-type="float" office:value="0.0437037037037037" calcext:value-type="float">
            <text:p>0.0437</text:p>
          </table:table-cell>
          <table:table-cell table:style-name="ce51" office:value-type="float" office:value="0.502610009494749" calcext:value-type="float">
            <text:p>0.5026</text:p>
          </table:table-cell>
          <table:table-cell table:style-name="ce48" office:value-type="float" office:value="0.00600728043959662" calcext:value-type="float">
            <text:p>0.0060</text:p>
          </table:table-cell>
          <table:table-cell table:style-name="ce48" office:value-type="float" office:value="0.0446913580246914" calcext:value-type="float">
            <text:p>0.0447</text:p>
          </table:table-cell>
          <table:table-cell table:style-name="ce51" office:value-type="float" office:value="0.505486794465016" calcext:value-type="float">
            <text:p>0.5055</text:p>
          </table:table-cell>
          <table:table-cell table:style-name="ce48" office:value-type="float" office:value="0.00585172420615209" calcext:value-type="float">
            <text:p>0.0059</text:p>
          </table:table-cell>
          <table:table-cell table:style-name="ce48" office:value-type="float" office:value="0.0445679012345679" calcext:value-type="float">
            <text:p>0.0446</text:p>
          </table:table-cell>
          <table:table-cell table:style-name="ce51" office:value-type="float" office:value="0.504038072329122" calcext:value-type="float">
            <text:p>0.5040</text:p>
          </table:table-cell>
          <table:table-cell table:style-name="ce48" office:value-type="float" office:value="0.00332332802863301" calcext:value-type="float">
            <text:p>0.0033</text:p>
          </table:table-cell>
          <table:table-cell table:style-name="ce48" office:value-type="float" office:value="0.0446913580246914" calcext:value-type="float">
            <text:p>0.0447</text:p>
          </table:table-cell>
        </table:table-row>
        <table:table-row table:style-name="ro2">
          <table:table-cell office:value-type="string" calcext:value-type="string">
            <text:p>dog</text:p>
          </table:table-cell>
          <table:table-cell table:style-name="ce51" office:value-type="float" office:value="0.501211809988655" calcext:value-type="float">
            <text:p>0.5012</text:p>
          </table:table-cell>
          <table:table-cell table:style-name="ce48" office:value-type="float" office:value="0.0032393664532488" calcext:value-type="float">
            <text:p>0.0032</text:p>
          </table:table-cell>
          <table:table-cell table:style-name="ce48" office:value-type="float" office:value="0.0369135802469136" calcext:value-type="float">
            <text:p>0.0369</text:p>
          </table:table-cell>
          <table:table-cell table:style-name="ce51" office:value-type="float" office:value="0.499231549098915" calcext:value-type="float">
            <text:p>0.4992</text:p>
          </table:table-cell>
          <table:table-cell table:style-name="ce48" office:value-type="float" office:value="0.000434238376722343" calcext:value-type="float">
            <text:p>0.0004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51" office:value-type="float" office:value="0.504124192389476" calcext:value-type="float">
            <text:p>0.5041</text:p>
          </table:table-cell>
          <table:table-cell table:style-name="ce48" office:value-type="float" office:value="0.00686497363531247" calcext:value-type="float">
            <text:p>0.0069</text:p>
          </table:table-cell>
          <table:table-cell table:style-name="ce48" office:value-type="float" office:value="0.0375308641975309" calcext:value-type="float">
            <text:p>0.0375</text:p>
          </table:table-cell>
          <table:table-cell table:style-name="ce51" office:value-type="float" office:value="0.498975426140208" calcext:value-type="float">
            <text:p>0.4990</text:p>
          </table:table-cell>
          <table:table-cell table:style-name="ce48" office:value-type="float" office:value="0.000512338320152623" calcext:value-type="float">
            <text:p>0.0005</text:p>
          </table:table-cell>
          <table:table-cell table:style-name="ce48" office:value-type="float" office:value="0.0380246913580247" calcext:value-type="float">
            <text:p>0.0380</text:p>
          </table:table-cell>
          <table:table-cell table:style-name="ce51" office:value-type="float" office:value="0.502330253776508" calcext:value-type="float">
            <text:p>0.5023</text:p>
          </table:table-cell>
          <table:table-cell table:style-name="ce48" office:value-type="float" office:value="0.00420700677943411" calcext:value-type="float">
            <text:p>0.0042</text:p>
          </table:table-cell>
          <table:table-cell table:style-name="ce48" office:value-type="float" office:value="0.0379012345679012" calcext:value-type="float">
            <text:p>0.0379</text:p>
          </table:table-cell>
        </table:table-row>
        <table:table-row table:style-name="ro2">
          <table:table-cell office:value-type="string" calcext:value-type="string">
            <text:p>horse</text:p>
          </table:table-cell>
          <table:table-cell table:style-name="ce51" office:value-type="float" office:value="0.50187410193334" calcext:value-type="float">
            <text:p>0.5019</text:p>
          </table:table-cell>
          <table:table-cell table:style-name="ce48" office:value-type="float" office:value="0.0045549326058853" calcext:value-type="float">
            <text:p>0.0046</text:p>
          </table:table-cell>
          <table:table-cell table:style-name="ce48" office:value-type="float" office:value="0.0264197530864197" calcext:value-type="float">
            <text:p>0.0264</text:p>
          </table:table-cell>
          <table:table-cell table:style-name="ce51" office:value-type="float" office:value="0.499366487107802" calcext:value-type="float">
            <text:p>0.4994</text:p>
          </table:table-cell>
          <table:table-cell table:style-name="ce48" office:value-type="float" office:value="0.000346989376959798" calcext:value-type="float">
            <text:p>0.0003</text:p>
          </table:table-cell>
          <table:table-cell table:style-name="ce48" office:value-type="float" office:value="0.0267901234567901" calcext:value-type="float">
            <text:p>0.0268</text:p>
          </table:table-cell>
          <table:table-cell table:style-name="ce51" office:value-type="float" office:value="0.499429818330095" calcext:value-type="float">
            <text:p>0.4994</text:p>
          </table:table-cell>
          <table:table-cell table:style-name="ce48" office:value-type="float" office:value="0.000237178298986922" calcext:value-type="float">
            <text:p>0.0002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51" office:value-type="float" office:value="0.502058916654925" calcext:value-type="float">
            <text:p>0.5021</text:p>
          </table:table-cell>
          <table:table-cell table:style-name="ce48" office:value-type="float" office:value="0.00507799664997116" calcext:value-type="float">
            <text:p>0.0051</text:p>
          </table:table-cell>
          <table:table-cell table:style-name="ce48" office:value-type="float" office:value="0.0261728395061728" calcext:value-type="float">
            <text:p>0.0262</text:p>
          </table:table-cell>
          <table:table-cell table:style-name="ce51" office:value-type="float" office:value="0.50656215704695" calcext:value-type="float">
            <text:p>0.5066</text:p>
          </table:table-cell>
          <table:table-cell table:style-name="ce48" office:value-type="float" office:value="0.00575739682680017" calcext:value-type="float">
            <text:p>0.0058</text:p>
          </table:table-cell>
          <table:table-cell table:style-name="ce48" office:value-type="float" office:value="0.0265432098765432" calcext:value-type="float">
            <text:p>0.0265</text:p>
          </table:table-cell>
        </table:table-row>
        <table:table-row table:style-name="ro2">
          <table:table-cell office:value-type="string" calcext:value-type="string">
            <text:p>sheep</text:p>
          </table:table-cell>
          <table:table-cell table:style-name="ce51" office:value-type="float" office:value="0.499875156054931" calcext:value-type="float">
            <text:p>0.4999</text:p>
          </table:table-cell>
          <table:table-cell table:style-name="ce48" office:value-type="float" office:value="0.000249687890137329" calcext:value-type="float">
            <text:p>0.0002</text:p>
          </table:table-cell>
          <table:table-cell table:style-name="ce48" office:value-type="float" office:value="0.011358024691358" calcext:value-type="float">
            <text:p>0.0114</text:p>
          </table:table-cell>
          <table:table-cell table:style-name="ce51" office:value-type="float" office:value="0.499937578027466" calcext:value-type="float">
            <text:p>0.4999</text:p>
          </table:table-cell>
          <table:table-cell table:style-name="ce48" office:value-type="float" office:value="0.000124843945068664" calcext:value-type="float">
            <text:p>0.0001</text:p>
          </table:table-cell>
          <table:table-cell table:style-name="ce48" office:value-type="float" office:value="0.0112345679012346" calcext:value-type="float">
            <text:p>0.011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11111111111111" calcext:value-type="float">
            <text:p>0.0111</text:p>
          </table:table-cell>
          <table:table-cell table:style-name="ce51" office:value-type="float" office:value="0.499875156054931" calcext:value-type="float">
            <text:p>0.4999</text:p>
          </table:table-cell>
          <table:table-cell table:style-name="ce48" office:value-type="float" office:value="0.00015290198144714" calcext:value-type="float">
            <text:p>0.0002</text:p>
          </table:table-cell>
          <table:table-cell table:style-name="ce48" office:value-type="float" office:value="0.011358024691358" calcext:value-type="float">
            <text:p>0.0114</text:p>
          </table:table-cell>
          <table:table-cell table:style-name="ce51" office:value-type="float" office:value="0.505305867665418" calcext:value-type="float">
            <text:p>0.5053</text:p>
          </table:table-cell>
          <table:table-cell table:style-name="ce48" office:value-type="float" office:value="0.0112411556836539" calcext:value-type="float">
            <text:p>0.0112</text:p>
          </table:table-cell>
          <table:table-cell table:style-name="ce48" office:value-type="float" office:value="0.0114814814814815" calcext:value-type="float">
            <text:p>0.0115</text:p>
          </table:table-cell>
        </table:table-row>
        <table:table-row table:style-name="ro2">
          <table:table-cell office:value-type="string" calcext:value-type="string">
            <text:p>cow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55555555555556" calcext:value-type="float">
            <text:p>0.0156</text:p>
          </table:table-cell>
          <table:table-cell table:style-name="ce51" office:value-type="float" office:value="0.499749176968491" calcext:value-type="float">
            <text:p>0.4997</text:p>
          </table:table-cell>
          <table:table-cell table:style-name="ce48" office:value-type="float" office:value="0.000234597195009915" calcext:value-type="float">
            <text:p>0.0002</text:p>
          </table:table-cell>
          <table:table-cell table:style-name="ce48" office:value-type="float" office:value="0.0160493827160494" calcext:value-type="float">
            <text:p>0.0160</text:p>
          </table:table-cell>
          <table:table-cell table:style-name="ce51" office:value-type="float" office:value="0.503344429118236" calcext:value-type="float">
            <text:p>0.5033</text:p>
          </table:table-cell>
          <table:table-cell table:style-name="ce48" office:value-type="float" office:value="0.00731850348437389" calcext:value-type="float">
            <text:p>0.0073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507811872893256" calcext:value-type="float">
            <text:p>0.5078</text:p>
          </table:table-cell>
          <table:table-cell table:style-name="ce48" office:value-type="float" office:value="0.00982475400513071" calcext:value-type="float">
            <text:p>0.0098</text:p>
          </table:table-cell>
          <table:table-cell table:style-name="ce48" office:value-type="float" office:value="0.015679012345679" calcext:value-type="float">
            <text:p>0.0157</text:p>
          </table:table-cell>
          <table:table-cell table:style-name="ce51" office:value-type="float" office:value="0.499561089194196" calcext:value-type="float">
            <text:p>0.4996</text:p>
          </table:table-cell>
          <table:table-cell table:style-name="ce48" office:value-type="float" office:value="0.000319672325649556" calcext:value-type="float">
            <text:p>0.0003</text:p>
          </table:table-cell>
          <table:table-cell table:style-name="ce48" office:value-type="float" office:value="0.0164197530864198" calcext:value-type="float">
            <text:p>0.0164</text:p>
          </table:table-cell>
        </table:table-row>
        <table:table-row table:style-name="ro2">
          <table:table-cell office:value-type="string" calcext:value-type="string">
            <text:p>elephant</text:p>
          </table:table-cell>
          <table:table-cell table:style-name="ce51" office:value-type="float" office:value="0.499496657444459" calcext:value-type="float">
            <text:p>0.4995</text:p>
          </table:table-cell>
          <table:table-cell table:style-name="ce48" office:value-type="float" office:value="0.000251522877957078" calcext:value-type="float">
            <text:p>0.0003</text:p>
          </table:table-cell>
          <table:table-cell table:style-name="ce48" office:value-type="float" office:value="0.02" calcext:value-type="float">
            <text:p>0.0200</text:p>
          </table:table-cell>
          <table:table-cell table:style-name="ce51" office:value-type="float" office:value="0.499496617864168" calcext:value-type="float">
            <text:p>0.4995</text:p>
          </table:table-cell>
          <table:table-cell table:style-name="ce48" office:value-type="float" office:value="0.000320863860066241" calcext:value-type="float">
            <text:p>0.0003</text:p>
          </table:table-cell>
          <table:table-cell table:style-name="ce48" office:value-type="float" office:value="0.02" calcext:value-type="float">
            <text:p>0.0200</text:p>
          </table:table-cell>
          <table:table-cell table:style-name="ce51" office:value-type="float" office:value="0.512462776332672" calcext:value-type="float">
            <text:p>0.5125</text:p>
          </table:table-cell>
          <table:table-cell table:style-name="ce48" office:value-type="float" office:value="0.0188424485902186" calcext:value-type="float">
            <text:p>0.0188</text:p>
          </table:table-cell>
          <table:table-cell table:style-name="ce48" office:value-type="float" office:value="0.0193827160493827" calcext:value-type="float">
            <text:p>0.0194</text:p>
          </table:table-cell>
          <table:table-cell table:style-name="ce51" office:value-type="float" office:value="0.512085219940653" calcext:value-type="float">
            <text:p>0.5121</text:p>
          </table:table-cell>
          <table:table-cell table:style-name="ce48" office:value-type="float" office:value="0.0122741055553533" calcext:value-type="float">
            <text:p>0.0123</text:p>
          </table:table-cell>
          <table:table-cell table:style-name="ce48" office:value-type="float" office:value="0.0201234567901235" calcext:value-type="float">
            <text:p>0.0201</text:p>
          </table:table-cell>
          <table:table-cell table:style-name="ce51" office:value-type="float" office:value="0.509218631438676" calcext:value-type="float">
            <text:p>0.5092</text:p>
          </table:table-cell>
          <table:table-cell table:style-name="ce48" office:value-type="float" office:value="0.00804510302245558" calcext:value-type="float">
            <text:p>0.0080</text:p>
          </table:table-cell>
          <table:table-cell table:style-name="ce48" office:value-type="float" office:value="0.0197530864197531" calcext:value-type="float">
            <text:p>0.0198</text:p>
          </table:table-cell>
        </table:table-row>
        <table:table-row table:style-name="ro2">
          <table:table-cell office:value-type="string" calcext:value-type="string">
            <text:p>bear</text:p>
          </table:table-cell>
          <table:table-cell table:style-name="ce51" office:value-type="float" office:value="0.499937810945274" calcext:value-type="float">
            <text:p>0.4999</text:p>
          </table:table-cell>
          <table:table-cell table:style-name="ce48" office:value-type="float" office:value="0.000124378109452739" calcext:value-type="float">
            <text:p>0.0001</text:p>
          </table:table-cell>
          <table:table-cell table:style-name="ce48" office:value-type="float" office:value="0.00716049382716049" calcext:value-type="float">
            <text:p>0.0072</text:p>
          </table:table-cell>
          <table:table-cell table:style-name="ce51" office:value-type="float" office:value="0.499813548788067" calcext:value-type="float">
            <text:p>0.4998</text:p>
          </table:table-cell>
          <table:table-cell table:style-name="ce48" office:value-type="float" office:value="0.000248601615910493" calcext:value-type="float">
            <text:p>0.0002</text:p>
          </table:table-cell>
          <table:table-cell table:style-name="ce48" office:value-type="float" office:value="0.00740740740740741" calcext:value-type="float">
            <text:p>0.0074</text:p>
          </table:table-cell>
          <table:table-cell table:style-name="ce51" office:value-type="float" office:value="0.499875621890547" calcext:value-type="float">
            <text:p>0.4999</text:p>
          </table:table-cell>
          <table:table-cell table:style-name="ce48" office:value-type="float" office:value="0.000152331451665623" calcext:value-type="float">
            <text:p>0.0002</text:p>
          </table:table-cell>
          <table:table-cell table:style-name="ce48" office:value-type="float" office:value="0.00728395061728395" calcext:value-type="float">
            <text:p>0.0073</text:p>
          </table:table-cell>
          <table:table-cell table:style-name="ce51" office:value-type="float" office:value="0.509028758686931" calcext:value-type="float">
            <text:p>0.5090</text:p>
          </table:table-cell>
          <table:table-cell table:style-name="ce48" office:value-type="float" office:value="0.0180575173738629" calcext:value-type="float">
            <text:p>0.0181</text:p>
          </table:table-cell>
          <table:table-cell table:style-name="ce48" office:value-type="float" office:value="0.00703703703703704" calcext:value-type="float">
            <text:p>0.0070</text:p>
          </table:table-cell>
          <table:table-cell table:style-name="ce51" office:value-type="float" office:value="0.517299902965538" calcext:value-type="float">
            <text:p>0.5173</text:p>
          </table:table-cell>
          <table:table-cell table:style-name="ce48" office:value-type="float" office:value="0.0213545065414787" calcext:value-type="float">
            <text:p>0.0214</text:p>
          </table:table-cell>
          <table:table-cell table:style-name="ce48" office:value-type="float" office:value="0.00703703703703704" calcext:value-type="float">
            <text:p>0.0070</text:p>
          </table:table-cell>
        </table:table-row>
        <table:table-row table:style-name="ro2">
          <table:table-cell office:value-type="string" calcext:value-type="string">
            <text:p>zebra</text:p>
          </table:table-cell>
          <table:table-cell table:style-name="ce51" office:value-type="float" office:value="0.49974921630094" calcext:value-type="float">
            <text:p>0.4997</text:p>
          </table:table-cell>
          <table:table-cell table:style-name="ce48" office:value-type="float" office:value="0.0003071460492518" calcext:value-type="float">
            <text:p>0.0003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507623785118961" calcext:value-type="float">
            <text:p>0.5076</text:p>
          </table:table-cell>
          <table:table-cell table:style-name="ce48" office:value-type="float" office:value="0.00959391036617558" calcext:value-type="float">
            <text:p>0.0096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499561049861747" calcext:value-type="float">
            <text:p>0.4996</text:p>
          </table:table-cell>
          <table:table-cell table:style-name="ce48" office:value-type="float" office:value="0.000376214911879925" calcext:value-type="float">
            <text:p>0.0004</text:p>
          </table:table-cell>
          <table:table-cell table:style-name="ce48" office:value-type="float" office:value="0.0165432098765432" calcext:value-type="float">
            <text:p>0.0165</text:p>
          </table:table-cell>
          <table:table-cell table:style-name="ce51" office:value-type="float" office:value="0.519002416525196" calcext:value-type="float">
            <text:p>0.5190</text:p>
          </table:table-cell>
          <table:table-cell table:style-name="ce48" office:value-type="float" office:value="0.0220328401791121" calcext:value-type="float">
            <text:p>0.0220</text:p>
          </table:table-cell>
          <table:table-cell table:style-name="ce48" office:value-type="float" office:value="0.0164197530864198" calcext:value-type="float">
            <text:p>0.0164</text:p>
          </table:table-cell>
          <table:table-cell table:style-name="ce51" office:value-type="float" office:value="0.538569332367974" calcext:value-type="float">
            <text:p>0.5386</text:p>
          </table:table-cell>
          <table:table-cell table:style-name="ce48" office:value-type="float" office:value="0.0128901281844315" calcext:value-type="float">
            <text:p>0.0129</text:p>
          </table:table-cell>
          <table:table-cell table:style-name="ce48" office:value-type="float" office:value="0.0160493827160494" calcext:value-type="float">
            <text:p>0.0160</text:p>
          </table:table-cell>
        </table:table-row>
        <table:table-row table:style-name="ro2">
          <table:table-cell office:value-type="string" calcext:value-type="string">
            <text:p>giraffe</text:p>
          </table:table-cell>
          <table:table-cell table:style-name="ce51" office:value-type="float" office:value="0.499874134675897" calcext:value-type="float">
            <text:p>0.4999</text:p>
          </table:table-cell>
          <table:table-cell table:style-name="ce48" office:value-type="float" office:value="0.000154152910181451" calcext:value-type="float">
            <text:p>0.0002</text:p>
          </table:table-cell>
          <table:table-cell table:style-name="ce48" office:value-type="float" office:value="0.0193827160493827" calcext:value-type="float">
            <text:p>0.0194</text:p>
          </table:table-cell>
          <table:table-cell table:style-name="ce51" office:value-type="float" office:value="0.509236890720478" calcext:value-type="float">
            <text:p>0.5092</text:p>
          </table:table-cell>
          <table:table-cell table:style-name="ce48" office:value-type="float" office:value="0.0129214016927751" calcext:value-type="float">
            <text:p>0.0129</text:p>
          </table:table-cell>
          <table:table-cell table:style-name="ce48" office:value-type="float" office:value="0.0196296296296296" calcext:value-type="float">
            <text:p>0.0196</text:p>
          </table:table-cell>
          <table:table-cell table:style-name="ce51" office:value-type="float" office:value="0.505633488296555" calcext:value-type="float">
            <text:p>0.5056</text:p>
          </table:table-cell>
          <table:table-cell table:style-name="ce48" office:value-type="float" office:value="0.00767873641471691" calcext:value-type="float">
            <text:p>0.0077</text:p>
          </table:table-cell>
          <table:table-cell table:style-name="ce48" office:value-type="float" office:value="0.0204938271604938" calcext:value-type="float">
            <text:p>0.0205</text:p>
          </table:table-cell>
          <table:table-cell table:style-name="ce51" office:value-type="float" office:value="0.505570555634503" calcext:value-type="float">
            <text:p>0.5056</text:p>
          </table:table-cell>
          <table:table-cell table:style-name="ce48" office:value-type="float" office:value="0.00824418947656071" calcext:value-type="float">
            <text:p>0.0082</text:p>
          </table:table-cell>
          <table:table-cell table:style-name="ce48" office:value-type="float" office:value="0.0206172839506173" calcext:value-type="float">
            <text:p>0.0206</text:p>
          </table:table-cell>
          <table:table-cell table:style-name="ce51" office:value-type="float" office:value="0.511896303213626" calcext:value-type="float">
            <text:p>0.5119</text:p>
          </table:table-cell>
          <table:table-cell table:style-name="ce48" office:value-type="float" office:value="0.00611318151298775" calcext:value-type="float">
            <text:p>0.0061</text:p>
          </table:table-cell>
          <table:table-cell table:style-name="ce48" office:value-type="float" office:value="0.0206172839506173" calcext:value-type="float">
            <text:p>0.0206</text:p>
          </table:table-cell>
        </table:table-row>
        <table:table-row table:style-name="ro2">
          <table:table-cell office:value-type="string" calcext:value-type="string">
            <text:p>backpack</text:p>
          </table:table-cell>
          <table:table-cell table:style-name="ce51" office:value-type="float" office:value="0.498839458413926" calcext:value-type="float">
            <text:p>0.4988</text:p>
          </table:table-cell>
          <table:table-cell table:style-name="ce48" office:value-type="float" office:value="0.000257898130238551" calcext:value-type="float">
            <text:p>0.0003</text:p>
          </table:table-cell>
          <table:table-cell table:style-name="ce48" office:value-type="float" office:value="0.0448148148148148" calcext:value-type="float">
            <text:p>0.0448</text:p>
          </table:table-cell>
          <table:table-cell table:style-name="ce51" office:value-type="float" office:value="0.498903932946486" calcext:value-type="float">
            <text:p>0.4989</text:p>
          </table:table-cell>
          <table:table-cell table:style-name="ce48" office:value-type="float" office:value="0.000482483222021137" calcext:value-type="float">
            <text:p>0.0005</text:p>
          </table:table-cell>
          <table:table-cell table:style-name="ce48" office:value-type="float" office:value="0.0446913580246914" calcext:value-type="float">
            <text:p>0.0447</text:p>
          </table:table-cell>
          <table:table-cell table:style-name="ce51" office:value-type="float" office:value="0.500482157373924" calcext:value-type="float">
            <text:p>0.5005</text:p>
          </table:table-cell>
          <table:table-cell table:style-name="ce48" office:value-type="float" office:value="0.00310943194917615" calcext:value-type="float">
            <text:p>0.0031</text:p>
          </table:table-cell>
          <table:table-cell table:style-name="ce48" office:value-type="float" office:value="0.044320987654321" calcext:value-type="float">
            <text:p>0.0443</text:p>
          </table:table-cell>
          <table:table-cell table:style-name="ce51" office:value-type="float" office:value="0.498968407479046" calcext:value-type="float">
            <text:p>0.4990</text:p>
          </table:table-cell>
          <table:table-cell table:style-name="ce48" office:value-type="float" office:value="0.000515796260477112" calcext:value-type="float">
            <text:p>0.0005</text:p>
          </table:table-cell>
          <table:table-cell table:style-name="ce48" office:value-type="float" office:value="0.0445679012345679" calcext:value-type="float">
            <text:p>0.0446</text:p>
          </table:table-cell>
          <table:table-cell table:style-name="ce51" office:value-type="float" office:value="0.501351161943206" calcext:value-type="float">
            <text:p>0.5014</text:p>
          </table:table-cell>
          <table:table-cell table:style-name="ce48" office:value-type="float" office:value="0.00594006340985584" calcext:value-type="float">
            <text:p>0.0059</text:p>
          </table:table-cell>
          <table:table-cell table:style-name="ce48" office:value-type="float" office:value="0.0453086419753086" calcext:value-type="float">
            <text:p>0.0453</text:p>
          </table:table-cell>
        </table:table-row>
        <table:table-row table:style-name="ro2">
          <table:table-cell office:value-type="string" calcext:value-type="string">
            <text:p>umbrella</text:p>
          </table:table-cell>
          <table:table-cell table:style-name="ce51" office:value-type="float" office:value="0.498589620236509" calcext:value-type="float">
            <text:p>0.4986</text:p>
          </table:table-cell>
          <table:table-cell table:style-name="ce48" office:value-type="float" office:value="0.000659892463999251" calcext:value-type="float">
            <text:p>0.0007</text:p>
          </table:table-cell>
          <table:table-cell table:style-name="ce48" office:value-type="float" office:value="0.0398765432098765" calcext:value-type="float">
            <text:p>0.0399</text:p>
          </table:table-cell>
          <table:table-cell table:style-name="ce51" office:value-type="float" office:value="0.49935885100574" calcext:value-type="float">
            <text:p>0.4994</text:p>
          </table:table-cell>
          <table:table-cell table:style-name="ce48" office:value-type="float" office:value="0.000453360860326908" calcext:value-type="float">
            <text:p>0.0005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51" office:value-type="float" office:value="0.50250937551987" calcext:value-type="float">
            <text:p>0.5025</text:p>
          </table:table-cell>
          <table:table-cell table:style-name="ce48" office:value-type="float" office:value="0.00662906801004595" calcext:value-type="float">
            <text:p>0.0066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51" office:value-type="float" office:value="0.504294707323893" calcext:value-type="float">
            <text:p>0.5043</text:p>
          </table:table-cell>
          <table:table-cell table:style-name="ce48" office:value-type="float" office:value="0.00680407168265301" calcext:value-type="float">
            <text:p>0.0068</text:p>
          </table:table-cell>
          <table:table-cell table:style-name="ce48" office:value-type="float" office:value="0.0381481481481482" calcext:value-type="float">
            <text:p>0.0381</text:p>
          </table:table-cell>
          <table:table-cell table:style-name="ce51" office:value-type="float" office:value="0.506794707323893" calcext:value-type="float">
            <text:p>0.5068</text:p>
          </table:table-cell>
          <table:table-cell table:style-name="ce48" office:value-type="float" office:value="0.00508582108211112" calcext:value-type="float">
            <text:p>0.0051</text:p>
          </table:table-cell>
          <table:table-cell table:style-name="ce48" office:value-type="float" office:value="0.0395061728395062" calcext:value-type="float">
            <text:p>0.0395</text:p>
          </table:table-cell>
        </table:table-row>
        <table:table-row table:style-name="ro2">
          <table:table-cell office:value-type="string" calcext:value-type="string">
            <text:p>handbag</text:p>
          </table:table-cell>
          <table:table-cell table:style-name="ce51" office:value-type="float" office:value="0.502133152177483" calcext:value-type="float">
            <text:p>0.5021</text:p>
          </table:table-cell>
          <table:table-cell table:style-name="ce48" office:value-type="float" office:value="0.00295618964275188" calcext:value-type="float">
            <text:p>0.0030</text:p>
          </table:table-cell>
          <table:table-cell table:style-name="ce48" office:value-type="float" office:value="0.0534567901234568" calcext:value-type="float">
            <text:p>0.0535</text:p>
          </table:table-cell>
          <table:table-cell table:style-name="ce51" office:value-type="float" office:value="0.504476013487669" calcext:value-type="float">
            <text:p>0.5045</text:p>
          </table:table-cell>
          <table:table-cell table:style-name="ce48" office:value-type="float" office:value="0.00691053093493681" calcext:value-type="float">
            <text:p>0.0069</text:p>
          </table:table-cell>
          <table:table-cell table:style-name="ce48" office:value-type="float" office:value="0.0555555555555556" calcext:value-type="float">
            <text:p>0.0556</text:p>
          </table:table-cell>
          <table:table-cell table:style-name="ce51" office:value-type="float" office:value="0.505680663553312" calcext:value-type="float">
            <text:p>0.5057</text:p>
          </table:table-cell>
          <table:table-cell table:style-name="ce48" office:value-type="float" office:value="0.00330707040230275" calcext:value-type="float">
            <text:p>0.0033</text:p>
          </table:table-cell>
          <table:table-cell table:style-name="ce48" office:value-type="float" office:value="0.0554320987654321" calcext:value-type="float">
            <text:p>0.0554</text:p>
          </table:table-cell>
          <table:table-cell table:style-name="ce51" office:value-type="float" office:value="0.507601120423455" calcext:value-type="float">
            <text:p>0.5076</text:p>
          </table:table-cell>
          <table:table-cell table:style-name="ce48" office:value-type="float" office:value="0.00697667027502455" calcext:value-type="float">
            <text:p>0.0070</text:p>
          </table:table-cell>
          <table:table-cell table:style-name="ce48" office:value-type="float" office:value="0.0539506172839506" calcext:value-type="float">
            <text:p>0.0540</text:p>
          </table:table-cell>
          <table:table-cell table:style-name="ce51" office:value-type="float" office:value="0.50525650137509" calcext:value-type="float">
            <text:p>0.5053</text:p>
          </table:table-cell>
          <table:table-cell table:style-name="ce48" office:value-type="float" office:value="0.00424606184645598" calcext:value-type="float">
            <text:p>0.0042</text:p>
          </table:table-cell>
          <table:table-cell table:style-name="ce48" office:value-type="float" office:value="0.0540740740740741" calcext:value-type="float">
            <text:p>0.0541</text:p>
          </table:table-cell>
        </table:table-row>
        <table:table-row table:style-name="ro2">
          <table:table-cell office:value-type="string" calcext:value-type="string">
            <text:p>tie</text:p>
          </table:table-cell>
          <table:table-cell table:style-name="ce51" office:value-type="float" office:value="0.50248538585838" calcext:value-type="float">
            <text:p>0.5025</text:p>
          </table:table-cell>
          <table:table-cell table:style-name="ce48" office:value-type="float" office:value="0.00707074392648447" calcext:value-type="float">
            <text:p>0.0071</text:p>
          </table:table-cell>
          <table:table-cell table:style-name="ce48" office:value-type="float" office:value="0.0366666666666667" calcext:value-type="float">
            <text:p>0.0367</text:p>
          </table:table-cell>
          <table:table-cell table:style-name="ce51" office:value-type="float" office:value="0.499296388838436" calcext:value-type="float">
            <text:p>0.4993</text:p>
          </table:table-cell>
          <table:table-cell table:style-name="ce48" office:value-type="float" office:value="0.000313467851290525" calcext:value-type="float">
            <text:p>0.0003</text:p>
          </table:table-cell>
          <table:table-cell table:style-name="ce48" office:value-type="float" office:value="0.0362962962962963" calcext:value-type="float">
            <text:p>0.0363</text:p>
          </table:table-cell>
          <table:table-cell table:style-name="ce51" office:value-type="float" office:value="0.507778590096597" calcext:value-type="float">
            <text:p>0.5078</text:p>
          </table:table-cell>
          <table:table-cell table:style-name="ce48" office:value-type="float" office:value="0.00756961860363193" calcext:value-type="float">
            <text:p>0.0076</text:p>
          </table:table-cell>
          <table:table-cell table:style-name="ce48" office:value-type="float" office:value="0.0364197530864198" calcext:value-type="float">
            <text:p>0.0364</text:p>
          </table:table-cell>
          <table:table-cell table:style-name="ce51" office:value-type="float" office:value="0.500698266872467" calcext:value-type="float">
            <text:p>0.5007</text:p>
          </table:table-cell>
          <table:table-cell table:style-name="ce48" office:value-type="float" office:value="0.00396047690590274" calcext:value-type="float">
            <text:p>0.0040</text:p>
          </table:table-cell>
          <table:table-cell table:style-name="ce48" office:value-type="float" office:value="0.0369135802469136" calcext:value-type="float">
            <text:p>0.0369</text:p>
          </table:table-cell>
          <table:table-cell table:style-name="ce51" office:value-type="float" office:value="0.501050774803348" calcext:value-type="float">
            <text:p>0.5011</text:p>
          </table:table-cell>
          <table:table-cell table:style-name="ce48" office:value-type="float" office:value="0.00307083859296607" calcext:value-type="float">
            <text:p>0.0031</text:p>
          </table:table-cell>
          <table:table-cell table:style-name="ce48" office:value-type="float" office:value="0.0361728395061728" calcext:value-type="float">
            <text:p>0.0362</text:p>
          </table:table-cell>
        </table:table-row>
        <table:table-row table:style-name="ro2">
          <table:table-cell office:value-type="string" calcext:value-type="string">
            <text:p>suitcase</text:p>
          </table:table-cell>
          <table:table-cell table:style-name="ce51" office:value-type="float" office:value="0.499558836733834" calcext:value-type="float">
            <text:p>0.4996</text:p>
          </table:table-cell>
          <table:table-cell table:style-name="ce48" office:value-type="float" office:value="0.000321268122575614" calcext:value-type="float">
            <text:p>0.0003</text:p>
          </table:table-cell>
          <table:table-cell table:style-name="ce48" office:value-type="float" office:value="0.0216049382716049" calcext:value-type="float">
            <text:p>0.0216</text:p>
          </table:table-cell>
          <table:table-cell table:style-name="ce51" office:value-type="float" office:value="0.499873896595208" calcext:value-type="float">
            <text:p>0.4999</text:p>
          </table:table-cell>
          <table:table-cell table:style-name="ce48" office:value-type="float" office:value="0.000154444498283937" calcext:value-type="float">
            <text:p>0.0002</text:p>
          </table:table-cell>
          <table:table-cell table:style-name="ce48" office:value-type="float" office:value="0.0209876543209877" calcext:value-type="float">
            <text:p>0.0210</text:p>
          </table:table-cell>
          <table:table-cell table:style-name="ce51" office:value-type="float" office:value="0.499558717543471" calcext:value-type="float">
            <text:p>0.4996</text:p>
          </table:table-cell>
          <table:table-cell table:style-name="ce48" office:value-type="float" office:value="0.000154509394327062" calcext:value-type="float">
            <text:p>0.0002</text:p>
          </table:table-cell>
          <table:table-cell table:style-name="ce48" office:value-type="float" office:value="0.0216049382716049" calcext:value-type="float">
            <text:p>0.0216</text:p>
          </table:table-cell>
          <table:table-cell table:style-name="ce51" office:value-type="float" office:value="0.503030303030303" calcext:value-type="float">
            <text:p>0.5030</text:p>
          </table:table-cell>
          <table:table-cell table:style-name="ce48" office:value-type="float" office:value="0.00606060606060606" calcext:value-type="float">
            <text:p>0.0061</text:p>
          </table:table-cell>
          <table:table-cell table:style-name="ce48" office:value-type="float" office:value="0.0206172839506173" calcext:value-type="float">
            <text:p>0.0206</text:p>
          </table:table-cell>
          <table:table-cell table:style-name="ce51" office:value-type="float" office:value="0.499495705571196" calcext:value-type="float">
            <text:p>0.4995</text:p>
          </table:table-cell>
          <table:table-cell table:style-name="ce48" office:value-type="float" office:value="0.000321494108348707" calcext:value-type="float">
            <text:p>0.0003</text:p>
          </table:table-cell>
          <table:table-cell table:style-name="ce48" office:value-type="float" office:value="0.0217283950617284" calcext:value-type="float">
            <text:p>0.0217</text:p>
          </table:table-cell>
        </table:table-row>
        <table:table-row table:style-name="ro2">
          <table:table-cell office:value-type="string" calcext:value-type="string">
            <text:p>frisbee</text:p>
          </table:table-cell>
          <table:table-cell table:style-name="ce51" office:value-type="float" office:value="0.499874371859297" calcext:value-type="float">
            <text:p>0.4999</text:p>
          </table:table-cell>
          <table:table-cell table:style-name="ce48" office:value-type="float" office:value="0.000153862421029091" calcext:value-type="float">
            <text:p>0.0002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51" office:value-type="float" office:value="0.499560301507538" calcext:value-type="float">
            <text:p>0.4996</text:p>
          </table:table-cell>
          <table:table-cell table:style-name="ce48" office:value-type="float" office:value="0.000376884422110546" calcext:value-type="float">
            <text:p>0.0004</text:p>
          </table:table-cell>
          <table:table-cell table:style-name="ce48" office:value-type="float" office:value="0.0181481481481481" calcext:value-type="float">
            <text:p>0.0181</text:p>
          </table:table-cell>
          <table:table-cell table:style-name="ce51" office:value-type="float" office:value="0.503445800430725" calcext:value-type="float">
            <text:p>0.5034</text:p>
          </table:table-cell>
          <table:table-cell table:style-name="ce48" office:value-type="float" office:value="0.00704968552593792" calcext:value-type="float">
            <text:p>0.0070</text:p>
          </table:table-cell>
          <table:table-cell table:style-name="ce48" office:value-type="float" office:value="0.0174074074074074" calcext:value-type="float">
            <text:p>0.0174</text:p>
          </table:table-cell>
          <table:table-cell table:style-name="ce51" office:value-type="float" office:value="0.499874371859297" calcext:value-type="float">
            <text:p>0.4999</text:p>
          </table:table-cell>
          <table:table-cell table:style-name="ce48" office:value-type="float" office:value="0.000153862421029091" calcext:value-type="float">
            <text:p>0.0002</text:p>
          </table:table-cell>
          <table:table-cell table:style-name="ce48" office:value-type="float" office:value="0.0175308641975309" calcext:value-type="float">
            <text:p>0.0175</text:p>
          </table:table-cell>
          <table:table-cell table:style-name="ce51" office:value-type="float" office:value="0.503068916008615" calcext:value-type="float">
            <text:p>0.5031</text:p>
          </table:table-cell>
          <table:table-cell table:style-name="ce48" office:value-type="float" office:value="0.00740211331674331" calcext:value-type="float">
            <text:p>0.0074</text:p>
          </table:table-cell>
          <table:table-cell table:style-name="ce48" office:value-type="float" office:value="0.0181481481481482" calcext:value-type="float">
            <text:p>0.0181</text:p>
          </table:table-cell>
        </table:table-row>
        <table:table-row table:style-name="ro2">
          <table:table-cell office:value-type="string" calcext:value-type="string">
            <text:p>skis</text:p>
          </table:table-cell>
          <table:table-cell table:style-name="ce51" office:value-type="float" office:value="0.504622236254787" calcext:value-type="float">
            <text:p>0.5046</text:p>
          </table:table-cell>
          <table:table-cell table:style-name="ce48" office:value-type="float" office:value="0.00607224138406961" calcext:value-type="float">
            <text:p>0.0061</text:p>
          </table:table-cell>
          <table:table-cell table:style-name="ce48" office:value-type="float" office:value="0.0246913580246914" calcext:value-type="float">
            <text:p>0.0247</text:p>
          </table:table-cell>
          <table:table-cell table:style-name="ce51" office:value-type="float" office:value="0.506870123266154" calcext:value-type="float">
            <text:p>0.5069</text:p>
          </table:table-cell>
          <table:table-cell table:style-name="ce48" office:value-type="float" office:value="0.0103283223435274" calcext:value-type="float">
            <text:p>0.0103</text:p>
          </table:table-cell>
          <table:table-cell table:style-name="ce48" office:value-type="float" office:value="0.0251851851851852" calcext:value-type="float">
            <text:p>0.0252</text:p>
          </table:table-cell>
          <table:table-cell table:style-name="ce51" office:value-type="float" office:value="0.511496584797311" calcext:value-type="float">
            <text:p>0.5115</text:p>
          </table:table-cell>
          <table:table-cell table:style-name="ce48" office:value-type="float" office:value="0.00842578645564438" calcext:value-type="float">
            <text:p>0.0084</text:p>
          </table:table-cell>
          <table:table-cell table:style-name="ce48" office:value-type="float" office:value="0.0260493827160494" calcext:value-type="float">
            <text:p>0.0260</text:p>
          </table:table-cell>
          <table:table-cell table:style-name="ce51" office:value-type="float" office:value="0.517071772950149" calcext:value-type="float">
            <text:p>0.5171</text:p>
          </table:table-cell>
          <table:table-cell table:style-name="ce48" office:value-type="float" office:value="0.00637955757905707" calcext:value-type="float">
            <text:p>0.0064</text:p>
          </table:table-cell>
          <table:table-cell table:style-name="ce48" office:value-type="float" office:value="0.0250617283950617" calcext:value-type="float">
            <text:p>0.0251</text:p>
          </table:table-cell>
          <table:table-cell table:style-name="ce51" office:value-type="float" office:value="0.532207729128767" calcext:value-type="float">
            <text:p>0.5322</text:p>
          </table:table-cell>
          <table:table-cell table:style-name="ce48" office:value-type="float" office:value="0.00626780736004951" calcext:value-type="float">
            <text:p>0.0063</text:p>
          </table:table-cell>
          <table:table-cell table:style-name="ce48" office:value-type="float" office:value="0.0249382716049383" calcext:value-type="float">
            <text:p>0.0249</text:p>
          </table:table-cell>
        </table:table-row>
        <table:table-row table:style-name="ro2">
          <table:table-cell office:value-type="string" calcext:value-type="string">
            <text:p>snowboard</text:p>
          </table:table-cell>
          <table:table-cell table:style-name="ce51" office:value-type="float" office:value="0.499749882739212" calcext:value-type="float">
            <text:p>0.4997</text:p>
          </table:table-cell>
          <table:table-cell table:style-name="ce48" office:value-type="float" office:value="0.000233989402975373" calcext:value-type="float">
            <text:p>0.0002</text:p>
          </table:table-cell>
          <table:table-cell table:style-name="ce48" office:value-type="float" office:value="0.0132098765432099" calcext:value-type="float">
            <text:p>0.0132</text:p>
          </table:table-cell>
          <table:table-cell table:style-name="ce51" office:value-type="float" office:value="0.499812382739212" calcext:value-type="float">
            <text:p>0.4998</text:p>
          </table:table-cell>
          <table:table-cell table:style-name="ce48" office:value-type="float" office:value="0.000250156347717326" calcext:value-type="float">
            <text:p>0.0003</text:p>
          </table:table-cell>
          <table:table-cell table:style-name="ce48" office:value-type="float" office:value="0.0130864197530864" calcext:value-type="float">
            <text:p>0.0131</text:p>
          </table:table-cell>
          <table:table-cell table:style-name="ce51" office:value-type="float" office:value="0.504511748414187" calcext:value-type="float">
            <text:p>0.5045</text:p>
          </table:table-cell>
          <table:table-cell table:style-name="ce48" office:value-type="float" office:value="0.00965294030594263" calcext:value-type="float">
            <text:p>0.0097</text:p>
          </table:table-cell>
          <table:table-cell table:style-name="ce48" office:value-type="float" office:value="0.0130864197530864" calcext:value-type="float">
            <text:p>0.0131</text:p>
          </table:table-cell>
          <table:table-cell table:style-name="ce51" office:value-type="float" office:value="0.499687343652283" calcext:value-type="float">
            <text:p>0.4997</text:p>
          </table:table-cell>
          <table:table-cell table:style-name="ce48" office:value-type="float" office:value="0.000279683310174633" calcext:value-type="float">
            <text:p>0.0003</text:p>
          </table:table-cell>
          <table:table-cell table:style-name="ce48" office:value-type="float" office:value="0.0133333333333333" calcext:value-type="float">
            <text:p>0.0133</text:p>
          </table:table-cell>
          <table:table-cell table:style-name="ce51" office:value-type="float" office:value="0.513961035915304" calcext:value-type="float">
            <text:p>0.5140</text:p>
          </table:table-cell>
          <table:table-cell table:style-name="ce48" office:value-type="float" office:value="0.011689556167727" calcext:value-type="float">
            <text:p>0.0117</text:p>
          </table:table-cell>
          <table:table-cell table:style-name="ce48" office:value-type="float" office:value="0.0134567901234568" calcext:value-type="float">
            <text:p>0.0135</text:p>
          </table:table-cell>
        </table:table-row>
        <table:table-row table:style-name="ro2">
          <table:table-cell office:value-type="string" calcext:value-type="string">
            <text:p>sports ball</text:p>
          </table:table-cell>
          <table:table-cell table:style-name="ce51" office:value-type="float" office:value="0.504358974358974" calcext:value-type="float">
            <text:p>0.5044</text:p>
          </table:table-cell>
          <table:table-cell table:style-name="ce48" office:value-type="float" office:value="0.00643456927760494" calcext:value-type="float">
            <text:p>0.0064</text:p>
          </table:table-cell>
          <table:table-cell table:style-name="ce48" office:value-type="float" office:value="0.0379012345679012" calcext:value-type="float">
            <text:p>0.0379</text:p>
          </table:table-cell>
          <table:table-cell table:style-name="ce51" office:value-type="float" office:value="0.500320512820513" calcext:value-type="float">
            <text:p>0.5003</text:p>
          </table:table-cell>
          <table:table-cell table:style-name="ce48" office:value-type="float" office:value="0.00374876705569574" calcext:value-type="float">
            <text:p>0.0037</text:p>
          </table:table-cell>
          <table:table-cell table:style-name="ce48" office:value-type="float" office:value="0.0395061728395062" calcext:value-type="float">
            <text:p>0.0395</text:p>
          </table:table-cell>
          <table:table-cell table:style-name="ce51" office:value-type="float" office:value="0.506538461538461" calcext:value-type="float">
            <text:p>0.5065</text:p>
          </table:table-cell>
          <table:table-cell table:style-name="ce48" office:value-type="float" office:value="0.00540365985018145" calcext:value-type="float">
            <text:p>0.0054</text:p>
          </table:table-cell>
          <table:table-cell table:style-name="ce48" office:value-type="float" office:value="0.0398765432098765" calcext:value-type="float">
            <text:p>0.0399</text:p>
          </table:table-cell>
          <table:table-cell table:style-name="ce51" office:value-type="float" office:value="0.508397435897436" calcext:value-type="float">
            <text:p>0.5084</text:p>
          </table:table-cell>
          <table:table-cell table:style-name="ce48" office:value-type="float" office:value="0.00304335319755624" calcext:value-type="float">
            <text:p>0.0030</text:p>
          </table:table-cell>
          <table:table-cell table:style-name="ce48" office:value-type="float" office:value="0.0393827160493827" calcext:value-type="float">
            <text:p>0.0394</text:p>
          </table:table-cell>
          <table:table-cell table:style-name="ce51" office:value-type="float" office:value="0.512179487179487" calcext:value-type="float">
            <text:p>0.5122</text:p>
          </table:table-cell>
          <table:table-cell table:style-name="ce48" office:value-type="float" office:value="0.00849207775608449" calcext:value-type="float">
            <text:p>0.0085</text:p>
          </table:table-cell>
          <table:table-cell table:style-name="ce48" office:value-type="float" office:value="0.0382716049382716" calcext:value-type="float">
            <text:p>0.0383</text:p>
          </table:table-cell>
        </table:table-row>
        <table:table-row table:style-name="ro2">
          <table:table-cell office:value-type="string" calcext:value-type="string">
            <text:p>kite</text:p>
          </table:table-cell>
          <table:table-cell table:style-name="ce51" office:value-type="float" office:value="0.499496697024749" calcext:value-type="float">
            <text:p>0.4995</text:p>
          </table:table-cell>
          <table:table-cell table:style-name="ce48" office:value-type="float" office:value="0.000377477283315104" calcext:value-type="float">
            <text:p>0.0004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51" office:value-type="float" office:value="0.506011282170318" calcext:value-type="float">
            <text:p>0.5060</text:p>
          </table:table-cell>
          <table:table-cell table:style-name="ce48" office:value-type="float" office:value="0.0129698718371118" calcext:value-type="float">
            <text:p>0.0130</text:p>
          </table:table-cell>
          <table:table-cell table:style-name="ce48" office:value-type="float" office:value="0.0195061728395062" calcext:value-type="float">
            <text:p>0.0195</text:p>
          </table:table-cell>
          <table:table-cell table:style-name="ce51" office:value-type="float" office:value="0.509155698776624" calcext:value-type="float">
            <text:p>0.5092</text:p>
          </table:table-cell>
          <table:table-cell table:style-name="ce48" office:value-type="float" office:value="0.00788645077370353" calcext:value-type="float">
            <text:p>0.0079</text:p>
          </table:table-cell>
          <table:table-cell table:style-name="ce48" office:value-type="float" office:value="0.0197530864197531" calcext:value-type="float">
            <text:p>0.0198</text:p>
          </table:table-cell>
          <table:table-cell table:style-name="ce51" office:value-type="float" office:value="0.518437500359095" calcext:value-type="float">
            <text:p>0.5184</text:p>
          </table:table-cell>
          <table:table-cell table:style-name="ce48" office:value-type="float" office:value="0.0163568841549686" calcext:value-type="float">
            <text:p>0.0164</text:p>
          </table:table-cell>
          <table:table-cell table:style-name="ce48" office:value-type="float" office:value="0.0203703703703704" calcext:value-type="float">
            <text:p>0.0204</text:p>
          </table:table-cell>
          <table:table-cell table:style-name="ce51" office:value-type="float" office:value="0.505193276304518" calcext:value-type="float">
            <text:p>0.5052</text:p>
          </table:table-cell>
          <table:table-cell table:style-name="ce48" office:value-type="float" office:value="0.0124682151637948" calcext:value-type="float">
            <text:p>0.0125</text:p>
          </table:table-cell>
          <table:table-cell table:style-name="ce48" office:value-type="float" office:value="0.0211111111111111" calcext:value-type="float">
            <text:p>0.0211</text:p>
          </table:table-cell>
        </table:table-row>
        <table:table-row table:style-name="ro2">
          <table:table-cell office:value-type="string" calcext:value-type="string">
            <text:p>baseball bat</text:p>
          </table:table-cell>
          <table:table-cell table:style-name="ce51" office:value-type="float" office:value="0.499747832920537" calcext:value-type="float">
            <text:p>0.4997</text:p>
          </table:table-cell>
          <table:table-cell table:style-name="ce48" office:value-type="float" office:value="0.000235907262840258" calcext:value-type="float">
            <text:p>0.0002</text:p>
          </table:table-cell>
          <table:table-cell table:style-name="ce48" office:value-type="float" office:value="0.021358024691358" calcext:value-type="float">
            <text:p>0.0214</text:p>
          </table:table-cell>
          <table:table-cell table:style-name="ce51" office:value-type="float" office:value="0.502436842311663" calcext:value-type="float">
            <text:p>0.5024</text:p>
          </table:table-cell>
          <table:table-cell table:style-name="ce48" office:value-type="float" office:value="0.00567346595275086" calcext:value-type="float">
            <text:p>0.0057</text:p>
          </table:table-cell>
          <table:table-cell table:style-name="ce48" office:value-type="float" office:value="0.0217283950617284" calcext:value-type="float">
            <text:p>0.0217</text:p>
          </table:table-cell>
          <table:table-cell table:style-name="ce51" office:value-type="float" office:value="0.508193091848047" calcext:value-type="float">
            <text:p>0.5082</text:p>
          </table:table-cell>
          <table:table-cell table:style-name="ce48" office:value-type="float" office:value="0.00708002545764199" calcext:value-type="float">
            <text:p>0.0071</text:p>
          </table:table-cell>
          <table:table-cell table:style-name="ce48" office:value-type="float" office:value="0.0217283950617284" calcext:value-type="float">
            <text:p>0.0217</text:p>
          </table:table-cell>
          <table:table-cell table:style-name="ce51" office:value-type="float" office:value="0.507688757689122" calcext:value-type="float">
            <text:p>0.5077</text:p>
          </table:table-cell>
          <table:table-cell table:style-name="ce48" office:value-type="float" office:value="0.0118284776117009" calcext:value-type="float">
            <text:p>0.0118</text:p>
          </table:table-cell>
          <table:table-cell table:style-name="ce48" office:value-type="float" office:value="0.022716049382716" calcext:value-type="float">
            <text:p>0.0227</text:p>
          </table:table-cell>
          <table:table-cell table:style-name="ce51" office:value-type="float" office:value="0.531863779887106" calcext:value-type="float">
            <text:p>0.5319</text:p>
          </table:table-cell>
          <table:table-cell table:style-name="ce48" office:value-type="float" office:value="0.014542177980043" calcext:value-type="float">
            <text:p>0.0145</text:p>
          </table:table-cell>
          <table:table-cell table:style-name="ce48" office:value-type="float" office:value="0.0209876543209877" calcext:value-type="float">
            <text:p>0.0210</text:p>
          </table:table-cell>
        </table:table-row>
        <table:table-row table:style-name="ro2">
          <table:table-cell office:value-type="string" calcext:value-type="string">
            <text:p>baseball glove</text:p>
          </table:table-cell>
          <table:table-cell table:style-name="ce51" office:value-type="float" office:value="0.499748150461374" calcext:value-type="float">
            <text:p>0.4997</text:p>
          </table:table-cell>
          <table:table-cell table:style-name="ce48" office:value-type="float" office:value="0.000125924792698162" calcext:value-type="float">
            <text:p>0.0001</text:p>
          </table:table-cell>
          <table:table-cell table:style-name="ce48" office:value-type="float" office:value="0.0201234567901235" calcext:value-type="float">
            <text:p>0.0201</text:p>
          </table:table-cell>
          <table:table-cell table:style-name="ce51" office:value-type="float" office:value="0.502873190091514" calcext:value-type="float">
            <text:p>0.5029</text:p>
          </table:table-cell>
          <table:table-cell table:style-name="ce48" office:value-type="float" office:value="0.00606594230328612" calcext:value-type="float">
            <text:p>0.0061</text:p>
          </table:table-cell>
          <table:table-cell table:style-name="ce48" office:value-type="float" office:value="0.02" calcext:value-type="float">
            <text:p>0.0200</text:p>
          </table:table-cell>
          <table:table-cell table:style-name="ce51" office:value-type="float" office:value="0.508556399831651" calcext:value-type="float">
            <text:p>0.5086</text:p>
          </table:table-cell>
          <table:table-cell table:style-name="ce48" office:value-type="float" office:value="0.00737876109001149" calcext:value-type="float">
            <text:p>0.0074</text:p>
          </table:table-cell>
          <table:table-cell table:style-name="ce48" office:value-type="float" office:value="0.0208641975308642" calcext:value-type="float">
            <text:p>0.0209</text:p>
          </table:table-cell>
          <table:table-cell table:style-name="ce51" office:value-type="float" office:value="0.514781340959161" calcext:value-type="float">
            <text:p>0.5148</text:p>
          </table:table-cell>
          <table:table-cell table:style-name="ce48" office:value-type="float" office:value="0.0141296110287286" calcext:value-type="float">
            <text:p>0.0141</text:p>
          </table:table-cell>
          <table:table-cell table:style-name="ce48" office:value-type="float" office:value="0.0208641975308642" calcext:value-type="float">
            <text:p>0.0209</text:p>
          </table:table-cell>
          <table:table-cell table:style-name="ce51" office:value-type="float" office:value="0.518158230127927" calcext:value-type="float">
            <text:p>0.5182</text:p>
          </table:table-cell>
          <table:table-cell table:style-name="ce48" office:value-type="float" office:value="0.0119377520017349" calcext:value-type="float">
            <text:p>0.0119</text:p>
          </table:table-cell>
          <table:table-cell table:style-name="ce48" office:value-type="float" office:value="0.0202469135802469" calcext:value-type="float">
            <text:p>0.0202</text:p>
          </table:table-cell>
        </table:table-row>
        <table:table-row table:style-name="ro2">
          <table:table-cell office:value-type="string" calcext:value-type="string">
            <text:p>skateboard</text:p>
          </table:table-cell>
          <table:table-cell table:style-name="ce51" office:value-type="float" office:value="0.49974623312915" calcext:value-type="float">
            <text:p>0.4997</text:p>
          </table:table-cell>
          <table:table-cell table:style-name="ce48" office:value-type="float" office:value="0.000126883459348113" calcext:value-type="float">
            <text:p>0.0001</text:p>
          </table:table-cell>
          <table:table-cell table:style-name="ce48" office:value-type="float" office:value="0.0275308641975309" calcext:value-type="float">
            <text:p>0.0275</text:p>
          </table:table-cell>
          <table:table-cell table:style-name="ce51" office:value-type="float" office:value="0.499365683412249" calcext:value-type="float">
            <text:p>0.4994</text:p>
          </table:table-cell>
          <table:table-cell table:style-name="ce48" office:value-type="float" office:value="0.000530514999434978" calcext:value-type="float">
            <text:p>0.0005</text:p>
          </table:table-cell>
          <table:table-cell table:style-name="ce48" office:value-type="float" office:value="0.0282716049382716" calcext:value-type="float">
            <text:p>0.0283</text:p>
          </table:table-cell>
          <table:table-cell table:style-name="ce51" office:value-type="float" office:value="0.503836887348279" calcext:value-type="float">
            <text:p>0.5038</text:p>
          </table:table-cell>
          <table:table-cell table:style-name="ce48" office:value-type="float" office:value="0.00601566485556458" calcext:value-type="float">
            <text:p>0.0060</text:p>
          </table:table-cell>
          <table:table-cell table:style-name="ce48" office:value-type="float" office:value="0.0282716049382716" calcext:value-type="float">
            <text:p>0.0283</text:p>
          </table:table-cell>
          <table:table-cell table:style-name="ce51" office:value-type="float" office:value="0.49923877985895" calcext:value-type="float">
            <text:p>0.4992</text:p>
          </table:table-cell>
          <table:table-cell table:style-name="ce48" office:value-type="float" office:value="0.000552859831224066" calcext:value-type="float">
            <text:p>0.0006</text:p>
          </table:table-cell>
          <table:table-cell table:style-name="ce48" office:value-type="float" office:value="0.0285185185185185" calcext:value-type="float">
            <text:p>0.0285</text:p>
          </table:table-cell>
          <table:table-cell table:style-name="ce51" office:value-type="float" office:value="0.501183529887152" calcext:value-type="float">
            <text:p>0.5012</text:p>
          </table:table-cell>
          <table:table-cell table:style-name="ce48" office:value-type="float" office:value="0.00493377517906953" calcext:value-type="float">
            <text:p>0.0049</text:p>
          </table:table-cell>
          <table:table-cell table:style-name="ce48" office:value-type="float" office:value="0.0291358024691358" calcext:value-type="float">
            <text:p>0.0291</text:p>
          </table:table-cell>
        </table:table-row>
        <table:table-row table:style-name="ro2">
          <table:table-cell office:value-type="string" calcext:value-type="string">
            <text:p>surfboard</text:p>
          </table:table-cell>
          <table:table-cell table:style-name="ce51" office:value-type="float" office:value="0.509123756046081" calcext:value-type="float">
            <text:p>0.5091</text:p>
          </table:table-cell>
          <table:table-cell table:style-name="ce48" office:value-type="float" office:value="0.0083808822338289" calcext:value-type="float">
            <text:p>0.0084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51" office:value-type="float" office:value="0.527289620873667" calcext:value-type="float">
            <text:p>0.5273</text:p>
          </table:table-cell>
          <table:table-cell table:style-name="ce48" office:value-type="float" office:value="0.0197074672202863" calcext:value-type="float">
            <text:p>0.0197</text:p>
          </table:table-cell>
          <table:table-cell table:style-name="ce48" office:value-type="float" office:value="0.0328395061728395" calcext:value-type="float">
            <text:p>0.0328</text:p>
          </table:table-cell>
          <table:table-cell table:style-name="ce51" office:value-type="float" office:value="0.553184281359374" calcext:value-type="float">
            <text:p>0.5532</text:p>
          </table:table-cell>
          <table:table-cell table:style-name="ce48" office:value-type="float" office:value="0.0116277803267143" calcext:value-type="float">
            <text:p>0.0116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53429885136872" calcext:value-type="float">
            <text:p>0.5343</text:p>
          </table:table-cell>
          <table:table-cell table:style-name="ce48" office:value-type="float" office:value="0.00738709295530322" calcext:value-type="float">
            <text:p>0.0074</text:p>
          </table:table-cell>
          <table:table-cell table:style-name="ce48" office:value-type="float" office:value="0.0334567901234568" calcext:value-type="float">
            <text:p>0.0335</text:p>
          </table:table-cell>
          <table:table-cell table:style-name="ce51" office:value-type="float" office:value="0.553020364470493" calcext:value-type="float">
            <text:p>0.5530</text:p>
          </table:table-cell>
          <table:table-cell table:style-name="ce48" office:value-type="float" office:value="0.00933690123276384" calcext:value-type="float">
            <text:p>0.0093</text:p>
          </table:table-cell>
          <table:table-cell table:style-name="ce48" office:value-type="float" office:value="0.032716049382716" calcext:value-type="float">
            <text:p>0.0327</text:p>
          </table:table-cell>
        </table:table-row>
        <table:table-row table:style-name="ro2">
          <table:table-cell office:value-type="string" calcext:value-type="string">
            <text:p>tennis racket</text:p>
          </table:table-cell>
          <table:table-cell table:style-name="ce51" office:value-type="float" office:value="0.499489917860069" calcext:value-type="float">
            <text:p>0.4995</text:p>
          </table:table-cell>
          <table:table-cell table:style-name="ce48" office:value-type="float" office:value="0.000156200947659523" calcext:value-type="float">
            <text:p>0.0002</text:p>
          </table:table-cell>
          <table:table-cell table:style-name="ce48" office:value-type="float" office:value="0.0328395061728395" calcext:value-type="float">
            <text:p>0.0328</text:p>
          </table:table-cell>
          <table:table-cell table:style-name="ce51" office:value-type="float" office:value="0.506454870703981" calcext:value-type="float">
            <text:p>0.5065</text:p>
          </table:table-cell>
          <table:table-cell table:style-name="ce48" office:value-type="float" office:value="0.0106773930819874" calcext:value-type="float">
            <text:p>0.0107</text:p>
          </table:table-cell>
          <table:table-cell table:style-name="ce48" office:value-type="float" office:value="0.0338271604938272" calcext:value-type="float">
            <text:p>0.0338</text:p>
          </table:table-cell>
          <table:table-cell table:style-name="ce51" office:value-type="float" office:value="0.504239146938375" calcext:value-type="float">
            <text:p>0.5042</text:p>
          </table:table-cell>
          <table:table-cell table:style-name="ce48" office:value-type="float" office:value="0.00797210683352736" calcext:value-type="float">
            <text:p>0.0080</text:p>
          </table:table-cell>
          <table:table-cell table:style-name="ce48" office:value-type="float" office:value="0.0344444444444444" calcext:value-type="float">
            <text:p>0.0344</text:p>
          </table:table-cell>
          <table:table-cell table:style-name="ce51" office:value-type="float" office:value="0.50644036056105" calcext:value-type="float">
            <text:p>0.5064</text:p>
          </table:table-cell>
          <table:table-cell table:style-name="ce48" office:value-type="float" office:value="0.00984309906710205" calcext:value-type="float">
            <text:p>0.0098</text:p>
          </table:table-cell>
          <table:table-cell table:style-name="ce48" office:value-type="float" office:value="0.0340740740740741" calcext:value-type="float">
            <text:p>0.0341</text:p>
          </table:table-cell>
          <table:table-cell table:style-name="ce51" office:value-type="float" office:value="0.523951018670448" calcext:value-type="float">
            <text:p>0.5240</text:p>
          </table:table-cell>
          <table:table-cell table:style-name="ce48" office:value-type="float" office:value="0.0179215458492434" calcext:value-type="float">
            <text:p>0.0179</text:p>
          </table:table-cell>
          <table:table-cell table:style-name="ce48" office:value-type="float" office:value="0.032716049382716" calcext:value-type="float">
            <text:p>0.0327</text:p>
          </table:table-cell>
        </table:table-row>
        <table:table-row table:style-name="ro2">
          <table:table-cell office:value-type="string" calcext:value-type="string">
            <text:p>bottle</text:p>
          </table:table-cell>
          <table:table-cell table:style-name="ce51" office:value-type="float" office:value="0.50673393398628" calcext:value-type="float">
            <text:p>0.5067</text:p>
          </table:table-cell>
          <table:table-cell table:style-name="ce48" office:value-type="float" office:value="0.00937511951367887" calcext:value-type="float">
            <text:p>0.0094</text:p>
          </table:table-cell>
          <table:table-cell table:style-name="ce48" office:value-type="float" office:value="0.0792592592592593" calcext:value-type="float">
            <text:p>0.0793</text:p>
          </table:table-cell>
          <table:table-cell table:style-name="ce51" office:value-type="float" office:value="0.5032986239255" calcext:value-type="float">
            <text:p>0.5033</text:p>
          </table:table-cell>
          <table:table-cell table:style-name="ce48" office:value-type="float" office:value="0.00681038935516309" calcext:value-type="float">
            <text:p>0.0068</text:p>
          </table:table-cell>
          <table:table-cell table:style-name="ce48" office:value-type="float" office:value="0.0798765432098766" calcext:value-type="float">
            <text:p>0.0799</text:p>
          </table:table-cell>
          <table:table-cell table:style-name="ce51" office:value-type="float" office:value="0.518598518188716" calcext:value-type="float">
            <text:p>0.5186</text:p>
          </table:table-cell>
          <table:table-cell table:style-name="ce48" office:value-type="float" office:value="0.0103669325148247" calcext:value-type="float">
            <text:p>0.0104</text:p>
          </table:table-cell>
          <table:table-cell table:style-name="ce48" office:value-type="float" office:value="0.0775308641975309" calcext:value-type="float">
            <text:p>0.0775</text:p>
          </table:table-cell>
          <table:table-cell table:style-name="ce51" office:value-type="float" office:value="0.508158681262918" calcext:value-type="float">
            <text:p>0.5082</text:p>
          </table:table-cell>
          <table:table-cell table:style-name="ce48" office:value-type="float" office:value="0.00814136262216971" calcext:value-type="float">
            <text:p>0.0081</text:p>
          </table:table-cell>
          <table:table-cell table:style-name="ce48" office:value-type="float" office:value="0.0809876543209876" calcext:value-type="float">
            <text:p>0.0810</text:p>
          </table:table-cell>
          <table:table-cell table:style-name="ce51" office:value-type="float" office:value="0.516630081145873" calcext:value-type="float">
            <text:p>0.5166</text:p>
          </table:table-cell>
          <table:table-cell table:style-name="ce48" office:value-type="float" office:value="0.00232879277337036" calcext:value-type="float">
            <text:p>0.0023</text:p>
          </table:table-cell>
          <table:table-cell table:style-name="ce48" office:value-type="float" office:value="0.0782716049382716" calcext:value-type="float">
            <text:p>0.0783</text:p>
          </table:table-cell>
        </table:table-row>
        <table:table-row table:style-name="ro2">
          <table:table-cell office:value-type="string" calcext:value-type="string">
            <text:p>wine glass</text:p>
          </table:table-cell>
          <table:table-cell table:style-name="ce51" office:value-type="float" office:value="0.505609084660035" calcext:value-type="float">
            <text:p>0.5056</text:p>
          </table:table-cell>
          <table:table-cell table:style-name="ce48" office:value-type="float" office:value="0.0070006926996841" calcext:value-type="float">
            <text:p>0.0070</text:p>
          </table:table-cell>
          <table:table-cell table:style-name="ce48" office:value-type="float" office:value="0.0216049382716049" calcext:value-type="float">
            <text:p>0.0216</text:p>
          </table:table-cell>
          <table:table-cell table:style-name="ce51" office:value-type="float" office:value="0.499117037484933" calcext:value-type="float">
            <text:p>0.4991</text:p>
          </table:table-cell>
          <table:table-cell table:style-name="ce48" office:value-type="float" office:value="0.000831606548882408" calcext:value-type="float">
            <text:p>0.0008</text:p>
          </table:table-cell>
          <table:table-cell table:style-name="ce48" office:value-type="float" office:value="0.0232098765432099" calcext:value-type="float">
            <text:p>0.0232</text:p>
          </table:table-cell>
          <table:table-cell table:style-name="ce51" office:value-type="float" office:value="0.499621490884355" calcext:value-type="float">
            <text:p>0.4996</text:p>
          </table:table-cell>
          <table:table-cell table:style-name="ce48" office:value-type="float" office:value="0.000367890231102635" calcext:value-type="float">
            <text:p>0.0004</text:p>
          </table:table-cell>
          <table:table-cell table:style-name="ce48" office:value-type="float" office:value="0.0222222222222222" calcext:value-type="float">
            <text:p>0.0222</text:p>
          </table:table-cell>
          <table:table-cell table:style-name="ce51" office:value-type="float" office:value="0.502289399073802" calcext:value-type="float">
            <text:p>0.5023</text:p>
          </table:table-cell>
          <table:table-cell table:style-name="ce48" office:value-type="float" office:value="0.00599940282407659" calcext:value-type="float">
            <text:p>0.0060</text:p>
          </table:table-cell>
          <table:table-cell table:style-name="ce48" office:value-type="float" office:value="0.0224691358024691" calcext:value-type="float">
            <text:p>0.0225</text:p>
          </table:table-cell>
          <table:table-cell table:style-name="ce51" office:value-type="float" office:value="0.499495268138801" calcext:value-type="float">
            <text:p>0.4995</text:p>
          </table:table-cell>
          <table:table-cell table:style-name="ce48" office:value-type="float" office:value="0.000427907254455854" calcext:value-type="float">
            <text:p>0.0004</text:p>
          </table:table-cell>
          <table:table-cell table:style-name="ce48" office:value-type="float" office:value="0.0224691358024691" calcext:value-type="float">
            <text:p>0.0225</text:p>
          </table:table-cell>
        </table:table-row>
        <table:table-row table:style-name="ro2">
          <table:table-cell office:value-type="string" calcext:value-type="string">
            <text:p>cup</text:p>
          </table:table-cell>
          <table:table-cell table:style-name="ce51" office:value-type="float" office:value="0.507844331101124" calcext:value-type="float">
            <text:p>0.5078</text:p>
          </table:table-cell>
          <table:table-cell table:style-name="ce48" office:value-type="float" office:value="0.00480946130619783" calcext:value-type="float">
            <text:p>0.0048</text:p>
          </table:table-cell>
          <table:table-cell table:style-name="ce48" office:value-type="float" office:value="0.0909876543209877" calcext:value-type="float">
            <text:p>0.0910</text:p>
          </table:table-cell>
          <table:table-cell table:style-name="ce51" office:value-type="float" office:value="0.509627049634886" calcext:value-type="float">
            <text:p>0.5096</text:p>
          </table:table-cell>
          <table:table-cell table:style-name="ce48" office:value-type="float" office:value="0.00557612967334171" calcext:value-type="float">
            <text:p>0.0056</text:p>
          </table:table-cell>
          <table:table-cell table:style-name="ce48" office:value-type="float" office:value="0.0890123456790124" calcext:value-type="float">
            <text:p>0.0890</text:p>
          </table:table-cell>
          <table:table-cell table:style-name="ce51" office:value-type="float" office:value="0.516963311316234" calcext:value-type="float">
            <text:p>0.5170</text:p>
          </table:table-cell>
          <table:table-cell table:style-name="ce48" office:value-type="float" office:value="0.00963433129665631" calcext:value-type="float">
            <text:p>0.0096</text:p>
          </table:table-cell>
          <table:table-cell table:style-name="ce48" office:value-type="float" office:value="0.0882716049382716" calcext:value-type="float">
            <text:p>0.0883</text:p>
          </table:table-cell>
          <table:table-cell table:style-name="ce51" office:value-type="float" office:value="0.506598177325669" calcext:value-type="float">
            <text:p>0.5066</text:p>
          </table:table-cell>
          <table:table-cell table:style-name="ce48" office:value-type="float" office:value="0.00308986692601663" calcext:value-type="float">
            <text:p>0.0031</text:p>
          </table:table-cell>
          <table:table-cell table:style-name="ce48" office:value-type="float" office:value="0.0907407407407407" calcext:value-type="float">
            <text:p>0.0907</text:p>
          </table:table-cell>
          <table:table-cell table:style-name="ce51" office:value-type="float" office:value="0.513903822377586" calcext:value-type="float">
            <text:p>0.5139</text:p>
          </table:table-cell>
          <table:table-cell table:style-name="ce48" office:value-type="float" office:value="0.00678525933095431" calcext:value-type="float">
            <text:p>0.0068</text:p>
          </table:table-cell>
          <table:table-cell table:style-name="ce48" office:value-type="float" office:value="0.0887654320987654" calcext:value-type="float">
            <text:p>0.0888</text:p>
          </table:table-cell>
        </table:table-row>
        <table:table-row table:style-name="ro2">
          <table:table-cell office:value-type="string" calcext:value-type="string">
            <text:p>fork</text:p>
          </table:table-cell>
          <table:table-cell table:style-name="ce51" office:value-type="float" office:value="0.501729347584936" calcext:value-type="float">
            <text:p>0.5017</text:p>
          </table:table-cell>
          <table:table-cell table:style-name="ce48" office:value-type="float" office:value="0.00425895844573347" calcext:value-type="float">
            <text:p>0.0043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8157309558448" calcext:value-type="float">
            <text:p>0.5082</text:p>
          </table:table-cell>
          <table:table-cell table:style-name="ce48" office:value-type="float" office:value="0.00854766318185131" calcext:value-type="float">
            <text:p>0.0085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5348072499722" calcext:value-type="float">
            <text:p>0.5053</text:p>
          </table:table-cell>
          <table:table-cell table:style-name="ce48" office:value-type="float" office:value="0.00518778331359529" calcext:value-type="float">
            <text:p>0.0052</text:p>
          </table:table-cell>
          <table:table-cell table:style-name="ce48" office:value-type="float" office:value="0.0301234567901235" calcext:value-type="float">
            <text:p>0.0301</text:p>
          </table:table-cell>
          <table:table-cell table:style-name="ce51" office:value-type="float" office:value="0.50126967991771" calcext:value-type="float">
            <text:p>0.5013</text:p>
          </table:table-cell>
          <table:table-cell table:style-name="ce48" office:value-type="float" office:value="0.00447166418885171" calcext:value-type="float">
            <text:p>0.0045</text:p>
          </table:table-cell>
          <table:table-cell table:style-name="ce48" office:value-type="float" office:value="0.0297530864197531" calcext:value-type="float">
            <text:p>0.0298</text:p>
          </table:table-cell>
          <table:table-cell table:style-name="ce51" office:value-type="float" office:value="0.505475177640804" calcext:value-type="float">
            <text:p>0.5055</text:p>
          </table:table-cell>
          <table:table-cell table:style-name="ce48" office:value-type="float" office:value="0.00526832921146375" calcext:value-type="float">
            <text:p>0.0053</text:p>
          </table:table-cell>
          <table:table-cell table:style-name="ce48" office:value-type="float" office:value="0.0298765432098765" calcext:value-type="float">
            <text:p>0.0299</text:p>
          </table:table-cell>
        </table:table-row>
        <table:table-row table:style-name="ro2">
          <table:table-cell office:value-type="string" calcext:value-type="string">
            <text:p>knife</text:p>
          </table:table-cell>
          <table:table-cell table:style-name="ce51" office:value-type="float" office:value="0.498849840255591" calcext:value-type="float">
            <text:p>0.4988</text:p>
          </table:table-cell>
          <table:table-cell table:style-name="ce48" office:value-type="float" office:value="0.000657867740638146" calcext:value-type="float">
            <text:p>0.0007</text:p>
          </table:table-cell>
          <table:table-cell table:style-name="ce48" office:value-type="float" office:value="0.0361728395061728" calcext:value-type="float">
            <text:p>0.0362</text:p>
          </table:table-cell>
          <table:table-cell table:style-name="ce51" office:value-type="float" office:value="0.50417659018298" calcext:value-type="float">
            <text:p>0.5042</text:p>
          </table:table-cell>
          <table:table-cell table:style-name="ce48" office:value-type="float" office:value="0.00472024930578041" calcext:value-type="float">
            <text:p>0.0047</text:p>
          </table:table-cell>
          <table:table-cell table:style-name="ce48" office:value-type="float" office:value="0.0360493827160494" calcext:value-type="float">
            <text:p>0.0360</text:p>
          </table:table-cell>
          <table:table-cell table:style-name="ce51" office:value-type="float" office:value="0.505994772001162" calcext:value-type="float">
            <text:p>0.5060</text:p>
          </table:table-cell>
          <table:table-cell table:style-name="ce48" office:value-type="float" office:value="0.0109498008875616" calcext:value-type="float">
            <text:p>0.0109</text:p>
          </table:table-cell>
          <table:table-cell table:style-name="ce48" office:value-type="float" office:value="0.0359259259259259" calcext:value-type="float">
            <text:p>0.0359</text:p>
          </table:table-cell>
          <table:table-cell table:style-name="ce51" office:value-type="float" office:value="0.500859715364508" calcext:value-type="float">
            <text:p>0.5009</text:p>
          </table:table-cell>
          <table:table-cell table:style-name="ce48" office:value-type="float" office:value="0.00365316687568153" calcext:value-type="float">
            <text:p>0.0037</text:p>
          </table:table-cell>
          <table:table-cell table:style-name="ce48" office:value-type="float" office:value="0.035679012345679" calcext:value-type="float">
            <text:p>0.0357</text:p>
          </table:table-cell>
          <table:table-cell table:style-name="ce51" office:value-type="float" office:value="0.500604124310194" calcext:value-type="float">
            <text:p>0.5006</text:p>
          </table:table-cell>
          <table:table-cell table:style-name="ce48" office:value-type="float" office:value="0.00345945471061724" calcext:value-type="float">
            <text:p>0.0035</text:p>
          </table:table-cell>
          <table:table-cell table:style-name="ce48" office:value-type="float" office:value="0.0361728395061728" calcext:value-type="float">
            <text:p>0.0362</text:p>
          </table:table-cell>
        </table:table-row>
        <table:table-row table:style-name="ro2">
          <table:table-cell office:value-type="string" calcext:value-type="string">
            <text:p>spoon</text:p>
          </table:table-cell>
          <table:table-cell table:style-name="ce51" office:value-type="float" office:value="0.501620616508751" calcext:value-type="float">
            <text:p>0.5016</text:p>
          </table:table-cell>
          <table:table-cell table:style-name="ce48" office:value-type="float" office:value="0.00483560428199878" calcext:value-type="float">
            <text:p>0.0048</text:p>
          </table:table-cell>
          <table:table-cell table:style-name="ce48" office:value-type="float" office:value="0.0271604938271605" calcext:value-type="float">
            <text:p>0.0272</text:p>
          </table:table-cell>
          <table:table-cell table:style-name="ce51" office:value-type="float" office:value="0.499239744395508" calcext:value-type="float">
            <text:p>0.4992</text:p>
          </table:table-cell>
          <table:table-cell table:style-name="ce48" office:value-type="float" office:value="0.000473879245131056" calcext:value-type="float">
            <text:p>0.0005</text:p>
          </table:table-cell>
          <table:table-cell table:style-name="ce48" office:value-type="float" office:value="0.0272839506172839" calcext:value-type="float">
            <text:p>0.0273</text:p>
          </table:table-cell>
          <table:table-cell table:style-name="ce51" office:value-type="float" office:value="0.50374812359897" calcext:value-type="float">
            <text:p>0.5037</text:p>
          </table:table-cell>
          <table:table-cell table:style-name="ce48" office:value-type="float" office:value="0.00588827266504145" calcext:value-type="float">
            <text:p>0.0059</text:p>
          </table:table-cell>
          <table:table-cell table:style-name="ce48" office:value-type="float" office:value="0.0275308641975309" calcext:value-type="float">
            <text:p>0.0275</text:p>
          </table:table-cell>
          <table:table-cell table:style-name="ce51" office:value-type="float" office:value="0.511202417774144" calcext:value-type="float">
            <text:p>0.5112</text:p>
          </table:table-cell>
          <table:table-cell table:style-name="ce48" office:value-type="float" office:value="0.0073567827927466" calcext:value-type="float">
            <text:p>0.0074</text:p>
          </table:table-cell>
          <table:table-cell table:style-name="ce48" office:value-type="float" office:value="0.0266666666666667" calcext:value-type="float">
            <text:p>0.0267</text:p>
          </table:table-cell>
          <table:table-cell table:style-name="ce51" office:value-type="float" office:value="0.501810690443338" calcext:value-type="float">
            <text:p>0.5018</text:p>
          </table:table-cell>
          <table:table-cell table:style-name="ce48" office:value-type="float" office:value="0.00505250447091848" calcext:value-type="float">
            <text:p>0.0051</text:p>
          </table:table-cell>
          <table:table-cell table:style-name="ce48" office:value-type="float" office:value="0.0267901234567901" calcext:value-type="float">
            <text:p>0.0268</text:p>
          </table:table-cell>
        </table:table-row>
        <table:table-row table:style-name="ro2">
          <table:table-cell office:value-type="string" calcext:value-type="string">
            <text:p>bowl</text:p>
          </table:table-cell>
          <table:table-cell table:style-name="ce51" office:value-type="float" office:value="0.50467843296443" calcext:value-type="float">
            <text:p>0.5047</text:p>
          </table:table-cell>
          <table:table-cell table:style-name="ce48" office:value-type="float" office:value="0.00288521211137494" calcext:value-type="float">
            <text:p>0.0029</text:p>
          </table:table-cell>
          <table:table-cell table:style-name="ce48" office:value-type="float" office:value="0.0632098765432099" calcext:value-type="float">
            <text:p>0.0632</text:p>
          </table:table-cell>
          <table:table-cell table:style-name="ce51" office:value-type="float" office:value="0.503560012477948" calcext:value-type="float">
            <text:p>0.5036</text:p>
          </table:table-cell>
          <table:table-cell table:style-name="ce48" office:value-type="float" office:value="0.00558503109589894" calcext:value-type="float">
            <text:p>0.0056</text:p>
          </table:table-cell>
          <table:table-cell table:style-name="ce48" office:value-type="float" office:value="0.0634567901234568" calcext:value-type="float">
            <text:p>0.0635</text:p>
          </table:table-cell>
          <table:table-cell table:style-name="ce51" office:value-type="float" office:value="0.500514357000673" calcext:value-type="float">
            <text:p>0.5005</text:p>
          </table:table-cell>
          <table:table-cell table:style-name="ce48" office:value-type="float" office:value="0.00638832868186456" calcext:value-type="float">
            <text:p>0.0064</text:p>
          </table:table-cell>
          <table:table-cell table:style-name="ce48" office:value-type="float" office:value="0.0655555555555556" calcext:value-type="float">
            <text:p>0.0656</text:p>
          </table:table-cell>
          <table:table-cell table:style-name="ce51" office:value-type="float" office:value="0.50898980278727" calcext:value-type="float">
            <text:p>0.5090</text:p>
          </table:table-cell>
          <table:table-cell table:style-name="ce48" office:value-type="float" office:value="0.00473844497861148" calcext:value-type="float">
            <text:p>0.0047</text:p>
          </table:table-cell>
          <table:table-cell table:style-name="ce48" office:value-type="float" office:value="0.064320987654321" calcext:value-type="float">
            <text:p>0.0643</text:p>
          </table:table-cell>
          <table:table-cell table:style-name="ce51" office:value-type="float" office:value="0.50991953195238" calcext:value-type="float">
            <text:p>0.5099</text:p>
          </table:table-cell>
          <table:table-cell table:style-name="ce48" office:value-type="float" office:value="0.00737405401127371" calcext:value-type="float">
            <text:p>0.0074</text:p>
          </table:table-cell>
          <table:table-cell table:style-name="ce48" office:value-type="float" office:value="0.0625925925925926" calcext:value-type="float">
            <text:p>0.0626</text:p>
          </table:table-cell>
        </table:table-row>
        <table:table-row table:style-name="ro2">
          <table:table-cell office:value-type="string" calcext:value-type="string">
            <text:p>banana</text:p>
          </table:table-cell>
          <table:table-cell table:style-name="ce51" office:value-type="float" office:value="0.499937106918239" calcext:value-type="float">
            <text:p>0.4999</text:p>
          </table:table-cell>
          <table:table-cell table:style-name="ce48" office:value-type="float" office:value="0.000125786163522013" calcext:value-type="float">
            <text:p>0.0001</text:p>
          </table:table-cell>
          <table:table-cell table:style-name="ce48" office:value-type="float" office:value="0.0183950617283951" calcext:value-type="float">
            <text:p>0.0184</text:p>
          </table:table-cell>
          <table:table-cell table:style-name="ce51" office:value-type="float" office:value="0.499874213836478" calcext:value-type="float">
            <text:p>0.4999</text:p>
          </table:table-cell>
          <table:table-cell table:style-name="ce48" office:value-type="float" office:value="0.000154055958665609" calcext:value-type="float">
            <text:p>0.0002</text:p>
          </table:table-cell>
          <table:table-cell table:style-name="ce48" office:value-type="float" office:value="0.0185185185185185" calcext:value-type="float">
            <text:p>0.0185</text:p>
          </table:table-cell>
          <table:table-cell table:style-name="ce51" office:value-type="float" office:value="0.499937146448774" calcext:value-type="float">
            <text:p>0.4999</text:p>
          </table:table-cell>
          <table:table-cell table:style-name="ce48" office:value-type="float" office:value="0.000125707102451278" calcext:value-type="float">
            <text:p>0.0001</text:p>
          </table:table-cell>
          <table:table-cell table:style-name="ce48" office:value-type="float" office:value="0.0183950617283951" calcext:value-type="float">
            <text:p>0.0184</text:p>
          </table:table-cell>
          <table:table-cell table:style-name="ce51" office:value-type="float" office:value="0.499748585795097" calcext:value-type="float">
            <text:p>0.4997</text:p>
          </table:table-cell>
          <table:table-cell table:style-name="ce48" office:value-type="float" office:value="0.000366496033616917" calcext:value-type="float">
            <text:p>0.0004</text:p>
          </table:table-cell>
          <table:table-cell table:style-name="ce48" office:value-type="float" office:value="0.0187654320987654" calcext:value-type="float">
            <text:p>0.0188</text:p>
          </table:table-cell>
          <table:table-cell table:style-name="ce51" office:value-type="float" office:value="0.499748506734027" calcext:value-type="float">
            <text:p>0.4997</text:p>
          </table:table-cell>
          <table:table-cell table:style-name="ce48" office:value-type="float" office:value="0.000125746664054337" calcext:value-type="float">
            <text:p>0.0001</text:p>
          </table:table-cell>
          <table:table-cell table:style-name="ce48" office:value-type="float" office:value="0.0187654320987654" calcext:value-type="float">
            <text:p>0.0188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23456790123457" calcext:value-type="float">
            <text:p>0.0123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23456790123457" calcext:value-type="float">
            <text:p>0.0123</text:p>
          </table:table-cell>
          <table:table-cell table:style-name="ce51" office:value-type="float" office:value="0.4998125" calcext:value-type="float">
            <text:p>0.4998</text:p>
          </table:table-cell>
          <table:table-cell table:style-name="ce48" office:value-type="float" office:value="0.000153093108923945" calcext:value-type="float">
            <text:p>0.0002</text:p>
          </table:table-cell>
          <table:table-cell table:style-name="ce48" office:value-type="float" office:value="0.0127160493827161" calcext:value-type="float">
            <text:p>0.0127</text:p>
          </table:table-cell>
          <table:table-cell table:style-name="ce51" office:value-type="float" office:value="0.4998125" calcext:value-type="float">
            <text:p>0.4998</text:p>
          </table:table-cell>
          <table:table-cell table:style-name="ce48" office:value-type="float" office:value="0.000153093108923945" calcext:value-type="float">
            <text:p>0.0002</text:p>
          </table:table-cell>
          <table:table-cell table:style-name="ce48" office:value-type="float" office:value="0.0127160493827161" calcext:value-type="float">
            <text:p>0.0127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23456790123457" calcext:value-type="float">
            <text:p>0.0123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table:style-name="ce51" office:value-type="float" office:value="0.499748229721654" calcext:value-type="float">
            <text:p>0.4997</text:p>
          </table:table-cell>
          <table:table-cell table:style-name="ce48" office:value-type="float" office:value="0.000235483064535881" calcext:value-type="float">
            <text:p>0.0002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51" office:value-type="float" office:value="0.502810257429462" calcext:value-type="float">
            <text:p>0.5028</text:p>
          </table:table-cell>
          <table:table-cell table:style-name="ce48" office:value-type="float" office:value="0.00609697737478877" calcext:value-type="float">
            <text:p>0.0061</text:p>
          </table:table-cell>
          <table:table-cell table:style-name="ce48" office:value-type="float" office:value="0.0198765432098765" calcext:value-type="float">
            <text:p>0.0199</text:p>
          </table:table-cell>
          <table:table-cell table:style-name="ce51" office:value-type="float" office:value="0.502470376726155" calcext:value-type="float">
            <text:p>0.5025</text:p>
          </table:table-cell>
          <table:table-cell table:style-name="ce48" office:value-type="float" office:value="0.00651922814919025" calcext:value-type="float">
            <text:p>0.0065</text:p>
          </table:table-cell>
          <table:table-cell table:style-name="ce48" office:value-type="float" office:value="0.0207407407407407" calcext:value-type="float">
            <text:p>0.0207</text:p>
          </table:table-cell>
          <table:table-cell table:style-name="ce51" office:value-type="float" office:value="0.502470257835735" calcext:value-type="float">
            <text:p>0.5025</text:p>
          </table:table-cell>
          <table:table-cell table:style-name="ce48" office:value-type="float" office:value="0.0066939389847984" calcext:value-type="float">
            <text:p>0.0067</text:p>
          </table:table-cell>
          <table:table-cell table:style-name="ce48" office:value-type="float" office:value="0.0207407407407407" calcext:value-type="float">
            <text:p>0.0207</text:p>
          </table:table-cell>
          <table:table-cell table:style-name="ce51" office:value-type="float" office:value="0.509047934213763" calcext:value-type="float">
            <text:p>0.5090</text:p>
          </table:table-cell>
          <table:table-cell table:style-name="ce48" office:value-type="float" office:value="0.012903344697784" calcext:value-type="float">
            <text:p>0.0129</text:p>
          </table:table-cell>
          <table:table-cell table:style-name="ce48" office:value-type="float" office:value="0.0202469135802469" calcext:value-type="float">
            <text:p>0.0202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40740740740741" calcext:value-type="float">
            <text:p>0.0141</text:p>
          </table:table-cell>
          <table:table-cell table:style-name="ce51" office:value-type="float" office:value="0.499874804369582" calcext:value-type="float">
            <text:p>0.4999</text:p>
          </table:table-cell>
          <table:table-cell table:style-name="ce48" office:value-type="float" office:value="0.000153332718792166" calcext:value-type="float">
            <text:p>0.0002</text:p>
          </table:table-cell>
          <table:table-cell table:style-name="ce48" office:value-type="float" office:value="0.014320987654321" calcext:value-type="float">
            <text:p>0.0143</text:p>
          </table:table-cell>
          <table:table-cell table:style-name="ce51" office:value-type="float" office:value="0.499624295554164" calcext:value-type="float">
            <text:p>0.4996</text:p>
          </table:table-cell>
          <table:table-cell table:style-name="ce48" office:value-type="float" office:value="0.000365119091724821" calcext:value-type="float">
            <text:p>0.0004</text:p>
          </table:table-cell>
          <table:table-cell table:style-name="ce48" office:value-type="float" office:value="0.0148148148148148" calcext:value-type="float">
            <text:p>0.0148</text:p>
          </table:table-cell>
          <table:table-cell table:style-name="ce51" office:value-type="float" office:value="0.499874765184721" calcext:value-type="float">
            <text:p>0.4999</text:p>
          </table:table-cell>
          <table:table-cell table:style-name="ce48" office:value-type="float" office:value="0.000153380697732188" calcext:value-type="float">
            <text:p>0.0002</text:p>
          </table:table-cell>
          <table:table-cell table:style-name="ce48" office:value-type="float" office:value="0.014320987654321" calcext:value-type="float">
            <text:p>0.0143</text:p>
          </table:table-cell>
          <table:table-cell table:style-name="ce51" office:value-type="float" office:value="0.499812186961943" calcext:value-type="float">
            <text:p>0.4998</text:p>
          </table:table-cell>
          <table:table-cell table:style-name="ce48" office:value-type="float" office:value="0.000153348720115321" calcext:value-type="float">
            <text:p>0.0002</text:p>
          </table:table-cell>
          <table:table-cell table:style-name="ce48" office:value-type="float" office:value="0.0144444444444444" calcext:value-type="float">
            <text:p>0.0144</text:p>
          </table:table-cell>
        </table:table-row>
        <table:table-row table:style-name="ro2">
          <table:table-cell office:value-type="string" calcext:value-type="string">
            <text:p>broccoli</text:p>
          </table:table-cell>
          <table:table-cell table:style-name="ce51" office:value-type="float" office:value="0.499686205568433" calcext:value-type="float">
            <text:p>0.4997</text:p>
          </table:table-cell>
          <table:table-cell table:style-name="ce48" office:value-type="float" office:value="0.000343830871978629" calcext:value-type="float">
            <text:p>0.0003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51" office:value-type="float" office:value="0.499435343303238" calcext:value-type="float">
            <text:p>0.4994</text:p>
          </table:table-cell>
          <table:table-cell table:style-name="ce48" office:value-type="float" office:value="0.000460986676650343" calcext:value-type="float">
            <text:p>0.0005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514945429202282" calcext:value-type="float">
            <text:p>0.5149</text:p>
          </table:table-cell>
          <table:table-cell table:style-name="ce48" office:value-type="float" office:value="0.00763351905101055" calcext:value-type="float">
            <text:p>0.0076</text:p>
          </table:table-cell>
          <table:table-cell table:style-name="ce48" office:value-type="float" office:value="0.0165432098765432" calcext:value-type="float">
            <text:p>0.0165</text:p>
          </table:table-cell>
          <table:table-cell table:style-name="ce51" office:value-type="float" office:value="0.503218801274008" calcext:value-type="float">
            <text:p>0.5032</text:p>
          </table:table-cell>
          <table:table-cell table:style-name="ce48" office:value-type="float" office:value="0.00786511233335116" calcext:value-type="float">
            <text:p>0.0079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51847778861687" calcext:value-type="float">
            <text:p>0.5185</text:p>
          </table:table-cell>
          <table:table-cell table:style-name="ce48" office:value-type="float" office:value="0.0123621992971363" calcext:value-type="float">
            <text:p>0.0124</text:p>
          </table:table-cell>
          <table:table-cell table:style-name="ce48" office:value-type="float" office:value="0.017037037037037" calcext:value-type="float">
            <text:p>0.0170</text:p>
          </table:table-cell>
        </table:table-row>
        <table:table-row table:style-name="ro2">
          <table:table-cell office:value-type="string" calcext:value-type="string">
            <text:p>carrot</text:p>
          </table:table-cell>
          <table:table-cell table:style-name="ce51" office:value-type="float" office:value="0.499749687108886" calcext:value-type="float">
            <text:p>0.4997</text:p>
          </table:table-cell>
          <table:table-cell table:style-name="ce48" office:value-type="float" office:value="0.000234146269510268" calcext:value-type="float">
            <text:p>0.0002</text:p>
          </table:table-cell>
          <table:table-cell table:style-name="ce48" office:value-type="float" office:value="0.0140740740740741" calcext:value-type="float">
            <text:p>0.0141</text:p>
          </table:table-cell>
          <table:table-cell table:style-name="ce51" office:value-type="float" office:value="0.499687108886108" calcext:value-type="float">
            <text:p>0.4997</text:p>
          </table:table-cell>
          <table:table-cell table:style-name="ce48" office:value-type="float" office:value="0.000197889715905413" calcext:value-type="float">
            <text:p>0.0002</text:p>
          </table:table-cell>
          <table:table-cell table:style-name="ce48" office:value-type="float" office:value="0.0141975308641975" calcext:value-type="float">
            <text:p>0.0142</text:p>
          </table:table-cell>
          <table:table-cell table:style-name="ce51" office:value-type="float" office:value="0.504420298099898" calcext:value-type="float">
            <text:p>0.5044</text:p>
          </table:table-cell>
          <table:table-cell table:style-name="ce48" office:value-type="float" office:value="0.00915455679821091" calcext:value-type="float">
            <text:p>0.0092</text:p>
          </table:table-cell>
          <table:table-cell table:style-name="ce48" office:value-type="float" office:value="0.0137037037037037" calcext:value-type="float">
            <text:p>0.0137</text:p>
          </table:table-cell>
          <table:table-cell table:style-name="ce51" office:value-type="float" office:value="0.499687108886108" calcext:value-type="float">
            <text:p>0.4997</text:p>
          </table:table-cell>
          <table:table-cell table:style-name="ce48" office:value-type="float" office:value="0.000279858320087594" calcext:value-type="float">
            <text:p>0.0003</text:p>
          </table:table-cell>
          <table:table-cell table:style-name="ce48" office:value-type="float" office:value="0.0141975308641975" calcext:value-type="float">
            <text:p>0.0142</text:p>
          </table:table-cell>
          <table:table-cell table:style-name="ce51" office:value-type="float" office:value="0.499687108886108" calcext:value-type="float">
            <text:p>0.4997</text:p>
          </table:table-cell>
          <table:table-cell table:style-name="ce48" office:value-type="float" office:value="0.000279858320087594" calcext:value-type="float">
            <text:p>0.0003</text:p>
          </table:table-cell>
          <table:table-cell table:style-name="ce48" office:value-type="float" office:value="0.0141975308641975" calcext:value-type="float">
            <text:p>0.0142</text:p>
          </table:table-cell>
        </table:table-row>
        <table:table-row table:style-name="ro2">
          <table:table-cell office:value-type="string" calcext:value-type="string">
            <text:p>hot dog</text:p>
          </table:table-cell>
          <table:table-cell table:style-name="ce51" office:value-type="float" office:value="0.499875117065567" calcext:value-type="float">
            <text:p>0.4999</text:p>
          </table:table-cell>
          <table:table-cell table:style-name="ce48" office:value-type="float" office:value="0.000152949745895103" calcext:value-type="float">
            <text:p>0.0002</text:p>
          </table:table-cell>
          <table:table-cell table:style-name="ce48" office:value-type="float" office:value="0.0116049382716049" calcext:value-type="float">
            <text:p>0.0116</text:p>
          </table:table-cell>
          <table:table-cell table:style-name="ce51" office:value-type="float" office:value="0.499812695093033" calcext:value-type="float">
            <text:p>0.4998</text:p>
          </table:table-cell>
          <table:table-cell table:style-name="ce48" office:value-type="float" office:value="0.000249707396234209" calcext:value-type="float">
            <text:p>0.0002</text:p>
          </table:table-cell>
          <table:table-cell table:style-name="ce48" office:value-type="float" office:value="0.0117283950617284" calcext:value-type="float">
            <text:p>0.0117</text:p>
          </table:table-cell>
          <table:table-cell table:style-name="ce51" office:value-type="float" office:value="0.499812656103668" calcext:value-type="float">
            <text:p>0.4998</text:p>
          </table:table-cell>
          <table:table-cell table:style-name="ce48" office:value-type="float" office:value="0.000249824364322309" calcext:value-type="float">
            <text:p>0.0002</text:p>
          </table:table-cell>
          <table:table-cell table:style-name="ce48" office:value-type="float" office:value="0.0117283950617284" calcext:value-type="float">
            <text:p>0.0117</text:p>
          </table:table-cell>
          <table:table-cell table:style-name="ce51" office:value-type="float" office:value="0.499875117065567" calcext:value-type="float">
            <text:p>0.4999</text:p>
          </table:table-cell>
          <table:table-cell table:style-name="ce48" office:value-type="float" office:value="0.000152949745895103" calcext:value-type="float">
            <text:p>0.0002</text:p>
          </table:table-cell>
          <table:table-cell table:style-name="ce48" office:value-type="float" office:value="0.0116049382716049" calcext:value-type="float">
            <text:p>0.0116</text:p>
          </table:table-cell>
          <table:table-cell table:style-name="ce51" office:value-type="float" office:value="0.499500507251632" calcext:value-type="float">
            <text:p>0.4995</text:p>
          </table:table-cell>
          <table:table-cell table:style-name="ce48" office:value-type="float" office:value="0.000374668346163027" calcext:value-type="float">
            <text:p>0.0004</text:p>
          </table:table-cell>
          <table:table-cell table:style-name="ce48" office:value-type="float" office:value="0.0123456790123457" calcext:value-type="float">
            <text:p>0.0123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table:style-name="ce51" office:value-type="float" office:value="0.505423027989822" calcext:value-type="float">
            <text:p>0.5054</text:p>
          </table:table-cell>
          <table:table-cell table:style-name="ce48" office:value-type="float" office:value="0.00486168049827605" calcext:value-type="float">
            <text:p>0.0049</text:p>
          </table:table-cell>
          <table:table-cell table:style-name="ce48" office:value-type="float" office:value="0.0308641975308642" calcext:value-type="float">
            <text:p>0.0309</text:p>
          </table:table-cell>
          <table:table-cell table:style-name="ce51" office:value-type="float" office:value="0.511482188295165" calcext:value-type="float">
            <text:p>0.5115</text:p>
          </table:table-cell>
          <table:table-cell table:style-name="ce48" office:value-type="float" office:value="0.0100255946372933" calcext:value-type="float">
            <text:p>0.0100</text:p>
          </table:table-cell>
          <table:table-cell table:style-name="ce48" office:value-type="float" office:value="0.0308641975308642" calcext:value-type="float">
            <text:p>0.0309</text:p>
          </table:table-cell>
          <table:table-cell table:style-name="ce51" office:value-type="float" office:value="0.509526081424936" calcext:value-type="float">
            <text:p>0.5095</text:p>
          </table:table-cell>
          <table:table-cell table:style-name="ce48" office:value-type="float" office:value="0.00947394102098692" calcext:value-type="float">
            <text:p>0.0095</text:p>
          </table:table-cell>
          <table:table-cell table:style-name="ce48" office:value-type="float" office:value="0.0307407407407407" calcext:value-type="float">
            <text:p>0.0307</text:p>
          </table:table-cell>
          <table:table-cell table:style-name="ce51" office:value-type="float" office:value="0.519052162849873" calcext:value-type="float">
            <text:p>0.5191</text:p>
          </table:table-cell>
          <table:table-cell table:style-name="ce48" office:value-type="float" office:value="0.0132803190906591" calcext:value-type="float">
            <text:p>0.0133</text:p>
          </table:table-cell>
          <table:table-cell table:style-name="ce48" office:value-type="float" office:value="0.0318518518518519" calcext:value-type="float">
            <text:p>0.0319</text:p>
          </table:table-cell>
          <table:table-cell table:style-name="ce51" office:value-type="float" office:value="0.506933842239186" calcext:value-type="float">
            <text:p>0.5069</text:p>
          </table:table-cell>
          <table:table-cell table:style-name="ce48" office:value-type="float" office:value="0.0076873043752104" calcext:value-type="float">
            <text:p>0.0077</text:p>
          </table:table-cell>
          <table:table-cell table:style-name="ce48" office:value-type="float" office:value="0.0318518518518519" calcext:value-type="float">
            <text:p>0.0319</text:p>
          </table:table-cell>
        </table:table-row>
        <table:table-row table:style-name="ro2">
          <table:table-cell office:value-type="string" calcext:value-type="string">
            <text:p>donut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134567901234568" calcext:value-type="float">
            <text:p>0.0135</text:p>
          </table:table-cell>
          <table:table-cell table:style-name="ce51" office:value-type="float" office:value="0.499874843554443" calcext:value-type="float">
            <text:p>0.4999</text:p>
          </table:table-cell>
          <table:table-cell table:style-name="ce48" office:value-type="float" office:value="0.000153284714817476" calcext:value-type="float">
            <text:p>0.0002</text:p>
          </table:table-cell>
          <table:table-cell table:style-name="ce48" office:value-type="float" office:value="0.0137037037037037" calcext:value-type="float">
            <text:p>0.0137</text:p>
          </table:table-cell>
          <table:table-cell table:style-name="ce51" office:value-type="float" office:value="0.499812265331665" calcext:value-type="float">
            <text:p>0.4998</text:p>
          </table:table-cell>
          <table:table-cell table:style-name="ce48" office:value-type="float" office:value="0.000250312891113902" calcext:value-type="float">
            <text:p>0.0003</text:p>
          </table:table-cell>
          <table:table-cell table:style-name="ce48" office:value-type="float" office:value="0.0138271604938272" calcext:value-type="float">
            <text:p>0.0138</text:p>
          </table:table-cell>
          <table:table-cell table:style-name="ce51" office:value-type="float" office:value="0.499624569799178" calcext:value-type="float">
            <text:p>0.4996</text:p>
          </table:table-cell>
          <table:table-cell table:style-name="ce48" office:value-type="float" office:value="0.000125176036423434" calcext:value-type="float">
            <text:p>0.0001</text:p>
          </table:table-cell>
          <table:table-cell table:style-name="ce48" office:value-type="float" office:value="0.0141975308641975" calcext:value-type="float">
            <text:p>0.0142</text:p>
          </table:table-cell>
          <table:table-cell table:style-name="ce51" office:value-type="float" office:value="0.499874882690292" calcext:value-type="float">
            <text:p>0.4999</text:p>
          </table:table-cell>
          <table:table-cell table:style-name="ce48" office:value-type="float" office:value="0.000153236795880811" calcext:value-type="float">
            <text:p>0.0002</text:p>
          </table:table-cell>
          <table:table-cell table:style-name="ce48" office:value-type="float" office:value="0.0137037037037037" calcext:value-type="float">
            <text:p>0.0137</text:p>
          </table:table-cell>
        </table:table-row>
        <table:table-row table:style-name="ro2">
          <table:table-cell office:value-type="string" calcext:value-type="string">
            <text:p>cake</text:p>
          </table:table-cell>
          <table:table-cell table:style-name="ce51" office:value-type="float" office:value="0.501944328925696" calcext:value-type="float">
            <text:p>0.5019</text:p>
          </table:table-cell>
          <table:table-cell table:style-name="ce48" office:value-type="float" office:value="0.00580872221582289" calcext:value-type="float">
            <text:p>0.0058</text:p>
          </table:table-cell>
          <table:table-cell table:style-name="ce48" office:value-type="float" office:value="0.0244444444444444" calcext:value-type="float">
            <text:p>0.0244</text:p>
          </table:table-cell>
          <table:table-cell table:style-name="ce51" office:value-type="float" office:value="0.502386647076913" calcext:value-type="float">
            <text:p>0.5024</text:p>
          </table:table-cell>
          <table:table-cell table:style-name="ce48" office:value-type="float" office:value="0.00557553963653658" calcext:value-type="float">
            <text:p>0.0056</text:p>
          </table:table-cell>
          <table:table-cell table:style-name="ce48" office:value-type="float" office:value="0.0235802469135802" calcext:value-type="float">
            <text:p>0.0236</text:p>
          </table:table-cell>
          <table:table-cell table:style-name="ce51" office:value-type="float" office:value="0.504828832236142" calcext:value-type="float">
            <text:p>0.5048</text:p>
          </table:table-cell>
          <table:table-cell table:style-name="ce48" office:value-type="float" office:value="0.00669148886942173" calcext:value-type="float">
            <text:p>0.0067</text:p>
          </table:table-cell>
          <table:table-cell table:style-name="ce48" office:value-type="float" office:value="0.0238271604938272" calcext:value-type="float">
            <text:p>0.0238</text:p>
          </table:table-cell>
          <table:table-cell table:style-name="ce51" office:value-type="float" office:value="0.502315683046468" calcext:value-type="float">
            <text:p>0.5023</text:p>
          </table:table-cell>
          <table:table-cell table:style-name="ce48" office:value-type="float" office:value="0.00527065483302209" calcext:value-type="float">
            <text:p>0.0053</text:p>
          </table:table-cell>
          <table:table-cell table:style-name="ce48" office:value-type="float" office:value="0.0235802469135802" calcext:value-type="float">
            <text:p>0.0236</text:p>
          </table:table-cell>
          <table:table-cell table:style-name="ce51" office:value-type="float" office:value="0.499620932905164" calcext:value-type="float">
            <text:p>0.4996</text:p>
          </table:table-cell>
          <table:table-cell table:style-name="ce48" office:value-type="float" office:value="0.000368341353424156" calcext:value-type="float">
            <text:p>0.0004</text:p>
          </table:table-cell>
          <table:table-cell table:style-name="ce48" office:value-type="float" office:value="0.0238271604938272" calcext:value-type="float">
            <text:p>0.0238</text:p>
          </table:table-cell>
        </table:table-row>
        <table:table-row table:style-name="ro2">
          <table:table-cell office:value-type="string" calcext:value-type="string">
            <text:p>chair</text:p>
          </table:table-cell>
          <table:table-cell table:style-name="ce51" office:value-type="float" office:value="0.513475141793559" calcext:value-type="float">
            <text:p>0.5135</text:p>
          </table:table-cell>
          <table:table-cell table:style-name="ce48" office:value-type="float" office:value="0.00423192962261403" calcext:value-type="float">
            <text:p>0.0042</text:p>
          </table:table-cell>
          <table:table-cell table:style-name="ce48" office:value-type="float" office:value="0.128024691358025" calcext:value-type="float">
            <text:p>0.1280</text:p>
          </table:table-cell>
          <table:table-cell table:style-name="ce51" office:value-type="float" office:value="0.526939451335095" calcext:value-type="float">
            <text:p>0.5269</text:p>
          </table:table-cell>
          <table:table-cell table:style-name="ce48" office:value-type="float" office:value="0.0068188341496084" calcext:value-type="float">
            <text:p>0.0068</text:p>
          </table:table-cell>
          <table:table-cell table:style-name="ce48" office:value-type="float" office:value="0.12716049382716" calcext:value-type="float">
            <text:p>0.1272</text:p>
          </table:table-cell>
          <table:table-cell table:style-name="ce51" office:value-type="float" office:value="0.522079756011322" calcext:value-type="float">
            <text:p>0.5221</text:p>
          </table:table-cell>
          <table:table-cell table:style-name="ce48" office:value-type="float" office:value="0.00934685520604166" calcext:value-type="float">
            <text:p>0.0093</text:p>
          </table:table-cell>
          <table:table-cell table:style-name="ce48" office:value-type="float" office:value="0.125061728395062" calcext:value-type="float">
            <text:p>0.1251</text:p>
          </table:table-cell>
          <table:table-cell table:style-name="ce51" office:value-type="float" office:value="0.521740250877147" calcext:value-type="float">
            <text:p>0.5217</text:p>
          </table:table-cell>
          <table:table-cell table:style-name="ce48" office:value-type="float" office:value="0.00815066052970611" calcext:value-type="float">
            <text:p>0.0082</text:p>
          </table:table-cell>
          <table:table-cell table:style-name="ce48" office:value-type="float" office:value="0.128148148148148" calcext:value-type="float">
            <text:p>0.1281</text:p>
          </table:table-cell>
          <table:table-cell table:style-name="ce51" office:value-type="float" office:value="0.536682783160694" calcext:value-type="float">
            <text:p>0.5367</text:p>
          </table:table-cell>
          <table:table-cell table:style-name="ce48" office:value-type="float" office:value="0.0128411473647476" calcext:value-type="float">
            <text:p>0.0128</text:p>
          </table:table-cell>
          <table:table-cell table:style-name="ce48" office:value-type="float" office:value="0.123827160493827" calcext:value-type="float">
            <text:p>0.1238</text:p>
          </table:table-cell>
        </table:table-row>
        <table:table-row table:style-name="ro2">
          <table:table-cell office:value-type="string" calcext:value-type="string">
            <text:p>couch</text:p>
          </table:table-cell>
          <table:table-cell table:style-name="ce51" office:value-type="float" office:value="0.505381509936644" calcext:value-type="float">
            <text:p>0.5054</text:p>
          </table:table-cell>
          <table:table-cell table:style-name="ce48" office:value-type="float" office:value="0.00610239137196819" calcext:value-type="float">
            <text:p>0.0061</text:p>
          </table:table-cell>
          <table:table-cell table:style-name="ce48" office:value-type="float" office:value="0.0432098765432099" calcext:value-type="float">
            <text:p>0.0432</text:p>
          </table:table-cell>
          <table:table-cell table:style-name="ce51" office:value-type="float" office:value="0.508492217246647" calcext:value-type="float">
            <text:p>0.5085</text:p>
          </table:table-cell>
          <table:table-cell table:style-name="ce48" office:value-type="float" office:value="0.0122221234209353" calcext:value-type="float">
            <text:p>0.0122</text:p>
          </table:table-cell>
          <table:table-cell table:style-name="ce48" office:value-type="float" office:value="0.0430864197530864" calcext:value-type="float">
            <text:p>0.0431</text:p>
          </table:table-cell>
          <table:table-cell table:style-name="ce51" office:value-type="float" office:value="0.510514478463273" calcext:value-type="float">
            <text:p>0.5105</text:p>
          </table:table-cell>
          <table:table-cell table:style-name="ce48" office:value-type="float" office:value="0.0102329794541707" calcext:value-type="float">
            <text:p>0.0102</text:p>
          </table:table-cell>
          <table:table-cell table:style-name="ce48" office:value-type="float" office:value="0.0422222222222222" calcext:value-type="float">
            <text:p>0.0422</text:p>
          </table:table-cell>
          <table:table-cell table:style-name="ce51" office:value-type="float" office:value="0.510514313357679" calcext:value-type="float">
            <text:p>0.5105</text:p>
          </table:table-cell>
          <table:table-cell table:style-name="ce48" office:value-type="float" office:value="0.00840720793802722" calcext:value-type="float">
            <text:p>0.0084</text:p>
          </table:table-cell>
          <table:table-cell table:style-name="ce48" office:value-type="float" office:value="0.0422222222222222" calcext:value-type="float">
            <text:p>0.0422</text:p>
          </table:table-cell>
          <table:table-cell table:style-name="ce51" office:value-type="float" office:value="0.51486634901235" calcext:value-type="float">
            <text:p>0.5149</text:p>
          </table:table-cell>
          <table:table-cell table:style-name="ce48" office:value-type="float" office:value="0.00887766368037515" calcext:value-type="float">
            <text:p>0.0089</text:p>
          </table:table-cell>
          <table:table-cell table:style-name="ce48" office:value-type="float" office:value="0.0425925925925926" calcext:value-type="float">
            <text:p>0.0426</text:p>
          </table:table-cell>
        </table:table-row>
        <table:table-row table:style-name="ro2">
          <table:table-cell office:value-type="string" calcext:value-type="string">
            <text:p>potted plant</text:p>
          </table:table-cell>
          <table:table-cell table:style-name="ce51" office:value-type="float" office:value="0.500380905268365" calcext:value-type="float">
            <text:p>0.5004</text:p>
          </table:table-cell>
          <table:table-cell table:style-name="ce48" office:value-type="float" office:value="0.00338951513462273" calcext:value-type="float">
            <text:p>0.0034</text:p>
          </table:table-cell>
          <table:table-cell table:style-name="ce48" office:value-type="float" office:value="0.0422222222222222" calcext:value-type="float">
            <text:p>0.0422</text:p>
          </table:table-cell>
          <table:table-cell table:style-name="ce51" office:value-type="float" office:value="0.503774424931981" calcext:value-type="float">
            <text:p>0.5038</text:p>
          </table:table-cell>
          <table:table-cell table:style-name="ce48" office:value-type="float" office:value="0.00605335353495185" calcext:value-type="float">
            <text:p>0.0061</text:p>
          </table:table-cell>
          <table:table-cell table:style-name="ce48" office:value-type="float" office:value="0.0441975308641975" calcext:value-type="float">
            <text:p>0.0442</text:p>
          </table:table-cell>
          <table:table-cell table:style-name="ce51" office:value-type="float" office:value="0.507815978233985" calcext:value-type="float">
            <text:p>0.5078</text:p>
          </table:table-cell>
          <table:table-cell table:style-name="ce48" office:value-type="float" office:value="0.0073267589301535" calcext:value-type="float">
            <text:p>0.0073</text:p>
          </table:table-cell>
          <table:table-cell table:style-name="ce48" office:value-type="float" office:value="0.0420987654320988" calcext:value-type="float">
            <text:p>0.0421</text:p>
          </table:table-cell>
          <table:table-cell table:style-name="ce51" office:value-type="float" office:value="0.50467474647539" calcext:value-type="float">
            <text:p>0.5047</text:p>
          </table:table-cell>
          <table:table-cell table:style-name="ce48" office:value-type="float" office:value="0.00598884222843244" calcext:value-type="float">
            <text:p>0.0060</text:p>
          </table:table-cell>
          <table:table-cell table:style-name="ce48" office:value-type="float" office:value="0.0424691358024691" calcext:value-type="float">
            <text:p>0.0425</text:p>
          </table:table-cell>
          <table:table-cell table:style-name="ce51" office:value-type="float" office:value="0.504546129112046" calcext:value-type="float">
            <text:p>0.5045</text:p>
          </table:table-cell>
          <table:table-cell table:style-name="ce48" office:value-type="float" office:value="0.00569528074802532" calcext:value-type="float">
            <text:p>0.0057</text:p>
          </table:table-cell>
          <table:table-cell table:style-name="ce48" office:value-type="float" office:value="0.042716049382716" calcext:value-type="float">
            <text:p>0.0427</text:p>
          </table:table-cell>
        </table:table-row>
        <table:table-row table:style-name="ro2">
          <table:table-cell office:value-type="string" calcext:value-type="string">
            <text:p>bed</text:p>
          </table:table-cell>
          <table:table-cell table:style-name="ce51" office:value-type="float" office:value="0.50113247466784" calcext:value-type="float">
            <text:p>0.5011</text:p>
          </table:table-cell>
          <table:table-cell table:style-name="ce48" office:value-type="float" office:value="0.00421987309246999" calcext:value-type="float">
            <text:p>0.0042</text:p>
          </table:table-cell>
          <table:table-cell table:style-name="ce48" office:value-type="float" office:value="0.0328395061728395" calcext:value-type="float">
            <text:p>0.0328</text:p>
          </table:table-cell>
          <table:table-cell table:style-name="ce51" office:value-type="float" office:value="0.503093096599749" calcext:value-type="float">
            <text:p>0.5031</text:p>
          </table:table-cell>
          <table:table-cell table:style-name="ce48" office:value-type="float" office:value="0.0049630719309219" calcext:value-type="float">
            <text:p>0.0050</text:p>
          </table:table-cell>
          <table:table-cell table:style-name="ce48" office:value-type="float" office:value="0.032716049382716" calcext:value-type="float">
            <text:p>0.0327</text:p>
          </table:table-cell>
          <table:table-cell table:style-name="ce51" office:value-type="float" office:value="0.508911674082501" calcext:value-type="float">
            <text:p>0.5089</text:p>
          </table:table-cell>
          <table:table-cell table:style-name="ce48" office:value-type="float" office:value="0.00611683364270016" calcext:value-type="float">
            <text:p>0.0061</text:p>
          </table:table-cell>
          <table:table-cell table:style-name="ce48" office:value-type="float" office:value="0.0324691358024691" calcext:value-type="float">
            <text:p>0.0325</text:p>
          </table:table-cell>
          <table:table-cell table:style-name="ce51" office:value-type="float" office:value="0.502431350579715" calcext:value-type="float">
            <text:p>0.5024</text:p>
          </table:table-cell>
          <table:table-cell table:style-name="ce48" office:value-type="float" office:value="0.00525847079377143" calcext:value-type="float">
            <text:p>0.0053</text:p>
          </table:table-cell>
          <table:table-cell table:style-name="ce48" office:value-type="float" office:value="0.0340740740740741" calcext:value-type="float">
            <text:p>0.0341</text:p>
          </table:table-cell>
          <table:table-cell table:style-name="ce51" office:value-type="float" office:value="0.508137276632469" calcext:value-type="float">
            <text:p>0.5081</text:p>
          </table:table-cell>
          <table:table-cell table:style-name="ce48" office:value-type="float" office:value="0.0109131248088894" calcext:value-type="float">
            <text:p>0.0109</text:p>
          </table:table-cell>
          <table:table-cell table:style-name="ce48" office:value-type="float" office:value="0.0341975308641975" calcext:value-type="float">
            <text:p>0.0342</text:p>
          </table:table-cell>
        </table:table-row>
        <table:table-row table:style-name="ro2">
          <table:table-cell office:value-type="string" calcext:value-type="string">
            <text:p>dining table</text:p>
          </table:table-cell>
          <table:table-cell table:style-name="ce51" office:value-type="float" office:value="0.510161528773463" calcext:value-type="float">
            <text:p>0.5102</text:p>
          </table:table-cell>
          <table:table-cell table:style-name="ce48" office:value-type="float" office:value="0.00991145444274752" calcext:value-type="float">
            <text:p>0.0099</text:p>
          </table:table-cell>
          <table:table-cell table:style-name="ce48" office:value-type="float" office:value="0.102592592592593" calcext:value-type="float">
            <text:p>0.1026</text:p>
          </table:table-cell>
          <table:table-cell table:style-name="ce51" office:value-type="float" office:value="0.505828218940713" calcext:value-type="float">
            <text:p>0.5058</text:p>
          </table:table-cell>
          <table:table-cell table:style-name="ce48" office:value-type="float" office:value="0.00167647411076667" calcext:value-type="float">
            <text:p>0.0017</text:p>
          </table:table-cell>
          <table:table-cell table:style-name="ce48" office:value-type="float" office:value="0.105185185185185" calcext:value-type="float">
            <text:p>0.1052</text:p>
          </table:table-cell>
          <table:table-cell table:style-name="ce51" office:value-type="float" office:value="0.518238217343229" calcext:value-type="float">
            <text:p>0.5182</text:p>
          </table:table-cell>
          <table:table-cell table:style-name="ce48" office:value-type="float" office:value="0.00817420225964066" calcext:value-type="float">
            <text:p>0.0082</text:p>
          </table:table-cell>
          <table:table-cell table:style-name="ce48" office:value-type="float" office:value="0.10283950617284" calcext:value-type="float">
            <text:p>0.1028</text:p>
          </table:table-cell>
          <table:table-cell table:style-name="ce51" office:value-type="float" office:value="0.519427858466961" calcext:value-type="float">
            <text:p>0.5194</text:p>
          </table:table-cell>
          <table:table-cell table:style-name="ce48" office:value-type="float" office:value="0.00731121942762497" calcext:value-type="float">
            <text:p>0.0073</text:p>
          </table:table-cell>
          <table:table-cell table:style-name="ce48" office:value-type="float" office:value="0.103827160493827" calcext:value-type="float">
            <text:p>0.1038</text:p>
          </table:table-cell>
          <table:table-cell table:style-name="ce51" office:value-type="float" office:value="0.525763365331062" calcext:value-type="float">
            <text:p>0.5258</text:p>
          </table:table-cell>
          <table:table-cell table:style-name="ce48" office:value-type="float" office:value="0.00784173257158563" calcext:value-type="float">
            <text:p>0.0078</text:p>
          </table:table-cell>
          <table:table-cell table:style-name="ce48" office:value-type="float" office:value="0.102962962962963" calcext:value-type="float">
            <text:p>0.1030</text:p>
          </table:table-cell>
        </table:table-row>
        <table:table-row table:style-name="ro2">
          <table:table-cell office:value-type="string" calcext:value-type="string">
            <text:p>toilet</text:p>
          </table:table-cell>
          <table:table-cell table:style-name="ce51" office:value-type="float" office:value="0.505919743099346" calcext:value-type="float">
            <text:p>0.5059</text:p>
          </table:table-cell>
          <table:table-cell table:style-name="ce48" office:value-type="float" office:value="0.0089973223541183" calcext:value-type="float">
            <text:p>0.0090</text:p>
          </table:table-cell>
          <table:table-cell table:style-name="ce48" office:value-type="float" office:value="0.0291358024691358" calcext:value-type="float">
            <text:p>0.0291</text:p>
          </table:table-cell>
          <table:table-cell table:style-name="ce51" office:value-type="float" office:value="0.508220680607842" calcext:value-type="float">
            <text:p>0.5082</text:p>
          </table:table-cell>
          <table:table-cell table:style-name="ce48" office:value-type="float" office:value="0.00840252972195276" calcext:value-type="float">
            <text:p>0.0084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1212386056019" calcext:value-type="float">
            <text:p>0.5121</text:p>
          </table:table-cell>
          <table:table-cell table:style-name="ce48" office:value-type="float" office:value="0.00859580759685518" calcext:value-type="float">
            <text:p>0.0086</text:p>
          </table:table-cell>
          <table:table-cell table:style-name="ce48" office:value-type="float" office:value="0.0293827160493827" calcext:value-type="float">
            <text:p>0.0294</text:p>
          </table:table-cell>
          <table:table-cell table:style-name="ce51" office:value-type="float" office:value="0.525073279297908" calcext:value-type="float">
            <text:p>0.5251</text:p>
          </table:table-cell>
          <table:table-cell table:style-name="ce48" office:value-type="float" office:value="0.0132245943889827" calcext:value-type="float">
            <text:p>0.0132</text:p>
          </table:table-cell>
          <table:table-cell table:style-name="ce48" office:value-type="float" office:value="0.0290123456790123" calcext:value-type="float">
            <text:p>0.0290</text:p>
          </table:table-cell>
          <table:table-cell table:style-name="ce51" office:value-type="float" office:value="0.527044011424432" calcext:value-type="float">
            <text:p>0.5270</text:p>
          </table:table-cell>
          <table:table-cell table:style-name="ce48" office:value-type="float" office:value="0.0212688828757796" calcext:value-type="float">
            <text:p>0.0213</text:p>
          </table:table-cell>
          <table:table-cell table:style-name="ce48" office:value-type="float" office:value="0.0297530864197531" calcext:value-type="float">
            <text:p>0.0298</text:p>
          </table:table-cell>
        </table:table-row>
        <table:table-row table:style-name="ro2">
          <table:table-cell office:value-type="string" calcext:value-type="string">
            <text:p>tv</text:p>
          </table:table-cell>
          <table:table-cell table:style-name="ce51" office:value-type="float" office:value="0.505634471901131" calcext:value-type="float">
            <text:p>0.5056</text:p>
          </table:table-cell>
          <table:table-cell table:style-name="ce48" office:value-type="float" office:value="0.00630771049566099" calcext:value-type="float">
            <text:p>0.0063</text:p>
          </table:table-cell>
          <table:table-cell table:style-name="ce48" office:value-type="float" office:value="0.0451851851851852" calcext:value-type="float">
            <text:p>0.0452</text:p>
          </table:table-cell>
          <table:table-cell table:style-name="ce51" office:value-type="float" office:value="0.518731270122455" calcext:value-type="float">
            <text:p>0.5187</text:p>
          </table:table-cell>
          <table:table-cell table:style-name="ce48" office:value-type="float" office:value="0.0127995902913495" calcext:value-type="float">
            <text:p>0.0128</text:p>
          </table:table-cell>
          <table:table-cell table:style-name="ce48" office:value-type="float" office:value="0.0465432098765432" calcext:value-type="float">
            <text:p>0.0465</text:p>
          </table:table-cell>
          <table:table-cell table:style-name="ce51" office:value-type="float" office:value="0.516132358167332" calcext:value-type="float">
            <text:p>0.5161</text:p>
          </table:table-cell>
          <table:table-cell table:style-name="ce48" office:value-type="float" office:value="0.00953974217784417" calcext:value-type="float">
            <text:p>0.0095</text:p>
          </table:table-cell>
          <table:table-cell table:style-name="ce48" office:value-type="float" office:value="0.0462962962962963" calcext:value-type="float">
            <text:p>0.0463</text:p>
          </table:table-cell>
          <table:table-cell table:style-name="ce51" office:value-type="float" office:value="0.51725921927038" calcext:value-type="float">
            <text:p>0.5173</text:p>
          </table:table-cell>
          <table:table-cell table:style-name="ce48" office:value-type="float" office:value="0.0147261876225446" calcext:value-type="float">
            <text:p>0.0147</text:p>
          </table:table-cell>
          <table:table-cell table:style-name="ce48" office:value-type="float" office:value="0.0467901234567901" calcext:value-type="float">
            <text:p>0.0468</text:p>
          </table:table-cell>
          <table:table-cell table:style-name="ce51" office:value-type="float" office:value="0.511549783808147" calcext:value-type="float">
            <text:p>0.5115</text:p>
          </table:table-cell>
          <table:table-cell table:style-name="ce48" office:value-type="float" office:value="0.00758932718693916" calcext:value-type="float">
            <text:p>0.0076</text:p>
          </table:table-cell>
          <table:table-cell table:style-name="ce48" office:value-type="float" office:value="0.047037037037037" calcext:value-type="float">
            <text:p>0.0470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table:style-name="ce51" office:value-type="float" office:value="0.500635789659588" calcext:value-type="float">
            <text:p>0.5006</text:p>
          </table:table-cell>
          <table:table-cell table:style-name="ce48" office:value-type="float" office:value="0.00337888475235097" calcext:value-type="float">
            <text:p>0.0034</text:p>
          </table:table-cell>
          <table:table-cell table:style-name="ce48" office:value-type="float" office:value="0.0377777777777778" calcext:value-type="float">
            <text:p>0.0378</text:p>
          </table:table-cell>
          <table:table-cell table:style-name="ce51" office:value-type="float" office:value="0.503123758223321" calcext:value-type="float">
            <text:p>0.5031</text:p>
          </table:table-cell>
          <table:table-cell table:style-name="ce48" office:value-type="float" office:value="0.00439408942095588" calcext:value-type="float">
            <text:p>0.0044</text:p>
          </table:table-cell>
          <table:table-cell table:style-name="ce48" office:value-type="float" office:value="0.0393827160493827" calcext:value-type="float">
            <text:p>0.0394</text:p>
          </table:table-cell>
          <table:table-cell table:style-name="ce51" office:value-type="float" office:value="0.508872356395426" calcext:value-type="float">
            <text:p>0.5089</text:p>
          </table:table-cell>
          <table:table-cell table:style-name="ce48" office:value-type="float" office:value="0.00633864059354531" calcext:value-type="float">
            <text:p>0.0063</text:p>
          </table:table-cell>
          <table:table-cell table:style-name="ce48" office:value-type="float" office:value="0.0379012345679012" calcext:value-type="float">
            <text:p>0.0379</text:p>
          </table:table-cell>
          <table:table-cell table:style-name="ce51" office:value-type="float" office:value="0.506764095545057" calcext:value-type="float">
            <text:p>0.5068</text:p>
          </table:table-cell>
          <table:table-cell table:style-name="ce48" office:value-type="float" office:value="0.00844796734638476" calcext:value-type="float">
            <text:p>0.0084</text:p>
          </table:table-cell>
          <table:table-cell table:style-name="ce48" office:value-type="float" office:value="0.0387654320987654" calcext:value-type="float">
            <text:p>0.0388</text:p>
          </table:table-cell>
          <table:table-cell table:style-name="ce51" office:value-type="float" office:value="0.508552253962647" calcext:value-type="float">
            <text:p>0.5086</text:p>
          </table:table-cell>
          <table:table-cell table:style-name="ce48" office:value-type="float" office:value="0.0101480927953377" calcext:value-type="float">
            <text:p>0.0101</text:p>
          </table:table-cell>
          <table:table-cell table:style-name="ce48" office:value-type="float" office:value="0.0385185185185185" calcext:value-type="float">
            <text:p>0.0385</text:p>
          </table:table-cell>
        </table:table-row>
        <table:table-row table:style-name="ro2">
          <table:table-cell office:value-type="string" calcext:value-type="string">
            <text:p>mouse</text:p>
          </table:table-cell>
          <table:table-cell table:style-name="ce51" office:value-type="float" office:value="0.499684900408505" calcext:value-type="float">
            <text:p>0.4997</text:p>
          </table:table-cell>
          <table:table-cell table:style-name="ce48" office:value-type="float" office:value="0.000199261368090881" calcext:value-type="float">
            <text:p>0.0002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502652231196655" calcext:value-type="float">
            <text:p>0.5027</text:p>
          </table:table-cell>
          <table:table-cell table:style-name="ce48" office:value-type="float" office:value="0.00578177537149467" calcext:value-type="float">
            <text:p>0.0058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50858677358259" calcext:value-type="float">
            <text:p>0.5086</text:p>
          </table:table-cell>
          <table:table-cell table:style-name="ce48" office:value-type="float" office:value="0.0118691940299327" calcext:value-type="float">
            <text:p>0.0119</text:p>
          </table:table-cell>
          <table:table-cell table:style-name="ce48" office:value-type="float" office:value="0.0211111111111111" calcext:value-type="float">
            <text:p>0.0211</text:p>
          </table:table-cell>
          <table:table-cell table:style-name="ce51" office:value-type="float" office:value="0.508397697935645" calcext:value-type="float">
            <text:p>0.5084</text:p>
          </table:table-cell>
          <table:table-cell table:style-name="ce48" office:value-type="float" office:value="0.012092023142115" calcext:value-type="float">
            <text:p>0.0121</text:p>
          </table:table-cell>
          <table:table-cell table:style-name="ce48" office:value-type="float" office:value="0.0214814814814815" calcext:value-type="float">
            <text:p>0.0215</text:p>
          </table:table-cell>
          <table:table-cell table:style-name="ce51" office:value-type="float" office:value="0.501769984124566" calcext:value-type="float">
            <text:p>0.5018</text:p>
          </table:table-cell>
          <table:table-cell table:style-name="ce48" office:value-type="float" office:value="0.00544147761078918" calcext:value-type="float">
            <text:p>0.0054</text:p>
          </table:table-cell>
          <table:table-cell table:style-name="ce48" office:value-type="float" office:value="0.0228395061728395" calcext:value-type="float">
            <text:p>0.0228</text:p>
          </table:table-cell>
        </table:table-row>
        <table:table-row table:style-name="ro2">
          <table:table-cell office:value-type="string" calcext:value-type="string">
            <text:p>remote</text:p>
          </table:table-cell>
          <table:table-cell table:style-name="ce51" office:value-type="float" office:value="0.50339332844797" calcext:value-type="float">
            <text:p>0.5034</text:p>
          </table:table-cell>
          <table:table-cell table:style-name="ce48" office:value-type="float" office:value="0.00601511575910187" calcext:value-type="float">
            <text:p>0.0060</text:p>
          </table:table-cell>
          <table:table-cell table:style-name="ce48" office:value-type="float" office:value="0.0287654320987654" calcext:value-type="float">
            <text:p>0.0288</text:p>
          </table:table-cell>
          <table:table-cell table:style-name="ce51" office:value-type="float" office:value="0.503266626073418" calcext:value-type="float">
            <text:p>0.5033</text:p>
          </table:table-cell>
          <table:table-cell table:style-name="ce48" office:value-type="float" office:value="0.0058497137311331" calcext:value-type="float">
            <text:p>0.0058</text:p>
          </table:table-cell>
          <table:table-cell table:style-name="ce48" office:value-type="float" office:value="0.0290123456790123" calcext:value-type="float">
            <text:p>0.0290</text:p>
          </table:table-cell>
          <table:table-cell table:style-name="ce51" office:value-type="float" office:value="0.503573126359641" calcext:value-type="float">
            <text:p>0.5036</text:p>
          </table:table-cell>
          <table:table-cell table:style-name="ce48" office:value-type="float" office:value="0.00582542988994208" calcext:value-type="float">
            <text:p>0.0058</text:p>
          </table:table-cell>
          <table:table-cell table:style-name="ce48" office:value-type="float" office:value="0.0285185185185185" calcext:value-type="float">
            <text:p>0.0285</text:p>
          </table:table-cell>
          <table:table-cell table:style-name="ce51" office:value-type="float" office:value="0.512568830947565" calcext:value-type="float">
            <text:p>0.5126</text:p>
          </table:table-cell>
          <table:table-cell table:style-name="ce48" office:value-type="float" office:value="0.0086489328024159" calcext:value-type="float">
            <text:p>0.0086</text:p>
          </table:table-cell>
          <table:table-cell table:style-name="ce48" office:value-type="float" office:value="0.0285185185185185" calcext:value-type="float">
            <text:p>0.0285</text:p>
          </table:table-cell>
          <table:table-cell table:style-name="ce51" office:value-type="float" office:value="0.508097506304287" calcext:value-type="float">
            <text:p>0.5081</text:p>
          </table:table-cell>
          <table:table-cell table:style-name="ce48" office:value-type="float" office:value="0.0112325141956869" calcext:value-type="float">
            <text:p>0.0112</text:p>
          </table:table-cell>
          <table:table-cell table:style-name="ce48" office:value-type="float" office:value="0.0285185185185185" calcext:value-type="float">
            <text:p>0.0285</text:p>
          </table:table-cell>
        </table:table-row>
        <table:table-row table:style-name="ro2">
          <table:table-cell office:value-type="string" calcext:value-type="string">
            <text:p>keyboard</text:p>
          </table:table-cell>
          <table:table-cell table:style-name="ce51" office:value-type="float" office:value="0.499873737373737" calcext:value-type="float">
            <text:p>0.4999</text:p>
          </table:table-cell>
          <table:table-cell table:style-name="ce48" office:value-type="float" office:value="0.000154639503963589" calcext:value-type="float">
            <text:p>0.0002</text:p>
          </table:table-cell>
          <table:table-cell table:style-name="ce48" office:value-type="float" office:value="0.0222222222222222" calcext:value-type="float">
            <text:p>0.0222</text:p>
          </table:table-cell>
          <table:table-cell table:style-name="ce51" office:value-type="float" office:value="0.502335938246822" calcext:value-type="float">
            <text:p>0.5023</text:p>
          </table:table-cell>
          <table:table-cell table:style-name="ce48" office:value-type="float" office:value="0.00562750464110579" calcext:value-type="float">
            <text:p>0.0056</text:p>
          </table:table-cell>
          <table:table-cell table:style-name="ce48" office:value-type="float" office:value="0.022716049382716" calcext:value-type="float">
            <text:p>0.0227</text:p>
          </table:table-cell>
          <table:table-cell table:style-name="ce51" office:value-type="float" office:value="0.507940314592523" calcext:value-type="float">
            <text:p>0.5079</text:p>
          </table:table-cell>
          <table:table-cell table:style-name="ce48" office:value-type="float" office:value="0.0113548463951347" calcext:value-type="float">
            <text:p>0.0114</text:p>
          </table:table-cell>
          <table:table-cell table:style-name="ce48" office:value-type="float" office:value="0.0228395061728395" calcext:value-type="float">
            <text:p>0.0228</text:p>
          </table:table-cell>
          <table:table-cell table:style-name="ce51" office:value-type="float" office:value="0.507592270155362" calcext:value-type="float">
            <text:p>0.5076</text:p>
          </table:table-cell>
          <table:table-cell table:style-name="ce48" office:value-type="float" office:value="0.0112974893352309" calcext:value-type="float">
            <text:p>0.0113</text:p>
          </table:table-cell>
          <table:table-cell table:style-name="ce48" office:value-type="float" office:value="0.0232098765432099" calcext:value-type="float">
            <text:p>0.0232</text:p>
          </table:table-cell>
          <table:table-cell table:style-name="ce51" office:value-type="float" office:value="0.501515350667559" calcext:value-type="float">
            <text:p>0.5015</text:p>
          </table:table-cell>
          <table:table-cell table:style-name="ce48" office:value-type="float" office:value="0.00493626371490441" calcext:value-type="float">
            <text:p>0.0049</text:p>
          </table:table-cell>
          <table:table-cell table:style-name="ce48" office:value-type="float" office:value="0.024320987654321" calcext:value-type="float">
            <text:p>0.0243</text:p>
          </table:table-cell>
        </table:table-row>
        <table:table-row table:style-name="ro2">
          <table:table-cell office:value-type="string" calcext:value-type="string">
            <text:p>cell phone</text:p>
          </table:table-cell>
          <table:table-cell table:style-name="ce51" office:value-type="float" office:value="0.500476488161846" calcext:value-type="float">
            <text:p>0.5005</text:p>
          </table:table-cell>
          <table:table-cell table:style-name="ce48" office:value-type="float" office:value="0.0036210044141123" calcext:value-type="float">
            <text:p>0.0036</text:p>
          </table:table-cell>
          <table:table-cell table:style-name="ce48" office:value-type="float" office:value="0.0493827160493827" calcext:value-type="float">
            <text:p>0.0494</text:p>
          </table:table-cell>
          <table:table-cell table:style-name="ce51" office:value-type="float" office:value="0.49936531554838" calcext:value-type="float">
            <text:p>0.4994</text:p>
          </table:table-cell>
          <table:table-cell table:style-name="ce48" office:value-type="float" office:value="0.00322391838679222" calcext:value-type="float">
            <text:p>0.0032</text:p>
          </table:table-cell>
          <table:table-cell table:style-name="ce48" office:value-type="float" office:value="0.0490123456790123" calcext:value-type="float">
            <text:p>0.0490</text:p>
          </table:table-cell>
          <table:table-cell table:style-name="ce51" office:value-type="float" office:value="0.504697307954029" calcext:value-type="float">
            <text:p>0.5047</text:p>
          </table:table-cell>
          <table:table-cell table:style-name="ce48" office:value-type="float" office:value="0.00703002219742566" calcext:value-type="float">
            <text:p>0.0070</text:p>
          </table:table-cell>
          <table:table-cell table:style-name="ce48" office:value-type="float" office:value="0.0487654320987654" calcext:value-type="float">
            <text:p>0.0488</text:p>
          </table:table-cell>
          <table:table-cell table:style-name="ce51" office:value-type="float" office:value="0.501252642986399" calcext:value-type="float">
            <text:p>0.5013</text:p>
          </table:table-cell>
          <table:table-cell table:style-name="ce48" office:value-type="float" office:value="0.00300258401880087" calcext:value-type="float">
            <text:p>0.0030</text:p>
          </table:table-cell>
          <table:table-cell table:style-name="ce48" office:value-type="float" office:value="0.0479012345679012" calcext:value-type="float">
            <text:p>0.0479</text:p>
          </table:table-cell>
          <table:table-cell table:style-name="ce51" office:value-type="float" office:value="0.49992878411568" calcext:value-type="float">
            <text:p>0.4999</text:p>
          </table:table-cell>
          <table:table-cell table:style-name="ce48" office:value-type="float" office:value="0.00245230258255118" calcext:value-type="float">
            <text:p>0.0025</text:p>
          </table:table-cell>
          <table:table-cell table:style-name="ce48" office:value-type="float" office:value="0.0479012345679012" calcext:value-type="float">
            <text:p>0.0479</text:p>
          </table:table-cell>
        </table:table-row>
        <table:table-row table:style-name="ro2">
          <table:table-cell office:value-type="string" calcext:value-type="string">
            <text:p>microwave</text:p>
          </table:table-cell>
          <table:table-cell table:style-name="ce51" office:value-type="float" office:value="0.499875039038101" calcext:value-type="float">
            <text:p>0.4999</text:p>
          </table:table-cell>
          <table:table-cell table:style-name="ce48" office:value-type="float" office:value="0.000153045309656807" calcext:value-type="float">
            <text:p>0.0002</text:p>
          </table:table-cell>
          <table:table-cell table:style-name="ce48" office:value-type="float" office:value="0.0122222222222222" calcext:value-type="float">
            <text:p>0.0122</text:p>
          </table:table-cell>
          <table:table-cell table:style-name="ce51" office:value-type="float" office:value="0.509888314047142" calcext:value-type="float">
            <text:p>0.5099</text:p>
          </table:table-cell>
          <table:table-cell table:style-name="ce48" office:value-type="float" office:value="0.0126247670158937" calcext:value-type="float">
            <text:p>0.0126</text:p>
          </table:table-cell>
          <table:table-cell table:style-name="ce48" office:value-type="float" office:value="0.0124691358024691" calcext:value-type="float">
            <text:p>0.0125</text:p>
          </table:table-cell>
          <table:table-cell table:style-name="ce51" office:value-type="float" office:value="0.499562734228607" calcext:value-type="float">
            <text:p>0.4996</text:p>
          </table:table-cell>
          <table:table-cell table:style-name="ce48" office:value-type="float" office:value="0.000249824339982499" calcext:value-type="float">
            <text:p>0.0002</text:p>
          </table:table-cell>
          <table:table-cell table:style-name="ce48" office:value-type="float" office:value="0.0128395061728395" calcext:value-type="float">
            <text:p>0.0128</text:p>
          </table:table-cell>
          <table:table-cell table:style-name="ce51" office:value-type="float" office:value="0.504562734228607" calcext:value-type="float">
            <text:p>0.5046</text:p>
          </table:table-cell>
          <table:table-cell table:style-name="ce48" office:value-type="float" office:value="0.0102212564605527" calcext:value-type="float">
            <text:p>0.0102</text:p>
          </table:table-cell>
          <table:table-cell table:style-name="ce48" office:value-type="float" office:value="0.0127160493827161" calcext:value-type="float">
            <text:p>0.0127</text:p>
          </table:table-cell>
          <table:table-cell table:style-name="ce51" office:value-type="float" office:value="0.504812539038101" calcext:value-type="float">
            <text:p>0.5048</text:p>
          </table:table-cell>
          <table:table-cell table:style-name="ce48" office:value-type="float" office:value="0.00993846252523792" calcext:value-type="float">
            <text:p>0.0099</text:p>
          </table:table-cell>
          <table:table-cell table:style-name="ce48" office:value-type="float" office:value="0.0122222222222222" calcext:value-type="float">
            <text:p>0.0122</text:p>
          </table:table-cell>
        </table:table-row>
        <table:table-row table:style-name="ro2">
          <table:table-cell office:value-type="string" calcext:value-type="string">
            <text:p>oven</text:p>
          </table:table-cell>
          <table:table-cell table:style-name="ce51" office:value-type="float" office:value="0.501931831385577" calcext:value-type="float">
            <text:p>0.5019</text:p>
          </table:table-cell>
          <table:table-cell table:style-name="ce48" office:value-type="float" office:value="0.00530272701548242" calcext:value-type="float">
            <text:p>0.0053</text:p>
          </table:table-cell>
          <table:table-cell table:style-name="ce48" office:value-type="float" office:value="0.0249382716049383" calcext:value-type="float">
            <text:p>0.0249</text:p>
          </table:table-cell>
          <table:table-cell table:style-name="ce51" office:value-type="float" office:value="0.501683052234371" calcext:value-type="float">
            <text:p>0.5017</text:p>
          </table:table-cell>
          <table:table-cell table:style-name="ce48" office:value-type="float" office:value="0.00526713698399872" calcext:value-type="float">
            <text:p>0.0053</text:p>
          </table:table-cell>
          <table:table-cell table:style-name="ce48" office:value-type="float" office:value="0.0255555555555556" calcext:value-type="float">
            <text:p>0.0256</text:p>
          </table:table-cell>
          <table:table-cell table:style-name="ce51" office:value-type="float" office:value="0.502058293617629" calcext:value-type="float">
            <text:p>0.5021</text:p>
          </table:table-cell>
          <table:table-cell table:style-name="ce48" office:value-type="float" office:value="0.00522823502496825" calcext:value-type="float">
            <text:p>0.0052</text:p>
          </table:table-cell>
          <table:table-cell table:style-name="ce48" office:value-type="float" office:value="0.0246913580246914" calcext:value-type="float">
            <text:p>0.0247</text:p>
          </table:table-cell>
          <table:table-cell table:style-name="ce51" office:value-type="float" office:value="0.506874588432943" calcext:value-type="float">
            <text:p>0.5069</text:p>
          </table:table-cell>
          <table:table-cell table:style-name="ce48" office:value-type="float" office:value="0.00626647635646171" calcext:value-type="float">
            <text:p>0.0063</text:p>
          </table:table-cell>
          <table:table-cell table:style-name="ce48" office:value-type="float" office:value="0.0251851851851852" calcext:value-type="float">
            <text:p>0.0252</text:p>
          </table:table-cell>
          <table:table-cell table:style-name="ce51" office:value-type="float" office:value="0.504563370351209" calcext:value-type="float">
            <text:p>0.5046</text:p>
          </table:table-cell>
          <table:table-cell table:style-name="ce48" office:value-type="float" office:value="0.00677439974232468" calcext:value-type="float">
            <text:p>0.0068</text:p>
          </table:table-cell>
          <table:table-cell table:style-name="ce48" office:value-type="float" office:value="0.0248148148148148" calcext:value-type="float">
            <text:p>0.0248</text:p>
          </table:table-cell>
        </table:table-row>
        <table:table-row table:style-name="ro2">
          <table:table-cell office:value-type="string" calcext:value-type="string">
            <text:p>toaster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0987654320987654" calcext:value-type="float">
            <text:p>0.0010</text:p>
          </table:table-cell>
        </table:table-row>
        <table:table-row table:style-name="ro2">
          <table:table-cell office:value-type="string" calcext:value-type="string">
            <text:p>sink</text:p>
          </table:table-cell>
          <table:table-cell table:style-name="ce51" office:value-type="float" office:value="0.507385530787522" calcext:value-type="float">
            <text:p>0.5074</text:p>
          </table:table-cell>
          <table:table-cell table:style-name="ce48" office:value-type="float" office:value="0.010780775200238" calcext:value-type="float">
            <text:p>0.0108</text:p>
          </table:table-cell>
          <table:table-cell table:style-name="ce48" office:value-type="float" office:value="0.0379012345679012" calcext:value-type="float">
            <text:p>0.0379</text:p>
          </table:table-cell>
          <table:table-cell table:style-name="ce51" office:value-type="float" office:value="0.510262869303684" calcext:value-type="float">
            <text:p>0.5103</text:p>
          </table:table-cell>
          <table:table-cell table:style-name="ce48" office:value-type="float" office:value="0.00384705563882109" calcext:value-type="float">
            <text:p>0.0038</text:p>
          </table:table-cell>
          <table:table-cell table:style-name="ce48" office:value-type="float" office:value="0.038641975308642" calcext:value-type="float">
            <text:p>0.0386</text:p>
          </table:table-cell>
          <table:table-cell table:style-name="ce51" office:value-type="float" office:value="0.527561645620474" calcext:value-type="float">
            <text:p>0.5276</text:p>
          </table:table-cell>
          <table:table-cell table:style-name="ce48" office:value-type="float" office:value="0.0141675526933607" calcext:value-type="float">
            <text:p>0.0142</text:p>
          </table:table-cell>
          <table:table-cell table:style-name="ce48" office:value-type="float" office:value="0.0398765432098765" calcext:value-type="float">
            <text:p>0.0399</text:p>
          </table:table-cell>
          <table:table-cell table:style-name="ce51" office:value-type="float" office:value="0.53974635989533" calcext:value-type="float">
            <text:p>0.5397</text:p>
          </table:table-cell>
          <table:table-cell table:style-name="ce48" office:value-type="float" office:value="0.0174647584205151" calcext:value-type="float">
            <text:p>0.0175</text:p>
          </table:table-cell>
          <table:table-cell table:style-name="ce48" office:value-type="float" office:value="0.0383950617283951" calcext:value-type="float">
            <text:p>0.0384</text:p>
          </table:table-cell>
          <table:table-cell table:style-name="ce51" office:value-type="float" office:value="0.536292467887816" calcext:value-type="float">
            <text:p>0.5363</text:p>
          </table:table-cell>
          <table:table-cell table:style-name="ce48" office:value-type="float" office:value="0.0243602353996313" calcext:value-type="float">
            <text:p>0.0244</text:p>
          </table:table-cell>
          <table:table-cell table:style-name="ce48" office:value-type="float" office:value="0.0387654320987654" calcext:value-type="float">
            <text:p>0.0388</text:p>
          </table:table-cell>
        </table:table-row>
        <table:table-row table:style-name="ro2">
          <table:table-cell office:value-type="string" calcext:value-type="string">
            <text:p>refrigerator</text:p>
          </table:table-cell>
          <table:table-cell table:style-name="ce51" office:value-type="float" office:value="0.499937264742785" calcext:value-type="float">
            <text:p>0.4999</text:p>
          </table:table-cell>
          <table:table-cell table:style-name="ce48" office:value-type="float" office:value="0.000125470514429105" calcext:value-type="float">
            <text:p>0.0001</text:p>
          </table:table-cell>
          <table:table-cell table:style-name="ce48" office:value-type="float" office:value="0.0161728395061728" calcext:value-type="float">
            <text:p>0.0162</text:p>
          </table:table-cell>
          <table:table-cell table:style-name="ce51" office:value-type="float" office:value="0.499372647427854" calcext:value-type="float">
            <text:p>0.4994</text:p>
          </table:table-cell>
          <table:table-cell table:style-name="ce48" office:value-type="float" office:value="0.000443605257958946" calcext:value-type="float">
            <text:p>0.0004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506751278834089" calcext:value-type="float">
            <text:p>0.5068</text:p>
          </table:table-cell>
          <table:table-cell table:style-name="ce48" office:value-type="float" office:value="0.00942111439531994" calcext:value-type="float">
            <text:p>0.0094</text:p>
          </table:table-cell>
          <table:table-cell table:style-name="ce48" office:value-type="float" office:value="0.0176543209876543" calcext:value-type="float">
            <text:p>0.0177</text:p>
          </table:table-cell>
          <table:table-cell table:style-name="ce51" office:value-type="float" office:value="0.499372647427854" calcext:value-type="float">
            <text:p>0.4994</text:p>
          </table:table-cell>
          <table:table-cell table:style-name="ce48" office:value-type="float" office:value="0.00034361515527301" calcext:value-type="float">
            <text:p>0.0003</text:p>
          </table:table-cell>
          <table:table-cell table:style-name="ce48" office:value-type="float" office:value="0.017283950617284" calcext:value-type="float">
            <text:p>0.0173</text:p>
          </table:table-cell>
          <table:table-cell table:style-name="ce51" office:value-type="float" office:value="0.507190425634591" calcext:value-type="float">
            <text:p>0.5072</text:p>
          </table:table-cell>
          <table:table-cell table:style-name="ce48" office:value-type="float" office:value="0.00920398285986462" calcext:value-type="float">
            <text:p>0.0092</text:p>
          </table:table-cell>
          <table:table-cell table:style-name="ce48" office:value-type="float" office:value="0.0167901234567901" calcext:value-type="float">
            <text:p>0.0168</text:p>
          </table:table-cell>
        </table:table-row>
        <table:table-row table:style-name="ro2">
          <table:table-cell office:value-type="string" calcext:value-type="string">
            <text:p>book</text:p>
          </table:table-cell>
          <table:table-cell table:style-name="ce51" office:value-type="float" office:value="0.506738215733023" calcext:value-type="float">
            <text:p>0.5067</text:p>
          </table:table-cell>
          <table:table-cell table:style-name="ce48" office:value-type="float" office:value="0.00520448582230701" calcext:value-type="float">
            <text:p>0.0052</text:p>
          </table:table-cell>
          <table:table-cell table:style-name="ce48" office:value-type="float" office:value="0.0514814814814815" calcext:value-type="float">
            <text:p>0.0515</text:p>
          </table:table-cell>
          <table:table-cell table:style-name="ce51" office:value-type="float" office:value="0.502015826980964" calcext:value-type="float">
            <text:p>0.5020</text:p>
          </table:table-cell>
          <table:table-cell table:style-name="ce48" office:value-type="float" office:value="0.00496338728102446" calcext:value-type="float">
            <text:p>0.0050</text:p>
          </table:table-cell>
          <table:table-cell table:style-name="ce48" office:value-type="float" office:value="0.0534567901234568" calcext:value-type="float">
            <text:p>0.0535</text:p>
          </table:table-cell>
          <table:table-cell table:style-name="ce51" office:value-type="float" office:value="0.502534549667327" calcext:value-type="float">
            <text:p>0.5025</text:p>
          </table:table-cell>
          <table:table-cell table:style-name="ce48" office:value-type="float" office:value="0.0064831850622992" calcext:value-type="float">
            <text:p>0.0065</text:p>
          </table:table-cell>
          <table:table-cell table:style-name="ce48" office:value-type="float" office:value="0.0524691358024691" calcext:value-type="float">
            <text:p>0.0525</text:p>
          </table:table-cell>
          <table:table-cell table:style-name="ce51" office:value-type="float" office:value="0.508133318684547" calcext:value-type="float">
            <text:p>0.5081</text:p>
          </table:table-cell>
          <table:table-cell table:style-name="ce48" office:value-type="float" office:value="0.00494730562025615" calcext:value-type="float">
            <text:p>0.0049</text:p>
          </table:table-cell>
          <table:table-cell table:style-name="ce48" office:value-type="float" office:value="0.0511111111111111" calcext:value-type="float">
            <text:p>0.0511</text:p>
          </table:table-cell>
          <table:table-cell table:style-name="ce51" office:value-type="float" office:value="0.517253777187304" calcext:value-type="float">
            <text:p>0.5173</text:p>
          </table:table-cell>
          <table:table-cell table:style-name="ce48" office:value-type="float" office:value="0.00754145775791782" calcext:value-type="float">
            <text:p>0.0075</text:p>
          </table:table-cell>
          <table:table-cell table:style-name="ce48" office:value-type="float" office:value="0.05" calcext:value-type="float">
            <text:p>0.0500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table:style-name="ce51" office:value-type="float" office:value="0.501919945419644" calcext:value-type="float">
            <text:p>0.5019</text:p>
          </table:table-cell>
          <table:table-cell table:style-name="ce48" office:value-type="float" office:value="0.00610449067403161" calcext:value-type="float">
            <text:p>0.0061</text:p>
          </table:table-cell>
          <table:table-cell table:style-name="ce48" office:value-type="float" office:value="0.0416049382716049" calcext:value-type="float">
            <text:p>0.0416</text:p>
          </table:table-cell>
          <table:table-cell table:style-name="ce51" office:value-type="float" office:value="0.500598324399276" calcext:value-type="float">
            <text:p>0.5006</text:p>
          </table:table-cell>
          <table:table-cell table:style-name="ce48" office:value-type="float" office:value="0.00331314653752452" calcext:value-type="float">
            <text:p>0.0033</text:p>
          </table:table-cell>
          <table:table-cell table:style-name="ce48" office:value-type="float" office:value="0.041358024691358" calcext:value-type="float">
            <text:p>0.0414</text:p>
          </table:table-cell>
          <table:table-cell table:style-name="ce51" office:value-type="float" office:value="0.505261827267224" calcext:value-type="float">
            <text:p>0.5053</text:p>
          </table:table-cell>
          <table:table-cell table:style-name="ce48" office:value-type="float" office:value="0.00558359999079208" calcext:value-type="float">
            <text:p>0.0056</text:p>
          </table:table-cell>
          <table:table-cell table:style-name="ce48" office:value-type="float" office:value="0.0409876543209877" calcext:value-type="float">
            <text:p>0.0410</text:p>
          </table:table-cell>
          <table:table-cell table:style-name="ce51" office:value-type="float" office:value="0.505157165706445" calcext:value-type="float">
            <text:p>0.5052</text:p>
          </table:table-cell>
          <table:table-cell table:style-name="ce48" office:value-type="float" office:value="0.00619026889027647" calcext:value-type="float">
            <text:p>0.0062</text:p>
          </table:table-cell>
          <table:table-cell table:style-name="ce48" office:value-type="float" office:value="0.0412345679012346" calcext:value-type="float">
            <text:p>0.0412</text:p>
          </table:table-cell>
          <table:table-cell table:style-name="ce51" office:value-type="float" office:value="0.504771809570256" calcext:value-type="float">
            <text:p>0.5048</text:p>
          </table:table-cell>
          <table:table-cell table:style-name="ce48" office:value-type="float" office:value="0.00548464305386978" calcext:value-type="float">
            <text:p>0.0055</text:p>
          </table:table-cell>
          <table:table-cell table:style-name="ce48" office:value-type="float" office:value="0.0419753086419753" calcext:value-type="float">
            <text:p>0.0420</text:p>
          </table:table-cell>
        </table:table-row>
        <table:table-row table:style-name="ro2">
          <table:table-cell office:value-type="string" calcext:value-type="string">
            <text:p>vase</text:p>
          </table:table-cell>
          <table:table-cell table:style-name="ce51" office:value-type="float" office:value="0.501617996569997" calcext:value-type="float">
            <text:p>0.5016</text:p>
          </table:table-cell>
          <table:table-cell table:style-name="ce48" office:value-type="float" office:value="0.00387775830725941" calcext:value-type="float">
            <text:p>0.0039</text:p>
          </table:table-cell>
          <table:table-cell table:style-name="ce48" office:value-type="float" office:value="0.0311111111111111" calcext:value-type="float">
            <text:p>0.0311</text:p>
          </table:table-cell>
          <table:table-cell table:style-name="ce51" office:value-type="float" office:value="0.501045072512538" calcext:value-type="float">
            <text:p>0.5010</text:p>
          </table:table-cell>
          <table:table-cell table:style-name="ce48" office:value-type="float" office:value="0.00418024232220364" calcext:value-type="float">
            <text:p>0.0042</text:p>
          </table:table-cell>
          <table:table-cell table:style-name="ce48" office:value-type="float" office:value="0.0322222222222222" calcext:value-type="float">
            <text:p>0.0322</text:p>
          </table:table-cell>
          <table:table-cell table:style-name="ce51" office:value-type="float" office:value="0.500894643861429" calcext:value-type="float">
            <text:p>0.5009</text:p>
          </table:table-cell>
          <table:table-cell table:style-name="ce48" office:value-type="float" office:value="0.00436908359772769" calcext:value-type="float">
            <text:p>0.0044</text:p>
          </table:table-cell>
          <table:table-cell table:style-name="ce48" office:value-type="float" office:value="0.0325925925925926" calcext:value-type="float">
            <text:p>0.0326</text:p>
          </table:table-cell>
          <table:table-cell table:style-name="ce51" office:value-type="float" office:value="0.508935541275505" calcext:value-type="float">
            <text:p>0.5089</text:p>
          </table:table-cell>
          <table:table-cell table:style-name="ce48" office:value-type="float" office:value="0.00912912252890598" calcext:value-type="float">
            <text:p>0.0091</text:p>
          </table:table-cell>
          <table:table-cell table:style-name="ce48" office:value-type="float" office:value="0.0320987654320988" calcext:value-type="float">
            <text:p>0.0321</text:p>
          </table:table-cell>
          <table:table-cell table:style-name="ce51" office:value-type="float" office:value="0.505253972069312" calcext:value-type="float">
            <text:p>0.5053</text:p>
          </table:table-cell>
          <table:table-cell table:style-name="ce48" office:value-type="float" office:value="0.0046819230674041" calcext:value-type="float">
            <text:p>0.0047</text:p>
          </table:table-cell>
          <table:table-cell table:style-name="ce48" office:value-type="float" office:value="0.0317283950617284" calcext:value-type="float">
            <text:p>0.0317</text:p>
          </table:table-cell>
        </table:table-row>
        <table:table-row table:style-name="ro2">
          <table:table-cell office:value-type="string" calcext:value-type="string">
            <text:p>scissors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  <table:table-cell table:style-name="ce51" office:value-type="float" office:value="0.499875699192045" calcext:value-type="float">
            <text:p>0.4999</text:p>
          </table:table-cell>
          <table:table-cell table:style-name="ce48" office:value-type="float" office:value="0.000152236777053019" calcext:value-type="float">
            <text:p>0.0002</text:p>
          </table:table-cell>
          <table:table-cell table:style-name="ce48" office:value-type="float" office:value="0.00666666666666667" calcext:value-type="float">
            <text:p>0.0067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641975308641975" calcext:value-type="float">
            <text:p>0.0064</text:p>
          </table:table-cell>
        </table:table-row>
        <table:table-row table:style-name="ro2">
          <table:table-cell office:value-type="string" calcext:value-type="string">
            <text:p>teddy bear</text:p>
          </table:table-cell>
          <table:table-cell table:style-name="ce51" office:value-type="float" office:value="0.499874450721908" calcext:value-type="float">
            <text:p>0.4999</text:p>
          </table:table-cell>
          <table:table-cell table:style-name="ce48" office:value-type="float" office:value="0.000153765834449668" calcext:value-type="float">
            <text:p>0.0002</text:p>
          </table:table-cell>
          <table:table-cell table:style-name="ce48" office:value-type="float" office:value="0.017037037037037" calcext:value-type="float">
            <text:p>0.0170</text:p>
          </table:table-cell>
          <table:table-cell table:style-name="ce51" office:value-type="float" office:value="0.499874411290602" calcext:value-type="float">
            <text:p>0.4999</text:p>
          </table:table-cell>
          <table:table-cell table:style-name="ce48" office:value-type="float" office:value="0.000153814140374986" calcext:value-type="float">
            <text:p>0.0002</text:p>
          </table:table-cell>
          <table:table-cell table:style-name="ce48" office:value-type="float" office:value="0.017037037037037" calcext:value-type="float">
            <text:p>0.0170</text:p>
          </table:table-cell>
          <table:table-cell table:style-name="ce51" office:value-type="float" office:value="0.503640889633352" calcext:value-type="float">
            <text:p>0.5036</text:p>
          </table:table-cell>
          <table:table-cell table:style-name="ce48" office:value-type="float" office:value="0.0074398088912998" calcext:value-type="float">
            <text:p>0.0074</text:p>
          </table:table-cell>
          <table:table-cell table:style-name="ce48" office:value-type="float" office:value="0.0167901234567901" calcext:value-type="float">
            <text:p>0.0168</text:p>
          </table:table-cell>
          <table:table-cell table:style-name="ce51" office:value-type="float" office:value="0.499874450721908" calcext:value-type="float">
            <text:p>0.4999</text:p>
          </table:table-cell>
          <table:table-cell table:style-name="ce48" office:value-type="float" office:value="0.000153765834449668" calcext:value-type="float">
            <text:p>0.0002</text:p>
          </table:table-cell>
          <table:table-cell table:style-name="ce48" office:value-type="float" office:value="0.017037037037037" calcext:value-type="float">
            <text:p>0.0170</text:p>
          </table:table-cell>
          <table:table-cell table:style-name="ce51" office:value-type="float" office:value="0.499874450721908" calcext:value-type="float">
            <text:p>0.4999</text:p>
          </table:table-cell>
          <table:table-cell table:style-name="ce48" office:value-type="float" office:value="0.000251098556183305" calcext:value-type="float">
            <text:p>0.0003</text:p>
          </table:table-cell>
          <table:table-cell table:style-name="ce48" office:value-type="float" office:value="0.017037037037037" calcext:value-type="float">
            <text:p>0.0170</text:p>
          </table:table-cell>
        </table:table-row>
        <table:table-row table:style-name="ro2">
          <table:table-cell office:value-type="string" calcext:value-type="string">
            <text:p>hair drier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  <table:table-cell table:style-name="ce51" office:value-type="float" office:value="0.499938118811881" calcext:value-type="float">
            <text:p>0.4999</text:p>
          </table:table-cell>
          <table:table-cell table:style-name="ce48" office:value-type="float" office:value="0.000123762376237613" calcext:value-type="float">
            <text:p>0.0001</text:p>
          </table:table-cell>
          <table:table-cell table:style-name="ce48" office:value-type="float" office:value="0.00234567901234568" calcext:value-type="float">
            <text:p>0.0023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222222222222222" calcext:value-type="float">
            <text:p>0.0022</text:p>
          </table:table-cell>
        </table:table-row>
        <table:table-row table:style-name="ro2">
          <table:table-cell office:value-type="string" calcext:value-type="string">
            <text:p>toothbrush</text:p>
          </table:table-cell>
          <table:table-cell table:style-name="ce51" office:value-type="float" office:value="0.499937733499377" calcext:value-type="float">
            <text:p>0.4999</text:p>
          </table:table-cell>
          <table:table-cell table:style-name="ce48" office:value-type="float" office:value="0.00012453300124533" calcext:value-type="float">
            <text:p>0.0001</text:p>
          </table:table-cell>
          <table:table-cell table:style-name="ce48" office:value-type="float" office:value="0.00876543209876543" calcext:value-type="float">
            <text:p>0.0088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864197530864197" calcext:value-type="float">
            <text:p>0.0086</text:p>
          </table:table-cell>
          <table:table-cell table:style-name="ce51" office:value-type="float" office:value="0.5" calcext:value-type="float">
            <text:p>0.5000</text:p>
          </table:table-cell>
          <table:table-cell table:style-name="ce48" office:value-type="float" office:value="0" calcext:value-type="float">
            <text:p>0.0000</text:p>
          </table:table-cell>
          <table:table-cell table:style-name="ce48" office:value-type="float" office:value="0.00864197530864197" calcext:value-type="float">
            <text:p>0.0086</text:p>
          </table:table-cell>
          <table:table-cell table:style-name="ce51" office:value-type="float" office:value="0.499688667496887" calcext:value-type="float">
            <text:p>0.4997</text:p>
          </table:table-cell>
          <table:table-cell table:style-name="ce48" office:value-type="float" office:value="0.000341047669679432" calcext:value-type="float">
            <text:p>0.0003</text:p>
          </table:table-cell>
          <table:table-cell table:style-name="ce48" office:value-type="float" office:value="0.00925925925925926" calcext:value-type="float">
            <text:p>0.0093</text:p>
          </table:table-cell>
          <table:table-cell table:style-name="ce51" office:value-type="float" office:value="0.507080590642235" calcext:value-type="float">
            <text:p>0.5071</text:p>
          </table:table-cell>
          <table:table-cell table:style-name="ce48" office:value-type="float" office:value="0.0143173552920547" calcext:value-type="float">
            <text:p>0.0143</text:p>
          </table:table-cell>
          <table:table-cell table:style-name="ce48" office:value-type="float" office:value="0.00864197530864198" calcext:value-type="float">
            <text:p>0.0086</text:p>
          </table:table-cell>
        </table:table-row>
        <table:table-row table:style-name="ro2">
          <table:table-cell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2"/>
        </table:table-row>
        <table:table-row table:style-name="ro2">
          <table:table-cell table:style-name="ce2" office:value-type="string" calcext:value-type="string">
            <text:p>BATCH GRADIENT (AVG CONVs)</text:p>
          </table:table-cell>
          <table:table-cell table:style-name="ce50" office:value-type="float" office:value="0.0008" calcext:value-type="float">
            <text:p>0.0008</text:p>
          </table:table-cell>
          <table:table-cell table:style-name="ce17" table:number-columns-repeated="2"/>
          <table:table-cell table:style-name="ce50" office:value-type="float" office:value="0.0009" calcext:value-type="float">
            <text:p>0.0009</text:p>
          </table:table-cell>
          <table:table-cell table:number-columns-repeated="2"/>
          <table:table-cell table:style-name="ce50" office:value-type="float" office:value="0.001" calcext:value-type="float">
            <text:p>0.0010</text:p>
          </table:table-cell>
          <table:table-cell table:number-columns-repeated="2"/>
          <table:table-cell table:style-name="ce50" office:value-type="float" office:value="0.0006" calcext:value-type="float">
            <text:p>0.0006</text:p>
          </table:table-cell>
          <table:table-cell table:number-columns-repeated="2"/>
          <table:table-cell table:style-name="ce50" office:value-type="float" office:value="0.0004" calcext:value-type="float">
            <text:p>0.0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SS <text:s/></text:p>
          </table:table-cell>
          <table:table-cell table:style-name="ce50" office:value-type="float" office:value="4.3823" calcext:value-type="float">
            <text:p>4.3823</text:p>
          </table:table-cell>
          <table:table-cell table:style-name="ce17" table:number-columns-repeated="2"/>
          <table:table-cell table:style-name="ce50" office:value-type="float" office:value="4.3487" calcext:value-type="float">
            <text:p>4.3487</text:p>
          </table:table-cell>
          <table:table-cell table:number-columns-repeated="2"/>
          <table:table-cell table:style-name="ce50" office:value-type="float" office:value="3.6652" calcext:value-type="float">
            <text:p>3.6652</text:p>
          </table:table-cell>
          <table:table-cell table:number-columns-repeated="2"/>
          <table:table-cell table:style-name="ce50" office:value-type="float" office:value="3.1904" calcext:value-type="float">
            <text:p>3.1904</text:p>
          </table:table-cell>
          <table:table-cell table:number-columns-repeated="2"/>
          <table:table-cell table:style-name="ce50" office:value-type="float" office:value="2.3595" calcext:value-type="float">
            <text:p>2.35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vg. of Cols.</text:p>
          </table:table-cell>
          <table:table-cell table:style-name="ce50" table:formula="of:=AVERAGE([.B5:.B84])" office:value-type="float" office:value="0.502004056586786" calcext:value-type="float">
            <text:p>0.5020</text:p>
          </table:table-cell>
          <table:table-cell table:style-name="ce17" table:formula="of:=AVERAGE([.C5:.C84])" office:value-type="float" office:value="0.00275955501481315" calcext:value-type="float">
            <text:p>0.0028</text:p>
          </table:table-cell>
          <table:table-cell table:style-name="ce17" table:formula="of:=AVERAGE([.D5:.D84])" office:value-type="float" office:value="0.0375663580246914" calcext:value-type="float">
            <text:p>0.0376</text:p>
          </table:table-cell>
          <table:table-cell table:style-name="ce50" table:formula="of:=AVERAGE([.E5:.E84])" office:value-type="float" office:value="0.50443409689006" calcext:value-type="float">
            <text:p>0.5044</text:p>
          </table:table-cell>
          <table:table-cell table:style-name="ce17" table:formula="of:=AVERAGE([.F5:.F84])" office:value-type="float" office:value="0.00460126362944925" calcext:value-type="float">
            <text:p>0.0046</text:p>
          </table:table-cell>
          <table:table-cell table:style-name="ce17" table:formula="of:=AVERAGE([.G5:.G84])" office:value-type="float" office:value="0.0372777777777778" calcext:value-type="float">
            <text:p>0.0373</text:p>
          </table:table-cell>
          <table:table-cell table:style-name="ce50" table:formula="of:=AVERAGE([.H5:.H84])" office:value-type="float" office:value="0.50735357592262" calcext:value-type="float">
            <text:p>0.5074</text:p>
          </table:table-cell>
          <table:table-cell table:style-name="ce17" table:formula="of:=AVERAGE([.I5:.I84])" office:value-type="float" office:value="0.00603671667144474" calcext:value-type="float">
            <text:p>0.0060</text:p>
          </table:table-cell>
          <table:table-cell table:style-name="ce17" table:formula="of:=AVERAGE([.J5:.J84])" office:value-type="float" office:value="0.037070987654321" calcext:value-type="float">
            <text:p>0.0371</text:p>
          </table:table-cell>
          <table:table-cell table:style-name="ce50" table:formula="of:=AVERAGE([.K5:.K84])" office:value-type="float" office:value="0.50843110402414" calcext:value-type="float">
            <text:p>0.5084</text:p>
          </table:table-cell>
          <table:table-cell table:style-name="ce2" table:formula="of:=AVERAGE([.L5:.L84])" office:value-type="float" office:value="0.00639436322809888" calcext:value-type="float">
            <text:p>0.0064</text:p>
          </table:table-cell>
          <table:table-cell table:style-name="ce40" table:formula="of:=AVERAGE([.M5:.M84])" office:value-type="float" office:value="0.0367932098765432" calcext:value-type="float">
            <text:p>0.0368</text:p>
          </table:table-cell>
          <table:table-cell table:style-name="ce50" table:formula="of:=AVERAGE([.N5:.N84])" office:value-type="float" office:value="0.510811836016041" calcext:value-type="float">
            <text:p>0.5108</text:p>
          </table:table-cell>
          <table:table-cell table:style-name="ce2" table:formula="of:=AVERAGE([.O5:.O84])" office:value-type="float" office:value="0.00682840549195461" calcext:value-type="float">
            <text:p>0.0068</text:p>
          </table:table-cell>
          <table:table-cell table:style-name="ce2" table:formula="of:=AVERAGE([.P5:.P84])" office:value-type="float" office:value="0.0366033950617284" calcext:value-type="float">
            <text:p>0.0366</text:p>
          </table:table-cell>
        </table:table-row>
        <table:table-row table:style-name="ro2" table:number-rows-repeated="104848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25:05.122529126</meta:creation-date>
    <dc:date>2022-12-14T11:09:48.907153821</dc:date>
    <meta:editing-duration>PT5H43M26S</meta:editing-duration>
    <meta:editing-cycles>40</meta:editing-cycles>
    <meta:generator>LibreOffice/7.3.6.2$Linux_X86_64 LibreOffice_project/30$Build-2</meta:generator>
    <meta:document-statistic meta:table-count="5" meta:cell-count="7966" meta:object-count="0"/>
  </office:meta>
</office:document-meta>
</file>